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4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35580" calcext:value-type="float">
            <text:p><text:s text:c="3"/>23,335,580</text:p>
          </table:table-cell>
          <table:table-cell table:style-name="ce29" office:value-type="float" office:value="989874" calcext:value-type="float">
            <text:p><text:s text:c="3"/>989,874</text:p>
          </table:table-cell>
          <table:table-cell table:style-name="ce29" office:value-type="float" office:value="217905" calcext:value-type="float">
            <text:p><text:s text:c="3"/>217,905</text:p>
          </table:table-cell>
          <table:table-cell table:style-name="ce29" office:value-type="float" office:value="210865" calcext:value-type="float">
            <text:p><text:s text:c="3"/>210,865</text:p>
          </table:table-cell>
          <table:table-cell table:style-name="ce29" office:value-type="float" office:value="174801" calcext:value-type="float">
            <text:p><text:s text:c="3"/>174,801</text:p>
          </table:table-cell>
          <table:table-cell table:style-name="ce29" office:value-type="float" office:value="189368" calcext:value-type="float">
            <text:p><text:s text:c="3"/>189,368</text:p>
          </table:table-cell>
          <table:table-cell table:style-name="ce29" office:value-type="float" office:value="196935" calcext:value-type="float">
            <text:p><text:s text:c="3"/>196,935</text:p>
          </table:table-cell>
          <table:table-cell table:style-name="ce29" office:value-type="float" office:value="1058085" calcext:value-type="float">
            <text:p><text:s text:c="3"/>1,058,085</text:p>
          </table:table-cell>
          <table:table-cell table:style-name="ce29" office:value-type="float" office:value="206721" calcext:value-type="float">
            <text:p><text:s text:c="3"/>206,721</text:p>
          </table:table-cell>
          <table:table-cell table:style-name="ce29" office:value-type="float" office:value="205642" calcext:value-type="float">
            <text:p><text:s text:c="3"/>205,642</text:p>
          </table:table-cell>
          <table:table-cell table:style-name="ce29" office:value-type="float" office:value="207024" calcext:value-type="float">
            <text:p><text:s text:c="3"/>207,024</text:p>
          </table:table-cell>
          <table:table-cell table:style-name="ce29" office:value-type="float" office:value="215794" calcext:value-type="float">
            <text:p><text:s text:c="3"/>215,794</text:p>
          </table:table-cell>
          <table:table-cell table:style-name="ce29" office:value-type="float" office:value="222904" calcext:value-type="float">
            <text:p><text:s text:c="3"/>222,904</text:p>
          </table:table-cell>
          <table:table-cell table:style-name="ce29" office:value-type="float" office:value="1345208" calcext:value-type="float">
            <text:p><text:s text:c="3"/>1,345,208</text:p>
          </table:table-cell>
          <table:table-cell table:style-name="ce29" office:value-type="float" office:value="242166" calcext:value-type="float">
            <text:p><text:s text:c="3"/>242,166</text:p>
          </table:table-cell>
          <table:table-cell table:style-name="ce29" office:value-type="float" office:value="249816" calcext:value-type="float">
            <text:p><text:s text:c="3"/>249,816</text:p>
          </table:table-cell>
          <table:table-cell table:style-name="ce29" office:value-type="float" office:value="295762" calcext:value-type="float">
            <text:p><text:s text:c="3"/>295,762</text:p>
          </table:table-cell>
          <table:table-cell table:style-name="ce29" office:value-type="float" office:value="286505" calcext:value-type="float">
            <text:p><text:s text:c="3"/>286,505</text:p>
          </table:table-cell>
          <table:table-cell table:style-name="ce29" office:value-type="float" office:value="270959" calcext:value-type="float">
            <text:p><text:s text:c="3"/>270,959</text:p>
          </table:table-cell>
          <table:table-cell table:style-name="ce29" office:value-type="float" office:value="1602714" calcext:value-type="float">
            <text:p><text:s text:c="3"/>1,602,714</text:p>
          </table:table-cell>
          <table:table-cell table:style-name="ce29" office:value-type="float" office:value="309516" calcext:value-type="float">
            <text:p><text:s text:c="3"/>309,516</text:p>
          </table:table-cell>
          <table:table-cell table:style-name="ce29" office:value-type="float" office:value="321756" calcext:value-type="float">
            <text:p><text:s text:c="3"/>321,756</text:p>
          </table:table-cell>
          <table:table-cell table:style-name="ce29" office:value-type="float" office:value="323915" calcext:value-type="float">
            <text:p><text:s text:c="3"/>323,915</text:p>
          </table:table-cell>
          <table:table-cell table:style-name="ce29" office:value-type="float" office:value="323015" calcext:value-type="float">
            <text:p><text:s text:c="3"/>323,015</text:p>
          </table:table-cell>
          <table:table-cell table:style-name="ce29" office:value-type="float" office:value="324512" calcext:value-type="float">
            <text:p><text:s text:c="3"/>324,512</text:p>
          </table:table-cell>
          <table:table-cell table:style-name="ce29" office:value-type="float" office:value="1615854" calcext:value-type="float">
            <text:p><text:s text:c="3"/>1,615,854</text:p>
          </table:table-cell>
          <table:table-cell table:style-name="ce29" office:value-type="float" office:value="320857" calcext:value-type="float">
            <text:p><text:s text:c="3"/>320,857</text:p>
          </table:table-cell>
          <table:table-cell table:style-name="ce29" office:value-type="float" office:value="316770" calcext:value-type="float">
            <text:p><text:s text:c="3"/>316,770</text:p>
          </table:table-cell>
          <table:table-cell table:style-name="ce29" office:value-type="float" office:value="327851" calcext:value-type="float">
            <text:p><text:s text:c="3"/>327,851</text:p>
          </table:table-cell>
          <table:table-cell table:style-name="ce29" office:value-type="float" office:value="317506" calcext:value-type="float">
            <text:p><text:s text:c="3"/>317,506</text:p>
          </table:table-cell>
          <table:table-cell table:style-name="ce29" office:value-type="float" office:value="332870" calcext:value-type="float">
            <text:p><text:s text:c="3"/>332,870</text:p>
          </table:table-cell>
          <table:table-cell table:style-name="ce29" office:value-type="float" office:value="1668564" calcext:value-type="float">
            <text:p><text:s text:c="3"/>1,668,564</text:p>
          </table:table-cell>
          <table:table-cell table:style-name="ce29" office:value-type="float" office:value="309608" calcext:value-type="float">
            <text:p><text:s text:c="3"/>309,608</text:p>
          </table:table-cell>
          <table:table-cell table:style-name="ce29" office:value-type="float" office:value="299665" calcext:value-type="float">
            <text:p><text:s text:c="3"/>299,665</text:p>
          </table:table-cell>
          <table:table-cell table:style-name="ce29" office:value-type="float" office:value="328664" calcext:value-type="float">
            <text:p><text:s text:c="3"/>328,664</text:p>
          </table:table-cell>
          <table:table-cell table:style-name="ce29" office:value-type="float" office:value="360271" calcext:value-type="float">
            <text:p><text:s text:c="3"/>360,271</text:p>
          </table:table-cell>
          <table:table-cell table:style-name="ce29" office:value-type="float" office:value="370356" calcext:value-type="float">
            <text:p><text:s text:c="3"/>370,356</text:p>
          </table:table-cell>
          <table:table-cell table:style-name="ce29" office:value-type="float" office:value="2036126" calcext:value-type="float">
            <text:p><text:s text:c="3"/>2,036,126</text:p>
          </table:table-cell>
          <table:table-cell table:style-name="ce29" office:value-type="float" office:value="395528" calcext:value-type="float">
            <text:p><text:s text:c="3"/>395,528</text:p>
          </table:table-cell>
          <table:table-cell table:style-name="ce29" office:value-type="float" office:value="408398" calcext:value-type="float">
            <text:p><text:s text:c="3"/>408,398</text:p>
          </table:table-cell>
          <table:table-cell table:style-name="ce29" office:value-type="float" office:value="409693" calcext:value-type="float">
            <text:p><text:s text:c="3"/>409,693</text:p>
          </table:table-cell>
          <table:table-cell table:style-name="ce29" office:value-type="float" office:value="414394" calcext:value-type="float">
            <text:p><text:s text:c="3"/>414,394</text:p>
          </table:table-cell>
          <table:table-cell table:style-name="ce29" office:value-type="float" office:value="408113" calcext:value-type="float">
            <text:p><text:s text:c="3"/>408,113</text:p>
          </table:table-cell>
          <table:table-cell table:style-name="ce29" office:value-type="float" office:value="1884518" calcext:value-type="float">
            <text:p><text:s text:c="3"/>1,884,518</text:p>
          </table:table-cell>
          <table:table-cell table:style-name="ce29" office:value-type="float" office:value="386853" calcext:value-type="float">
            <text:p><text:s text:c="3"/>386,853</text:p>
          </table:table-cell>
          <table:table-cell table:style-name="ce29" office:value-type="float" office:value="416842" calcext:value-type="float">
            <text:p><text:s text:c="3"/>416,842</text:p>
          </table:table-cell>
          <table:table-cell table:style-name="ce29" office:value-type="float" office:value="370141" calcext:value-type="float">
            <text:p><text:s text:c="3"/>370,141</text:p>
          </table:table-cell>
          <table:table-cell table:style-name="ce29" office:value-type="float" office:value="358104" calcext:value-type="float">
            <text:p><text:s text:c="3"/>358,104</text:p>
          </table:table-cell>
          <table:table-cell table:style-name="ce29" office:value-type="float" office:value="352578" calcext:value-type="float">
            <text:p><text:s text:c="3"/>352,578</text:p>
          </table:table-cell>
          <table:table-cell table:style-name="ce29" office:value-type="float" office:value="1826901" calcext:value-type="float">
            <text:p><text:s text:c="3"/>1,826,901</text:p>
          </table:table-cell>
          <table:table-cell table:style-name="ce29" office:value-type="float" office:value="353435" calcext:value-type="float">
            <text:p><text:s text:c="3"/>353,435</text:p>
          </table:table-cell>
          <table:table-cell table:style-name="ce29" office:value-type="float" office:value="358458" calcext:value-type="float">
            <text:p><text:s text:c="3"/>358,458</text:p>
          </table:table-cell>
          <table:table-cell table:style-name="ce29" office:value-type="float" office:value="370630" calcext:value-type="float">
            <text:p><text:s text:c="3"/>370,630</text:p>
          </table:table-cell>
          <table:table-cell table:style-name="ce29" office:value-type="float" office:value="372411" calcext:value-type="float">
            <text:p><text:s text:c="3"/>372,411</text:p>
          </table:table-cell>
          <table:table-cell table:style-name="ce29" office:value-type="float" office:value="371967" calcext:value-type="float">
            <text:p><text:s text:c="3"/>371,967</text:p>
          </table:table-cell>
          <table:table-cell table:style-name="ce29" office:value-type="float" office:value="1862121" calcext:value-type="float">
            <text:p><text:s text:c="3"/>1,862,121</text:p>
          </table:table-cell>
          <table:table-cell table:style-name="ce29" office:value-type="float" office:value="363500" calcext:value-type="float">
            <text:p><text:s text:c="3"/>363,500</text:p>
          </table:table-cell>
          <table:table-cell table:style-name="ce29" office:value-type="float" office:value="366889" calcext:value-type="float">
            <text:p><text:s text:c="3"/>366,889</text:p>
          </table:table-cell>
          <table:table-cell table:style-name="ce29" office:value-type="float" office:value="370626" calcext:value-type="float">
            <text:p><text:s text:c="3"/>370,626</text:p>
          </table:table-cell>
          <table:table-cell table:style-name="ce29" office:value-type="float" office:value="380035" calcext:value-type="float">
            <text:p><text:s text:c="3"/>380,035</text:p>
          </table:table-cell>
          <table:table-cell table:style-name="ce29" office:value-type="float" office:value="381071" calcext:value-type="float">
            <text:p><text:s text:c="3"/>381,071</text:p>
          </table:table-cell>
          <table:table-cell table:style-name="ce29" office:value-type="float" office:value="1856365" calcext:value-type="float">
            <text:p><text:s text:c="3"/>1,856,365</text:p>
          </table:table-cell>
          <table:table-cell table:style-name="ce29" office:value-type="float" office:value="382780" calcext:value-type="float">
            <text:p><text:s text:c="3"/>382,780</text:p>
          </table:table-cell>
          <table:table-cell table:style-name="ce29" office:value-type="float" office:value="376080" calcext:value-type="float">
            <text:p><text:s text:c="3"/>376,080</text:p>
          </table:table-cell>
          <table:table-cell table:style-name="ce29" office:value-type="float" office:value="365005" calcext:value-type="float">
            <text:p><text:s text:c="3"/>365,005</text:p>
          </table:table-cell>
          <table:table-cell table:style-name="ce29" office:value-type="float" office:value="365240" calcext:value-type="float">
            <text:p><text:s text:c="3"/>365,240</text:p>
          </table:table-cell>
          <table:table-cell table:style-name="ce29" office:value-type="float" office:value="367260" calcext:value-type="float">
            <text:p><text:s text:c="3"/>367,260</text:p>
          </table:table-cell>
          <table:table-cell table:style-name="ce29" office:value-type="float" office:value="1641702" calcext:value-type="float">
            <text:p><text:s text:c="3"/>1,641,702</text:p>
          </table:table-cell>
          <table:table-cell table:style-name="ce29" office:value-type="float" office:value="331774" calcext:value-type="float">
            <text:p><text:s text:c="3"/>331,774</text:p>
          </table:table-cell>
          <table:table-cell table:style-name="ce29" office:value-type="float" office:value="340244" calcext:value-type="float">
            <text:p><text:s text:c="3"/>340,244</text:p>
          </table:table-cell>
          <table:table-cell table:style-name="ce29" office:value-type="float" office:value="335265" calcext:value-type="float">
            <text:p><text:s text:c="3"/>335,265</text:p>
          </table:table-cell>
          <table:table-cell table:style-name="ce29" office:value-type="float" office:value="326855" calcext:value-type="float">
            <text:p><text:s text:c="3"/>326,855</text:p>
          </table:table-cell>
          <table:table-cell table:style-name="ce29" office:value-type="float" office:value="307564" calcext:value-type="float">
            <text:p><text:s text:c="3"/>307,564</text:p>
          </table:table-cell>
          <table:table-cell table:style-name="ce29" office:value-type="float" office:value="1318667" calcext:value-type="float">
            <text:p><text:s text:c="3"/>1,318,667</text:p>
          </table:table-cell>
          <table:table-cell table:style-name="ce29" office:value-type="float" office:value="296595" calcext:value-type="float">
            <text:p><text:s text:c="3"/>296,595</text:p>
          </table:table-cell>
          <table:table-cell table:style-name="ce29" office:value-type="float" office:value="300177" calcext:value-type="float">
            <text:p><text:s text:c="3"/>300,177</text:p>
          </table:table-cell>
          <table:table-cell table:style-name="ce29" office:value-type="float" office:value="261448" calcext:value-type="float">
            <text:p><text:s text:c="3"/>261,448</text:p>
          </table:table-cell>
          <table:table-cell table:style-name="ce29" office:value-type="float" office:value="233363" calcext:value-type="float">
            <text:p><text:s text:c="3"/>233,363</text:p>
          </table:table-cell>
          <table:table-cell table:style-name="ce29" office:value-type="float" office:value="227084" calcext:value-type="float">
            <text:p><text:s text:c="3"/>227,084</text:p>
          </table:table-cell>
          <table:table-cell table:style-name="ce29" office:value-type="float" office:value="760630" calcext:value-type="float">
            <text:p><text:s text:c="3"/>760,630</text:p>
          </table:table-cell>
          <table:table-cell table:style-name="ce29" office:value-type="float" office:value="185336" calcext:value-type="float">
            <text:p><text:s text:c="3"/>185,336</text:p>
          </table:table-cell>
          <table:table-cell table:style-name="ce29" office:value-type="float" office:value="161341" calcext:value-type="float">
            <text:p><text:s text:c="3"/>161,341</text:p>
          </table:table-cell>
          <table:table-cell table:style-name="ce29" office:value-type="float" office:value="121004" calcext:value-type="float">
            <text:p><text:s text:c="3"/>121,004</text:p>
          </table:table-cell>
          <table:table-cell table:style-name="ce29" office:value-type="float" office:value="144348" calcext:value-type="float">
            <text:p><text:s text:c="3"/>144,348</text:p>
          </table:table-cell>
          <table:table-cell table:style-name="ce29" office:value-type="float" office:value="148601" calcext:value-type="float">
            <text:p><text:s text:c="3"/>148,601</text:p>
          </table:table-cell>
          <table:table-cell table:style-name="ce29" office:value-type="float" office:value="687495" calcext:value-type="float">
            <text:p><text:s text:c="3"/>687,495</text:p>
          </table:table-cell>
          <table:table-cell table:style-name="ce29" office:value-type="float" office:value="145257" calcext:value-type="float">
            <text:p><text:s text:c="3"/>145,257</text:p>
          </table:table-cell>
          <table:table-cell table:style-name="ce29" office:value-type="float" office:value="141106" calcext:value-type="float">
            <text:p><text:s text:c="3"/>141,106</text:p>
          </table:table-cell>
          <table:table-cell table:style-name="ce29" office:value-type="float" office:value="141523" calcext:value-type="float">
            <text:p><text:s text:c="3"/>141,523</text:p>
          </table:table-cell>
          <table:table-cell table:style-name="ce29" office:value-type="float" office:value="134866" calcext:value-type="float">
            <text:p><text:s text:c="3"/>134,866</text:p>
          </table:table-cell>
          <table:table-cell table:style-name="ce29" office:value-type="float" office:value="124743" calcext:value-type="float">
            <text:p><text:s text:c="3"/>124,743</text:p>
          </table:table-cell>
          <table:table-cell table:style-name="ce29" office:value-type="float" office:value="514825" calcext:value-type="float">
            <text:p><text:s text:c="3"/>514,825</text:p>
          </table:table-cell>
          <table:table-cell table:style-name="ce29" office:value-type="float" office:value="117045" calcext:value-type="float">
            <text:p><text:s text:c="3"/>117,045</text:p>
          </table:table-cell>
          <table:table-cell table:style-name="ce29" office:value-type="float" office:value="108744" calcext:value-type="float">
            <text:p><text:s text:c="3"/>108,744</text:p>
          </table:table-cell>
          <table:table-cell table:style-name="ce29" office:value-type="float" office:value="102383" calcext:value-type="float">
            <text:p><text:s text:c="3"/>102,383</text:p>
          </table:table-cell>
          <table:table-cell table:style-name="ce29" office:value-type="float" office:value="97022" calcext:value-type="float">
            <text:p><text:s text:c="3"/>97,022</text:p>
          </table:table-cell>
          <table:table-cell table:style-name="ce29" office:value-type="float" office:value="89631" calcext:value-type="float">
            <text:p><text:s text:c="3"/>89,631</text:p>
          </table:table-cell>
          <table:table-cell table:style-name="ce29" office:value-type="float" office:value="378551" calcext:value-type="float">
            <text:p><text:s text:c="3"/>378,551</text:p>
          </table:table-cell>
          <table:table-cell table:style-name="ce29" office:value-type="float" office:value="84026" calcext:value-type="float">
            <text:p><text:s text:c="3"/>84,026</text:p>
          </table:table-cell>
          <table:table-cell table:style-name="ce29" office:value-type="float" office:value="82770" calcext:value-type="float">
            <text:p><text:s text:c="3"/>82,770</text:p>
          </table:table-cell>
          <table:table-cell table:style-name="ce29" office:value-type="float" office:value="77638" calcext:value-type="float">
            <text:p><text:s text:c="3"/>77,638</text:p>
          </table:table-cell>
          <table:table-cell table:style-name="ce29" office:value-type="float" office:value="70829" calcext:value-type="float">
            <text:p><text:s text:c="3"/>70,829</text:p>
          </table:table-cell>
          <table:table-cell table:style-name="ce29" office:value-type="float" office:value="63288" calcext:value-type="float">
            <text:p><text:s text:c="3"/>63,288</text:p>
          </table:table-cell>
          <table:table-cell table:style-name="ce29" office:value-type="float" office:value="203274" calcext:value-type="float">
            <text:p><text:s text:c="3"/>203,274</text:p>
          </table:table-cell>
          <table:table-cell table:style-name="ce29" office:value-type="float" office:value="54842" calcext:value-type="float">
            <text:p><text:s text:c="3"/>54,842</text:p>
          </table:table-cell>
          <table:table-cell table:style-name="ce29" office:value-type="float" office:value="49393" calcext:value-type="float">
            <text:p><text:s text:c="3"/>49,393</text:p>
          </table:table-cell>
          <table:table-cell table:style-name="ce29" office:value-type="float" office:value="40417" calcext:value-type="float">
            <text:p><text:s text:c="3"/>40,417</text:p>
          </table:table-cell>
          <table:table-cell table:style-name="ce29" office:value-type="float" office:value="32137" calcext:value-type="float">
            <text:p><text:s text:c="3"/>32,137</text:p>
          </table:table-cell>
          <table:table-cell table:style-name="ce29" office:value-type="float" office:value="26485" calcext:value-type="float">
            <text:p><text:s text:c="3"/>26,485</text:p>
          </table:table-cell>
          <table:table-cell table:style-name="ce29" office:value-type="float" office:value="67595" calcext:value-type="float">
            <text:p><text:s text:c="3"/>67,595</text:p>
          </table:table-cell>
          <table:table-cell table:style-name="ce29" office:value-type="float" office:value="21071" calcext:value-type="float">
            <text:p><text:s text:c="3"/>21,071</text:p>
          </table:table-cell>
          <table:table-cell table:style-name="ce29" office:value-type="float" office:value="17619" calcext:value-type="float">
            <text:p><text:s text:c="3"/>17,619</text:p>
          </table:table-cell>
          <table:table-cell table:style-name="ce29" office:value-type="float" office:value="13138" calcext:value-type="float">
            <text:p><text:s text:c="3"/>13,138</text:p>
          </table:table-cell>
          <table:table-cell table:style-name="ce29" office:value-type="float" office:value="9198" calcext:value-type="float">
            <text:p><text:s text:c="3"/>9,198</text:p>
          </table:table-cell>
          <table:table-cell table:style-name="ce29" office:value-type="float" office:value="6569" calcext:value-type="float">
            <text:p><text:s text:c="3"/>6,569</text:p>
          </table:table-cell>
          <table:table-cell table:style-name="ce29" office:value-type="float" office:value="13838" calcext:value-type="float">
            <text:p><text:s text:c="3"/>13,838</text:p>
          </table:table-cell>
          <table:table-cell table:style-name="ce29" office:value-type="float" office:value="4967" calcext:value-type="float">
            <text:p><text:s text:c="3"/>4,967</text:p>
          </table:table-cell>
          <table:table-cell table:style-name="ce29" office:value-type="float" office:value="3482" calcext:value-type="float">
            <text:p><text:s text:c="3"/>3,482</text:p>
          </table:table-cell>
          <table:table-cell table:style-name="ce29" office:value-type="float" office:value="2339" calcext:value-type="float">
            <text:p><text:s text:c="3"/>2,339</text:p>
          </table:table-cell>
          <table:table-cell table:style-name="ce29" office:value-type="float" office:value="1798" calcext:value-type="float">
            <text:p><text:s text:c="3"/>1,798</text:p>
          </table:table-cell>
          <table:table-cell table:style-name="ce29" office:value-type="float" office:value="1252" calcext:value-type="float">
            <text:p><text:s text:c="3"/>1,252</text:p>
          </table:table-cell>
          <table:table-cell table:style-name="ce71" office:value-type="float" office:value="2673" calcext:value-type="float">
            <text:p><text:s text:c="3"/>2,67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77390" calcext:value-type="float">
            <text:p><text:s text:c="3"/>11,677,390</text:p>
          </table:table-cell>
          <table:table-cell table:style-name="ce29" office:value-type="float" office:value="514248" calcext:value-type="float">
            <text:p><text:s text:c="3"/>514,248</text:p>
          </table:table-cell>
          <table:table-cell table:style-name="ce29" office:value-type="float" office:value="112774" calcext:value-type="float">
            <text:p><text:s text:c="3"/>112,774</text:p>
          </table:table-cell>
          <table:table-cell table:style-name="ce29" office:value-type="float" office:value="109224" calcext:value-type="float">
            <text:p><text:s text:c="3"/>109,224</text:p>
          </table:table-cell>
          <table:table-cell table:style-name="ce29" office:value-type="float" office:value="90909" calcext:value-type="float">
            <text:p><text:s text:c="3"/>90,909</text:p>
          </table:table-cell>
          <table:table-cell table:style-name="ce29" office:value-type="float" office:value="98780" calcext:value-type="float">
            <text:p><text:s text:c="3"/>98,780</text:p>
          </table:table-cell>
          <table:table-cell table:style-name="ce29" office:value-type="float" office:value="102561" calcext:value-type="float">
            <text:p><text:s text:c="3"/>102,561</text:p>
          </table:table-cell>
          <table:table-cell table:style-name="ce29" office:value-type="float" office:value="553616" calcext:value-type="float">
            <text:p><text:s text:c="3"/>553,616</text:p>
          </table:table-cell>
          <table:table-cell table:style-name="ce29" office:value-type="float" office:value="108079" calcext:value-type="float">
            <text:p><text:s text:c="3"/>108,079</text:p>
          </table:table-cell>
          <table:table-cell table:style-name="ce29" office:value-type="float" office:value="107519" calcext:value-type="float">
            <text:p><text:s text:c="3"/>107,519</text:p>
          </table:table-cell>
          <table:table-cell table:style-name="ce29" office:value-type="float" office:value="108134" calcext:value-type="float">
            <text:p><text:s text:c="3"/>108,134</text:p>
          </table:table-cell>
          <table:table-cell table:style-name="ce29" office:value-type="float" office:value="112834" calcext:value-type="float">
            <text:p><text:s text:c="3"/>112,834</text:p>
          </table:table-cell>
          <table:table-cell table:style-name="ce29" office:value-type="float" office:value="117050" calcext:value-type="float">
            <text:p><text:s text:c="3"/>117,050</text:p>
          </table:table-cell>
          <table:table-cell table:style-name="ce29" office:value-type="float" office:value="701802" calcext:value-type="float">
            <text:p><text:s text:c="3"/>701,802</text:p>
          </table:table-cell>
          <table:table-cell table:style-name="ce29" office:value-type="float" office:value="126711" calcext:value-type="float">
            <text:p><text:s text:c="3"/>126,711</text:p>
          </table:table-cell>
          <table:table-cell table:style-name="ce29" office:value-type="float" office:value="130019" calcext:value-type="float">
            <text:p><text:s text:c="3"/>130,019</text:p>
          </table:table-cell>
          <table:table-cell table:style-name="ce29" office:value-type="float" office:value="154163" calcext:value-type="float">
            <text:p><text:s text:c="3"/>154,163</text:p>
          </table:table-cell>
          <table:table-cell table:style-name="ce29" office:value-type="float" office:value="149748" calcext:value-type="float">
            <text:p><text:s text:c="3"/>149,748</text:p>
          </table:table-cell>
          <table:table-cell table:style-name="ce29" office:value-type="float" office:value="141161" calcext:value-type="float">
            <text:p><text:s text:c="3"/>141,161</text:p>
          </table:table-cell>
          <table:table-cell table:style-name="ce29" office:value-type="float" office:value="832573" calcext:value-type="float">
            <text:p><text:s text:c="3"/>832,573</text:p>
          </table:table-cell>
          <table:table-cell table:style-name="ce29" office:value-type="float" office:value="161344" calcext:value-type="float">
            <text:p><text:s text:c="3"/>161,344</text:p>
          </table:table-cell>
          <table:table-cell table:style-name="ce29" office:value-type="float" office:value="167085" calcext:value-type="float">
            <text:p><text:s text:c="3"/>167,085</text:p>
          </table:table-cell>
          <table:table-cell table:style-name="ce29" office:value-type="float" office:value="168264" calcext:value-type="float">
            <text:p><text:s text:c="3"/>168,264</text:p>
          </table:table-cell>
          <table:table-cell table:style-name="ce29" office:value-type="float" office:value="167520" calcext:value-type="float">
            <text:p><text:s text:c="3"/>167,520</text:p>
          </table:table-cell>
          <table:table-cell table:style-name="ce29" office:value-type="float" office:value="168360" calcext:value-type="float">
            <text:p><text:s text:c="3"/>168,360</text:p>
          </table:table-cell>
          <table:table-cell table:style-name="ce29" office:value-type="float" office:value="840388" calcext:value-type="float">
            <text:p><text:s text:c="3"/>840,388</text:p>
          </table:table-cell>
          <table:table-cell table:style-name="ce29" office:value-type="float" office:value="166912" calcext:value-type="float">
            <text:p><text:s text:c="3"/>166,912</text:p>
          </table:table-cell>
          <table:table-cell table:style-name="ce29" office:value-type="float" office:value="165256" calcext:value-type="float">
            <text:p><text:s text:c="3"/>165,256</text:p>
          </table:table-cell>
          <table:table-cell table:style-name="ce29" office:value-type="float" office:value="171154" calcext:value-type="float">
            <text:p><text:s text:c="3"/>171,154</text:p>
          </table:table-cell>
          <table:table-cell table:style-name="ce29" office:value-type="float" office:value="164813" calcext:value-type="float">
            <text:p><text:s text:c="3"/>164,813</text:p>
          </table:table-cell>
          <table:table-cell table:style-name="ce29" office:value-type="float" office:value="172253" calcext:value-type="float">
            <text:p><text:s text:c="3"/>172,253</text:p>
          </table:table-cell>
          <table:table-cell table:style-name="ce29" office:value-type="float" office:value="849324" calcext:value-type="float">
            <text:p><text:s text:c="3"/>849,324</text:p>
          </table:table-cell>
          <table:table-cell table:style-name="ce29" office:value-type="float" office:value="160084" calcext:value-type="float">
            <text:p><text:s text:c="3"/>160,084</text:p>
          </table:table-cell>
          <table:table-cell table:style-name="ce29" office:value-type="float" office:value="153514" calcext:value-type="float">
            <text:p><text:s text:c="3"/>153,514</text:p>
          </table:table-cell>
          <table:table-cell table:style-name="ce29" office:value-type="float" office:value="166908" calcext:value-type="float">
            <text:p><text:s text:c="3"/>166,908</text:p>
          </table:table-cell>
          <table:table-cell table:style-name="ce29" office:value-type="float" office:value="181984" calcext:value-type="float">
            <text:p><text:s text:c="3"/>181,984</text:p>
          </table:table-cell>
          <table:table-cell table:style-name="ce29" office:value-type="float" office:value="186834" calcext:value-type="float">
            <text:p><text:s text:c="3"/>186,834</text:p>
          </table:table-cell>
          <table:table-cell table:style-name="ce29" office:value-type="float" office:value="1013796" calcext:value-type="float">
            <text:p><text:s text:c="3"/>1,013,796</text:p>
          </table:table-cell>
          <table:table-cell table:style-name="ce29" office:value-type="float" office:value="197817" calcext:value-type="float">
            <text:p><text:s text:c="3"/>197,817</text:p>
          </table:table-cell>
          <table:table-cell table:style-name="ce29" office:value-type="float" office:value="203444" calcext:value-type="float">
            <text:p><text:s text:c="3"/>203,444</text:p>
          </table:table-cell>
          <table:table-cell table:style-name="ce29" office:value-type="float" office:value="203609" calcext:value-type="float">
            <text:p><text:s text:c="3"/>203,609</text:p>
          </table:table-cell>
          <table:table-cell table:style-name="ce29" office:value-type="float" office:value="206073" calcext:value-type="float">
            <text:p><text:s text:c="3"/>206,073</text:p>
          </table:table-cell>
          <table:table-cell table:style-name="ce29" office:value-type="float" office:value="202853" calcext:value-type="float">
            <text:p><text:s text:c="3"/>202,853</text:p>
          </table:table-cell>
          <table:table-cell table:style-name="ce29" office:value-type="float" office:value="933206" calcext:value-type="float">
            <text:p><text:s text:c="3"/>933,206</text:p>
          </table:table-cell>
          <table:table-cell table:style-name="ce29" office:value-type="float" office:value="191768" calcext:value-type="float">
            <text:p><text:s text:c="3"/>191,768</text:p>
          </table:table-cell>
          <table:table-cell table:style-name="ce29" office:value-type="float" office:value="206551" calcext:value-type="float">
            <text:p><text:s text:c="3"/>206,551</text:p>
          </table:table-cell>
          <table:table-cell table:style-name="ce29" office:value-type="float" office:value="183552" calcext:value-type="float">
            <text:p><text:s text:c="3"/>183,552</text:p>
          </table:table-cell>
          <table:table-cell table:style-name="ce29" office:value-type="float" office:value="176679" calcext:value-type="float">
            <text:p><text:s text:c="3"/>176,679</text:p>
          </table:table-cell>
          <table:table-cell table:style-name="ce29" office:value-type="float" office:value="174656" calcext:value-type="float">
            <text:p><text:s text:c="3"/>174,656</text:p>
          </table:table-cell>
          <table:table-cell table:style-name="ce29" office:value-type="float" office:value="907066" calcext:value-type="float">
            <text:p><text:s text:c="3"/>907,066</text:p>
          </table:table-cell>
          <table:table-cell table:style-name="ce29" office:value-type="float" office:value="174540" calcext:value-type="float">
            <text:p><text:s text:c="3"/>174,540</text:p>
          </table:table-cell>
          <table:table-cell table:style-name="ce29" office:value-type="float" office:value="177605" calcext:value-type="float">
            <text:p><text:s text:c="3"/>177,605</text:p>
          </table:table-cell>
          <table:table-cell table:style-name="ce29" office:value-type="float" office:value="184081" calcext:value-type="float">
            <text:p><text:s text:c="3"/>184,081</text:p>
          </table:table-cell>
          <table:table-cell table:style-name="ce29" office:value-type="float" office:value="185433" calcext:value-type="float">
            <text:p><text:s text:c="3"/>185,433</text:p>
          </table:table-cell>
          <table:table-cell table:style-name="ce29" office:value-type="float" office:value="185407" calcext:value-type="float">
            <text:p><text:s text:c="3"/>185,407</text:p>
          </table:table-cell>
          <table:table-cell table:style-name="ce29" office:value-type="float" office:value="928617" calcext:value-type="float">
            <text:p><text:s text:c="3"/>928,617</text:p>
          </table:table-cell>
          <table:table-cell table:style-name="ce29" office:value-type="float" office:value="181334" calcext:value-type="float">
            <text:p><text:s text:c="3"/>181,334</text:p>
          </table:table-cell>
          <table:table-cell table:style-name="ce29" office:value-type="float" office:value="183357" calcext:value-type="float">
            <text:p><text:s text:c="3"/>183,357</text:p>
          </table:table-cell>
          <table:table-cell table:style-name="ce29" office:value-type="float" office:value="184675" calcext:value-type="float">
            <text:p><text:s text:c="3"/>184,675</text:p>
          </table:table-cell>
          <table:table-cell table:style-name="ce29" office:value-type="float" office:value="189601" calcext:value-type="float">
            <text:p><text:s text:c="3"/>189,601</text:p>
          </table:table-cell>
          <table:table-cell table:style-name="ce29" office:value-type="float" office:value="189650" calcext:value-type="float">
            <text:p><text:s text:c="3"/>189,650</text:p>
          </table:table-cell>
          <table:table-cell table:style-name="ce29" office:value-type="float" office:value="920510" calcext:value-type="float">
            <text:p><text:s text:c="3"/>920,510</text:p>
          </table:table-cell>
          <table:table-cell table:style-name="ce29" office:value-type="float" office:value="189859" calcext:value-type="float">
            <text:p><text:s text:c="3"/>189,859</text:p>
          </table:table-cell>
          <table:table-cell table:style-name="ce29" office:value-type="float" office:value="187060" calcext:value-type="float">
            <text:p><text:s text:c="3"/>187,060</text:p>
          </table:table-cell>
          <table:table-cell table:style-name="ce29" office:value-type="float" office:value="181725" calcext:value-type="float">
            <text:p><text:s text:c="3"/>181,725</text:p>
          </table:table-cell>
          <table:table-cell table:style-name="ce29" office:value-type="float" office:value="180432" calcext:value-type="float">
            <text:p><text:s text:c="3"/>180,432</text:p>
          </table:table-cell>
          <table:table-cell table:style-name="ce29" office:value-type="float" office:value="181434" calcext:value-type="float">
            <text:p><text:s text:c="3"/>181,434</text:p>
          </table:table-cell>
          <table:table-cell table:style-name="ce29" office:value-type="float" office:value="806403" calcext:value-type="float">
            <text:p><text:s text:c="3"/>806,403</text:p>
          </table:table-cell>
          <table:table-cell table:style-name="ce29" office:value-type="float" office:value="163491" calcext:value-type="float">
            <text:p><text:s text:c="3"/>163,491</text:p>
          </table:table-cell>
          <table:table-cell table:style-name="ce29" office:value-type="float" office:value="167198" calcext:value-type="float">
            <text:p><text:s text:c="3"/>167,198</text:p>
          </table:table-cell>
          <table:table-cell table:style-name="ce29" office:value-type="float" office:value="164942" calcext:value-type="float">
            <text:p><text:s text:c="3"/>164,942</text:p>
          </table:table-cell>
          <table:table-cell table:style-name="ce29" office:value-type="float" office:value="160061" calcext:value-type="float">
            <text:p><text:s text:c="3"/>160,061</text:p>
          </table:table-cell>
          <table:table-cell table:style-name="ce29" office:value-type="float" office:value="150711" calcext:value-type="float">
            <text:p><text:s text:c="3"/>150,711</text:p>
          </table:table-cell>
          <table:table-cell table:style-name="ce29" office:value-type="float" office:value="640381" calcext:value-type="float">
            <text:p><text:s text:c="3"/>640,381</text:p>
          </table:table-cell>
          <table:table-cell table:style-name="ce29" office:value-type="float" office:value="144511" calcext:value-type="float">
            <text:p><text:s text:c="3"/>144,511</text:p>
          </table:table-cell>
          <table:table-cell table:style-name="ce29" office:value-type="float" office:value="145925" calcext:value-type="float">
            <text:p><text:s text:c="3"/>145,925</text:p>
          </table:table-cell>
          <table:table-cell table:style-name="ce29" office:value-type="float" office:value="127615" calcext:value-type="float">
            <text:p><text:s text:c="3"/>127,615</text:p>
          </table:table-cell>
          <table:table-cell table:style-name="ce29" office:value-type="float" office:value="113087" calcext:value-type="float">
            <text:p><text:s text:c="3"/>113,087</text:p>
          </table:table-cell>
          <table:table-cell table:style-name="ce29" office:value-type="float" office:value="109243" calcext:value-type="float">
            <text:p><text:s text:c="3"/>109,243</text:p>
          </table:table-cell>
          <table:table-cell table:style-name="ce29" office:value-type="float" office:value="363350" calcext:value-type="float">
            <text:p><text:s text:c="3"/>363,350</text:p>
          </table:table-cell>
          <table:table-cell table:style-name="ce29" office:value-type="float" office:value="89724" calcext:value-type="float">
            <text:p><text:s text:c="3"/>89,724</text:p>
          </table:table-cell>
          <table:table-cell table:style-name="ce29" office:value-type="float" office:value="77355" calcext:value-type="float">
            <text:p><text:s text:c="3"/>77,355</text:p>
          </table:table-cell>
          <table:table-cell table:style-name="ce29" office:value-type="float" office:value="57478" calcext:value-type="float">
            <text:p><text:s text:c="3"/>57,478</text:p>
          </table:table-cell>
          <table:table-cell table:style-name="ce29" office:value-type="float" office:value="68485" calcext:value-type="float">
            <text:p><text:s text:c="3"/>68,485</text:p>
          </table:table-cell>
          <table:table-cell table:style-name="ce29" office:value-type="float" office:value="70308" calcext:value-type="float">
            <text:p><text:s text:c="3"/>70,308</text:p>
          </table:table-cell>
          <table:table-cell table:style-name="ce29" office:value-type="float" office:value="317480" calcext:value-type="float">
            <text:p><text:s text:c="3"/>317,480</text:p>
          </table:table-cell>
          <table:table-cell table:style-name="ce29" office:value-type="float" office:value="68235" calcext:value-type="float">
            <text:p><text:s text:c="3"/>68,235</text:p>
          </table:table-cell>
          <table:table-cell table:style-name="ce29" office:value-type="float" office:value="65858" calcext:value-type="float">
            <text:p><text:s text:c="3"/>65,858</text:p>
          </table:table-cell>
          <table:table-cell table:style-name="ce29" office:value-type="float" office:value="65663" calcext:value-type="float">
            <text:p><text:s text:c="3"/>65,663</text:p>
          </table:table-cell>
          <table:table-cell table:style-name="ce29" office:value-type="float" office:value="61484" calcext:value-type="float">
            <text:p><text:s text:c="3"/>61,484</text:p>
          </table:table-cell>
          <table:table-cell table:style-name="ce29" office:value-type="float" office:value="56240" calcext:value-type="float">
            <text:p><text:s text:c="3"/>56,240</text:p>
          </table:table-cell>
          <table:table-cell table:style-name="ce29" office:value-type="float" office:value="230889" calcext:value-type="float">
            <text:p><text:s text:c="3"/>230,889</text:p>
          </table:table-cell>
          <table:table-cell table:style-name="ce29" office:value-type="float" office:value="52596" calcext:value-type="float">
            <text:p><text:s text:c="3"/>52,596</text:p>
          </table:table-cell>
          <table:table-cell table:style-name="ce29" office:value-type="float" office:value="48847" calcext:value-type="float">
            <text:p><text:s text:c="3"/>48,847</text:p>
          </table:table-cell>
          <table:table-cell table:style-name="ce29" office:value-type="float" office:value="45407" calcext:value-type="float">
            <text:p><text:s text:c="3"/>45,407</text:p>
          </table:table-cell>
          <table:table-cell table:style-name="ce29" office:value-type="float" office:value="43399" calcext:value-type="float">
            <text:p><text:s text:c="3"/>43,399</text:p>
          </table:table-cell>
          <table:table-cell table:style-name="ce29" office:value-type="float" office:value="40640" calcext:value-type="float">
            <text:p><text:s text:c="3"/>40,640</text:p>
          </table:table-cell>
          <table:table-cell table:style-name="ce29" office:value-type="float" office:value="185246" calcext:value-type="float">
            <text:p><text:s text:c="3"/>185,246</text:p>
          </table:table-cell>
          <table:table-cell table:style-name="ce29" office:value-type="float" office:value="39195" calcext:value-type="float">
            <text:p><text:s text:c="3"/>39,195</text:p>
          </table:table-cell>
          <table:table-cell table:style-name="ce29" office:value-type="float" office:value="39894" calcext:value-type="float">
            <text:p><text:s text:c="3"/>39,894</text:p>
          </table:table-cell>
          <table:table-cell table:style-name="ce29" office:value-type="float" office:value="38688" calcext:value-type="float">
            <text:p><text:s text:c="3"/>38,688</text:p>
          </table:table-cell>
          <table:table-cell table:style-name="ce29" office:value-type="float" office:value="35697" calcext:value-type="float">
            <text:p><text:s text:c="3"/>35,697</text:p>
          </table:table-cell>
          <table:table-cell table:style-name="ce29" office:value-type="float" office:value="31772" calcext:value-type="float">
            <text:p><text:s text:c="3"/>31,772</text:p>
          </table:table-cell>
          <table:table-cell table:style-name="ce29" office:value-type="float" office:value="100677" calcext:value-type="float">
            <text:p><text:s text:c="3"/>100,677</text:p>
          </table:table-cell>
          <table:table-cell table:style-name="ce29" office:value-type="float" office:value="27747" calcext:value-type="float">
            <text:p><text:s text:c="3"/>27,747</text:p>
          </table:table-cell>
          <table:table-cell table:style-name="ce29" office:value-type="float" office:value="24549" calcext:value-type="float">
            <text:p><text:s text:c="3"/>24,549</text:p>
          </table:table-cell>
          <table:table-cell table:style-name="ce29" office:value-type="float" office:value="20234" calcext:value-type="float">
            <text:p><text:s text:c="3"/>20,234</text:p>
          </table:table-cell>
          <table:table-cell table:style-name="ce29" office:value-type="float" office:value="15739" calcext:value-type="float">
            <text:p><text:s text:c="3"/>15,739</text:p>
          </table:table-cell>
          <table:table-cell table:style-name="ce29" office:value-type="float" office:value="12408" calcext:value-type="float">
            <text:p><text:s text:c="3"/>12,408</text:p>
          </table:table-cell>
          <table:table-cell table:style-name="ce29" office:value-type="float" office:value="30602" calcext:value-type="float">
            <text:p><text:s text:c="3"/>30,602</text:p>
          </table:table-cell>
          <table:table-cell table:style-name="ce29" office:value-type="float" office:value="9779" calcext:value-type="float">
            <text:p><text:s text:c="3"/>9,779</text:p>
          </table:table-cell>
          <table:table-cell table:style-name="ce29" office:value-type="float" office:value="7978" calcext:value-type="float">
            <text:p><text:s text:c="3"/>7,978</text:p>
          </table:table-cell>
          <table:table-cell table:style-name="ce29" office:value-type="float" office:value="5887" calcext:value-type="float">
            <text:p><text:s text:c="3"/>5,887</text:p>
          </table:table-cell>
          <table:table-cell table:style-name="ce29" office:value-type="float" office:value="4073" calcext:value-type="float">
            <text:p><text:s text:c="3"/>4,073</text:p>
          </table:table-cell>
          <table:table-cell table:style-name="ce29" office:value-type="float" office:value="2885" calcext:value-type="float">
            <text:p><text:s text:c="3"/>2,885</text:p>
          </table:table-cell>
          <table:table-cell table:style-name="ce29" office:value-type="float" office:value="5882" calcext:value-type="float">
            <text:p><text:s text:c="3"/>5,882</text:p>
          </table:table-cell>
          <table:table-cell table:style-name="ce29" office:value-type="float" office:value="2095" calcext:value-type="float">
            <text:p><text:s text:c="3"/>2,095</text:p>
          </table:table-cell>
          <table:table-cell table:style-name="ce29" office:value-type="float" office:value="1474" calcext:value-type="float">
            <text:p><text:s text:c="3"/>1,474</text:p>
          </table:table-cell>
          <table:table-cell table:style-name="ce29" office:value-type="float" office:value="1002" calcext:value-type="float">
            <text:p><text:s text:c="3"/>1,002</text:p>
          </table:table-cell>
          <table:table-cell table:style-name="ce29" office:value-type="float" office:value="740" calcext:value-type="float">
            <text:p><text:s text:c="3"/>740</text:p>
          </table:table-cell>
          <table:table-cell table:style-name="ce29" office:value-type="float" office:value="571" calcext:value-type="float">
            <text:p><text:s text:c="3"/>571</text:p>
          </table:table-cell>
          <table:table-cell table:style-name="ce72" office:value-type="float" office:value="1334" calcext:value-type="float">
            <text:p><text:s text:c="3"/>1,33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58190" calcext:value-type="float">
            <text:p><text:s text:c="3"/>11,658,190</text:p>
          </table:table-cell>
          <table:table-cell table:style-name="ce30" office:value-type="float" office:value="475626" calcext:value-type="float">
            <text:p><text:s text:c="3"/>475,626</text:p>
          </table:table-cell>
          <table:table-cell table:style-name="ce30" office:value-type="float" office:value="105131" calcext:value-type="float">
            <text:p><text:s text:c="3"/>105,131</text:p>
          </table:table-cell>
          <table:table-cell table:style-name="ce30" office:value-type="float" office:value="101641" calcext:value-type="float">
            <text:p><text:s text:c="3"/>101,641</text:p>
          </table:table-cell>
          <table:table-cell table:style-name="ce30" office:value-type="float" office:value="83892" calcext:value-type="float">
            <text:p><text:s text:c="3"/>83,892</text:p>
          </table:table-cell>
          <table:table-cell table:style-name="ce30" office:value-type="float" office:value="90588" calcext:value-type="float">
            <text:p><text:s text:c="3"/>90,588</text:p>
          </table:table-cell>
          <table:table-cell table:style-name="ce30" office:value-type="float" office:value="94374" calcext:value-type="float">
            <text:p><text:s text:c="3"/>94,374</text:p>
          </table:table-cell>
          <table:table-cell table:style-name="ce30" office:value-type="float" office:value="504469" calcext:value-type="float">
            <text:p><text:s text:c="3"/>504,469</text:p>
          </table:table-cell>
          <table:table-cell table:style-name="ce30" office:value-type="float" office:value="98642" calcext:value-type="float">
            <text:p><text:s text:c="3"/>98,642</text:p>
          </table:table-cell>
          <table:table-cell table:style-name="ce30" office:value-type="float" office:value="98123" calcext:value-type="float">
            <text:p><text:s text:c="3"/>98,123</text:p>
          </table:table-cell>
          <table:table-cell table:style-name="ce30" office:value-type="float" office:value="98890" calcext:value-type="float">
            <text:p><text:s text:c="3"/>98,890</text:p>
          </table:table-cell>
          <table:table-cell table:style-name="ce30" office:value-type="float" office:value="102960" calcext:value-type="float">
            <text:p><text:s text:c="3"/>102,960</text:p>
          </table:table-cell>
          <table:table-cell table:style-name="ce30" office:value-type="float" office:value="105854" calcext:value-type="float">
            <text:p><text:s text:c="3"/>105,854</text:p>
          </table:table-cell>
          <table:table-cell table:style-name="ce30" office:value-type="float" office:value="643406" calcext:value-type="float">
            <text:p><text:s text:c="3"/>643,406</text:p>
          </table:table-cell>
          <table:table-cell table:style-name="ce30" office:value-type="float" office:value="115455" calcext:value-type="float">
            <text:p><text:s text:c="3"/>115,455</text:p>
          </table:table-cell>
          <table:table-cell table:style-name="ce30" office:value-type="float" office:value="119797" calcext:value-type="float">
            <text:p><text:s text:c="3"/>119,797</text:p>
          </table:table-cell>
          <table:table-cell table:style-name="ce30" office:value-type="float" office:value="141599" calcext:value-type="float">
            <text:p><text:s text:c="3"/>141,599</text:p>
          </table:table-cell>
          <table:table-cell table:style-name="ce30" office:value-type="float" office:value="136757" calcext:value-type="float">
            <text:p><text:s text:c="3"/>136,757</text:p>
          </table:table-cell>
          <table:table-cell table:style-name="ce30" office:value-type="float" office:value="129798" calcext:value-type="float">
            <text:p><text:s text:c="3"/>129,798</text:p>
          </table:table-cell>
          <table:table-cell table:style-name="ce30" office:value-type="float" office:value="770141" calcext:value-type="float">
            <text:p><text:s text:c="3"/>770,141</text:p>
          </table:table-cell>
          <table:table-cell table:style-name="ce30" office:value-type="float" office:value="148172" calcext:value-type="float">
            <text:p><text:s text:c="3"/>148,172</text:p>
          </table:table-cell>
          <table:table-cell table:style-name="ce30" office:value-type="float" office:value="154671" calcext:value-type="float">
            <text:p><text:s text:c="3"/>154,671</text:p>
          </table:table-cell>
          <table:table-cell table:style-name="ce30" office:value-type="float" office:value="155651" calcext:value-type="float">
            <text:p><text:s text:c="3"/>155,651</text:p>
          </table:table-cell>
          <table:table-cell table:style-name="ce30" office:value-type="float" office:value="155495" calcext:value-type="float">
            <text:p><text:s text:c="3"/>155,495</text:p>
          </table:table-cell>
          <table:table-cell table:style-name="ce30" office:value-type="float" office:value="156152" calcext:value-type="float">
            <text:p><text:s text:c="3"/>156,152</text:p>
          </table:table-cell>
          <table:table-cell table:style-name="ce30" office:value-type="float" office:value="775466" calcext:value-type="float">
            <text:p><text:s text:c="3"/>775,466</text:p>
          </table:table-cell>
          <table:table-cell table:style-name="ce30" office:value-type="float" office:value="153945" calcext:value-type="float">
            <text:p><text:s text:c="3"/>153,945</text:p>
          </table:table-cell>
          <table:table-cell table:style-name="ce30" office:value-type="float" office:value="151514" calcext:value-type="float">
            <text:p><text:s text:c="3"/>151,514</text:p>
          </table:table-cell>
          <table:table-cell table:style-name="ce30" office:value-type="float" office:value="156697" calcext:value-type="float">
            <text:p><text:s text:c="3"/>156,697</text:p>
          </table:table-cell>
          <table:table-cell table:style-name="ce30" office:value-type="float" office:value="152693" calcext:value-type="float">
            <text:p><text:s text:c="3"/>152,693</text:p>
          </table:table-cell>
          <table:table-cell table:style-name="ce30" office:value-type="float" office:value="160617" calcext:value-type="float">
            <text:p><text:s text:c="3"/>160,617</text:p>
          </table:table-cell>
          <table:table-cell table:style-name="ce30" office:value-type="float" office:value="819240" calcext:value-type="float">
            <text:p><text:s text:c="3"/>819,240</text:p>
          </table:table-cell>
          <table:table-cell table:style-name="ce30" office:value-type="float" office:value="149524" calcext:value-type="float">
            <text:p><text:s text:c="3"/>149,524</text:p>
          </table:table-cell>
          <table:table-cell table:style-name="ce30" office:value-type="float" office:value="146151" calcext:value-type="float">
            <text:p><text:s text:c="3"/>146,151</text:p>
          </table:table-cell>
          <table:table-cell table:style-name="ce30" office:value-type="float" office:value="161756" calcext:value-type="float">
            <text:p><text:s text:c="3"/>161,756</text:p>
          </table:table-cell>
          <table:table-cell table:style-name="ce30" office:value-type="float" office:value="178287" calcext:value-type="float">
            <text:p><text:s text:c="3"/>178,287</text:p>
          </table:table-cell>
          <table:table-cell table:style-name="ce30" office:value-type="float" office:value="183522" calcext:value-type="float">
            <text:p><text:s text:c="3"/>183,522</text:p>
          </table:table-cell>
          <table:table-cell table:style-name="ce30" office:value-type="float" office:value="1022330" calcext:value-type="float">
            <text:p><text:s text:c="3"/>1,022,330</text:p>
          </table:table-cell>
          <table:table-cell table:style-name="ce30" office:value-type="float" office:value="197711" calcext:value-type="float">
            <text:p><text:s text:c="3"/>197,711</text:p>
          </table:table-cell>
          <table:table-cell table:style-name="ce30" office:value-type="float" office:value="204954" calcext:value-type="float">
            <text:p><text:s text:c="3"/>204,954</text:p>
          </table:table-cell>
          <table:table-cell table:style-name="ce30" office:value-type="float" office:value="206084" calcext:value-type="float">
            <text:p><text:s text:c="3"/>206,084</text:p>
          </table:table-cell>
          <table:table-cell table:style-name="ce30" office:value-type="float" office:value="208321" calcext:value-type="float">
            <text:p><text:s text:c="3"/>208,321</text:p>
          </table:table-cell>
          <table:table-cell table:style-name="ce30" office:value-type="float" office:value="205260" calcext:value-type="float">
            <text:p><text:s text:c="3"/>205,260</text:p>
          </table:table-cell>
          <table:table-cell table:style-name="ce30" office:value-type="float" office:value="951312" calcext:value-type="float">
            <text:p><text:s text:c="3"/>951,312</text:p>
          </table:table-cell>
          <table:table-cell table:style-name="ce30" office:value-type="float" office:value="195085" calcext:value-type="float">
            <text:p><text:s text:c="3"/>195,085</text:p>
          </table:table-cell>
          <table:table-cell table:style-name="ce30" office:value-type="float" office:value="210291" calcext:value-type="float">
            <text:p><text:s text:c="3"/>210,291</text:p>
          </table:table-cell>
          <table:table-cell table:style-name="ce30" office:value-type="float" office:value="186589" calcext:value-type="float">
            <text:p><text:s text:c="3"/>186,589</text:p>
          </table:table-cell>
          <table:table-cell table:style-name="ce30" office:value-type="float" office:value="181425" calcext:value-type="float">
            <text:p><text:s text:c="3"/>181,425</text:p>
          </table:table-cell>
          <table:table-cell table:style-name="ce30" office:value-type="float" office:value="177922" calcext:value-type="float">
            <text:p><text:s text:c="3"/>177,922</text:p>
          </table:table-cell>
          <table:table-cell table:style-name="ce30" office:value-type="float" office:value="919835" calcext:value-type="float">
            <text:p><text:s text:c="3"/>919,835</text:p>
          </table:table-cell>
          <table:table-cell table:style-name="ce30" office:value-type="float" office:value="178895" calcext:value-type="float">
            <text:p><text:s text:c="3"/>178,895</text:p>
          </table:table-cell>
          <table:table-cell table:style-name="ce30" office:value-type="float" office:value="180853" calcext:value-type="float">
            <text:p><text:s text:c="3"/>180,853</text:p>
          </table:table-cell>
          <table:table-cell table:style-name="ce30" office:value-type="float" office:value="186549" calcext:value-type="float">
            <text:p><text:s text:c="3"/>186,549</text:p>
          </table:table-cell>
          <table:table-cell table:style-name="ce30" office:value-type="float" office:value="186978" calcext:value-type="float">
            <text:p><text:s text:c="3"/>186,978</text:p>
          </table:table-cell>
          <table:table-cell table:style-name="ce30" office:value-type="float" office:value="186560" calcext:value-type="float">
            <text:p><text:s text:c="3"/>186,560</text:p>
          </table:table-cell>
          <table:table-cell table:style-name="ce30" office:value-type="float" office:value="933504" calcext:value-type="float">
            <text:p><text:s text:c="3"/>933,504</text:p>
          </table:table-cell>
          <table:table-cell table:style-name="ce30" office:value-type="float" office:value="182166" calcext:value-type="float">
            <text:p><text:s text:c="3"/>182,166</text:p>
          </table:table-cell>
          <table:table-cell table:style-name="ce30" office:value-type="float" office:value="183532" calcext:value-type="float">
            <text:p><text:s text:c="3"/>183,532</text:p>
          </table:table-cell>
          <table:table-cell table:style-name="ce30" office:value-type="float" office:value="185951" calcext:value-type="float">
            <text:p><text:s text:c="3"/>185,951</text:p>
          </table:table-cell>
          <table:table-cell table:style-name="ce30" office:value-type="float" office:value="190434" calcext:value-type="float">
            <text:p><text:s text:c="3"/>190,434</text:p>
          </table:table-cell>
          <table:table-cell table:style-name="ce30" office:value-type="float" office:value="191421" calcext:value-type="float">
            <text:p><text:s text:c="3"/>191,421</text:p>
          </table:table-cell>
          <table:table-cell table:style-name="ce30" office:value-type="float" office:value="935855" calcext:value-type="float">
            <text:p><text:s text:c="3"/>935,855</text:p>
          </table:table-cell>
          <table:table-cell table:style-name="ce30" office:value-type="float" office:value="192921" calcext:value-type="float">
            <text:p><text:s text:c="3"/>192,921</text:p>
          </table:table-cell>
          <table:table-cell table:style-name="ce30" office:value-type="float" office:value="189020" calcext:value-type="float">
            <text:p><text:s text:c="3"/>189,020</text:p>
          </table:table-cell>
          <table:table-cell table:style-name="ce30" office:value-type="float" office:value="183280" calcext:value-type="float">
            <text:p><text:s text:c="3"/>183,280</text:p>
          </table:table-cell>
          <table:table-cell table:style-name="ce30" office:value-type="float" office:value="184808" calcext:value-type="float">
            <text:p><text:s text:c="3"/>184,808</text:p>
          </table:table-cell>
          <table:table-cell table:style-name="ce30" office:value-type="float" office:value="185826" calcext:value-type="float">
            <text:p><text:s text:c="3"/>185,826</text:p>
          </table:table-cell>
          <table:table-cell table:style-name="ce30" office:value-type="float" office:value="835299" calcext:value-type="float">
            <text:p><text:s text:c="3"/>835,299</text:p>
          </table:table-cell>
          <table:table-cell table:style-name="ce30" office:value-type="float" office:value="168283" calcext:value-type="float">
            <text:p><text:s text:c="3"/>168,283</text:p>
          </table:table-cell>
          <table:table-cell table:style-name="ce30" office:value-type="float" office:value="173046" calcext:value-type="float">
            <text:p><text:s text:c="3"/>173,046</text:p>
          </table:table-cell>
          <table:table-cell table:style-name="ce30" office:value-type="float" office:value="170323" calcext:value-type="float">
            <text:p><text:s text:c="3"/>170,323</text:p>
          </table:table-cell>
          <table:table-cell table:style-name="ce30" office:value-type="float" office:value="166794" calcext:value-type="float">
            <text:p><text:s text:c="3"/>166,794</text:p>
          </table:table-cell>
          <table:table-cell table:style-name="ce30" office:value-type="float" office:value="156853" calcext:value-type="float">
            <text:p><text:s text:c="3"/>156,853</text:p>
          </table:table-cell>
          <table:table-cell table:style-name="ce30" office:value-type="float" office:value="678286" calcext:value-type="float">
            <text:p><text:s text:c="3"/>678,286</text:p>
          </table:table-cell>
          <table:table-cell table:style-name="ce30" office:value-type="float" office:value="152084" calcext:value-type="float">
            <text:p><text:s text:c="3"/>152,084</text:p>
          </table:table-cell>
          <table:table-cell table:style-name="ce30" office:value-type="float" office:value="154252" calcext:value-type="float">
            <text:p><text:s text:c="3"/>154,252</text:p>
          </table:table-cell>
          <table:table-cell table:style-name="ce30" office:value-type="float" office:value="133833" calcext:value-type="float">
            <text:p><text:s text:c="3"/>133,833</text:p>
          </table:table-cell>
          <table:table-cell table:style-name="ce30" office:value-type="float" office:value="120276" calcext:value-type="float">
            <text:p><text:s text:c="3"/>120,276</text:p>
          </table:table-cell>
          <table:table-cell table:style-name="ce30" office:value-type="float" office:value="117841" calcext:value-type="float">
            <text:p><text:s text:c="3"/>117,841</text:p>
          </table:table-cell>
          <table:table-cell table:style-name="ce30" office:value-type="float" office:value="397280" calcext:value-type="float">
            <text:p><text:s text:c="3"/>397,280</text:p>
          </table:table-cell>
          <table:table-cell table:style-name="ce30" office:value-type="float" office:value="95612" calcext:value-type="float">
            <text:p><text:s text:c="3"/>95,612</text:p>
          </table:table-cell>
          <table:table-cell table:style-name="ce30" office:value-type="float" office:value="83986" calcext:value-type="float">
            <text:p><text:s text:c="3"/>83,986</text:p>
          </table:table-cell>
          <table:table-cell table:style-name="ce30" office:value-type="float" office:value="63526" calcext:value-type="float">
            <text:p><text:s text:c="3"/>63,526</text:p>
          </table:table-cell>
          <table:table-cell table:style-name="ce30" office:value-type="float" office:value="75863" calcext:value-type="float">
            <text:p><text:s text:c="3"/>75,863</text:p>
          </table:table-cell>
          <table:table-cell table:style-name="ce30" office:value-type="float" office:value="78293" calcext:value-type="float">
            <text:p><text:s text:c="3"/>78,293</text:p>
          </table:table-cell>
          <table:table-cell table:style-name="ce30" office:value-type="float" office:value="370015" calcext:value-type="float">
            <text:p><text:s text:c="3"/>370,015</text:p>
          </table:table-cell>
          <table:table-cell table:style-name="ce30" office:value-type="float" office:value="77022" calcext:value-type="float">
            <text:p><text:s text:c="3"/>77,022</text:p>
          </table:table-cell>
          <table:table-cell table:style-name="ce30" office:value-type="float" office:value="75248" calcext:value-type="float">
            <text:p><text:s text:c="3"/>75,248</text:p>
          </table:table-cell>
          <table:table-cell table:style-name="ce30" office:value-type="float" office:value="75860" calcext:value-type="float">
            <text:p><text:s text:c="3"/>75,860</text:p>
          </table:table-cell>
          <table:table-cell table:style-name="ce30" office:value-type="float" office:value="73382" calcext:value-type="float">
            <text:p><text:s text:c="3"/>73,382</text:p>
          </table:table-cell>
          <table:table-cell table:style-name="ce30" office:value-type="float" office:value="68503" calcext:value-type="float">
            <text:p><text:s text:c="3"/>68,503</text:p>
          </table:table-cell>
          <table:table-cell table:style-name="ce30" office:value-type="float" office:value="283936" calcext:value-type="float">
            <text:p><text:s text:c="3"/>283,936</text:p>
          </table:table-cell>
          <table:table-cell table:style-name="ce30" office:value-type="float" office:value="64449" calcext:value-type="float">
            <text:p><text:s text:c="3"/>64,449</text:p>
          </table:table-cell>
          <table:table-cell table:style-name="ce30" office:value-type="float" office:value="59897" calcext:value-type="float">
            <text:p><text:s text:c="3"/>59,897</text:p>
          </table:table-cell>
          <table:table-cell table:style-name="ce30" office:value-type="float" office:value="56976" calcext:value-type="float">
            <text:p><text:s text:c="3"/>56,976</text:p>
          </table:table-cell>
          <table:table-cell table:style-name="ce30" office:value-type="float" office:value="53623" calcext:value-type="float">
            <text:p><text:s text:c="3"/>53,623</text:p>
          </table:table-cell>
          <table:table-cell table:style-name="ce30" office:value-type="float" office:value="48991" calcext:value-type="float">
            <text:p><text:s text:c="3"/>48,991</text:p>
          </table:table-cell>
          <table:table-cell table:style-name="ce30" office:value-type="float" office:value="193305" calcext:value-type="float">
            <text:p><text:s text:c="3"/>193,305</text:p>
          </table:table-cell>
          <table:table-cell table:style-name="ce30" office:value-type="float" office:value="44831" calcext:value-type="float">
            <text:p><text:s text:c="3"/>44,831</text:p>
          </table:table-cell>
          <table:table-cell table:style-name="ce30" office:value-type="float" office:value="42876" calcext:value-type="float">
            <text:p><text:s text:c="3"/>42,876</text:p>
          </table:table-cell>
          <table:table-cell table:style-name="ce30" office:value-type="float" office:value="38950" calcext:value-type="float">
            <text:p><text:s text:c="3"/>38,950</text:p>
          </table:table-cell>
          <table:table-cell table:style-name="ce30" office:value-type="float" office:value="35132" calcext:value-type="float">
            <text:p><text:s text:c="3"/>35,132</text:p>
          </table:table-cell>
          <table:table-cell table:style-name="ce30" office:value-type="float" office:value="31516" calcext:value-type="float">
            <text:p><text:s text:c="3"/>31,516</text:p>
          </table:table-cell>
          <table:table-cell table:style-name="ce30" office:value-type="float" office:value="102597" calcext:value-type="float">
            <text:p><text:s text:c="3"/>102,597</text:p>
          </table:table-cell>
          <table:table-cell table:style-name="ce30" office:value-type="float" office:value="27095" calcext:value-type="float">
            <text:p><text:s text:c="3"/>27,095</text:p>
          </table:table-cell>
          <table:table-cell table:style-name="ce30" office:value-type="float" office:value="24844" calcext:value-type="float">
            <text:p><text:s text:c="3"/>24,844</text:p>
          </table:table-cell>
          <table:table-cell table:style-name="ce30" office:value-type="float" office:value="20183" calcext:value-type="float">
            <text:p><text:s text:c="3"/>20,183</text:p>
          </table:table-cell>
          <table:table-cell table:style-name="ce30" office:value-type="float" office:value="16398" calcext:value-type="float">
            <text:p><text:s text:c="3"/>16,398</text:p>
          </table:table-cell>
          <table:table-cell table:style-name="ce30" office:value-type="float" office:value="14077" calcext:value-type="float">
            <text:p><text:s text:c="3"/>14,077</text:p>
          </table:table-cell>
          <table:table-cell table:style-name="ce30" office:value-type="float" office:value="36993" calcext:value-type="float">
            <text:p><text:s text:c="3"/>36,993</text:p>
          </table:table-cell>
          <table:table-cell table:style-name="ce30" office:value-type="float" office:value="11292" calcext:value-type="float">
            <text:p><text:s text:c="3"/>11,292</text:p>
          </table:table-cell>
          <table:table-cell table:style-name="ce30" office:value-type="float" office:value="9641" calcext:value-type="float">
            <text:p><text:s text:c="3"/>9,641</text:p>
          </table:table-cell>
          <table:table-cell table:style-name="ce30" office:value-type="float" office:value="7251" calcext:value-type="float">
            <text:p><text:s text:c="3"/>7,251</text:p>
          </table:table-cell>
          <table:table-cell table:style-name="ce30" office:value-type="float" office:value="5125" calcext:value-type="float">
            <text:p><text:s text:c="3"/>5,125</text:p>
          </table:table-cell>
          <table:table-cell table:style-name="ce30" office:value-type="float" office:value="3684" calcext:value-type="float">
            <text:p><text:s text:c="3"/>3,684</text:p>
          </table:table-cell>
          <table:table-cell table:style-name="ce30" office:value-type="float" office:value="7956" calcext:value-type="float">
            <text:p><text:s text:c="3"/>7,956</text:p>
          </table:table-cell>
          <table:table-cell table:style-name="ce30" office:value-type="float" office:value="2872" calcext:value-type="float">
            <text:p><text:s text:c="3"/>2,872</text:p>
          </table:table-cell>
          <table:table-cell table:style-name="ce30" office:value-type="float" office:value="2008" calcext:value-type="float">
            <text:p><text:s text:c="3"/>2,008</text:p>
          </table:table-cell>
          <table:table-cell table:style-name="ce30" office:value-type="float" office:value="1337" calcext:value-type="float">
            <text:p><text:s text:c="3"/>1,337</text:p>
          </table:table-cell>
          <table:table-cell table:style-name="ce30" office:value-type="float" office:value="1058" calcext:value-type="float">
            <text:p><text:s text:c="3"/>1,058</text:p>
          </table:table-cell>
          <table:table-cell table:style-name="ce30" office:value-type="float" office:value="681" calcext:value-type="float">
            <text:p><text:s text:c="3"/>681</text:p>
          </table:table-cell>
          <table:table-cell table:style-name="ce73" office:value-type="float" office:value="1339" calcext:value-type="float">
            <text:p><text:s text:c="3"/>1,3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43421" calcext:value-type="float">
            <text:p>3,943,421</text:p>
          </table:table-cell>
          <table:table-cell table:style-name="ce31" office:value-type="float" office:value="163541" calcext:value-type="float">
            <text:p>163,541</text:p>
          </table:table-cell>
          <table:table-cell table:style-name="ce31" office:value-type="float" office:value="37678" calcext:value-type="float">
            <text:p>37,678</text:p>
          </table:table-cell>
          <table:table-cell table:style-name="ce31" office:value-type="float" office:value="35247" calcext:value-type="float">
            <text:p>35,247</text:p>
          </table:table-cell>
          <table:table-cell table:style-name="ce31" office:value-type="float" office:value="27902" calcext:value-type="float">
            <text:p>27,902</text:p>
          </table:table-cell>
          <table:table-cell table:style-name="ce31" office:value-type="float" office:value="30626" calcext:value-type="float">
            <text:p>30,626</text:p>
          </table:table-cell>
          <table:table-cell table:style-name="ce31" office:value-type="float" office:value="32088" calcext:value-type="float">
            <text:p>32,088</text:p>
          </table:table-cell>
          <table:table-cell table:style-name="ce31" office:value-type="float" office:value="173854" calcext:value-type="float">
            <text:p>173,854</text:p>
          </table:table-cell>
          <table:table-cell table:style-name="ce31" office:value-type="float" office:value="34230" calcext:value-type="float">
            <text:p>34,230</text:p>
          </table:table-cell>
          <table:table-cell table:style-name="ce31" office:value-type="float" office:value="34309" calcext:value-type="float">
            <text:p>34,309</text:p>
          </table:table-cell>
          <table:table-cell table:style-name="ce31" office:value-type="float" office:value="33994" calcext:value-type="float">
            <text:p>33,994</text:p>
          </table:table-cell>
          <table:table-cell table:style-name="ce31" office:value-type="float" office:value="35404" calcext:value-type="float">
            <text:p>35,404</text:p>
          </table:table-cell>
          <table:table-cell table:style-name="ce56" office:value-type="float" office:value="35917" calcext:value-type="float">
            <text:p>35,917</text:p>
          </table:table-cell>
          <table:table-cell table:style-name="ce31" office:value-type="float" office:value="213517" calcext:value-type="float">
            <text:p>213,517</text:p>
          </table:table-cell>
          <table:table-cell table:style-name="ce31" office:value-type="float" office:value="38761" calcext:value-type="float">
            <text:p>38,761</text:p>
          </table:table-cell>
          <table:table-cell table:style-name="ce31" office:value-type="float" office:value="39485" calcext:value-type="float">
            <text:p>39,485</text:p>
          </table:table-cell>
          <table:table-cell table:style-name="ce31" office:value-type="float" office:value="46727" calcext:value-type="float">
            <text:p>46,727</text:p>
          </table:table-cell>
          <table:table-cell table:style-name="ce31" office:value-type="float" office:value="45440" calcext:value-type="float">
            <text:p>45,440</text:p>
          </table:table-cell>
          <table:table-cell table:style-name="ce56" office:value-type="float" office:value="43104" calcext:value-type="float">
            <text:p>43,104</text:p>
          </table:table-cell>
          <table:table-cell table:style-name="ce31" office:value-type="float" office:value="265276" calcext:value-type="float">
            <text:p>265,276</text:p>
          </table:table-cell>
          <table:table-cell table:style-name="ce31" office:value-type="float" office:value="50212" calcext:value-type="float">
            <text:p>50,212</text:p>
          </table:table-cell>
          <table:table-cell table:style-name="ce31" office:value-type="float" office:value="52651" calcext:value-type="float">
            <text:p>52,651</text:p>
          </table:table-cell>
          <table:table-cell table:style-name="ce31" office:value-type="float" office:value="53623" calcext:value-type="float">
            <text:p>53,623</text:p>
          </table:table-cell>
          <table:table-cell table:style-name="ce31" office:value-type="float" office:value="53692" calcext:value-type="float">
            <text:p>53,692</text:p>
          </table:table-cell>
          <table:table-cell table:style-name="ce56" office:value-type="float" office:value="55098" calcext:value-type="float">
            <text:p>55,098</text:p>
          </table:table-cell>
          <table:table-cell table:style-name="ce31" office:value-type="float" office:value="281557" calcext:value-type="float">
            <text:p>281,557</text:p>
          </table:table-cell>
          <table:table-cell table:style-name="ce31" office:value-type="float" office:value="55038" calcext:value-type="float">
            <text:p>55,038</text:p>
          </table:table-cell>
          <table:table-cell table:style-name="ce31" office:value-type="float" office:value="54949" calcext:value-type="float">
            <text:p>54,949</text:p>
          </table:table-cell>
          <table:table-cell table:style-name="ce31" office:value-type="float" office:value="57299" calcext:value-type="float">
            <text:p>57,299</text:p>
          </table:table-cell>
          <table:table-cell table:style-name="ce31" office:value-type="float" office:value="55559" calcext:value-type="float">
            <text:p>55,559</text:p>
          </table:table-cell>
          <table:table-cell table:style-name="ce56" office:value-type="float" office:value="58712" calcext:value-type="float">
            <text:p>58,712</text:p>
          </table:table-cell>
          <table:table-cell table:style-name="ce31" office:value-type="float" office:value="294692" calcext:value-type="float">
            <text:p>294,692</text:p>
          </table:table-cell>
          <table:table-cell table:style-name="ce31" office:value-type="float" office:value="54436" calcext:value-type="float">
            <text:p>54,436</text:p>
          </table:table-cell>
          <table:table-cell table:style-name="ce31" office:value-type="float" office:value="52335" calcext:value-type="float">
            <text:p>52,335</text:p>
          </table:table-cell>
          <table:table-cell table:style-name="ce31" office:value-type="float" office:value="58166" calcext:value-type="float">
            <text:p>58,166</text:p>
          </table:table-cell>
          <table:table-cell table:style-name="ce31" office:value-type="float" office:value="63827" calcext:value-type="float">
            <text:p>63,827</text:p>
          </table:table-cell>
          <table:table-cell table:style-name="ce56" office:value-type="float" office:value="65928" calcext:value-type="float">
            <text:p>65,928</text:p>
          </table:table-cell>
          <table:table-cell table:style-name="ce31" office:value-type="float" office:value="365586" calcext:value-type="float">
            <text:p>365,586</text:p>
          </table:table-cell>
          <table:table-cell table:style-name="ce31" office:value-type="float" office:value="70786" calcext:value-type="float">
            <text:p>70,786</text:p>
          </table:table-cell>
          <table:table-cell table:style-name="ce31" office:value-type="float" office:value="73438" calcext:value-type="float">
            <text:p>73,438</text:p>
          </table:table-cell>
          <table:table-cell table:style-name="ce31" office:value-type="float" office:value="73315" calcext:value-type="float">
            <text:p>73,315</text:p>
          </table:table-cell>
          <table:table-cell table:style-name="ce31" office:value-type="float" office:value="74664" calcext:value-type="float">
            <text:p>74,664</text:p>
          </table:table-cell>
          <table:table-cell table:style-name="ce56" office:value-type="float" office:value="73383" calcext:value-type="float">
            <text:p>73,383</text:p>
          </table:table-cell>
          <table:table-cell table:style-name="ce31" office:value-type="float" office:value="336229" calcext:value-type="float">
            <text:p>336,229</text:p>
          </table:table-cell>
          <table:table-cell table:style-name="ce31" office:value-type="float" office:value="69206" calcext:value-type="float">
            <text:p>69,206</text:p>
          </table:table-cell>
          <table:table-cell table:style-name="ce31" office:value-type="float" office:value="75015" calcext:value-type="float">
            <text:p>75,015</text:p>
          </table:table-cell>
          <table:table-cell table:style-name="ce31" office:value-type="float" office:value="65573" calcext:value-type="float">
            <text:p>65,573</text:p>
          </table:table-cell>
          <table:table-cell table:style-name="ce31" office:value-type="float" office:value="64106" calcext:value-type="float">
            <text:p>64,106</text:p>
          </table:table-cell>
          <table:table-cell table:style-name="ce56" office:value-type="float" office:value="62329" calcext:value-type="float">
            <text:p>62,329</text:p>
          </table:table-cell>
          <table:table-cell table:style-name="ce31" office:value-type="float" office:value="316011" calcext:value-type="float">
            <text:p>316,011</text:p>
          </table:table-cell>
          <table:table-cell table:style-name="ce31" office:value-type="float" office:value="61953" calcext:value-type="float">
            <text:p>61,953</text:p>
          </table:table-cell>
          <table:table-cell table:style-name="ce31" office:value-type="float" office:value="62155" calcext:value-type="float">
            <text:p>62,155</text:p>
          </table:table-cell>
          <table:table-cell table:style-name="ce31" office:value-type="float" office:value="63958" calcext:value-type="float">
            <text:p>63,958</text:p>
          </table:table-cell>
          <table:table-cell table:style-name="ce31" office:value-type="float" office:value="64082" calcext:value-type="float">
            <text:p>64,082</text:p>
          </table:table-cell>
          <table:table-cell table:style-name="ce56" office:value-type="float" office:value="63863" calcext:value-type="float">
            <text:p>63,863</text:p>
          </table:table-cell>
          <table:table-cell table:style-name="ce31" office:value-type="float" office:value="322901" calcext:value-type="float">
            <text:p>322,901</text:p>
          </table:table-cell>
          <table:table-cell table:style-name="ce31" office:value-type="float" office:value="61972" calcext:value-type="float">
            <text:p>61,972</text:p>
          </table:table-cell>
          <table:table-cell table:style-name="ce31" office:value-type="float" office:value="63028" calcext:value-type="float">
            <text:p>63,028</text:p>
          </table:table-cell>
          <table:table-cell table:style-name="ce31" office:value-type="float" office:value="64453" calcext:value-type="float">
            <text:p>64,453</text:p>
          </table:table-cell>
          <table:table-cell table:style-name="ce31" office:value-type="float" office:value="66161" calcext:value-type="float">
            <text:p>66,161</text:p>
          </table:table-cell>
          <table:table-cell table:style-name="ce56" office:value-type="float" office:value="67287" calcext:value-type="float">
            <text:p>67,287</text:p>
          </table:table-cell>
          <table:table-cell table:style-name="ce31" office:value-type="float" office:value="329242" calcext:value-type="float">
            <text:p>329,242</text:p>
          </table:table-cell>
          <table:table-cell table:style-name="ce31" office:value-type="float" office:value="67750" calcext:value-type="float">
            <text:p>67,750</text:p>
          </table:table-cell>
          <table:table-cell table:style-name="ce31" office:value-type="float" office:value="65825" calcext:value-type="float">
            <text:p>65,825</text:p>
          </table:table-cell>
          <table:table-cell table:style-name="ce31" office:value-type="float" office:value="64689" calcext:value-type="float">
            <text:p>64,689</text:p>
          </table:table-cell>
          <table:table-cell table:style-name="ce31" office:value-type="float" office:value="64778" calcext:value-type="float">
            <text:p>64,778</text:p>
          </table:table-cell>
          <table:table-cell table:style-name="ce56" office:value-type="float" office:value="66200" calcext:value-type="float">
            <text:p>66,200</text:p>
          </table:table-cell>
          <table:table-cell table:style-name="ce31" office:value-type="float" office:value="293031" calcext:value-type="float">
            <text:p>293,031</text:p>
          </table:table-cell>
          <table:table-cell table:style-name="ce31" office:value-type="float" office:value="59195" calcext:value-type="float">
            <text:p>59,195</text:p>
          </table:table-cell>
          <table:table-cell table:style-name="ce31" office:value-type="float" office:value="60912" calcext:value-type="float">
            <text:p>60,912</text:p>
          </table:table-cell>
          <table:table-cell table:style-name="ce31" office:value-type="float" office:value="59884" calcext:value-type="float">
            <text:p>59,884</text:p>
          </table:table-cell>
          <table:table-cell table:style-name="ce31" office:value-type="float" office:value="58489" calcext:value-type="float">
            <text:p>58,489</text:p>
          </table:table-cell>
          <table:table-cell table:style-name="ce56" office:value-type="float" office:value="54551" calcext:value-type="float">
            <text:p>54,551</text:p>
          </table:table-cell>
          <table:table-cell table:style-name="ce31" office:value-type="float" office:value="228148" calcext:value-type="float">
            <text:p>228,148</text:p>
          </table:table-cell>
          <table:table-cell table:style-name="ce31" office:value-type="float" office:value="53011" calcext:value-type="float">
            <text:p>53,011</text:p>
          </table:table-cell>
          <table:table-cell table:style-name="ce31" office:value-type="float" office:value="52523" calcext:value-type="float">
            <text:p>52,523</text:p>
          </table:table-cell>
          <table:table-cell table:style-name="ce31" office:value-type="float" office:value="44341" calcext:value-type="float">
            <text:p>44,341</text:p>
          </table:table-cell>
          <table:table-cell table:style-name="ce31" office:value-type="float" office:value="40075" calcext:value-type="float">
            <text:p>40,075</text:p>
          </table:table-cell>
          <table:table-cell table:style-name="ce56" office:value-type="float" office:value="38198" calcext:value-type="float">
            <text:p>38,198</text:p>
          </table:table-cell>
          <table:table-cell table:style-name="ce31" office:value-type="float" office:value="120223" calcext:value-type="float">
            <text:p>120,223</text:p>
          </table:table-cell>
          <table:table-cell table:style-name="ce31" office:value-type="float" office:value="30191" calcext:value-type="float">
            <text:p>30,191</text:p>
          </table:table-cell>
          <table:table-cell table:style-name="ce31" office:value-type="float" office:value="26515" calcext:value-type="float">
            <text:p>26,515</text:p>
          </table:table-cell>
          <table:table-cell table:style-name="ce31" office:value-type="float" office:value="18708" calcext:value-type="float">
            <text:p>18,708</text:p>
          </table:table-cell>
          <table:table-cell table:style-name="ce31" office:value-type="float" office:value="22314" calcext:value-type="float">
            <text:p>22,314</text:p>
          </table:table-cell>
          <table:table-cell table:style-name="ce56" office:value-type="float" office:value="22495" calcext:value-type="float">
            <text:p>22,495</text:p>
          </table:table-cell>
          <table:table-cell table:style-name="ce31" office:value-type="float" office:value="94648" calcext:value-type="float">
            <text:p>94,648</text:p>
          </table:table-cell>
          <table:table-cell table:style-name="ce31" office:value-type="float" office:value="21321" calcext:value-type="float">
            <text:p>21,321</text:p>
          </table:table-cell>
          <table:table-cell table:style-name="ce31" office:value-type="float" office:value="19901" calcext:value-type="float">
            <text:p>19,901</text:p>
          </table:table-cell>
          <table:table-cell table:style-name="ce31" office:value-type="float" office:value="19634" calcext:value-type="float">
            <text:p>19,634</text:p>
          </table:table-cell>
          <table:table-cell table:style-name="ce31" office:value-type="float" office:value="17906" calcext:value-type="float">
            <text:p>17,906</text:p>
          </table:table-cell>
          <table:table-cell table:style-name="ce56" office:value-type="float" office:value="15886" calcext:value-type="float">
            <text:p>15,886</text:p>
          </table:table-cell>
          <table:table-cell table:style-name="ce31" office:value-type="float" office:value="62118" calcext:value-type="float">
            <text:p>62,118</text:p>
          </table:table-cell>
          <table:table-cell table:style-name="ce31" office:value-type="float" office:value="14632" calcext:value-type="float">
            <text:p>14,632</text:p>
          </table:table-cell>
          <table:table-cell table:style-name="ce31" office:value-type="float" office:value="13432" calcext:value-type="float">
            <text:p>13,432</text:p>
          </table:table-cell>
          <table:table-cell table:style-name="ce31" office:value-type="float" office:value="12210" calcext:value-type="float">
            <text:p>12,210</text:p>
          </table:table-cell>
          <table:table-cell table:style-name="ce31" office:value-type="float" office:value="11354" calcext:value-type="float">
            <text:p>11,354</text:p>
          </table:table-cell>
          <table:table-cell table:style-name="ce56" office:value-type="float" office:value="10490" calcext:value-type="float">
            <text:p>10,490</text:p>
          </table:table-cell>
          <table:table-cell table:style-name="ce31" office:value-type="float" office:value="45297" calcext:value-type="float">
            <text:p>45,297</text:p>
          </table:table-cell>
          <table:table-cell table:style-name="ce31" office:value-type="float" office:value="9978" calcext:value-type="float">
            <text:p>9,978</text:p>
          </table:table-cell>
          <table:table-cell table:style-name="ce31" office:value-type="float" office:value="9846" calcext:value-type="float">
            <text:p>9,846</text:p>
          </table:table-cell>
          <table:table-cell table:style-name="ce31" office:value-type="float" office:value="9205" calcext:value-type="float">
            <text:p>9,205</text:p>
          </table:table-cell>
          <table:table-cell table:style-name="ce31" office:value-type="float" office:value="8537" calcext:value-type="float">
            <text:p>8,537</text:p>
          </table:table-cell>
          <table:table-cell table:style-name="ce56" office:value-type="float" office:value="7731" calcext:value-type="float">
            <text:p>7,731</text:p>
          </table:table-cell>
          <table:table-cell table:style-name="ce31" office:value-type="float" office:value="25708" calcext:value-type="float">
            <text:p>25,708</text:p>
          </table:table-cell>
          <table:table-cell table:style-name="ce31" office:value-type="float" office:value="6783" calcext:value-type="float">
            <text:p>6,783</text:p>
          </table:table-cell>
          <table:table-cell table:style-name="ce31" office:value-type="float" office:value="6227" calcext:value-type="float">
            <text:p>6,227</text:p>
          </table:table-cell>
          <table:table-cell table:style-name="ce31" office:value-type="float" office:value="5080" calcext:value-type="float">
            <text:p>5,080</text:p>
          </table:table-cell>
          <table:table-cell table:style-name="ce31" office:value-type="float" office:value="4192" calcext:value-type="float">
            <text:p>4,192</text:p>
          </table:table-cell>
          <table:table-cell table:style-name="ce56" office:value-type="float" office:value="3426" calcext:value-type="float">
            <text:p>3,426</text:p>
          </table:table-cell>
          <table:table-cell table:style-name="ce31" office:value-type="float" office:value="9183" calcext:value-type="float">
            <text:p>9,183</text:p>
          </table:table-cell>
          <table:table-cell table:style-name="ce31" office:value-type="float" office:value="2804" calcext:value-type="float">
            <text:p>2,804</text:p>
          </table:table-cell>
          <table:table-cell table:style-name="ce31" office:value-type="float" office:value="2383" calcext:value-type="float">
            <text:p>2,383</text:p>
          </table:table-cell>
          <table:table-cell table:style-name="ce31" office:value-type="float" office:value="1778" calcext:value-type="float">
            <text:p>1,778</text:p>
          </table:table-cell>
          <table:table-cell table:style-name="ce31" office:value-type="float" office:value="1318" calcext:value-type="float">
            <text:p>1,318</text:p>
          </table:table-cell>
          <table:table-cell table:style-name="ce56" office:value-type="float" office:value="900" calcext:value-type="float">
            <text:p>900</text:p>
          </table:table-cell>
          <table:table-cell table:style-name="ce31" office:value-type="float" office:value="2072" calcext:value-type="float">
            <text:p>2,072</text:p>
          </table:table-cell>
          <table:table-cell table:style-name="ce31" office:value-type="float" office:value="709" calcext:value-type="float">
            <text:p>709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293" calcext:value-type="float">
            <text:p>293</text:p>
          </table:table-cell>
          <table:table-cell table:style-name="ce56" office:value-type="float" office:value="212" calcext:value-type="float">
            <text:p>212</text:p>
          </table:table-cell>
          <table:table-cell table:style-name="ce31" office:value-type="float" office:value="587" calcext:value-type="float">
            <text:p>58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7101" calcext:value-type="float">
            <text:p>1,947,101</text:p>
          </table:table-cell>
          <table:table-cell table:style-name="ce31" office:value-type="float" office:value="85057" calcext:value-type="float">
            <text:p>85,057</text:p>
          </table:table-cell>
          <table:table-cell table:style-name="ce31" office:value-type="float" office:value="19537" calcext:value-type="float">
            <text:p>19,537</text:p>
          </table:table-cell>
          <table:table-cell table:style-name="ce31" office:value-type="float" office:value="18227" calcext:value-type="float">
            <text:p>18,227</text:p>
          </table:table-cell>
          <table:table-cell table:style-name="ce31" office:value-type="float" office:value="14556" calcext:value-type="float">
            <text:p>14,556</text:p>
          </table:table-cell>
          <table:table-cell table:style-name="ce31" office:value-type="float" office:value="15999" calcext:value-type="float">
            <text:p>15,999</text:p>
          </table:table-cell>
          <table:table-cell table:style-name="ce31" office:value-type="float" office:value="16738" calcext:value-type="float">
            <text:p>16,738</text:p>
          </table:table-cell>
          <table:table-cell table:style-name="ce31" office:value-type="float" office:value="91067" calcext:value-type="float">
            <text:p>91,067</text:p>
          </table:table-cell>
          <table:table-cell table:style-name="ce31" office:value-type="float" office:value="17877" calcext:value-type="float">
            <text:p>17,877</text:p>
          </table:table-cell>
          <table:table-cell table:style-name="ce31" office:value-type="float" office:value="18022" calcext:value-type="float">
            <text:p>18,022</text:p>
          </table:table-cell>
          <table:table-cell table:style-name="ce31" office:value-type="float" office:value="17633" calcext:value-type="float">
            <text:p>17,633</text:p>
          </table:table-cell>
          <table:table-cell table:style-name="ce31" office:value-type="float" office:value="18576" calcext:value-type="float">
            <text:p>18,576</text:p>
          </table:table-cell>
          <table:table-cell table:style-name="ce56" office:value-type="float" office:value="18959" calcext:value-type="float">
            <text:p>18,959</text:p>
          </table:table-cell>
          <table:table-cell table:style-name="ce31" office:value-type="float" office:value="110949" calcext:value-type="float">
            <text:p>110,949</text:p>
          </table:table-cell>
          <table:table-cell table:style-name="ce31" office:value-type="float" office:value="20278" calcext:value-type="float">
            <text:p>20,278</text:p>
          </table:table-cell>
          <table:table-cell table:style-name="ce31" office:value-type="float" office:value="20689" calcext:value-type="float">
            <text:p>20,689</text:p>
          </table:table-cell>
          <table:table-cell table:style-name="ce31" office:value-type="float" office:value="24073" calcext:value-type="float">
            <text:p>24,073</text:p>
          </table:table-cell>
          <table:table-cell table:style-name="ce31" office:value-type="float" office:value="23623" calcext:value-type="float">
            <text:p>23,623</text:p>
          </table:table-cell>
          <table:table-cell table:style-name="ce56" office:value-type="float" office:value="22286" calcext:value-type="float">
            <text:p>22,286</text:p>
          </table:table-cell>
          <table:table-cell table:style-name="ce31" office:value-type="float" office:value="137396" calcext:value-type="float">
            <text:p>137,396</text:p>
          </table:table-cell>
          <table:table-cell table:style-name="ce31" office:value-type="float" office:value="25986" calcext:value-type="float">
            <text:p>25,986</text:p>
          </table:table-cell>
          <table:table-cell table:style-name="ce31" office:value-type="float" office:value="27240" calcext:value-type="float">
            <text:p>27,240</text:p>
          </table:table-cell>
          <table:table-cell table:style-name="ce31" office:value-type="float" office:value="27686" calcext:value-type="float">
            <text:p>27,686</text:p>
          </table:table-cell>
          <table:table-cell table:style-name="ce31" office:value-type="float" office:value="27846" calcext:value-type="float">
            <text:p>27,846</text:p>
          </table:table-cell>
          <table:table-cell table:style-name="ce56" office:value-type="float" office:value="28638" calcext:value-type="float">
            <text:p>28,638</text:p>
          </table:table-cell>
          <table:table-cell table:style-name="ce31" office:value-type="float" office:value="146930" calcext:value-type="float">
            <text:p>146,930</text:p>
          </table:table-cell>
          <table:table-cell table:style-name="ce31" office:value-type="float" office:value="28902" calcext:value-type="float">
            <text:p>28,902</text:p>
          </table:table-cell>
          <table:table-cell table:style-name="ce31" office:value-type="float" office:value="28809" calcext:value-type="float">
            <text:p>28,809</text:p>
          </table:table-cell>
          <table:table-cell table:style-name="ce31" office:value-type="float" office:value="30119" calcext:value-type="float">
            <text:p>30,119</text:p>
          </table:table-cell>
          <table:table-cell table:style-name="ce31" office:value-type="float" office:value="28844" calcext:value-type="float">
            <text:p>28,844</text:p>
          </table:table-cell>
          <table:table-cell table:style-name="ce56" office:value-type="float" office:value="30256" calcext:value-type="float">
            <text:p>30,256</text:p>
          </table:table-cell>
          <table:table-cell table:style-name="ce31" office:value-type="float" office:value="148940" calcext:value-type="float">
            <text:p>148,940</text:p>
          </table:table-cell>
          <table:table-cell table:style-name="ce31" office:value-type="float" office:value="27768" calcext:value-type="float">
            <text:p>27,768</text:p>
          </table:table-cell>
          <table:table-cell table:style-name="ce31" office:value-type="float" office:value="26536" calcext:value-type="float">
            <text:p>26,536</text:p>
          </table:table-cell>
          <table:table-cell table:style-name="ce31" office:value-type="float" office:value="29388" calcext:value-type="float">
            <text:p>29,388</text:p>
          </table:table-cell>
          <table:table-cell table:style-name="ce31" office:value-type="float" office:value="32148" calcext:value-type="float">
            <text:p>32,148</text:p>
          </table:table-cell>
          <table:table-cell table:style-name="ce56" office:value-type="float" office:value="33100" calcext:value-type="float">
            <text:p>33,100</text:p>
          </table:table-cell>
          <table:table-cell table:style-name="ce31" office:value-type="float" office:value="181242" calcext:value-type="float">
            <text:p>181,242</text:p>
          </table:table-cell>
          <table:table-cell table:style-name="ce31" office:value-type="float" office:value="35328" calcext:value-type="float">
            <text:p>35,328</text:p>
          </table:table-cell>
          <table:table-cell table:style-name="ce31" office:value-type="float" office:value="36399" calcext:value-type="float">
            <text:p>36,399</text:p>
          </table:table-cell>
          <table:table-cell table:style-name="ce31" office:value-type="float" office:value="36293" calcext:value-type="float">
            <text:p>36,293</text:p>
          </table:table-cell>
          <table:table-cell table:style-name="ce31" office:value-type="float" office:value="36976" calcext:value-type="float">
            <text:p>36,976</text:p>
          </table:table-cell>
          <table:table-cell table:style-name="ce56" office:value-type="float" office:value="36246" calcext:value-type="float">
            <text:p>36,246</text:p>
          </table:table-cell>
          <table:table-cell table:style-name="ce31" office:value-type="float" office:value="165273" calcext:value-type="float">
            <text:p>165,273</text:p>
          </table:table-cell>
          <table:table-cell table:style-name="ce31" office:value-type="float" office:value="33966" calcext:value-type="float">
            <text:p>33,966</text:p>
          </table:table-cell>
          <table:table-cell table:style-name="ce31" office:value-type="float" office:value="37106" calcext:value-type="float">
            <text:p>37,106</text:p>
          </table:table-cell>
          <table:table-cell table:style-name="ce31" office:value-type="float" office:value="32154" calcext:value-type="float">
            <text:p>32,154</text:p>
          </table:table-cell>
          <table:table-cell table:style-name="ce31" office:value-type="float" office:value="31417" calcext:value-type="float">
            <text:p>31,417</text:p>
          </table:table-cell>
          <table:table-cell table:style-name="ce56" office:value-type="float" office:value="30630" calcext:value-type="float">
            <text:p>30,630</text:p>
          </table:table-cell>
          <table:table-cell table:style-name="ce31" office:value-type="float" office:value="154617" calcext:value-type="float">
            <text:p>154,617</text:p>
          </table:table-cell>
          <table:table-cell table:style-name="ce31" office:value-type="float" office:value="30704" calcext:value-type="float">
            <text:p>30,704</text:p>
          </table:table-cell>
          <table:table-cell table:style-name="ce31" office:value-type="float" office:value="30528" calcext:value-type="float">
            <text:p>30,528</text:p>
          </table:table-cell>
          <table:table-cell table:style-name="ce31" office:value-type="float" office:value="31475" calcext:value-type="float">
            <text:p>31,475</text:p>
          </table:table-cell>
          <table:table-cell table:style-name="ce31" office:value-type="float" office:value="31298" calcext:value-type="float">
            <text:p>31,298</text:p>
          </table:table-cell>
          <table:table-cell table:style-name="ce56" office:value-type="float" office:value="30612" calcext:value-type="float">
            <text:p>30,612</text:p>
          </table:table-cell>
          <table:table-cell table:style-name="ce31" office:value-type="float" office:value="153817" calcext:value-type="float">
            <text:p>153,817</text:p>
          </table:table-cell>
          <table:table-cell table:style-name="ce31" office:value-type="float" office:value="29837" calcext:value-type="float">
            <text:p>29,837</text:p>
          </table:table-cell>
          <table:table-cell table:style-name="ce31" office:value-type="float" office:value="30107" calcext:value-type="float">
            <text:p>30,107</text:p>
          </table:table-cell>
          <table:table-cell table:style-name="ce31" office:value-type="float" office:value="30627" calcext:value-type="float">
            <text:p>30,627</text:p>
          </table:table-cell>
          <table:table-cell table:style-name="ce31" office:value-type="float" office:value="31331" calcext:value-type="float">
            <text:p>31,331</text:p>
          </table:table-cell>
          <table:table-cell table:style-name="ce56" office:value-type="float" office:value="31915" calcext:value-type="float">
            <text:p>31,915</text:p>
          </table:table-cell>
          <table:table-cell table:style-name="ce31" office:value-type="float" office:value="155463" calcext:value-type="float">
            <text:p>155,463</text:p>
          </table:table-cell>
          <table:table-cell table:style-name="ce31" office:value-type="float" office:value="31802" calcext:value-type="float">
            <text:p>31,802</text:p>
          </table:table-cell>
          <table:table-cell table:style-name="ce31" office:value-type="float" office:value="31341" calcext:value-type="float">
            <text:p>31,341</text:p>
          </table:table-cell>
          <table:table-cell table:style-name="ce31" office:value-type="float" office:value="30602" calcext:value-type="float">
            <text:p>30,602</text:p>
          </table:table-cell>
          <table:table-cell table:style-name="ce31" office:value-type="float" office:value="30467" calcext:value-type="float">
            <text:p>30,467</text:p>
          </table:table-cell>
          <table:table-cell table:style-name="ce56" office:value-type="float" office:value="31251" calcext:value-type="float">
            <text:p>31,251</text:p>
          </table:table-cell>
          <table:table-cell table:style-name="ce31" office:value-type="float" office:value="138110" calcext:value-type="float">
            <text:p>138,110</text:p>
          </table:table-cell>
          <table:table-cell table:style-name="ce31" office:value-type="float" office:value="27865" calcext:value-type="float">
            <text:p>27,865</text:p>
          </table:table-cell>
          <table:table-cell table:style-name="ce31" office:value-type="float" office:value="28662" calcext:value-type="float">
            <text:p>28,662</text:p>
          </table:table-cell>
          <table:table-cell table:style-name="ce31" office:value-type="float" office:value="28315" calcext:value-type="float">
            <text:p>28,315</text:p>
          </table:table-cell>
          <table:table-cell table:style-name="ce31" office:value-type="float" office:value="27404" calcext:value-type="float">
            <text:p>27,404</text:p>
          </table:table-cell>
          <table:table-cell table:style-name="ce56" office:value-type="float" office:value="25864" calcext:value-type="float">
            <text:p>25,864</text:p>
          </table:table-cell>
          <table:table-cell table:style-name="ce31" office:value-type="float" office:value="107768" calcext:value-type="float">
            <text:p>107,768</text:p>
          </table:table-cell>
          <table:table-cell table:style-name="ce31" office:value-type="float" office:value="24786" calcext:value-type="float">
            <text:p>24,786</text:p>
          </table:table-cell>
          <table:table-cell table:style-name="ce31" office:value-type="float" office:value="24863" calcext:value-type="float">
            <text:p>24,863</text:p>
          </table:table-cell>
          <table:table-cell table:style-name="ce31" office:value-type="float" office:value="21062" calcext:value-type="float">
            <text:p>21,062</text:p>
          </table:table-cell>
          <table:table-cell table:style-name="ce31" office:value-type="float" office:value="19015" calcext:value-type="float">
            <text:p>19,015</text:p>
          </table:table-cell>
          <table:table-cell table:style-name="ce56" office:value-type="float" office:value="18042" calcext:value-type="float">
            <text:p>18,042</text:p>
          </table:table-cell>
          <table:table-cell table:style-name="ce31" office:value-type="float" office:value="57145" calcext:value-type="float">
            <text:p>57,145</text:p>
          </table:table-cell>
          <table:table-cell table:style-name="ce31" office:value-type="float" office:value="14375" calcext:value-type="float">
            <text:p>14,375</text:p>
          </table:table-cell>
          <table:table-cell table:style-name="ce31" office:value-type="float" office:value="12582" calcext:value-type="float">
            <text:p>12,582</text:p>
          </table:table-cell>
          <table:table-cell table:style-name="ce31" office:value-type="float" office:value="8887" calcext:value-type="float">
            <text:p>8,887</text:p>
          </table:table-cell>
          <table:table-cell table:style-name="ce31" office:value-type="float" office:value="10667" calcext:value-type="float">
            <text:p>10,667</text:p>
          </table:table-cell>
          <table:table-cell table:style-name="ce56" office:value-type="float" office:value="10634" calcext:value-type="float">
            <text:p>10,634</text:p>
          </table:table-cell>
          <table:table-cell table:style-name="ce31" office:value-type="float" office:value="43244" calcext:value-type="float">
            <text:p>43,244</text:p>
          </table:table-cell>
          <table:table-cell table:style-name="ce31" office:value-type="float" office:value="10006" calcext:value-type="float">
            <text:p>10,006</text:p>
          </table:table-cell>
          <table:table-cell table:style-name="ce31" office:value-type="float" office:value="9196" calcext:value-type="float">
            <text:p>9,196</text:p>
          </table:table-cell>
          <table:table-cell table:style-name="ce31" office:value-type="float" office:value="9092" calcext:value-type="float">
            <text:p>9,092</text:p>
          </table:table-cell>
          <table:table-cell table:style-name="ce31" office:value-type="float" office:value="8053" calcext:value-type="float">
            <text:p>8,053</text:p>
          </table:table-cell>
          <table:table-cell table:style-name="ce56" office:value-type="float" office:value="6897" calcext:value-type="float">
            <text:p>6,897</text:p>
          </table:table-cell>
          <table:table-cell table:style-name="ce31" office:value-type="float" office:value="27476" calcext:value-type="float">
            <text:p>27,476</text:p>
          </table:table-cell>
          <table:table-cell table:style-name="ce31" office:value-type="float" office:value="6421" calcext:value-type="float">
            <text:p>6,421</text:p>
          </table:table-cell>
          <table:table-cell table:style-name="ce31" office:value-type="float" office:value="5887" calcext:value-type="float">
            <text:p>5,887</text:p>
          </table:table-cell>
          <table:table-cell table:style-name="ce31" office:value-type="float" office:value="5361" calcext:value-type="float">
            <text:p>5,361</text:p>
          </table:table-cell>
          <table:table-cell table:style-name="ce31" office:value-type="float" office:value="5037" calcext:value-type="float">
            <text:p>5,037</text:p>
          </table:table-cell>
          <table:table-cell table:style-name="ce56" office:value-type="float" office:value="4770" calcext:value-type="float">
            <text:p>4,770</text:p>
          </table:table-cell>
          <table:table-cell table:style-name="ce31" office:value-type="float" office:value="23274" calcext:value-type="float">
            <text:p>23,274</text:p>
          </table:table-cell>
          <table:table-cell table:style-name="ce31" office:value-type="float" office:value="4784" calcext:value-type="float">
            <text:p>4,784</text:p>
          </table:table-cell>
          <table:table-cell table:style-name="ce31" office:value-type="float" office:value="4956" calcext:value-type="float">
            <text:p>4,956</text:p>
          </table:table-cell>
          <table:table-cell table:style-name="ce31" office:value-type="float" office:value="4807" calcext:value-type="float">
            <text:p>4,807</text:p>
          </table:table-cell>
          <table:table-cell table:style-name="ce31" office:value-type="float" office:value="4631" calcext:value-type="float">
            <text:p>4,631</text:p>
          </table:table-cell>
          <table:table-cell table:style-name="ce56" office:value-type="float" office:value="4096" calcext:value-type="float">
            <text:p>4,096</text:p>
          </table:table-cell>
          <table:table-cell table:style-name="ce31" office:value-type="float" office:value="13376" calcext:value-type="float">
            <text:p>13,376</text:p>
          </table:table-cell>
          <table:table-cell table:style-name="ce31" office:value-type="float" office:value="3551" calcext:value-type="float">
            <text:p>3,551</text:p>
          </table:table-cell>
          <table:table-cell table:style-name="ce31" office:value-type="float" office:value="3205" calcext:value-type="float">
            <text:p>3,205</text:p>
          </table:table-cell>
          <table:table-cell table:style-name="ce31" office:value-type="float" office:value="2678" calcext:value-type="float">
            <text:p>2,678</text:p>
          </table:table-cell>
          <table:table-cell table:style-name="ce31" office:value-type="float" office:value="2220" calcext:value-type="float">
            <text:p>2,220</text:p>
          </table:table-cell>
          <table:table-cell table:style-name="ce56" office:value-type="float" office:value="1722" calcext:value-type="float">
            <text:p>1,722</text:p>
          </table:table-cell>
          <table:table-cell table:style-name="ce31" office:value-type="float" office:value="4645" calcext:value-type="float">
            <text:p>4,645</text:p>
          </table:table-cell>
          <table:table-cell table:style-name="ce31" office:value-type="float" office:value="1420" calcext:value-type="float">
            <text:p>1,420</text:p>
          </table:table-cell>
          <table:table-cell table:style-name="ce31" office:value-type="float" office:value="1226" calcext:value-type="float">
            <text:p>1,226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649" calcext:value-type="float">
            <text:p>649</text:p>
          </table:table-cell>
          <table:table-cell table:style-name="ce56" office:value-type="float" office:value="466" calcext:value-type="float">
            <text:p>466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113" calcext:value-type="float">
            <text:p>113</text:p>
          </table:table-cell>
          <table:table-cell table:style-name="ce31" office:value-type="float" office:value="328" calcext:value-type="float">
            <text:p>32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96320" calcext:value-type="float">
            <text:p>1,996,320</text:p>
          </table:table-cell>
          <table:table-cell table:style-name="ce41" office:value-type="float" office:value="78484" calcext:value-type="float">
            <text:p>78,484</text:p>
          </table:table-cell>
          <table:table-cell table:style-name="ce32" office:value-type="float" office:value="18141" calcext:value-type="float">
            <text:p>18,141</text:p>
          </table:table-cell>
          <table:table-cell table:style-name="ce32" office:value-type="float" office:value="17020" calcext:value-type="float">
            <text:p>17,020</text:p>
          </table:table-cell>
          <table:table-cell table:style-name="ce32" office:value-type="float" office:value="13346" calcext:value-type="float">
            <text:p>13,346</text:p>
          </table:table-cell>
          <table:table-cell table:style-name="ce32" office:value-type="float" office:value="14627" calcext:value-type="float">
            <text:p>14,627</text:p>
          </table:table-cell>
          <table:table-cell table:style-name="ce32" office:value-type="float" office:value="15350" calcext:value-type="float">
            <text:p>15,350</text:p>
          </table:table-cell>
          <table:table-cell table:style-name="ce32" office:value-type="float" office:value="82787" calcext:value-type="float">
            <text:p>82,787</text:p>
          </table:table-cell>
          <table:table-cell table:style-name="ce32" office:value-type="float" office:value="16353" calcext:value-type="float">
            <text:p>16,353</text:p>
          </table:table-cell>
          <table:table-cell table:style-name="ce32" office:value-type="float" office:value="16287" calcext:value-type="float">
            <text:p>16,287</text:p>
          </table:table-cell>
          <table:table-cell table:style-name="ce32" office:value-type="float" office:value="16361" calcext:value-type="float">
            <text:p>16,361</text:p>
          </table:table-cell>
          <table:table-cell table:style-name="ce32" office:value-type="float" office:value="16828" calcext:value-type="float">
            <text:p>16,828</text:p>
          </table:table-cell>
          <table:table-cell table:style-name="ce41" office:value-type="float" office:value="16958" calcext:value-type="float">
            <text:p>16,958</text:p>
          </table:table-cell>
          <table:table-cell table:style-name="ce32" office:value-type="float" office:value="102568" calcext:value-type="float">
            <text:p>102,568</text:p>
          </table:table-cell>
          <table:table-cell table:style-name="ce32" office:value-type="float" office:value="18483" calcext:value-type="float">
            <text:p>18,483</text:p>
          </table:table-cell>
          <table:table-cell table:style-name="ce32" office:value-type="float" office:value="18796" calcext:value-type="float">
            <text:p>18,796</text:p>
          </table:table-cell>
          <table:table-cell table:style-name="ce32" office:value-type="float" office:value="22654" calcext:value-type="float">
            <text:p>22,654</text:p>
          </table:table-cell>
          <table:table-cell table:style-name="ce32" office:value-type="float" office:value="21817" calcext:value-type="float">
            <text:p>21,817</text:p>
          </table:table-cell>
          <table:table-cell table:style-name="ce41" office:value-type="float" office:value="20818" calcext:value-type="float">
            <text:p>20,818</text:p>
          </table:table-cell>
          <table:table-cell table:style-name="ce32" office:value-type="float" office:value="127880" calcext:value-type="float">
            <text:p>127,880</text:p>
          </table:table-cell>
          <table:table-cell table:style-name="ce32" office:value-type="float" office:value="24226" calcext:value-type="float">
            <text:p>24,226</text:p>
          </table:table-cell>
          <table:table-cell table:style-name="ce32" office:value-type="float" office:value="25411" calcext:value-type="float">
            <text:p>25,411</text:p>
          </table:table-cell>
          <table:table-cell table:style-name="ce32" office:value-type="float" office:value="25937" calcext:value-type="float">
            <text:p>25,937</text:p>
          </table:table-cell>
          <table:table-cell table:style-name="ce32" office:value-type="float" office:value="25846" calcext:value-type="float">
            <text:p>25,846</text:p>
          </table:table-cell>
          <table:table-cell table:style-name="ce41" office:value-type="float" office:value="26460" calcext:value-type="float">
            <text:p>26,460</text:p>
          </table:table-cell>
          <table:table-cell table:style-name="ce32" office:value-type="float" office:value="134627" calcext:value-type="float">
            <text:p>134,627</text:p>
          </table:table-cell>
          <table:table-cell table:style-name="ce32" office:value-type="float" office:value="26136" calcext:value-type="float">
            <text:p>26,136</text:p>
          </table:table-cell>
          <table:table-cell table:style-name="ce32" office:value-type="float" office:value="26140" calcext:value-type="float">
            <text:p>26,140</text:p>
          </table:table-cell>
          <table:table-cell table:style-name="ce32" office:value-type="float" office:value="27180" calcext:value-type="float">
            <text:p>27,180</text:p>
          </table:table-cell>
          <table:table-cell table:style-name="ce32" office:value-type="float" office:value="26715" calcext:value-type="float">
            <text:p>26,715</text:p>
          </table:table-cell>
          <table:table-cell table:style-name="ce41" office:value-type="float" office:value="28456" calcext:value-type="float">
            <text:p>28,456</text:p>
          </table:table-cell>
          <table:table-cell table:style-name="ce32" office:value-type="float" office:value="145752" calcext:value-type="float">
            <text:p>145,752</text:p>
          </table:table-cell>
          <table:table-cell table:style-name="ce32" office:value-type="float" office:value="26668" calcext:value-type="float">
            <text:p>26,668</text:p>
          </table:table-cell>
          <table:table-cell table:style-name="ce32" office:value-type="float" office:value="25799" calcext:value-type="float">
            <text:p>25,799</text:p>
          </table:table-cell>
          <table:table-cell table:style-name="ce32" office:value-type="float" office:value="28778" calcext:value-type="float">
            <text:p>28,778</text:p>
          </table:table-cell>
          <table:table-cell table:style-name="ce32" office:value-type="float" office:value="31679" calcext:value-type="float">
            <text:p>31,679</text:p>
          </table:table-cell>
          <table:table-cell table:style-name="ce41" office:value-type="float" office:value="32828" calcext:value-type="float">
            <text:p>32,828</text:p>
          </table:table-cell>
          <table:table-cell table:style-name="ce32" office:value-type="float" office:value="184344" calcext:value-type="float">
            <text:p>184,344</text:p>
          </table:table-cell>
          <table:table-cell table:style-name="ce32" office:value-type="float" office:value="35458" calcext:value-type="float">
            <text:p>35,458</text:p>
          </table:table-cell>
          <table:table-cell table:style-name="ce32" office:value-type="float" office:value="37039" calcext:value-type="float">
            <text:p>37,039</text:p>
          </table:table-cell>
          <table:table-cell table:style-name="ce32" office:value-type="float" office:value="37022" calcext:value-type="float">
            <text:p>37,022</text:p>
          </table:table-cell>
          <table:table-cell table:style-name="ce32" office:value-type="float" office:value="37688" calcext:value-type="float">
            <text:p>37,688</text:p>
          </table:table-cell>
          <table:table-cell table:style-name="ce41" office:value-type="float" office:value="37137" calcext:value-type="float">
            <text:p>37,137</text:p>
          </table:table-cell>
          <table:table-cell table:style-name="ce32" office:value-type="float" office:value="170956" calcext:value-type="float">
            <text:p>170,956</text:p>
          </table:table-cell>
          <table:table-cell table:style-name="ce32" office:value-type="float" office:value="35240" calcext:value-type="float">
            <text:p>35,240</text:p>
          </table:table-cell>
          <table:table-cell table:style-name="ce32" office:value-type="float" office:value="37909" calcext:value-type="float">
            <text:p>37,909</text:p>
          </table:table-cell>
          <table:table-cell table:style-name="ce32" office:value-type="float" office:value="33419" calcext:value-type="float">
            <text:p>33,419</text:p>
          </table:table-cell>
          <table:table-cell table:style-name="ce32" office:value-type="float" office:value="32689" calcext:value-type="float">
            <text:p>32,689</text:p>
          </table:table-cell>
          <table:table-cell table:style-name="ce41" office:value-type="float" office:value="31699" calcext:value-type="float">
            <text:p>31,699</text:p>
          </table:table-cell>
          <table:table-cell table:style-name="ce32" office:value-type="float" office:value="161394" calcext:value-type="float">
            <text:p>161,394</text:p>
          </table:table-cell>
          <table:table-cell table:style-name="ce32" office:value-type="float" office:value="31249" calcext:value-type="float">
            <text:p>31,249</text:p>
          </table:table-cell>
          <table:table-cell table:style-name="ce32" office:value-type="float" office:value="31627" calcext:value-type="float">
            <text:p>31,627</text:p>
          </table:table-cell>
          <table:table-cell table:style-name="ce32" office:value-type="float" office:value="32483" calcext:value-type="float">
            <text:p>32,483</text:p>
          </table:table-cell>
          <table:table-cell table:style-name="ce32" office:value-type="float" office:value="32784" calcext:value-type="float">
            <text:p>32,784</text:p>
          </table:table-cell>
          <table:table-cell table:style-name="ce41" office:value-type="float" office:value="33251" calcext:value-type="float">
            <text:p>33,251</text:p>
          </table:table-cell>
          <table:table-cell table:style-name="ce32" office:value-type="float" office:value="169084" calcext:value-type="float">
            <text:p>169,084</text:p>
          </table:table-cell>
          <table:table-cell table:style-name="ce32" office:value-type="float" office:value="32135" calcext:value-type="float">
            <text:p>32,135</text:p>
          </table:table-cell>
          <table:table-cell table:style-name="ce32" office:value-type="float" office:value="32921" calcext:value-type="float">
            <text:p>32,921</text:p>
          </table:table-cell>
          <table:table-cell table:style-name="ce32" office:value-type="float" office:value="33826" calcext:value-type="float">
            <text:p>33,826</text:p>
          </table:table-cell>
          <table:table-cell table:style-name="ce32" office:value-type="float" office:value="34830" calcext:value-type="float">
            <text:p>34,830</text:p>
          </table:table-cell>
          <table:table-cell table:style-name="ce41" office:value-type="float" office:value="35372" calcext:value-type="float">
            <text:p>35,372</text:p>
          </table:table-cell>
          <table:table-cell table:style-name="ce32" office:value-type="float" office:value="173779" calcext:value-type="float">
            <text:p>173,779</text:p>
          </table:table-cell>
          <table:table-cell table:style-name="ce32" office:value-type="float" office:value="35948" calcext:value-type="float">
            <text:p>35,948</text:p>
          </table:table-cell>
          <table:table-cell table:style-name="ce32" office:value-type="float" office:value="34484" calcext:value-type="float">
            <text:p>34,484</text:p>
          </table:table-cell>
          <table:table-cell table:style-name="ce32" office:value-type="float" office:value="34087" calcext:value-type="float">
            <text:p>34,087</text:p>
          </table:table-cell>
          <table:table-cell table:style-name="ce32" office:value-type="float" office:value="34311" calcext:value-type="float">
            <text:p>34,311</text:p>
          </table:table-cell>
          <table:table-cell table:style-name="ce41" office:value-type="float" office:value="34949" calcext:value-type="float">
            <text:p>34,949</text:p>
          </table:table-cell>
          <table:table-cell table:style-name="ce32" office:value-type="float" office:value="154921" calcext:value-type="float">
            <text:p>154,921</text:p>
          </table:table-cell>
          <table:table-cell table:style-name="ce32" office:value-type="float" office:value="31330" calcext:value-type="float">
            <text:p>31,330</text:p>
          </table:table-cell>
          <table:table-cell table:style-name="ce32" office:value-type="float" office:value="32250" calcext:value-type="float">
            <text:p>32,250</text:p>
          </table:table-cell>
          <table:table-cell table:style-name="ce32" office:value-type="float" office:value="31569" calcext:value-type="float">
            <text:p>31,569</text:p>
          </table:table-cell>
          <table:table-cell table:style-name="ce32" office:value-type="float" office:value="31085" calcext:value-type="float">
            <text:p>31,085</text:p>
          </table:table-cell>
          <table:table-cell table:style-name="ce41" office:value-type="float" office:value="28687" calcext:value-type="float">
            <text:p>28,687</text:p>
          </table:table-cell>
          <table:table-cell table:style-name="ce32" office:value-type="float" office:value="120380" calcext:value-type="float">
            <text:p>120,380</text:p>
          </table:table-cell>
          <table:table-cell table:style-name="ce32" office:value-type="float" office:value="28225" calcext:value-type="float">
            <text:p>28,225</text:p>
          </table:table-cell>
          <table:table-cell table:style-name="ce32" office:value-type="float" office:value="27660" calcext:value-type="float">
            <text:p>27,660</text:p>
          </table:table-cell>
          <table:table-cell table:style-name="ce32" office:value-type="float" office:value="23279" calcext:value-type="float">
            <text:p>23,279</text:p>
          </table:table-cell>
          <table:table-cell table:style-name="ce32" office:value-type="float" office:value="21060" calcext:value-type="float">
            <text:p>21,060</text:p>
          </table:table-cell>
          <table:table-cell table:style-name="ce41" office:value-type="float" office:value="20156" calcext:value-type="float">
            <text:p>20,156</text:p>
          </table:table-cell>
          <table:table-cell table:style-name="ce32" office:value-type="float" office:value="63078" calcext:value-type="float">
            <text:p>63,078</text:p>
          </table:table-cell>
          <table:table-cell table:style-name="ce32" office:value-type="float" office:value="15816" calcext:value-type="float">
            <text:p>15,816</text:p>
          </table:table-cell>
          <table:table-cell table:style-name="ce32" office:value-type="float" office:value="13933" calcext:value-type="float">
            <text:p>13,933</text:p>
          </table:table-cell>
          <table:table-cell table:style-name="ce32" office:value-type="float" office:value="9821" calcext:value-type="float">
            <text:p>9,821</text:p>
          </table:table-cell>
          <table:table-cell table:style-name="ce32" office:value-type="float" office:value="11647" calcext:value-type="float">
            <text:p>11,647</text:p>
          </table:table-cell>
          <table:table-cell table:style-name="ce41" office:value-type="float" office:value="11861" calcext:value-type="float">
            <text:p>11,861</text:p>
          </table:table-cell>
          <table:table-cell table:style-name="ce32" office:value-type="float" office:value="51404" calcext:value-type="float">
            <text:p>51,404</text:p>
          </table:table-cell>
          <table:table-cell table:style-name="ce32" office:value-type="float" office:value="11315" calcext:value-type="float">
            <text:p>11,315</text:p>
          </table:table-cell>
          <table:table-cell table:style-name="ce32" office:value-type="float" office:value="10705" calcext:value-type="float">
            <text:p>10,705</text:p>
          </table:table-cell>
          <table:table-cell table:style-name="ce32" office:value-type="float" office:value="10542" calcext:value-type="float">
            <text:p>10,542</text:p>
          </table:table-cell>
          <table:table-cell table:style-name="ce32" office:value-type="float" office:value="9853" calcext:value-type="float">
            <text:p>9,853</text:p>
          </table:table-cell>
          <table:table-cell table:style-name="ce41" office:value-type="float" office:value="8989" calcext:value-type="float">
            <text:p>8,989</text:p>
          </table:table-cell>
          <table:table-cell table:style-name="ce32" office:value-type="float" office:value="34642" calcext:value-type="float">
            <text:p>34,642</text:p>
          </table:table-cell>
          <table:table-cell table:style-name="ce32" office:value-type="float" office:value="8211" calcext:value-type="float">
            <text:p>8,211</text:p>
          </table:table-cell>
          <table:table-cell table:style-name="ce32" office:value-type="float" office:value="7545" calcext:value-type="float">
            <text:p>7,545</text:p>
          </table:table-cell>
          <table:table-cell table:style-name="ce32" office:value-type="float" office:value="6849" calcext:value-type="float">
            <text:p>6,849</text:p>
          </table:table-cell>
          <table:table-cell table:style-name="ce32" office:value-type="float" office:value="6317" calcext:value-type="float">
            <text:p>6,317</text:p>
          </table:table-cell>
          <table:table-cell table:style-name="ce41" office:value-type="float" office:value="5720" calcext:value-type="float">
            <text:p>5,720</text:p>
          </table:table-cell>
          <table:table-cell table:style-name="ce32" office:value-type="float" office:value="22023" calcext:value-type="float">
            <text:p>22,023</text:p>
          </table:table-cell>
          <table:table-cell table:style-name="ce32" office:value-type="float" office:value="5194" calcext:value-type="float">
            <text:p>5,194</text:p>
          </table:table-cell>
          <table:table-cell table:style-name="ce32" office:value-type="float" office:value="4890" calcext:value-type="float">
            <text:p>4,890</text:p>
          </table:table-cell>
          <table:table-cell table:style-name="ce32" office:value-type="float" office:value="4398" calcext:value-type="float">
            <text:p>4,398</text:p>
          </table:table-cell>
          <table:table-cell table:style-name="ce32" office:value-type="float" office:value="3906" calcext:value-type="float">
            <text:p>3,906</text:p>
          </table:table-cell>
          <table:table-cell table:style-name="ce41" office:value-type="float" office:value="3635" calcext:value-type="float">
            <text:p>3,635</text:p>
          </table:table-cell>
          <table:table-cell table:style-name="ce32" office:value-type="float" office:value="12332" calcext:value-type="float">
            <text:p>12,332</text:p>
          </table:table-cell>
          <table:table-cell table:style-name="ce32" office:value-type="float" office:value="3232" calcext:value-type="float">
            <text:p>3,232</text:p>
          </table:table-cell>
          <table:table-cell table:style-name="ce32" office:value-type="float" office:value="3022" calcext:value-type="float">
            <text:p>3,022</text:p>
          </table:table-cell>
          <table:table-cell table:style-name="ce32" office:value-type="float" office:value="2402" calcext:value-type="float">
            <text:p>2,402</text:p>
          </table:table-cell>
          <table:table-cell table:style-name="ce32" office:value-type="float" office:value="1972" calcext:value-type="float">
            <text:p>1,972</text:p>
          </table:table-cell>
          <table:table-cell table:style-name="ce41" office:value-type="float" office:value="1704" calcext:value-type="float">
            <text:p>1,704</text:p>
          </table:table-cell>
          <table:table-cell table:style-name="ce32" office:value-type="float" office:value="4538" calcext:value-type="float">
            <text:p>4,538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1157" calcext:value-type="float">
            <text:p>1,157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669" calcext:value-type="float">
            <text:p>669</text:p>
          </table:table-cell>
          <table:table-cell table:style-name="ce41" office:value-type="float" office:value="434" calcext:value-type="float">
            <text:p>434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61" calcext:value-type="float">
            <text:p>161</text:p>
          </table:table-cell>
          <table:table-cell table:style-name="ce41" office:value-type="float" office:value="99" calcext:value-type="float">
            <text:p>99</text:p>
          </table:table-cell>
          <table:table-cell table:style-name="ce32" office:value-type="float" office:value="259" calcext:value-type="float">
            <text:p>2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9051" calcext:value-type="float">
            <text:p>2,679,051</text:p>
          </table:table-cell>
          <table:table-cell table:style-name="ce31" office:value-type="float" office:value="132205" calcext:value-type="float">
            <text:p>132,205</text:p>
          </table:table-cell>
          <table:table-cell table:style-name="ce31" office:value-type="float" office:value="29960" calcext:value-type="float">
            <text:p>29,960</text:p>
          </table:table-cell>
          <table:table-cell table:style-name="ce31" office:value-type="float" office:value="29889" calcext:value-type="float">
            <text:p>29,889</text:p>
          </table:table-cell>
          <table:table-cell table:style-name="ce31" office:value-type="float" office:value="24548" calcext:value-type="float">
            <text:p>24,548</text:p>
          </table:table-cell>
          <table:table-cell table:style-name="ce31" office:value-type="float" office:value="24347" calcext:value-type="float">
            <text:p>24,347</text:p>
          </table:table-cell>
          <table:table-cell table:style-name="ce31" office:value-type="float" office:value="23461" calcext:value-type="float">
            <text:p>23,461</text:p>
          </table:table-cell>
          <table:table-cell table:style-name="ce31" office:value-type="float" office:value="111080" calcext:value-type="float">
            <text:p>111,080</text:p>
          </table:table-cell>
          <table:table-cell table:style-name="ce31" office:value-type="float" office:value="23733" calcext:value-type="float">
            <text:p>23,733</text:p>
          </table:table-cell>
          <table:table-cell table:style-name="ce31" office:value-type="float" office:value="21794" calcext:value-type="float">
            <text:p>21,794</text:p>
          </table:table-cell>
          <table:table-cell table:style-name="ce31" office:value-type="float" office:value="21209" calcext:value-type="float">
            <text:p>21,209</text:p>
          </table:table-cell>
          <table:table-cell table:style-name="ce31" office:value-type="float" office:value="21985" calcext:value-type="float">
            <text:p>21,985</text:p>
          </table:table-cell>
          <table:table-cell table:style-name="ce56" office:value-type="float" office:value="22359" calcext:value-type="float">
            <text:p>22,359</text:p>
          </table:table-cell>
          <table:table-cell table:style-name="ce31" office:value-type="float" office:value="140501" calcext:value-type="float">
            <text:p>140,501</text:p>
          </table:table-cell>
          <table:table-cell table:style-name="ce31" office:value-type="float" office:value="24928" calcext:value-type="float">
            <text:p>24,928</text:p>
          </table:table-cell>
          <table:table-cell table:style-name="ce31" office:value-type="float" office:value="25546" calcext:value-type="float">
            <text:p>25,546</text:p>
          </table:table-cell>
          <table:table-cell table:style-name="ce31" office:value-type="float" office:value="31303" calcext:value-type="float">
            <text:p>31,303</text:p>
          </table:table-cell>
          <table:table-cell table:style-name="ce31" office:value-type="float" office:value="30291" calcext:value-type="float">
            <text:p>30,291</text:p>
          </table:table-cell>
          <table:table-cell table:style-name="ce56" office:value-type="float" office:value="28433" calcext:value-type="float">
            <text:p>28,433</text:p>
          </table:table-cell>
          <table:table-cell table:style-name="ce31" office:value-type="float" office:value="158371" calcext:value-type="float">
            <text:p>158,371</text:p>
          </table:table-cell>
          <table:table-cell table:style-name="ce31" office:value-type="float" office:value="31550" calcext:value-type="float">
            <text:p>31,550</text:p>
          </table:table-cell>
          <table:table-cell table:style-name="ce31" office:value-type="float" office:value="31746" calcext:value-type="float">
            <text:p>31,746</text:p>
          </table:table-cell>
          <table:table-cell table:style-name="ce31" office:value-type="float" office:value="32602" calcext:value-type="float">
            <text:p>32,602</text:p>
          </table:table-cell>
          <table:table-cell table:style-name="ce31" office:value-type="float" office:value="31467" calcext:value-type="float">
            <text:p>31,467</text:p>
          </table:table-cell>
          <table:table-cell table:style-name="ce56" office:value-type="float" office:value="31006" calcext:value-type="float">
            <text:p>31,006</text:p>
          </table:table-cell>
          <table:table-cell table:style-name="ce31" office:value-type="float" office:value="153757" calcext:value-type="float">
            <text:p>153,757</text:p>
          </table:table-cell>
          <table:table-cell table:style-name="ce31" office:value-type="float" office:value="30309" calcext:value-type="float">
            <text:p>30,309</text:p>
          </table:table-cell>
          <table:table-cell table:style-name="ce31" office:value-type="float" office:value="29760" calcext:value-type="float">
            <text:p>29,760</text:p>
          </table:table-cell>
          <table:table-cell table:style-name="ce31" office:value-type="float" office:value="31075" calcext:value-type="float">
            <text:p>31,075</text:p>
          </table:table-cell>
          <table:table-cell table:style-name="ce31" office:value-type="float" office:value="30447" calcext:value-type="float">
            <text:p>30,447</text:p>
          </table:table-cell>
          <table:table-cell table:style-name="ce56" office:value-type="float" office:value="32166" calcext:value-type="float">
            <text:p>32,166</text:p>
          </table:table-cell>
          <table:table-cell table:style-name="ce31" office:value-type="float" office:value="167116" calcext:value-type="float">
            <text:p>167,116</text:p>
          </table:table-cell>
          <table:table-cell table:style-name="ce31" office:value-type="float" office:value="29743" calcext:value-type="float">
            <text:p>29,743</text:p>
          </table:table-cell>
          <table:table-cell table:style-name="ce31" office:value-type="float" office:value="29286" calcext:value-type="float">
            <text:p>29,286</text:p>
          </table:table-cell>
          <table:table-cell table:style-name="ce31" office:value-type="float" office:value="32743" calcext:value-type="float">
            <text:p>32,743</text:p>
          </table:table-cell>
          <table:table-cell table:style-name="ce31" office:value-type="float" office:value="36713" calcext:value-type="float">
            <text:p>36,713</text:p>
          </table:table-cell>
          <table:table-cell table:style-name="ce56" office:value-type="float" office:value="38631" calcext:value-type="float">
            <text:p>38,631</text:p>
          </table:table-cell>
          <table:table-cell table:style-name="ce31" office:value-type="float" office:value="226363" calcext:value-type="float">
            <text:p>226,363</text:p>
          </table:table-cell>
          <table:table-cell table:style-name="ce31" office:value-type="float" office:value="42275" calcext:value-type="float">
            <text:p>42,275</text:p>
          </table:table-cell>
          <table:table-cell table:style-name="ce31" office:value-type="float" office:value="44998" calcext:value-type="float">
            <text:p>44,998</text:p>
          </table:table-cell>
          <table:table-cell table:style-name="ce31" office:value-type="float" office:value="45528" calcext:value-type="float">
            <text:p>45,528</text:p>
          </table:table-cell>
          <table:table-cell table:style-name="ce31" office:value-type="float" office:value="47010" calcext:value-type="float">
            <text:p>47,010</text:p>
          </table:table-cell>
          <table:table-cell table:style-name="ce56" office:value-type="float" office:value="46552" calcext:value-type="float">
            <text:p>46,552</text:p>
          </table:table-cell>
          <table:table-cell table:style-name="ce31" office:value-type="float" office:value="216602" calcext:value-type="float">
            <text:p>216,602</text:p>
          </table:table-cell>
          <table:table-cell table:style-name="ce31" office:value-type="float" office:value="42718" calcext:value-type="float">
            <text:p>42,718</text:p>
          </table:table-cell>
          <table:table-cell table:style-name="ce31" office:value-type="float" office:value="48988" calcext:value-type="float">
            <text:p>48,988</text:p>
          </table:table-cell>
          <table:table-cell table:style-name="ce31" office:value-type="float" office:value="42383" calcext:value-type="float">
            <text:p>42,383</text:p>
          </table:table-cell>
          <table:table-cell table:style-name="ce31" office:value-type="float" office:value="41606" calcext:value-type="float">
            <text:p>41,606</text:p>
          </table:table-cell>
          <table:table-cell table:style-name="ce56" office:value-type="float" office:value="40907" calcext:value-type="float">
            <text:p>40,907</text:p>
          </table:table-cell>
          <table:table-cell table:style-name="ce31" office:value-type="float" office:value="212740" calcext:value-type="float">
            <text:p>212,740</text:p>
          </table:table-cell>
          <table:table-cell table:style-name="ce31" office:value-type="float" office:value="40811" calcext:value-type="float">
            <text:p>40,811</text:p>
          </table:table-cell>
          <table:table-cell table:style-name="ce31" office:value-type="float" office:value="41956" calcext:value-type="float">
            <text:p>41,956</text:p>
          </table:table-cell>
          <table:table-cell table:style-name="ce31" office:value-type="float" office:value="43323" calcext:value-type="float">
            <text:p>43,323</text:p>
          </table:table-cell>
          <table:table-cell table:style-name="ce31" office:value-type="float" office:value="43293" calcext:value-type="float">
            <text:p>43,293</text:p>
          </table:table-cell>
          <table:table-cell table:style-name="ce56" office:value-type="float" office:value="43357" calcext:value-type="float">
            <text:p>43,357</text:p>
          </table:table-cell>
          <table:table-cell table:style-name="ce31" office:value-type="float" office:value="212628" calcext:value-type="float">
            <text:p>212,628</text:p>
          </table:table-cell>
          <table:table-cell table:style-name="ce31" office:value-type="float" office:value="41662" calcext:value-type="float">
            <text:p>41,662</text:p>
          </table:table-cell>
          <table:table-cell table:style-name="ce31" office:value-type="float" office:value="41626" calcext:value-type="float">
            <text:p>41,626</text:p>
          </table:table-cell>
          <table:table-cell table:style-name="ce31" office:value-type="float" office:value="42305" calcext:value-type="float">
            <text:p>42,305</text:p>
          </table:table-cell>
          <table:table-cell table:style-name="ce31" office:value-type="float" office:value="43577" calcext:value-type="float">
            <text:p>43,577</text:p>
          </table:table-cell>
          <table:table-cell table:style-name="ce56" office:value-type="float" office:value="43458" calcext:value-type="float">
            <text:p>43,458</text:p>
          </table:table-cell>
          <table:table-cell table:style-name="ce31" office:value-type="float" office:value="213975" calcext:value-type="float">
            <text:p>213,975</text:p>
          </table:table-cell>
          <table:table-cell table:style-name="ce31" office:value-type="float" office:value="43329" calcext:value-type="float">
            <text:p>43,329</text:p>
          </table:table-cell>
          <table:table-cell table:style-name="ce31" office:value-type="float" office:value="42306" calcext:value-type="float">
            <text:p>42,306</text:p>
          </table:table-cell>
          <table:table-cell table:style-name="ce31" office:value-type="float" office:value="42070" calcext:value-type="float">
            <text:p>42,070</text:p>
          </table:table-cell>
          <table:table-cell table:style-name="ce31" office:value-type="float" office:value="42564" calcext:value-type="float">
            <text:p>42,564</text:p>
          </table:table-cell>
          <table:table-cell table:style-name="ce56" office:value-type="float" office:value="43706" calcext:value-type="float">
            <text:p>43,706</text:p>
          </table:table-cell>
          <table:table-cell table:style-name="ce31" office:value-type="float" office:value="204711" calcext:value-type="float">
            <text:p>204,711</text:p>
          </table:table-cell>
          <table:table-cell table:style-name="ce31" office:value-type="float" office:value="40656" calcext:value-type="float">
            <text:p>40,656</text:p>
          </table:table-cell>
          <table:table-cell table:style-name="ce31" office:value-type="float" office:value="41739" calcext:value-type="float">
            <text:p>41,739</text:p>
          </table:table-cell>
          <table:table-cell table:style-name="ce31" office:value-type="float" office:value="41831" calcext:value-type="float">
            <text:p>41,831</text:p>
          </table:table-cell>
          <table:table-cell table:style-name="ce31" office:value-type="float" office:value="40964" calcext:value-type="float">
            <text:p>40,964</text:p>
          </table:table-cell>
          <table:table-cell table:style-name="ce56" office:value-type="float" office:value="39521" calcext:value-type="float">
            <text:p>39,521</text:p>
          </table:table-cell>
          <table:table-cell table:style-name="ce31" office:value-type="float" office:value="175998" calcext:value-type="float">
            <text:p>175,998</text:p>
          </table:table-cell>
          <table:table-cell table:style-name="ce31" office:value-type="float" office:value="38858" calcext:value-type="float">
            <text:p>38,858</text:p>
          </table:table-cell>
          <table:table-cell table:style-name="ce31" office:value-type="float" office:value="39143" calcext:value-type="float">
            <text:p>39,143</text:p>
          </table:table-cell>
          <table:table-cell table:style-name="ce31" office:value-type="float" office:value="34889" calcext:value-type="float">
            <text:p>34,889</text:p>
          </table:table-cell>
          <table:table-cell table:style-name="ce31" office:value-type="float" office:value="32229" calcext:value-type="float">
            <text:p>32,229</text:p>
          </table:table-cell>
          <table:table-cell table:style-name="ce56" office:value-type="float" office:value="30879" calcext:value-type="float">
            <text:p>30,879</text:p>
          </table:table-cell>
          <table:table-cell table:style-name="ce31" office:value-type="float" office:value="103506" calcext:value-type="float">
            <text:p>103,506</text:p>
          </table:table-cell>
          <table:table-cell table:style-name="ce31" office:value-type="float" office:value="26077" calcext:value-type="float">
            <text:p>26,077</text:p>
          </table:table-cell>
          <table:table-cell table:style-name="ce31" office:value-type="float" office:value="22926" calcext:value-type="float">
            <text:p>22,926</text:p>
          </table:table-cell>
          <table:table-cell table:style-name="ce31" office:value-type="float" office:value="16269" calcext:value-type="float">
            <text:p>16,269</text:p>
          </table:table-cell>
          <table:table-cell table:style-name="ce31" office:value-type="float" office:value="18722" calcext:value-type="float">
            <text:p>18,722</text:p>
          </table:table-cell>
          <table:table-cell table:style-name="ce56" office:value-type="float" office:value="19512" calcext:value-type="float">
            <text:p>19,512</text:p>
          </table:table-cell>
          <table:table-cell table:style-name="ce31" office:value-type="float" office:value="87356" calcext:value-type="float">
            <text:p>87,356</text:p>
          </table:table-cell>
          <table:table-cell table:style-name="ce31" office:value-type="float" office:value="18866" calcext:value-type="float">
            <text:p>18,866</text:p>
          </table:table-cell>
          <table:table-cell table:style-name="ce31" office:value-type="float" office:value="18132" calcext:value-type="float">
            <text:p>18,132</text:p>
          </table:table-cell>
          <table:table-cell table:style-name="ce31" office:value-type="float" office:value="17816" calcext:value-type="float">
            <text:p>17,816</text:p>
          </table:table-cell>
          <table:table-cell table:style-name="ce31" office:value-type="float" office:value="16922" calcext:value-type="float">
            <text:p>16,922</text:p>
          </table:table-cell>
          <table:table-cell table:style-name="ce56" office:value-type="float" office:value="15620" calcext:value-type="float">
            <text:p>15,620</text:p>
          </table:table-cell>
          <table:table-cell table:style-name="ce31" office:value-type="float" office:value="63596" calcext:value-type="float">
            <text:p>63,596</text:p>
          </table:table-cell>
          <table:table-cell table:style-name="ce31" office:value-type="float" office:value="14384" calcext:value-type="float">
            <text:p>14,384</text:p>
          </table:table-cell>
          <table:table-cell table:style-name="ce31" office:value-type="float" office:value="13273" calcext:value-type="float">
            <text:p>13,273</text:p>
          </table:table-cell>
          <table:table-cell table:style-name="ce31" office:value-type="float" office:value="12759" calcext:value-type="float">
            <text:p>12,759</text:p>
          </table:table-cell>
          <table:table-cell table:style-name="ce31" office:value-type="float" office:value="11949" calcext:value-type="float">
            <text:p>11,949</text:p>
          </table:table-cell>
          <table:table-cell table:style-name="ce56" office:value-type="float" office:value="11231" calcext:value-type="float">
            <text:p>11,231</text:p>
          </table:table-cell>
          <table:table-cell table:style-name="ce31" office:value-type="float" office:value="50864" calcext:value-type="float">
            <text:p>50,864</text:p>
          </table:table-cell>
          <table:table-cell table:style-name="ce31" office:value-type="float" office:value="10865" calcext:value-type="float">
            <text:p>10,865</text:p>
          </table:table-cell>
          <table:table-cell table:style-name="ce31" office:value-type="float" office:value="10908" calcext:value-type="float">
            <text:p>10,908</text:p>
          </table:table-cell>
          <table:table-cell table:style-name="ce31" office:value-type="float" office:value="10426" calcext:value-type="float">
            <text:p>10,426</text:p>
          </table:table-cell>
          <table:table-cell table:style-name="ce31" office:value-type="float" office:value="9696" calcext:value-type="float">
            <text:p>9,696</text:p>
          </table:table-cell>
          <table:table-cell table:style-name="ce56" office:value-type="float" office:value="8969" calcext:value-type="float">
            <text:p>8,969</text:p>
          </table:table-cell>
          <table:table-cell table:style-name="ce31" office:value-type="float" office:value="31942" calcext:value-type="float">
            <text:p>31,942</text:p>
          </table:table-cell>
          <table:table-cell table:style-name="ce31" office:value-type="float" office:value="8059" calcext:value-type="float">
            <text:p>8,059</text:p>
          </table:table-cell>
          <table:table-cell table:style-name="ce31" office:value-type="float" office:value="7489" calcext:value-type="float">
            <text:p>7,489</text:p>
          </table:table-cell>
          <table:table-cell table:style-name="ce31" office:value-type="float" office:value="6449" calcext:value-type="float">
            <text:p>6,449</text:p>
          </table:table-cell>
          <table:table-cell table:style-name="ce31" office:value-type="float" office:value="5418" calcext:value-type="float">
            <text:p>5,418</text:p>
          </table:table-cell>
          <table:table-cell table:style-name="ce56" office:value-type="float" office:value="4527" calcext:value-type="float">
            <text:p>4,527</text:p>
          </table:table-cell>
          <table:table-cell table:style-name="ce31" office:value-type="float" office:value="12267" calcext:value-type="float">
            <text:p>12,267</text:p>
          </table:table-cell>
          <table:table-cell table:style-name="ce31" office:value-type="float" office:value="3724" calcext:value-type="float">
            <text:p>3,724</text:p>
          </table:table-cell>
          <table:table-cell table:style-name="ce31" office:value-type="float" office:value="3112" calcext:value-type="float">
            <text:p>3,112</text:p>
          </table:table-cell>
          <table:table-cell table:style-name="ce31" office:value-type="float" office:value="2417" calcext:value-type="float">
            <text:p>2,417</text:p>
          </table:table-cell>
          <table:table-cell table:style-name="ce31" office:value-type="float" office:value="1749" calcext:value-type="float">
            <text:p>1,749</text:p>
          </table:table-cell>
          <table:table-cell table:style-name="ce56" office:value-type="float" office:value="1265" calcext:value-type="float">
            <text:p>1,265</text:p>
          </table:table-cell>
          <table:table-cell table:style-name="ce31" office:value-type="float" office:value="2812" calcext:value-type="float">
            <text:p>2,812</text:p>
          </table:table-cell>
          <table:table-cell table:style-name="ce31" office:value-type="float" office:value="955" calcext:value-type="float">
            <text:p>955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379" calcext:value-type="float">
            <text:p>379</text:p>
          </table:table-cell>
          <table:table-cell table:style-name="ce56" office:value-type="float" office:value="286" calcext:value-type="float">
            <text:p>286</text:p>
          </table:table-cell>
          <table:table-cell table:style-name="ce31" office:value-type="float" office:value="661" calcext:value-type="float">
            <text:p>66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7663" calcext:value-type="float">
            <text:p>1,287,663</text:p>
          </table:table-cell>
          <table:table-cell table:style-name="ce31" office:value-type="float" office:value="68380" calcext:value-type="float">
            <text:p>68,380</text:p>
          </table:table-cell>
          <table:table-cell table:style-name="ce46" office:value-type="float" office:value="15469" calcext:value-type="float">
            <text:p>15,469</text:p>
          </table:table-cell>
          <table:table-cell table:style-name="ce46" office:value-type="float" office:value="15399" calcext:value-type="float">
            <text:p>15,399</text:p>
          </table:table-cell>
          <table:table-cell table:style-name="ce46" office:value-type="float" office:value="12680" calcext:value-type="float">
            <text:p>12,680</text:p>
          </table:table-cell>
          <table:table-cell table:style-name="ce46" office:value-type="float" office:value="12646" calcext:value-type="float">
            <text:p>12,646</text:p>
          </table:table-cell>
          <table:table-cell table:style-name="ce46" office:value-type="float" office:value="12186" calcext:value-type="float">
            <text:p>12,186</text:p>
          </table:table-cell>
          <table:table-cell table:style-name="ce46" office:value-type="float" office:value="58049" calcext:value-type="float">
            <text:p>58,049</text:p>
          </table:table-cell>
          <table:table-cell table:style-name="ce46" office:value-type="float" office:value="12255" calcext:value-type="float">
            <text:p>12,255</text:p>
          </table:table-cell>
          <table:table-cell table:style-name="ce46" office:value-type="float" office:value="11314" calcext:value-type="float">
            <text:p>11,314</text:p>
          </table:table-cell>
          <table:table-cell table:style-name="ce46" office:value-type="float" office:value="11162" calcext:value-type="float">
            <text:p>11,162</text:p>
          </table:table-cell>
          <table:table-cell table:style-name="ce46" office:value-type="float" office:value="11582" calcext:value-type="float">
            <text:p>11,582</text:p>
          </table:table-cell>
          <table:table-cell table:style-name="ce57" office:value-type="float" office:value="11736" calcext:value-type="float">
            <text:p>11,736</text:p>
          </table:table-cell>
          <table:table-cell table:style-name="ce46" office:value-type="float" office:value="73318" calcext:value-type="float">
            <text:p>73,318</text:p>
          </table:table-cell>
          <table:table-cell table:style-name="ce46" office:value-type="float" office:value="13009" calcext:value-type="float">
            <text:p>13,009</text:p>
          </table:table-cell>
          <table:table-cell table:style-name="ce46" office:value-type="float" office:value="13230" calcext:value-type="float">
            <text:p>13,230</text:p>
          </table:table-cell>
          <table:table-cell table:style-name="ce46" office:value-type="float" office:value="16306" calcext:value-type="float">
            <text:p>16,306</text:p>
          </table:table-cell>
          <table:table-cell table:style-name="ce46" office:value-type="float" office:value="15921" calcext:value-type="float">
            <text:p>15,921</text:p>
          </table:table-cell>
          <table:table-cell table:style-name="ce57" office:value-type="float" office:value="14852" calcext:value-type="float">
            <text:p>14,852</text:p>
          </table:table-cell>
          <table:table-cell table:style-name="ce46" office:value-type="float" office:value="82211" calcext:value-type="float">
            <text:p>82,211</text:p>
          </table:table-cell>
          <table:table-cell table:style-name="ce46" office:value-type="float" office:value="16485" calcext:value-type="float">
            <text:p>16,485</text:p>
          </table:table-cell>
          <table:table-cell table:style-name="ce46" office:value-type="float" office:value="16412" calcext:value-type="float">
            <text:p>16,412</text:p>
          </table:table-cell>
          <table:table-cell table:style-name="ce46" office:value-type="float" office:value="16880" calcext:value-type="float">
            <text:p>16,880</text:p>
          </table:table-cell>
          <table:table-cell table:style-name="ce46" office:value-type="float" office:value="16419" calcext:value-type="float">
            <text:p>16,419</text:p>
          </table:table-cell>
          <table:table-cell table:style-name="ce57" office:value-type="float" office:value="16015" calcext:value-type="float">
            <text:p>16,015</text:p>
          </table:table-cell>
          <table:table-cell table:style-name="ce46" office:value-type="float" office:value="79325" calcext:value-type="float">
            <text:p>79,325</text:p>
          </table:table-cell>
          <table:table-cell table:style-name="ce46" office:value-type="float" office:value="15598" calcext:value-type="float">
            <text:p>15,598</text:p>
          </table:table-cell>
          <table:table-cell table:style-name="ce46" office:value-type="float" office:value="15453" calcext:value-type="float">
            <text:p>15,453</text:p>
          </table:table-cell>
          <table:table-cell table:style-name="ce46" office:value-type="float" office:value="16239" calcext:value-type="float">
            <text:p>16,239</text:p>
          </table:table-cell>
          <table:table-cell table:style-name="ce46" office:value-type="float" office:value="15802" calcext:value-type="float">
            <text:p>15,802</text:p>
          </table:table-cell>
          <table:table-cell table:style-name="ce57" office:value-type="float" office:value="16233" calcext:value-type="float">
            <text:p>16,233</text:p>
          </table:table-cell>
          <table:table-cell table:style-name="ce46" office:value-type="float" office:value="82168" calcext:value-type="float">
            <text:p>82,168</text:p>
          </table:table-cell>
          <table:table-cell table:style-name="ce46" office:value-type="float" office:value="15132" calcext:value-type="float">
            <text:p>15,132</text:p>
          </table:table-cell>
          <table:table-cell table:style-name="ce46" office:value-type="float" office:value="14543" calcext:value-type="float">
            <text:p>14,543</text:p>
          </table:table-cell>
          <table:table-cell table:style-name="ce46" office:value-type="float" office:value="16061" calcext:value-type="float">
            <text:p>16,061</text:p>
          </table:table-cell>
          <table:table-cell table:style-name="ce46" office:value-type="float" office:value="17784" calcext:value-type="float">
            <text:p>17,784</text:p>
          </table:table-cell>
          <table:table-cell table:style-name="ce57" office:value-type="float" office:value="18648" calcext:value-type="float">
            <text:p>18,648</text:p>
          </table:table-cell>
          <table:table-cell table:style-name="ce46" office:value-type="float" office:value="106019" calcext:value-type="float">
            <text:p>106,019</text:p>
          </table:table-cell>
          <table:table-cell table:style-name="ce46" office:value-type="float" office:value="20131" calcext:value-type="float">
            <text:p>20,131</text:p>
          </table:table-cell>
          <table:table-cell table:style-name="ce46" office:value-type="float" office:value="21136" calcext:value-type="float">
            <text:p>21,136</text:p>
          </table:table-cell>
          <table:table-cell table:style-name="ce46" office:value-type="float" office:value="21269" calcext:value-type="float">
            <text:p>21,269</text:p>
          </table:table-cell>
          <table:table-cell table:style-name="ce46" office:value-type="float" office:value="21876" calcext:value-type="float">
            <text:p>21,876</text:p>
          </table:table-cell>
          <table:table-cell table:style-name="ce57" office:value-type="float" office:value="21607" calcext:value-type="float">
            <text:p>21,607</text:p>
          </table:table-cell>
          <table:table-cell table:style-name="ce46" office:value-type="float" office:value="100422" calcext:value-type="float">
            <text:p>100,422</text:p>
          </table:table-cell>
          <table:table-cell table:style-name="ce46" office:value-type="float" office:value="19900" calcext:value-type="float">
            <text:p>19,900</text:p>
          </table:table-cell>
          <table:table-cell table:style-name="ce46" office:value-type="float" office:value="22727" calcext:value-type="float">
            <text:p>22,727</text:p>
          </table:table-cell>
          <table:table-cell table:style-name="ce46" office:value-type="float" office:value="19590" calcext:value-type="float">
            <text:p>19,590</text:p>
          </table:table-cell>
          <table:table-cell table:style-name="ce46" office:value-type="float" office:value="19155" calcext:value-type="float">
            <text:p>19,155</text:p>
          </table:table-cell>
          <table:table-cell table:style-name="ce57" office:value-type="float" office:value="19050" calcext:value-type="float">
            <text:p>19,050</text:p>
          </table:table-cell>
          <table:table-cell table:style-name="ce46" office:value-type="float" office:value="97617" calcext:value-type="float">
            <text:p>97,617</text:p>
          </table:table-cell>
          <table:table-cell table:style-name="ce46" office:value-type="float" office:value="18741" calcext:value-type="float">
            <text:p>18,741</text:p>
          </table:table-cell>
          <table:table-cell table:style-name="ce46" office:value-type="float" office:value="19279" calcext:value-type="float">
            <text:p>19,279</text:p>
          </table:table-cell>
          <table:table-cell table:style-name="ce46" office:value-type="float" office:value="19798" calcext:value-type="float">
            <text:p>19,798</text:p>
          </table:table-cell>
          <table:table-cell table:style-name="ce46" office:value-type="float" office:value="19894" calcext:value-type="float">
            <text:p>19,894</text:p>
          </table:table-cell>
          <table:table-cell table:style-name="ce57" office:value-type="float" office:value="19905" calcext:value-type="float">
            <text:p>19,905</text:p>
          </table:table-cell>
          <table:table-cell table:style-name="ce46" office:value-type="float" office:value="98766" calcext:value-type="float">
            <text:p>98,766</text:p>
          </table:table-cell>
          <table:table-cell table:style-name="ce46" office:value-type="float" office:value="19139" calcext:value-type="float">
            <text:p>19,139</text:p>
          </table:table-cell>
          <table:table-cell table:style-name="ce46" office:value-type="float" office:value="19294" calcext:value-type="float">
            <text:p>19,294</text:p>
          </table:table-cell>
          <table:table-cell table:style-name="ce46" office:value-type="float" office:value="19663" calcext:value-type="float">
            <text:p>19,663</text:p>
          </table:table-cell>
          <table:table-cell table:style-name="ce46" office:value-type="float" office:value="20376" calcext:value-type="float">
            <text:p>20,376</text:p>
          </table:table-cell>
          <table:table-cell table:style-name="ce57" office:value-type="float" office:value="20294" calcext:value-type="float">
            <text:p>20,294</text:p>
          </table:table-cell>
          <table:table-cell table:style-name="ce46" office:value-type="float" office:value="99929" calcext:value-type="float">
            <text:p>99,929</text:p>
          </table:table-cell>
          <table:table-cell table:style-name="ce46" office:value-type="float" office:value="20224" calcext:value-type="float">
            <text:p>20,224</text:p>
          </table:table-cell>
          <table:table-cell table:style-name="ce46" office:value-type="float" office:value="19676" calcext:value-type="float">
            <text:p>19,676</text:p>
          </table:table-cell>
          <table:table-cell table:style-name="ce46" office:value-type="float" office:value="19908" calcext:value-type="float">
            <text:p>19,908</text:p>
          </table:table-cell>
          <table:table-cell table:style-name="ce46" office:value-type="float" office:value="19692" calcext:value-type="float">
            <text:p>19,692</text:p>
          </table:table-cell>
          <table:table-cell table:style-name="ce57" office:value-type="float" office:value="20429" calcext:value-type="float">
            <text:p>20,429</text:p>
          </table:table-cell>
          <table:table-cell table:style-name="ce46" office:value-type="float" office:value="95949" calcext:value-type="float">
            <text:p>95,949</text:p>
          </table:table-cell>
          <table:table-cell table:style-name="ce46" office:value-type="float" office:value="19054" calcext:value-type="float">
            <text:p>19,054</text:p>
          </table:table-cell>
          <table:table-cell table:style-name="ce46" office:value-type="float" office:value="19253" calcext:value-type="float">
            <text:p>19,253</text:p>
          </table:table-cell>
          <table:table-cell table:style-name="ce46" office:value-type="float" office:value="19643" calcext:value-type="float">
            <text:p>19,643</text:p>
          </table:table-cell>
          <table:table-cell table:style-name="ce46" office:value-type="float" office:value="19406" calcext:value-type="float">
            <text:p>19,406</text:p>
          </table:table-cell>
          <table:table-cell table:style-name="ce57" office:value-type="float" office:value="18593" calcext:value-type="float">
            <text:p>18,593</text:p>
          </table:table-cell>
          <table:table-cell table:style-name="ce46" office:value-type="float" office:value="82124" calcext:value-type="float">
            <text:p>82,124</text:p>
          </table:table-cell>
          <table:table-cell table:style-name="ce46" office:value-type="float" office:value="18265" calcext:value-type="float">
            <text:p>18,265</text:p>
          </table:table-cell>
          <table:table-cell table:style-name="ce46" office:value-type="float" office:value="18386" calcext:value-type="float">
            <text:p>18,386</text:p>
          </table:table-cell>
          <table:table-cell table:style-name="ce46" office:value-type="float" office:value="16278" calcext:value-type="float">
            <text:p>16,278</text:p>
          </table:table-cell>
          <table:table-cell table:style-name="ce46" office:value-type="float" office:value="14804" calcext:value-type="float">
            <text:p>14,804</text:p>
          </table:table-cell>
          <table:table-cell table:style-name="ce57" office:value-type="float" office:value="14391" calcext:value-type="float">
            <text:p>14,391</text:p>
          </table:table-cell>
          <table:table-cell table:style-name="ce46" office:value-type="float" office:value="47731" calcext:value-type="float">
            <text:p>47,731</text:p>
          </table:table-cell>
          <table:table-cell table:style-name="ce46" office:value-type="float" office:value="12221" calcext:value-type="float">
            <text:p>12,221</text:p>
          </table:table-cell>
          <table:table-cell table:style-name="ce46" office:value-type="float" office:value="10713" calcext:value-type="float">
            <text:p>10,713</text:p>
          </table:table-cell>
          <table:table-cell table:style-name="ce46" office:value-type="float" office:value="7506" calcext:value-type="float">
            <text:p>7,506</text:p>
          </table:table-cell>
          <table:table-cell table:style-name="ce46" office:value-type="float" office:value="8503" calcext:value-type="float">
            <text:p>8,503</text:p>
          </table:table-cell>
          <table:table-cell table:style-name="ce57" office:value-type="float" office:value="8788" calcext:value-type="float">
            <text:p>8,788</text:p>
          </table:table-cell>
          <table:table-cell table:style-name="ce46" office:value-type="float" office:value="38538" calcext:value-type="float">
            <text:p>38,538</text:p>
          </table:table-cell>
          <table:table-cell table:style-name="ce46" office:value-type="float" office:value="8571" calcext:value-type="float">
            <text:p>8,571</text:p>
          </table:table-cell>
          <table:table-cell table:style-name="ce46" office:value-type="float" office:value="8046" calcext:value-type="float">
            <text:p>8,046</text:p>
          </table:table-cell>
          <table:table-cell table:style-name="ce46" office:value-type="float" office:value="7913" calcext:value-type="float">
            <text:p>7,913</text:p>
          </table:table-cell>
          <table:table-cell table:style-name="ce46" office:value-type="float" office:value="7307" calcext:value-type="float">
            <text:p>7,307</text:p>
          </table:table-cell>
          <table:table-cell table:style-name="ce57" office:value-type="float" office:value="6701" calcext:value-type="float">
            <text:p>6,701</text:p>
          </table:table-cell>
          <table:table-cell table:style-name="ce46" office:value-type="float" office:value="27406" calcext:value-type="float">
            <text:p>27,406</text:p>
          </table:table-cell>
          <table:table-cell table:style-name="ce46" office:value-type="float" office:value="6143" calcext:value-type="float">
            <text:p>6,143</text:p>
          </table:table-cell>
          <table:table-cell table:style-name="ce46" office:value-type="float" office:value="5604" calcext:value-type="float">
            <text:p>5,604</text:p>
          </table:table-cell>
          <table:table-cell table:style-name="ce46" office:value-type="float" office:value="5430" calcext:value-type="float">
            <text:p>5,430</text:p>
          </table:table-cell>
          <table:table-cell table:style-name="ce46" office:value-type="float" office:value="5186" calcext:value-type="float">
            <text:p>5,186</text:p>
          </table:table-cell>
          <table:table-cell table:style-name="ce57" office:value-type="float" office:value="5043" calcext:value-type="float">
            <text:p>5,043</text:p>
          </table:table-cell>
          <table:table-cell table:style-name="ce46" office:value-type="float" office:value="25192" calcext:value-type="float">
            <text:p>25,192</text:p>
          </table:table-cell>
          <table:table-cell table:style-name="ce46" office:value-type="float" office:value="5033" calcext:value-type="float">
            <text:p>5,033</text:p>
          </table:table-cell>
          <table:table-cell table:style-name="ce46" office:value-type="float" office:value="5268" calcext:value-type="float">
            <text:p>5,268</text:p>
          </table:table-cell>
          <table:table-cell table:style-name="ce46" office:value-type="float" office:value="5341" calcext:value-type="float">
            <text:p>5,341</text:p>
          </table:table-cell>
          <table:table-cell table:style-name="ce46" office:value-type="float" office:value="4976" calcext:value-type="float">
            <text:p>4,976</text:p>
          </table:table-cell>
          <table:table-cell table:style-name="ce57" office:value-type="float" office:value="4574" calcext:value-type="float">
            <text:p>4,574</text:p>
          </table:table-cell>
          <table:table-cell table:style-name="ce46" office:value-type="float" office:value="16350" calcext:value-type="float">
            <text:p>16,350</text:p>
          </table:table-cell>
          <table:table-cell table:style-name="ce46" office:value-type="float" office:value="4127" calcext:value-type="float">
            <text:p>4,127</text:p>
          </table:table-cell>
          <table:table-cell table:style-name="ce46" office:value-type="float" office:value="3850" calcext:value-type="float">
            <text:p>3,850</text:p>
          </table:table-cell>
          <table:table-cell table:style-name="ce46" office:value-type="float" office:value="3322" calcext:value-type="float">
            <text:p>3,322</text:p>
          </table:table-cell>
          <table:table-cell table:style-name="ce46" office:value-type="float" office:value="2736" calcext:value-type="float">
            <text:p>2,736</text:p>
          </table:table-cell>
          <table:table-cell table:style-name="ce57" office:value-type="float" office:value="2315" calcext:value-type="float">
            <text:p>2,315</text:p>
          </table:table-cell>
          <table:table-cell table:style-name="ce46" office:value-type="float" office:value="6370" calcext:value-type="float">
            <text:p>6,370</text:p>
          </table:table-cell>
          <table:table-cell table:style-name="ce46" office:value-type="float" office:value="1976" calcext:value-type="float">
            <text:p>1,976</text:p>
          </table:table-cell>
          <table:table-cell table:style-name="ce46" office:value-type="float" office:value="1613" calcext:value-type="float">
            <text:p>1,613</text:p>
          </table:table-cell>
          <table:table-cell table:style-name="ce46" office:value-type="float" office:value="1230" calcext:value-type="float">
            <text:p>1,230</text:p>
          </table:table-cell>
          <table:table-cell table:style-name="ce46" office:value-type="float" office:value="901" calcext:value-type="float">
            <text:p>901</text:p>
          </table:table-cell>
          <table:table-cell table:style-name="ce57" office:value-type="float" office:value="650" calcext:value-type="float">
            <text:p>650</text:p>
          </table:table-cell>
          <table:table-cell table:style-name="ce46" office:value-type="float" office:value="1424" calcext:value-type="float">
            <text:p>1,424</text:p>
          </table:table-cell>
          <table:table-cell table:style-name="ce46" office:value-type="float" office:value="473" calcext:value-type="float">
            <text:p>473</text:p>
          </table:table-cell>
          <table:table-cell table:style-name="ce46" office:value-type="float" office:value="363" calcext:value-type="float">
            <text:p>363</text:p>
          </table:table-cell>
          <table:table-cell table:style-name="ce46" office:value-type="float" office:value="241" calcext:value-type="float">
            <text:p>241</text:p>
          </table:table-cell>
          <table:table-cell table:style-name="ce46" office:value-type="float" office:value="192" calcext:value-type="float">
            <text:p>192</text:p>
          </table:table-cell>
          <table:table-cell table:style-name="ce57" office:value-type="float" office:value="155" calcext:value-type="float">
            <text:p>155</text:p>
          </table:table-cell>
          <table:table-cell table:style-name="ce46" office:value-type="float" office:value="375" calcext:value-type="float">
            <text:p>37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1388" calcext:value-type="float">
            <text:p>1,391,388</text:p>
          </table:table-cell>
          <table:table-cell table:style-name="ce41" office:value-type="float" office:value="63825" calcext:value-type="float">
            <text:p>63,825</text:p>
          </table:table-cell>
          <table:table-cell table:style-name="ce47" office:value-type="float" office:value="14491" calcext:value-type="float">
            <text:p>14,491</text:p>
          </table:table-cell>
          <table:table-cell table:style-name="ce47" office:value-type="float" office:value="14490" calcext:value-type="float">
            <text:p>14,490</text:p>
          </table:table-cell>
          <table:table-cell table:style-name="ce47" office:value-type="float" office:value="11868" calcext:value-type="float">
            <text:p>11,868</text:p>
          </table:table-cell>
          <table:table-cell table:style-name="ce47" office:value-type="float" office:value="11701" calcext:value-type="float">
            <text:p>11,701</text:p>
          </table:table-cell>
          <table:table-cell table:style-name="ce47" office:value-type="float" office:value="11275" calcext:value-type="float">
            <text:p>11,275</text:p>
          </table:table-cell>
          <table:table-cell table:style-name="ce47" office:value-type="float" office:value="53031" calcext:value-type="float">
            <text:p>53,031</text:p>
          </table:table-cell>
          <table:table-cell table:style-name="ce47" office:value-type="float" office:value="11478" calcext:value-type="float">
            <text:p>11,478</text:p>
          </table:table-cell>
          <table:table-cell table:style-name="ce47" office:value-type="float" office:value="10480" calcext:value-type="float">
            <text:p>10,480</text:p>
          </table:table-cell>
          <table:table-cell table:style-name="ce47" office:value-type="float" office:value="10047" calcext:value-type="float">
            <text:p>10,047</text:p>
          </table:table-cell>
          <table:table-cell table:style-name="ce47" office:value-type="float" office:value="10403" calcext:value-type="float">
            <text:p>10,403</text:p>
          </table:table-cell>
          <table:table-cell table:style-name="ce58" office:value-type="float" office:value="10623" calcext:value-type="float">
            <text:p>10,623</text:p>
          </table:table-cell>
          <table:table-cell table:style-name="ce47" office:value-type="float" office:value="67183" calcext:value-type="float">
            <text:p>67,183</text:p>
          </table:table-cell>
          <table:table-cell table:style-name="ce47" office:value-type="float" office:value="11919" calcext:value-type="float">
            <text:p>11,919</text:p>
          </table:table-cell>
          <table:table-cell table:style-name="ce47" office:value-type="float" office:value="12316" calcext:value-type="float">
            <text:p>12,316</text:p>
          </table:table-cell>
          <table:table-cell table:style-name="ce47" office:value-type="float" office:value="14997" calcext:value-type="float">
            <text:p>14,997</text:p>
          </table:table-cell>
          <table:table-cell table:style-name="ce47" office:value-type="float" office:value="14370" calcext:value-type="float">
            <text:p>14,370</text:p>
          </table:table-cell>
          <table:table-cell table:style-name="ce58" office:value-type="float" office:value="13581" calcext:value-type="float">
            <text:p>13,581</text:p>
          </table:table-cell>
          <table:table-cell table:style-name="ce47" office:value-type="float" office:value="76160" calcext:value-type="float">
            <text:p>76,160</text:p>
          </table:table-cell>
          <table:table-cell table:style-name="ce47" office:value-type="float" office:value="15065" calcext:value-type="float">
            <text:p>15,065</text:p>
          </table:table-cell>
          <table:table-cell table:style-name="ce47" office:value-type="float" office:value="15334" calcext:value-type="float">
            <text:p>15,334</text:p>
          </table:table-cell>
          <table:table-cell table:style-name="ce47" office:value-type="float" office:value="15722" calcext:value-type="float">
            <text:p>15,722</text:p>
          </table:table-cell>
          <table:table-cell table:style-name="ce47" office:value-type="float" office:value="15048" calcext:value-type="float">
            <text:p>15,048</text:p>
          </table:table-cell>
          <table:table-cell table:style-name="ce58" office:value-type="float" office:value="14991" calcext:value-type="float">
            <text:p>14,991</text:p>
          </table:table-cell>
          <table:table-cell table:style-name="ce47" office:value-type="float" office:value="74432" calcext:value-type="float">
            <text:p>74,432</text:p>
          </table:table-cell>
          <table:table-cell table:style-name="ce47" office:value-type="float" office:value="14711" calcext:value-type="float">
            <text:p>14,711</text:p>
          </table:table-cell>
          <table:table-cell table:style-name="ce47" office:value-type="float" office:value="14307" calcext:value-type="float">
            <text:p>14,307</text:p>
          </table:table-cell>
          <table:table-cell table:style-name="ce47" office:value-type="float" office:value="14836" calcext:value-type="float">
            <text:p>14,836</text:p>
          </table:table-cell>
          <table:table-cell table:style-name="ce47" office:value-type="float" office:value="14645" calcext:value-type="float">
            <text:p>14,645</text:p>
          </table:table-cell>
          <table:table-cell table:style-name="ce58" office:value-type="float" office:value="15933" calcext:value-type="float">
            <text:p>15,933</text:p>
          </table:table-cell>
          <table:table-cell table:style-name="ce47" office:value-type="float" office:value="84948" calcext:value-type="float">
            <text:p>84,948</text:p>
          </table:table-cell>
          <table:table-cell table:style-name="ce47" office:value-type="float" office:value="14611" calcext:value-type="float">
            <text:p>14,611</text:p>
          </table:table-cell>
          <table:table-cell table:style-name="ce47" office:value-type="float" office:value="14743" calcext:value-type="float">
            <text:p>14,743</text:p>
          </table:table-cell>
          <table:table-cell table:style-name="ce47" office:value-type="float" office:value="16682" calcext:value-type="float">
            <text:p>16,682</text:p>
          </table:table-cell>
          <table:table-cell table:style-name="ce47" office:value-type="float" office:value="18929" calcext:value-type="float">
            <text:p>18,929</text:p>
          </table:table-cell>
          <table:table-cell table:style-name="ce58" office:value-type="float" office:value="19983" calcext:value-type="float">
            <text:p>19,983</text:p>
          </table:table-cell>
          <table:table-cell table:style-name="ce47" office:value-type="float" office:value="120344" calcext:value-type="float">
            <text:p>120,344</text:p>
          </table:table-cell>
          <table:table-cell table:style-name="ce47" office:value-type="float" office:value="22144" calcext:value-type="float">
            <text:p>22,144</text:p>
          </table:table-cell>
          <table:table-cell table:style-name="ce47" office:value-type="float" office:value="23862" calcext:value-type="float">
            <text:p>23,862</text:p>
          </table:table-cell>
          <table:table-cell table:style-name="ce47" office:value-type="float" office:value="24259" calcext:value-type="float">
            <text:p>24,259</text:p>
          </table:table-cell>
          <table:table-cell table:style-name="ce47" office:value-type="float" office:value="25134" calcext:value-type="float">
            <text:p>25,134</text:p>
          </table:table-cell>
          <table:table-cell table:style-name="ce58" office:value-type="float" office:value="24945" calcext:value-type="float">
            <text:p>24,945</text:p>
          </table:table-cell>
          <table:table-cell table:style-name="ce47" office:value-type="float" office:value="116180" calcext:value-type="float">
            <text:p>116,180</text:p>
          </table:table-cell>
          <table:table-cell table:style-name="ce47" office:value-type="float" office:value="22818" calcext:value-type="float">
            <text:p>22,818</text:p>
          </table:table-cell>
          <table:table-cell table:style-name="ce47" office:value-type="float" office:value="26261" calcext:value-type="float">
            <text:p>26,261</text:p>
          </table:table-cell>
          <table:table-cell table:style-name="ce47" office:value-type="float" office:value="22793" calcext:value-type="float">
            <text:p>22,793</text:p>
          </table:table-cell>
          <table:table-cell table:style-name="ce47" office:value-type="float" office:value="22451" calcext:value-type="float">
            <text:p>22,451</text:p>
          </table:table-cell>
          <table:table-cell table:style-name="ce58" office:value-type="float" office:value="21857" calcext:value-type="float">
            <text:p>21,857</text:p>
          </table:table-cell>
          <table:table-cell table:style-name="ce47" office:value-type="float" office:value="115123" calcext:value-type="float">
            <text:p>115,123</text:p>
          </table:table-cell>
          <table:table-cell table:style-name="ce47" office:value-type="float" office:value="22070" calcext:value-type="float">
            <text:p>22,070</text:p>
          </table:table-cell>
          <table:table-cell table:style-name="ce47" office:value-type="float" office:value="22677" calcext:value-type="float">
            <text:p>22,677</text:p>
          </table:table-cell>
          <table:table-cell table:style-name="ce47" office:value-type="float" office:value="23525" calcext:value-type="float">
            <text:p>23,525</text:p>
          </table:table-cell>
          <table:table-cell table:style-name="ce47" office:value-type="float" office:value="23399" calcext:value-type="float">
            <text:p>23,399</text:p>
          </table:table-cell>
          <table:table-cell table:style-name="ce58" office:value-type="float" office:value="23452" calcext:value-type="float">
            <text:p>23,452</text:p>
          </table:table-cell>
          <table:table-cell table:style-name="ce47" office:value-type="float" office:value="113862" calcext:value-type="float">
            <text:p>113,862</text:p>
          </table:table-cell>
          <table:table-cell table:style-name="ce47" office:value-type="float" office:value="22523" calcext:value-type="float">
            <text:p>22,523</text:p>
          </table:table-cell>
          <table:table-cell table:style-name="ce47" office:value-type="float" office:value="22332" calcext:value-type="float">
            <text:p>22,332</text:p>
          </table:table-cell>
          <table:table-cell table:style-name="ce47" office:value-type="float" office:value="22642" calcext:value-type="float">
            <text:p>22,642</text:p>
          </table:table-cell>
          <table:table-cell table:style-name="ce47" office:value-type="float" office:value="23201" calcext:value-type="float">
            <text:p>23,201</text:p>
          </table:table-cell>
          <table:table-cell table:style-name="ce58" office:value-type="float" office:value="23164" calcext:value-type="float">
            <text:p>23,164</text:p>
          </table:table-cell>
          <table:table-cell table:style-name="ce47" office:value-type="float" office:value="114046" calcext:value-type="float">
            <text:p>114,046</text:p>
          </table:table-cell>
          <table:table-cell table:style-name="ce47" office:value-type="float" office:value="23105" calcext:value-type="float">
            <text:p>23,105</text:p>
          </table:table-cell>
          <table:table-cell table:style-name="ce47" office:value-type="float" office:value="22630" calcext:value-type="float">
            <text:p>22,630</text:p>
          </table:table-cell>
          <table:table-cell table:style-name="ce47" office:value-type="float" office:value="22162" calcext:value-type="float">
            <text:p>22,162</text:p>
          </table:table-cell>
          <table:table-cell table:style-name="ce47" office:value-type="float" office:value="22872" calcext:value-type="float">
            <text:p>22,872</text:p>
          </table:table-cell>
          <table:table-cell table:style-name="ce58" office:value-type="float" office:value="23277" calcext:value-type="float">
            <text:p>23,277</text:p>
          </table:table-cell>
          <table:table-cell table:style-name="ce47" office:value-type="float" office:value="108762" calcext:value-type="float">
            <text:p>108,762</text:p>
          </table:table-cell>
          <table:table-cell table:style-name="ce47" office:value-type="float" office:value="21602" calcext:value-type="float">
            <text:p>21,602</text:p>
          </table:table-cell>
          <table:table-cell table:style-name="ce47" office:value-type="float" office:value="22486" calcext:value-type="float">
            <text:p>22,486</text:p>
          </table:table-cell>
          <table:table-cell table:style-name="ce47" office:value-type="float" office:value="22188" calcext:value-type="float">
            <text:p>22,188</text:p>
          </table:table-cell>
          <table:table-cell table:style-name="ce47" office:value-type="float" office:value="21558" calcext:value-type="float">
            <text:p>21,558</text:p>
          </table:table-cell>
          <table:table-cell table:style-name="ce58" office:value-type="float" office:value="20928" calcext:value-type="float">
            <text:p>20,928</text:p>
          </table:table-cell>
          <table:table-cell table:style-name="ce47" office:value-type="float" office:value="93874" calcext:value-type="float">
            <text:p>93,874</text:p>
          </table:table-cell>
          <table:table-cell table:style-name="ce47" office:value-type="float" office:value="20593" calcext:value-type="float">
            <text:p>20,593</text:p>
          </table:table-cell>
          <table:table-cell table:style-name="ce47" office:value-type="float" office:value="20757" calcext:value-type="float">
            <text:p>20,757</text:p>
          </table:table-cell>
          <table:table-cell table:style-name="ce47" office:value-type="float" office:value="18611" calcext:value-type="float">
            <text:p>18,611</text:p>
          </table:table-cell>
          <table:table-cell table:style-name="ce47" office:value-type="float" office:value="17425" calcext:value-type="float">
            <text:p>17,425</text:p>
          </table:table-cell>
          <table:table-cell table:style-name="ce58" office:value-type="float" office:value="16488" calcext:value-type="float">
            <text:p>16,488</text:p>
          </table:table-cell>
          <table:table-cell table:style-name="ce47" office:value-type="float" office:value="55775" calcext:value-type="float">
            <text:p>55,775</text:p>
          </table:table-cell>
          <table:table-cell table:style-name="ce47" office:value-type="float" office:value="13856" calcext:value-type="float">
            <text:p>13,856</text:p>
          </table:table-cell>
          <table:table-cell table:style-name="ce47" office:value-type="float" office:value="12213" calcext:value-type="float">
            <text:p>12,213</text:p>
          </table:table-cell>
          <table:table-cell table:style-name="ce47" office:value-type="float" office:value="8763" calcext:value-type="float">
            <text:p>8,763</text:p>
          </table:table-cell>
          <table:table-cell table:style-name="ce47" office:value-type="float" office:value="10219" calcext:value-type="float">
            <text:p>10,219</text:p>
          </table:table-cell>
          <table:table-cell table:style-name="ce58" office:value-type="float" office:value="10724" calcext:value-type="float">
            <text:p>10,724</text:p>
          </table:table-cell>
          <table:table-cell table:style-name="ce47" office:value-type="float" office:value="48818" calcext:value-type="float">
            <text:p>48,818</text:p>
          </table:table-cell>
          <table:table-cell table:style-name="ce47" office:value-type="float" office:value="10295" calcext:value-type="float">
            <text:p>10,295</text:p>
          </table:table-cell>
          <table:table-cell table:style-name="ce47" office:value-type="float" office:value="10086" calcext:value-type="float">
            <text:p>10,086</text:p>
          </table:table-cell>
          <table:table-cell table:style-name="ce47" office:value-type="float" office:value="9903" calcext:value-type="float">
            <text:p>9,903</text:p>
          </table:table-cell>
          <table:table-cell table:style-name="ce47" office:value-type="float" office:value="9615" calcext:value-type="float">
            <text:p>9,615</text:p>
          </table:table-cell>
          <table:table-cell table:style-name="ce58" office:value-type="float" office:value="8919" calcext:value-type="float">
            <text:p>8,919</text:p>
          </table:table-cell>
          <table:table-cell table:style-name="ce47" office:value-type="float" office:value="36190" calcext:value-type="float">
            <text:p>36,190</text:p>
          </table:table-cell>
          <table:table-cell table:style-name="ce47" office:value-type="float" office:value="8241" calcext:value-type="float">
            <text:p>8,241</text:p>
          </table:table-cell>
          <table:table-cell table:style-name="ce47" office:value-type="float" office:value="7669" calcext:value-type="float">
            <text:p>7,669</text:p>
          </table:table-cell>
          <table:table-cell table:style-name="ce47" office:value-type="float" office:value="7329" calcext:value-type="float">
            <text:p>7,329</text:p>
          </table:table-cell>
          <table:table-cell table:style-name="ce47" office:value-type="float" office:value="6763" calcext:value-type="float">
            <text:p>6,763</text:p>
          </table:table-cell>
          <table:table-cell table:style-name="ce58" office:value-type="float" office:value="6188" calcext:value-type="float">
            <text:p>6,188</text:p>
          </table:table-cell>
          <table:table-cell table:style-name="ce47" office:value-type="float" office:value="25672" calcext:value-type="float">
            <text:p>25,672</text:p>
          </table:table-cell>
          <table:table-cell table:style-name="ce47" office:value-type="float" office:value="5832" calcext:value-type="float">
            <text:p>5,832</text:p>
          </table:table-cell>
          <table:table-cell table:style-name="ce47" office:value-type="float" office:value="5640" calcext:value-type="float">
            <text:p>5,640</text:p>
          </table:table-cell>
          <table:table-cell table:style-name="ce47" office:value-type="float" office:value="5085" calcext:value-type="float">
            <text:p>5,085</text:p>
          </table:table-cell>
          <table:table-cell table:style-name="ce47" office:value-type="float" office:value="4720" calcext:value-type="float">
            <text:p>4,720</text:p>
          </table:table-cell>
          <table:table-cell table:style-name="ce58" office:value-type="float" office:value="4395" calcext:value-type="float">
            <text:p>4,395</text:p>
          </table:table-cell>
          <table:table-cell table:style-name="ce47" office:value-type="float" office:value="15592" calcext:value-type="float">
            <text:p>15,592</text:p>
          </table:table-cell>
          <table:table-cell table:style-name="ce47" office:value-type="float" office:value="3932" calcext:value-type="float">
            <text:p>3,932</text:p>
          </table:table-cell>
          <table:table-cell table:style-name="ce47" office:value-type="float" office:value="3639" calcext:value-type="float">
            <text:p>3,639</text:p>
          </table:table-cell>
          <table:table-cell table:style-name="ce47" office:value-type="float" office:value="3127" calcext:value-type="float">
            <text:p>3,127</text:p>
          </table:table-cell>
          <table:table-cell table:style-name="ce47" office:value-type="float" office:value="2682" calcext:value-type="float">
            <text:p>2,682</text:p>
          </table:table-cell>
          <table:table-cell table:style-name="ce58" office:value-type="float" office:value="2212" calcext:value-type="float">
            <text:p>2,212</text:p>
          </table:table-cell>
          <table:table-cell table:style-name="ce47" office:value-type="float" office:value="5897" calcext:value-type="float">
            <text:p>5,897</text:p>
          </table:table-cell>
          <table:table-cell table:style-name="ce47" office:value-type="float" office:value="1748" calcext:value-type="float">
            <text:p>1,748</text:p>
          </table:table-cell>
          <table:table-cell table:style-name="ce47" office:value-type="float" office:value="1499" calcext:value-type="float">
            <text:p>1,499</text:p>
          </table:table-cell>
          <table:table-cell table:style-name="ce47" office:value-type="float" office:value="1187" calcext:value-type="float">
            <text:p>1,187</text:p>
          </table:table-cell>
          <table:table-cell table:style-name="ce47" office:value-type="float" office:value="848" calcext:value-type="float">
            <text:p>848</text:p>
          </table:table-cell>
          <table:table-cell table:style-name="ce58" office:value-type="float" office:value="615" calcext:value-type="float">
            <text:p>615</text:p>
          </table:table-cell>
          <table:table-cell table:style-name="ce47" office:value-type="float" office:value="1388" calcext:value-type="float">
            <text:p>1,388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341" calcext:value-type="float">
            <text:p>341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187" calcext:value-type="float">
            <text:p>187</text:p>
          </table:table-cell>
          <table:table-cell table:style-name="ce58" office:value-type="float" office:value="131" calcext:value-type="float">
            <text:p>131</text:p>
          </table:table-cell>
          <table:table-cell table:style-name="ce47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0837" calcext:value-type="float">
            <text:p>2,690,837</text:p>
          </table:table-cell>
          <table:table-cell table:style-name="ce31" office:value-type="float" office:value="122508" calcext:value-type="float">
            <text:p>122,508</text:p>
          </table:table-cell>
          <table:table-cell table:style-name="ce31" office:value-type="float" office:value="26871" calcext:value-type="float">
            <text:p>26,871</text:p>
          </table:table-cell>
          <table:table-cell table:style-name="ce31" office:value-type="float" office:value="26181" calcext:value-type="float">
            <text:p>26,181</text:p>
          </table:table-cell>
          <table:table-cell table:style-name="ce31" office:value-type="float" office:value="21473" calcext:value-type="float">
            <text:p>21,473</text:p>
          </table:table-cell>
          <table:table-cell table:style-name="ce31" office:value-type="float" office:value="23286" calcext:value-type="float">
            <text:p>23,286</text:p>
          </table:table-cell>
          <table:table-cell table:style-name="ce31" office:value-type="float" office:value="24697" calcext:value-type="float">
            <text:p>24,697</text:p>
          </table:table-cell>
          <table:table-cell table:style-name="ce31" office:value-type="float" office:value="134993" calcext:value-type="float">
            <text:p>134,993</text:p>
          </table:table-cell>
          <table:table-cell table:style-name="ce31" office:value-type="float" office:value="26637" calcext:value-type="float">
            <text:p>26,637</text:p>
          </table:table-cell>
          <table:table-cell table:style-name="ce31" office:value-type="float" office:value="26355" calcext:value-type="float">
            <text:p>26,355</text:p>
          </table:table-cell>
          <table:table-cell table:style-name="ce31" office:value-type="float" office:value="26361" calcext:value-type="float">
            <text:p>26,361</text:p>
          </table:table-cell>
          <table:table-cell table:style-name="ce31" office:value-type="float" office:value="27473" calcext:value-type="float">
            <text:p>27,473</text:p>
          </table:table-cell>
          <table:table-cell table:style-name="ce56" office:value-type="float" office:value="28167" calcext:value-type="float">
            <text:p>28,167</text:p>
          </table:table-cell>
          <table:table-cell table:style-name="ce31" office:value-type="float" office:value="172438" calcext:value-type="float">
            <text:p>172,438</text:p>
          </table:table-cell>
          <table:table-cell table:style-name="ce31" office:value-type="float" office:value="30642" calcext:value-type="float">
            <text:p>30,642</text:p>
          </table:table-cell>
          <table:table-cell table:style-name="ce31" office:value-type="float" office:value="31957" calcext:value-type="float">
            <text:p>31,957</text:p>
          </table:table-cell>
          <table:table-cell table:style-name="ce31" office:value-type="float" office:value="37990" calcext:value-type="float">
            <text:p>37,990</text:p>
          </table:table-cell>
          <table:table-cell table:style-name="ce31" office:value-type="float" office:value="36943" calcext:value-type="float">
            <text:p>36,943</text:p>
          </table:table-cell>
          <table:table-cell table:style-name="ce56" office:value-type="float" office:value="34906" calcext:value-type="float">
            <text:p>34,906</text:p>
          </table:table-cell>
          <table:table-cell table:style-name="ce31" office:value-type="float" office:value="202762" calcext:value-type="float">
            <text:p>202,762</text:p>
          </table:table-cell>
          <table:table-cell table:style-name="ce31" office:value-type="float" office:value="39826" calcext:value-type="float">
            <text:p>39,826</text:p>
          </table:table-cell>
          <table:table-cell table:style-name="ce31" office:value-type="float" office:value="41488" calcext:value-type="float">
            <text:p>41,488</text:p>
          </table:table-cell>
          <table:table-cell table:style-name="ce31" office:value-type="float" office:value="40946" calcext:value-type="float">
            <text:p>40,946</text:p>
          </table:table-cell>
          <table:table-cell table:style-name="ce31" office:value-type="float" office:value="40177" calcext:value-type="float">
            <text:p>40,177</text:p>
          </table:table-cell>
          <table:table-cell table:style-name="ce56" office:value-type="float" office:value="40325" calcext:value-type="float">
            <text:p>40,325</text:p>
          </table:table-cell>
          <table:table-cell table:style-name="ce31" office:value-type="float" office:value="198354" calcext:value-type="float">
            <text:p>198,354</text:p>
          </table:table-cell>
          <table:table-cell table:style-name="ce31" office:value-type="float" office:value="39777" calcext:value-type="float">
            <text:p>39,777</text:p>
          </table:table-cell>
          <table:table-cell table:style-name="ce31" office:value-type="float" office:value="38928" calcext:value-type="float">
            <text:p>38,928</text:p>
          </table:table-cell>
          <table:table-cell table:style-name="ce31" office:value-type="float" office:value="40278" calcext:value-type="float">
            <text:p>40,278</text:p>
          </table:table-cell>
          <table:table-cell table:style-name="ce31" office:value-type="float" office:value="39138" calcext:value-type="float">
            <text:p>39,138</text:p>
          </table:table-cell>
          <table:table-cell table:style-name="ce56" office:value-type="float" office:value="40233" calcext:value-type="float">
            <text:p>40,233</text:p>
          </table:table-cell>
          <table:table-cell table:style-name="ce31" office:value-type="float" office:value="202410" calcext:value-type="float">
            <text:p>202,410</text:p>
          </table:table-cell>
          <table:table-cell table:style-name="ce31" office:value-type="float" office:value="37878" calcext:value-type="float">
            <text:p>37,878</text:p>
          </table:table-cell>
          <table:table-cell table:style-name="ce31" office:value-type="float" office:value="36549" calcext:value-type="float">
            <text:p>36,549</text:p>
          </table:table-cell>
          <table:table-cell table:style-name="ce31" office:value-type="float" office:value="40006" calcext:value-type="float">
            <text:p>40,006</text:p>
          </table:table-cell>
          <table:table-cell table:style-name="ce31" office:value-type="float" office:value="43872" calcext:value-type="float">
            <text:p>43,872</text:p>
          </table:table-cell>
          <table:table-cell table:style-name="ce56" office:value-type="float" office:value="44105" calcext:value-type="float">
            <text:p>44,105</text:p>
          </table:table-cell>
          <table:table-cell table:style-name="ce31" office:value-type="float" office:value="242055" calcext:value-type="float">
            <text:p>242,055</text:p>
          </table:table-cell>
          <table:table-cell table:style-name="ce31" office:value-type="float" office:value="47336" calcext:value-type="float">
            <text:p>47,336</text:p>
          </table:table-cell>
          <table:table-cell table:style-name="ce31" office:value-type="float" office:value="48755" calcext:value-type="float">
            <text:p>48,755</text:p>
          </table:table-cell>
          <table:table-cell table:style-name="ce31" office:value-type="float" office:value="48687" calcext:value-type="float">
            <text:p>48,687</text:p>
          </table:table-cell>
          <table:table-cell table:style-name="ce31" office:value-type="float" office:value="49153" calcext:value-type="float">
            <text:p>49,153</text:p>
          </table:table-cell>
          <table:table-cell table:style-name="ce56" office:value-type="float" office:value="48124" calcext:value-type="float">
            <text:p>48,124</text:p>
          </table:table-cell>
          <table:table-cell table:style-name="ce31" office:value-type="float" office:value="219183" calcext:value-type="float">
            <text:p>219,183</text:p>
          </table:table-cell>
          <table:table-cell table:style-name="ce31" office:value-type="float" office:value="45582" calcext:value-type="float">
            <text:p>45,582</text:p>
          </table:table-cell>
          <table:table-cell table:style-name="ce31" office:value-type="float" office:value="48237" calcext:value-type="float">
            <text:p>48,237</text:p>
          </table:table-cell>
          <table:table-cell table:style-name="ce31" office:value-type="float" office:value="43376" calcext:value-type="float">
            <text:p>43,376</text:p>
          </table:table-cell>
          <table:table-cell table:style-name="ce31" office:value-type="float" office:value="40989" calcext:value-type="float">
            <text:p>40,989</text:p>
          </table:table-cell>
          <table:table-cell table:style-name="ce56" office:value-type="float" office:value="40999" calcext:value-type="float">
            <text:p>40,999</text:p>
          </table:table-cell>
          <table:table-cell table:style-name="ce31" office:value-type="float" office:value="214050" calcext:value-type="float">
            <text:p>214,050</text:p>
          </table:table-cell>
          <table:table-cell table:style-name="ce31" office:value-type="float" office:value="41411" calcext:value-type="float">
            <text:p>41,411</text:p>
          </table:table-cell>
          <table:table-cell table:style-name="ce31" office:value-type="float" office:value="41865" calcext:value-type="float">
            <text:p>41,865</text:p>
          </table:table-cell>
          <table:table-cell table:style-name="ce31" office:value-type="float" office:value="43327" calcext:value-type="float">
            <text:p>43,327</text:p>
          </table:table-cell>
          <table:table-cell table:style-name="ce31" office:value-type="float" office:value="43945" calcext:value-type="float">
            <text:p>43,945</text:p>
          </table:table-cell>
          <table:table-cell table:style-name="ce56" office:value-type="float" office:value="43502" calcext:value-type="float">
            <text:p>43,502</text:p>
          </table:table-cell>
          <table:table-cell table:style-name="ce31" office:value-type="float" office:value="216827" calcext:value-type="float">
            <text:p>216,827</text:p>
          </table:table-cell>
          <table:table-cell table:style-name="ce31" office:value-type="float" office:value="43280" calcext:value-type="float">
            <text:p>43,280</text:p>
          </table:table-cell>
          <table:table-cell table:style-name="ce31" office:value-type="float" office:value="42830" calcext:value-type="float">
            <text:p>42,830</text:p>
          </table:table-cell>
          <table:table-cell table:style-name="ce31" office:value-type="float" office:value="43059" calcext:value-type="float">
            <text:p>43,059</text:p>
          </table:table-cell>
          <table:table-cell table:style-name="ce31" office:value-type="float" office:value="43969" calcext:value-type="float">
            <text:p>43,969</text:p>
          </table:table-cell>
          <table:table-cell table:style-name="ce56" office:value-type="float" office:value="43689" calcext:value-type="float">
            <text:p>43,689</text:p>
          </table:table-cell>
          <table:table-cell table:style-name="ce31" office:value-type="float" office:value="207499" calcext:value-type="float">
            <text:p>207,499</text:p>
          </table:table-cell>
          <table:table-cell table:style-name="ce31" office:value-type="float" office:value="43561" calcext:value-type="float">
            <text:p>43,561</text:p>
          </table:table-cell>
          <table:table-cell table:style-name="ce31" office:value-type="float" office:value="42342" calcext:value-type="float">
            <text:p>42,342</text:p>
          </table:table-cell>
          <table:table-cell table:style-name="ce31" office:value-type="float" office:value="40946" calcext:value-type="float">
            <text:p>40,946</text:p>
          </table:table-cell>
          <table:table-cell table:style-name="ce31" office:value-type="float" office:value="40283" calcext:value-type="float">
            <text:p>40,283</text:p>
          </table:table-cell>
          <table:table-cell table:style-name="ce56" office:value-type="float" office:value="40367" calcext:value-type="float">
            <text:p>40,367</text:p>
          </table:table-cell>
          <table:table-cell table:style-name="ce31" office:value-type="float" office:value="176260" calcext:value-type="float">
            <text:p>176,260</text:p>
          </table:table-cell>
          <table:table-cell table:style-name="ce31" office:value-type="float" office:value="35701" calcext:value-type="float">
            <text:p>35,701</text:p>
          </table:table-cell>
          <table:table-cell table:style-name="ce31" office:value-type="float" office:value="36660" calcext:value-type="float">
            <text:p>36,660</text:p>
          </table:table-cell>
          <table:table-cell table:style-name="ce31" office:value-type="float" office:value="35852" calcext:value-type="float">
            <text:p>35,852</text:p>
          </table:table-cell>
          <table:table-cell table:style-name="ce31" office:value-type="float" office:value="35192" calcext:value-type="float">
            <text:p>35,192</text:p>
          </table:table-cell>
          <table:table-cell table:style-name="ce56" office:value-type="float" office:value="32855" calcext:value-type="float">
            <text:p>32,855</text:p>
          </table:table-cell>
          <table:table-cell table:style-name="ce31" office:value-type="float" office:value="135360" calcext:value-type="float">
            <text:p>135,360</text:p>
          </table:table-cell>
          <table:table-cell table:style-name="ce31" office:value-type="float" office:value="31097" calcext:value-type="float">
            <text:p>31,097</text:p>
          </table:table-cell>
          <table:table-cell table:style-name="ce31" office:value-type="float" office:value="30891" calcext:value-type="float">
            <text:p>30,891</text:p>
          </table:table-cell>
          <table:table-cell table:style-name="ce31" office:value-type="float" office:value="27235" calcext:value-type="float">
            <text:p>27,235</text:p>
          </table:table-cell>
          <table:table-cell table:style-name="ce31" office:value-type="float" office:value="23543" calcext:value-type="float">
            <text:p>23,543</text:p>
          </table:table-cell>
          <table:table-cell table:style-name="ce56" office:value-type="float" office:value="22594" calcext:value-type="float">
            <text:p>22,594</text:p>
          </table:table-cell>
          <table:table-cell table:style-name="ce31" office:value-type="float" office:value="74776" calcext:value-type="float">
            <text:p>74,776</text:p>
          </table:table-cell>
          <table:table-cell table:style-name="ce31" office:value-type="float" office:value="18098" calcext:value-type="float">
            <text:p>18,098</text:p>
          </table:table-cell>
          <table:table-cell table:style-name="ce31" office:value-type="float" office:value="16087" calcext:value-type="float">
            <text:p>16,087</text:p>
          </table:table-cell>
          <table:table-cell table:style-name="ce31" office:value-type="float" office:value="12272" calcext:value-type="float">
            <text:p>12,272</text:p>
          </table:table-cell>
          <table:table-cell table:style-name="ce31" office:value-type="float" office:value="14122" calcext:value-type="float">
            <text:p>14,122</text:p>
          </table:table-cell>
          <table:table-cell table:style-name="ce56" office:value-type="float" office:value="14197" calcext:value-type="float">
            <text:p>14,197</text:p>
          </table:table-cell>
          <table:table-cell table:style-name="ce31" office:value-type="float" office:value="65232" calcext:value-type="float">
            <text:p>65,232</text:p>
          </table:table-cell>
          <table:table-cell table:style-name="ce31" office:value-type="float" office:value="14105" calcext:value-type="float">
            <text:p>14,105</text:p>
          </table:table-cell>
          <table:table-cell table:style-name="ce31" office:value-type="float" office:value="13464" calcext:value-type="float">
            <text:p>13,464</text:p>
          </table:table-cell>
          <table:table-cell table:style-name="ce31" office:value-type="float" office:value="13192" calcext:value-type="float">
            <text:p>13,192</text:p>
          </table:table-cell>
          <table:table-cell table:style-name="ce31" office:value-type="float" office:value="12815" calcext:value-type="float">
            <text:p>12,815</text:p>
          </table:table-cell>
          <table:table-cell table:style-name="ce56" office:value-type="float" office:value="11656" calcext:value-type="float">
            <text:p>11,656</text:p>
          </table:table-cell>
          <table:table-cell table:style-name="ce31" office:value-type="float" office:value="46731" calcext:value-type="float">
            <text:p>46,731</text:p>
          </table:table-cell>
          <table:table-cell table:style-name="ce31" office:value-type="float" office:value="10729" calcext:value-type="float">
            <text:p>10,729</text:p>
          </table:table-cell>
          <table:table-cell table:style-name="ce31" office:value-type="float" office:value="10212" calcext:value-type="float">
            <text:p>10,212</text:p>
          </table:table-cell>
          <table:table-cell table:style-name="ce31" office:value-type="float" office:value="9144" calcext:value-type="float">
            <text:p>9,144</text:p>
          </table:table-cell>
          <table:table-cell table:style-name="ce31" office:value-type="float" office:value="8620" calcext:value-type="float">
            <text:p>8,620</text:p>
          </table:table-cell>
          <table:table-cell table:style-name="ce56" office:value-type="float" office:value="8026" calcext:value-type="float">
            <text:p>8,026</text:p>
          </table:table-cell>
          <table:table-cell table:style-name="ce31" office:value-type="float" office:value="34447" calcext:value-type="float">
            <text:p>34,447</text:p>
          </table:table-cell>
          <table:table-cell table:style-name="ce31" office:value-type="float" office:value="7670" calcext:value-type="float">
            <text:p>7,670</text:p>
          </table:table-cell>
          <table:table-cell table:style-name="ce31" office:value-type="float" office:value="7490" calcext:value-type="float">
            <text:p>7,490</text:p>
          </table:table-cell>
          <table:table-cell table:style-name="ce31" office:value-type="float" office:value="6996" calcext:value-type="float">
            <text:p>6,996</text:p>
          </table:table-cell>
          <table:table-cell table:style-name="ce31" office:value-type="float" office:value="6414" calcext:value-type="float">
            <text:p>6,414</text:p>
          </table:table-cell>
          <table:table-cell table:style-name="ce56" office:value-type="float" office:value="5877" calcext:value-type="float">
            <text:p>5,877</text:p>
          </table:table-cell>
          <table:table-cell table:style-name="ce31" office:value-type="float" office:value="18055" calcext:value-type="float">
            <text:p>18,055</text:p>
          </table:table-cell>
          <table:table-cell table:style-name="ce31" office:value-type="float" office:value="4930" calcext:value-type="float">
            <text:p>4,930</text:p>
          </table:table-cell>
          <table:table-cell table:style-name="ce31" office:value-type="float" office:value="4488" calcext:value-type="float">
            <text:p>4,488</text:p>
          </table:table-cell>
          <table:table-cell table:style-name="ce31" office:value-type="float" office:value="3564" calcext:value-type="float">
            <text:p>3,564</text:p>
          </table:table-cell>
          <table:table-cell table:style-name="ce31" office:value-type="float" office:value="2812" calcext:value-type="float">
            <text:p>2,812</text:p>
          </table:table-cell>
          <table:table-cell table:style-name="ce56" office:value-type="float" office:value="2261" calcext:value-type="float">
            <text:p>2,261</text:p>
          </table:table-cell>
          <table:table-cell table:style-name="ce31" office:value-type="float" office:value="5587" calcext:value-type="float">
            <text:p>5,587</text:p>
          </table:table-cell>
          <table:table-cell table:style-name="ce31" office:value-type="float" office:value="1778" calcext:value-type="float">
            <text:p>1,778</text:p>
          </table:table-cell>
          <table:table-cell table:style-name="ce31" office:value-type="float" office:value="1517" calcext:value-type="float">
            <text:p>1,517</text:p>
          </table:table-cell>
          <table:table-cell table:style-name="ce31" office:value-type="float" office:value="1064" calcext:value-type="float">
            <text:p>1,064</text:p>
          </table:table-cell>
          <table:table-cell table:style-name="ce31" office:value-type="float" office:value="714" calcext:value-type="float">
            <text:p>714</text:p>
          </table:table-cell>
          <table:table-cell table:style-name="ce56" office:value-type="float" office:value="514" calcext:value-type="float">
            <text:p>514</text:p>
          </table:table-cell>
          <table:table-cell table:style-name="ce31" office:value-type="float" office:value="1136" calcext:value-type="float">
            <text:p>1,136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42" calcext:value-type="float">
            <text:p>142</text:p>
          </table:table-cell>
          <table:table-cell table:style-name="ce56" office:value-type="float" office:value="87" calcext:value-type="float">
            <text:p>87</text:p>
          </table:table-cell>
          <table:table-cell table:style-name="ce31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5469" calcext:value-type="float">
            <text:p>1,335,469</text:p>
          </table:table-cell>
          <table:table-cell table:style-name="ce31" office:value-type="float" office:value="63719" calcext:value-type="float">
            <text:p>63,719</text:p>
          </table:table-cell>
          <table:table-cell table:style-name="ce31" office:value-type="float" office:value="13888" calcext:value-type="float">
            <text:p>13,888</text:p>
          </table:table-cell>
          <table:table-cell table:style-name="ce31" office:value-type="float" office:value="13509" calcext:value-type="float">
            <text:p>13,509</text:p>
          </table:table-cell>
          <table:table-cell table:style-name="ce31" office:value-type="float" office:value="11226" calcext:value-type="float">
            <text:p>11,226</text:p>
          </table:table-cell>
          <table:table-cell table:style-name="ce31" office:value-type="float" office:value="12147" calcext:value-type="float">
            <text:p>12,147</text:p>
          </table:table-cell>
          <table:table-cell table:style-name="ce31" office:value-type="float" office:value="12949" calcext:value-type="float">
            <text:p>12,949</text:p>
          </table:table-cell>
          <table:table-cell table:style-name="ce31" office:value-type="float" office:value="70121" calcext:value-type="float">
            <text:p>70,121</text:p>
          </table:table-cell>
          <table:table-cell table:style-name="ce31" office:value-type="float" office:value="13699" calcext:value-type="float">
            <text:p>13,699</text:p>
          </table:table-cell>
          <table:table-cell table:style-name="ce31" office:value-type="float" office:value="13811" calcext:value-type="float">
            <text:p>13,811</text:p>
          </table:table-cell>
          <table:table-cell table:style-name="ce31" office:value-type="float" office:value="13667" calcext:value-type="float">
            <text:p>13,667</text:p>
          </table:table-cell>
          <table:table-cell table:style-name="ce31" office:value-type="float" office:value="14248" calcext:value-type="float">
            <text:p>14,248</text:p>
          </table:table-cell>
          <table:table-cell table:style-name="ce56" office:value-type="float" office:value="14696" calcext:value-type="float">
            <text:p>14,696</text:p>
          </table:table-cell>
          <table:table-cell table:style-name="ce31" office:value-type="float" office:value="89639" calcext:value-type="float">
            <text:p>89,639</text:p>
          </table:table-cell>
          <table:table-cell table:style-name="ce31" office:value-type="float" office:value="16024" calcext:value-type="float">
            <text:p>16,024</text:p>
          </table:table-cell>
          <table:table-cell table:style-name="ce31" office:value-type="float" office:value="16589" calcext:value-type="float">
            <text:p>16,589</text:p>
          </table:table-cell>
          <table:table-cell table:style-name="ce31" office:value-type="float" office:value="19609" calcext:value-type="float">
            <text:p>19,609</text:p>
          </table:table-cell>
          <table:table-cell table:style-name="ce31" office:value-type="float" office:value="19293" calcext:value-type="float">
            <text:p>19,293</text:p>
          </table:table-cell>
          <table:table-cell table:style-name="ce56" office:value-type="float" office:value="18124" calcext:value-type="float">
            <text:p>18,124</text:p>
          </table:table-cell>
          <table:table-cell table:style-name="ce31" office:value-type="float" office:value="105421" calcext:value-type="float">
            <text:p>105,421</text:p>
          </table:table-cell>
          <table:table-cell table:style-name="ce31" office:value-type="float" office:value="20883" calcext:value-type="float">
            <text:p>20,883</text:p>
          </table:table-cell>
          <table:table-cell table:style-name="ce31" office:value-type="float" office:value="21523" calcext:value-type="float">
            <text:p>21,523</text:p>
          </table:table-cell>
          <table:table-cell table:style-name="ce31" office:value-type="float" office:value="21229" calcext:value-type="float">
            <text:p>21,229</text:p>
          </table:table-cell>
          <table:table-cell table:style-name="ce31" office:value-type="float" office:value="20836" calcext:value-type="float">
            <text:p>20,836</text:p>
          </table:table-cell>
          <table:table-cell table:style-name="ce56" office:value-type="float" office:value="20950" calcext:value-type="float">
            <text:p>20,950</text:p>
          </table:table-cell>
          <table:table-cell table:style-name="ce31" office:value-type="float" office:value="103053" calcext:value-type="float">
            <text:p>103,053</text:p>
          </table:table-cell>
          <table:table-cell table:style-name="ce31" office:value-type="float" office:value="20627" calcext:value-type="float">
            <text:p>20,627</text:p>
          </table:table-cell>
          <table:table-cell table:style-name="ce31" office:value-type="float" office:value="20250" calcext:value-type="float">
            <text:p>20,250</text:p>
          </table:table-cell>
          <table:table-cell table:style-name="ce31" office:value-type="float" office:value="20880" calcext:value-type="float">
            <text:p>20,880</text:p>
          </table:table-cell>
          <table:table-cell table:style-name="ce31" office:value-type="float" office:value="20315" calcext:value-type="float">
            <text:p>20,315</text:p>
          </table:table-cell>
          <table:table-cell table:style-name="ce56" office:value-type="float" office:value="20981" calcext:value-type="float">
            <text:p>20,981</text:p>
          </table:table-cell>
          <table:table-cell table:style-name="ce31" office:value-type="float" office:value="102396" calcext:value-type="float">
            <text:p>102,396</text:p>
          </table:table-cell>
          <table:table-cell table:style-name="ce31" office:value-type="float" office:value="19374" calcext:value-type="float">
            <text:p>19,374</text:p>
          </table:table-cell>
          <table:table-cell table:style-name="ce31" office:value-type="float" office:value="18787" calcext:value-type="float">
            <text:p>18,787</text:p>
          </table:table-cell>
          <table:table-cell table:style-name="ce31" office:value-type="float" office:value="20186" calcext:value-type="float">
            <text:p>20,186</text:p>
          </table:table-cell>
          <table:table-cell table:style-name="ce31" office:value-type="float" office:value="21956" calcext:value-type="float">
            <text:p>21,956</text:p>
          </table:table-cell>
          <table:table-cell table:style-name="ce56" office:value-type="float" office:value="22093" calcext:value-type="float">
            <text:p>22,093</text:p>
          </table:table-cell>
          <table:table-cell table:style-name="ce31" office:value-type="float" office:value="120061" calcext:value-type="float">
            <text:p>120,061</text:p>
          </table:table-cell>
          <table:table-cell table:style-name="ce31" office:value-type="float" office:value="23537" calcext:value-type="float">
            <text:p>23,537</text:p>
          </table:table-cell>
          <table:table-cell table:style-name="ce31" office:value-type="float" office:value="24291" calcext:value-type="float">
            <text:p>24,291</text:p>
          </table:table-cell>
          <table:table-cell table:style-name="ce31" office:value-type="float" office:value="24127" calcext:value-type="float">
            <text:p>24,127</text:p>
          </table:table-cell>
          <table:table-cell table:style-name="ce31" office:value-type="float" office:value="24345" calcext:value-type="float">
            <text:p>24,345</text:p>
          </table:table-cell>
          <table:table-cell table:style-name="ce56" office:value-type="float" office:value="23761" calcext:value-type="float">
            <text:p>23,761</text:p>
          </table:table-cell>
          <table:table-cell table:style-name="ce31" office:value-type="float" office:value="106358" calcext:value-type="float">
            <text:p>106,358</text:p>
          </table:table-cell>
          <table:table-cell table:style-name="ce31" office:value-type="float" office:value="22437" calcext:value-type="float">
            <text:p>22,437</text:p>
          </table:table-cell>
          <table:table-cell table:style-name="ce31" office:value-type="float" office:value="23433" calcext:value-type="float">
            <text:p>23,433</text:p>
          </table:table-cell>
          <table:table-cell table:style-name="ce31" office:value-type="float" office:value="21069" calcext:value-type="float">
            <text:p>21,069</text:p>
          </table:table-cell>
          <table:table-cell table:style-name="ce31" office:value-type="float" office:value="19712" calcext:value-type="float">
            <text:p>19,712</text:p>
          </table:table-cell>
          <table:table-cell table:style-name="ce56" office:value-type="float" office:value="19707" calcext:value-type="float">
            <text:p>19,707</text:p>
          </table:table-cell>
          <table:table-cell table:style-name="ce31" office:value-type="float" office:value="102559" calcext:value-type="float">
            <text:p>102,559</text:p>
          </table:table-cell>
          <table:table-cell table:style-name="ce31" office:value-type="float" office:value="19689" calcext:value-type="float">
            <text:p>19,689</text:p>
          </table:table-cell>
          <table:table-cell table:style-name="ce31" office:value-type="float" office:value="20028" calcext:value-type="float">
            <text:p>20,028</text:p>
          </table:table-cell>
          <table:table-cell table:style-name="ce31" office:value-type="float" office:value="20755" calcext:value-type="float">
            <text:p>20,755</text:p>
          </table:table-cell>
          <table:table-cell table:style-name="ce31" office:value-type="float" office:value="21015" calcext:value-type="float">
            <text:p>21,015</text:p>
          </table:table-cell>
          <table:table-cell table:style-name="ce56" office:value-type="float" office:value="21072" calcext:value-type="float">
            <text:p>21,072</text:p>
          </table:table-cell>
          <table:table-cell table:style-name="ce31" office:value-type="float" office:value="104301" calcext:value-type="float">
            <text:p>104,301</text:p>
          </table:table-cell>
          <table:table-cell table:style-name="ce31" office:value-type="float" office:value="20811" calcext:value-type="float">
            <text:p>20,811</text:p>
          </table:table-cell>
          <table:table-cell table:style-name="ce31" office:value-type="float" office:value="20542" calcext:value-type="float">
            <text:p>20,542</text:p>
          </table:table-cell>
          <table:table-cell table:style-name="ce31" office:value-type="float" office:value="20807" calcext:value-type="float">
            <text:p>20,807</text:p>
          </table:table-cell>
          <table:table-cell table:style-name="ce31" office:value-type="float" office:value="21097" calcext:value-type="float">
            <text:p>21,097</text:p>
          </table:table-cell>
          <table:table-cell table:style-name="ce56" office:value-type="float" office:value="21044" calcext:value-type="float">
            <text:p>21,044</text:p>
          </table:table-cell>
          <table:table-cell table:style-name="ce31" office:value-type="float" office:value="100509" calcext:value-type="float">
            <text:p>100,509</text:p>
          </table:table-cell>
          <table:table-cell table:style-name="ce31" office:value-type="float" office:value="21004" calcext:value-type="float">
            <text:p>21,004</text:p>
          </table:table-cell>
          <table:table-cell table:style-name="ce31" office:value-type="float" office:value="20539" calcext:value-type="float">
            <text:p>20,539</text:p>
          </table:table-cell>
          <table:table-cell table:style-name="ce31" office:value-type="float" office:value="20072" calcext:value-type="float">
            <text:p>20,072</text:p>
          </table:table-cell>
          <table:table-cell table:style-name="ce31" office:value-type="float" office:value="19392" calcext:value-type="float">
            <text:p>19,392</text:p>
          </table:table-cell>
          <table:table-cell table:style-name="ce56" office:value-type="float" office:value="19502" calcext:value-type="float">
            <text:p>19,502</text:p>
          </table:table-cell>
          <table:table-cell table:style-name="ce31" office:value-type="float" office:value="85667" calcext:value-type="float">
            <text:p>85,667</text:p>
          </table:table-cell>
          <table:table-cell table:style-name="ce31" office:value-type="float" office:value="17323" calcext:value-type="float">
            <text:p>17,323</text:p>
          </table:table-cell>
          <table:table-cell table:style-name="ce31" office:value-type="float" office:value="17851" calcext:value-type="float">
            <text:p>17,851</text:p>
          </table:table-cell>
          <table:table-cell table:style-name="ce31" office:value-type="float" office:value="17482" calcext:value-type="float">
            <text:p>17,482</text:p>
          </table:table-cell>
          <table:table-cell table:style-name="ce31" office:value-type="float" office:value="16949" calcext:value-type="float">
            <text:p>16,949</text:p>
          </table:table-cell>
          <table:table-cell table:style-name="ce56" office:value-type="float" office:value="16062" calcext:value-type="float">
            <text:p>16,062</text:p>
          </table:table-cell>
          <table:table-cell table:style-name="ce31" office:value-type="float" office:value="65482" calcext:value-type="float">
            <text:p>65,482</text:p>
          </table:table-cell>
          <table:table-cell table:style-name="ce31" office:value-type="float" office:value="15127" calcext:value-type="float">
            <text:p>15,127</text:p>
          </table:table-cell>
          <table:table-cell table:style-name="ce31" office:value-type="float" office:value="14751" calcext:value-type="float">
            <text:p>14,751</text:p>
          </table:table-cell>
          <table:table-cell table:style-name="ce31" office:value-type="float" office:value="13248" calcext:value-type="float">
            <text:p>13,248</text:p>
          </table:table-cell>
          <table:table-cell table:style-name="ce31" office:value-type="float" office:value="11432" calcext:value-type="float">
            <text:p>11,432</text:p>
          </table:table-cell>
          <table:table-cell table:style-name="ce56" office:value-type="float" office:value="10924" calcext:value-type="float">
            <text:p>10,924</text:p>
          </table:table-cell>
          <table:table-cell table:style-name="ce31" office:value-type="float" office:value="35390" calcext:value-type="float">
            <text:p>35,390</text:p>
          </table:table-cell>
          <table:table-cell table:style-name="ce31" office:value-type="float" office:value="8763" calcext:value-type="float">
            <text:p>8,763</text:p>
          </table:table-cell>
          <table:table-cell table:style-name="ce31" office:value-type="float" office:value="7589" calcext:value-type="float">
            <text:p>7,589</text:p>
          </table:table-cell>
          <table:table-cell table:style-name="ce31" office:value-type="float" office:value="5754" calcext:value-type="float">
            <text:p>5,754</text:p>
          </table:table-cell>
          <table:table-cell table:style-name="ce31" office:value-type="float" office:value="6666" calcext:value-type="float">
            <text:p>6,666</text:p>
          </table:table-cell>
          <table:table-cell table:style-name="ce56" office:value-type="float" office:value="6618" calcext:value-type="float">
            <text:p>6,618</text:p>
          </table:table-cell>
          <table:table-cell table:style-name="ce31" office:value-type="float" office:value="29937" calcext:value-type="float">
            <text:p>29,937</text:p>
          </table:table-cell>
          <table:table-cell table:style-name="ce31" office:value-type="float" office:value="6587" calcext:value-type="float">
            <text:p>6,587</text:p>
          </table:table-cell>
          <table:table-cell table:style-name="ce31" office:value-type="float" office:value="6194" calcext:value-type="float">
            <text:p>6,194</text:p>
          </table:table-cell>
          <table:table-cell table:style-name="ce31" office:value-type="float" office:value="6024" calcext:value-type="float">
            <text:p>6,024</text:p>
          </table:table-cell>
          <table:table-cell table:style-name="ce31" office:value-type="float" office:value="5917" calcext:value-type="float">
            <text:p>5,917</text:p>
          </table:table-cell>
          <table:table-cell table:style-name="ce56" office:value-type="float" office:value="5215" calcext:value-type="float">
            <text:p>5,215</text:p>
          </table:table-cell>
          <table:table-cell table:style-name="ce31" office:value-type="float" office:value="20949" calcext:value-type="float">
            <text:p>20,949</text:p>
          </table:table-cell>
          <table:table-cell table:style-name="ce31" office:value-type="float" office:value="4798" calcext:value-type="float">
            <text:p>4,798</text:p>
          </table:table-cell>
          <table:table-cell table:style-name="ce31" office:value-type="float" office:value="4657" calcext:value-type="float">
            <text:p>4,657</text:p>
          </table:table-cell>
          <table:table-cell table:style-name="ce31" office:value-type="float" office:value="3959" calcext:value-type="float">
            <text:p>3,959</text:p>
          </table:table-cell>
          <table:table-cell table:style-name="ce31" office:value-type="float" office:value="3913" calcext:value-type="float">
            <text:p>3,913</text:p>
          </table:table-cell>
          <table:table-cell table:style-name="ce56" office:value-type="float" office:value="3622" calcext:value-type="float">
            <text:p>3,622</text:p>
          </table:table-cell>
          <table:table-cell table:style-name="ce31" office:value-type="float" office:value="17296" calcext:value-type="float">
            <text:p>17,296</text:p>
          </table:table-cell>
          <table:table-cell table:style-name="ce31" office:value-type="float" office:value="3604" calcext:value-type="float">
            <text:p>3,604</text:p>
          </table:table-cell>
          <table:table-cell table:style-name="ce31" office:value-type="float" office:value="3665" calcext:value-type="float">
            <text:p>3,665</text:p>
          </table:table-cell>
          <table:table-cell table:style-name="ce31" office:value-type="float" office:value="3672" calcext:value-type="float">
            <text:p>3,672</text:p>
          </table:table-cell>
          <table:table-cell table:style-name="ce31" office:value-type="float" office:value="3318" calcext:value-type="float">
            <text:p>3,318</text:p>
          </table:table-cell>
          <table:table-cell table:style-name="ce56" office:value-type="float" office:value="3037" calcext:value-type="float">
            <text:p>3,037</text:p>
          </table:table-cell>
          <table:table-cell table:style-name="ce31" office:value-type="float" office:value="9525" calcext:value-type="float">
            <text:p>9,525</text:p>
          </table:table-cell>
          <table:table-cell table:style-name="ce31" office:value-type="float" office:value="2627" calcext:value-type="float">
            <text:p>2,627</text:p>
          </table:table-cell>
          <table:table-cell table:style-name="ce31" office:value-type="float" office:value="2401" calcext:value-type="float">
            <text:p>2,401</text:p>
          </table:table-cell>
          <table:table-cell table:style-name="ce31" office:value-type="float" office:value="1876" calcext:value-type="float">
            <text:p>1,876</text:p>
          </table:table-cell>
          <table:table-cell table:style-name="ce31" office:value-type="float" office:value="1502" calcext:value-type="float">
            <text:p>1,502</text:p>
          </table:table-cell>
          <table:table-cell table:style-name="ce56" office:value-type="float" office:value="1119" calcext:value-type="float">
            <text:p>1,119</text:p>
          </table:table-cell>
          <table:table-cell table:style-name="ce31" office:value-type="float" office:value="2598" calcext:value-type="float">
            <text:p>2,598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322" calcext:value-type="float">
            <text:p>322</text:p>
          </table:table-cell>
          <table:table-cell table:style-name="ce56" office:value-type="float" office:value="238" calcext:value-type="float">
            <text:p>238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54" calcext:value-type="float">
            <text:p>54</text:p>
          </table:table-cell>
          <table:table-cell table:style-name="ce56" office:value-type="float" office:value="25" calcext:value-type="float">
            <text:p>25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5368" calcext:value-type="float">
            <text:p>1,355,368</text:p>
          </table:table-cell>
          <table:table-cell table:style-name="ce41" office:value-type="float" office:value="58789" calcext:value-type="float">
            <text:p>58,789</text:p>
          </table:table-cell>
          <table:table-cell table:style-name="ce32" office:value-type="float" office:value="12983" calcext:value-type="float">
            <text:p>12,983</text:p>
          </table:table-cell>
          <table:table-cell table:style-name="ce32" office:value-type="float" office:value="12672" calcext:value-type="float">
            <text:p>12,672</text:p>
          </table:table-cell>
          <table:table-cell table:style-name="ce32" office:value-type="float" office:value="10247" calcext:value-type="float">
            <text:p>10,247</text:p>
          </table:table-cell>
          <table:table-cell table:style-name="ce32" office:value-type="float" office:value="11139" calcext:value-type="float">
            <text:p>11,139</text:p>
          </table:table-cell>
          <table:table-cell table:style-name="ce32" office:value-type="float" office:value="11748" calcext:value-type="float">
            <text:p>11,748</text:p>
          </table:table-cell>
          <table:table-cell table:style-name="ce32" office:value-type="float" office:value="64872" calcext:value-type="float">
            <text:p>64,872</text:p>
          </table:table-cell>
          <table:table-cell table:style-name="ce32" office:value-type="float" office:value="12938" calcext:value-type="float">
            <text:p>12,938</text:p>
          </table:table-cell>
          <table:table-cell table:style-name="ce32" office:value-type="float" office:value="12544" calcext:value-type="float">
            <text:p>12,544</text:p>
          </table:table-cell>
          <table:table-cell table:style-name="ce32" office:value-type="float" office:value="12694" calcext:value-type="float">
            <text:p>12,694</text:p>
          </table:table-cell>
          <table:table-cell table:style-name="ce32" office:value-type="float" office:value="13225" calcext:value-type="float">
            <text:p>13,225</text:p>
          </table:table-cell>
          <table:table-cell table:style-name="ce41" office:value-type="float" office:value="13471" calcext:value-type="float">
            <text:p>13,471</text:p>
          </table:table-cell>
          <table:table-cell table:style-name="ce32" office:value-type="float" office:value="82799" calcext:value-type="float">
            <text:p>82,799</text:p>
          </table:table-cell>
          <table:table-cell table:style-name="ce32" office:value-type="float" office:value="14618" calcext:value-type="float">
            <text:p>14,618</text:p>
          </table:table-cell>
          <table:table-cell table:style-name="ce32" office:value-type="float" office:value="15368" calcext:value-type="float">
            <text:p>15,368</text:p>
          </table:table-cell>
          <table:table-cell table:style-name="ce32" office:value-type="float" office:value="18381" calcext:value-type="float">
            <text:p>18,381</text:p>
          </table:table-cell>
          <table:table-cell table:style-name="ce32" office:value-type="float" office:value="17650" calcext:value-type="float">
            <text:p>17,650</text:p>
          </table:table-cell>
          <table:table-cell table:style-name="ce41" office:value-type="float" office:value="16782" calcext:value-type="float">
            <text:p>16,782</text:p>
          </table:table-cell>
          <table:table-cell table:style-name="ce32" office:value-type="float" office:value="97341" calcext:value-type="float">
            <text:p>97,341</text:p>
          </table:table-cell>
          <table:table-cell table:style-name="ce32" office:value-type="float" office:value="18943" calcext:value-type="float">
            <text:p>18,943</text:p>
          </table:table-cell>
          <table:table-cell table:style-name="ce32" office:value-type="float" office:value="19965" calcext:value-type="float">
            <text:p>19,965</text:p>
          </table:table-cell>
          <table:table-cell table:style-name="ce32" office:value-type="float" office:value="19717" calcext:value-type="float">
            <text:p>19,717</text:p>
          </table:table-cell>
          <table:table-cell table:style-name="ce32" office:value-type="float" office:value="19341" calcext:value-type="float">
            <text:p>19,341</text:p>
          </table:table-cell>
          <table:table-cell table:style-name="ce41" office:value-type="float" office:value="19375" calcext:value-type="float">
            <text:p>19,375</text:p>
          </table:table-cell>
          <table:table-cell table:style-name="ce32" office:value-type="float" office:value="95301" calcext:value-type="float">
            <text:p>95,301</text:p>
          </table:table-cell>
          <table:table-cell table:style-name="ce32" office:value-type="float" office:value="19150" calcext:value-type="float">
            <text:p>19,150</text:p>
          </table:table-cell>
          <table:table-cell table:style-name="ce32" office:value-type="float" office:value="18678" calcext:value-type="float">
            <text:p>18,678</text:p>
          </table:table-cell>
          <table:table-cell table:style-name="ce32" office:value-type="float" office:value="19398" calcext:value-type="float">
            <text:p>19,398</text:p>
          </table:table-cell>
          <table:table-cell table:style-name="ce32" office:value-type="float" office:value="18823" calcext:value-type="float">
            <text:p>18,823</text:p>
          </table:table-cell>
          <table:table-cell table:style-name="ce41" office:value-type="float" office:value="19252" calcext:value-type="float">
            <text:p>19,252</text:p>
          </table:table-cell>
          <table:table-cell table:style-name="ce32" office:value-type="float" office:value="100014" calcext:value-type="float">
            <text:p>100,014</text:p>
          </table:table-cell>
          <table:table-cell table:style-name="ce32" office:value-type="float" office:value="18504" calcext:value-type="float">
            <text:p>18,504</text:p>
          </table:table-cell>
          <table:table-cell table:style-name="ce32" office:value-type="float" office:value="17762" calcext:value-type="float">
            <text:p>17,762</text:p>
          </table:table-cell>
          <table:table-cell table:style-name="ce32" office:value-type="float" office:value="19820" calcext:value-type="float">
            <text:p>19,820</text:p>
          </table:table-cell>
          <table:table-cell table:style-name="ce32" office:value-type="float" office:value="21916" calcext:value-type="float">
            <text:p>21,916</text:p>
          </table:table-cell>
          <table:table-cell table:style-name="ce41" office:value-type="float" office:value="22012" calcext:value-type="float">
            <text:p>22,012</text:p>
          </table:table-cell>
          <table:table-cell table:style-name="ce32" office:value-type="float" office:value="121994" calcext:value-type="float">
            <text:p>121,994</text:p>
          </table:table-cell>
          <table:table-cell table:style-name="ce32" office:value-type="float" office:value="23799" calcext:value-type="float">
            <text:p>23,799</text:p>
          </table:table-cell>
          <table:table-cell table:style-name="ce32" office:value-type="float" office:value="24464" calcext:value-type="float">
            <text:p>24,464</text:p>
          </table:table-cell>
          <table:table-cell table:style-name="ce32" office:value-type="float" office:value="24560" calcext:value-type="float">
            <text:p>24,560</text:p>
          </table:table-cell>
          <table:table-cell table:style-name="ce32" office:value-type="float" office:value="24808" calcext:value-type="float">
            <text:p>24,808</text:p>
          </table:table-cell>
          <table:table-cell table:style-name="ce41" office:value-type="float" office:value="24363" calcext:value-type="float">
            <text:p>24,363</text:p>
          </table:table-cell>
          <table:table-cell table:style-name="ce32" office:value-type="float" office:value="112825" calcext:value-type="float">
            <text:p>112,825</text:p>
          </table:table-cell>
          <table:table-cell table:style-name="ce32" office:value-type="float" office:value="23145" calcext:value-type="float">
            <text:p>23,145</text:p>
          </table:table-cell>
          <table:table-cell table:style-name="ce32" office:value-type="float" office:value="24804" calcext:value-type="float">
            <text:p>24,804</text:p>
          </table:table-cell>
          <table:table-cell table:style-name="ce32" office:value-type="float" office:value="22307" calcext:value-type="float">
            <text:p>22,307</text:p>
          </table:table-cell>
          <table:table-cell table:style-name="ce32" office:value-type="float" office:value="21277" calcext:value-type="float">
            <text:p>21,277</text:p>
          </table:table-cell>
          <table:table-cell table:style-name="ce41" office:value-type="float" office:value="21292" calcext:value-type="float">
            <text:p>21,292</text:p>
          </table:table-cell>
          <table:table-cell table:style-name="ce32" office:value-type="float" office:value="111491" calcext:value-type="float">
            <text:p>111,491</text:p>
          </table:table-cell>
          <table:table-cell table:style-name="ce32" office:value-type="float" office:value="21722" calcext:value-type="float">
            <text:p>21,722</text:p>
          </table:table-cell>
          <table:table-cell table:style-name="ce32" office:value-type="float" office:value="21837" calcext:value-type="float">
            <text:p>21,837</text:p>
          </table:table-cell>
          <table:table-cell table:style-name="ce32" office:value-type="float" office:value="22572" calcext:value-type="float">
            <text:p>22,572</text:p>
          </table:table-cell>
          <table:table-cell table:style-name="ce32" office:value-type="float" office:value="22930" calcext:value-type="float">
            <text:p>22,930</text:p>
          </table:table-cell>
          <table:table-cell table:style-name="ce41" office:value-type="float" office:value="22430" calcext:value-type="float">
            <text:p>22,430</text:p>
          </table:table-cell>
          <table:table-cell table:style-name="ce32" office:value-type="float" office:value="112526" calcext:value-type="float">
            <text:p>112,526</text:p>
          </table:table-cell>
          <table:table-cell table:style-name="ce32" office:value-type="float" office:value="22469" calcext:value-type="float">
            <text:p>22,469</text:p>
          </table:table-cell>
          <table:table-cell table:style-name="ce32" office:value-type="float" office:value="22288" calcext:value-type="float">
            <text:p>22,288</text:p>
          </table:table-cell>
          <table:table-cell table:style-name="ce32" office:value-type="float" office:value="22252" calcext:value-type="float">
            <text:p>22,252</text:p>
          </table:table-cell>
          <table:table-cell table:style-name="ce32" office:value-type="float" office:value="22872" calcext:value-type="float">
            <text:p>22,872</text:p>
          </table:table-cell>
          <table:table-cell table:style-name="ce41" office:value-type="float" office:value="22645" calcext:value-type="float">
            <text:p>22,645</text:p>
          </table:table-cell>
          <table:table-cell table:style-name="ce32" office:value-type="float" office:value="106990" calcext:value-type="float">
            <text:p>106,990</text:p>
          </table:table-cell>
          <table:table-cell table:style-name="ce32" office:value-type="float" office:value="22557" calcext:value-type="float">
            <text:p>22,557</text:p>
          </table:table-cell>
          <table:table-cell table:style-name="ce32" office:value-type="float" office:value="21803" calcext:value-type="float">
            <text:p>21,803</text:p>
          </table:table-cell>
          <table:table-cell table:style-name="ce32" office:value-type="float" office:value="20874" calcext:value-type="float">
            <text:p>20,874</text:p>
          </table:table-cell>
          <table:table-cell table:style-name="ce32" office:value-type="float" office:value="20891" calcext:value-type="float">
            <text:p>20,891</text:p>
          </table:table-cell>
          <table:table-cell table:style-name="ce41" office:value-type="float" office:value="20865" calcext:value-type="float">
            <text:p>20,865</text:p>
          </table:table-cell>
          <table:table-cell table:style-name="ce32" office:value-type="float" office:value="90593" calcext:value-type="float">
            <text:p>90,593</text:p>
          </table:table-cell>
          <table:table-cell table:style-name="ce32" office:value-type="float" office:value="18378" calcext:value-type="float">
            <text:p>18,378</text:p>
          </table:table-cell>
          <table:table-cell table:style-name="ce32" office:value-type="float" office:value="18809" calcext:value-type="float">
            <text:p>18,809</text:p>
          </table:table-cell>
          <table:table-cell table:style-name="ce32" office:value-type="float" office:value="18370" calcext:value-type="float">
            <text:p>18,370</text:p>
          </table:table-cell>
          <table:table-cell table:style-name="ce32" office:value-type="float" office:value="18243" calcext:value-type="float">
            <text:p>18,243</text:p>
          </table:table-cell>
          <table:table-cell table:style-name="ce41" office:value-type="float" office:value="16793" calcext:value-type="float">
            <text:p>16,793</text:p>
          </table:table-cell>
          <table:table-cell table:style-name="ce32" office:value-type="float" office:value="69878" calcext:value-type="float">
            <text:p>69,878</text:p>
          </table:table-cell>
          <table:table-cell table:style-name="ce32" office:value-type="float" office:value="15970" calcext:value-type="float">
            <text:p>15,970</text:p>
          </table:table-cell>
          <table:table-cell table:style-name="ce32" office:value-type="float" office:value="16140" calcext:value-type="float">
            <text:p>16,140</text:p>
          </table:table-cell>
          <table:table-cell table:style-name="ce32" office:value-type="float" office:value="13987" calcext:value-type="float">
            <text:p>13,987</text:p>
          </table:table-cell>
          <table:table-cell table:style-name="ce32" office:value-type="float" office:value="12111" calcext:value-type="float">
            <text:p>12,111</text:p>
          </table:table-cell>
          <table:table-cell table:style-name="ce41" office:value-type="float" office:value="11670" calcext:value-type="float">
            <text:p>11,670</text:p>
          </table:table-cell>
          <table:table-cell table:style-name="ce32" office:value-type="float" office:value="39386" calcext:value-type="float">
            <text:p>39,386</text:p>
          </table:table-cell>
          <table:table-cell table:style-name="ce32" office:value-type="float" office:value="9335" calcext:value-type="float">
            <text:p>9,335</text:p>
          </table:table-cell>
          <table:table-cell table:style-name="ce32" office:value-type="float" office:value="8498" calcext:value-type="float">
            <text:p>8,498</text:p>
          </table:table-cell>
          <table:table-cell table:style-name="ce32" office:value-type="float" office:value="6518" calcext:value-type="float">
            <text:p>6,518</text:p>
          </table:table-cell>
          <table:table-cell table:style-name="ce32" office:value-type="float" office:value="7456" calcext:value-type="float">
            <text:p>7,456</text:p>
          </table:table-cell>
          <table:table-cell table:style-name="ce41" office:value-type="float" office:value="7579" calcext:value-type="float">
            <text:p>7,579</text:p>
          </table:table-cell>
          <table:table-cell table:style-name="ce32" office:value-type="float" office:value="35295" calcext:value-type="float">
            <text:p>35,295</text:p>
          </table:table-cell>
          <table:table-cell table:style-name="ce32" office:value-type="float" office:value="7518" calcext:value-type="float">
            <text:p>7,518</text:p>
          </table:table-cell>
          <table:table-cell table:style-name="ce32" office:value-type="float" office:value="7270" calcext:value-type="float">
            <text:p>7,270</text:p>
          </table:table-cell>
          <table:table-cell table:style-name="ce32" office:value-type="float" office:value="7168" calcext:value-type="float">
            <text:p>7,168</text:p>
          </table:table-cell>
          <table:table-cell table:style-name="ce32" office:value-type="float" office:value="6898" calcext:value-type="float">
            <text:p>6,898</text:p>
          </table:table-cell>
          <table:table-cell table:style-name="ce41" office:value-type="float" office:value="6441" calcext:value-type="float">
            <text:p>6,441</text:p>
          </table:table-cell>
          <table:table-cell table:style-name="ce32" office:value-type="float" office:value="25782" calcext:value-type="float">
            <text:p>25,782</text:p>
          </table:table-cell>
          <table:table-cell table:style-name="ce32" office:value-type="float" office:value="5931" calcext:value-type="float">
            <text:p>5,931</text:p>
          </table:table-cell>
          <table:table-cell table:style-name="ce32" office:value-type="float" office:value="5555" calcext:value-type="float">
            <text:p>5,555</text:p>
          </table:table-cell>
          <table:table-cell table:style-name="ce32" office:value-type="float" office:value="5185" calcext:value-type="float">
            <text:p>5,185</text:p>
          </table:table-cell>
          <table:table-cell table:style-name="ce32" office:value-type="float" office:value="4707" calcext:value-type="float">
            <text:p>4,707</text:p>
          </table:table-cell>
          <table:table-cell table:style-name="ce41" office:value-type="float" office:value="4404" calcext:value-type="float">
            <text:p>4,404</text:p>
          </table:table-cell>
          <table:table-cell table:style-name="ce32" office:value-type="float" office:value="17151" calcext:value-type="float">
            <text:p>17,151</text:p>
          </table:table-cell>
          <table:table-cell table:style-name="ce32" office:value-type="float" office:value="4066" calcext:value-type="float">
            <text:p>4,066</text:p>
          </table:table-cell>
          <table:table-cell table:style-name="ce32" office:value-type="float" office:value="3825" calcext:value-type="float">
            <text:p>3,825</text:p>
          </table:table-cell>
          <table:table-cell table:style-name="ce32" office:value-type="float" office:value="3324" calcext:value-type="float">
            <text:p>3,324</text:p>
          </table:table-cell>
          <table:table-cell table:style-name="ce32" office:value-type="float" office:value="3096" calcext:value-type="float">
            <text:p>3,096</text:p>
          </table:table-cell>
          <table:table-cell table:style-name="ce41" office:value-type="float" office:value="2840" calcext:value-type="float">
            <text:p>2,840</text:p>
          </table:table-cell>
          <table:table-cell table:style-name="ce32" office:value-type="float" office:value="8530" calcext:value-type="float">
            <text:p>8,530</text:p>
          </table:table-cell>
          <table:table-cell table:style-name="ce32" office:value-type="float" office:value="2303" calcext:value-type="float">
            <text:p>2,303</text:p>
          </table:table-cell>
          <table:table-cell table:style-name="ce32" office:value-type="float" office:value="2087" calcext:value-type="float">
            <text:p>2,087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1310" calcext:value-type="float">
            <text:p>1,310</text:p>
          </table:table-cell>
          <table:table-cell table:style-name="ce41" office:value-type="float" office:value="1142" calcext:value-type="float">
            <text:p>1,142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392" calcext:value-type="float">
            <text:p>392</text:p>
          </table:table-cell>
          <table:table-cell table:style-name="ce41" office:value-type="float" office:value="276" calcext:value-type="float">
            <text:p>276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88" calcext:value-type="float">
            <text:p>88</text:p>
          </table:table-cell>
          <table:table-cell table:style-name="ce41" office:value-type="float" office:value="62" calcext:value-type="float">
            <text:p>62</text:p>
          </table:table-cell>
          <table:table-cell table:style-name="ce32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475" calcext:value-type="float">
            <text:p>1,882,475</text:p>
          </table:table-cell>
          <table:table-cell table:style-name="ce31" office:value-type="float" office:value="74729" calcext:value-type="float">
            <text:p>74,729</text:p>
          </table:table-cell>
          <table:table-cell table:style-name="ce31" office:value-type="float" office:value="16688" calcext:value-type="float">
            <text:p>16,688</text:p>
          </table:table-cell>
          <table:table-cell table:style-name="ce31" office:value-type="float" office:value="15641" calcext:value-type="float">
            <text:p>15,641</text:p>
          </table:table-cell>
          <table:table-cell table:style-name="ce31" office:value-type="float" office:value="12683" calcext:value-type="float">
            <text:p>12,683</text:p>
          </table:table-cell>
          <table:table-cell table:style-name="ce31" office:value-type="float" office:value="14414" calcext:value-type="float">
            <text:p>14,414</text:p>
          </table:table-cell>
          <table:table-cell table:style-name="ce31" office:value-type="float" office:value="15303" calcext:value-type="float">
            <text:p>15,303</text:p>
          </table:table-cell>
          <table:table-cell table:style-name="ce31" office:value-type="float" office:value="79551" calcext:value-type="float">
            <text:p>79,551</text:p>
          </table:table-cell>
          <table:table-cell table:style-name="ce31" office:value-type="float" office:value="15803" calcext:value-type="float">
            <text:p>15,803</text:p>
          </table:table-cell>
          <table:table-cell table:style-name="ce31" office:value-type="float" office:value="15489" calcext:value-type="float">
            <text:p>15,489</text:p>
          </table:table-cell>
          <table:table-cell table:style-name="ce31" office:value-type="float" office:value="15695" calcext:value-type="float">
            <text:p>15,695</text:p>
          </table:table-cell>
          <table:table-cell table:style-name="ce31" office:value-type="float" office:value="15958" calcext:value-type="float">
            <text:p>15,958</text:p>
          </table:table-cell>
          <table:table-cell table:style-name="ce56" office:value-type="float" office:value="16606" calcext:value-type="float">
            <text:p>16,606</text:p>
          </table:table-cell>
          <table:table-cell table:style-name="ce31" office:value-type="float" office:value="102458" calcext:value-type="float">
            <text:p>102,458</text:p>
          </table:table-cell>
          <table:table-cell table:style-name="ce31" office:value-type="float" office:value="18020" calcext:value-type="float">
            <text:p>18,020</text:p>
          </table:table-cell>
          <table:table-cell table:style-name="ce31" office:value-type="float" office:value="18819" calcext:value-type="float">
            <text:p>18,819</text:p>
          </table:table-cell>
          <table:table-cell table:style-name="ce31" office:value-type="float" office:value="22822" calcext:value-type="float">
            <text:p>22,822</text:p>
          </table:table-cell>
          <table:table-cell table:style-name="ce31" office:value-type="float" office:value="22117" calcext:value-type="float">
            <text:p>22,117</text:p>
          </table:table-cell>
          <table:table-cell table:style-name="ce56" office:value-type="float" office:value="20680" calcext:value-type="float">
            <text:p>20,680</text:p>
          </table:table-cell>
          <table:table-cell table:style-name="ce31" office:value-type="float" office:value="125053" calcext:value-type="float">
            <text:p>125,053</text:p>
          </table:table-cell>
          <table:table-cell table:style-name="ce31" office:value-type="float" office:value="24196" calcext:value-type="float">
            <text:p>24,196</text:p>
          </table:table-cell>
          <table:table-cell table:style-name="ce31" office:value-type="float" office:value="24660" calcext:value-type="float">
            <text:p>24,660</text:p>
          </table:table-cell>
          <table:table-cell table:style-name="ce31" office:value-type="float" office:value="25233" calcext:value-type="float">
            <text:p>25,233</text:p>
          </table:table-cell>
          <table:table-cell table:style-name="ce31" office:value-type="float" office:value="25221" calcext:value-type="float">
            <text:p>25,221</text:p>
          </table:table-cell>
          <table:table-cell table:style-name="ce56" office:value-type="float" office:value="25743" calcext:value-type="float">
            <text:p>25,743</text:p>
          </table:table-cell>
          <table:table-cell table:style-name="ce31" office:value-type="float" office:value="129957" calcext:value-type="float">
            <text:p>129,957</text:p>
          </table:table-cell>
          <table:table-cell table:style-name="ce31" office:value-type="float" office:value="25133" calcext:value-type="float">
            <text:p>25,133</text:p>
          </table:table-cell>
          <table:table-cell table:style-name="ce31" office:value-type="float" office:value="25292" calcext:value-type="float">
            <text:p>25,292</text:p>
          </table:table-cell>
          <table:table-cell table:style-name="ce31" office:value-type="float" office:value="26424" calcext:value-type="float">
            <text:p>26,424</text:p>
          </table:table-cell>
          <table:table-cell table:style-name="ce31" office:value-type="float" office:value="25599" calcext:value-type="float">
            <text:p>25,599</text:p>
          </table:table-cell>
          <table:table-cell table:style-name="ce56" office:value-type="float" office:value="27509" calcext:value-type="float">
            <text:p>27,509</text:p>
          </table:table-cell>
          <table:table-cell table:style-name="ce31" office:value-type="float" office:value="137586" calcext:value-type="float">
            <text:p>137,586</text:p>
          </table:table-cell>
          <table:table-cell table:style-name="ce31" office:value-type="float" office:value="25494" calcext:value-type="float">
            <text:p>25,494</text:p>
          </table:table-cell>
          <table:table-cell table:style-name="ce31" office:value-type="float" office:value="24828" calcext:value-type="float">
            <text:p>24,828</text:p>
          </table:table-cell>
          <table:table-cell table:style-name="ce31" office:value-type="float" office:value="27076" calcext:value-type="float">
            <text:p>27,076</text:p>
          </table:table-cell>
          <table:table-cell table:style-name="ce31" office:value-type="float" office:value="29843" calcext:value-type="float">
            <text:p>29,843</text:p>
          </table:table-cell>
          <table:table-cell table:style-name="ce56" office:value-type="float" office:value="30345" calcext:value-type="float">
            <text:p>30,345</text:p>
          </table:table-cell>
          <table:table-cell table:style-name="ce31" office:value-type="float" office:value="164968" calcext:value-type="float">
            <text:p>164,968</text:p>
          </table:table-cell>
          <table:table-cell table:style-name="ce31" office:value-type="float" office:value="32161" calcext:value-type="float">
            <text:p>32,161</text:p>
          </table:table-cell>
          <table:table-cell table:style-name="ce31" office:value-type="float" office:value="33008" calcext:value-type="float">
            <text:p>33,008</text:p>
          </table:table-cell>
          <table:table-cell table:style-name="ce31" office:value-type="float" office:value="33305" calcext:value-type="float">
            <text:p>33,305</text:p>
          </table:table-cell>
          <table:table-cell table:style-name="ce31" office:value-type="float" office:value="33625" calcext:value-type="float">
            <text:p>33,625</text:p>
          </table:table-cell>
          <table:table-cell table:style-name="ce56" office:value-type="float" office:value="32869" calcext:value-type="float">
            <text:p>32,869</text:p>
          </table:table-cell>
          <table:table-cell table:style-name="ce31" office:value-type="float" office:value="148691" calcext:value-type="float">
            <text:p>148,691</text:p>
          </table:table-cell>
          <table:table-cell table:style-name="ce31" office:value-type="float" office:value="30993" calcext:value-type="float">
            <text:p>30,993</text:p>
          </table:table-cell>
          <table:table-cell table:style-name="ce31" office:value-type="float" office:value="33242" calcext:value-type="float">
            <text:p>33,242</text:p>
          </table:table-cell>
          <table:table-cell table:style-name="ce31" office:value-type="float" office:value="29261" calcext:value-type="float">
            <text:p>29,261</text:p>
          </table:table-cell>
          <table:table-cell table:style-name="ce31" office:value-type="float" office:value="28007" calcext:value-type="float">
            <text:p>28,007</text:p>
          </table:table-cell>
          <table:table-cell table:style-name="ce56" office:value-type="float" office:value="27188" calcext:value-type="float">
            <text:p>27,188</text:p>
          </table:table-cell>
          <table:table-cell table:style-name="ce31" office:value-type="float" office:value="142733" calcext:value-type="float">
            <text:p>142,733</text:p>
          </table:table-cell>
          <table:table-cell table:style-name="ce31" office:value-type="float" office:value="27281" calcext:value-type="float">
            <text:p>27,281</text:p>
          </table:table-cell>
          <table:table-cell table:style-name="ce31" office:value-type="float" office:value="27662" calcext:value-type="float">
            <text:p>27,662</text:p>
          </table:table-cell>
          <table:table-cell table:style-name="ce31" office:value-type="float" office:value="28893" calcext:value-type="float">
            <text:p>28,893</text:p>
          </table:table-cell>
          <table:table-cell table:style-name="ce31" office:value-type="float" office:value="29350" calcext:value-type="float">
            <text:p>29,350</text:p>
          </table:table-cell>
          <table:table-cell table:style-name="ce56" office:value-type="float" office:value="29547" calcext:value-type="float">
            <text:p>29,547</text:p>
          </table:table-cell>
          <table:table-cell table:style-name="ce31" office:value-type="float" office:value="152050" calcext:value-type="float">
            <text:p>152,050</text:p>
          </table:table-cell>
          <table:table-cell table:style-name="ce31" office:value-type="float" office:value="29356" calcext:value-type="float">
            <text:p>29,356</text:p>
          </table:table-cell>
          <table:table-cell table:style-name="ce31" office:value-type="float" office:value="29912" calcext:value-type="float">
            <text:p>29,912</text:p>
          </table:table-cell>
          <table:table-cell table:style-name="ce31" office:value-type="float" office:value="30244" calcext:value-type="float">
            <text:p>30,244</text:p>
          </table:table-cell>
          <table:table-cell table:style-name="ce31" office:value-type="float" office:value="31131" calcext:value-type="float">
            <text:p>31,131</text:p>
          </table:table-cell>
          <table:table-cell table:style-name="ce56" office:value-type="float" office:value="31407" calcext:value-type="float">
            <text:p>31,407</text:p>
          </table:table-cell>
          <table:table-cell table:style-name="ce31" office:value-type="float" office:value="156522" calcext:value-type="float">
            <text:p>156,522</text:p>
          </table:table-cell>
          <table:table-cell table:style-name="ce31" office:value-type="float" office:value="31992" calcext:value-type="float">
            <text:p>31,992</text:p>
          </table:table-cell>
          <table:table-cell table:style-name="ce31" office:value-type="float" office:value="32122" calcext:value-type="float">
            <text:p>32,122</text:p>
          </table:table-cell>
          <table:table-cell table:style-name="ce31" office:value-type="float" office:value="31033" calcext:value-type="float">
            <text:p>31,033</text:p>
          </table:table-cell>
          <table:table-cell table:style-name="ce31" office:value-type="float" office:value="30759" calcext:value-type="float">
            <text:p>30,759</text:p>
          </table:table-cell>
          <table:table-cell table:style-name="ce56" office:value-type="float" office:value="30616" calcext:value-type="float">
            <text:p>30,616</text:p>
          </table:table-cell>
          <table:table-cell table:style-name="ce31" office:value-type="float" office:value="135743" calcext:value-type="float">
            <text:p>135,743</text:p>
          </table:table-cell>
          <table:table-cell table:style-name="ce31" office:value-type="float" office:value="27891" calcext:value-type="float">
            <text:p>27,891</text:p>
          </table:table-cell>
          <table:table-cell table:style-name="ce31" office:value-type="float" office:value="28540" calcext:value-type="float">
            <text:p>28,540</text:p>
          </table:table-cell>
          <table:table-cell table:style-name="ce31" office:value-type="float" office:value="27557" calcext:value-type="float">
            <text:p>27,557</text:p>
          </table:table-cell>
          <table:table-cell table:style-name="ce31" office:value-type="float" office:value="26599" calcext:value-type="float">
            <text:p>26,599</text:p>
          </table:table-cell>
          <table:table-cell table:style-name="ce56" office:value-type="float" office:value="25156" calcext:value-type="float">
            <text:p>25,156</text:p>
          </table:table-cell>
          <table:table-cell table:style-name="ce31" office:value-type="float" office:value="107196" calcext:value-type="float">
            <text:p>107,196</text:p>
          </table:table-cell>
          <table:table-cell table:style-name="ce31" office:value-type="float" office:value="23869" calcext:value-type="float">
            <text:p>23,869</text:p>
          </table:table-cell>
          <table:table-cell table:style-name="ce31" office:value-type="float" office:value="24431" calcext:value-type="float">
            <text:p>24,431</text:p>
          </table:table-cell>
          <table:table-cell table:style-name="ce31" office:value-type="float" office:value="21428" calcext:value-type="float">
            <text:p>21,428</text:p>
          </table:table-cell>
          <table:table-cell table:style-name="ce31" office:value-type="float" office:value="18898" calcext:value-type="float">
            <text:p>18,898</text:p>
          </table:table-cell>
          <table:table-cell table:style-name="ce56" office:value-type="float" office:value="18570" calcext:value-type="float">
            <text:p>18,570</text:p>
          </table:table-cell>
          <table:table-cell table:style-name="ce31" office:value-type="float" office:value="62026" calcext:value-type="float">
            <text:p>62,026</text:p>
          </table:table-cell>
          <table:table-cell table:style-name="ce31" office:value-type="float" office:value="15655" calcext:value-type="float">
            <text:p>15,655</text:p>
          </table:table-cell>
          <table:table-cell table:style-name="ce31" office:value-type="float" office:value="12098" calcext:value-type="float">
            <text:p>12,098</text:p>
          </table:table-cell>
          <table:table-cell table:style-name="ce31" office:value-type="float" office:value="9783" calcext:value-type="float">
            <text:p>9,783</text:p>
          </table:table-cell>
          <table:table-cell table:style-name="ce31" office:value-type="float" office:value="11838" calcext:value-type="float">
            <text:p>11,838</text:p>
          </table:table-cell>
          <table:table-cell table:style-name="ce56" office:value-type="float" office:value="12652" calcext:value-type="float">
            <text:p>12,652</text:p>
          </table:table-cell>
          <table:table-cell table:style-name="ce31" office:value-type="float" office:value="57820" calcext:value-type="float">
            <text:p>57,820</text:p>
          </table:table-cell>
          <table:table-cell table:style-name="ce31" office:value-type="float" office:value="11695" calcext:value-type="float">
            <text:p>11,695</text:p>
          </table:table-cell>
          <table:table-cell table:style-name="ce31" office:value-type="float" office:value="11844" calcext:value-type="float">
            <text:p>11,844</text:p>
          </table:table-cell>
          <table:table-cell table:style-name="ce31" office:value-type="float" office:value="11990" calcext:value-type="float">
            <text:p>11,990</text:p>
          </table:table-cell>
          <table:table-cell table:style-name="ce31" office:value-type="float" office:value="11431" calcext:value-type="float">
            <text:p>11,431</text:p>
          </table:table-cell>
          <table:table-cell table:style-name="ce56" office:value-type="float" office:value="10860" calcext:value-type="float">
            <text:p>10,860</text:p>
          </table:table-cell>
          <table:table-cell table:style-name="ce31" office:value-type="float" office:value="47754" calcext:value-type="float">
            <text:p>47,754</text:p>
          </table:table-cell>
          <table:table-cell table:style-name="ce31" office:value-type="float" office:value="10368" calcext:value-type="float">
            <text:p>10,368</text:p>
          </table:table-cell>
          <table:table-cell table:style-name="ce31" office:value-type="float" office:value="9970" calcext:value-type="float">
            <text:p>9,970</text:p>
          </table:table-cell>
          <table:table-cell table:style-name="ce31" office:value-type="float" office:value="9601" calcext:value-type="float">
            <text:p>9,601</text:p>
          </table:table-cell>
          <table:table-cell table:style-name="ce31" office:value-type="float" office:value="9575" calcext:value-type="float">
            <text:p>9,575</text:p>
          </table:table-cell>
          <table:table-cell table:style-name="ce56" office:value-type="float" office:value="8240" calcext:value-type="float">
            <text:p>8,240</text:p>
          </table:table-cell>
          <table:table-cell table:style-name="ce31" office:value-type="float" office:value="34180" calcext:value-type="float">
            <text:p>34,180</text:p>
          </table:table-cell>
          <table:table-cell table:style-name="ce31" office:value-type="float" office:value="7508" calcext:value-type="float">
            <text:p>7,508</text:p>
          </table:table-cell>
          <table:table-cell table:style-name="ce31" office:value-type="float" office:value="7621" calcext:value-type="float">
            <text:p>7,621</text:p>
          </table:table-cell>
          <table:table-cell table:style-name="ce31" office:value-type="float" office:value="7194" calcext:value-type="float">
            <text:p>7,194</text:p>
          </table:table-cell>
          <table:table-cell table:style-name="ce31" office:value-type="float" office:value="6237" calcext:value-type="float">
            <text:p>6,237</text:p>
          </table:table-cell>
          <table:table-cell table:style-name="ce56" office:value-type="float" office:value="5620" calcext:value-type="float">
            <text:p>5,620</text:p>
          </table:table-cell>
          <table:table-cell table:style-name="ce31" office:value-type="float" office:value="16871" calcext:value-type="float">
            <text:p>16,871</text:p>
          </table:table-cell>
          <table:table-cell table:style-name="ce31" office:value-type="float" office:value="4659" calcext:value-type="float">
            <text:p>4,659</text:p>
          </table:table-cell>
          <table:table-cell table:style-name="ce31" office:value-type="float" office:value="4169" calcext:value-type="float">
            <text:p>4,169</text:p>
          </table:table-cell>
          <table:table-cell table:style-name="ce31" office:value-type="float" office:value="3291" calcext:value-type="float">
            <text:p>3,291</text:p>
          </table:table-cell>
          <table:table-cell table:style-name="ce31" office:value-type="float" office:value="2584" calcext:value-type="float">
            <text:p>2,584</text:p>
          </table:table-cell>
          <table:table-cell table:style-name="ce56" office:value-type="float" office:value="2168" calcext:value-type="float">
            <text:p>2,168</text:p>
          </table:table-cell>
          <table:table-cell table:style-name="ce31" office:value-type="float" office:value="5390" calcext:value-type="float">
            <text:p>5,390</text:p>
          </table:table-cell>
          <table:table-cell table:style-name="ce31" office:value-type="float" office:value="1629" calcext:value-type="float">
            <text:p>1,629</text:p>
          </table:table-cell>
          <table:table-cell table:style-name="ce31" office:value-type="float" office:value="1468" calcext:value-type="float">
            <text:p>1,468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675" calcext:value-type="float">
            <text:p>675</text:p>
          </table:table-cell>
          <table:table-cell table:style-name="ce56" office:value-type="float" office:value="524" calcext:value-type="float">
            <text:p>524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31" calcext:value-type="float">
            <text:p>131</text:p>
          </table:table-cell>
          <table:table-cell table:style-name="ce56" office:value-type="float" office:value="71" calcext:value-type="float">
            <text:p>71</text:p>
          </table:table-cell>
          <table:table-cell table:style-name="ce31" office:value-type="float" office:value="143" calcext:value-type="float">
            <text:p>14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999" calcext:value-type="float">
            <text:p>944,999</text:p>
          </table:table-cell>
          <table:table-cell table:style-name="ce31" office:value-type="float" office:value="38767" calcext:value-type="float">
            <text:p>38,767</text:p>
          </table:table-cell>
          <table:table-cell table:style-name="ce31" office:value-type="float" office:value="8550" calcext:value-type="float">
            <text:p>8,550</text:p>
          </table:table-cell>
          <table:table-cell table:style-name="ce31" office:value-type="float" office:value="8278" calcext:value-type="float">
            <text:p>8,278</text:p>
          </table:table-cell>
          <table:table-cell table:style-name="ce31" office:value-type="float" office:value="6622" calcext:value-type="float">
            <text:p>6,622</text:p>
          </table:table-cell>
          <table:table-cell table:style-name="ce31" office:value-type="float" office:value="7535" calcext:value-type="float">
            <text:p>7,535</text:p>
          </table:table-cell>
          <table:table-cell table:style-name="ce31" office:value-type="float" office:value="7782" calcext:value-type="float">
            <text:p>7,782</text:p>
          </table:table-cell>
          <table:table-cell table:style-name="ce31" office:value-type="float" office:value="41574" calcext:value-type="float">
            <text:p>41,574</text:p>
          </table:table-cell>
          <table:table-cell table:style-name="ce31" office:value-type="float" office:value="8330" calcext:value-type="float">
            <text:p>8,330</text:p>
          </table:table-cell>
          <table:table-cell table:style-name="ce31" office:value-type="float" office:value="8037" calcext:value-type="float">
            <text:p>8,037</text:p>
          </table:table-cell>
          <table:table-cell table:style-name="ce31" office:value-type="float" office:value="8193" calcext:value-type="float">
            <text:p>8,193</text:p>
          </table:table-cell>
          <table:table-cell table:style-name="ce31" office:value-type="float" office:value="8305" calcext:value-type="float">
            <text:p>8,305</text:p>
          </table:table-cell>
          <table:table-cell table:style-name="ce56" office:value-type="float" office:value="8709" calcext:value-type="float">
            <text:p>8,709</text:p>
          </table:table-cell>
          <table:table-cell table:style-name="ce31" office:value-type="float" office:value="53502" calcext:value-type="float">
            <text:p>53,502</text:p>
          </table:table-cell>
          <table:table-cell table:style-name="ce31" office:value-type="float" office:value="9449" calcext:value-type="float">
            <text:p>9,449</text:p>
          </table:table-cell>
          <table:table-cell table:style-name="ce31" office:value-type="float" office:value="9723" calcext:value-type="float">
            <text:p>9,723</text:p>
          </table:table-cell>
          <table:table-cell table:style-name="ce31" office:value-type="float" office:value="11948" calcext:value-type="float">
            <text:p>11,948</text:p>
          </table:table-cell>
          <table:table-cell table:style-name="ce31" office:value-type="float" office:value="11568" calcext:value-type="float">
            <text:p>11,568</text:p>
          </table:table-cell>
          <table:table-cell table:style-name="ce56" office:value-type="float" office:value="10814" calcext:value-type="float">
            <text:p>10,814</text:p>
          </table:table-cell>
          <table:table-cell table:style-name="ce31" office:value-type="float" office:value="64967" calcext:value-type="float">
            <text:p>64,967</text:p>
          </table:table-cell>
          <table:table-cell table:style-name="ce31" office:value-type="float" office:value="12767" calcext:value-type="float">
            <text:p>12,767</text:p>
          </table:table-cell>
          <table:table-cell table:style-name="ce31" office:value-type="float" office:value="12777" calcext:value-type="float">
            <text:p>12,777</text:p>
          </table:table-cell>
          <table:table-cell table:style-name="ce31" office:value-type="float" office:value="13195" calcext:value-type="float">
            <text:p>13,195</text:p>
          </table:table-cell>
          <table:table-cell table:style-name="ce31" office:value-type="float" office:value="13053" calcext:value-type="float">
            <text:p>13,053</text:p>
          </table:table-cell>
          <table:table-cell table:style-name="ce56" office:value-type="float" office:value="13175" calcext:value-type="float">
            <text:p>13,175</text:p>
          </table:table-cell>
          <table:table-cell table:style-name="ce31" office:value-type="float" office:value="67295" calcext:value-type="float">
            <text:p>67,295</text:p>
          </table:table-cell>
          <table:table-cell table:style-name="ce31" office:value-type="float" office:value="12948" calcext:value-type="float">
            <text:p>12,948</text:p>
          </table:table-cell>
          <table:table-cell table:style-name="ce31" office:value-type="float" office:value="13160" calcext:value-type="float">
            <text:p>13,160</text:p>
          </table:table-cell>
          <table:table-cell table:style-name="ce31" office:value-type="float" office:value="13619" calcext:value-type="float">
            <text:p>13,619</text:p>
          </table:table-cell>
          <table:table-cell table:style-name="ce31" office:value-type="float" office:value="13225" calcext:value-type="float">
            <text:p>13,225</text:p>
          </table:table-cell>
          <table:table-cell table:style-name="ce56" office:value-type="float" office:value="14343" calcext:value-type="float">
            <text:p>14,343</text:p>
          </table:table-cell>
          <table:table-cell table:style-name="ce31" office:value-type="float" office:value="70007" calcext:value-type="float">
            <text:p>70,007</text:p>
          </table:table-cell>
          <table:table-cell table:style-name="ce31" office:value-type="float" office:value="13244" calcext:value-type="float">
            <text:p>13,244</text:p>
          </table:table-cell>
          <table:table-cell table:style-name="ce31" office:value-type="float" office:value="12728" calcext:value-type="float">
            <text:p>12,728</text:p>
          </table:table-cell>
          <table:table-cell table:style-name="ce31" office:value-type="float" office:value="13695" calcext:value-type="float">
            <text:p>13,695</text:p>
          </table:table-cell>
          <table:table-cell table:style-name="ce31" office:value-type="float" office:value="15104" calcext:value-type="float">
            <text:p>15,104</text:p>
          </table:table-cell>
          <table:table-cell table:style-name="ce56" office:value-type="float" office:value="15236" calcext:value-type="float">
            <text:p>15,236</text:p>
          </table:table-cell>
          <table:table-cell table:style-name="ce31" office:value-type="float" office:value="83109" calcext:value-type="float">
            <text:p>83,109</text:p>
          </table:table-cell>
          <table:table-cell table:style-name="ce31" office:value-type="float" office:value="16167" calcext:value-type="float">
            <text:p>16,167</text:p>
          </table:table-cell>
          <table:table-cell table:style-name="ce31" office:value-type="float" office:value="16504" calcext:value-type="float">
            <text:p>16,504</text:p>
          </table:table-cell>
          <table:table-cell table:style-name="ce31" office:value-type="float" office:value="16780" calcext:value-type="float">
            <text:p>16,780</text:p>
          </table:table-cell>
          <table:table-cell table:style-name="ce31" office:value-type="float" office:value="16943" calcext:value-type="float">
            <text:p>16,943</text:p>
          </table:table-cell>
          <table:table-cell table:style-name="ce56" office:value-type="float" office:value="16715" calcext:value-type="float">
            <text:p>16,715</text:p>
          </table:table-cell>
          <table:table-cell table:style-name="ce31" office:value-type="float" office:value="74390" calcext:value-type="float">
            <text:p>74,390</text:p>
          </table:table-cell>
          <table:table-cell table:style-name="ce31" office:value-type="float" office:value="15728" calcext:value-type="float">
            <text:p>15,728</text:p>
          </table:table-cell>
          <table:table-cell table:style-name="ce31" office:value-type="float" office:value="16687" calcext:value-type="float">
            <text:p>16,687</text:p>
          </table:table-cell>
          <table:table-cell table:style-name="ce31" office:value-type="float" office:value="14535" calcext:value-type="float">
            <text:p>14,535</text:p>
          </table:table-cell>
          <table:table-cell table:style-name="ce31" office:value-type="float" office:value="13860" calcext:value-type="float">
            <text:p>13,860</text:p>
          </table:table-cell>
          <table:table-cell table:style-name="ce56" office:value-type="float" office:value="13580" calcext:value-type="float">
            <text:p>13,580</text:p>
          </table:table-cell>
          <table:table-cell table:style-name="ce31" office:value-type="float" office:value="70681" calcext:value-type="float">
            <text:p>70,681</text:p>
          </table:table-cell>
          <table:table-cell table:style-name="ce31" office:value-type="float" office:value="13273" calcext:value-type="float">
            <text:p>13,273</text:p>
          </table:table-cell>
          <table:table-cell table:style-name="ce31" office:value-type="float" office:value="13757" calcext:value-type="float">
            <text:p>13,757</text:p>
          </table:table-cell>
          <table:table-cell table:style-name="ce31" office:value-type="float" office:value="14273" calcext:value-type="float">
            <text:p>14,273</text:p>
          </table:table-cell>
          <table:table-cell table:style-name="ce31" office:value-type="float" office:value="14558" calcext:value-type="float">
            <text:p>14,558</text:p>
          </table:table-cell>
          <table:table-cell table:style-name="ce56" office:value-type="float" office:value="14820" calcext:value-type="float">
            <text:p>14,820</text:p>
          </table:table-cell>
          <table:table-cell table:style-name="ce31" office:value-type="float" office:value="75998" calcext:value-type="float">
            <text:p>75,998</text:p>
          </table:table-cell>
          <table:table-cell table:style-name="ce31" office:value-type="float" office:value="14586" calcext:value-type="float">
            <text:p>14,586</text:p>
          </table:table-cell>
          <table:table-cell table:style-name="ce31" office:value-type="float" office:value="14986" calcext:value-type="float">
            <text:p>14,986</text:p>
          </table:table-cell>
          <table:table-cell table:style-name="ce31" office:value-type="float" office:value="15102" calcext:value-type="float">
            <text:p>15,102</text:p>
          </table:table-cell>
          <table:table-cell table:style-name="ce31" office:value-type="float" office:value="15609" calcext:value-type="float">
            <text:p>15,609</text:p>
          </table:table-cell>
          <table:table-cell table:style-name="ce56" office:value-type="float" office:value="15715" calcext:value-type="float">
            <text:p>15,715</text:p>
          </table:table-cell>
          <table:table-cell table:style-name="ce31" office:value-type="float" office:value="78949" calcext:value-type="float">
            <text:p>78,949</text:p>
          </table:table-cell>
          <table:table-cell table:style-name="ce31" office:value-type="float" office:value="16106" calcext:value-type="float">
            <text:p>16,106</text:p>
          </table:table-cell>
          <table:table-cell table:style-name="ce31" office:value-type="float" office:value="16277" calcext:value-type="float">
            <text:p>16,277</text:p>
          </table:table-cell>
          <table:table-cell table:style-name="ce31" office:value-type="float" office:value="15543" calcext:value-type="float">
            <text:p>15,543</text:p>
          </table:table-cell>
          <table:table-cell table:style-name="ce31" office:value-type="float" office:value="15554" calcext:value-type="float">
            <text:p>15,554</text:p>
          </table:table-cell>
          <table:table-cell table:style-name="ce56" office:value-type="float" office:value="15469" calcext:value-type="float">
            <text:p>15,469</text:p>
          </table:table-cell>
          <table:table-cell table:style-name="ce31" office:value-type="float" office:value="68653" calcext:value-type="float">
            <text:p>68,653</text:p>
          </table:table-cell>
          <table:table-cell table:style-name="ce31" office:value-type="float" office:value="14165" calcext:value-type="float">
            <text:p>14,165</text:p>
          </table:table-cell>
          <table:table-cell table:style-name="ce31" office:value-type="float" office:value="14512" calcext:value-type="float">
            <text:p>14,512</text:p>
          </table:table-cell>
          <table:table-cell table:style-name="ce31" office:value-type="float" office:value="13989" calcext:value-type="float">
            <text:p>13,989</text:p>
          </table:table-cell>
          <table:table-cell table:style-name="ce31" office:value-type="float" office:value="13347" calcext:value-type="float">
            <text:p>13,347</text:p>
          </table:table-cell>
          <table:table-cell table:style-name="ce56" office:value-type="float" office:value="12640" calcext:value-type="float">
            <text:p>12,640</text:p>
          </table:table-cell>
          <table:table-cell table:style-name="ce31" office:value-type="float" office:value="53551" calcext:value-type="float">
            <text:p>53,551</text:p>
          </table:table-cell>
          <table:table-cell table:style-name="ce31" office:value-type="float" office:value="12047" calcext:value-type="float">
            <text:p>12,047</text:p>
          </table:table-cell>
          <table:table-cell table:style-name="ce31" office:value-type="float" office:value="12142" calcext:value-type="float">
            <text:p>12,142</text:p>
          </table:table-cell>
          <table:table-cell table:style-name="ce31" office:value-type="float" office:value="10847" calcext:value-type="float">
            <text:p>10,847</text:p>
          </table:table-cell>
          <table:table-cell table:style-name="ce31" office:value-type="float" office:value="9398" calcext:value-type="float">
            <text:p>9,398</text:p>
          </table:table-cell>
          <table:table-cell table:style-name="ce56" office:value-type="float" office:value="9117" calcext:value-type="float">
            <text:p>9,117</text:p>
          </table:table-cell>
          <table:table-cell table:style-name="ce31" office:value-type="float" office:value="29841" calcext:value-type="float">
            <text:p>29,841</text:p>
          </table:table-cell>
          <table:table-cell table:style-name="ce31" office:value-type="float" office:value="7622" calcext:value-type="float">
            <text:p>7,622</text:p>
          </table:table-cell>
          <table:table-cell table:style-name="ce31" office:value-type="float" office:value="5885" calcext:value-type="float">
            <text:p>5,885</text:p>
          </table:table-cell>
          <table:table-cell table:style-name="ce31" office:value-type="float" office:value="4650" calcext:value-type="float">
            <text:p>4,650</text:p>
          </table:table-cell>
          <table:table-cell table:style-name="ce31" office:value-type="float" office:value="5647" calcext:value-type="float">
            <text:p>5,647</text:p>
          </table:table-cell>
          <table:table-cell table:style-name="ce56" office:value-type="float" office:value="6037" calcext:value-type="float">
            <text:p>6,037</text:p>
          </table:table-cell>
          <table:table-cell table:style-name="ce31" office:value-type="float" office:value="26630" calcext:value-type="float">
            <text:p>26,630</text:p>
          </table:table-cell>
          <table:table-cell table:style-name="ce31" office:value-type="float" office:value="5542" calcext:value-type="float">
            <text:p>5,542</text:p>
          </table:table-cell>
          <table:table-cell table:style-name="ce31" office:value-type="float" office:value="5471" calcext:value-type="float">
            <text:p>5,471</text:p>
          </table:table-cell>
          <table:table-cell table:style-name="ce31" office:value-type="float" office:value="5551" calcext:value-type="float">
            <text:p>5,551</text:p>
          </table:table-cell>
          <table:table-cell table:style-name="ce31" office:value-type="float" office:value="5176" calcext:value-type="float">
            <text:p>5,176</text:p>
          </table:table-cell>
          <table:table-cell table:style-name="ce56" office:value-type="float" office:value="4890" calcext:value-type="float">
            <text:p>4,890</text:p>
          </table:table-cell>
          <table:table-cell table:style-name="ce31" office:value-type="float" office:value="21199" calcext:value-type="float">
            <text:p>21,199</text:p>
          </table:table-cell>
          <table:table-cell table:style-name="ce31" office:value-type="float" office:value="4627" calcext:value-type="float">
            <text:p>4,627</text:p>
          </table:table-cell>
          <table:table-cell table:style-name="ce31" office:value-type="float" office:value="4504" calcext:value-type="float">
            <text:p>4,504</text:p>
          </table:table-cell>
          <table:table-cell table:number-columns-repeated="2" table:style-name="ce31" office:value-type="float" office:value="4233" calcext:value-type="float">
            <text:p>4,233</text:p>
          </table:table-cell>
          <table:table-cell table:style-name="ce56" office:value-type="float" office:value="3602" calcext:value-type="float">
            <text:p>3,602</text:p>
          </table:table-cell>
          <table:table-cell table:style-name="ce31" office:value-type="float" office:value="15727" calcext:value-type="float">
            <text:p>15,727</text:p>
          </table:table-cell>
          <table:table-cell table:style-name="ce31" office:value-type="float" office:value="3420" calcext:value-type="float">
            <text:p>3,420</text:p>
          </table:table-cell>
          <table:table-cell table:style-name="ce31" office:value-type="float" office:value="3428" calcext:value-type="float">
            <text:p>3,428</text:p>
          </table:table-cell>
          <table:table-cell table:style-name="ce31" office:value-type="float" office:value="3295" calcext:value-type="float">
            <text:p>3,295</text:p>
          </table:table-cell>
          <table:table-cell table:style-name="ce31" office:value-type="float" office:value="2994" calcext:value-type="float">
            <text:p>2,994</text:p>
          </table:table-cell>
          <table:table-cell table:style-name="ce56" office:value-type="float" office:value="2590" calcext:value-type="float">
            <text:p>2,590</text:p>
          </table:table-cell>
          <table:table-cell table:style-name="ce31" office:value-type="float" office:value="7644" calcext:value-type="float">
            <text:p>7,644</text:p>
          </table:table-cell>
          <table:table-cell table:style-name="ce31" office:value-type="float" office:value="2183" calcext:value-type="float">
            <text:p>2,183</text:p>
          </table:table-cell>
          <table:table-cell table:style-name="ce31" office:value-type="float" office:value="1926" calcext:value-type="float">
            <text:p>1,926</text:p>
          </table:table-cell>
          <table:table-cell table:style-name="ce31" office:value-type="float" office:value="1503" calcext:value-type="float">
            <text:p>1,503</text:p>
          </table:table-cell>
          <table:table-cell table:style-name="ce31" office:value-type="float" office:value="1118" calcext:value-type="float">
            <text:p>1,118</text:p>
          </table:table-cell>
          <table:table-cell table:style-name="ce56" office:value-type="float" office:value="914" calcext:value-type="float">
            <text:p>914</text:p>
          </table:table-cell>
          <table:table-cell table:style-name="ce31" office:value-type="float" office:value="2085" calcext:value-type="float">
            <text:p>2,085</text:p>
          </table:table-cell>
          <table:table-cell table:style-name="ce31" office:value-type="float" office:value="659" calcext:value-type="float">
            <text:p>659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272" calcext:value-type="float">
            <text:p>272</text:p>
          </table:table-cell>
          <table:table-cell table:style-name="ce56" office:value-type="float" office:value="190" calcext:value-type="float">
            <text:p>190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35" calcext:value-type="float">
            <text:p>35</text:p>
          </table:table-cell>
          <table:table-cell table:style-name="ce56" office:value-type="float" office:value="30" calcext:value-type="float">
            <text:p>30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7476" calcext:value-type="float">
            <text:p>937,476</text:p>
          </table:table-cell>
          <table:table-cell table:style-name="ce41" office:value-type="float" office:value="35962" calcext:value-type="float">
            <text:p>35,962</text:p>
          </table:table-cell>
          <table:table-cell table:style-name="ce32" office:value-type="float" office:value="8138" calcext:value-type="float">
            <text:p>8,138</text:p>
          </table:table-cell>
          <table:table-cell table:style-name="ce32" office:value-type="float" office:value="7363" calcext:value-type="float">
            <text:p>7,363</text:p>
          </table:table-cell>
          <table:table-cell table:style-name="ce32" office:value-type="float" office:value="6061" calcext:value-type="float">
            <text:p>6,061</text:p>
          </table:table-cell>
          <table:table-cell table:style-name="ce32" office:value-type="float" office:value="6879" calcext:value-type="float">
            <text:p>6,879</text:p>
          </table:table-cell>
          <table:table-cell table:style-name="ce32" office:value-type="float" office:value="7521" calcext:value-type="float">
            <text:p>7,521</text:p>
          </table:table-cell>
          <table:table-cell table:style-name="ce32" office:value-type="float" office:value="37977" calcext:value-type="float">
            <text:p>37,977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2" office:value-type="float" office:value="7452" calcext:value-type="float">
            <text:p>7,452</text:p>
          </table:table-cell>
          <table:table-cell table:style-name="ce32" office:value-type="float" office:value="7502" calcext:value-type="float">
            <text:p>7,502</text:p>
          </table:table-cell>
          <table:table-cell table:style-name="ce32" office:value-type="float" office:value="7653" calcext:value-type="float">
            <text:p>7,653</text:p>
          </table:table-cell>
          <table:table-cell table:style-name="ce41" office:value-type="float" office:value="7897" calcext:value-type="float">
            <text:p>7,897</text:p>
          </table:table-cell>
          <table:table-cell table:style-name="ce32" office:value-type="float" office:value="48956" calcext:value-type="float">
            <text:p>48,956</text:p>
          </table:table-cell>
          <table:table-cell table:style-name="ce32" office:value-type="float" office:value="8571" calcext:value-type="float">
            <text:p>8,571</text:p>
          </table:table-cell>
          <table:table-cell table:style-name="ce32" office:value-type="float" office:value="9096" calcext:value-type="float">
            <text:p>9,096</text:p>
          </table:table-cell>
          <table:table-cell table:style-name="ce32" office:value-type="float" office:value="10874" calcext:value-type="float">
            <text:p>10,874</text:p>
          </table:table-cell>
          <table:table-cell table:style-name="ce32" office:value-type="float" office:value="10549" calcext:value-type="float">
            <text:p>10,549</text:p>
          </table:table-cell>
          <table:table-cell table:style-name="ce41" office:value-type="float" office:value="9866" calcext:value-type="float">
            <text:p>9,866</text:p>
          </table:table-cell>
          <table:table-cell table:style-name="ce32" office:value-type="float" office:value="60086" calcext:value-type="float">
            <text:p>60,086</text:p>
          </table:table-cell>
          <table:table-cell table:style-name="ce32" office:value-type="float" office:value="11429" calcext:value-type="float">
            <text:p>11,429</text:p>
          </table:table-cell>
          <table:table-cell table:style-name="ce32" office:value-type="float" office:value="11883" calcext:value-type="float">
            <text:p>11,883</text:p>
          </table:table-cell>
          <table:table-cell table:style-name="ce32" office:value-type="float" office:value="12038" calcext:value-type="float">
            <text:p>12,038</text:p>
          </table:table-cell>
          <table:table-cell table:style-name="ce32" office:value-type="float" office:value="12168" calcext:value-type="float">
            <text:p>12,168</text:p>
          </table:table-cell>
          <table:table-cell table:style-name="ce41" office:value-type="float" office:value="12568" calcext:value-type="float">
            <text:p>12,568</text:p>
          </table:table-cell>
          <table:table-cell table:style-name="ce32" office:value-type="float" office:value="62662" calcext:value-type="float">
            <text:p>62,662</text:p>
          </table:table-cell>
          <table:table-cell table:style-name="ce32" office:value-type="float" office:value="12185" calcext:value-type="float">
            <text:p>12,185</text:p>
          </table:table-cell>
          <table:table-cell table:style-name="ce32" office:value-type="float" office:value="12132" calcext:value-type="float">
            <text:p>12,132</text:p>
          </table:table-cell>
          <table:table-cell table:style-name="ce32" office:value-type="float" office:value="12805" calcext:value-type="float">
            <text:p>12,805</text:p>
          </table:table-cell>
          <table:table-cell table:style-name="ce32" office:value-type="float" office:value="12374" calcext:value-type="float">
            <text:p>12,374</text:p>
          </table:table-cell>
          <table:table-cell table:style-name="ce41" office:value-type="float" office:value="13166" calcext:value-type="float">
            <text:p>13,166</text:p>
          </table:table-cell>
          <table:table-cell table:style-name="ce32" office:value-type="float" office:value="67579" calcext:value-type="float">
            <text:p>67,579</text:p>
          </table:table-cell>
          <table:table-cell table:style-name="ce32" office:value-type="float" office:value="12250" calcext:value-type="float">
            <text:p>12,250</text:p>
          </table:table-cell>
          <table:table-cell table:style-name="ce32" office:value-type="float" office:value="12100" calcext:value-type="float">
            <text:p>12,100</text:p>
          </table:table-cell>
          <table:table-cell table:style-name="ce32" office:value-type="float" office:value="13381" calcext:value-type="float">
            <text:p>13,381</text:p>
          </table:table-cell>
          <table:table-cell table:style-name="ce32" office:value-type="float" office:value="14739" calcext:value-type="float">
            <text:p>14,739</text:p>
          </table:table-cell>
          <table:table-cell table:style-name="ce41" office:value-type="float" office:value="15109" calcext:value-type="float">
            <text:p>15,109</text:p>
          </table:table-cell>
          <table:table-cell table:style-name="ce32" office:value-type="float" office:value="81859" calcext:value-type="float">
            <text:p>81,859</text:p>
          </table:table-cell>
          <table:table-cell table:style-name="ce32" office:value-type="float" office:value="15994" calcext:value-type="float">
            <text:p>15,994</text:p>
          </table:table-cell>
          <table:table-cell table:style-name="ce32" office:value-type="float" office:value="16504" calcext:value-type="float">
            <text:p>16,504</text:p>
          </table:table-cell>
          <table:table-cell table:style-name="ce32" office:value-type="float" office:value="16525" calcext:value-type="float">
            <text:p>16,525</text:p>
          </table:table-cell>
          <table:table-cell table:style-name="ce32" office:value-type="float" office:value="16682" calcext:value-type="float">
            <text:p>16,682</text:p>
          </table:table-cell>
          <table:table-cell table:style-name="ce41" office:value-type="float" office:value="16154" calcext:value-type="float">
            <text:p>16,154</text:p>
          </table:table-cell>
          <table:table-cell table:style-name="ce32" office:value-type="float" office:value="74301" calcext:value-type="float">
            <text:p>74,301</text:p>
          </table:table-cell>
          <table:table-cell table:style-name="ce32" office:value-type="float" office:value="15265" calcext:value-type="float">
            <text:p>15,265</text:p>
          </table:table-cell>
          <table:table-cell table:style-name="ce32" office:value-type="float" office:value="16555" calcext:value-type="float">
            <text:p>16,555</text:p>
          </table:table-cell>
          <table:table-cell table:style-name="ce32" office:value-type="float" office:value="14726" calcext:value-type="float">
            <text:p>14,726</text:p>
          </table:table-cell>
          <table:table-cell table:style-name="ce32" office:value-type="float" office:value="14147" calcext:value-type="float">
            <text:p>14,147</text:p>
          </table:table-cell>
          <table:table-cell table:style-name="ce41" office:value-type="float" office:value="13608" calcext:value-type="float">
            <text:p>13,608</text:p>
          </table:table-cell>
          <table:table-cell table:style-name="ce32" office:value-type="float" office:value="72052" calcext:value-type="float">
            <text:p>72,052</text:p>
          </table:table-cell>
          <table:table-cell table:style-name="ce32" office:value-type="float" office:value="14008" calcext:value-type="float">
            <text:p>14,008</text:p>
          </table:table-cell>
          <table:table-cell table:style-name="ce32" office:value-type="float" office:value="13905" calcext:value-type="float">
            <text:p>13,905</text:p>
          </table:table-cell>
          <table:table-cell table:style-name="ce32" office:value-type="float" office:value="14620" calcext:value-type="float">
            <text:p>14,620</text:p>
          </table:table-cell>
          <table:table-cell table:style-name="ce32" office:value-type="float" office:value="14792" calcext:value-type="float">
            <text:p>14,792</text:p>
          </table:table-cell>
          <table:table-cell table:style-name="ce41" office:value-type="float" office:value="14727" calcext:value-type="float">
            <text:p>14,727</text:p>
          </table:table-cell>
          <table:table-cell table:style-name="ce32" office:value-type="float" office:value="76052" calcext:value-type="float">
            <text:p>76,052</text:p>
          </table:table-cell>
          <table:table-cell table:style-name="ce32" office:value-type="float" office:value="14770" calcext:value-type="float">
            <text:p>14,770</text:p>
          </table:table-cell>
          <table:table-cell table:style-name="ce32" office:value-type="float" office:value="14926" calcext:value-type="float">
            <text:p>14,926</text:p>
          </table:table-cell>
          <table:table-cell table:style-name="ce32" office:value-type="float" office:value="15142" calcext:value-type="float">
            <text:p>15,142</text:p>
          </table:table-cell>
          <table:table-cell table:style-name="ce32" office:value-type="float" office:value="15522" calcext:value-type="float">
            <text:p>15,522</text:p>
          </table:table-cell>
          <table:table-cell table:style-name="ce41" office:value-type="float" office:value="15692" calcext:value-type="float">
            <text:p>15,692</text:p>
          </table:table-cell>
          <table:table-cell table:style-name="ce32" office:value-type="float" office:value="77573" calcext:value-type="float">
            <text:p>77,573</text:p>
          </table:table-cell>
          <table:table-cell table:style-name="ce32" office:value-type="float" office:value="15886" calcext:value-type="float">
            <text:p>15,886</text:p>
          </table:table-cell>
          <table:table-cell table:style-name="ce32" office:value-type="float" office:value="15845" calcext:value-type="float">
            <text:p>15,845</text:p>
          </table:table-cell>
          <table:table-cell table:style-name="ce32" office:value-type="float" office:value="15490" calcext:value-type="float">
            <text:p>15,490</text:p>
          </table:table-cell>
          <table:table-cell table:style-name="ce32" office:value-type="float" office:value="15205" calcext:value-type="float">
            <text:p>15,205</text:p>
          </table:table-cell>
          <table:table-cell table:style-name="ce41" office:value-type="float" office:value="15147" calcext:value-type="float">
            <text:p>15,147</text:p>
          </table:table-cell>
          <table:table-cell table:style-name="ce32" office:value-type="float" office:value="67090" calcext:value-type="float">
            <text:p>67,090</text:p>
          </table:table-cell>
          <table:table-cell table:style-name="ce32" office:value-type="float" office:value="13726" calcext:value-type="float">
            <text:p>13,726</text:p>
          </table:table-cell>
          <table:table-cell table:style-name="ce32" office:value-type="float" office:value="14028" calcext:value-type="float">
            <text:p>14,028</text:p>
          </table:table-cell>
          <table:table-cell table:style-name="ce32" office:value-type="float" office:value="13568" calcext:value-type="float">
            <text:p>13,568</text:p>
          </table:table-cell>
          <table:table-cell table:style-name="ce32" office:value-type="float" office:value="13252" calcext:value-type="float">
            <text:p>13,252</text:p>
          </table:table-cell>
          <table:table-cell table:style-name="ce41" office:value-type="float" office:value="12516" calcext:value-type="float">
            <text:p>12,516</text:p>
          </table:table-cell>
          <table:table-cell table:style-name="ce32" office:value-type="float" office:value="53645" calcext:value-type="float">
            <text:p>53,645</text:p>
          </table:table-cell>
          <table:table-cell table:style-name="ce32" office:value-type="float" office:value="11822" calcext:value-type="float">
            <text:p>11,822</text:p>
          </table:table-cell>
          <table:table-cell table:style-name="ce32" office:value-type="float" office:value="12289" calcext:value-type="float">
            <text:p>12,289</text:p>
          </table:table-cell>
          <table:table-cell table:style-name="ce32" office:value-type="float" office:value="10581" calcext:value-type="float">
            <text:p>10,581</text:p>
          </table:table-cell>
          <table:table-cell table:style-name="ce32" office:value-type="float" office:value="9500" calcext:value-type="float">
            <text:p>9,500</text:p>
          </table:table-cell>
          <table:table-cell table:style-name="ce41" office:value-type="float" office:value="9453" calcext:value-type="float">
            <text:p>9,453</text:p>
          </table:table-cell>
          <table:table-cell table:style-name="ce32" office:value-type="float" office:value="32185" calcext:value-type="float">
            <text:p>32,185</text:p>
          </table:table-cell>
          <table:table-cell table:style-name="ce32" office:value-type="float" office:value="8033" calcext:value-type="float">
            <text:p>8,033</text:p>
          </table:table-cell>
          <table:table-cell table:style-name="ce32" office:value-type="float" office:value="6213" calcext:value-type="float">
            <text:p>6,213</text:p>
          </table:table-cell>
          <table:table-cell table:style-name="ce32" office:value-type="float" office:value="5133" calcext:value-type="float">
            <text:p>5,133</text:p>
          </table:table-cell>
          <table:table-cell table:style-name="ce32" office:value-type="float" office:value="6191" calcext:value-type="float">
            <text:p>6,191</text:p>
          </table:table-cell>
          <table:table-cell table:style-name="ce41" office:value-type="float" office:value="6615" calcext:value-type="float">
            <text:p>6,615</text:p>
          </table:table-cell>
          <table:table-cell table:style-name="ce32" office:value-type="float" office:value="31190" calcext:value-type="float">
            <text:p>31,190</text:p>
          </table:table-cell>
          <table:table-cell table:style-name="ce32" office:value-type="float" office:value="6153" calcext:value-type="float">
            <text:p>6,153</text:p>
          </table:table-cell>
          <table:table-cell table:style-name="ce32" office:value-type="float" office:value="6373" calcext:value-type="float">
            <text:p>6,373</text:p>
          </table:table-cell>
          <table:table-cell table:style-name="ce32" office:value-type="float" office:value="6439" calcext:value-type="float">
            <text:p>6,439</text:p>
          </table:table-cell>
          <table:table-cell table:style-name="ce32" office:value-type="float" office:value="6255" calcext:value-type="float">
            <text:p>6,255</text:p>
          </table:table-cell>
          <table:table-cell table:style-name="ce41" office:value-type="float" office:value="5970" calcext:value-type="float">
            <text:p>5,970</text:p>
          </table:table-cell>
          <table:table-cell table:style-name="ce32" office:value-type="float" office:value="26555" calcext:value-type="float">
            <text:p>26,555</text:p>
          </table:table-cell>
          <table:table-cell table:style-name="ce32" office:value-type="float" office:value="5741" calcext:value-type="float">
            <text:p>5,741</text:p>
          </table:table-cell>
          <table:table-cell table:style-name="ce32" office:value-type="float" office:value="5466" calcext:value-type="float">
            <text:p>5,466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5342" calcext:value-type="float">
            <text:p>5,342</text:p>
          </table:table-cell>
          <table:table-cell table:style-name="ce41" office:value-type="float" office:value="4638" calcext:value-type="float">
            <text:p>4,638</text:p>
          </table:table-cell>
          <table:table-cell table:style-name="ce32" office:value-type="float" office:value="18453" calcext:value-type="float">
            <text:p>18,453</text:p>
          </table:table-cell>
          <table:table-cell table:style-name="ce32" office:value-type="float" office:value="4088" calcext:value-type="float">
            <text:p>4,088</text:p>
          </table:table-cell>
          <table:table-cell table:style-name="ce32" office:value-type="float" office:value="4193" calcext:value-type="float">
            <text:p>4,193</text:p>
          </table:table-cell>
          <table:table-cell table:style-name="ce32" office:value-type="float" office:value="3899" calcext:value-type="float">
            <text:p>3,899</text:p>
          </table:table-cell>
          <table:table-cell table:style-name="ce32" office:value-type="float" office:value="3243" calcext:value-type="float">
            <text:p>3,243</text:p>
          </table:table-cell>
          <table:table-cell table:style-name="ce41" office:value-type="float" office:value="3030" calcext:value-type="float">
            <text:p>3,030</text:p>
          </table:table-cell>
          <table:table-cell table:style-name="ce32" office:value-type="float" office:value="9227" calcext:value-type="float">
            <text:p>9,227</text:p>
          </table:table-cell>
          <table:table-cell table:style-name="ce32" office:value-type="float" office:value="2476" calcext:value-type="float">
            <text:p>2,476</text:p>
          </table:table-cell>
          <table:table-cell table:style-name="ce32" office:value-type="float" office:value="2243" calcext:value-type="float">
            <text:p>2,243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1466" calcext:value-type="float">
            <text:p>1,466</text:p>
          </table:table-cell>
          <table:table-cell table:style-name="ce41" office:value-type="float" office:value="1254" calcext:value-type="float">
            <text:p>1,254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403" calcext:value-type="float">
            <text:p>403</text:p>
          </table:table-cell>
          <table:table-cell table:style-name="ce41" office:value-type="float" office:value="334" calcext:value-type="float">
            <text:p>334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6" calcext:value-type="float">
            <text:p>96</text:p>
          </table:table-cell>
          <table:table-cell table:style-name="ce41" office:value-type="float" office:value="41" calcext:value-type="float">
            <text:p>41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8793" calcext:value-type="float">
            <text:p>2,778,793</text:p>
          </table:table-cell>
          <table:table-cell table:style-name="ce31" office:value-type="float" office:value="107673" calcext:value-type="float">
            <text:p>107,673</text:p>
          </table:table-cell>
          <table:table-cell table:style-name="ce31" office:value-type="float" office:value="23641" calcext:value-type="float">
            <text:p>23,641</text:p>
          </table:table-cell>
          <table:table-cell table:style-name="ce31" office:value-type="float" office:value="22782" calcext:value-type="float">
            <text:p>22,782</text:p>
          </table:table-cell>
          <table:table-cell table:style-name="ce31" office:value-type="float" office:value="18765" calcext:value-type="float">
            <text:p>18,765</text:p>
          </table:table-cell>
          <table:table-cell table:style-name="ce31" office:value-type="float" office:value="20612" calcext:value-type="float">
            <text:p>20,612</text:p>
          </table:table-cell>
          <table:table-cell table:style-name="ce31" office:value-type="float" office:value="21873" calcext:value-type="float">
            <text:p>21,873</text:p>
          </table:table-cell>
          <table:table-cell table:style-name="ce31" office:value-type="float" office:value="118100" calcext:value-type="float">
            <text:p>118,100</text:p>
          </table:table-cell>
          <table:table-cell table:style-name="ce31" office:value-type="float" office:value="22858" calcext:value-type="float">
            <text:p>22,858</text:p>
          </table:table-cell>
          <table:table-cell table:style-name="ce31" office:value-type="float" office:value="22931" calcext:value-type="float">
            <text:p>22,931</text:p>
          </table:table-cell>
          <table:table-cell table:style-name="ce31" office:value-type="float" office:value="23363" calcext:value-type="float">
            <text:p>23,363</text:p>
          </table:table-cell>
          <table:table-cell table:style-name="ce31" office:value-type="float" office:value="23955" calcext:value-type="float">
            <text:p>23,955</text:p>
          </table:table-cell>
          <table:table-cell table:style-name="ce56" office:value-type="float" office:value="24993" calcext:value-type="float">
            <text:p>24,993</text:p>
          </table:table-cell>
          <table:table-cell table:style-name="ce31" office:value-type="float" office:value="152706" calcext:value-type="float">
            <text:p>152,706</text:p>
          </table:table-cell>
          <table:table-cell table:style-name="ce31" office:value-type="float" office:value="27119" calcext:value-type="float">
            <text:p>27,119</text:p>
          </table:table-cell>
          <table:table-cell table:style-name="ce31" office:value-type="float" office:value="27807" calcext:value-type="float">
            <text:p>27,807</text:p>
          </table:table-cell>
          <table:table-cell table:style-name="ce31" office:value-type="float" office:value="33968" calcext:value-type="float">
            <text:p>33,968</text:p>
          </table:table-cell>
          <table:table-cell table:style-name="ce31" office:value-type="float" office:value="32942" calcext:value-type="float">
            <text:p>32,942</text:p>
          </table:table-cell>
          <table:table-cell table:style-name="ce56" office:value-type="float" office:value="30870" calcext:value-type="float">
            <text:p>30,870</text:p>
          </table:table-cell>
          <table:table-cell table:style-name="ce31" office:value-type="float" office:value="185583" calcext:value-type="float">
            <text:p>185,583</text:p>
          </table:table-cell>
          <table:table-cell table:style-name="ce31" office:value-type="float" office:value="35403" calcext:value-type="float">
            <text:p>35,403</text:p>
          </table:table-cell>
          <table:table-cell table:style-name="ce31" office:value-type="float" office:value="37409" calcext:value-type="float">
            <text:p>37,409</text:p>
          </table:table-cell>
          <table:table-cell table:style-name="ce31" office:value-type="float" office:value="37197" calcext:value-type="float">
            <text:p>37,197</text:p>
          </table:table-cell>
          <table:table-cell table:style-name="ce31" office:value-type="float" office:value="37840" calcext:value-type="float">
            <text:p>37,840</text:p>
          </table:table-cell>
          <table:table-cell table:style-name="ce56" office:value-type="float" office:value="37734" calcext:value-type="float">
            <text:p>37,734</text:p>
          </table:table-cell>
          <table:table-cell table:style-name="ce31" office:value-type="float" office:value="188616" calcext:value-type="float">
            <text:p>188,616</text:p>
          </table:table-cell>
          <table:table-cell table:style-name="ce31" office:value-type="float" office:value="36872" calcext:value-type="float">
            <text:p>36,872</text:p>
          </table:table-cell>
          <table:table-cell table:style-name="ce31" office:value-type="float" office:value="36875" calcext:value-type="float">
            <text:p>36,875</text:p>
          </table:table-cell>
          <table:table-cell table:style-name="ce31" office:value-type="float" office:value="38264" calcext:value-type="float">
            <text:p>38,264</text:p>
          </table:table-cell>
          <table:table-cell table:style-name="ce31" office:value-type="float" office:value="37062" calcext:value-type="float">
            <text:p>37,062</text:p>
          </table:table-cell>
          <table:table-cell table:style-name="ce56" office:value-type="float" office:value="39543" calcext:value-type="float">
            <text:p>39,543</text:p>
          </table:table-cell>
          <table:table-cell table:style-name="ce31" office:value-type="float" office:value="196890" calcext:value-type="float">
            <text:p>196,890</text:p>
          </table:table-cell>
          <table:table-cell table:style-name="ce31" office:value-type="float" office:value="36309" calcext:value-type="float">
            <text:p>36,309</text:p>
          </table:table-cell>
          <table:table-cell table:style-name="ce31" office:value-type="float" office:value="35126" calcext:value-type="float">
            <text:p>35,126</text:p>
          </table:table-cell>
          <table:table-cell table:style-name="ce31" office:value-type="float" office:value="38325" calcext:value-type="float">
            <text:p>38,325</text:p>
          </table:table-cell>
          <table:table-cell table:style-name="ce31" office:value-type="float" office:value="42989" calcext:value-type="float">
            <text:p>42,989</text:p>
          </table:table-cell>
          <table:table-cell table:style-name="ce56" office:value-type="float" office:value="44141" calcext:value-type="float">
            <text:p>44,141</text:p>
          </table:table-cell>
          <table:table-cell table:style-name="ce31" office:value-type="float" office:value="244076" calcext:value-type="float">
            <text:p>244,076</text:p>
          </table:table-cell>
          <table:table-cell table:style-name="ce31" office:value-type="float" office:value="47053" calcext:value-type="float">
            <text:p>47,053</text:p>
          </table:table-cell>
          <table:table-cell table:style-name="ce31" office:value-type="float" office:value="48599" calcext:value-type="float">
            <text:p>48,599</text:p>
          </table:table-cell>
          <table:table-cell table:style-name="ce31" office:value-type="float" office:value="49031" calcext:value-type="float">
            <text:p>49,031</text:p>
          </table:table-cell>
          <table:table-cell table:style-name="ce31" office:value-type="float" office:value="49868" calcext:value-type="float">
            <text:p>49,868</text:p>
          </table:table-cell>
          <table:table-cell table:style-name="ce56" office:value-type="float" office:value="49525" calcext:value-type="float">
            <text:p>49,525</text:p>
          </table:table-cell>
          <table:table-cell table:style-name="ce31" office:value-type="float" office:value="233324" calcext:value-type="float">
            <text:p>233,324</text:p>
          </table:table-cell>
          <table:table-cell table:style-name="ce31" office:value-type="float" office:value="47470" calcext:value-type="float">
            <text:p>47,470</text:p>
          </table:table-cell>
          <table:table-cell table:style-name="ce31" office:value-type="float" office:value="51418" calcext:value-type="float">
            <text:p>51,418</text:p>
          </table:table-cell>
          <table:table-cell table:style-name="ce31" office:value-type="float" office:value="46130" calcext:value-type="float">
            <text:p>46,130</text:p>
          </table:table-cell>
          <table:table-cell table:style-name="ce31" office:value-type="float" office:value="44575" calcext:value-type="float">
            <text:p>44,575</text:p>
          </table:table-cell>
          <table:table-cell table:style-name="ce56" office:value-type="float" office:value="43731" calcext:value-type="float">
            <text:p>43,731</text:p>
          </table:table-cell>
          <table:table-cell table:style-name="ce31" office:value-type="float" office:value="223811" calcext:value-type="float">
            <text:p>223,811</text:p>
          </table:table-cell>
          <table:table-cell table:style-name="ce31" office:value-type="float" office:value="43498" calcext:value-type="float">
            <text:p>43,498</text:p>
          </table:table-cell>
          <table:table-cell table:style-name="ce31" office:value-type="float" office:value="44118" calcext:value-type="float">
            <text:p>44,118</text:p>
          </table:table-cell>
          <table:table-cell table:style-name="ce31" office:value-type="float" office:value="45486" calcext:value-type="float">
            <text:p>45,486</text:p>
          </table:table-cell>
          <table:table-cell table:style-name="ce31" office:value-type="float" office:value="45167" calcext:value-type="float">
            <text:p>45,167</text:p>
          </table:table-cell>
          <table:table-cell table:style-name="ce56" office:value-type="float" office:value="45542" calcext:value-type="float">
            <text:p>45,542</text:p>
          </table:table-cell>
          <table:table-cell table:style-name="ce31" office:value-type="float" office:value="222887" calcext:value-type="float">
            <text:p>222,887</text:p>
          </table:table-cell>
          <table:table-cell table:style-name="ce31" office:value-type="float" office:value="43982" calcext:value-type="float">
            <text:p>43,982</text:p>
          </table:table-cell>
          <table:table-cell table:style-name="ce31" office:value-type="float" office:value="44688" calcext:value-type="float">
            <text:p>44,688</text:p>
          </table:table-cell>
          <table:table-cell table:style-name="ce31" office:value-type="float" office:value="44183" calcext:value-type="float">
            <text:p>44,183</text:p>
          </table:table-cell>
          <table:table-cell table:style-name="ce31" office:value-type="float" office:value="44966" calcext:value-type="float">
            <text:p>44,966</text:p>
          </table:table-cell>
          <table:table-cell table:style-name="ce56" office:value-type="float" office:value="45068" calcext:value-type="float">
            <text:p>45,068</text:p>
          </table:table-cell>
          <table:table-cell table:style-name="ce31" office:value-type="float" office:value="222713" calcext:value-type="float">
            <text:p>222,713</text:p>
          </table:table-cell>
          <table:table-cell table:style-name="ce31" office:value-type="float" office:value="45713" calcext:value-type="float">
            <text:p>45,713</text:p>
          </table:table-cell>
          <table:table-cell table:style-name="ce31" office:value-type="float" office:value="45138" calcext:value-type="float">
            <text:p>45,138</text:p>
          </table:table-cell>
          <table:table-cell table:style-name="ce31" office:value-type="float" office:value="43851" calcext:value-type="float">
            <text:p>43,851</text:p>
          </table:table-cell>
          <table:table-cell table:style-name="ce31" office:value-type="float" office:value="44013" calcext:value-type="float">
            <text:p>44,013</text:p>
          </table:table-cell>
          <table:table-cell table:style-name="ce56" office:value-type="float" office:value="43998" calcext:value-type="float">
            <text:p>43,998</text:p>
          </table:table-cell>
          <table:table-cell table:style-name="ce31" office:value-type="float" office:value="206028" calcext:value-type="float">
            <text:p>206,028</text:p>
          </table:table-cell>
          <table:table-cell table:style-name="ce31" office:value-type="float" office:value="41214" calcext:value-type="float">
            <text:p>41,214</text:p>
          </table:table-cell>
          <table:table-cell table:style-name="ce31" office:value-type="float" office:value="41827" calcext:value-type="float">
            <text:p>41,827</text:p>
          </table:table-cell>
          <table:table-cell table:style-name="ce31" office:value-type="float" office:value="42580" calcext:value-type="float">
            <text:p>42,580</text:p>
          </table:table-cell>
          <table:table-cell table:style-name="ce31" office:value-type="float" office:value="40990" calcext:value-type="float">
            <text:p>40,990</text:p>
          </table:table-cell>
          <table:table-cell table:style-name="ce56" office:value-type="float" office:value="39417" calcext:value-type="float">
            <text:p>39,417</text:p>
          </table:table-cell>
          <table:table-cell table:style-name="ce31" office:value-type="float" office:value="169659" calcext:value-type="float">
            <text:p>169,659</text:p>
          </table:table-cell>
          <table:table-cell table:style-name="ce31" office:value-type="float" office:value="37444" calcext:value-type="float">
            <text:p>37,444</text:p>
          </table:table-cell>
          <table:table-cell table:style-name="ce31" office:value-type="float" office:value="38622" calcext:value-type="float">
            <text:p>38,622</text:p>
          </table:table-cell>
          <table:table-cell table:style-name="ce31" office:value-type="float" office:value="34509" calcext:value-type="float">
            <text:p>34,509</text:p>
          </table:table-cell>
          <table:table-cell table:style-name="ce31" office:value-type="float" office:value="29936" calcext:value-type="float">
            <text:p>29,936</text:p>
          </table:table-cell>
          <table:table-cell table:style-name="ce56" office:value-type="float" office:value="29148" calcext:value-type="float">
            <text:p>29,148</text:p>
          </table:table-cell>
          <table:table-cell table:style-name="ce31" office:value-type="float" office:value="96749" calcext:value-type="float">
            <text:p>96,749</text:p>
          </table:table-cell>
          <table:table-cell table:style-name="ce31" office:value-type="float" office:value="24238" calcext:value-type="float">
            <text:p>24,238</text:p>
          </table:table-cell>
          <table:table-cell table:style-name="ce31" office:value-type="float" office:value="19709" calcext:value-type="float">
            <text:p>19,709</text:p>
          </table:table-cell>
          <table:table-cell table:style-name="ce31" office:value-type="float" office:value="15585" calcext:value-type="float">
            <text:p>15,585</text:p>
          </table:table-cell>
          <table:table-cell table:style-name="ce31" office:value-type="float" office:value="18550" calcext:value-type="float">
            <text:p>18,550</text:p>
          </table:table-cell>
          <table:table-cell table:style-name="ce56" office:value-type="float" office:value="18667" calcext:value-type="float">
            <text:p>18,667</text:p>
          </table:table-cell>
          <table:table-cell table:style-name="ce31" office:value-type="float" office:value="82418" calcext:value-type="float">
            <text:p>82,418</text:p>
          </table:table-cell>
          <table:table-cell table:style-name="ce31" office:value-type="float" office:value="17716" calcext:value-type="float">
            <text:p>17,716</text:p>
          </table:table-cell>
          <table:table-cell table:style-name="ce31" office:value-type="float" office:value="17272" calcext:value-type="float">
            <text:p>17,272</text:p>
          </table:table-cell>
          <table:table-cell table:style-name="ce31" office:value-type="float" office:value="16907" calcext:value-type="float">
            <text:p>16,907</text:p>
          </table:table-cell>
          <table:table-cell table:style-name="ce31" office:value-type="float" office:value="15906" calcext:value-type="float">
            <text:p>15,906</text:p>
          </table:table-cell>
          <table:table-cell table:style-name="ce56" office:value-type="float" office:value="14617" calcext:value-type="float">
            <text:p>14,617</text:p>
          </table:table-cell>
          <table:table-cell table:style-name="ce31" office:value-type="float" office:value="57674" calcext:value-type="float">
            <text:p>57,674</text:p>
          </table:table-cell>
          <table:table-cell table:style-name="ce31" office:value-type="float" office:value="13686" calcext:value-type="float">
            <text:p>13,686</text:p>
          </table:table-cell>
          <table:table-cell table:style-name="ce31" office:value-type="float" office:value="12069" calcext:value-type="float">
            <text:p>12,069</text:p>
          </table:table-cell>
          <table:table-cell table:style-name="ce31" office:value-type="float" office:value="11452" calcext:value-type="float">
            <text:p>11,452</text:p>
          </table:table-cell>
          <table:table-cell table:style-name="ce31" office:value-type="float" office:value="10894" calcext:value-type="float">
            <text:p>10,894</text:p>
          </table:table-cell>
          <table:table-cell table:style-name="ce56" office:value-type="float" office:value="9573" calcext:value-type="float">
            <text:p>9,573</text:p>
          </table:table-cell>
          <table:table-cell table:style-name="ce31" office:value-type="float" office:value="40829" calcext:value-type="float">
            <text:p>40,829</text:p>
          </table:table-cell>
          <table:table-cell table:style-name="ce31" office:value-type="float" office:value="9164" calcext:value-type="float">
            <text:p>9,164</text:p>
          </table:table-cell>
          <table:table-cell table:style-name="ce31" office:value-type="float" office:value="8843" calcext:value-type="float">
            <text:p>8,843</text:p>
          </table:table-cell>
          <table:table-cell table:style-name="ce31" office:value-type="float" office:value="8421" calcext:value-type="float">
            <text:p>8,421</text:p>
          </table:table-cell>
          <table:table-cell table:style-name="ce31" office:value-type="float" office:value="7597" calcext:value-type="float">
            <text:p>7,597</text:p>
          </table:table-cell>
          <table:table-cell table:style-name="ce56" office:value-type="float" office:value="6804" calcext:value-type="float">
            <text:p>6,804</text:p>
          </table:table-cell>
          <table:table-cell table:style-name="ce31" office:value-type="float" office:value="21388" calcext:value-type="float">
            <text:p>21,388</text:p>
          </table:table-cell>
          <table:table-cell table:style-name="ce31" office:value-type="float" office:value="5899" calcext:value-type="float">
            <text:p>5,899</text:p>
          </table:table-cell>
          <table:table-cell table:style-name="ce31" office:value-type="float" office:value="5094" calcext:value-type="float">
            <text:p>5,094</text:p>
          </table:table-cell>
          <table:table-cell table:style-name="ce31" office:value-type="float" office:value="4290" calcext:value-type="float">
            <text:p>4,290</text:p>
          </table:table-cell>
          <table:table-cell table:style-name="ce31" office:value-type="float" office:value="3430" calcext:value-type="float">
            <text:p>3,430</text:p>
          </table:table-cell>
          <table:table-cell table:style-name="ce56" office:value-type="float" office:value="2675" calcext:value-type="float">
            <text:p>2,675</text:p>
          </table:table-cell>
          <table:table-cell table:style-name="ce31" office:value-type="float" office:value="6416" calcext:value-type="float">
            <text:p>6,416</text:p>
          </table:table-cell>
          <table:table-cell table:style-name="ce31" office:value-type="float" office:value="2051" calcext:value-type="float">
            <text:p>2,051</text:p>
          </table:table-cell>
          <table:table-cell table:style-name="ce31" office:value-type="float" office:value="1713" calcext:value-type="float">
            <text:p>1,713</text:p>
          </table:table-cell>
          <table:table-cell table:style-name="ce31" office:value-type="float" office:value="1239" calcext:value-type="float">
            <text:p>1,239</text:p>
          </table:table-cell>
          <table:table-cell table:style-name="ce31" office:value-type="float" office:value="826" calcext:value-type="float">
            <text:p>826</text:p>
          </table:table-cell>
          <table:table-cell table:style-name="ce56" office:value-type="float" office:value="587" calcext:value-type="float">
            <text:p>587</text:p>
          </table:table-cell>
          <table:table-cell table:style-name="ce31" office:value-type="float" office:value="1093" calcext:value-type="float">
            <text:p>1,093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160" calcext:value-type="float">
            <text:p>160</text:p>
          </table:table-cell>
          <table:table-cell table:style-name="ce56" office:value-type="float" office:value="92" calcext:value-type="float">
            <text:p>92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120" calcext:value-type="float">
            <text:p>1,387,120</text:p>
          </table:table-cell>
          <table:table-cell table:style-name="ce31" office:value-type="float" office:value="55600" calcext:value-type="float">
            <text:p>55,600</text:p>
          </table:table-cell>
          <table:table-cell table:style-name="ce46" office:value-type="float" office:value="12154" calcext:value-type="float">
            <text:p>12,154</text:p>
          </table:table-cell>
          <table:table-cell table:style-name="ce46" office:value-type="float" office:value="11843" calcext:value-type="float">
            <text:p>11,843</text:p>
          </table:table-cell>
          <table:table-cell table:style-name="ce46" office:value-type="float" office:value="9694" calcext:value-type="float">
            <text:p>9,694</text:p>
          </table:table-cell>
          <table:table-cell table:style-name="ce46" office:value-type="float" office:value="10677" calcext:value-type="float">
            <text:p>10,677</text:p>
          </table:table-cell>
          <table:table-cell table:style-name="ce46" office:value-type="float" office:value="11232" calcext:value-type="float">
            <text:p>11,232</text:p>
          </table:table-cell>
          <table:table-cell table:style-name="ce46" office:value-type="float" office:value="61611" calcext:value-type="float">
            <text:p>61,611</text:p>
          </table:table-cell>
          <table:table-cell table:style-name="ce46" office:value-type="float" office:value="12039" calcext:value-type="float">
            <text:p>12,039</text:p>
          </table:table-cell>
          <table:table-cell table:style-name="ce46" office:value-type="float" office:value="11931" calcext:value-type="float">
            <text:p>11,931</text:p>
          </table:table-cell>
          <table:table-cell table:style-name="ce46" office:value-type="float" office:value="12185" calcext:value-type="float">
            <text:p>12,185</text:p>
          </table:table-cell>
          <table:table-cell table:style-name="ce46" office:value-type="float" office:value="12476" calcext:value-type="float">
            <text:p>12,476</text:p>
          </table:table-cell>
          <table:table-cell table:style-name="ce57" office:value-type="float" office:value="12980" calcext:value-type="float">
            <text:p>12,980</text:p>
          </table:table-cell>
          <table:table-cell table:style-name="ce46" office:value-type="float" office:value="79327" calcext:value-type="float">
            <text:p>79,327</text:p>
          </table:table-cell>
          <table:table-cell table:style-name="ce46" office:value-type="float" office:value="14162" calcext:value-type="float">
            <text:p>14,162</text:p>
          </table:table-cell>
          <table:table-cell table:style-name="ce46" office:value-type="float" office:value="14412" calcext:value-type="float">
            <text:p>14,412</text:p>
          </table:table-cell>
          <table:table-cell table:style-name="ce46" office:value-type="float" office:value="17794" calcext:value-type="float">
            <text:p>17,794</text:p>
          </table:table-cell>
          <table:table-cell table:style-name="ce46" office:value-type="float" office:value="17109" calcext:value-type="float">
            <text:p>17,109</text:p>
          </table:table-cell>
          <table:table-cell table:style-name="ce57" office:value-type="float" office:value="15850" calcext:value-type="float">
            <text:p>15,850</text:p>
          </table:table-cell>
          <table:table-cell table:style-name="ce46" office:value-type="float" office:value="96260" calcext:value-type="float">
            <text:p>96,260</text:p>
          </table:table-cell>
          <table:table-cell table:style-name="ce46" office:value-type="float" office:value="18373" calcext:value-type="float">
            <text:p>18,373</text:p>
          </table:table-cell>
          <table:table-cell table:style-name="ce46" office:value-type="float" office:value="19374" calcext:value-type="float">
            <text:p>19,374</text:p>
          </table:table-cell>
          <table:table-cell table:style-name="ce46" office:value-type="float" office:value="19291" calcext:value-type="float">
            <text:p>19,291</text:p>
          </table:table-cell>
          <table:table-cell table:style-name="ce46" office:value-type="float" office:value="19650" calcext:value-type="float">
            <text:p>19,650</text:p>
          </table:table-cell>
          <table:table-cell table:style-name="ce57" office:value-type="float" office:value="19572" calcext:value-type="float">
            <text:p>19,572</text:p>
          </table:table-cell>
          <table:table-cell table:style-name="ce46" office:value-type="float" office:value="98036" calcext:value-type="float">
            <text:p>98,036</text:p>
          </table:table-cell>
          <table:table-cell table:style-name="ce46" office:value-type="float" office:value="19209" calcext:value-type="float">
            <text:p>19,209</text:p>
          </table:table-cell>
          <table:table-cell table:style-name="ce46" office:value-type="float" office:value="19229" calcext:value-type="float">
            <text:p>19,229</text:p>
          </table:table-cell>
          <table:table-cell table:style-name="ce46" office:value-type="float" office:value="19970" calcext:value-type="float">
            <text:p>19,970</text:p>
          </table:table-cell>
          <table:table-cell table:style-name="ce46" office:value-type="float" office:value="19199" calcext:value-type="float">
            <text:p>19,199</text:p>
          </table:table-cell>
          <table:table-cell table:style-name="ce57" office:value-type="float" office:value="20429" calcext:value-type="float">
            <text:p>20,429</text:p>
          </table:table-cell>
          <table:table-cell table:style-name="ce46" office:value-type="float" office:value="100621" calcext:value-type="float">
            <text:p>100,621</text:p>
          </table:table-cell>
          <table:table-cell table:style-name="ce46" office:value-type="float" office:value="18791" calcext:value-type="float">
            <text:p>18,791</text:p>
          </table:table-cell>
          <table:table-cell table:style-name="ce46" office:value-type="float" office:value="18049" calcext:value-type="float">
            <text:p>18,049</text:p>
          </table:table-cell>
          <table:table-cell table:style-name="ce46" office:value-type="float" office:value="19683" calcext:value-type="float">
            <text:p>19,683</text:p>
          </table:table-cell>
          <table:table-cell table:style-name="ce46" office:value-type="float" office:value="21746" calcext:value-type="float">
            <text:p>21,746</text:p>
          </table:table-cell>
          <table:table-cell table:style-name="ce57" office:value-type="float" office:value="22352" calcext:value-type="float">
            <text:p>22,352</text:p>
          </table:table-cell>
          <table:table-cell table:style-name="ce46" office:value-type="float" office:value="121698" calcext:value-type="float">
            <text:p>121,698</text:p>
          </table:table-cell>
          <table:table-cell table:style-name="ce46" office:value-type="float" office:value="23575" calcext:value-type="float">
            <text:p>23,575</text:p>
          </table:table-cell>
          <table:table-cell table:style-name="ce46" office:value-type="float" office:value="24268" calcext:value-type="float">
            <text:p>24,268</text:p>
          </table:table-cell>
          <table:table-cell table:style-name="ce46" office:value-type="float" office:value="24390" calcext:value-type="float">
            <text:p>24,390</text:p>
          </table:table-cell>
          <table:table-cell table:style-name="ce46" office:value-type="float" office:value="24963" calcext:value-type="float">
            <text:p>24,963</text:p>
          </table:table-cell>
          <table:table-cell table:style-name="ce57" office:value-type="float" office:value="24502" calcext:value-type="float">
            <text:p>24,502</text:p>
          </table:table-cell>
          <table:table-cell table:style-name="ce46" office:value-type="float" office:value="115779" calcext:value-type="float">
            <text:p>115,779</text:p>
          </table:table-cell>
          <table:table-cell table:style-name="ce46" office:value-type="float" office:value="23531" calcext:value-type="float">
            <text:p>23,531</text:p>
          </table:table-cell>
          <table:table-cell table:style-name="ce46" office:value-type="float" office:value="25598" calcext:value-type="float">
            <text:p>25,598</text:p>
          </table:table-cell>
          <table:table-cell table:style-name="ce46" office:value-type="float" office:value="23005" calcext:value-type="float">
            <text:p>23,005</text:p>
          </table:table-cell>
          <table:table-cell table:style-name="ce46" office:value-type="float" office:value="22021" calcext:value-type="float">
            <text:p>22,021</text:p>
          </table:table-cell>
          <table:table-cell table:style-name="ce57" office:value-type="float" office:value="21624" calcext:value-type="float">
            <text:p>21,624</text:p>
          </table:table-cell>
          <table:table-cell table:style-name="ce46" office:value-type="float" office:value="111368" calcext:value-type="float">
            <text:p>111,368</text:p>
          </table:table-cell>
          <table:table-cell table:style-name="ce46" office:value-type="float" office:value="21399" calcext:value-type="float">
            <text:p>21,399</text:p>
          </table:table-cell>
          <table:table-cell table:style-name="ce46" office:value-type="float" office:value="22031" calcext:value-type="float">
            <text:p>22,031</text:p>
          </table:table-cell>
          <table:table-cell table:style-name="ce46" office:value-type="float" office:value="22678" calcext:value-type="float">
            <text:p>22,678</text:p>
          </table:table-cell>
          <table:table-cell table:style-name="ce46" office:value-type="float" office:value="22520" calcext:value-type="float">
            <text:p>22,520</text:p>
          </table:table-cell>
          <table:table-cell table:style-name="ce57" office:value-type="float" office:value="22740" calcext:value-type="float">
            <text:p>22,740</text:p>
          </table:table-cell>
          <table:table-cell table:style-name="ce46" office:value-type="float" office:value="111455" calcext:value-type="float">
            <text:p>111,455</text:p>
          </table:table-cell>
          <table:table-cell table:style-name="ce46" office:value-type="float" office:value="22215" calcext:value-type="float">
            <text:p>22,215</text:p>
          </table:table-cell>
          <table:table-cell table:style-name="ce46" office:value-type="float" office:value="22356" calcext:value-type="float">
            <text:p>22,356</text:p>
          </table:table-cell>
          <table:table-cell table:style-name="ce46" office:value-type="float" office:value="22057" calcext:value-type="float">
            <text:p>22,057</text:p>
          </table:table-cell>
          <table:table-cell table:style-name="ce46" office:value-type="float" office:value="22474" calcext:value-type="float">
            <text:p>22,474</text:p>
          </table:table-cell>
          <table:table-cell table:style-name="ce57" office:value-type="float" office:value="22353" calcext:value-type="float">
            <text:p>22,353</text:p>
          </table:table-cell>
          <table:table-cell table:style-name="ce46" office:value-type="float" office:value="109129" calcext:value-type="float">
            <text:p>109,129</text:p>
          </table:table-cell>
          <table:table-cell table:style-name="ce46" office:value-type="float" office:value="22505" calcext:value-type="float">
            <text:p>22,505</text:p>
          </table:table-cell>
          <table:table-cell table:style-name="ce46" office:value-type="float" office:value="22235" calcext:value-type="float">
            <text:p>22,235</text:p>
          </table:table-cell>
          <table:table-cell table:style-name="ce46" office:value-type="float" office:value="21410" calcext:value-type="float">
            <text:p>21,410</text:p>
          </table:table-cell>
          <table:table-cell table:style-name="ce46" office:value-type="float" office:value="21560" calcext:value-type="float">
            <text:p>21,560</text:p>
          </table:table-cell>
          <table:table-cell table:style-name="ce57" office:value-type="float" office:value="21419" calcext:value-type="float">
            <text:p>21,419</text:p>
          </table:table-cell>
          <table:table-cell table:style-name="ce46" office:value-type="float" office:value="99301" calcext:value-type="float">
            <text:p>99,301</text:p>
          </table:table-cell>
          <table:table-cell table:style-name="ce46" office:value-type="float" office:value="19865" calcext:value-type="float">
            <text:p>19,865</text:p>
          </table:table-cell>
          <table:table-cell table:style-name="ce46" office:value-type="float" office:value="20227" calcext:value-type="float">
            <text:p>20,227</text:p>
          </table:table-cell>
          <table:table-cell table:style-name="ce46" office:value-type="float" office:value="20490" calcext:value-type="float">
            <text:p>20,490</text:p>
          </table:table-cell>
          <table:table-cell table:style-name="ce46" office:value-type="float" office:value="19732" calcext:value-type="float">
            <text:p>19,732</text:p>
          </table:table-cell>
          <table:table-cell table:style-name="ce57" office:value-type="float" office:value="18987" calcext:value-type="float">
            <text:p>18,987</text:p>
          </table:table-cell>
          <table:table-cell table:style-name="ce46" office:value-type="float" office:value="80971" calcext:value-type="float">
            <text:p>80,971</text:p>
          </table:table-cell>
          <table:table-cell table:style-name="ce46" office:value-type="float" office:value="17816" calcext:value-type="float">
            <text:p>17,816</text:p>
          </table:table-cell>
          <table:table-cell table:style-name="ce46" office:value-type="float" office:value="18520" calcext:value-type="float">
            <text:p>18,520</text:p>
          </table:table-cell>
          <table:table-cell table:style-name="ce46" office:value-type="float" office:value="16528" calcext:value-type="float">
            <text:p>16,528</text:p>
          </table:table-cell>
          <table:table-cell table:style-name="ce46" office:value-type="float" office:value="14280" calcext:value-type="float">
            <text:p>14,280</text:p>
          </table:table-cell>
          <table:table-cell table:style-name="ce57" office:value-type="float" office:value="13827" calcext:value-type="float">
            <text:p>13,827</text:p>
          </table:table-cell>
          <table:table-cell table:style-name="ce46" office:value-type="float" office:value="46232" calcext:value-type="float">
            <text:p>46,232</text:p>
          </table:table-cell>
          <table:table-cell table:style-name="ce46" office:value-type="float" office:value="11779" calcext:value-type="float">
            <text:p>11,779</text:p>
          </table:table-cell>
          <table:table-cell table:style-name="ce46" office:value-type="float" office:value="9399" calcext:value-type="float">
            <text:p>9,399</text:p>
          </table:table-cell>
          <table:table-cell table:style-name="ce46" office:value-type="float" office:value="7388" calcext:value-type="float">
            <text:p>7,388</text:p>
          </table:table-cell>
          <table:table-cell table:style-name="ce46" office:value-type="float" office:value="8813" calcext:value-type="float">
            <text:p>8,813</text:p>
          </table:table-cell>
          <table:table-cell table:style-name="ce57" office:value-type="float" office:value="8853" calcext:value-type="float">
            <text:p>8,853</text:p>
          </table:table-cell>
          <table:table-cell table:style-name="ce46" office:value-type="float" office:value="37999" calcext:value-type="float">
            <text:p>37,999</text:p>
          </table:table-cell>
          <table:table-cell table:style-name="ce46" office:value-type="float" office:value="8319" calcext:value-type="float">
            <text:p>8,319</text:p>
          </table:table-cell>
          <table:table-cell table:style-name="ce46" office:value-type="float" office:value="8194" calcext:value-type="float">
            <text:p>8,194</text:p>
          </table:table-cell>
          <table:table-cell table:style-name="ce46" office:value-type="float" office:value="7806" calcext:value-type="float">
            <text:p>7,806</text:p>
          </table:table-cell>
          <table:table-cell table:style-name="ce46" office:value-type="float" office:value="7196" calcext:value-type="float">
            <text:p>7,196</text:p>
          </table:table-cell>
          <table:table-cell table:style-name="ce57" office:value-type="float" office:value="6484" calcext:value-type="float">
            <text:p>6,484</text:p>
          </table:table-cell>
          <table:table-cell table:style-name="ce46" office:value-type="float" office:value="25936" calcext:value-type="float">
            <text:p>25,936</text:p>
          </table:table-cell>
          <table:table-cell table:style-name="ce46" office:value-type="float" office:value="6024" calcext:value-type="float">
            <text:p>6,024</text:p>
          </table:table-cell>
          <table:table-cell table:style-name="ce46" office:value-type="float" office:value="5494" calcext:value-type="float">
            <text:p>5,494</text:p>
          </table:table-cell>
          <table:table-cell table:style-name="ce46" office:value-type="float" office:value="5000" calcext:value-type="float">
            <text:p>5,000</text:p>
          </table:table-cell>
          <table:table-cell table:style-name="ce46" office:value-type="float" office:value="4953" calcext:value-type="float">
            <text:p>4,953</text:p>
          </table:table-cell>
          <table:table-cell table:style-name="ce57" office:value-type="float" office:value="4465" calcext:value-type="float">
            <text:p>4,465</text:p>
          </table:table-cell>
          <table:table-cell table:style-name="ce46" office:value-type="float" office:value="20936" calcext:value-type="float">
            <text:p>20,936</text:p>
          </table:table-cell>
          <table:table-cell table:style-name="ce46" office:value-type="float" office:value="4435" calcext:value-type="float">
            <text:p>4,435</text:p>
          </table:table-cell>
          <table:table-cell table:style-name="ce46" office:value-type="float" office:value="4443" calcext:value-type="float">
            <text:p>4,443</text:p>
          </table:table-cell>
          <table:table-cell table:style-name="ce46" office:value-type="float" office:value="4360" calcext:value-type="float">
            <text:p>4,360</text:p>
          </table:table-cell>
          <table:table-cell table:style-name="ce46" office:value-type="float" office:value="4076" calcext:value-type="float">
            <text:p>4,076</text:p>
          </table:table-cell>
          <table:table-cell table:style-name="ce57" office:value-type="float" office:value="3622" calcext:value-type="float">
            <text:p>3,622</text:p>
          </table:table-cell>
          <table:table-cell table:style-name="ce46" office:value-type="float" office:value="11281" calcext:value-type="float">
            <text:p>11,281</text:p>
          </table:table-cell>
          <table:table-cell table:style-name="ce46" office:value-type="float" office:value="3222" calcext:value-type="float">
            <text:p>3,222</text:p>
          </table:table-cell>
          <table:table-cell table:style-name="ce46" office:value-type="float" office:value="2695" calcext:value-type="float">
            <text:p>2,695</text:p>
          </table:table-cell>
          <table:table-cell table:style-name="ce46" office:value-type="float" office:value="2330" calcext:value-type="float">
            <text:p>2,330</text:p>
          </table:table-cell>
          <table:table-cell table:style-name="ce46" office:value-type="float" office:value="1727" calcext:value-type="float">
            <text:p>1,727</text:p>
          </table:table-cell>
          <table:table-cell table:style-name="ce57" office:value-type="float" office:value="1307" calcext:value-type="float">
            <text:p>1,307</text:p>
          </table:table-cell>
          <table:table-cell table:style-name="ce46" office:value-type="float" office:value="3030" calcext:value-type="float">
            <text:p>3,030</text:p>
          </table:table-cell>
          <table:table-cell table:style-name="ce46" office:value-type="float" office:value="1000" calcext:value-type="float">
            <text:p>1,000</text:p>
          </table:table-cell>
          <table:table-cell table:style-name="ce46" office:value-type="float" office:value="779" calcext:value-type="float">
            <text:p>779</text:p>
          </table:table-cell>
          <table:table-cell table:style-name="ce46" office:value-type="float" office:value="599" calcext:value-type="float">
            <text:p>599</text:p>
          </table:table-cell>
          <table:table-cell table:style-name="ce46" office:value-type="float" office:value="373" calcext:value-type="float">
            <text:p>373</text:p>
          </table:table-cell>
          <table:table-cell table:style-name="ce57" office:value-type="float" office:value="279" calcext:value-type="float">
            <text:p>279</text:p>
          </table:table-cell>
          <table:table-cell table:style-name="ce46" office:value-type="float" office:value="473" calcext:value-type="float">
            <text:p>473</text:p>
          </table:table-cell>
          <table:table-cell table:style-name="ce46" office:value-type="float" office:value="175" calcext:value-type="float">
            <text:p>175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64" calcext:value-type="float">
            <text:p>64</text:p>
          </table:table-cell>
          <table:table-cell table:style-name="ce57" office:value-type="float" office:value="50" calcext:value-type="float">
            <text:p>50</text:p>
          </table:table-cell>
          <table:table-cell table:style-name="ce46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1673" calcext:value-type="float">
            <text:p>1,391,673</text:p>
          </table:table-cell>
          <table:table-cell table:style-name="ce41" office:value-type="float" office:value="52073" calcext:value-type="float">
            <text:p>52,073</text:p>
          </table:table-cell>
          <table:table-cell table:style-name="ce47" office:value-type="float" office:value="11487" calcext:value-type="float">
            <text:p>11,487</text:p>
          </table:table-cell>
          <table:table-cell table:style-name="ce47" office:value-type="float" office:value="10939" calcext:value-type="float">
            <text:p>10,939</text:p>
          </table:table-cell>
          <table:table-cell table:style-name="ce47" office:value-type="float" office:value="9071" calcext:value-type="float">
            <text:p>9,071</text:p>
          </table:table-cell>
          <table:table-cell table:style-name="ce47" office:value-type="float" office:value="9935" calcext:value-type="float">
            <text:p>9,935</text:p>
          </table:table-cell>
          <table:table-cell table:style-name="ce47" office:value-type="float" office:value="10641" calcext:value-type="float">
            <text:p>10,641</text:p>
          </table:table-cell>
          <table:table-cell table:style-name="ce47" office:value-type="float" office:value="56489" calcext:value-type="float">
            <text:p>56,489</text:p>
          </table:table-cell>
          <table:table-cell table:style-name="ce47" office:value-type="float" office:value="10819" calcext:value-type="float">
            <text:p>10,819</text:p>
          </table:table-cell>
          <table:table-cell table:style-name="ce47" office:value-type="float" office:value="11000" calcext:value-type="float">
            <text:p>11,000</text:p>
          </table:table-cell>
          <table:table-cell table:style-name="ce47" office:value-type="float" office:value="11178" calcext:value-type="float">
            <text:p>11,178</text:p>
          </table:table-cell>
          <table:table-cell table:style-name="ce47" office:value-type="float" office:value="11479" calcext:value-type="float">
            <text:p>11,479</text:p>
          </table:table-cell>
          <table:table-cell table:style-name="ce58" office:value-type="float" office:value="12013" calcext:value-type="float">
            <text:p>12,013</text:p>
          </table:table-cell>
          <table:table-cell table:style-name="ce47" office:value-type="float" office:value="73379" calcext:value-type="float">
            <text:p>73,379</text:p>
          </table:table-cell>
          <table:table-cell table:style-name="ce47" office:value-type="float" office:value="12957" calcext:value-type="float">
            <text:p>12,957</text:p>
          </table:table-cell>
          <table:table-cell table:style-name="ce47" office:value-type="float" office:value="13395" calcext:value-type="float">
            <text:p>13,395</text:p>
          </table:table-cell>
          <table:table-cell table:style-name="ce47" office:value-type="float" office:value="16174" calcext:value-type="float">
            <text:p>16,174</text:p>
          </table:table-cell>
          <table:table-cell table:style-name="ce47" office:value-type="float" office:value="15833" calcext:value-type="float">
            <text:p>15,833</text:p>
          </table:table-cell>
          <table:table-cell table:style-name="ce58" office:value-type="float" office:value="15020" calcext:value-type="float">
            <text:p>15,020</text:p>
          </table:table-cell>
          <table:table-cell table:style-name="ce47" office:value-type="float" office:value="89323" calcext:value-type="float">
            <text:p>89,323</text:p>
          </table:table-cell>
          <table:table-cell table:style-name="ce47" office:value-type="float" office:value="17030" calcext:value-type="float">
            <text:p>17,030</text:p>
          </table:table-cell>
          <table:table-cell table:style-name="ce47" office:value-type="float" office:value="18035" calcext:value-type="float">
            <text:p>18,035</text:p>
          </table:table-cell>
          <table:table-cell table:style-name="ce47" office:value-type="float" office:value="17906" calcext:value-type="float">
            <text:p>17,906</text:p>
          </table:table-cell>
          <table:table-cell table:style-name="ce47" office:value-type="float" office:value="18190" calcext:value-type="float">
            <text:p>18,190</text:p>
          </table:table-cell>
          <table:table-cell table:style-name="ce58" office:value-type="float" office:value="18162" calcext:value-type="float">
            <text:p>18,162</text:p>
          </table:table-cell>
          <table:table-cell table:style-name="ce47" office:value-type="float" office:value="90580" calcext:value-type="float">
            <text:p>90,580</text:p>
          </table:table-cell>
          <table:table-cell table:style-name="ce47" office:value-type="float" office:value="17663" calcext:value-type="float">
            <text:p>17,663</text:p>
          </table:table-cell>
          <table:table-cell table:style-name="ce47" office:value-type="float" office:value="17646" calcext:value-type="float">
            <text:p>17,646</text:p>
          </table:table-cell>
          <table:table-cell table:style-name="ce47" office:value-type="float" office:value="18294" calcext:value-type="float">
            <text:p>18,294</text:p>
          </table:table-cell>
          <table:table-cell table:style-name="ce47" office:value-type="float" office:value="17863" calcext:value-type="float">
            <text:p>17,863</text:p>
          </table:table-cell>
          <table:table-cell table:style-name="ce58" office:value-type="float" office:value="19114" calcext:value-type="float">
            <text:p>19,114</text:p>
          </table:table-cell>
          <table:table-cell table:style-name="ce47" office:value-type="float" office:value="96269" calcext:value-type="float">
            <text:p>96,269</text:p>
          </table:table-cell>
          <table:table-cell table:style-name="ce47" office:value-type="float" office:value="17518" calcext:value-type="float">
            <text:p>17,518</text:p>
          </table:table-cell>
          <table:table-cell table:style-name="ce47" office:value-type="float" office:value="17077" calcext:value-type="float">
            <text:p>17,077</text:p>
          </table:table-cell>
          <table:table-cell table:style-name="ce47" office:value-type="float" office:value="18642" calcext:value-type="float">
            <text:p>18,642</text:p>
          </table:table-cell>
          <table:table-cell table:style-name="ce47" office:value-type="float" office:value="21243" calcext:value-type="float">
            <text:p>21,243</text:p>
          </table:table-cell>
          <table:table-cell table:style-name="ce58" office:value-type="float" office:value="21789" calcext:value-type="float">
            <text:p>21,789</text:p>
          </table:table-cell>
          <table:table-cell table:style-name="ce47" office:value-type="float" office:value="122378" calcext:value-type="float">
            <text:p>122,378</text:p>
          </table:table-cell>
          <table:table-cell table:style-name="ce47" office:value-type="float" office:value="23478" calcext:value-type="float">
            <text:p>23,478</text:p>
          </table:table-cell>
          <table:table-cell table:style-name="ce47" office:value-type="float" office:value="24331" calcext:value-type="float">
            <text:p>24,331</text:p>
          </table:table-cell>
          <table:table-cell table:style-name="ce47" office:value-type="float" office:value="24641" calcext:value-type="float">
            <text:p>24,641</text:p>
          </table:table-cell>
          <table:table-cell table:style-name="ce47" office:value-type="float" office:value="24905" calcext:value-type="float">
            <text:p>24,905</text:p>
          </table:table-cell>
          <table:table-cell table:style-name="ce58" office:value-type="float" office:value="25023" calcext:value-type="float">
            <text:p>25,023</text:p>
          </table:table-cell>
          <table:table-cell table:style-name="ce47" office:value-type="float" office:value="117545" calcext:value-type="float">
            <text:p>117,545</text:p>
          </table:table-cell>
          <table:table-cell table:style-name="ce47" office:value-type="float" office:value="23939" calcext:value-type="float">
            <text:p>23,939</text:p>
          </table:table-cell>
          <table:table-cell table:style-name="ce47" office:value-type="float" office:value="25820" calcext:value-type="float">
            <text:p>25,820</text:p>
          </table:table-cell>
          <table:table-cell table:style-name="ce47" office:value-type="float" office:value="23125" calcext:value-type="float">
            <text:p>23,125</text:p>
          </table:table-cell>
          <table:table-cell table:style-name="ce47" office:value-type="float" office:value="22554" calcext:value-type="float">
            <text:p>22,554</text:p>
          </table:table-cell>
          <table:table-cell table:style-name="ce58" office:value-type="float" office:value="22107" calcext:value-type="float">
            <text:p>22,107</text:p>
          </table:table-cell>
          <table:table-cell table:style-name="ce47" office:value-type="float" office:value="112443" calcext:value-type="float">
            <text:p>112,443</text:p>
          </table:table-cell>
          <table:table-cell table:style-name="ce47" office:value-type="float" office:value="22099" calcext:value-type="float">
            <text:p>22,099</text:p>
          </table:table-cell>
          <table:table-cell table:style-name="ce47" office:value-type="float" office:value="22087" calcext:value-type="float">
            <text:p>22,087</text:p>
          </table:table-cell>
          <table:table-cell table:style-name="ce47" office:value-type="float" office:value="22808" calcext:value-type="float">
            <text:p>22,808</text:p>
          </table:table-cell>
          <table:table-cell table:style-name="ce47" office:value-type="float" office:value="22647" calcext:value-type="float">
            <text:p>22,647</text:p>
          </table:table-cell>
          <table:table-cell table:style-name="ce58" office:value-type="float" office:value="22802" calcext:value-type="float">
            <text:p>22,802</text:p>
          </table:table-cell>
          <table:table-cell table:style-name="ce47" office:value-type="float" office:value="111432" calcext:value-type="float">
            <text:p>111,432</text:p>
          </table:table-cell>
          <table:table-cell table:style-name="ce47" office:value-type="float" office:value="21767" calcext:value-type="float">
            <text:p>21,767</text:p>
          </table:table-cell>
          <table:table-cell table:style-name="ce47" office:value-type="float" office:value="22332" calcext:value-type="float">
            <text:p>22,332</text:p>
          </table:table-cell>
          <table:table-cell table:style-name="ce47" office:value-type="float" office:value="22126" calcext:value-type="float">
            <text:p>22,126</text:p>
          </table:table-cell>
          <table:table-cell table:style-name="ce47" office:value-type="float" office:value="22492" calcext:value-type="float">
            <text:p>22,492</text:p>
          </table:table-cell>
          <table:table-cell table:style-name="ce58" office:value-type="float" office:value="22715" calcext:value-type="float">
            <text:p>22,715</text:p>
          </table:table-cell>
          <table:table-cell table:style-name="ce47" office:value-type="float" office:value="113584" calcext:value-type="float">
            <text:p>113,584</text:p>
          </table:table-cell>
          <table:table-cell table:style-name="ce47" office:value-type="float" office:value="23208" calcext:value-type="float">
            <text:p>23,208</text:p>
          </table:table-cell>
          <table:table-cell table:style-name="ce47" office:value-type="float" office:value="22903" calcext:value-type="float">
            <text:p>22,903</text:p>
          </table:table-cell>
          <table:table-cell table:style-name="ce47" office:value-type="float" office:value="22441" calcext:value-type="float">
            <text:p>22,441</text:p>
          </table:table-cell>
          <table:table-cell table:style-name="ce47" office:value-type="float" office:value="22453" calcext:value-type="float">
            <text:p>22,453</text:p>
          </table:table-cell>
          <table:table-cell table:style-name="ce58" office:value-type="float" office:value="22579" calcext:value-type="float">
            <text:p>22,579</text:p>
          </table:table-cell>
          <table:table-cell table:style-name="ce47" office:value-type="float" office:value="106727" calcext:value-type="float">
            <text:p>106,727</text:p>
          </table:table-cell>
          <table:table-cell table:style-name="ce47" office:value-type="float" office:value="21349" calcext:value-type="float">
            <text:p>21,349</text:p>
          </table:table-cell>
          <table:table-cell table:style-name="ce47" office:value-type="float" office:value="21600" calcext:value-type="float">
            <text:p>21,6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47" office:value-type="float" office:value="21258" calcext:value-type="float">
            <text:p>21,258</text:p>
          </table:table-cell>
          <table:table-cell table:style-name="ce58" office:value-type="float" office:value="20430" calcext:value-type="float">
            <text:p>20,430</text:p>
          </table:table-cell>
          <table:table-cell table:style-name="ce47" office:value-type="float" office:value="88688" calcext:value-type="float">
            <text:p>88,688</text:p>
          </table:table-cell>
          <table:table-cell table:style-name="ce47" office:value-type="float" office:value="19628" calcext:value-type="float">
            <text:p>19,628</text:p>
          </table:table-cell>
          <table:table-cell table:style-name="ce47" office:value-type="float" office:value="20102" calcext:value-type="float">
            <text:p>20,102</text:p>
          </table:table-cell>
          <table:table-cell table:style-name="ce47" office:value-type="float" office:value="17981" calcext:value-type="float">
            <text:p>17,981</text:p>
          </table:table-cell>
          <table:table-cell table:style-name="ce47" office:value-type="float" office:value="15656" calcext:value-type="float">
            <text:p>15,656</text:p>
          </table:table-cell>
          <table:table-cell table:style-name="ce58" office:value-type="float" office:value="15321" calcext:value-type="float">
            <text:p>15,321</text:p>
          </table:table-cell>
          <table:table-cell table:style-name="ce47" office:value-type="float" office:value="50517" calcext:value-type="float">
            <text:p>50,517</text:p>
          </table:table-cell>
          <table:table-cell table:style-name="ce47" office:value-type="float" office:value="12459" calcext:value-type="float">
            <text:p>12,459</text:p>
          </table:table-cell>
          <table:table-cell table:style-name="ce47" office:value-type="float" office:value="10310" calcext:value-type="float">
            <text:p>10,310</text:p>
          </table:table-cell>
          <table:table-cell table:style-name="ce47" office:value-type="float" office:value="8197" calcext:value-type="float">
            <text:p>8,197</text:p>
          </table:table-cell>
          <table:table-cell table:style-name="ce47" office:value-type="float" office:value="9737" calcext:value-type="float">
            <text:p>9,737</text:p>
          </table:table-cell>
          <table:table-cell table:style-name="ce58" office:value-type="float" office:value="9814" calcext:value-type="float">
            <text:p>9,814</text:p>
          </table:table-cell>
          <table:table-cell table:style-name="ce47" office:value-type="float" office:value="44419" calcext:value-type="float">
            <text:p>44,419</text:p>
          </table:table-cell>
          <table:table-cell table:style-name="ce47" office:value-type="float" office:value="9397" calcext:value-type="float">
            <text:p>9,397</text:p>
          </table:table-cell>
          <table:table-cell table:style-name="ce47" office:value-type="float" office:value="9078" calcext:value-type="float">
            <text:p>9,078</text:p>
          </table:table-cell>
          <table:table-cell table:style-name="ce47" office:value-type="float" office:value="9101" calcext:value-type="float">
            <text:p>9,101</text:p>
          </table:table-cell>
          <table:table-cell table:style-name="ce47" office:value-type="float" office:value="8710" calcext:value-type="float">
            <text:p>8,710</text:p>
          </table:table-cell>
          <table:table-cell table:style-name="ce58" office:value-type="float" office:value="8133" calcext:value-type="float">
            <text:p>8,133</text:p>
          </table:table-cell>
          <table:table-cell table:style-name="ce47" office:value-type="float" office:value="31738" calcext:value-type="float">
            <text:p>31,738</text:p>
          </table:table-cell>
          <table:table-cell table:style-name="ce47" office:value-type="float" office:value="7662" calcext:value-type="float">
            <text:p>7,662</text:p>
          </table:table-cell>
          <table:table-cell table:style-name="ce47" office:value-type="float" office:value="6575" calcext:value-type="float">
            <text:p>6,575</text:p>
          </table:table-cell>
          <table:table-cell table:style-name="ce47" office:value-type="float" office:value="6452" calcext:value-type="float">
            <text:p>6,452</text:p>
          </table:table-cell>
          <table:table-cell table:style-name="ce47" office:value-type="float" office:value="5941" calcext:value-type="float">
            <text:p>5,941</text:p>
          </table:table-cell>
          <table:table-cell table:style-name="ce58" office:value-type="float" office:value="5108" calcext:value-type="float">
            <text:p>5,108</text:p>
          </table:table-cell>
          <table:table-cell table:style-name="ce47" office:value-type="float" office:value="19893" calcext:value-type="float">
            <text:p>19,893</text:p>
          </table:table-cell>
          <table:table-cell table:style-name="ce47" office:value-type="float" office:value="4729" calcext:value-type="float">
            <text:p>4,729</text:p>
          </table:table-cell>
          <table:table-cell table:style-name="ce47" office:value-type="float" office:value="4400" calcext:value-type="float">
            <text:p>4,400</text:p>
          </table:table-cell>
          <table:table-cell table:style-name="ce47" office:value-type="float" office:value="4061" calcext:value-type="float">
            <text:p>4,061</text:p>
          </table:table-cell>
          <table:table-cell table:style-name="ce47" office:value-type="float" office:value="3521" calcext:value-type="float">
            <text:p>3,521</text:p>
          </table:table-cell>
          <table:table-cell table:style-name="ce58" office:value-type="float" office:value="3182" calcext:value-type="float">
            <text:p>3,182</text:p>
          </table:table-cell>
          <table:table-cell table:style-name="ce47" office:value-type="float" office:value="10107" calcext:value-type="float">
            <text:p>10,107</text:p>
          </table:table-cell>
          <table:table-cell table:style-name="ce47" office:value-type="float" office:value="2677" calcext:value-type="float">
            <text:p>2,677</text:p>
          </table:table-cell>
          <table:table-cell table:style-name="ce47" office:value-type="float" office:value="2399" calcext:value-type="float">
            <text:p>2,399</text:p>
          </table:table-cell>
          <table:table-cell table:style-name="ce47" office:value-type="float" office:value="1960" calcext:value-type="float">
            <text:p>1,960</text:p>
          </table:table-cell>
          <table:table-cell table:style-name="ce47" office:value-type="float" office:value="1703" calcext:value-type="float">
            <text:p>1,703</text:p>
          </table:table-cell>
          <table:table-cell table:style-name="ce58" office:value-type="float" office:value="1368" calcext:value-type="float">
            <text:p>1,368</text:p>
          </table:table-cell>
          <table:table-cell table:style-name="ce47" office:value-type="float" office:value="3386" calcext:value-type="float">
            <text:p>3,386</text:p>
          </table:table-cell>
          <table:table-cell table:style-name="ce47" office:value-type="float" office:value="1051" calcext:value-type="float">
            <text:p>1,051</text:p>
          </table:table-cell>
          <table:table-cell table:style-name="ce47" office:value-type="float" office:value="934" calcext:value-type="float">
            <text:p>934</text:p>
          </table:table-cell>
          <table:table-cell table:style-name="ce47" office:value-type="float" office:value="640" calcext:value-type="float">
            <text:p>640</text:p>
          </table:table-cell>
          <table:table-cell table:style-name="ce47" office:value-type="float" office:value="453" calcext:value-type="float">
            <text:p>453</text:p>
          </table:table-cell>
          <table:table-cell table:style-name="ce58" office:value-type="float" office:value="308" calcext:value-type="float">
            <text:p>308</text:p>
          </table:table-cell>
          <table:table-cell table:style-name="ce47" office:value-type="float" office:value="620" calcext:value-type="float">
            <text:p>620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96" calcext:value-type="float">
            <text:p>96</text:p>
          </table:table-cell>
          <table:table-cell table:style-name="ce58" office:value-type="float" office:value="42" calcext:value-type="float">
            <text:p>42</text:p>
          </table:table-cell>
          <table:table-cell table:style-name="ce47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765" calcext:value-type="float">
            <text:p>9,233,765</text:p>
          </table:table-cell>
          <table:table-cell table:style-name="ce31" office:value-type="float" office:value="383028" calcext:value-type="float">
            <text:p>383,028</text:p>
          </table:table-cell>
          <table:table-cell table:style-name="ce31" office:value-type="float" office:value="81575" calcext:value-type="float">
            <text:p>81,575</text:p>
          </table:table-cell>
          <table:table-cell table:style-name="ce31" office:value-type="float" office:value="79733" calcext:value-type="float">
            <text:p>79,733</text:p>
          </table:table-cell>
          <table:table-cell table:style-name="ce31" office:value-type="float" office:value="68306" calcext:value-type="float">
            <text:p>68,306</text:p>
          </table:table-cell>
          <table:table-cell table:style-name="ce31" office:value-type="float" office:value="74935" calcext:value-type="float">
            <text:p>74,935</text:p>
          </table:table-cell>
          <table:table-cell table:style-name="ce31" office:value-type="float" office:value="78479" calcext:value-type="float">
            <text:p>78,479</text:p>
          </table:table-cell>
          <table:table-cell table:style-name="ce31" office:value-type="float" office:value="436405" calcext:value-type="float">
            <text:p>436,405</text:p>
          </table:table-cell>
          <table:table-cell table:style-name="ce31" office:value-type="float" office:value="82536" calcext:value-type="float">
            <text:p>82,536</text:p>
          </table:table-cell>
          <table:table-cell table:style-name="ce31" office:value-type="float" office:value="84021" calcext:value-type="float">
            <text:p>84,021</text:p>
          </table:table-cell>
          <table:table-cell table:style-name="ce31" office:value-type="float" office:value="85599" calcext:value-type="float">
            <text:p>85,599</text:p>
          </table:table-cell>
          <table:table-cell table:style-name="ce31" office:value-type="float" office:value="90235" calcext:value-type="float">
            <text:p>90,235</text:p>
          </table:table-cell>
          <table:table-cell table:style-name="ce59" office:value-type="float" office:value="94014" calcext:value-type="float">
            <text:p>94,014</text:p>
          </table:table-cell>
          <table:table-cell table:style-name="ce31" office:value-type="float" office:value="559048" calcext:value-type="float">
            <text:p>559,048</text:p>
          </table:table-cell>
          <table:table-cell table:style-name="ce31" office:value-type="float" office:value="101844" calcext:value-type="float">
            <text:p>101,844</text:p>
          </table:table-cell>
          <table:table-cell table:style-name="ce31" office:value-type="float" office:value="105366" calcext:value-type="float">
            <text:p>105,366</text:p>
          </table:table-cell>
          <table:table-cell table:style-name="ce31" office:value-type="float" office:value="121968" calcext:value-type="float">
            <text:p>121,968</text:p>
          </table:table-cell>
          <table:table-cell table:style-name="ce31" office:value-type="float" office:value="117804" calcext:value-type="float">
            <text:p>117,804</text:p>
          </table:table-cell>
          <table:table-cell table:style-name="ce31" office:value-type="float" office:value="112066" calcext:value-type="float">
            <text:p>112,066</text:p>
          </table:table-cell>
          <table:table-cell table:style-name="ce31" office:value-type="float" office:value="657541" calcext:value-type="float">
            <text:p>657,541</text:p>
          </table:table-cell>
          <table:table-cell table:style-name="ce31" office:value-type="float" office:value="127206" calcext:value-type="float">
            <text:p>127,206</text:p>
          </table:table-cell>
          <table:table-cell table:style-name="ce31" office:value-type="float" office:value="132390" calcext:value-type="float">
            <text:p>132,390</text:p>
          </table:table-cell>
          <table:table-cell table:style-name="ce31" office:value-type="float" office:value="132781" calcext:value-type="float">
            <text:p>132,781</text:p>
          </table:table-cell>
          <table:table-cell table:style-name="ce31" office:value-type="float" office:value="132856" calcext:value-type="float">
            <text:p>132,856</text:p>
          </table:table-cell>
          <table:table-cell table:style-name="ce31" office:value-type="float" office:value="132308" calcext:value-type="float">
            <text:p>132,308</text:p>
          </table:table-cell>
          <table:table-cell table:style-name="ce31" office:value-type="float" office:value="652967" calcext:value-type="float">
            <text:p>652,967</text:p>
          </table:table-cell>
          <table:table-cell table:style-name="ce31" office:value-type="float" office:value="131465" calcext:value-type="float">
            <text:p>131,465</text:p>
          </table:table-cell>
          <table:table-cell table:style-name="ce31" office:value-type="float" office:value="128766" calcext:value-type="float">
            <text:p>128,766</text:p>
          </table:table-cell>
          <table:table-cell table:style-name="ce31" office:value-type="float" office:value="132350" calcext:value-type="float">
            <text:p>132,350</text:p>
          </table:table-cell>
          <table:table-cell table:style-name="ce31" office:value-type="float" office:value="127784" calcext:value-type="float">
            <text:p>127,784</text:p>
          </table:table-cell>
          <table:table-cell table:style-name="ce31" office:value-type="float" office:value="132602" calcext:value-type="float">
            <text:p>132,602</text:p>
          </table:table-cell>
          <table:table-cell table:style-name="ce31" office:value-type="float" office:value="659892" calcext:value-type="float">
            <text:p>659,892</text:p>
          </table:table-cell>
          <table:table-cell table:style-name="ce31" office:value-type="float" office:value="123777" calcext:value-type="float">
            <text:p>123,777</text:p>
          </table:table-cell>
          <table:table-cell table:style-name="ce31" office:value-type="float" office:value="119717" calcext:value-type="float">
            <text:p>119,717</text:p>
          </table:table-cell>
          <table:table-cell table:style-name="ce31" office:value-type="float" office:value="130377" calcext:value-type="float">
            <text:p>130,377</text:p>
          </table:table-cell>
          <table:table-cell table:style-name="ce31" office:value-type="float" office:value="140912" calcext:value-type="float">
            <text:p>140,912</text:p>
          </table:table-cell>
          <table:table-cell table:style-name="ce31" office:value-type="float" office:value="145109" calcext:value-type="float">
            <text:p>145,109</text:p>
          </table:table-cell>
          <table:table-cell table:style-name="ce31" office:value-type="float" office:value="782549" calcext:value-type="float">
            <text:p>782,549</text:p>
          </table:table-cell>
          <table:table-cell table:style-name="ce31" office:value-type="float" office:value="153814" calcext:value-type="float">
            <text:p>153,814</text:p>
          </table:table-cell>
          <table:table-cell table:style-name="ce31" office:value-type="float" office:value="157455" calcext:value-type="float">
            <text:p>157,455</text:p>
          </table:table-cell>
          <table:table-cell table:style-name="ce31" office:value-type="float" office:value="157741" calcext:value-type="float">
            <text:p>157,741</text:p>
          </table:table-cell>
          <table:table-cell table:style-name="ce31" office:value-type="float" office:value="157973" calcext:value-type="float">
            <text:p>157,973</text:p>
          </table:table-cell>
          <table:table-cell table:style-name="ce31" office:value-type="float" office:value="155566" calcext:value-type="float">
            <text:p>155,566</text:p>
          </table:table-cell>
          <table:table-cell table:style-name="ce31" office:value-type="float" office:value="720753" calcext:value-type="float">
            <text:p>720,753</text:p>
          </table:table-cell>
          <table:table-cell table:style-name="ce31" office:value-type="float" office:value="148873" calcext:value-type="float">
            <text:p>148,873</text:p>
          </table:table-cell>
          <table:table-cell table:style-name="ce31" office:value-type="float" office:value="157862" calcext:value-type="float">
            <text:p>157,862</text:p>
          </table:table-cell>
          <table:table-cell table:style-name="ce31" office:value-type="float" office:value="141487" calcext:value-type="float">
            <text:p>141,487</text:p>
          </table:table-cell>
          <table:table-cell table:style-name="ce31" office:value-type="float" office:value="136974" calcext:value-type="float">
            <text:p>136,974</text:p>
          </table:table-cell>
          <table:table-cell table:style-name="ce31" office:value-type="float" office:value="135557" calcext:value-type="float">
            <text:p>135,557</text:p>
          </table:table-cell>
          <table:table-cell table:style-name="ce31" office:value-type="float" office:value="707448" calcext:value-type="float">
            <text:p>707,448</text:p>
          </table:table-cell>
          <table:table-cell table:style-name="ce31" office:value-type="float" office:value="136551" calcext:value-type="float">
            <text:p>136,551</text:p>
          </table:table-cell>
          <table:table-cell table:style-name="ce31" office:value-type="float" office:value="138691" calcext:value-type="float">
            <text:p>138,691</text:p>
          </table:table-cell>
          <table:table-cell table:style-name="ce31" office:value-type="float" office:value="143566" calcext:value-type="float">
            <text:p>143,566</text:p>
          </table:table-cell>
          <table:table-cell table:style-name="ce31" office:value-type="float" office:value="144512" calcext:value-type="float">
            <text:p>144,512</text:p>
          </table:table-cell>
          <table:table-cell table:style-name="ce31" office:value-type="float" office:value="144128" calcext:value-type="float">
            <text:p>144,128</text:p>
          </table:table-cell>
          <table:table-cell table:style-name="ce31" office:value-type="float" office:value="723840" calcext:value-type="float">
            <text:p>723,840</text:p>
          </table:table-cell>
          <table:table-cell table:style-name="ce31" office:value-type="float" office:value="141286" calcext:value-type="float">
            <text:p>141,286</text:p>
          </table:table-cell>
          <table:table-cell table:style-name="ce31" office:value-type="float" office:value="142577" calcext:value-type="float">
            <text:p>142,577</text:p>
          </table:table-cell>
          <table:table-cell table:style-name="ce31" office:value-type="float" office:value="144124" calcext:value-type="float">
            <text:p>144,124</text:p>
          </table:table-cell>
          <table:table-cell table:style-name="ce31" office:value-type="float" office:value="147963" calcext:value-type="float">
            <text:p>147,963</text:p>
          </table:table-cell>
          <table:table-cell table:style-name="ce31" office:value-type="float" office:value="147890" calcext:value-type="float">
            <text:p>147,890</text:p>
          </table:table-cell>
          <table:table-cell table:style-name="ce31" office:value-type="float" office:value="715434" calcext:value-type="float">
            <text:p>715,434</text:p>
          </table:table-cell>
          <table:table-cell table:style-name="ce31" office:value-type="float" office:value="148155" calcext:value-type="float">
            <text:p>148,155</text:p>
          </table:table-cell>
          <table:table-cell table:style-name="ce31" office:value-type="float" office:value="146233" calcext:value-type="float">
            <text:p>146,233</text:p>
          </table:table-cell>
          <table:table-cell table:style-name="ce31" office:value-type="float" office:value="140248" calcext:value-type="float">
            <text:p>140,248</text:p>
          </table:table-cell>
          <table:table-cell table:style-name="ce31" office:value-type="float" office:value="140557" calcext:value-type="float">
            <text:p>140,557</text:p>
          </table:table-cell>
          <table:table-cell table:style-name="ce31" office:value-type="float" office:value="140241" calcext:value-type="float">
            <text:p>140,241</text:p>
          </table:table-cell>
          <table:table-cell table:style-name="ce31" office:value-type="float" office:value="615687" calcext:value-type="float">
            <text:p>615,687</text:p>
          </table:table-cell>
          <table:table-cell table:style-name="ce31" office:value-type="float" office:value="124830" calcext:value-type="float">
            <text:p>124,830</text:p>
          </table:table-cell>
          <table:table-cell table:style-name="ce31" office:value-type="float" office:value="128401" calcext:value-type="float">
            <text:p>128,401</text:p>
          </table:table-cell>
          <table:table-cell table:style-name="ce31" office:value-type="float" office:value="125478" calcext:value-type="float">
            <text:p>125,478</text:p>
          </table:table-cell>
          <table:table-cell table:style-name="ce31" office:value-type="float" office:value="122609" calcext:value-type="float">
            <text:p>122,609</text:p>
          </table:table-cell>
          <table:table-cell table:style-name="ce31" office:value-type="float" office:value="114369" calcext:value-type="float">
            <text:p>114,369</text:p>
          </table:table-cell>
          <table:table-cell table:style-name="ce31" office:value-type="float" office:value="495431" calcext:value-type="float">
            <text:p>495,431</text:p>
          </table:table-cell>
          <table:table-cell table:style-name="ce31" office:value-type="float" office:value="110618" calcext:value-type="float">
            <text:p>110,618</text:p>
          </table:table-cell>
          <table:table-cell table:style-name="ce31" office:value-type="float" office:value="113131" calcext:value-type="float">
            <text:p>113,131</text:p>
          </table:table-cell>
          <table:table-cell table:style-name="ce31" office:value-type="float" office:value="97650" calcext:value-type="float">
            <text:p>97,650</text:p>
          </table:table-cell>
          <table:table-cell table:style-name="ce31" office:value-type="float" office:value="87475" calcext:value-type="float">
            <text:p>87,475</text:p>
          </table:table-cell>
          <table:table-cell table:style-name="ce31" office:value-type="float" office:value="86557" calcext:value-type="float">
            <text:p>86,557</text:p>
          </table:table-cell>
          <table:table-cell table:style-name="ce31" office:value-type="float" office:value="299287" calcext:value-type="float">
            <text:p>299,287</text:p>
          </table:table-cell>
          <table:table-cell table:style-name="ce31" office:value-type="float" office:value="70117" calcext:value-type="float">
            <text:p>70,117</text:p>
          </table:table-cell>
          <table:table-cell table:style-name="ce31" office:value-type="float" office:value="63197" calcext:value-type="float">
            <text:p>63,197</text:p>
          </table:table-cell>
          <table:table-cell table:style-name="ce31" office:value-type="float" office:value="47647" calcext:value-type="float">
            <text:p>47,647</text:p>
          </table:table-cell>
          <table:table-cell table:style-name="ce31" office:value-type="float" office:value="58018" calcext:value-type="float">
            <text:p>58,018</text:p>
          </table:table-cell>
          <table:table-cell table:style-name="ce31" office:value-type="float" office:value="60308" calcext:value-type="float">
            <text:p>60,308</text:p>
          </table:table-cell>
          <table:table-cell table:style-name="ce31" office:value-type="float" office:value="296548" calcext:value-type="float">
            <text:p>296,548</text:p>
          </table:table-cell>
          <table:table-cell table:style-name="ce31" office:value-type="float" office:value="60805" calcext:value-type="float">
            <text:p>60,805</text:p>
          </table:table-cell>
          <table:table-cell table:style-name="ce31" office:value-type="float" office:value="59771" calcext:value-type="float">
            <text:p>59,771</text:p>
          </table:table-cell>
          <table:table-cell table:style-name="ce31" office:value-type="float" office:value="61322" calcext:value-type="float">
            <text:p>61,322</text:p>
          </table:table-cell>
          <table:table-cell table:style-name="ce31" office:value-type="float" office:value="59217" calcext:value-type="float">
            <text:p>59,217</text:p>
          </table:table-cell>
          <table:table-cell table:style-name="ce31" office:value-type="float" office:value="55433" calcext:value-type="float">
            <text:p>55,433</text:p>
          </table:table-cell>
          <table:table-cell table:style-name="ce31" office:value-type="float" office:value="233959" calcext:value-type="float">
            <text:p>233,959</text:p>
          </table:table-cell>
          <table:table-cell table:style-name="ce31" office:value-type="float" office:value="52530" calcext:value-type="float">
            <text:p>52,530</text:p>
          </table:table-cell>
          <table:table-cell table:style-name="ce31" office:value-type="float" office:value="49165" calcext:value-type="float">
            <text:p>49,165</text:p>
          </table:table-cell>
          <table:table-cell table:style-name="ce31" office:value-type="float" office:value="46638" calcext:value-type="float">
            <text:p>46,638</text:p>
          </table:table-cell>
          <table:table-cell table:style-name="ce31" office:value-type="float" office:value="44085" calcext:value-type="float">
            <text:p>44,085</text:p>
          </table:table-cell>
          <table:table-cell table:style-name="ce31" office:value-type="float" office:value="41541" calcext:value-type="float">
            <text:p>41,541</text:p>
          </table:table-cell>
          <table:table-cell table:style-name="ce31" office:value-type="float" office:value="171006" calcext:value-type="float">
            <text:p>171,006</text:p>
          </table:table-cell>
          <table:table-cell table:style-name="ce31" office:value-type="float" office:value="38343" calcext:value-type="float">
            <text:p>38,343</text:p>
          </table:table-cell>
          <table:table-cell table:style-name="ce31" office:value-type="float" office:value="37644" calcext:value-type="float">
            <text:p>37,644</text:p>
          </table:table-cell>
          <table:table-cell table:style-name="ce31" office:value-type="float" office:value="35035" calcext:value-type="float">
            <text:p>35,035</text:p>
          </table:table-cell>
          <table:table-cell table:style-name="ce31" office:value-type="float" office:value="32024" calcext:value-type="float">
            <text:p>32,024</text:p>
          </table:table-cell>
          <table:table-cell table:style-name="ce31" office:value-type="float" office:value="27960" calcext:value-type="float">
            <text:p>27,960</text:p>
          </table:table-cell>
          <table:table-cell table:style-name="ce31" office:value-type="float" office:value="88243" calcext:value-type="float">
            <text:p>88,243</text:p>
          </table:table-cell>
          <table:table-cell table:style-name="ce31" office:value-type="float" office:value="24279" calcext:value-type="float">
            <text:p>24,279</text:p>
          </table:table-cell>
          <table:table-cell table:style-name="ce31" office:value-type="float" office:value="21695" calcext:value-type="float">
            <text:p>21,695</text:p>
          </table:table-cell>
          <table:table-cell table:style-name="ce31" office:value-type="float" office:value="17521" calcext:value-type="float">
            <text:p>17,521</text:p>
          </table:table-cell>
          <table:table-cell table:style-name="ce31" office:value-type="float" office:value="13493" calcext:value-type="float">
            <text:p>13,493</text:p>
          </table:table-cell>
          <table:table-cell table:style-name="ce31" office:value-type="float" office:value="11255" calcext:value-type="float">
            <text:p>11,255</text:p>
          </table:table-cell>
          <table:table-cell table:style-name="ce31" office:value-type="float" office:value="28276" calcext:value-type="float">
            <text:p>28,276</text:p>
          </table:table-cell>
          <table:table-cell table:style-name="ce31" office:value-type="float" office:value="8950" calcext:value-type="float">
            <text:p>8,950</text:p>
          </table:table-cell>
          <table:table-cell table:style-name="ce31" office:value-type="float" office:value="7316" calcext:value-type="float">
            <text:p>7,316</text:p>
          </table:table-cell>
          <table:table-cell table:style-name="ce31" office:value-type="float" office:value="5440" calcext:value-type="float">
            <text:p>5,440</text:p>
          </table:table-cell>
          <table:table-cell table:style-name="ce31" office:value-type="float" office:value="3853" calcext:value-type="float">
            <text:p>3,853</text:p>
          </table:table-cell>
          <table:table-cell table:style-name="ce31" office:value-type="float" office:value="2717" calcext:value-type="float">
            <text:p>2,717</text:p>
          </table:table-cell>
          <table:table-cell table:style-name="ce31" office:value-type="float" office:value="5531" calcext:value-type="float">
            <text:p>5,531</text:p>
          </table:table-cell>
          <table:table-cell table:style-name="ce31" office:value-type="float" office:value="2059" calcext:value-type="float">
            <text:p>2,059</text:p>
          </table:table-cell>
          <table:table-cell table:style-name="ce31" office:value-type="float" office:value="1391" calcext:value-type="float">
            <text:p>1,391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892" calcext:value-type="float">
            <text:p>89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0128" calcext:value-type="float">
            <text:p>4,710,128</text:p>
          </table:table-cell>
          <table:table-cell table:style-name="ce31" office:value-type="float" office:value="199503" calcext:value-type="float">
            <text:p>199,503</text:p>
          </table:table-cell>
          <table:table-cell table:style-name="ce31" office:value-type="float" office:value="42392" calcext:value-type="float">
            <text:p>42,392</text:p>
          </table:table-cell>
          <table:table-cell table:style-name="ce31" office:value-type="float" office:value="41237" calcext:value-type="float">
            <text:p>41,237</text:p>
          </table:table-cell>
          <table:table-cell table:style-name="ce31" office:value-type="float" office:value="35536" calcext:value-type="float">
            <text:p>35,536</text:p>
          </table:table-cell>
          <table:table-cell table:style-name="ce31" office:value-type="float" office:value="39202" calcext:value-type="float">
            <text:p>39,202</text:p>
          </table:table-cell>
          <table:table-cell table:style-name="ce31" office:value-type="float" office:value="41136" calcext:value-type="float">
            <text:p>41,136</text:p>
          </table:table-cell>
          <table:table-cell table:style-name="ce31" office:value-type="float" office:value="229044" calcext:value-type="float">
            <text:p>229,044</text:p>
          </table:table-cell>
          <table:table-cell table:style-name="ce31" office:value-type="float" office:value="43377" calcext:value-type="float">
            <text:p>43,377</text:p>
          </table:table-cell>
          <table:table-cell table:style-name="ce31" office:value-type="float" office:value="44011" calcext:value-type="float">
            <text:p>44,011</text:p>
          </table:table-cell>
          <table:table-cell table:style-name="ce31" office:value-type="float" office:value="44881" calcext:value-type="float">
            <text:p>44,881</text:p>
          </table:table-cell>
          <table:table-cell table:style-name="ce31" office:value-type="float" office:value="47256" calcext:value-type="float">
            <text:p>47,256</text:p>
          </table:table-cell>
          <table:table-cell table:style-name="ce56" office:value-type="float" office:value="49519" calcext:value-type="float">
            <text:p>49,519</text:p>
          </table:table-cell>
          <table:table-cell table:style-name="ce31" office:value-type="float" office:value="292708" calcext:value-type="float">
            <text:p>292,708</text:p>
          </table:table-cell>
          <table:table-cell table:style-name="ce31" office:value-type="float" office:value="53331" calcext:value-type="float">
            <text:p>53,331</text:p>
          </table:table-cell>
          <table:table-cell table:style-name="ce31" office:value-type="float" office:value="54956" calcext:value-type="float">
            <text:p>54,956</text:p>
          </table:table-cell>
          <table:table-cell table:style-name="ce31" office:value-type="float" office:value="63914" calcext:value-type="float">
            <text:p>63,914</text:p>
          </table:table-cell>
          <table:table-cell table:style-name="ce31" office:value-type="float" office:value="61732" calcext:value-type="float">
            <text:p>61,732</text:p>
          </table:table-cell>
          <table:table-cell table:style-name="ce31" office:value-type="float" office:value="58775" calcext:value-type="float">
            <text:p>58,775</text:p>
          </table:table-cell>
          <table:table-cell table:style-name="ce31" office:value-type="float" office:value="342172" calcext:value-type="float">
            <text:p>342,172</text:p>
          </table:table-cell>
          <table:table-cell table:style-name="ce31" office:value-type="float" office:value="66274" calcext:value-type="float">
            <text:p>66,274</text:p>
          </table:table-cell>
          <table:table-cell table:style-name="ce31" office:value-type="float" office:value="69024" calcext:value-type="float">
            <text:p>69,024</text:p>
          </table:table-cell>
          <table:table-cell table:style-name="ce31" office:value-type="float" office:value="69195" calcext:value-type="float">
            <text:p>69,195</text:p>
          </table:table-cell>
          <table:table-cell table:style-name="ce31" office:value-type="float" office:value="68842" calcext:value-type="float">
            <text:p>68,842</text:p>
          </table:table-cell>
          <table:table-cell table:style-name="ce31" office:value-type="float" office:value="68837" calcext:value-type="float">
            <text:p>68,837</text:p>
          </table:table-cell>
          <table:table-cell table:style-name="ce31" office:value-type="float" office:value="340391" calcext:value-type="float">
            <text:p>340,391</text:p>
          </table:table-cell>
          <table:table-cell table:style-name="ce31" office:value-type="float" office:value="68492" calcext:value-type="float">
            <text:p>68,492</text:p>
          </table:table-cell>
          <table:table-cell table:style-name="ce31" office:value-type="float" office:value="67262" calcext:value-type="float">
            <text:p>67,262</text:p>
          </table:table-cell>
          <table:table-cell table:style-name="ce31" office:value-type="float" office:value="69247" calcext:value-type="float">
            <text:p>69,247</text:p>
          </table:table-cell>
          <table:table-cell table:style-name="ce31" office:value-type="float" office:value="66467" calcext:value-type="float">
            <text:p>66,467</text:p>
          </table:table-cell>
          <table:table-cell table:style-name="ce31" office:value-type="float" office:value="68923" calcext:value-type="float">
            <text:p>68,923</text:p>
          </table:table-cell>
          <table:table-cell table:style-name="ce31" office:value-type="float" office:value="340173" calcext:value-type="float">
            <text:p>340,173</text:p>
          </table:table-cell>
          <table:table-cell table:style-name="ce31" office:value-type="float" office:value="64786" calcext:value-type="float">
            <text:p>64,786</text:p>
          </table:table-cell>
          <table:table-cell table:style-name="ce31" office:value-type="float" office:value="61918" calcext:value-type="float">
            <text:p>61,918</text:p>
          </table:table-cell>
          <table:table-cell table:style-name="ce31" office:value-type="float" office:value="66913" calcext:value-type="float">
            <text:p>66,913</text:p>
          </table:table-cell>
          <table:table-cell table:style-name="ce31" office:value-type="float" office:value="72210" calcext:value-type="float">
            <text:p>72,210</text:p>
          </table:table-cell>
          <table:table-cell table:style-name="ce31" office:value-type="float" office:value="74346" calcext:value-type="float">
            <text:p>74,346</text:p>
          </table:table-cell>
          <table:table-cell table:style-name="ce31" office:value-type="float" office:value="396532" calcext:value-type="float">
            <text:p>396,532</text:p>
          </table:table-cell>
          <table:table-cell table:style-name="ce31" office:value-type="float" office:value="78057" calcext:value-type="float">
            <text:p>78,057</text:p>
          </table:table-cell>
          <table:table-cell table:style-name="ce31" office:value-type="float" office:value="79785" calcext:value-type="float">
            <text:p>79,785</text:p>
          </table:table-cell>
          <table:table-cell table:style-name="ce31" office:value-type="float" office:value="79747" calcext:value-type="float">
            <text:p>79,747</text:p>
          </table:table-cell>
          <table:table-cell table:style-name="ce31" office:value-type="float" office:value="79927" calcext:value-type="float">
            <text:p>79,927</text:p>
          </table:table-cell>
          <table:table-cell table:style-name="ce31" office:value-type="float" office:value="79016" calcext:value-type="float">
            <text:p>79,016</text:p>
          </table:table-cell>
          <table:table-cell table:style-name="ce31" office:value-type="float" office:value="366157" calcext:value-type="float">
            <text:p>366,157</text:p>
          </table:table-cell>
          <table:table-cell table:style-name="ce31" office:value-type="float" office:value="75294" calcext:value-type="float">
            <text:p>75,294</text:p>
          </table:table-cell>
          <table:table-cell table:style-name="ce31" office:value-type="float" office:value="79969" calcext:value-type="float">
            <text:p>79,969</text:p>
          </table:table-cell>
          <table:table-cell table:style-name="ce31" office:value-type="float" office:value="72215" calcext:value-type="float">
            <text:p>72,215</text:p>
          </table:table-cell>
          <table:table-cell table:style-name="ce31" office:value-type="float" office:value="69594" calcext:value-type="float">
            <text:p>69,594</text:p>
          </table:table-cell>
          <table:table-cell table:style-name="ce31" office:value-type="float" office:value="69085" calcext:value-type="float">
            <text:p>69,085</text:p>
          </table:table-cell>
          <table:table-cell table:style-name="ce31" office:value-type="float" office:value="364864" calcext:value-type="float">
            <text:p>364,864</text:p>
          </table:table-cell>
          <table:table-cell table:style-name="ce31" office:value-type="float" office:value="69729" calcext:value-type="float">
            <text:p>69,729</text:p>
          </table:table-cell>
          <table:table-cell table:style-name="ce31" office:value-type="float" office:value="70958" calcext:value-type="float">
            <text:p>70,958</text:p>
          </table:table-cell>
          <table:table-cell table:style-name="ce31" office:value-type="float" office:value="73990" calcext:value-type="float">
            <text:p>73,990</text:p>
          </table:table-cell>
          <table:table-cell table:style-name="ce31" office:value-type="float" office:value="75025" calcext:value-type="float">
            <text:p>75,025</text:p>
          </table:table-cell>
          <table:table-cell table:style-name="ce31" office:value-type="float" office:value="75162" calcext:value-type="float">
            <text:p>75,162</text:p>
          </table:table-cell>
          <table:table-cell table:style-name="ce31" office:value-type="float" office:value="378496" calcext:value-type="float">
            <text:p>378,496</text:p>
          </table:table-cell>
          <table:table-cell table:style-name="ce31" office:value-type="float" office:value="73721" calcext:value-type="float">
            <text:p>73,721</text:p>
          </table:table-cell>
          <table:table-cell table:style-name="ce31" office:value-type="float" office:value="74930" calcext:value-type="float">
            <text:p>74,930</text:p>
          </table:table-cell>
          <table:table-cell table:style-name="ce31" office:value-type="float" office:value="75206" calcext:value-type="float">
            <text:p>75,206</text:p>
          </table:table-cell>
          <table:table-cell table:style-name="ce31" office:value-type="float" office:value="77517" calcext:value-type="float">
            <text:p>77,517</text:p>
          </table:table-cell>
          <table:table-cell table:style-name="ce31" office:value-type="float" office:value="77122" calcext:value-type="float">
            <text:p>77,122</text:p>
          </table:table-cell>
          <table:table-cell table:style-name="ce31" office:value-type="float" office:value="370738" calcext:value-type="float">
            <text:p>370,738</text:p>
          </table:table-cell>
          <table:table-cell table:style-name="ce31" office:value-type="float" office:value="77035" calcext:value-type="float">
            <text:p>77,035</text:p>
          </table:table-cell>
          <table:table-cell table:style-name="ce31" office:value-type="float" office:value="75863" calcext:value-type="float">
            <text:p>75,863</text:p>
          </table:table-cell>
          <table:table-cell table:style-name="ce31" office:value-type="float" office:value="73023" calcext:value-type="float">
            <text:p>73,023</text:p>
          </table:table-cell>
          <table:table-cell table:style-name="ce31" office:value-type="float" office:value="72566" calcext:value-type="float">
            <text:p>72,566</text:p>
          </table:table-cell>
          <table:table-cell table:style-name="ce31" office:value-type="float" office:value="72251" calcext:value-type="float">
            <text:p>72,251</text:p>
          </table:table-cell>
          <table:table-cell table:style-name="ce31" office:value-type="float" office:value="313347" calcext:value-type="float">
            <text:p>313,347</text:p>
          </table:table-cell>
          <table:table-cell table:style-name="ce31" office:value-type="float" office:value="63992" calcext:value-type="float">
            <text:p>63,992</text:p>
          </table:table-cell>
          <table:table-cell table:style-name="ce31" office:value-type="float" office:value="65547" calcext:value-type="float">
            <text:p>65,547</text:p>
          </table:table-cell>
          <table:table-cell table:style-name="ce31" office:value-type="float" office:value="63952" calcext:value-type="float">
            <text:p>63,952</text:p>
          </table:table-cell>
          <table:table-cell table:style-name="ce31" office:value-type="float" office:value="62180" calcext:value-type="float">
            <text:p>62,180</text:p>
          </table:table-cell>
          <table:table-cell table:style-name="ce31" office:value-type="float" office:value="57676" calcext:value-type="float">
            <text:p>57,676</text:p>
          </table:table-cell>
          <table:table-cell table:style-name="ce31" office:value-type="float" office:value="246934" calcext:value-type="float">
            <text:p>246,934</text:p>
          </table:table-cell>
          <table:table-cell table:style-name="ce31" office:value-type="float" office:value="55563" calcext:value-type="float">
            <text:p>55,563</text:p>
          </table:table-cell>
          <table:table-cell table:style-name="ce31" office:value-type="float" office:value="56541" calcext:value-type="float">
            <text:p>56,541</text:p>
          </table:table-cell>
          <table:table-cell table:style-name="ce31" office:value-type="float" office:value="48938" calcext:value-type="float">
            <text:p>48,938</text:p>
          </table:table-cell>
          <table:table-cell table:style-name="ce31" office:value-type="float" office:value="43552" calcext:value-type="float">
            <text:p>43,552</text:p>
          </table:table-cell>
          <table:table-cell table:style-name="ce31" office:value-type="float" office:value="42340" calcext:value-type="float">
            <text:p>42,340</text:p>
          </table:table-cell>
          <table:table-cell table:style-name="ce31" office:value-type="float" office:value="144877" calcext:value-type="float">
            <text:p>144,877</text:p>
          </table:table-cell>
          <table:table-cell table:style-name="ce31" office:value-type="float" office:value="34476" calcext:value-type="float">
            <text:p>34,476</text:p>
          </table:table-cell>
          <table:table-cell table:style-name="ce31" office:value-type="float" office:value="30747" calcext:value-type="float">
            <text:p>30,747</text:p>
          </table:table-cell>
          <table:table-cell table:style-name="ce31" office:value-type="float" office:value="22922" calcext:value-type="float">
            <text:p>22,922</text:p>
          </table:table-cell>
          <table:table-cell table:style-name="ce31" office:value-type="float" office:value="27764" calcext:value-type="float">
            <text:p>27,764</text:p>
          </table:table-cell>
          <table:table-cell table:style-name="ce31" office:value-type="float" office:value="28968" calcext:value-type="float">
            <text:p>28,968</text:p>
          </table:table-cell>
          <table:table-cell table:style-name="ce31" office:value-type="float" office:value="139331" calcext:value-type="float">
            <text:p>139,331</text:p>
          </table:table-cell>
          <table:table-cell table:style-name="ce31" office:value-type="float" office:value="28806" calcext:value-type="float">
            <text:p>28,806</text:p>
          </table:table-cell>
          <table:table-cell table:style-name="ce31" office:value-type="float" office:value="28388" calcext:value-type="float">
            <text:p>28,388</text:p>
          </table:table-cell>
          <table:table-cell table:style-name="ce31" office:value-type="float" office:value="28941" calcext:value-type="float">
            <text:p>28,941</text:p>
          </table:table-cell>
          <table:table-cell table:style-name="ce31" office:value-type="float" office:value="27493" calcext:value-type="float">
            <text:p>27,493</text:p>
          </table:table-cell>
          <table:table-cell table:style-name="ce31" office:value-type="float" office:value="25703" calcext:value-type="float">
            <text:p>25,703</text:p>
          </table:table-cell>
          <table:table-cell table:style-name="ce31" office:value-type="float" office:value="106407" calcext:value-type="float">
            <text:p>106,407</text:p>
          </table:table-cell>
          <table:table-cell table:style-name="ce31" office:value-type="float" office:value="24221" calcext:value-type="float">
            <text:p>24,221</text:p>
          </table:table-cell>
          <table:table-cell table:style-name="ce31" office:value-type="float" office:value="22375" calcext:value-type="float">
            <text:p>22,375</text:p>
          </table:table-cell>
          <table:table-cell table:style-name="ce31" office:value-type="float" office:value="21140" calcext:value-type="float">
            <text:p>21,140</text:p>
          </table:table-cell>
          <table:table-cell table:style-name="ce31" office:value-type="float" office:value="19799" calcext:value-type="float">
            <text:p>19,799</text:p>
          </table:table-cell>
          <table:table-cell table:style-name="ce31" office:value-type="float" office:value="18872" calcext:value-type="float">
            <text:p>18,872</text:p>
          </table:table-cell>
          <table:table-cell table:style-name="ce31" office:value-type="float" office:value="82026" calcext:value-type="float">
            <text:p>82,026</text:p>
          </table:table-cell>
          <table:table-cell table:style-name="ce31" office:value-type="float" office:value="17683" calcext:value-type="float">
            <text:p>17,683</text:p>
          </table:table-cell>
          <table:table-cell table:style-name="ce31" office:value-type="float" office:value="17941" calcext:value-type="float">
            <text:p>17,941</text:p>
          </table:table-cell>
          <table:table-cell table:style-name="ce31" office:value-type="float" office:value="17063" calcext:value-type="float">
            <text:p>17,063</text:p>
          </table:table-cell>
          <table:table-cell table:style-name="ce31" office:value-type="float" office:value="15585" calcext:value-type="float">
            <text:p>15,585</text:p>
          </table:table-cell>
          <table:table-cell table:style-name="ce31" office:value-type="float" office:value="13754" calcext:value-type="float">
            <text:p>13,754</text:p>
          </table:table-cell>
          <table:table-cell table:style-name="ce31" office:value-type="float" office:value="42142" calcext:value-type="float">
            <text:p>42,142</text:p>
          </table:table-cell>
          <table:table-cell table:style-name="ce31" office:value-type="float" office:value="11951" calcext:value-type="float">
            <text:p>11,951</text:p>
          </table:table-cell>
          <table:table-cell table:style-name="ce31" office:value-type="float" office:value="10398" calcext:value-type="float">
            <text:p>10,398</text:p>
          </table:table-cell>
          <table:table-cell table:style-name="ce31" office:value-type="float" office:value="8456" calcext:value-type="float">
            <text:p>8,456</text:p>
          </table:table-cell>
          <table:table-cell table:style-name="ce31" office:value-type="float" office:value="6354" calcext:value-type="float">
            <text:p>6,354</text:p>
          </table:table-cell>
          <table:table-cell table:style-name="ce31" office:value-type="float" office:value="4983" calcext:value-type="float">
            <text:p>4,983</text:p>
          </table:table-cell>
          <table:table-cell table:style-name="ce31" office:value-type="float" office:value="11710" calcext:value-type="float">
            <text:p>11,710</text:p>
          </table:table-cell>
          <table:table-cell table:style-name="ce31" office:value-type="float" office:value="3817" calcext:value-type="float">
            <text:p>3,817</text:p>
          </table:table-cell>
          <table:table-cell table:style-name="ce31" office:value-type="float" office:value="3083" calcext:value-type="float">
            <text:p>3,083</text:p>
          </table:table-cell>
          <table:table-cell table:style-name="ce31" office:value-type="float" office:value="2238" calcext:value-type="float">
            <text:p>2,238</text:p>
          </table:table-cell>
          <table:table-cell table:style-name="ce31" office:value-type="float" office:value="1532" calcext:value-type="float">
            <text:p>1,532</text:p>
          </table:table-cell>
          <table:table-cell table:style-name="ce31" office:value-type="float" office:value="1040" calcext:value-type="float">
            <text:p>1,040</text:p>
          </table:table-cell>
          <table:table-cell table:style-name="ce31" office:value-type="float" office:value="2165" calcext:value-type="float">
            <text:p>2,165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549" calcext:value-type="float">
            <text:p>549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411" calcext:value-type="float">
            <text:p>4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3637" calcext:value-type="float">
            <text:p>4,523,637</text:p>
          </table:table-cell>
          <table:table-cell table:style-name="ce41" office:value-type="float" office:value="183525" calcext:value-type="float">
            <text:p>183,525</text:p>
          </table:table-cell>
          <table:table-cell table:style-name="ce41" office:value-type="float" office:value="39183" calcext:value-type="float">
            <text:p>39,183</text:p>
          </table:table-cell>
          <table:table-cell table:style-name="ce41" office:value-type="float" office:value="38496" calcext:value-type="float">
            <text:p>38,496</text:p>
          </table:table-cell>
          <table:table-cell table:style-name="ce41" office:value-type="float" office:value="32770" calcext:value-type="float">
            <text:p>32,770</text:p>
          </table:table-cell>
          <table:table-cell table:style-name="ce41" office:value-type="float" office:value="35733" calcext:value-type="float">
            <text:p>35,733</text:p>
          </table:table-cell>
          <table:table-cell table:style-name="ce41" office:value-type="float" office:value="37343" calcext:value-type="float">
            <text:p>37,343</text:p>
          </table:table-cell>
          <table:table-cell table:style-name="ce41" office:value-type="float" office:value="207361" calcext:value-type="float">
            <text:p>207,361</text:p>
          </table:table-cell>
          <table:table-cell table:style-name="ce41" office:value-type="float" office:value="39159" calcext:value-type="float">
            <text:p>39,159</text:p>
          </table:table-cell>
          <table:table-cell table:style-name="ce41" office:value-type="float" office:value="40010" calcext:value-type="float">
            <text:p>40,010</text:p>
          </table:table-cell>
          <table:table-cell table:style-name="ce41" office:value-type="float" office:value="40718" calcext:value-type="float">
            <text:p>40,718</text:p>
          </table:table-cell>
          <table:table-cell table:style-name="ce41" office:value-type="float" office:value="42979" calcext:value-type="float">
            <text:p>42,979</text:p>
          </table:table-cell>
          <table:table-cell table:style-name="ce41" office:value-type="float" office:value="44495" calcext:value-type="float">
            <text:p>44,495</text:p>
          </table:table-cell>
          <table:table-cell table:style-name="ce41" office:value-type="float" office:value="266340" calcext:value-type="float">
            <text:p>266,340</text:p>
          </table:table-cell>
          <table:table-cell table:style-name="ce41" office:value-type="float" office:value="48513" calcext:value-type="float">
            <text:p>48,513</text:p>
          </table:table-cell>
          <table:table-cell table:style-name="ce41" office:value-type="float" office:value="50410" calcext:value-type="float">
            <text:p>50,410</text:p>
          </table:table-cell>
          <table:table-cell table:style-name="ce41" office:value-type="float" office:value="58054" calcext:value-type="float">
            <text:p>58,054</text:p>
          </table:table-cell>
          <table:table-cell table:style-name="ce41" office:value-type="float" office:value="56072" calcext:value-type="float">
            <text:p>56,072</text:p>
          </table:table-cell>
          <table:table-cell table:style-name="ce41" office:value-type="float" office:value="53291" calcext:value-type="float">
            <text:p>53,291</text:p>
          </table:table-cell>
          <table:table-cell table:style-name="ce41" office:value-type="float" office:value="315369" calcext:value-type="float">
            <text:p>315,369</text:p>
          </table:table-cell>
          <table:table-cell table:style-name="ce41" office:value-type="float" office:value="60932" calcext:value-type="float">
            <text:p>60,932</text:p>
          </table:table-cell>
          <table:table-cell table:style-name="ce41" office:value-type="float" office:value="63366" calcext:value-type="float">
            <text:p>63,366</text:p>
          </table:table-cell>
          <table:table-cell table:style-name="ce41" office:value-type="float" office:value="63586" calcext:value-type="float">
            <text:p>63,586</text:p>
          </table:table-cell>
          <table:table-cell table:style-name="ce41" office:value-type="float" office:value="64014" calcext:value-type="float">
            <text:p>64,014</text:p>
          </table:table-cell>
          <table:table-cell table:style-name="ce41" office:value-type="float" office:value="63471" calcext:value-type="float">
            <text:p>63,471</text:p>
          </table:table-cell>
          <table:table-cell table:style-name="ce41" office:value-type="float" office:value="312576" calcext:value-type="float">
            <text:p>312,576</text:p>
          </table:table-cell>
          <table:table-cell table:style-name="ce41" office:value-type="float" office:value="62973" calcext:value-type="float">
            <text:p>62,973</text:p>
          </table:table-cell>
          <table:table-cell table:style-name="ce41" office:value-type="float" office:value="61504" calcext:value-type="float">
            <text:p>61,504</text:p>
          </table:table-cell>
          <table:table-cell table:style-name="ce41" office:value-type="float" office:value="63103" calcext:value-type="float">
            <text:p>63,103</text:p>
          </table:table-cell>
          <table:table-cell table:style-name="ce41" office:value-type="float" office:value="61317" calcext:value-type="float">
            <text:p>61,317</text:p>
          </table:table-cell>
          <table:table-cell table:style-name="ce41" office:value-type="float" office:value="63679" calcext:value-type="float">
            <text:p>63,679</text:p>
          </table:table-cell>
          <table:table-cell table:style-name="ce41" office:value-type="float" office:value="319719" calcext:value-type="float">
            <text:p>319,719</text:p>
          </table:table-cell>
          <table:table-cell table:style-name="ce41" office:value-type="float" office:value="58991" calcext:value-type="float">
            <text:p>58,991</text:p>
          </table:table-cell>
          <table:table-cell table:style-name="ce41" office:value-type="float" office:value="57799" calcext:value-type="float">
            <text:p>57,799</text:p>
          </table:table-cell>
          <table:table-cell table:style-name="ce41" office:value-type="float" office:value="63464" calcext:value-type="float">
            <text:p>63,464</text:p>
          </table:table-cell>
          <table:table-cell table:style-name="ce41" office:value-type="float" office:value="68702" calcext:value-type="float">
            <text:p>68,702</text:p>
          </table:table-cell>
          <table:table-cell table:style-name="ce41" office:value-type="float" office:value="70763" calcext:value-type="float">
            <text:p>70,763</text:p>
          </table:table-cell>
          <table:table-cell table:style-name="ce41" office:value-type="float" office:value="386017" calcext:value-type="float">
            <text:p>386,017</text:p>
          </table:table-cell>
          <table:table-cell table:style-name="ce41" office:value-type="float" office:value="75757" calcext:value-type="float">
            <text:p>75,757</text:p>
          </table:table-cell>
          <table:table-cell table:style-name="ce41" office:value-type="float" office:value="77670" calcext:value-type="float">
            <text:p>77,670</text:p>
          </table:table-cell>
          <table:table-cell table:style-name="ce41" office:value-type="float" office:value="77994" calcext:value-type="float">
            <text:p>77,994</text:p>
          </table:table-cell>
          <table:table-cell table:style-name="ce41" office:value-type="float" office:value="78046" calcext:value-type="float">
            <text:p>78,046</text:p>
          </table:table-cell>
          <table:table-cell table:style-name="ce41" office:value-type="float" office:value="76550" calcext:value-type="float">
            <text:p>76,550</text:p>
          </table:table-cell>
          <table:table-cell table:style-name="ce41" office:value-type="float" office:value="354596" calcext:value-type="float">
            <text:p>354,596</text:p>
          </table:table-cell>
          <table:table-cell table:style-name="ce41" office:value-type="float" office:value="73579" calcext:value-type="float">
            <text:p>73,579</text:p>
          </table:table-cell>
          <table:table-cell table:style-name="ce41" office:value-type="float" office:value="77893" calcext:value-type="float">
            <text:p>77,893</text:p>
          </table:table-cell>
          <table:table-cell table:style-name="ce41" office:value-type="float" office:value="69272" calcext:value-type="float">
            <text:p>69,272</text:p>
          </table:table-cell>
          <table:table-cell table:style-name="ce41" office:value-type="float" office:value="67380" calcext:value-type="float">
            <text:p>67,380</text:p>
          </table:table-cell>
          <table:table-cell table:style-name="ce41" office:value-type="float" office:value="66472" calcext:value-type="float">
            <text:p>66,472</text:p>
          </table:table-cell>
          <table:table-cell table:style-name="ce41" office:value-type="float" office:value="342584" calcext:value-type="float">
            <text:p>342,584</text:p>
          </table:table-cell>
          <table:table-cell table:style-name="ce41" office:value-type="float" office:value="66822" calcext:value-type="float">
            <text:p>66,822</text:p>
          </table:table-cell>
          <table:table-cell table:style-name="ce41" office:value-type="float" office:value="67733" calcext:value-type="float">
            <text:p>67,733</text:p>
          </table:table-cell>
          <table:table-cell table:style-name="ce41" office:value-type="float" office:value="69576" calcext:value-type="float">
            <text:p>69,576</text:p>
          </table:table-cell>
          <table:table-cell table:style-name="ce41" office:value-type="float" office:value="69487" calcext:value-type="float">
            <text:p>69,487</text:p>
          </table:table-cell>
          <table:table-cell table:style-name="ce41" office:value-type="float" office:value="68966" calcext:value-type="float">
            <text:p>68,966</text:p>
          </table:table-cell>
          <table:table-cell table:style-name="ce41" office:value-type="float" office:value="345344" calcext:value-type="float">
            <text:p>345,344</text:p>
          </table:table-cell>
          <table:table-cell table:style-name="ce41" office:value-type="float" office:value="67565" calcext:value-type="float">
            <text:p>67,565</text:p>
          </table:table-cell>
          <table:table-cell table:style-name="ce41" office:value-type="float" office:value="67647" calcext:value-type="float">
            <text:p>67,647</text:p>
          </table:table-cell>
          <table:table-cell table:style-name="ce41" office:value-type="float" office:value="68918" calcext:value-type="float">
            <text:p>68,918</text:p>
          </table:table-cell>
          <table:table-cell table:style-name="ce41" office:value-type="float" office:value="70446" calcext:value-type="float">
            <text:p>70,446</text:p>
          </table:table-cell>
          <table:table-cell table:style-name="ce41" office:value-type="float" office:value="70768" calcext:value-type="float">
            <text:p>70,768</text:p>
          </table:table-cell>
          <table:table-cell table:style-name="ce41" office:value-type="float" office:value="344696" calcext:value-type="float">
            <text:p>344,696</text:p>
          </table:table-cell>
          <table:table-cell table:style-name="ce41" office:value-type="float" office:value="71120" calcext:value-type="float">
            <text:p>71,120</text:p>
          </table:table-cell>
          <table:table-cell table:style-name="ce41" office:value-type="float" office:value="70370" calcext:value-type="float">
            <text:p>70,370</text:p>
          </table:table-cell>
          <table:table-cell table:style-name="ce41" office:value-type="float" office:value="67225" calcext:value-type="float">
            <text:p>67,225</text:p>
          </table:table-cell>
          <table:table-cell table:style-name="ce41" office:value-type="float" office:value="67991" calcext:value-type="float">
            <text:p>67,991</text:p>
          </table:table-cell>
          <table:table-cell table:style-name="ce41" office:value-type="float" office:value="67990" calcext:value-type="float">
            <text:p>67,990</text:p>
          </table:table-cell>
          <table:table-cell table:style-name="ce41" office:value-type="float" office:value="302340" calcext:value-type="float">
            <text:p>302,340</text:p>
          </table:table-cell>
          <table:table-cell table:style-name="ce41" office:value-type="float" office:value="60838" calcext:value-type="float">
            <text:p>60,838</text:p>
          </table:table-cell>
          <table:table-cell table:style-name="ce41" office:value-type="float" office:value="62854" calcext:value-type="float">
            <text:p>62,854</text:p>
          </table:table-cell>
          <table:table-cell table:style-name="ce41" office:value-type="float" office:value="61526" calcext:value-type="float">
            <text:p>61,526</text:p>
          </table:table-cell>
          <table:table-cell table:style-name="ce41" office:value-type="float" office:value="60429" calcext:value-type="float">
            <text:p>60,429</text:p>
          </table:table-cell>
          <table:table-cell table:style-name="ce41" office:value-type="float" office:value="56693" calcext:value-type="float">
            <text:p>56,693</text:p>
          </table:table-cell>
          <table:table-cell table:style-name="ce41" office:value-type="float" office:value="248497" calcext:value-type="float">
            <text:p>248,497</text:p>
          </table:table-cell>
          <table:table-cell table:style-name="ce41" office:value-type="float" office:value="55055" calcext:value-type="float">
            <text:p>55,055</text:p>
          </table:table-cell>
          <table:table-cell table:style-name="ce41" office:value-type="float" office:value="56590" calcext:value-type="float">
            <text:p>56,590</text:p>
          </table:table-cell>
          <table:table-cell table:style-name="ce41" office:value-type="float" office:value="48712" calcext:value-type="float">
            <text:p>48,712</text:p>
          </table:table-cell>
          <table:table-cell table:style-name="ce41" office:value-type="float" office:value="43923" calcext:value-type="float">
            <text:p>43,923</text:p>
          </table:table-cell>
          <table:table-cell table:style-name="ce41" office:value-type="float" office:value="44217" calcext:value-type="float">
            <text:p>44,217</text:p>
          </table:table-cell>
          <table:table-cell table:style-name="ce41" office:value-type="float" office:value="154410" calcext:value-type="float">
            <text:p>154,410</text:p>
          </table:table-cell>
          <table:table-cell table:style-name="ce41" office:value-type="float" office:value="35641" calcext:value-type="float">
            <text:p>35,641</text:p>
          </table:table-cell>
          <table:table-cell table:style-name="ce41" office:value-type="float" office:value="32450" calcext:value-type="float">
            <text:p>32,450</text:p>
          </table:table-cell>
          <table:table-cell table:style-name="ce41" office:value-type="float" office:value="24725" calcext:value-type="float">
            <text:p>24,725</text:p>
          </table:table-cell>
          <table:table-cell table:style-name="ce41" office:value-type="float" office:value="30254" calcext:value-type="float">
            <text:p>30,254</text:p>
          </table:table-cell>
          <table:table-cell table:style-name="ce41" office:value-type="float" office:value="31340" calcext:value-type="float">
            <text:p>31,340</text:p>
          </table:table-cell>
          <table:table-cell table:style-name="ce41" office:value-type="float" office:value="157217" calcext:value-type="float">
            <text:p>157,217</text:p>
          </table:table-cell>
          <table:table-cell table:style-name="ce41" office:value-type="float" office:value="31999" calcext:value-type="float">
            <text:p>31,999</text:p>
          </table:table-cell>
          <table:table-cell table:style-name="ce41" office:value-type="float" office:value="31383" calcext:value-type="float">
            <text:p>31,383</text:p>
          </table:table-cell>
          <table:table-cell table:style-name="ce41" office:value-type="float" office:value="32381" calcext:value-type="float">
            <text:p>32,381</text:p>
          </table:table-cell>
          <table:table-cell table:style-name="ce41" office:value-type="float" office:value="31724" calcext:value-type="float">
            <text:p>31,724</text:p>
          </table:table-cell>
          <table:table-cell table:style-name="ce41" office:value-type="float" office:value="29730" calcext:value-type="float">
            <text:p>29,730</text:p>
          </table:table-cell>
          <table:table-cell table:style-name="ce41" office:value-type="float" office:value="127552" calcext:value-type="float">
            <text:p>127,552</text:p>
          </table:table-cell>
          <table:table-cell table:style-name="ce41" office:value-type="float" office:value="28309" calcext:value-type="float">
            <text:p>28,309</text:p>
          </table:table-cell>
          <table:table-cell table:style-name="ce41" office:value-type="float" office:value="26790" calcext:value-type="float">
            <text:p>26,790</text:p>
          </table:table-cell>
          <table:table-cell table:style-name="ce41" office:value-type="float" office:value="25498" calcext:value-type="float">
            <text:p>25,498</text:p>
          </table:table-cell>
          <table:table-cell table:style-name="ce41" office:value-type="float" office:value="24286" calcext:value-type="float">
            <text:p>24,286</text:p>
          </table:table-cell>
          <table:table-cell table:style-name="ce41" office:value-type="float" office:value="22669" calcext:value-type="float">
            <text:p>22,669</text:p>
          </table:table-cell>
          <table:table-cell table:style-name="ce41" office:value-type="float" office:value="88980" calcext:value-type="float">
            <text:p>88,980</text:p>
          </table:table-cell>
          <table:table-cell table:style-name="ce41" office:value-type="float" office:value="20660" calcext:value-type="float">
            <text:p>20,660</text:p>
          </table:table-cell>
          <table:table-cell table:style-name="ce41" office:value-type="float" office:value="19703" calcext:value-type="float">
            <text:p>19,703</text:p>
          </table:table-cell>
          <table:table-cell table:style-name="ce41" office:value-type="float" office:value="17972" calcext:value-type="float">
            <text:p>17,972</text:p>
          </table:table-cell>
          <table:table-cell table:style-name="ce41" office:value-type="float" office:value="16439" calcext:value-type="float">
            <text:p>16,439</text:p>
          </table:table-cell>
          <table:table-cell table:style-name="ce41" office:value-type="float" office:value="14206" calcext:value-type="float">
            <text:p>14,206</text:p>
          </table:table-cell>
          <table:table-cell table:style-name="ce41" office:value-type="float" office:value="46101" calcext:value-type="float">
            <text:p>46,101</text:p>
          </table:table-cell>
          <table:table-cell table:style-name="ce41" office:value-type="float" office:value="12328" calcext:value-type="float">
            <text:p>12,328</text:p>
          </table:table-cell>
          <table:table-cell table:style-name="ce41" office:value-type="float" office:value="11297" calcext:value-type="float">
            <text:p>11,297</text:p>
          </table:table-cell>
          <table:table-cell table:style-name="ce41" office:value-type="float" office:value="9065" calcext:value-type="float">
            <text:p>9,065</text:p>
          </table:table-cell>
          <table:table-cell table:style-name="ce41" office:value-type="float" office:value="7139" calcext:value-type="float">
            <text:p>7,139</text:p>
          </table:table-cell>
          <table:table-cell table:style-name="ce41" office:value-type="float" office:value="6272" calcext:value-type="float">
            <text:p>6,272</text:p>
          </table:table-cell>
          <table:table-cell table:style-name="ce41" office:value-type="float" office:value="16566" calcext:value-type="float">
            <text:p>16,566</text:p>
          </table:table-cell>
          <table:table-cell table:style-name="ce41" office:value-type="float" office:value="5133" calcext:value-type="float">
            <text:p>5,133</text:p>
          </table:table-cell>
          <table:table-cell table:style-name="ce41" office:value-type="float" office:value="4233" calcext:value-type="float">
            <text:p>4,233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3366" calcext:value-type="float">
            <text:p>3,366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554" calcext:value-type="float">
            <text:p>554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295" calcext:value-type="float">
            <text:p>295</text:p>
          </table:table-cell>
          <table:table-cell table:style-name="ce32" office:value-type="float" office:value="481" calcext:value-type="float">
            <text:p>48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52" calcext:value-type="float">
            <text:p>458,552</text:p>
          </table:table-cell>
          <table:table-cell table:style-name="ce33" office:value-type="float" office:value="17406" calcext:value-type="float">
            <text:p>17,406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19765" calcext:value-type="float">
            <text:p>19,765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4153" calcext:value-type="float">
            <text:p>4,153</text:p>
          </table:table-cell>
          <table:table-cell table:style-name="ce43" office:value-type="float" office:value="4332" calcext:value-type="float">
            <text:p>4,332</text:p>
          </table:table-cell>
          <table:table-cell table:style-name="ce33" office:value-type="float" office:value="26229" calcext:value-type="float">
            <text:p>26,229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4823" calcext:value-type="float">
            <text:p>4,823</text:p>
          </table:table-cell>
          <table:table-cell table:style-name="ce33" office:value-type="float" office:value="5650" calcext:value-type="float">
            <text:p>5,650</text:p>
          </table:table-cell>
          <table:table-cell table:style-name="ce33" office:value-type="float" office:value="5686" calcext:value-type="float">
            <text:p>5,686</text:p>
          </table:table-cell>
          <table:table-cell table:style-name="ce43" office:value-type="float" office:value="5418" calcext:value-type="float">
            <text:p>5,418</text:p>
          </table:table-cell>
          <table:table-cell table:style-name="ce33" office:value-type="float" office:value="33467" calcext:value-type="float">
            <text:p>33,467</text:p>
          </table:table-cell>
          <table:table-cell table:style-name="ce33" office:value-type="float" office:value="6456" calcext:value-type="float">
            <text:p>6,456</text:p>
          </table:table-cell>
          <table:table-cell table:style-name="ce33" office:value-type="float" office:value="6594" calcext:value-type="float">
            <text:p>6,594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6750" calcext:value-type="float">
            <text:p>6,750</text:p>
          </table:table-cell>
          <table:table-cell table:style-name="ce43" office:value-type="float" office:value="6877" calcext:value-type="float">
            <text:p>6,877</text:p>
          </table:table-cell>
          <table:table-cell table:style-name="ce33" office:value-type="float" office:value="33797" calcext:value-type="float">
            <text:p>33,797</text:p>
          </table:table-cell>
          <table:table-cell table:style-name="ce33" office:value-type="float" office:value="6833" calcext:value-type="float">
            <text:p>6,833</text:p>
          </table:table-cell>
          <table:table-cell table:style-name="ce33" office:value-type="float" office:value="6714" calcext:value-type="float">
            <text:p>6,714</text:p>
          </table:table-cell>
          <table:table-cell table:style-name="ce33" office:value-type="float" office:value="6798" calcext:value-type="float">
            <text:p>6,798</text:p>
          </table:table-cell>
          <table:table-cell table:style-name="ce33" office:value-type="float" office:value="6615" calcext:value-type="float">
            <text:p>6,615</text:p>
          </table:table-cell>
          <table:table-cell table:style-name="ce43" office:value-type="float" office:value="6837" calcext:value-type="float">
            <text:p>6,837</text:p>
          </table:table-cell>
          <table:table-cell table:style-name="ce33" office:value-type="float" office:value="32894" calcext:value-type="float">
            <text:p>32,894</text:p>
          </table:table-cell>
          <table:table-cell table:style-name="ce33" office:value-type="float" office:value="6377" calcext:value-type="float">
            <text:p>6,377</text:p>
          </table:table-cell>
          <table:table-cell table:style-name="ce33" office:value-type="float" office:value="6018" calcext:value-type="float">
            <text:p>6,018</text:p>
          </table:table-cell>
          <table:table-cell table:style-name="ce33" office:value-type="float" office:value="6466" calcext:value-type="float">
            <text:p>6,466</text:p>
          </table:table-cell>
          <table:table-cell table:style-name="ce33" office:value-type="float" office:value="6889" calcext:value-type="float">
            <text:p>6,889</text:p>
          </table:table-cell>
          <table:table-cell table:style-name="ce43" office:value-type="float" office:value="7144" calcext:value-type="float">
            <text:p>7,144</text:p>
          </table:table-cell>
          <table:table-cell table:style-name="ce33" office:value-type="float" office:value="36414" calcext:value-type="float">
            <text:p>36,414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3" office:value-type="float" office:value="7492" calcext:value-type="float">
            <text:p>7,492</text:p>
          </table:table-cell>
          <table:table-cell table:style-name="ce33" office:value-type="float" office:value="7407" calcext:value-type="float">
            <text:p>7,407</text:p>
          </table:table-cell>
          <table:table-cell table:style-name="ce33" office:value-type="float" office:value="7177" calcext:value-type="float">
            <text:p>7,177</text:p>
          </table:table-cell>
          <table:table-cell table:style-name="ce43" office:value-type="float" office:value="7021" calcext:value-type="float">
            <text:p>7,021</text:p>
          </table:table-cell>
          <table:table-cell table:style-name="ce33" office:value-type="float" office:value="33436" calcext:value-type="float">
            <text:p>33,436</text:p>
          </table:table-cell>
          <table:table-cell table:style-name="ce33" office:value-type="float" office:value="6716" calcext:value-type="float">
            <text:p>6,716</text:p>
          </table:table-cell>
          <table:table-cell table:style-name="ce33" office:value-type="float" office:value="7214" calcext:value-type="float">
            <text:p>7,214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6626" calcext:value-type="float">
            <text:p>6,626</text:p>
          </table:table-cell>
          <table:table-cell table:style-name="ce43" office:value-type="float" office:value="6449" calcext:value-type="float">
            <text:p>6,449</text:p>
          </table:table-cell>
          <table:table-cell table:style-name="ce33" office:value-type="float" office:value="34676" calcext:value-type="float">
            <text:p>34,676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3" office:value-type="float" office:value="6517" calcext:value-type="float">
            <text:p>6,517</text:p>
          </table:table-cell>
          <table:table-cell table:style-name="ce33" office:value-type="float" office:value="7186" calcext:value-type="float">
            <text:p>7,186</text:p>
          </table:table-cell>
          <table:table-cell table:style-name="ce33" office:value-type="float" office:value="7200" calcext:value-type="float">
            <text:p>7,200</text:p>
          </table:table-cell>
          <table:table-cell table:style-name="ce43" office:value-type="float" office:value="7221" calcext:value-type="float">
            <text:p>7,221</text:p>
          </table:table-cell>
          <table:table-cell table:style-name="ce33" office:value-type="float" office:value="36376" calcext:value-type="float">
            <text:p>36,376</text:p>
          </table:table-cell>
          <table:table-cell table:style-name="ce33" office:value-type="float" office:value="7172" calcext:value-type="float">
            <text:p>7,172</text:p>
          </table:table-cell>
          <table:table-cell table:style-name="ce33" office:value-type="float" office:value="7187" calcext:value-type="float">
            <text:p>7,187</text:p>
          </table:table-cell>
          <table:table-cell table:style-name="ce33" office:value-type="float" office:value="6963" calcext:value-type="float">
            <text:p>6,963</text:p>
          </table:table-cell>
          <table:table-cell table:style-name="ce33" office:value-type="float" office:value="7541" calcext:value-type="float">
            <text:p>7,541</text:p>
          </table:table-cell>
          <table:table-cell table:style-name="ce43" office:value-type="float" office:value="7513" calcext:value-type="float">
            <text:p>7,513</text:p>
          </table:table-cell>
          <table:table-cell table:style-name="ce33" office:value-type="float" office:value="36285" calcext:value-type="float">
            <text:p>36,285</text:p>
          </table:table-cell>
          <table:table-cell table:style-name="ce33" office:value-type="float" office:value="7439" calcext:value-type="float">
            <text:p>7,439</text:p>
          </table:table-cell>
          <table:table-cell table:style-name="ce33" office:value-type="float" office:value="7393" calcext:value-type="float">
            <text:p>7,393</text:p>
          </table:table-cell>
          <table:table-cell table:style-name="ce33" office:value-type="float" office:value="7173" calcext:value-type="float">
            <text:p>7,173</text:p>
          </table:table-cell>
          <table:table-cell table:style-name="ce33" office:value-type="float" office:value="7195" calcext:value-type="float">
            <text:p>7,195</text:p>
          </table:table-cell>
          <table:table-cell table:style-name="ce43" office:value-type="float" office:value="7085" calcext:value-type="float">
            <text:p>7,085</text:p>
          </table:table-cell>
          <table:table-cell table:style-name="ce33" office:value-type="float" office:value="31512" calcext:value-type="float">
            <text:p>31,512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6439" calcext:value-type="float">
            <text:p>6,439</text:p>
          </table:table-cell>
          <table:table-cell table:style-name="ce33" office:value-type="float" office:value="6280" calcext:value-type="float">
            <text:p>6,280</text:p>
          </table:table-cell>
          <table:table-cell table:style-name="ce43" office:value-type="float" office:value="5840" calcext:value-type="float">
            <text:p>5,840</text:p>
          </table:table-cell>
          <table:table-cell table:style-name="ce33" office:value-type="float" office:value="24828" calcext:value-type="float">
            <text:p>24,828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5808" calcext:value-type="float">
            <text:p>5,808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4245" calcext:value-type="float">
            <text:p>4,245</text:p>
          </table:table-cell>
          <table:table-cell table:style-name="ce43" office:value-type="float" office:value="4345" calcext:value-type="float">
            <text:p>4,345</text:p>
          </table:table-cell>
          <table:table-cell table:style-name="ce33" office:value-type="float" office:value="15387" calcext:value-type="float">
            <text:p>15,387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3191" calcext:value-type="float">
            <text:p>3,191</text:p>
          </table:table-cell>
          <table:table-cell table:style-name="ce43" office:value-type="float" office:value="3290" calcext:value-type="float">
            <text:p>3,290</text:p>
          </table:table-cell>
          <table:table-cell table:style-name="ce33" office:value-type="float" office:value="17081" calcext:value-type="float">
            <text:p>17,081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516" calcext:value-type="float">
            <text:p>3,516</text:p>
          </table:table-cell>
          <table:table-cell table:style-name="ce43" office:value-type="float" office:value="3152" calcext:value-type="float">
            <text:p>3,152</text:p>
          </table:table-cell>
          <table:table-cell table:style-name="ce33" office:value-type="float" office:value="13303" calcext:value-type="float">
            <text:p>13,303</text:p>
          </table:table-cell>
          <table:table-cell table:style-name="ce33" office:value-type="float" office:value="3038" calcext:value-type="float">
            <text:p>3,038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592" calcext:value-type="float">
            <text:p>2,592</text:p>
          </table:table-cell>
          <table:table-cell table:style-name="ce33" office:value-type="float" office:value="2493" calcext:value-type="float">
            <text:p>2,493</text:p>
          </table:table-cell>
          <table:table-cell table:style-name="ce43" office:value-type="float" office:value="2336" calcext:value-type="float">
            <text:p>2,336</text:p>
          </table:table-cell>
          <table:table-cell table:style-name="ce33" office:value-type="float" office:value="9174" calcext:value-type="float">
            <text:p>9,174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667" calcext:value-type="float">
            <text:p>1,667</text:p>
          </table:table-cell>
          <table:table-cell table:style-name="ce43" office:value-type="float" office:value="1446" calcext:value-type="float">
            <text:p>1,446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583" calcext:value-type="float">
            <text:p>583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187" calcext:value-type="float">
            <text:p>233,187</text:p>
          </table:table-cell>
          <table:table-cell table:style-name="ce33" office:value-type="float" office:value="9095" calcext:value-type="float">
            <text:p>9,095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0242" calcext:value-type="float">
            <text:p>10,242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2124" calcext:value-type="float">
            <text:p>2,124</text:p>
          </table:table-cell>
          <table:table-cell table:style-name="ce43" office:value-type="float" office:value="2265" calcext:value-type="float">
            <text:p>2,265</text:p>
          </table:table-cell>
          <table:table-cell table:style-name="ce33" office:value-type="float" office:value="13679" calcext:value-type="float">
            <text:p>13,679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2449" calcext:value-type="float">
            <text:p>2,449</text:p>
          </table:table-cell>
          <table:table-cell table:style-name="ce33" office:value-type="float" office:value="2980" calcext:value-type="float">
            <text:p>2,980</text:p>
          </table:table-cell>
          <table:table-cell table:style-name="ce33" office:value-type="float" office:value="2962" calcext:value-type="float">
            <text:p>2,962</text:p>
          </table:table-cell>
          <table:table-cell table:style-name="ce43" office:value-type="float" office:value="2818" calcext:value-type="float">
            <text:p>2,818</text:p>
          </table:table-cell>
          <table:table-cell table:style-name="ce33" office:value-type="float" office:value="17432" calcext:value-type="float">
            <text:p>17,432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477" calcext:value-type="float">
            <text:p>3,477</text:p>
          </table:table-cell>
          <table:table-cell table:style-name="ce43" office:value-type="float" office:value="3520" calcext:value-type="float">
            <text:p>3,520</text:p>
          </table:table-cell>
          <table:table-cell table:style-name="ce33" office:value-type="float" office:value="17615" calcext:value-type="float">
            <text:p>17,615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416" calcext:value-type="float">
            <text:p>3,416</text:p>
          </table:table-cell>
          <table:table-cell table:style-name="ce43" office:value-type="float" office:value="3575" calcext:value-type="float">
            <text:p>3,575</text:p>
          </table:table-cell>
          <table:table-cell table:style-name="ce33" office:value-type="float" office:value="16975" calcext:value-type="float">
            <text:p>16,975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3469" calcext:value-type="float">
            <text:p>3,469</text:p>
          </table:table-cell>
          <table:table-cell table:style-name="ce43" office:value-type="float" office:value="3658" calcext:value-type="float">
            <text:p>3,658</text:p>
          </table:table-cell>
          <table:table-cell table:style-name="ce33" office:value-type="float" office:value="18603" calcext:value-type="float">
            <text:p>18,603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680" calcext:value-type="float">
            <text:p>3,680</text:p>
          </table:table-cell>
          <table:table-cell table:style-name="ce43" office:value-type="float" office:value="3548" calcext:value-type="float">
            <text:p>3,548</text:p>
          </table:table-cell>
          <table:table-cell table:style-name="ce33" office:value-type="float" office:value="16987" calcext:value-type="float">
            <text:p>16,987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343" calcext:value-type="float">
            <text:p>3,343</text:p>
          </table:table-cell>
          <table:table-cell table:style-name="ce43" office:value-type="float" office:value="3257" calcext:value-type="float">
            <text:p>3,257</text:p>
          </table:table-cell>
          <table:table-cell table:style-name="ce33" office:value-type="float" office:value="17825" calcext:value-type="float">
            <text:p>17,825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777" calcext:value-type="float">
            <text:p>3,777</text:p>
          </table:table-cell>
          <table:table-cell table:style-name="ce43" office:value-type="float" office:value="3746" calcext:value-type="float">
            <text:p>3,746</text:p>
          </table:table-cell>
          <table:table-cell table:style-name="ce33" office:value-type="float" office:value="18928" calcext:value-type="float">
            <text:p>18,928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972" calcext:value-type="float">
            <text:p>3,972</text:p>
          </table:table-cell>
          <table:table-cell table:style-name="ce43" office:value-type="float" office:value="3842" calcext:value-type="float">
            <text:p>3,842</text:p>
          </table:table-cell>
          <table:table-cell table:style-name="ce33" office:value-type="float" office:value="18540" calcext:value-type="float">
            <text:p>18,540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664" calcext:value-type="float">
            <text:p>3,664</text:p>
          </table:table-cell>
          <table:table-cell table:style-name="ce43" office:value-type="float" office:value="3566" calcext:value-type="float">
            <text:p>3,566</text:p>
          </table:table-cell>
          <table:table-cell table:style-name="ce33" office:value-type="float" office:value="15894" calcext:value-type="float">
            <text:p>15,894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182" calcext:value-type="float">
            <text:p>3,182</text:p>
          </table:table-cell>
          <table:table-cell table:style-name="ce43" office:value-type="float" office:value="2878" calcext:value-type="float">
            <text:p>2,878</text:p>
          </table:table-cell>
          <table:table-cell table:style-name="ce33" office:value-type="float" office:value="12360" calcext:value-type="float">
            <text:p>12,360</text:p>
          </table:table-cell>
          <table:table-cell table:style-name="ce33" office:value-type="float" office:value="2759" calcext:value-type="float">
            <text:p>2,759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137" calcext:value-type="float">
            <text:p>2,137</text:p>
          </table:table-cell>
          <table:table-cell table:style-name="ce43" office:value-type="float" office:value="2106" calcext:value-type="float">
            <text:p>2,106</text:p>
          </table:table-cell>
          <table:table-cell table:style-name="ce33" office:value-type="float" office:value="7562" calcext:value-type="float">
            <text:p>7,562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647" calcext:value-type="float">
            <text:p>1,647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718" calcext:value-type="float">
            <text:p>1,718</text:p>
          </table:table-cell>
          <table:table-cell table:style-name="ce43" office:value-type="float" office:value="1510" calcext:value-type="float">
            <text:p>1,510</text:p>
          </table:table-cell>
          <table:table-cell table:style-name="ce33" office:value-type="float" office:value="6177" calcext:value-type="float">
            <text:p>6,177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144" calcext:value-type="float">
            <text:p>1,144</text:p>
          </table:table-cell>
          <table:table-cell table:style-name="ce43" office:value-type="float" office:value="1116" calcext:value-type="float">
            <text:p>1,116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671" calcext:value-type="float">
            <text:p>671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20" calcext:value-type="float">
            <text:p>320</text:p>
          </table:table-cell>
          <table:table-cell table:style-name="ce43" office:value-type="float" office:value="226" calcext:value-type="float">
            <text:p>226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365" calcext:value-type="float">
            <text:p>225,365</text:p>
          </table:table-cell>
          <table:table-cell table:style-name="ce42" office:value-type="float" office:value="8311" calcext:value-type="float">
            <text:p>8,311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1564" calcext:value-type="float">
            <text:p>1,564</text:p>
          </table:table-cell>
          <table:table-cell table:style-name="ce34" office:value-type="float" office:value="1639" calcext:value-type="float">
            <text:p>1,639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9523" calcext:value-type="float">
            <text:p>9,523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2067" calcext:value-type="float">
            <text:p>2,067</text:p>
          </table:table-cell>
          <table:table-cell table:style-name="ce34" office:value-type="float" office:value="12550" calcext:value-type="float">
            <text:p>12,550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374" calcext:value-type="float">
            <text:p>2,374</text:p>
          </table:table-cell>
          <table:table-cell table:style-name="ce34" office:value-type="float" office:value="2670" calcext:value-type="float">
            <text:p>2,670</text:p>
          </table:table-cell>
          <table:table-cell table:style-name="ce34" office:value-type="float" office:value="2724" calcext:value-type="float">
            <text:p>2,724</text:p>
          </table:table-cell>
          <table:table-cell table:style-name="ce42" office:value-type="float" office:value="2600" calcext:value-type="float">
            <text:p>2,600</text:p>
          </table:table-cell>
          <table:table-cell table:style-name="ce34" office:value-type="float" office:value="16035" calcext:value-type="float">
            <text:p>16,035</text:p>
          </table:table-cell>
          <table:table-cell table:style-name="ce34" office:value-type="float" office:value="3070" calcext:value-type="float">
            <text:p>3,070</text:p>
          </table:table-cell>
          <table:table-cell table:style-name="ce34" office:value-type="float" office:value="3118" calcext:value-type="float">
            <text:p>3,118</text:p>
          </table:table-cell>
          <table:table-cell table:style-name="ce34" office:value-type="float" office:value="3217" calcext:value-type="float">
            <text:p>3,217</text:p>
          </table:table-cell>
          <table:table-cell table:style-name="ce34" office:value-type="float" office:value="3273" calcext:value-type="float">
            <text:p>3,273</text:p>
          </table:table-cell>
          <table:table-cell table:style-name="ce42" office:value-type="float" office:value="3357" calcext:value-type="float">
            <text:p>3,357</text:p>
          </table:table-cell>
          <table:table-cell table:style-name="ce34" office:value-type="float" office:value="16182" calcext:value-type="float">
            <text:p>16,182</text:p>
          </table:table-cell>
          <table:table-cell table:style-name="ce34" office:value-type="float" office:value="3295" calcext:value-type="float">
            <text:p>3,295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3194" calcext:value-type="float">
            <text:p>3,194</text:p>
          </table:table-cell>
          <table:table-cell table:style-name="ce34" office:value-type="float" office:value="3199" calcext:value-type="float">
            <text:p>3,199</text:p>
          </table:table-cell>
          <table:table-cell table:style-name="ce42" office:value-type="float" office:value="3262" calcext:value-type="float">
            <text:p>3,262</text:p>
          </table:table-cell>
          <table:table-cell table:style-name="ce34" office:value-type="float" office:value="15919" calcext:value-type="float">
            <text:p>15,919</text:p>
          </table:table-cell>
          <table:table-cell table:style-name="ce34" office:value-type="float" office:value="3019" calcext:value-type="float">
            <text:p>3,019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3104" calcext:value-type="float">
            <text:p>3,104</text:p>
          </table:table-cell>
          <table:table-cell table:style-name="ce34" office:value-type="float" office:value="3420" calcext:value-type="float">
            <text:p>3,420</text:p>
          </table:table-cell>
          <table:table-cell table:style-name="ce42" office:value-type="float" office:value="3486" calcext:value-type="float">
            <text:p>3,486</text:p>
          </table:table-cell>
          <table:table-cell table:style-name="ce34" office:value-type="float" office:value="17811" calcext:value-type="float">
            <text:p>17,811</text:p>
          </table:table-cell>
          <table:table-cell table:style-name="ce34" office:value-type="float" office:value="3549" calcext:value-type="float">
            <text:p>3,549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603" calcext:value-type="float">
            <text:p>3,603</text:p>
          </table:table-cell>
          <table:table-cell table:style-name="ce34" office:value-type="float" office:value="3497" calcext:value-type="float">
            <text:p>3,497</text:p>
          </table:table-cell>
          <table:table-cell table:style-name="ce42" office:value-type="float" office:value="3473" calcext:value-type="float">
            <text:p>3,473</text:p>
          </table:table-cell>
          <table:table-cell table:style-name="ce34" office:value-type="float" office:value="16449" calcext:value-type="float">
            <text:p>16,449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206" calcext:value-type="float">
            <text:p>3,206</text:p>
          </table:table-cell>
          <table:table-cell table:style-name="ce34" office:value-type="float" office:value="3283" calcext:value-type="float">
            <text:p>3,283</text:p>
          </table:table-cell>
          <table:table-cell table:style-name="ce42" office:value-type="float" office:value="3192" calcext:value-type="float">
            <text:p>3,192</text:p>
          </table:table-cell>
          <table:table-cell table:style-name="ce34" office:value-type="float" office:value="16851" calcext:value-type="float">
            <text:p>16,851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504" calcext:value-type="float">
            <text:p>3,504</text:p>
          </table:table-cell>
          <table:table-cell table:style-name="ce34" office:value-type="float" office:value="3423" calcext:value-type="float">
            <text:p>3,423</text:p>
          </table:table-cell>
          <table:table-cell table:style-name="ce42" office:value-type="float" office:value="3475" calcext:value-type="float">
            <text:p>3,475</text:p>
          </table:table-cell>
          <table:table-cell table:style-name="ce34" office:value-type="float" office:value="17448" calcext:value-type="float">
            <text:p>17,448</text:p>
          </table:table-cell>
          <table:table-cell table:style-name="ce34" office:value-type="float" office:value="3436" calcext:value-type="float">
            <text:p>3,436</text:p>
          </table:table-cell>
          <table:table-cell table:style-name="ce34" office:value-type="float" office:value="3384" calcext:value-type="float">
            <text:p>3,384</text:p>
          </table:table-cell>
          <table:table-cell table:style-name="ce34" office:value-type="float" office:value="3388" calcext:value-type="float">
            <text:p>3,388</text:p>
          </table:table-cell>
          <table:table-cell table:style-name="ce34" office:value-type="float" office:value="3569" calcext:value-type="float">
            <text:p>3,569</text:p>
          </table:table-cell>
          <table:table-cell table:style-name="ce42" office:value-type="float" office:value="3671" calcext:value-type="float">
            <text:p>3,671</text:p>
          </table:table-cell>
          <table:table-cell table:style-name="ce34" office:value-type="float" office:value="17745" calcext:value-type="float">
            <text:p>17,745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531" calcext:value-type="float">
            <text:p>3,531</text:p>
          </table:table-cell>
          <table:table-cell table:style-name="ce42" office:value-type="float" office:value="3519" calcext:value-type="float">
            <text:p>3,519</text:p>
          </table:table-cell>
          <table:table-cell table:style-name="ce34" office:value-type="float" office:value="15618" calcext:value-type="float">
            <text:p>15,618</text:p>
          </table:table-cell>
          <table:table-cell table:style-name="ce34" office:value-type="float" office:value="3218" calcext:value-type="float">
            <text:p>3,218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098" calcext:value-type="float">
            <text:p>3,098</text:p>
          </table:table-cell>
          <table:table-cell table:style-name="ce42" office:value-type="float" office:value="2962" calcext:value-type="float">
            <text:p>2,962</text:p>
          </table:table-cell>
          <table:table-cell table:style-name="ce34" office:value-type="float" office:value="12468" calcext:value-type="float">
            <text:p>12,468</text:p>
          </table:table-cell>
          <table:table-cell table:style-name="ce34" office:value-type="float" office:value="2737" calcext:value-type="float">
            <text:p>2,737</text:p>
          </table:table-cell>
          <table:table-cell table:style-name="ce34" office:value-type="float" office:value="2947" calcext:value-type="float">
            <text:p>2,947</text:p>
          </table:table-cell>
          <table:table-cell table:style-name="ce34" office:value-type="float" office:value="2437" calcext:value-type="float">
            <text:p>2,437</text:p>
          </table:table-cell>
          <table:table-cell table:style-name="ce34" office:value-type="float" office:value="2108" calcext:value-type="float">
            <text:p>2,108</text:p>
          </table:table-cell>
          <table:table-cell table:style-name="ce42" office:value-type="float" office:value="2239" calcext:value-type="float">
            <text:p>2,239</text:p>
          </table:table-cell>
          <table:table-cell table:style-name="ce34" office:value-type="float" office:value="7825" calcext:value-type="float">
            <text:p>7,825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593" calcext:value-type="float">
            <text:p>1,593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1680" calcext:value-type="float">
            <text:p>1,680</text:p>
          </table:table-cell>
          <table:table-cell table:style-name="ce42" office:value-type="float" office:value="1643" calcext:value-type="float">
            <text:p>1,643</text:p>
          </table:table-cell>
          <table:table-cell table:style-name="ce34" office:value-type="float" office:value="8956" calcext:value-type="float">
            <text:p>8,956</text:p>
          </table:table-cell>
          <table:table-cell table:style-name="ce34" office:value-type="float" office:value="1816" calcext:value-type="float">
            <text:p>1,816</text:p>
          </table:table-cell>
          <table:table-cell table:style-name="ce34" office:value-type="float" office:value="1818" calcext:value-type="float">
            <text:p>1,818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1798" calcext:value-type="float">
            <text:p>1,798</text:p>
          </table:table-cell>
          <table:table-cell table:style-name="ce42" office:value-type="float" office:value="1642" calcext:value-type="float">
            <text:p>1,642</text:p>
          </table:table-cell>
          <table:table-cell table:style-name="ce34" office:value-type="float" office:value="7126" calcext:value-type="float">
            <text:p>7,126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4" office:value-type="float" office:value="1412" calcext:value-type="float">
            <text:p>1,412</text:p>
          </table:table-cell>
          <table:table-cell table:style-name="ce34" office:value-type="float" office:value="1349" calcext:value-type="float">
            <text:p>1,349</text:p>
          </table:table-cell>
          <table:table-cell table:style-name="ce42" office:value-type="float" office:value="1220" calcext:value-type="float">
            <text:p>1,220</text:p>
          </table:table-cell>
          <table:table-cell table:style-name="ce34" office:value-type="float" office:value="4902" calcext:value-type="float">
            <text:p>4,902</text:p>
          </table:table-cell>
          <table:table-cell table:style-name="ce34" office:value-type="float" office:value="1140" calcext:value-type="float">
            <text:p>1,140</text:p>
          </table:table-cell>
          <table:table-cell table:style-name="ce34" office:value-type="float" office:value="1116" calcext:value-type="float">
            <text:p>1,116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864" calcext:value-type="float">
            <text:p>864</text:p>
          </table:table-cell>
          <table:table-cell table:style-name="ce42" office:value-type="float" office:value="775" calcext:value-type="float">
            <text:p>775</text:p>
          </table:table-cell>
          <table:table-cell table:style-name="ce34" office:value-type="float" office:value="2490" calcext:value-type="float">
            <text:p>2,490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362" calcext:value-type="float">
            <text:p>362</text:p>
          </table:table-cell>
          <table:table-cell table:style-name="ce42" office:value-type="float" office:value="357" calcext:value-type="float">
            <text:p>357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16" calcext:value-type="float">
            <text:p>116</text:p>
          </table:table-cell>
          <table:table-cell table:style-name="ce42" office:value-type="float" office:value="90" calcext:value-type="float">
            <text:p>90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34381" calcext:value-type="float">
            <text:p>2,034,381</text:p>
          </table:table-cell>
          <table:table-cell table:style-name="ce33" office:value-type="float" office:value="92614" calcext:value-type="float">
            <text:p>92,614</text:p>
          </table:table-cell>
          <table:table-cell table:style-name="ce33" office:value-type="float" office:value="18805" calcext:value-type="float">
            <text:p>18,805</text:p>
          </table:table-cell>
          <table:table-cell table:style-name="ce33" office:value-type="float" office:value="19235" calcext:value-type="float">
            <text:p>19,235</text:p>
          </table:table-cell>
          <table:table-cell table:style-name="ce33" office:value-type="float" office:value="16356" calcext:value-type="float">
            <text:p>16,356</text:p>
          </table:table-cell>
          <table:table-cell table:style-name="ce33" office:value-type="float" office:value="18454" calcext:value-type="float">
            <text:p>18,454</text:p>
          </table:table-cell>
          <table:table-cell table:style-name="ce33" office:value-type="float" office:value="19764" calcext:value-type="float">
            <text:p>19,764</text:p>
          </table:table-cell>
          <table:table-cell table:style-name="ce33" office:value-type="float" office:value="109626" calcext:value-type="float">
            <text:p>109,626</text:p>
          </table:table-cell>
          <table:table-cell table:style-name="ce33" office:value-type="float" office:value="21158" calcext:value-type="float">
            <text:p>21,158</text:p>
          </table:table-cell>
          <table:table-cell table:style-name="ce33" office:value-type="float" office:value="21374" calcext:value-type="float">
            <text:p>21,374</text:p>
          </table:table-cell>
          <table:table-cell table:style-name="ce33" office:value-type="float" office:value="21542" calcext:value-type="float">
            <text:p>21,542</text:p>
          </table:table-cell>
          <table:table-cell table:style-name="ce33" office:value-type="float" office:value="22390" calcext:value-type="float">
            <text:p>22,390</text:p>
          </table:table-cell>
          <table:table-cell table:style-name="ce43" office:value-type="float" office:value="23162" calcext:value-type="float">
            <text:p>23,162</text:p>
          </table:table-cell>
          <table:table-cell table:style-name="ce33" office:value-type="float" office:value="136706" calcext:value-type="float">
            <text:p>136,706</text:p>
          </table:table-cell>
          <table:table-cell table:style-name="ce33" office:value-type="float" office:value="24957" calcext:value-type="float">
            <text:p>24,957</text:p>
          </table:table-cell>
          <table:table-cell table:style-name="ce33" office:value-type="float" office:value="25847" calcext:value-type="float">
            <text:p>25,847</text:p>
          </table:table-cell>
          <table:table-cell table:style-name="ce33" office:value-type="float" office:value="30071" calcext:value-type="float">
            <text:p>30,071</text:p>
          </table:table-cell>
          <table:table-cell table:style-name="ce33" office:value-type="float" office:value="28620" calcext:value-type="float">
            <text:p>28,620</text:p>
          </table:table-cell>
          <table:table-cell table:style-name="ce43" office:value-type="float" office:value="27211" calcext:value-type="float">
            <text:p>27,211</text:p>
          </table:table-cell>
          <table:table-cell table:style-name="ce33" office:value-type="float" office:value="155049" calcext:value-type="float">
            <text:p>155,049</text:p>
          </table:table-cell>
          <table:table-cell table:style-name="ce33" office:value-type="float" office:value="30575" calcext:value-type="float">
            <text:p>30,575</text:p>
          </table:table-cell>
          <table:table-cell table:style-name="ce33" office:value-type="float" office:value="31347" calcext:value-type="float">
            <text:p>31,347</text:p>
          </table:table-cell>
          <table:table-cell table:style-name="ce33" office:value-type="float" office:value="31476" calcext:value-type="float">
            <text:p>31,476</text:p>
          </table:table-cell>
          <table:table-cell table:style-name="ce33" office:value-type="float" office:value="31172" calcext:value-type="float">
            <text:p>31,172</text:p>
          </table:table-cell>
          <table:table-cell table:style-name="ce43" office:value-type="float" office:value="30479" calcext:value-type="float">
            <text:p>30,479</text:p>
          </table:table-cell>
          <table:table-cell table:style-name="ce33" office:value-type="float" office:value="148817" calcext:value-type="float">
            <text:p>148,817</text:p>
          </table:table-cell>
          <table:table-cell table:style-name="ce33" office:value-type="float" office:value="30175" calcext:value-type="float">
            <text:p>30,175</text:p>
          </table:table-cell>
          <table:table-cell table:style-name="ce33" office:value-type="float" office:value="29260" calcext:value-type="float">
            <text:p>29,260</text:p>
          </table:table-cell>
          <table:table-cell table:style-name="ce33" office:value-type="float" office:value="30482" calcext:value-type="float">
            <text:p>30,482</text:p>
          </table:table-cell>
          <table:table-cell table:style-name="ce33" office:value-type="float" office:value="29014" calcext:value-type="float">
            <text:p>29,014</text:p>
          </table:table-cell>
          <table:table-cell table:style-name="ce43" office:value-type="float" office:value="29886" calcext:value-type="float">
            <text:p>29,886</text:p>
          </table:table-cell>
          <table:table-cell table:style-name="ce33" office:value-type="float" office:value="146268" calcext:value-type="float">
            <text:p>146,268</text:p>
          </table:table-cell>
          <table:table-cell table:style-name="ce33" office:value-type="float" office:value="27420" calcext:value-type="float">
            <text:p>27,420</text:p>
          </table:table-cell>
          <table:table-cell table:style-name="ce33" office:value-type="float" office:value="25956" calcext:value-type="float">
            <text:p>25,956</text:p>
          </table:table-cell>
          <table:table-cell table:style-name="ce33" office:value-type="float" office:value="28931" calcext:value-type="float">
            <text:p>28,931</text:p>
          </table:table-cell>
          <table:table-cell table:style-name="ce33" office:value-type="float" office:value="31453" calcext:value-type="float">
            <text:p>31,453</text:p>
          </table:table-cell>
          <table:table-cell table:style-name="ce43" office:value-type="float" office:value="32508" calcext:value-type="float">
            <text:p>32,508</text:p>
          </table:table-cell>
          <table:table-cell table:style-name="ce33" office:value-type="float" office:value="181685" calcext:value-type="float">
            <text:p>181,685</text:p>
          </table:table-cell>
          <table:table-cell table:style-name="ce33" office:value-type="float" office:value="35201" calcext:value-type="float">
            <text:p>35,201</text:p>
          </table:table-cell>
          <table:table-cell table:style-name="ce33" office:value-type="float" office:value="36522" calcext:value-type="float">
            <text:p>36,522</text:p>
          </table:table-cell>
          <table:table-cell table:style-name="ce33" office:value-type="float" office:value="36671" calcext:value-type="float">
            <text:p>36,671</text:p>
          </table:table-cell>
          <table:table-cell table:style-name="ce33" office:value-type="float" office:value="36914" calcext:value-type="float">
            <text:p>36,914</text:p>
          </table:table-cell>
          <table:table-cell table:style-name="ce43" office:value-type="float" office:value="36377" calcext:value-type="float">
            <text:p>36,377</text:p>
          </table:table-cell>
          <table:table-cell table:style-name="ce33" office:value-type="float" office:value="172449" calcext:value-type="float">
            <text:p>172,449</text:p>
          </table:table-cell>
          <table:table-cell table:style-name="ce33" office:value-type="float" office:value="35136" calcext:value-type="float">
            <text:p>35,136</text:p>
          </table:table-cell>
          <table:table-cell table:style-name="ce33" office:value-type="float" office:value="37904" calcext:value-type="float">
            <text:p>37,904</text:p>
          </table:table-cell>
          <table:table-cell table:style-name="ce33" office:value-type="float" office:value="33869" calcext:value-type="float">
            <text:p>33,869</text:p>
          </table:table-cell>
          <table:table-cell table:style-name="ce33" office:value-type="float" office:value="32916" calcext:value-type="float">
            <text:p>32,916</text:p>
          </table:table-cell>
          <table:table-cell table:style-name="ce43" office:value-type="float" office:value="32624" calcext:value-type="float">
            <text:p>32,624</text:p>
          </table:table-cell>
          <table:table-cell table:style-name="ce33" office:value-type="float" office:value="168873" calcext:value-type="float">
            <text:p>168,873</text:p>
          </table:table-cell>
          <table:table-cell table:style-name="ce33" office:value-type="float" office:value="32974" calcext:value-type="float">
            <text:p>32,974</text:p>
          </table:table-cell>
          <table:table-cell table:style-name="ce33" office:value-type="float" office:value="33349" calcext:value-type="float">
            <text:p>33,349</text:p>
          </table:table-cell>
          <table:table-cell table:style-name="ce33" office:value-type="float" office:value="34282" calcext:value-type="float">
            <text:p>34,282</text:p>
          </table:table-cell>
          <table:table-cell table:style-name="ce33" office:value-type="float" office:value="34452" calcext:value-type="float">
            <text:p>34,452</text:p>
          </table:table-cell>
          <table:table-cell table:style-name="ce43" office:value-type="float" office:value="33816" calcext:value-type="float">
            <text:p>33,816</text:p>
          </table:table-cell>
          <table:table-cell table:style-name="ce33" office:value-type="float" office:value="165570" calcext:value-type="float">
            <text:p>165,570</text:p>
          </table:table-cell>
          <table:table-cell table:style-name="ce33" office:value-type="float" office:value="32696" calcext:value-type="float">
            <text:p>32,696</text:p>
          </table:table-cell>
          <table:table-cell table:style-name="ce33" office:value-type="float" office:value="32466" calcext:value-type="float">
            <text:p>32,466</text:p>
          </table:table-cell>
          <table:table-cell table:style-name="ce33" office:value-type="float" office:value="33116" calcext:value-type="float">
            <text:p>33,116</text:p>
          </table:table-cell>
          <table:table-cell table:style-name="ce33" office:value-type="float" office:value="33900" calcext:value-type="float">
            <text:p>33,900</text:p>
          </table:table-cell>
          <table:table-cell table:style-name="ce43" office:value-type="float" office:value="33392" calcext:value-type="float">
            <text:p>33,392</text:p>
          </table:table-cell>
          <table:table-cell table:style-name="ce33" office:value-type="float" office:value="154659" calcext:value-type="float">
            <text:p>154,659</text:p>
          </table:table-cell>
          <table:table-cell table:style-name="ce33" office:value-type="float" office:value="32816" calcext:value-type="float">
            <text:p>32,816</text:p>
          </table:table-cell>
          <table:table-cell table:style-name="ce33" office:value-type="float" office:value="31756" calcext:value-type="float">
            <text:p>31,756</text:p>
          </table:table-cell>
          <table:table-cell table:style-name="ce33" office:value-type="float" office:value="30174" calcext:value-type="float">
            <text:p>30,174</text:p>
          </table:table-cell>
          <table:table-cell table:style-name="ce33" office:value-type="float" office:value="30020" calcext:value-type="float">
            <text:p>30,020</text:p>
          </table:table-cell>
          <table:table-cell table:style-name="ce43" office:value-type="float" office:value="29893" calcext:value-type="float">
            <text:p>29,893</text:p>
          </table:table-cell>
          <table:table-cell table:style-name="ce33" office:value-type="float" office:value="129056" calcext:value-type="float">
            <text:p>129,056</text:p>
          </table:table-cell>
          <table:table-cell table:style-name="ce33" office:value-type="float" office:value="26764" calcext:value-type="float">
            <text:p>26,764</text:p>
          </table:table-cell>
          <table:table-cell table:style-name="ce33" office:value-type="float" office:value="27349" calcext:value-type="float">
            <text:p>27,349</text:p>
          </table:table-cell>
          <table:table-cell table:style-name="ce33" office:value-type="float" office:value="26269" calcext:value-type="float">
            <text:p>26,269</text:p>
          </table:table-cell>
          <table:table-cell table:style-name="ce33" office:value-type="float" office:value="25422" calcext:value-type="float">
            <text:p>25,422</text:p>
          </table:table-cell>
          <table:table-cell table:style-name="ce43" office:value-type="float" office:value="23252" calcext:value-type="float">
            <text:p>23,252</text:p>
          </table:table-cell>
          <table:table-cell table:style-name="ce33" office:value-type="float" office:value="96645" calcext:value-type="float">
            <text:p>96,645</text:p>
          </table:table-cell>
          <table:table-cell table:style-name="ce33" office:value-type="float" office:value="22531" calcext:value-type="float">
            <text:p>22,531</text:p>
          </table:table-cell>
          <table:table-cell table:style-name="ce33" office:value-type="float" office:value="22534" calcext:value-type="float">
            <text:p>22,534</text:p>
          </table:table-cell>
          <table:table-cell table:style-name="ce33" office:value-type="float" office:value="18720" calcext:value-type="float">
            <text:p>18,720</text:p>
          </table:table-cell>
          <table:table-cell table:style-name="ce33" office:value-type="float" office:value="16693" calcext:value-type="float">
            <text:p>16,693</text:p>
          </table:table-cell>
          <table:table-cell table:style-name="ce43" office:value-type="float" office:value="16167" calcext:value-type="float">
            <text:p>16,167</text:p>
          </table:table-cell>
          <table:table-cell table:style-name="ce33" office:value-type="float" office:value="52266" calcext:value-type="float">
            <text:p>52,266</text:p>
          </table:table-cell>
          <table:table-cell table:style-name="ce33" office:value-type="float" office:value="12420" calcext:value-type="float">
            <text:p>12,420</text:p>
          </table:table-cell>
          <table:table-cell table:style-name="ce33" office:value-type="float" office:value="11609" calcext:value-type="float">
            <text:p>11,609</text:p>
          </table:table-cell>
          <table:table-cell table:style-name="ce33" office:value-type="float" office:value="8444" calcext:value-type="float">
            <text:p>8,444</text:p>
          </table:table-cell>
          <table:table-cell table:style-name="ce33" office:value-type="float" office:value="9780" calcext:value-type="float">
            <text:p>9,780</text:p>
          </table:table-cell>
          <table:table-cell table:style-name="ce43" office:value-type="float" office:value="10013" calcext:value-type="float">
            <text:p>10,013</text:p>
          </table:table-cell>
          <table:table-cell table:style-name="ce33" office:value-type="float" office:value="43937" calcext:value-type="float">
            <text:p>43,937</text:p>
          </table:table-cell>
          <table:table-cell table:style-name="ce33" office:value-type="float" office:value="9729" calcext:value-type="float">
            <text:p>9,729</text:p>
          </table:table-cell>
          <table:table-cell table:style-name="ce33" office:value-type="float" office:value="9079" calcext:value-type="float">
            <text:p>9,079</text:p>
          </table:table-cell>
          <table:table-cell table:style-name="ce33" office:value-type="float" office:value="9114" calcext:value-type="float">
            <text:p>9,114</text:p>
          </table:table-cell>
          <table:table-cell table:style-name="ce33" office:value-type="float" office:value="8300" calcext:value-type="float">
            <text:p>8,300</text:p>
          </table:table-cell>
          <table:table-cell table:style-name="ce43" office:value-type="float" office:value="7715" calcext:value-type="float">
            <text:p>7,715</text:p>
          </table:table-cell>
          <table:table-cell table:style-name="ce33" office:value-type="float" office:value="31232" calcext:value-type="float">
            <text:p>31,232</text:p>
          </table:table-cell>
          <table:table-cell table:style-name="ce33" office:value-type="float" office:value="7349" calcext:value-type="float">
            <text:p>7,349</text:p>
          </table:table-cell>
          <table:table-cell table:style-name="ce33" office:value-type="float" office:value="6463" calcext:value-type="float">
            <text:p>6,463</text:p>
          </table:table-cell>
          <table:table-cell table:style-name="ce33" office:value-type="float" office:value="6188" calcext:value-type="float">
            <text:p>6,188</text:p>
          </table:table-cell>
          <table:table-cell table:style-name="ce33" office:value-type="float" office:value="5689" calcext:value-type="float">
            <text:p>5,689</text:p>
          </table:table-cell>
          <table:table-cell table:style-name="ce43" office:value-type="float" office:value="5543" calcext:value-type="float">
            <text:p>5,543</text:p>
          </table:table-cell>
          <table:table-cell table:style-name="ce33" office:value-type="float" office:value="27696" calcext:value-type="float">
            <text:p>27,696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541" calcext:value-type="float">
            <text:p>5,541</text:p>
          </table:table-cell>
          <table:table-cell table:style-name="ce43" office:value-type="float" office:value="5123" calcext:value-type="float">
            <text:p>5,123</text:p>
          </table:table-cell>
          <table:table-cell table:style-name="ce33" office:value-type="float" office:value="15565" calcext:value-type="float">
            <text:p>15,565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2435" calcext:value-type="float">
            <text:p>2,435</text:p>
          </table:table-cell>
          <table:table-cell table:style-name="ce43" office:value-type="float" office:value="1918" calcext:value-type="float">
            <text:p>1,918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611" calcext:value-type="float">
            <text:p>611</text:p>
          </table:table-cell>
          <table:table-cell table:style-name="ce43" office:value-type="float" office:value="452" calcext:value-type="float">
            <text:p>452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2644" calcext:value-type="float">
            <text:p>1,022,644</text:p>
          </table:table-cell>
          <table:table-cell table:style-name="ce33" office:value-type="float" office:value="48029" calcext:value-type="float">
            <text:p>48,029</text:p>
          </table:table-cell>
          <table:table-cell table:style-name="ce48" office:value-type="float" office:value="9753" calcext:value-type="float">
            <text:p>9,753</text:p>
          </table:table-cell>
          <table:table-cell table:style-name="ce48" office:value-type="float" office:value="9879" calcext:value-type="float">
            <text:p>9,879</text:p>
          </table:table-cell>
          <table:table-cell table:style-name="ce48" office:value-type="float" office:value="8430" calcext:value-type="float">
            <text:p>8,430</text:p>
          </table:table-cell>
          <table:table-cell table:style-name="ce48" office:value-type="float" office:value="9693" calcext:value-type="float">
            <text:p>9,693</text:p>
          </table:table-cell>
          <table:table-cell table:style-name="ce48" office:value-type="float" office:value="10274" calcext:value-type="float">
            <text:p>10,274</text:p>
          </table:table-cell>
          <table:table-cell table:style-name="ce48" office:value-type="float" office:value="57584" calcext:value-type="float">
            <text:p>57,584</text:p>
          </table:table-cell>
          <table:table-cell table:style-name="ce48" office:value-type="float" office:value="11121" calcext:value-type="float">
            <text:p>11,121</text:p>
          </table:table-cell>
          <table:table-cell table:style-name="ce48" office:value-type="float" office:value="11199" calcext:value-type="float">
            <text:p>11,199</text:p>
          </table:table-cell>
          <table:table-cell table:style-name="ce48" office:value-type="float" office:value="11329" calcext:value-type="float">
            <text:p>11,329</text:p>
          </table:table-cell>
          <table:table-cell table:style-name="ce48" office:value-type="float" office:value="11740" calcext:value-type="float">
            <text:p>11,740</text:p>
          </table:table-cell>
          <table:table-cell table:style-name="ce60" office:value-type="float" office:value="12195" calcext:value-type="float">
            <text:p>12,195</text:p>
          </table:table-cell>
          <table:table-cell table:style-name="ce48" office:value-type="float" office:value="71535" calcext:value-type="float">
            <text:p>71,535</text:p>
          </table:table-cell>
          <table:table-cell table:style-name="ce48" office:value-type="float" office:value="12958" calcext:value-type="float">
            <text:p>12,958</text:p>
          </table:table-cell>
          <table:table-cell table:style-name="ce48" office:value-type="float" office:value="13586" calcext:value-type="float">
            <text:p>13,586</text:p>
          </table:table-cell>
          <table:table-cell table:style-name="ce48" office:value-type="float" office:value="15764" calcext:value-type="float">
            <text:p>15,764</text:p>
          </table:table-cell>
          <table:table-cell table:style-name="ce48" office:value-type="float" office:value="14940" calcext:value-type="float">
            <text:p>14,940</text:p>
          </table:table-cell>
          <table:table-cell table:style-name="ce60" office:value-type="float" office:value="14287" calcext:value-type="float">
            <text:p>14,287</text:p>
          </table:table-cell>
          <table:table-cell table:style-name="ce48" office:value-type="float" office:value="80936" calcext:value-type="float">
            <text:p>80,936</text:p>
          </table:table-cell>
          <table:table-cell table:style-name="ce48" office:value-type="float" office:value="15870" calcext:value-type="float">
            <text:p>15,870</text:p>
          </table:table-cell>
          <table:table-cell table:style-name="ce48" office:value-type="float" office:value="16329" calcext:value-type="float">
            <text:p>16,329</text:p>
          </table:table-cell>
          <table:table-cell table:style-name="ce48" office:value-type="float" office:value="16409" calcext:value-type="float">
            <text:p>16,409</text:p>
          </table:table-cell>
          <table:table-cell table:style-name="ce48" office:value-type="float" office:value="16325" calcext:value-type="float">
            <text:p>16,325</text:p>
          </table:table-cell>
          <table:table-cell table:style-name="ce60" office:value-type="float" office:value="16003" calcext:value-type="float">
            <text:p>16,003</text:p>
          </table:table-cell>
          <table:table-cell table:style-name="ce48" office:value-type="float" office:value="77837" calcext:value-type="float">
            <text:p>77,837</text:p>
          </table:table-cell>
          <table:table-cell table:style-name="ce48" office:value-type="float" office:value="15817" calcext:value-type="float">
            <text:p>15,817</text:p>
          </table:table-cell>
          <table:table-cell table:style-name="ce48" office:value-type="float" office:value="15399" calcext:value-type="float">
            <text:p>15,399</text:p>
          </table:table-cell>
          <table:table-cell table:style-name="ce48" office:value-type="float" office:value="15951" calcext:value-type="float">
            <text:p>15,951</text:p>
          </table:table-cell>
          <table:table-cell table:style-name="ce48" office:value-type="float" office:value="15216" calcext:value-type="float">
            <text:p>15,216</text:p>
          </table:table-cell>
          <table:table-cell table:style-name="ce60" office:value-type="float" office:value="15454" calcext:value-type="float">
            <text:p>15,454</text:p>
          </table:table-cell>
          <table:table-cell table:style-name="ce48" office:value-type="float" office:value="75052" calcext:value-type="float">
            <text:p>75,052</text:p>
          </table:table-cell>
          <table:table-cell table:style-name="ce48" office:value-type="float" office:value="14389" calcext:value-type="float">
            <text:p>14,389</text:p>
          </table:table-cell>
          <table:table-cell table:style-name="ce48" office:value-type="float" office:value="13385" calcext:value-type="float">
            <text:p>13,385</text:p>
          </table:table-cell>
          <table:table-cell table:style-name="ce48" office:value-type="float" office:value="14840" calcext:value-type="float">
            <text:p>14,840</text:p>
          </table:table-cell>
          <table:table-cell table:style-name="ce48" office:value-type="float" office:value="15908" calcext:value-type="float">
            <text:p>15,908</text:p>
          </table:table-cell>
          <table:table-cell table:style-name="ce60" office:value-type="float" office:value="16530" calcext:value-type="float">
            <text:p>16,530</text:p>
          </table:table-cell>
          <table:table-cell table:style-name="ce48" office:value-type="float" office:value="90007" calcext:value-type="float">
            <text:p>90,007</text:p>
          </table:table-cell>
          <table:table-cell table:style-name="ce48" office:value-type="float" office:value="17553" calcext:value-type="float">
            <text:p>17,553</text:p>
          </table:table-cell>
          <table:table-cell table:style-name="ce48" office:value-type="float" office:value="18253" calcext:value-type="float">
            <text:p>18,253</text:p>
          </table:table-cell>
          <table:table-cell table:style-name="ce48" office:value-type="float" office:value="18078" calcext:value-type="float">
            <text:p>18,078</text:p>
          </table:table-cell>
          <table:table-cell table:style-name="ce48" office:value-type="float" office:value="18106" calcext:value-type="float">
            <text:p>18,106</text:p>
          </table:table-cell>
          <table:table-cell table:style-name="ce60" office:value-type="float" office:value="18017" calcext:value-type="float">
            <text:p>18,017</text:p>
          </table:table-cell>
          <table:table-cell table:style-name="ce48" office:value-type="float" office:value="85156" calcext:value-type="float">
            <text:p>85,156</text:p>
          </table:table-cell>
          <table:table-cell table:style-name="ce48" office:value-type="float" office:value="17251" calcext:value-type="float">
            <text:p>17,251</text:p>
          </table:table-cell>
          <table:table-cell table:style-name="ce48" office:value-type="float" office:value="18847" calcext:value-type="float">
            <text:p>18,847</text:p>
          </table:table-cell>
          <table:table-cell table:style-name="ce48" office:value-type="float" office:value="16820" calcext:value-type="float">
            <text:p>16,820</text:p>
          </table:table-cell>
          <table:table-cell table:style-name="ce48" office:value-type="float" office:value="16154" calcext:value-type="float">
            <text:p>16,154</text:p>
          </table:table-cell>
          <table:table-cell table:style-name="ce60" office:value-type="float" office:value="16084" calcext:value-type="float">
            <text:p>16,084</text:p>
          </table:table-cell>
          <table:table-cell table:style-name="ce48" office:value-type="float" office:value="83330" calcext:value-type="float">
            <text:p>83,330</text:p>
          </table:table-cell>
          <table:table-cell table:style-name="ce48" office:value-type="float" office:value="16178" calcext:value-type="float">
            <text:p>16,178</text:p>
          </table:table-cell>
          <table:table-cell table:style-name="ce48" office:value-type="float" office:value="16451" calcext:value-type="float">
            <text:p>16,451</text:p>
          </table:table-cell>
          <table:table-cell table:style-name="ce48" office:value-type="float" office:value="16838" calcext:value-type="float">
            <text:p>16,838</text:p>
          </table:table-cell>
          <table:table-cell table:style-name="ce48" office:value-type="float" office:value="17131" calcext:value-type="float">
            <text:p>17,131</text:p>
          </table:table-cell>
          <table:table-cell table:style-name="ce60" office:value-type="float" office:value="16732" calcext:value-type="float">
            <text:p>16,732</text:p>
          </table:table-cell>
          <table:table-cell table:style-name="ce48" office:value-type="float" office:value="81641" calcext:value-type="float">
            <text:p>81,641</text:p>
          </table:table-cell>
          <table:table-cell table:style-name="ce48" office:value-type="float" office:value="16111" calcext:value-type="float">
            <text:p>16,111</text:p>
          </table:table-cell>
          <table:table-cell table:style-name="ce48" office:value-type="float" office:value="16016" calcext:value-type="float">
            <text:p>16,016</text:p>
          </table:table-cell>
          <table:table-cell table:style-name="ce48" office:value-type="float" office:value="16276" calcext:value-type="float">
            <text:p>16,276</text:p>
          </table:table-cell>
          <table:table-cell table:style-name="ce48" office:value-type="float" office:value="16740" calcext:value-type="float">
            <text:p>16,740</text:p>
          </table:table-cell>
          <table:table-cell table:style-name="ce60" office:value-type="float" office:value="16498" calcext:value-type="float">
            <text:p>16,498</text:p>
          </table:table-cell>
          <table:table-cell table:style-name="ce48" office:value-type="float" office:value="76125" calcext:value-type="float">
            <text:p>76,125</text:p>
          </table:table-cell>
          <table:table-cell table:style-name="ce48" office:value-type="float" office:value="16203" calcext:value-type="float">
            <text:p>16,203</text:p>
          </table:table-cell>
          <table:table-cell table:style-name="ce48" office:value-type="float" office:value="15528" calcext:value-type="float">
            <text:p>15,528</text:p>
          </table:table-cell>
          <table:table-cell table:style-name="ce48" office:value-type="float" office:value="15017" calcext:value-type="float">
            <text:p>15,017</text:p>
          </table:table-cell>
          <table:table-cell table:style-name="ce48" office:value-type="float" office:value="14784" calcext:value-type="float">
            <text:p>14,784</text:p>
          </table:table-cell>
          <table:table-cell table:style-name="ce60" office:value-type="float" office:value="14593" calcext:value-type="float">
            <text:p>14,593</text:p>
          </table:table-cell>
          <table:table-cell table:style-name="ce48" office:value-type="float" office:value="62530" calcext:value-type="float">
            <text:p>62,530</text:p>
          </table:table-cell>
          <table:table-cell table:style-name="ce48" office:value-type="float" office:value="13151" calcext:value-type="float">
            <text:p>13,151</text:p>
          </table:table-cell>
          <table:table-cell table:style-name="ce48" office:value-type="float" office:value="13231" calcext:value-type="float">
            <text:p>13,231</text:p>
          </table:table-cell>
          <table:table-cell table:style-name="ce48" office:value-type="float" office:value="12840" calcext:value-type="float">
            <text:p>12,840</text:p>
          </table:table-cell>
          <table:table-cell table:style-name="ce48" office:value-type="float" office:value="12278" calcext:value-type="float">
            <text:p>12,278</text:p>
          </table:table-cell>
          <table:table-cell table:style-name="ce60" office:value-type="float" office:value="11030" calcext:value-type="float">
            <text:p>11,030</text:p>
          </table:table-cell>
          <table:table-cell table:style-name="ce48" office:value-type="float" office:value="45906" calcext:value-type="float">
            <text:p>45,906</text:p>
          </table:table-cell>
          <table:table-cell table:style-name="ce48" office:value-type="float" office:value="10843" calcext:value-type="float">
            <text:p>10,843</text:p>
          </table:table-cell>
          <table:table-cell table:style-name="ce48" office:value-type="float" office:value="10740" calcext:value-type="float">
            <text:p>10,740</text:p>
          </table:table-cell>
          <table:table-cell table:style-name="ce48" office:value-type="float" office:value="8826" calcext:value-type="float">
            <text:p>8,826</text:p>
          </table:table-cell>
          <table:table-cell table:style-name="ce48" office:value-type="float" office:value="7894" calcext:value-type="float">
            <text:p>7,894</text:p>
          </table:table-cell>
          <table:table-cell table:style-name="ce60" office:value-type="float" office:value="7603" calcext:value-type="float">
            <text:p>7,603</text:p>
          </table:table-cell>
          <table:table-cell table:style-name="ce48" office:value-type="float" office:value="24196" calcext:value-type="float">
            <text:p>24,196</text:p>
          </table:table-cell>
          <table:table-cell table:style-name="ce48" office:value-type="float" office:value="5815" calcext:value-type="float">
            <text:p>5,815</text:p>
          </table:table-cell>
          <table:table-cell table:style-name="ce48" office:value-type="float" office:value="5420" calcext:value-type="float">
            <text:p>5,420</text:p>
          </table:table-cell>
          <table:table-cell table:style-name="ce48" office:value-type="float" office:value="3891" calcext:value-type="float">
            <text:p>3,891</text:p>
          </table:table-cell>
          <table:table-cell table:style-name="ce48" office:value-type="float" office:value="4464" calcext:value-type="float">
            <text:p>4,464</text:p>
          </table:table-cell>
          <table:table-cell table:style-name="ce60" office:value-type="float" office:value="4606" calcext:value-type="float">
            <text:p>4,606</text:p>
          </table:table-cell>
          <table:table-cell table:style-name="ce48" office:value-type="float" office:value="19535" calcext:value-type="float">
            <text:p>19,535</text:p>
          </table:table-cell>
          <table:table-cell table:style-name="ce48" office:value-type="float" office:value="4344" calcext:value-type="float">
            <text:p>4,344</text:p>
          </table:table-cell>
          <table:table-cell table:style-name="ce48" office:value-type="float" office:value="4115" calcext:value-type="float">
            <text:p>4,115</text:p>
          </table:table-cell>
          <table:table-cell table:style-name="ce48" office:value-type="float" office:value="4121" calcext:value-type="float">
            <text:p>4,121</text:p>
          </table:table-cell>
          <table:table-cell table:style-name="ce48" office:value-type="float" office:value="3649" calcext:value-type="float">
            <text:p>3,649</text:p>
          </table:table-cell>
          <table:table-cell table:style-name="ce60" office:value-type="float" office:value="3306" calcext:value-type="float">
            <text:p>3,306</text:p>
          </table:table-cell>
          <table:table-cell table:style-name="ce48" office:value-type="float" office:value="14153" calcext:value-type="float">
            <text:p>14,153</text:p>
          </table:table-cell>
          <table:table-cell table:style-name="ce48" office:value-type="float" office:value="3185" calcext:value-type="float">
            <text:p>3,185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582" calcext:value-type="float">
            <text:p>2,582</text:p>
          </table:table-cell>
          <table:table-cell table:style-name="ce60" office:value-type="float" office:value="2799" calcext:value-type="float">
            <text:p>2,799</text:p>
          </table:table-cell>
          <table:table-cell table:style-name="ce48" office:value-type="float" office:value="16677" calcext:value-type="float">
            <text:p>16,677</text:p>
          </table:table-cell>
          <table:table-cell table:style-name="ce48" office:value-type="float" office:value="2962" calcext:value-type="float">
            <text:p>2,962</text:p>
          </table:table-cell>
          <table:table-cell table:style-name="ce48" office:value-type="float" office:value="3347" calcext:value-type="float">
            <text:p>3,347</text:p>
          </table:table-cell>
          <table:table-cell table:style-name="ce48" office:value-type="float" office:value="3605" calcext:value-type="float">
            <text:p>3,605</text:p>
          </table:table-cell>
          <table:table-cell table:style-name="ce48" office:value-type="float" office:value="3509" calcext:value-type="float">
            <text:p>3,509</text:p>
          </table:table-cell>
          <table:table-cell table:style-name="ce60" office:value-type="float" office:value="3254" calcext:value-type="float">
            <text:p>3,254</text:p>
          </table:table-cell>
          <table:table-cell table:style-name="ce48" office:value-type="float" office:value="9560" calcext:value-type="float">
            <text:p>9,560</text:p>
          </table:table-cell>
          <table:table-cell table:style-name="ce48" office:value-type="float" office:value="2762" calcext:value-type="float">
            <text:p>2,762</text:p>
          </table:table-cell>
          <table:table-cell table:style-name="ce48" office:value-type="float" office:value="2284" calcext:value-type="float">
            <text:p>2,284</text:p>
          </table:table-cell>
          <table:table-cell table:style-name="ce48" office:value-type="float" office:value="1988" calcext:value-type="float">
            <text:p>1,988</text:p>
          </table:table-cell>
          <table:table-cell table:style-name="ce48" office:value-type="float" office:value="1454" calcext:value-type="float">
            <text:p>1,454</text:p>
          </table:table-cell>
          <table:table-cell table:style-name="ce60" office:value-type="float" office:value="1072" calcext:value-type="float">
            <text:p>1,072</text:p>
          </table:table-cell>
          <table:table-cell table:style-name="ce48" office:value-type="float" office:value="2353" calcext:value-type="float">
            <text:p>2,353</text:p>
          </table:table-cell>
          <table:table-cell table:style-name="ce48" office:value-type="float" office:value="737" calcext:value-type="float">
            <text:p>737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465" calcext:value-type="float">
            <text:p>465</text:p>
          </table:table-cell>
          <table:table-cell table:style-name="ce48" office:value-type="float" office:value="309" calcext:value-type="float">
            <text:p>309</text:p>
          </table:table-cell>
          <table:table-cell table:style-name="ce60" office:value-type="float" office:value="202" calcext:value-type="float">
            <text:p>202</text:p>
          </table:table-cell>
          <table:table-cell table:style-name="ce48" office:value-type="float" office:value="430" calcext:value-type="float">
            <text:p>430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51" calcext:value-type="float">
            <text:p>51</text:p>
          </table:table-cell>
          <table:table-cell table:style-name="ce60" office:value-type="float" office:value="40" calcext:value-type="float">
            <text:p>40</text:p>
          </table:table-cell>
          <table:table-cell table:style-name="ce4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1737" calcext:value-type="float">
            <text:p>1,011,737</text:p>
          </table:table-cell>
          <table:table-cell table:style-name="ce42" office:value-type="float" office:value="44585" calcext:value-type="float">
            <text:p>44,585</text:p>
          </table:table-cell>
          <table:table-cell table:style-name="ce49" office:value-type="float" office:value="9052" calcext:value-type="float">
            <text:p>9,052</text:p>
          </table:table-cell>
          <table:table-cell table:style-name="ce49" office:value-type="float" office:value="9356" calcext:value-type="float">
            <text:p>9,356</text:p>
          </table:table-cell>
          <table:table-cell table:style-name="ce49" office:value-type="float" office:value="7926" calcext:value-type="float">
            <text:p>7,926</text:p>
          </table:table-cell>
          <table:table-cell table:style-name="ce49" office:value-type="float" office:value="8761" calcext:value-type="float">
            <text:p>8,761</text:p>
          </table:table-cell>
          <table:table-cell table:style-name="ce49" office:value-type="float" office:value="9490" calcext:value-type="float">
            <text:p>9,490</text:p>
          </table:table-cell>
          <table:table-cell table:style-name="ce49" office:value-type="float" office:value="52042" calcext:value-type="float">
            <text:p>52,042</text:p>
          </table:table-cell>
          <table:table-cell table:style-name="ce49" office:value-type="float" office:value="10037" calcext:value-type="float">
            <text:p>10,037</text:p>
          </table:table-cell>
          <table:table-cell table:style-name="ce49" office:value-type="float" office:value="10175" calcext:value-type="float">
            <text:p>10,175</text:p>
          </table:table-cell>
          <table:table-cell table:style-name="ce49" office:value-type="float" office:value="10213" calcext:value-type="float">
            <text:p>10,213</text:p>
          </table:table-cell>
          <table:table-cell table:style-name="ce49" office:value-type="float" office:value="10650" calcext:value-type="float">
            <text:p>10,650</text:p>
          </table:table-cell>
          <table:table-cell table:style-name="ce61" office:value-type="float" office:value="10967" calcext:value-type="float">
            <text:p>10,967</text:p>
          </table:table-cell>
          <table:table-cell table:style-name="ce49" office:value-type="float" office:value="65171" calcext:value-type="float">
            <text:p>65,171</text:p>
          </table:table-cell>
          <table:table-cell table:style-name="ce49" office:value-type="float" office:value="11999" calcext:value-type="float">
            <text:p>11,999</text:p>
          </table:table-cell>
          <table:table-cell table:style-name="ce49" office:value-type="float" office:value="12261" calcext:value-type="float">
            <text:p>12,261</text:p>
          </table:table-cell>
          <table:table-cell table:style-name="ce49" office:value-type="float" office:value="14307" calcext:value-type="float">
            <text:p>14,307</text:p>
          </table:table-cell>
          <table:table-cell table:style-name="ce49" office:value-type="float" office:value="13680" calcext:value-type="float">
            <text:p>13,680</text:p>
          </table:table-cell>
          <table:table-cell table:style-name="ce61" office:value-type="float" office:value="12924" calcext:value-type="float">
            <text:p>12,924</text:p>
          </table:table-cell>
          <table:table-cell table:style-name="ce49" office:value-type="float" office:value="74113" calcext:value-type="float">
            <text:p>74,113</text:p>
          </table:table-cell>
          <table:table-cell table:style-name="ce49" office:value-type="float" office:value="14705" calcext:value-type="float">
            <text:p>14,705</text:p>
          </table:table-cell>
          <table:table-cell table:style-name="ce49" office:value-type="float" office:value="15018" calcext:value-type="float">
            <text:p>15,018</text:p>
          </table:table-cell>
          <table:table-cell table:style-name="ce49" office:value-type="float" office:value="15067" calcext:value-type="float">
            <text:p>15,067</text:p>
          </table:table-cell>
          <table:table-cell table:style-name="ce49" office:value-type="float" office:value="14847" calcext:value-type="float">
            <text:p>14,847</text:p>
          </table:table-cell>
          <table:table-cell table:style-name="ce61" office:value-type="float" office:value="14476" calcext:value-type="float">
            <text:p>14,476</text:p>
          </table:table-cell>
          <table:table-cell table:style-name="ce49" office:value-type="float" office:value="70980" calcext:value-type="float">
            <text:p>70,980</text:p>
          </table:table-cell>
          <table:table-cell table:style-name="ce49" office:value-type="float" office:value="14358" calcext:value-type="float">
            <text:p>14,358</text:p>
          </table:table-cell>
          <table:table-cell table:style-name="ce49" office:value-type="float" office:value="13861" calcext:value-type="float">
            <text:p>13,861</text:p>
          </table:table-cell>
          <table:table-cell table:style-name="ce49" office:value-type="float" office:value="14531" calcext:value-type="float">
            <text:p>14,531</text:p>
          </table:table-cell>
          <table:table-cell table:style-name="ce49" office:value-type="float" office:value="13798" calcext:value-type="float">
            <text:p>13,798</text:p>
          </table:table-cell>
          <table:table-cell table:style-name="ce61" office:value-type="float" office:value="14432" calcext:value-type="float">
            <text:p>14,432</text:p>
          </table:table-cell>
          <table:table-cell table:style-name="ce49" office:value-type="float" office:value="71216" calcext:value-type="float">
            <text:p>71,216</text:p>
          </table:table-cell>
          <table:table-cell table:style-name="ce49" office:value-type="float" office:value="13031" calcext:value-type="float">
            <text:p>13,031</text:p>
          </table:table-cell>
          <table:table-cell table:style-name="ce49" office:value-type="float" office:value="12571" calcext:value-type="float">
            <text:p>12,571</text:p>
          </table:table-cell>
          <table:table-cell table:style-name="ce49" office:value-type="float" office:value="14091" calcext:value-type="float">
            <text:p>14,091</text:p>
          </table:table-cell>
          <table:table-cell table:style-name="ce49" office:value-type="float" office:value="15545" calcext:value-type="float">
            <text:p>15,545</text:p>
          </table:table-cell>
          <table:table-cell table:style-name="ce61" office:value-type="float" office:value="15978" calcext:value-type="float">
            <text:p>15,978</text:p>
          </table:table-cell>
          <table:table-cell table:style-name="ce49" office:value-type="float" office:value="91678" calcext:value-type="float">
            <text:p>91,678</text:p>
          </table:table-cell>
          <table:table-cell table:style-name="ce49" office:value-type="float" office:value="17648" calcext:value-type="float">
            <text:p>17,648</text:p>
          </table:table-cell>
          <table:table-cell table:style-name="ce49" office:value-type="float" office:value="18269" calcext:value-type="float">
            <text:p>18,269</text:p>
          </table:table-cell>
          <table:table-cell table:style-name="ce49" office:value-type="float" office:value="18593" calcext:value-type="float">
            <text:p>18,593</text:p>
          </table:table-cell>
          <table:table-cell table:style-name="ce49" office:value-type="float" office:value="18808" calcext:value-type="float">
            <text:p>18,808</text:p>
          </table:table-cell>
          <table:table-cell table:style-name="ce61" office:value-type="float" office:value="18360" calcext:value-type="float">
            <text:p>18,360</text:p>
          </table:table-cell>
          <table:table-cell table:style-name="ce49" office:value-type="float" office:value="87293" calcext:value-type="float">
            <text:p>87,293</text:p>
          </table:table-cell>
          <table:table-cell table:style-name="ce49" office:value-type="float" office:value="17885" calcext:value-type="float">
            <text:p>17,885</text:p>
          </table:table-cell>
          <table:table-cell table:style-name="ce49" office:value-type="float" office:value="19057" calcext:value-type="float">
            <text:p>19,057</text:p>
          </table:table-cell>
          <table:table-cell table:style-name="ce49" office:value-type="float" office:value="17049" calcext:value-type="float">
            <text:p>17,049</text:p>
          </table:table-cell>
          <table:table-cell table:style-name="ce49" office:value-type="float" office:value="16762" calcext:value-type="float">
            <text:p>16,762</text:p>
          </table:table-cell>
          <table:table-cell table:style-name="ce61" office:value-type="float" office:value="16540" calcext:value-type="float">
            <text:p>16,540</text:p>
          </table:table-cell>
          <table:table-cell table:style-name="ce49" office:value-type="float" office:value="85543" calcext:value-type="float">
            <text:p>85,543</text:p>
          </table:table-cell>
          <table:table-cell table:style-name="ce49" office:value-type="float" office:value="16796" calcext:value-type="float">
            <text:p>16,796</text:p>
          </table:table-cell>
          <table:table-cell table:style-name="ce49" office:value-type="float" office:value="16898" calcext:value-type="float">
            <text:p>16,898</text:p>
          </table:table-cell>
          <table:table-cell table:style-name="ce49" office:value-type="float" office:value="17444" calcext:value-type="float">
            <text:p>17,444</text:p>
          </table:table-cell>
          <table:table-cell table:style-name="ce49" office:value-type="float" office:value="17321" calcext:value-type="float">
            <text:p>17,321</text:p>
          </table:table-cell>
          <table:table-cell table:style-name="ce61" office:value-type="float" office:value="17084" calcext:value-type="float">
            <text:p>17,084</text:p>
          </table:table-cell>
          <table:table-cell table:style-name="ce49" office:value-type="float" office:value="83929" calcext:value-type="float">
            <text:p>83,929</text:p>
          </table:table-cell>
          <table:table-cell table:style-name="ce49" office:value-type="float" office:value="16585" calcext:value-type="float">
            <text:p>16,585</text:p>
          </table:table-cell>
          <table:table-cell table:style-name="ce49" office:value-type="float" office:value="16450" calcext:value-type="float">
            <text:p>16,450</text:p>
          </table:table-cell>
          <table:table-cell table:style-name="ce49" office:value-type="float" office:value="16840" calcext:value-type="float">
            <text:p>16,840</text:p>
          </table:table-cell>
          <table:table-cell table:style-name="ce49" office:value-type="float" office:value="17160" calcext:value-type="float">
            <text:p>17,160</text:p>
          </table:table-cell>
          <table:table-cell table:style-name="ce61" office:value-type="float" office:value="16894" calcext:value-type="float">
            <text:p>16,894</text:p>
          </table:table-cell>
          <table:table-cell table:style-name="ce49" office:value-type="float" office:value="78534" calcext:value-type="float">
            <text:p>78,534</text:p>
          </table:table-cell>
          <table:table-cell table:style-name="ce49" office:value-type="float" office:value="16613" calcext:value-type="float">
            <text:p>16,613</text:p>
          </table:table-cell>
          <table:table-cell table:style-name="ce49" office:value-type="float" office:value="16228" calcext:value-type="float">
            <text:p>16,228</text:p>
          </table:table-cell>
          <table:table-cell table:style-name="ce49" office:value-type="float" office:value="15157" calcext:value-type="float">
            <text:p>15,157</text:p>
          </table:table-cell>
          <table:table-cell table:style-name="ce49" office:value-type="float" office:value="15236" calcext:value-type="float">
            <text:p>15,236</text:p>
          </table:table-cell>
          <table:table-cell table:style-name="ce61" office:value-type="float" office:value="15300" calcext:value-type="float">
            <text:p>15,300</text:p>
          </table:table-cell>
          <table:table-cell table:style-name="ce49" office:value-type="float" office:value="66526" calcext:value-type="float">
            <text:p>66,526</text:p>
          </table:table-cell>
          <table:table-cell table:style-name="ce49" office:value-type="float" office:value="13613" calcext:value-type="float">
            <text:p>13,613</text:p>
          </table:table-cell>
          <table:table-cell table:style-name="ce49" office:value-type="float" office:value="14118" calcext:value-type="float">
            <text:p>14,118</text:p>
          </table:table-cell>
          <table:table-cell table:style-name="ce49" office:value-type="float" office:value="13429" calcext:value-type="float">
            <text:p>13,429</text:p>
          </table:table-cell>
          <table:table-cell table:style-name="ce49" office:value-type="float" office:value="13144" calcext:value-type="float">
            <text:p>13,144</text:p>
          </table:table-cell>
          <table:table-cell table:style-name="ce61" office:value-type="float" office:value="12222" calcext:value-type="float">
            <text:p>12,222</text:p>
          </table:table-cell>
          <table:table-cell table:style-name="ce49" office:value-type="float" office:value="50739" calcext:value-type="float">
            <text:p>50,739</text:p>
          </table:table-cell>
          <table:table-cell table:style-name="ce49" office:value-type="float" office:value="11688" calcext:value-type="float">
            <text:p>11,688</text:p>
          </table:table-cell>
          <table:table-cell table:style-name="ce49" office:value-type="float" office:value="11794" calcext:value-type="float">
            <text:p>11,794</text:p>
          </table:table-cell>
          <table:table-cell table:style-name="ce49" office:value-type="float" office:value="9894" calcext:value-type="float">
            <text:p>9,894</text:p>
          </table:table-cell>
          <table:table-cell table:style-name="ce49" office:value-type="float" office:value="8799" calcext:value-type="float">
            <text:p>8,799</text:p>
          </table:table-cell>
          <table:table-cell table:style-name="ce61" office:value-type="float" office:value="8564" calcext:value-type="float">
            <text:p>8,564</text:p>
          </table:table-cell>
          <table:table-cell table:style-name="ce49" office:value-type="float" office:value="28070" calcext:value-type="float">
            <text:p>28,070</text:p>
          </table:table-cell>
          <table:table-cell table:style-name="ce49" office:value-type="float" office:value="6605" calcext:value-type="float">
            <text:p>6,605</text:p>
          </table:table-cell>
          <table:table-cell table:style-name="ce49" office:value-type="float" office:value="6189" calcext:value-type="float">
            <text:p>6,189</text:p>
          </table:table-cell>
          <table:table-cell table:style-name="ce49" office:value-type="float" office:value="4553" calcext:value-type="float">
            <text:p>4,553</text:p>
          </table:table-cell>
          <table:table-cell table:style-name="ce49" office:value-type="float" office:value="5316" calcext:value-type="float">
            <text:p>5,316</text:p>
          </table:table-cell>
          <table:table-cell table:style-name="ce61" office:value-type="float" office:value="5407" calcext:value-type="float">
            <text:p>5,407</text:p>
          </table:table-cell>
          <table:table-cell table:style-name="ce49" office:value-type="float" office:value="24402" calcext:value-type="float">
            <text:p>24,402</text:p>
          </table:table-cell>
          <table:table-cell table:style-name="ce49" office:value-type="float" office:value="5385" calcext:value-type="float">
            <text:p>5,385</text:p>
          </table:table-cell>
          <table:table-cell table:style-name="ce49" office:value-type="float" office:value="4964" calcext:value-type="float">
            <text:p>4,964</text:p>
          </table:table-cell>
          <table:table-cell table:style-name="ce49" office:value-type="float" office:value="4993" calcext:value-type="float">
            <text:p>4,993</text:p>
          </table:table-cell>
          <table:table-cell table:style-name="ce49" office:value-type="float" office:value="4651" calcext:value-type="float">
            <text:p>4,651</text:p>
          </table:table-cell>
          <table:table-cell table:style-name="ce61" office:value-type="float" office:value="4409" calcext:value-type="float">
            <text:p>4,409</text:p>
          </table:table-cell>
          <table:table-cell table:style-name="ce49" office:value-type="float" office:value="17079" calcext:value-type="float">
            <text:p>17,079</text:p>
          </table:table-cell>
          <table:table-cell table:style-name="ce49" office:value-type="float" office:value="4164" calcext:value-type="float">
            <text:p>4,164</text:p>
          </table:table-cell>
          <table:table-cell table:style-name="ce49" office:value-type="float" office:value="3646" calcext:value-type="float">
            <text:p>3,646</text:p>
          </table:table-cell>
          <table:table-cell table:style-name="ce49" office:value-type="float" office:value="3418" calcext:value-type="float">
            <text:p>3,418</text:p>
          </table:table-cell>
          <table:table-cell table:style-name="ce49" office:value-type="float" office:value="3107" calcext:value-type="float">
            <text:p>3,107</text:p>
          </table:table-cell>
          <table:table-cell table:style-name="ce61" office:value-type="float" office:value="2744" calcext:value-type="float">
            <text:p>2,744</text:p>
          </table:table-cell>
          <table:table-cell table:style-name="ce49" office:value-type="float" office:value="11019" calcext:value-type="float">
            <text:p>11,019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237" calcext:value-type="float">
            <text:p>2,237</text:p>
          </table:table-cell>
          <table:table-cell table:style-name="ce49" office:value-type="float" office:value="2032" calcext:value-type="float">
            <text:p>2,032</text:p>
          </table:table-cell>
          <table:table-cell table:style-name="ce61" office:value-type="float" office:value="1869" calcext:value-type="float">
            <text:p>1,869</text:p>
          </table:table-cell>
          <table:table-cell table:style-name="ce49" office:value-type="float" office:value="6005" calcext:value-type="float">
            <text:p>6,005</text:p>
          </table:table-cell>
          <table:table-cell table:style-name="ce49" office:value-type="float" office:value="1570" calcext:value-type="float">
            <text:p>1,570</text:p>
          </table:table-cell>
          <table:table-cell table:style-name="ce49" office:value-type="float" office:value="1390" calcext:value-type="float">
            <text:p>1,390</text:p>
          </table:table-cell>
          <table:table-cell table:style-name="ce49" office:value-type="float" office:value="1218" calcext:value-type="float">
            <text:p>1,218</text:p>
          </table:table-cell>
          <table:table-cell table:style-name="ce49" office:value-type="float" office:value="981" calcext:value-type="float">
            <text:p>981</text:p>
          </table:table-cell>
          <table:table-cell table:style-name="ce61" office:value-type="float" office:value="846" calcext:value-type="float">
            <text:p>846</text:p>
          </table:table-cell>
          <table:table-cell table:style-name="ce49" office:value-type="float" office:value="2223" calcext:value-type="float">
            <text:p>2,223</text:p>
          </table:table-cell>
          <table:table-cell table:style-name="ce49" office:value-type="float" office:value="672" calcext:value-type="float">
            <text:p>672</text:p>
          </table:table-cell>
          <table:table-cell table:style-name="ce49" office:value-type="float" office:value="553" calcext:value-type="float">
            <text:p>553</text:p>
          </table:table-cell>
          <table:table-cell table:style-name="ce49" office:value-type="float" office:value="446" calcext:value-type="float">
            <text:p>446</text:p>
          </table:table-cell>
          <table:table-cell table:style-name="ce49" office:value-type="float" office:value="302" calcext:value-type="float">
            <text:p>302</text:p>
          </table:table-cell>
          <table:table-cell table:style-name="ce61" office:value-type="float" office:value="250" calcext:value-type="float">
            <text:p>250</text:p>
          </table:table-cell>
          <table:table-cell table:style-name="ce49" office:value-type="float" office:value="502" calcext:value-type="float">
            <text:p>502</text:p>
          </table:table-cell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64" calcext:value-type="float">
            <text:p>64</text:p>
          </table:table-cell>
          <table:table-cell table:style-name="ce61" office:value-type="float" office:value="47" calcext:value-type="float">
            <text:p>47</text:p>
          </table:table-cell>
          <table:table-cell table:style-name="ce49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5825" calcext:value-type="float">
            <text:p>525,825</text:p>
          </table:table-cell>
          <table:table-cell table:style-name="ce33" office:value-type="float" office:value="28991" calcext:value-type="float">
            <text:p>28,991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6064" calcext:value-type="float">
            <text:p>6,064</text:p>
          </table:table-cell>
          <table:table-cell table:style-name="ce33" office:value-type="float" office:value="5122" calcext:value-type="float">
            <text:p>5,122</text:p>
          </table:table-cell>
          <table:table-cell table:style-name="ce33" office:value-type="float" office:value="5774" calcext:value-type="float">
            <text:p>5,774</text:p>
          </table:table-cell>
          <table:table-cell table:style-name="ce33" office:value-type="float" office:value="6104" calcext:value-type="float">
            <text:p>6,104</text:p>
          </table:table-cell>
          <table:table-cell table:style-name="ce33" office:value-type="float" office:value="30667" calcext:value-type="float">
            <text:p>30,667</text:p>
          </table:table-cell>
          <table:table-cell table:style-name="ce33" office:value-type="float" office:value="6274" calcext:value-type="float">
            <text:p>6,274</text:p>
          </table:table-cell>
          <table:table-cell table:style-name="ce33" office:value-type="float" office:value="6094" calcext:value-type="float">
            <text:p>6,094</text:p>
          </table:table-cell>
          <table:table-cell table:style-name="ce33" office:value-type="float" office:value="6030" calcext:value-type="float">
            <text:p>6,030</text:p>
          </table:table-cell>
          <table:table-cell table:style-name="ce33" office:value-type="float" office:value="6038" calcext:value-type="float">
            <text:p>6,038</text:p>
          </table:table-cell>
          <table:table-cell table:style-name="ce43" office:value-type="float" office:value="6231" calcext:value-type="float">
            <text:p>6,231</text:p>
          </table:table-cell>
          <table:table-cell table:style-name="ce33" office:value-type="float" office:value="33940" calcext:value-type="float">
            <text:p>33,940</text:p>
          </table:table-cell>
          <table:table-cell table:style-name="ce33" office:value-type="float" office:value="6444" calcext:value-type="float">
            <text:p>6,444</text:p>
          </table:table-cell>
          <table:table-cell table:style-name="ce33" office:value-type="float" office:value="6543" calcext:value-type="float">
            <text:p>6,543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6961" calcext:value-type="float">
            <text:p>6,961</text:p>
          </table:table-cell>
          <table:table-cell table:style-name="ce43" office:value-type="float" office:value="6576" calcext:value-type="float">
            <text:p>6,576</text:p>
          </table:table-cell>
          <table:table-cell table:style-name="ce33" office:value-type="float" office:value="38312" calcext:value-type="float">
            <text:p>38,312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7821" calcext:value-type="float">
            <text:p>7,821</text:p>
          </table:table-cell>
          <table:table-cell table:style-name="ce33" office:value-type="float" office:value="7596" calcext:value-type="float">
            <text:p>7,596</text:p>
          </table:table-cell>
          <table:table-cell table:style-name="ce33" office:value-type="float" office:value="7747" calcext:value-type="float">
            <text:p>7,747</text:p>
          </table:table-cell>
          <table:table-cell table:style-name="ce43" office:value-type="float" office:value="7635" calcext:value-type="float">
            <text:p>7,635</text:p>
          </table:table-cell>
          <table:table-cell table:style-name="ce33" office:value-type="float" office:value="36197" calcext:value-type="float">
            <text:p>36,197</text:p>
          </table:table-cell>
          <table:table-cell table:style-name="ce33" office:value-type="float" office:value="7414" calcext:value-type="float">
            <text:p>7,414</text:p>
          </table:table-cell>
          <table:table-cell table:style-name="ce33" office:value-type="float" office:value="7341" calcext:value-type="float">
            <text:p>7,341</text:p>
          </table:table-cell>
          <table:table-cell table:style-name="ce33" office:value-type="float" office:value="7504" calcext:value-type="float">
            <text:p>7,504</text:p>
          </table:table-cell>
          <table:table-cell table:style-name="ce33" office:value-type="float" office:value="6953" calcext:value-type="float">
            <text:p>6,953</text:p>
          </table:table-cell>
          <table:table-cell table:style-name="ce43" office:value-type="float" office:value="6985" calcext:value-type="float">
            <text:p>6,985</text:p>
          </table:table-cell>
          <table:table-cell table:style-name="ce33" office:value-type="float" office:value="34196" calcext:value-type="float">
            <text:p>34,196</text:p>
          </table:table-cell>
          <table:table-cell table:style-name="ce33" office:value-type="float" office:value="6325" calcext:value-type="float">
            <text:p>6,325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6665" calcext:value-type="float">
            <text:p>6,665</text:p>
          </table:table-cell>
          <table:table-cell table:style-name="ce33" office:value-type="float" office:value="7261" calcext:value-type="float">
            <text:p>7,261</text:p>
          </table:table-cell>
          <table:table-cell table:style-name="ce43" office:value-type="float" office:value="7719" calcext:value-type="float">
            <text:p>7,719</text:p>
          </table:table-cell>
          <table:table-cell table:style-name="ce33" office:value-type="float" office:value="45708" calcext:value-type="float">
            <text:p>45,708</text:p>
          </table:table-cell>
          <table:table-cell table:style-name="ce33" office:value-type="float" office:value="8403" calcext:value-type="float">
            <text:p>8,403</text:p>
          </table:table-cell>
          <table:table-cell table:style-name="ce33" office:value-type="float" office:value="8950" calcext:value-type="float">
            <text:p>8,950</text:p>
          </table:table-cell>
          <table:table-cell table:style-name="ce33" office:value-type="float" office:value="9216" calcext:value-type="float">
            <text:p>9,216</text:p>
          </table:table-cell>
          <table:table-cell table:style-name="ce33" office:value-type="float" office:value="9569" calcext:value-type="float">
            <text:p>9,569</text:p>
          </table:table-cell>
          <table:table-cell table:style-name="ce43" office:value-type="float" office:value="9570" calcext:value-type="float">
            <text:p>9,570</text:p>
          </table:table-cell>
          <table:table-cell table:style-name="ce33" office:value-type="float" office:value="46636" calcext:value-type="float">
            <text:p>46,636</text:p>
          </table:table-cell>
          <table:table-cell table:style-name="ce33" office:value-type="float" office:value="9522" calcext:value-type="float">
            <text:p>9,522</text:p>
          </table:table-cell>
          <table:table-cell table:style-name="ce33" office:value-type="float" office:value="10253" calcext:value-type="float">
            <text:p>10,253</text:p>
          </table:table-cell>
          <table:table-cell table:style-name="ce33" office:value-type="float" office:value="9044" calcext:value-type="float">
            <text:p>9,044</text:p>
          </table:table-cell>
          <table:table-cell table:style-name="ce33" office:value-type="float" office:value="8835" calcext:value-type="float">
            <text:p>8,835</text:p>
          </table:table-cell>
          <table:table-cell table:style-name="ce43" office:value-type="float" office:value="8982" calcext:value-type="float">
            <text:p>8,982</text:p>
          </table:table-cell>
          <table:table-cell table:style-name="ce33" office:value-type="float" office:value="43342" calcext:value-type="float">
            <text:p>43,342</text:p>
          </table:table-cell>
          <table:table-cell table:style-name="ce33" office:value-type="float" office:value="8775" calcext:value-type="float">
            <text:p>8,775</text:p>
          </table:table-cell>
          <table:table-cell table:style-name="ce33" office:value-type="float" office:value="8670" calcext:value-type="float">
            <text:p>8,670</text:p>
          </table:table-cell>
          <table:table-cell table:style-name="ce33" office:value-type="float" office:value="8736" calcext:value-type="float">
            <text:p>8,736</text:p>
          </table:table-cell>
          <table:table-cell table:style-name="ce33" office:value-type="float" office:value="8753" calcext:value-type="float">
            <text:p>8,753</text:p>
          </table:table-cell>
          <table:table-cell table:style-name="ce43" office:value-type="float" office:value="8408" calcext:value-type="float">
            <text:p>8,408</text:p>
          </table:table-cell>
          <table:table-cell table:style-name="ce33" office:value-type="float" office:value="39993" calcext:value-type="float">
            <text:p>39,993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7878" calcext:value-type="float">
            <text:p>7,878</text:p>
          </table:table-cell>
          <table:table-cell table:style-name="ce33" office:value-type="float" office:value="8148" calcext:value-type="float">
            <text:p>8,148</text:p>
          </table:table-cell>
          <table:table-cell table:style-name="ce33" office:value-type="float" office:value="7914" calcext:value-type="float">
            <text:p>7,914</text:p>
          </table:table-cell>
          <table:table-cell table:style-name="ce43" office:value-type="float" office:value="8124" calcext:value-type="float">
            <text:p>8,124</text:p>
          </table:table-cell>
          <table:table-cell table:style-name="ce33" office:value-type="float" office:value="36912" calcext:value-type="float">
            <text:p>36,912</text:p>
          </table:table-cell>
          <table:table-cell table:style-name="ce33" office:value-type="float" office:value="7842" calcext:value-type="float">
            <text:p>7,842</text:p>
          </table:table-cell>
          <table:table-cell table:style-name="ce33" office:value-type="float" office:value="7633" calcext:value-type="float">
            <text:p>7,633</text:p>
          </table:table-cell>
          <table:table-cell table:style-name="ce33" office:value-type="float" office:value="7467" calcext:value-type="float">
            <text:p>7,467</text:p>
          </table:table-cell>
          <table:table-cell table:style-name="ce33" office:value-type="float" office:value="6939" calcext:value-type="float">
            <text:p>6,939</text:p>
          </table:table-cell>
          <table:table-cell table:style-name="ce43" office:value-type="float" office:value="7031" calcext:value-type="float">
            <text:p>7,031</text:p>
          </table:table-cell>
          <table:table-cell table:style-name="ce33" office:value-type="float" office:value="29691" calcext:value-type="float">
            <text:p>29,691</text:p>
          </table:table-cell>
          <table:table-cell table:style-name="ce33" office:value-type="float" office:value="6072" calcext:value-type="float">
            <text:p>6,072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6086" calcext:value-type="float">
            <text:p>6,086</text:p>
          </table:table-cell>
          <table:table-cell table:style-name="ce33" office:value-type="float" office:value="5828" calcext:value-type="float">
            <text:p>5,828</text:p>
          </table:table-cell>
          <table:table-cell table:style-name="ce43" office:value-type="float" office:value="5414" calcext:value-type="float">
            <text:p>5,414</text:p>
          </table:table-cell>
          <table:table-cell table:style-name="ce33" office:value-type="float" office:value="23076" calcext:value-type="float">
            <text:p>23,076</text:p>
          </table:table-cell>
          <table:table-cell table:style-name="ce33" office:value-type="float" office:value="4985" calcext:value-type="float">
            <text:p>4,985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4619" calcext:value-type="float">
            <text:p>4,619</text:p>
          </table:table-cell>
          <table:table-cell table:style-name="ce33" office:value-type="float" office:value="4116" calcext:value-type="float">
            <text:p>4,116</text:p>
          </table:table-cell>
          <table:table-cell table:style-name="ce43" office:value-type="float" office:value="4047" calcext:value-type="float">
            <text:p>4,047</text:p>
          </table:table-cell>
          <table:table-cell table:style-name="ce33" office:value-type="float" office:value="14662" calcext:value-type="float">
            <text:p>14,662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2925" calcext:value-type="float">
            <text:p>2,925</text:p>
          </table:table-cell>
          <table:table-cell table:style-name="ce43" office:value-type="float" office:value="3110" calcext:value-type="float">
            <text:p>3,110</text:p>
          </table:table-cell>
          <table:table-cell table:style-name="ce33" office:value-type="float" office:value="15848" calcext:value-type="float">
            <text:p>15,848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112" calcext:value-type="float">
            <text:p>3,112</text:p>
          </table:table-cell>
          <table:table-cell table:style-name="ce43" office:value-type="float" office:value="2982" calcext:value-type="float">
            <text:p>2,982</text:p>
          </table:table-cell>
          <table:table-cell table:style-name="ce33" office:value-type="float" office:value="12255" calcext:value-type="float">
            <text:p>12,255</text:p>
          </table:table-cell>
          <table:table-cell table:style-name="ce33" office:value-type="float" office:value="2807" calcext:value-type="float">
            <text:p>2,807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237" calcext:value-type="float">
            <text:p>2,237</text:p>
          </table:table-cell>
          <table:table-cell table:style-name="ce43" office:value-type="float" office:value="2108" calcext:value-type="float">
            <text:p>2,108</text:p>
          </table:table-cell>
          <table:table-cell table:style-name="ce33" office:value-type="float" office:value="8747" calcext:value-type="float">
            <text:p>8,747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602" calcext:value-type="float">
            <text:p>1,602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4727" calcext:value-type="float">
            <text:p>4,727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728" calcext:value-type="float">
            <text:p>728</text:p>
          </table:table-cell>
          <table:table-cell table:style-name="ce43" office:value-type="float" office:value="638" calcext:value-type="float">
            <text:p>638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632" calcext:value-type="float">
            <text:p>269,632</text:p>
          </table:table-cell>
          <table:table-cell table:style-name="ce33" office:value-type="float" office:value="15026" calcext:value-type="float">
            <text:p>15,026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16005" calcext:value-type="float">
            <text:p>16,005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184" calcext:value-type="float">
            <text:p>3,184</text:p>
          </table:table-cell>
          <table:table-cell table:style-name="ce43" office:value-type="float" office:value="3212" calcext:value-type="float">
            <text:p>3,212</text:p>
          </table:table-cell>
          <table:table-cell table:style-name="ce33" office:value-type="float" office:value="17778" calcext:value-type="float">
            <text:p>17,778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608" calcext:value-type="float">
            <text:p>3,608</text:p>
          </table:table-cell>
          <table:table-cell table:style-name="ce43" office:value-type="float" office:value="3479" calcext:value-type="float">
            <text:p>3,479</text:p>
          </table:table-cell>
          <table:table-cell table:style-name="ce33" office:value-type="float" office:value="19993" calcext:value-type="float">
            <text:p>19,993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4067" calcext:value-type="float">
            <text:p>4,067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3946" calcext:value-type="float">
            <text:p>3,946</text:p>
          </table:table-cell>
          <table:table-cell table:style-name="ce43" office:value-type="float" office:value="4002" calcext:value-type="float">
            <text:p>4,002</text:p>
          </table:table-cell>
          <table:table-cell table:style-name="ce33" office:value-type="float" office:value="18897" calcext:value-type="float">
            <text:p>18,897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645" calcext:value-type="float">
            <text:p>3,645</text:p>
          </table:table-cell>
          <table:table-cell table:style-name="ce43" office:value-type="float" office:value="3589" calcext:value-type="float">
            <text:p>3,589</text:p>
          </table:table-cell>
          <table:table-cell table:style-name="ce33" office:value-type="float" office:value="17374" calcext:value-type="float">
            <text:p>17,374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657" calcext:value-type="float">
            <text:p>3,657</text:p>
          </table:table-cell>
          <table:table-cell table:style-name="ce43" office:value-type="float" office:value="3829" calcext:value-type="float">
            <text:p>3,829</text:p>
          </table:table-cell>
          <table:table-cell table:style-name="ce33" office:value-type="float" office:value="22354" calcext:value-type="float">
            <text:p>22,354</text:p>
          </table:table-cell>
          <table:table-cell table:style-name="ce33" office:value-type="float" office:value="4147" calcext:value-type="float">
            <text:p>4,147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522" calcext:value-type="float">
            <text:p>4,522</text:p>
          </table:table-cell>
          <table:table-cell table:style-name="ce33" office:value-type="float" office:value="4681" calcext:value-type="float">
            <text:p>4,681</text:p>
          </table:table-cell>
          <table:table-cell table:style-name="ce43" office:value-type="float" office:value="4659" calcext:value-type="float">
            <text:p>4,659</text:p>
          </table:table-cell>
          <table:table-cell table:style-name="ce33" office:value-type="float" office:value="23357" calcext:value-type="float">
            <text:p>23,357</text:p>
          </table:table-cell>
          <table:table-cell table:style-name="ce33" office:value-type="float" office:value="4635" calcext:value-type="float">
            <text:p>4,635</text:p>
          </table:table-cell>
          <table:table-cell table:style-name="ce33" office:value-type="float" office:value="5035" calcext:value-type="float">
            <text:p>5,035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476" calcext:value-type="float">
            <text:p>4,476</text:p>
          </table:table-cell>
          <table:table-cell table:style-name="ce43" office:value-type="float" office:value="4632" calcext:value-type="float">
            <text:p>4,632</text:p>
          </table:table-cell>
          <table:table-cell table:style-name="ce33" office:value-type="float" office:value="22547" calcext:value-type="float">
            <text:p>22,547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4581" calcext:value-type="float">
            <text:p>4,581</text:p>
          </table:table-cell>
          <table:table-cell table:style-name="ce43" office:value-type="float" office:value="4403" calcext:value-type="float">
            <text:p>4,403</text:p>
          </table:table-cell>
          <table:table-cell table:style-name="ce33" office:value-type="float" office:value="21107" calcext:value-type="float">
            <text:p>21,107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4186" calcext:value-type="float">
            <text:p>4,186</text:p>
          </table:table-cell>
          <table:table-cell table:style-name="ce43" office:value-type="float" office:value="4305" calcext:value-type="float">
            <text:p>4,305</text:p>
          </table:table-cell>
          <table:table-cell table:style-name="ce33" office:value-type="float" office:value="19669" calcext:value-type="float">
            <text:p>19,669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3661" calcext:value-type="float">
            <text:p>3,661</text:p>
          </table:table-cell>
          <table:table-cell table:style-name="ce43" office:value-type="float" office:value="3805" calcext:value-type="float">
            <text:p>3,805</text:p>
          </table:table-cell>
          <table:table-cell table:style-name="ce33" office:value-type="float" office:value="15405" calcext:value-type="float">
            <text:p>15,405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2788" calcext:value-type="float">
            <text:p>2,788</text:p>
          </table:table-cell>
          <table:table-cell table:style-name="ce33" office:value-type="float" office:value="11683" calcext:value-type="float">
            <text:p>11,683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644" calcext:value-type="float">
            <text:p>2,644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111" calcext:value-type="float">
            <text:p>2,111</text:p>
          </table:table-cell>
          <table:table-cell table:style-name="ce43" office:value-type="float" office:value="2038" calcext:value-type="float">
            <text:p>2,038</text:p>
          </table:table-cell>
          <table:table-cell table:style-name="ce33" office:value-type="float" office:value="7292" calcext:value-type="float">
            <text:p>7,292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467" calcext:value-type="float">
            <text:p>1,467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7758" calcext:value-type="float">
            <text:p>7,758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497" calcext:value-type="float">
            <text:p>1,497</text:p>
          </table:table-cell>
          <table:table-cell table:style-name="ce43" office:value-type="float" office:value="1455" calcext:value-type="float">
            <text:p>1,455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069" calcext:value-type="float">
            <text:p>1,069</text:p>
          </table:table-cell>
          <table:table-cell table:style-name="ce43" office:value-type="float" office:value="1010" calcext:value-type="float">
            <text:p>1,010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806" calcext:value-type="float">
            <text:p>806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50" calcext:value-type="float">
            <text:p>350</text:p>
          </table:table-cell>
          <table:table-cell table:style-name="ce43" office:value-type="float" office:value="303" calcext:value-type="float">
            <text:p>303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6193" calcext:value-type="float">
            <text:p>256,193</text:p>
          </table:table-cell>
          <table:table-cell table:style-name="ce42" office:value-type="float" office:value="13965" calcext:value-type="float">
            <text:p>13,965</text:p>
          </table:table-cell>
          <table:table-cell table:style-name="ce34" office:value-type="float" office:value="2943" calcext:value-type="float">
            <text:p>2,943</text:p>
          </table:table-cell>
          <table:table-cell table:style-name="ce34" office:value-type="float" office:value="2921" calcext:value-type="float">
            <text:p>2,921</text:p>
          </table:table-cell>
          <table:table-cell table:style-name="ce34" office:value-type="float" office:value="2453" calcext:value-type="float">
            <text:p>2,453</text:p>
          </table:table-cell>
          <table:table-cell table:style-name="ce34" office:value-type="float" office:value="2740" calcext:value-type="float">
            <text:p>2,740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14662" calcext:value-type="float">
            <text:p>14,662</text:p>
          </table:table-cell>
          <table:table-cell table:style-name="ce34" office:value-type="float" office:value="3001" calcext:value-type="float">
            <text:p>3,001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2854" calcext:value-type="float">
            <text:p>2,854</text:p>
          </table:table-cell>
          <table:table-cell table:style-name="ce42" office:value-type="float" office:value="3019" calcext:value-type="float">
            <text:p>3,019</text:p>
          </table:table-cell>
          <table:table-cell table:style-name="ce34" office:value-type="float" office:value="16162" calcext:value-type="float">
            <text:p>16,162</text:p>
          </table:table-cell>
          <table:table-cell table:style-name="ce34" office:value-type="float" office:value="3057" calcext:value-type="float">
            <text:p>3,057</text:p>
          </table:table-cell>
          <table:table-cell table:style-name="ce34" office:value-type="float" office:value="3110" calcext:value-type="float">
            <text:p>3,110</text:p>
          </table:table-cell>
          <table:table-cell table:style-name="ce34" office:value-type="float" office:value="3545" calcext:value-type="float">
            <text:p>3,545</text:p>
          </table:table-cell>
          <table:table-cell table:style-name="ce34" office:value-type="float" office:value="3353" calcext:value-type="float">
            <text:p>3,353</text:p>
          </table:table-cell>
          <table:table-cell table:style-name="ce42" office:value-type="float" office:value="3097" calcext:value-type="float">
            <text:p>3,097</text:p>
          </table:table-cell>
          <table:table-cell table:style-name="ce34" office:value-type="float" office:value="18319" calcext:value-type="float">
            <text:p>18,319</text:p>
          </table:table-cell>
          <table:table-cell table:style-name="ce34" office:value-type="float" office:value="3515" calcext:value-type="float">
            <text:p>3,515</text:p>
          </table:table-cell>
          <table:table-cell table:style-name="ce34" office:value-type="float" office:value="3754" calcext:value-type="float">
            <text:p>3,754</text:p>
          </table:table-cell>
          <table:table-cell table:style-name="ce34" office:value-type="float" office:value="3616" calcext:value-type="float">
            <text:p>3,616</text:p>
          </table:table-cell>
          <table:table-cell table:style-name="ce34" office:value-type="float" office:value="3801" calcext:value-type="float">
            <text:p>3,801</text:p>
          </table:table-cell>
          <table:table-cell table:style-name="ce42" office:value-type="float" office:value="3633" calcext:value-type="float">
            <text:p>3,633</text:p>
          </table:table-cell>
          <table:table-cell table:style-name="ce34" office:value-type="float" office:value="17300" calcext:value-type="float">
            <text:p>17,300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498" calcext:value-type="float">
            <text:p>3,498</text:p>
          </table:table-cell>
          <table:table-cell table:style-name="ce34" office:value-type="float" office:value="3590" calcext:value-type="float">
            <text:p>3,590</text:p>
          </table:table-cell>
          <table:table-cell table:style-name="ce34" office:value-type="float" office:value="3308" calcext:value-type="float">
            <text:p>3,308</text:p>
          </table:table-cell>
          <table:table-cell table:style-name="ce42" office:value-type="float" office:value="3396" calcext:value-type="float">
            <text:p>3,396</text:p>
          </table:table-cell>
          <table:table-cell table:style-name="ce34" office:value-type="float" office:value="16822" calcext:value-type="float">
            <text:p>16,822</text:p>
          </table:table-cell>
          <table:table-cell table:style-name="ce34" office:value-type="float" office:value="3024" calcext:value-type="float">
            <text:p>3,024</text:p>
          </table:table-cell>
          <table:table-cell table:style-name="ce34" office:value-type="float" office:value="3021" calcext:value-type="float">
            <text:p>3,021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604" calcext:value-type="float">
            <text:p>3,604</text:p>
          </table:table-cell>
          <table:table-cell table:style-name="ce42" office:value-type="float" office:value="3890" calcext:value-type="float">
            <text:p>3,890</text:p>
          </table:table-cell>
          <table:table-cell table:style-name="ce34" office:value-type="float" office:value="23354" calcext:value-type="float">
            <text:p>23,354</text:p>
          </table:table-cell>
          <table:table-cell table:style-name="ce34" office:value-type="float" office:value="4256" calcext:value-type="float">
            <text:p>4,256</text:p>
          </table:table-cell>
          <table:table-cell table:style-name="ce34" office:value-type="float" office:value="4605" calcext:value-type="float">
            <text:p>4,605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4888" calcext:value-type="float">
            <text:p>4,888</text:p>
          </table:table-cell>
          <table:table-cell table:style-name="ce42" office:value-type="float" office:value="4911" calcext:value-type="float">
            <text:p>4,911</text:p>
          </table:table-cell>
          <table:table-cell table:style-name="ce34" office:value-type="float" office:value="23279" calcext:value-type="float">
            <text:p>23,279</text:p>
          </table:table-cell>
          <table:table-cell table:style-name="ce34" office:value-type="float" office:value="4887" calcext:value-type="float">
            <text:p>4,887</text:p>
          </table:table-cell>
          <table:table-cell table:style-name="ce34" office:value-type="float" office:value="5218" calcext:value-type="float">
            <text:p>5,218</text:p>
          </table:table-cell>
          <table:table-cell table:style-name="ce34" office:value-type="float" office:value="4465" calcext:value-type="float">
            <text:p>4,465</text:p>
          </table:table-cell>
          <table:table-cell table:style-name="ce34" office:value-type="float" office:value="4359" calcext:value-type="float">
            <text:p>4,359</text:p>
          </table:table-cell>
          <table:table-cell table:style-name="ce42" office:value-type="float" office:value="4350" calcext:value-type="float">
            <text:p>4,350</text:p>
          </table:table-cell>
          <table:table-cell table:style-name="ce34" office:value-type="float" office:value="20795" calcext:value-type="float">
            <text:p>20,795</text:p>
          </table:table-cell>
          <table:table-cell table:style-name="ce34" office:value-type="float" office:value="4283" calcext:value-type="float">
            <text:p>4,283</text:p>
          </table:table-cell>
          <table:table-cell table:style-name="ce34" office:value-type="float" office:value="4175" calcext:value-type="float">
            <text:p>4,175</text:p>
          </table:table-cell>
          <table:table-cell table:style-name="ce34" office:value-type="float" office:value="4160" calcext:value-type="float">
            <text:p>4,160</text:p>
          </table:table-cell>
          <table:table-cell table:style-name="ce34" office:value-type="float" office:value="4172" calcext:value-type="float">
            <text:p>4,172</text:p>
          </table:table-cell>
          <table:table-cell table:style-name="ce42" office:value-type="float" office:value="4005" calcext:value-type="float">
            <text:p>4,005</text:p>
          </table:table-cell>
          <table:table-cell table:style-name="ce34" office:value-type="float" office:value="18886" calcext:value-type="float">
            <text:p>18,886</text:p>
          </table:table-cell>
          <table:table-cell table:style-name="ce34" office:value-type="float" office:value="3822" calcext:value-type="float">
            <text:p>3,822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3808" calcext:value-type="float">
            <text:p>3,808</text:p>
          </table:table-cell>
          <table:table-cell table:style-name="ce34" office:value-type="float" office:value="3728" calcext:value-type="float">
            <text:p>3,728</text:p>
          </table:table-cell>
          <table:table-cell table:style-name="ce42" office:value-type="float" office:value="3819" calcext:value-type="float">
            <text:p>3,819</text:p>
          </table:table-cell>
          <table:table-cell table:style-name="ce34" office:value-type="float" office:value="17243" calcext:value-type="float">
            <text:p>17,243</text:p>
          </table:table-cell>
          <table:table-cell table:style-name="ce34" office:value-type="float" office:value="3735" calcext:value-type="float">
            <text:p>3,735</text:p>
          </table:table-cell>
          <table:table-cell table:style-name="ce34" office:value-type="float" office:value="3606" calcext:value-type="float">
            <text:p>3,606</text:p>
          </table:table-cell>
          <table:table-cell table:style-name="ce34" office:value-type="float" office:value="3398" calcext:value-type="float">
            <text:p>3,398</text:p>
          </table:table-cell>
          <table:table-cell table:style-name="ce34" office:value-type="float" office:value="3278" calcext:value-type="float">
            <text:p>3,278</text:p>
          </table:table-cell>
          <table:table-cell table:style-name="ce42" office:value-type="float" office:value="3226" calcext:value-type="float">
            <text:p>3,226</text:p>
          </table:table-cell>
          <table:table-cell table:style-name="ce34" office:value-type="float" office:value="14286" calcext:value-type="float">
            <text:p>14,286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3044" calcext:value-type="float">
            <text:p>3,044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804" calcext:value-type="float">
            <text:p>2,804</text:p>
          </table:table-cell>
          <table:table-cell table:style-name="ce42" office:value-type="float" office:value="2626" calcext:value-type="float">
            <text:p>2,626</text:p>
          </table:table-cell>
          <table:table-cell table:style-name="ce34" office:value-type="float" office:value="11393" calcext:value-type="float">
            <text:p>11,393</text:p>
          </table:table-cell>
          <table:table-cell table:style-name="ce34" office:value-type="float" office:value="2435" calcext:value-type="float">
            <text:p>2,435</text:p>
          </table:table-cell>
          <table:table-cell table:style-name="ce34" office:value-type="float" office:value="2665" calcext:value-type="float">
            <text:p>2,665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2005" calcext:value-type="float">
            <text:p>2,005</text:p>
          </table:table-cell>
          <table:table-cell table:style-name="ce42" office:value-type="float" office:value="2009" calcext:value-type="float">
            <text:p>2,009</text:p>
          </table:table-cell>
          <table:table-cell table:style-name="ce34" office:value-type="float" office:value="7370" calcext:value-type="float">
            <text:p>7,370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188" calcext:value-type="float">
            <text:p>1,188</text:p>
          </table:table-cell>
          <table:table-cell table:style-name="ce34" office:value-type="float" office:value="1458" calcext:value-type="float">
            <text:p>1,458</text:p>
          </table:table-cell>
          <table:table-cell table:style-name="ce42" office:value-type="float" office:value="1574" calcext:value-type="float">
            <text:p>1,574</text:p>
          </table:table-cell>
          <table:table-cell table:style-name="ce34" office:value-type="float" office:value="8090" calcext:value-type="float">
            <text:p>8,090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615" calcext:value-type="float">
            <text:p>1,615</text:p>
          </table:table-cell>
          <table:table-cell table:style-name="ce42" office:value-type="float" office:value="1527" calcext:value-type="float">
            <text:p>1,527</text:p>
          </table:table-cell>
          <table:table-cell table:style-name="ce34" office:value-type="float" office:value="6356" calcext:value-type="float">
            <text:p>6,356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168" calcext:value-type="float">
            <text:p>1,168</text:p>
          </table:table-cell>
          <table:table-cell table:style-name="ce42" office:value-type="float" office:value="1098" calcext:value-type="float">
            <text:p>1,098</text:p>
          </table:table-cell>
          <table:table-cell table:style-name="ce34" office:value-type="float" office:value="4339" calcext:value-type="float">
            <text:p>4,339</text:p>
          </table:table-cell>
          <table:table-cell table:style-name="ce34" office:value-type="float" office:value="1044" calcext:value-type="float">
            <text:p>1,044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796" calcext:value-type="float">
            <text:p>796</text:p>
          </table:table-cell>
          <table:table-cell table:style-name="ce42" office:value-type="float" office:value="727" calcext:value-type="float">
            <text:p>727</text:p>
          </table:table-cell>
          <table:table-cell table:style-name="ce34" office:value-type="float" office:value="2437" calcext:value-type="float">
            <text:p>2,437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378" calcext:value-type="float">
            <text:p>378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27" calcext:value-type="float">
            <text:p>127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4354" calcext:value-type="float">
            <text:p>564,354</text:p>
          </table:table-cell>
          <table:table-cell table:style-name="ce33" office:value-type="float" office:value="25100" calcext:value-type="float">
            <text:p>25,100</text:p>
          </table:table-cell>
          <table:table-cell table:style-name="ce33" office:value-type="float" office:value="5906" calcext:value-type="float">
            <text:p>5,906</text:p>
          </table:table-cell>
          <table:table-cell table:style-name="ce33" office:value-type="float" office:value="5580" calcext:value-type="float">
            <text:p>5,580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4661" calcext:value-type="float">
            <text:p>4,661</text:p>
          </table:table-cell>
          <table:table-cell table:style-name="ce33" office:value-type="float" office:value="26014" calcext:value-type="float">
            <text:p>26,014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5443" calcext:value-type="float">
            <text:p>5,443</text:p>
          </table:table-cell>
          <table:table-cell table:style-name="ce43" office:value-type="float" office:value="5459" calcext:value-type="float">
            <text:p>5,459</text:p>
          </table:table-cell>
          <table:table-cell table:style-name="ce33" office:value-type="float" office:value="32378" calcext:value-type="float">
            <text:p>32,378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6264" calcext:value-type="float">
            <text:p>6,264</text:p>
          </table:table-cell>
          <table:table-cell table:style-name="ce33" office:value-type="float" office:value="6856" calcext:value-type="float">
            <text:p>6,856</text:p>
          </table:table-cell>
          <table:table-cell table:style-name="ce33" office:value-type="float" office:value="6743" calcext:value-type="float">
            <text:p>6,743</text:p>
          </table:table-cell>
          <table:table-cell table:style-name="ce43" office:value-type="float" office:value="6291" calcext:value-type="float">
            <text:p>6,291</text:p>
          </table:table-cell>
          <table:table-cell table:style-name="ce33" office:value-type="float" office:value="39060" calcext:value-type="float">
            <text:p>39,060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7843" calcext:value-type="float">
            <text:p>7,843</text:p>
          </table:table-cell>
          <table:table-cell table:style-name="ce33" office:value-type="float" office:value="7841" calcext:value-type="float">
            <text:p>7,841</text:p>
          </table:table-cell>
          <table:table-cell table:style-name="ce33" office:value-type="float" office:value="7976" calcext:value-type="float">
            <text:p>7,976</text:p>
          </table:table-cell>
          <table:table-cell table:style-name="ce43" office:value-type="float" office:value="8147" calcext:value-type="float">
            <text:p>8,147</text:p>
          </table:table-cell>
          <table:table-cell table:style-name="ce33" office:value-type="float" office:value="41076" calcext:value-type="float">
            <text:p>41,076</text:p>
          </table:table-cell>
          <table:table-cell table:style-name="ce33" office:value-type="float" office:value="8189" calcext:value-type="float">
            <text:p>8,189</text:p>
          </table:table-cell>
          <table:table-cell table:style-name="ce33" office:value-type="float" office:value="8038" calcext:value-type="float">
            <text:p>8,038</text:p>
          </table:table-cell>
          <table:table-cell table:style-name="ce33" office:value-type="float" office:value="8307" calcext:value-type="float">
            <text:p>8,307</text:p>
          </table:table-cell>
          <table:table-cell table:style-name="ce33" office:value-type="float" office:value="8226" calcext:value-type="float">
            <text:p>8,226</text:p>
          </table:table-cell>
          <table:table-cell table:style-name="ce43" office:value-type="float" office:value="8316" calcext:value-type="float">
            <text:p>8,316</text:p>
          </table:table-cell>
          <table:table-cell table:style-name="ce33" office:value-type="float" office:value="41887" calcext:value-type="float">
            <text:p>41,887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8251" calcext:value-type="float">
            <text:p>8,251</text:p>
          </table:table-cell>
          <table:table-cell table:style-name="ce33" office:value-type="float" office:value="8804" calcext:value-type="float">
            <text:p>8,804</text:p>
          </table:table-cell>
          <table:table-cell table:style-name="ce43" office:value-type="float" office:value="9370" calcext:value-type="float">
            <text:p>9,370</text:p>
          </table:table-cell>
          <table:table-cell table:style-name="ce33" office:value-type="float" office:value="48185" calcext:value-type="float">
            <text:p>48,185</text:p>
          </table:table-cell>
          <table:table-cell table:style-name="ce33" office:value-type="float" office:value="9819" calcext:value-type="float">
            <text:p>9,819</text:p>
          </table:table-cell>
          <table:table-cell table:style-name="ce33" office:value-type="float" office:value="9832" calcext:value-type="float">
            <text:p>9,832</text:p>
          </table:table-cell>
          <table:table-cell table:style-name="ce33" office:value-type="float" office:value="9664" calcext:value-type="float">
            <text:p>9,664</text:p>
          </table:table-cell>
          <table:table-cell table:style-name="ce33" office:value-type="float" office:value="9599" calcext:value-type="float">
            <text:p>9,599</text:p>
          </table:table-cell>
          <table:table-cell table:style-name="ce43" office:value-type="float" office:value="9271" calcext:value-type="float">
            <text:p>9,271</text:p>
          </table:table-cell>
          <table:table-cell table:style-name="ce33" office:value-type="float" office:value="41351" calcext:value-type="float">
            <text:p>41,351</text:p>
          </table:table-cell>
          <table:table-cell table:style-name="ce33" office:value-type="float" office:value="8640" calcext:value-type="float">
            <text:p>8,640</text:p>
          </table:table-cell>
          <table:table-cell table:style-name="ce33" office:value-type="float" office:value="8977" calcext:value-type="float">
            <text:p>8,977</text:p>
          </table:table-cell>
          <table:table-cell table:style-name="ce33" office:value-type="float" office:value="8159" calcext:value-type="float">
            <text:p>8,159</text:p>
          </table:table-cell>
          <table:table-cell table:style-name="ce33" office:value-type="float" office:value="7734" calcext:value-type="float">
            <text:p>7,734</text:p>
          </table:table-cell>
          <table:table-cell table:style-name="ce43" office:value-type="float" office:value="7841" calcext:value-type="float">
            <text:p>7,841</text:p>
          </table:table-cell>
          <table:table-cell table:style-name="ce33" office:value-type="float" office:value="40752" calcext:value-type="float">
            <text:p>40,752</text:p>
          </table:table-cell>
          <table:table-cell table:style-name="ce33" office:value-type="float" office:value="7829" calcext:value-type="float">
            <text:p>7,829</text:p>
          </table:table-cell>
          <table:table-cell table:style-name="ce33" office:value-type="float" office:value="7981" calcext:value-type="float">
            <text:p>7,981</text:p>
          </table:table-cell>
          <table:table-cell table:style-name="ce33" office:value-type="float" office:value="8371" calcext:value-type="float">
            <text:p>8,371</text:p>
          </table:table-cell>
          <table:table-cell table:style-name="ce33" office:value-type="float" office:value="8294" calcext:value-type="float">
            <text:p>8,294</text:p>
          </table:table-cell>
          <table:table-cell table:style-name="ce43" office:value-type="float" office:value="8277" calcext:value-type="float">
            <text:p>8,277</text:p>
          </table:table-cell>
          <table:table-cell table:style-name="ce33" office:value-type="float" office:value="41725" calcext:value-type="float">
            <text:p>41,725</text:p>
          </table:table-cell>
          <table:table-cell table:style-name="ce33" office:value-type="float" office:value="8028" calcext:value-type="float">
            <text:p>8,028</text:p>
          </table:table-cell>
          <table:table-cell table:style-name="ce33" office:value-type="float" office:value="8063" calcext:value-type="float">
            <text:p>8,063</text:p>
          </table:table-cell>
          <table:table-cell table:style-name="ce33" office:value-type="float" office:value="8141" calcext:value-type="float">
            <text:p>8,141</text:p>
          </table:table-cell>
          <table:table-cell table:style-name="ce33" office:value-type="float" office:value="8689" calcext:value-type="float">
            <text:p>8,689</text:p>
          </table:table-cell>
          <table:table-cell table:style-name="ce43" office:value-type="float" office:value="8804" calcext:value-type="float">
            <text:p>8,804</text:p>
          </table:table-cell>
          <table:table-cell table:style-name="ce33" office:value-type="float" office:value="43253" calcext:value-type="float">
            <text:p>43,253</text:p>
          </table:table-cell>
          <table:table-cell table:style-name="ce33" office:value-type="float" office:value="8832" calcext:value-type="float">
            <text:p>8,832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8599" calcext:value-type="float">
            <text:p>8,599</text:p>
          </table:table-cell>
          <table:table-cell table:style-name="ce33" office:value-type="float" office:value="8563" calcext:value-type="float">
            <text:p>8,563</text:p>
          </table:table-cell>
          <table:table-cell table:style-name="ce43" office:value-type="float" office:value="8519" calcext:value-type="float">
            <text:p>8,519</text:p>
          </table:table-cell>
          <table:table-cell table:style-name="ce33" office:value-type="float" office:value="36970" calcext:value-type="float">
            <text:p>36,970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7857" calcext:value-type="float">
            <text:p>7,857</text:p>
          </table:table-cell>
          <table:table-cell table:style-name="ce33" office:value-type="float" office:value="7342" calcext:value-type="float">
            <text:p>7,342</text:p>
          </table:table-cell>
          <table:table-cell table:style-name="ce33" office:value-type="float" office:value="7513" calcext:value-type="float">
            <text:p>7,513</text:p>
          </table:table-cell>
          <table:table-cell table:style-name="ce43" office:value-type="float" office:value="6841" calcext:value-type="float">
            <text:p>6,841</text:p>
          </table:table-cell>
          <table:table-cell table:style-name="ce33" office:value-type="float" office:value="29980" calcext:value-type="float">
            <text:p>29,980</text:p>
          </table:table-cell>
          <table:table-cell table:style-name="ce33" office:value-type="float" office:value="6873" calcext:value-type="float">
            <text:p>6,873</text:p>
          </table:table-cell>
          <table:table-cell table:style-name="ce33" office:value-type="float" office:value="6597" calcext:value-type="float">
            <text:p>6,597</text:p>
          </table:table-cell>
          <table:table-cell table:style-name="ce33" office:value-type="float" office:value="6026" calcext:value-type="float">
            <text:p>6,026</text:p>
          </table:table-cell>
          <table:table-cell table:style-name="ce33" office:value-type="float" office:value="5288" calcext:value-type="float">
            <text:p>5,288</text:p>
          </table:table-cell>
          <table:table-cell table:style-name="ce43" office:value-type="float" office:value="5196" calcext:value-type="float">
            <text:p>5,196</text:p>
          </table:table-cell>
          <table:table-cell table:style-name="ce33" office:value-type="float" office:value="19130" calcext:value-type="float">
            <text:p>19,130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4103" calcext:value-type="float">
            <text:p>4,103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3" office:value-type="float" office:value="3821" calcext:value-type="float">
            <text:p>3,821</text:p>
          </table:table-cell>
          <table:table-cell table:style-name="ce33" office:value-type="float" office:value="20111" calcext:value-type="float">
            <text:p>20,111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3" office:value-type="float" office:value="3703" calcext:value-type="float">
            <text:p>3,703</text:p>
          </table:table-cell>
          <table:table-cell table:style-name="ce33" office:value-type="float" office:value="16479" calcext:value-type="float">
            <text:p>16,479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416" calcext:value-type="float">
            <text:p>3,416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189" calcext:value-type="float">
            <text:p>3,189</text:p>
          </table:table-cell>
          <table:table-cell table:style-name="ce43" office:value-type="float" office:value="2898" calcext:value-type="float">
            <text:p>2,898</text:p>
          </table:table-cell>
          <table:table-cell table:style-name="ce33" office:value-type="float" office:value="12144" calcext:value-type="float">
            <text:p>12,144</text:p>
          </table:table-cell>
          <table:table-cell table:style-name="ce33" office:value-type="float" office:value="2787" calcext:value-type="float">
            <text:p>2,787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371" calcext:value-type="float">
            <text:p>2,371</text:p>
          </table:table-cell>
          <table:table-cell table:style-name="ce33" office:value-type="float" office:value="2292" calcext:value-type="float">
            <text:p>2,292</text:p>
          </table:table-cell>
          <table:table-cell table:style-name="ce43" office:value-type="float" office:value="2046" calcext:value-type="float">
            <text:p>2,046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935" calcext:value-type="float">
            <text:p>935</text:p>
          </table:table-cell>
          <table:table-cell table:style-name="ce43" office:value-type="float" office:value="808" calcext:value-type="float">
            <text:p>808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636" calcext:value-type="float">
            <text:p>291,636</text:p>
          </table:table-cell>
          <table:table-cell table:style-name="ce33" office:value-type="float" office:value="12973" calcext:value-type="float">
            <text:p>12,973</text:p>
          </table:table-cell>
          <table:table-cell table:style-name="ce33" office:value-type="float" office:value="2994" calcext:value-type="float">
            <text:p>2,994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13790" calcext:value-type="float">
            <text:p>13,790</text:p>
          </table:table-cell>
          <table:table-cell table:style-name="ce33" office:value-type="float" office:value="2591" calcext:value-type="float">
            <text:p>2,591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893" calcext:value-type="float">
            <text:p>2,893</text:p>
          </table:table-cell>
          <table:table-cell table:style-name="ce43" office:value-type="float" office:value="2948" calcext:value-type="float">
            <text:p>2,948</text:p>
          </table:table-cell>
          <table:table-cell table:style-name="ce33" office:value-type="float" office:value="17083" calcext:value-type="float">
            <text:p>17,083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3538" calcext:value-type="float">
            <text:p>3,538</text:p>
          </table:table-cell>
          <table:table-cell table:style-name="ce43" office:value-type="float" office:value="3323" calcext:value-type="float">
            <text:p>3,323</text:p>
          </table:table-cell>
          <table:table-cell table:style-name="ce33" office:value-type="float" office:value="20379" calcext:value-type="float">
            <text:p>20,379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120" calcext:value-type="float">
            <text:p>4,120</text:p>
          </table:table-cell>
          <table:table-cell table:style-name="ce33" office:value-type="float" office:value="4103" calcext:value-type="float">
            <text:p>4,103</text:p>
          </table:table-cell>
          <table:table-cell table:style-name="ce43" office:value-type="float" office:value="4322" calcext:value-type="float">
            <text:p>4,322</text:p>
          </table:table-cell>
          <table:table-cell table:style-name="ce33" office:value-type="float" office:value="21234" calcext:value-type="float">
            <text:p>21,234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255" calcext:value-type="float">
            <text:p>4,255</text:p>
          </table:table-cell>
          <table:table-cell table:style-name="ce43" office:value-type="float" office:value="4320" calcext:value-type="float">
            <text:p>4,320</text:p>
          </table:table-cell>
          <table:table-cell table:style-name="ce33" office:value-type="float" office:value="21382" calcext:value-type="float">
            <text:p>21,382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4165" calcext:value-type="float">
            <text:p>4,165</text:p>
          </table:table-cell>
          <table:table-cell table:style-name="ce33" office:value-type="float" office:value="4487" calcext:value-type="float">
            <text:p>4,487</text:p>
          </table:table-cell>
          <table:table-cell table:style-name="ce43" office:value-type="float" office:value="4802" calcext:value-type="float">
            <text:p>4,802</text:p>
          </table:table-cell>
          <table:table-cell table:style-name="ce33" office:value-type="float" office:value="24551" calcext:value-type="float">
            <text:p>24,551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4914" calcext:value-type="float">
            <text:p>4,914</text:p>
          </table:table-cell>
          <table:table-cell table:style-name="ce33" office:value-type="float" office:value="4875" calcext:value-type="float">
            <text:p>4,875</text:p>
          </table:table-cell>
          <table:table-cell table:style-name="ce43" office:value-type="float" office:value="4785" calcext:value-type="float">
            <text:p>4,785</text:p>
          </table:table-cell>
          <table:table-cell table:style-name="ce33" office:value-type="float" office:value="21609" calcext:value-type="float">
            <text:p>21,609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122" calcext:value-type="float">
            <text:p>4,122</text:p>
          </table:table-cell>
          <table:table-cell table:style-name="ce43" office:value-type="float" office:value="4181" calcext:value-type="float">
            <text:p>4,181</text:p>
          </table:table-cell>
          <table:table-cell table:style-name="ce33" office:value-type="float" office:value="21809" calcext:value-type="float">
            <text:p>21,809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454" calcext:value-type="float">
            <text:p>4,454</text:p>
          </table:table-cell>
          <table:table-cell table:style-name="ce43" office:value-type="float" office:value="4469" calcext:value-type="float">
            <text:p>4,469</text:p>
          </table:table-cell>
          <table:table-cell table:style-name="ce33" office:value-type="float" office:value="22372" calcext:value-type="float">
            <text:p>22,372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4344" calcext:value-type="float">
            <text:p>4,344</text:p>
          </table:table-cell>
          <table:table-cell table:style-name="ce33" office:value-type="float" office:value="4377" calcext:value-type="float">
            <text:p>4,377</text:p>
          </table:table-cell>
          <table:table-cell table:style-name="ce33" office:value-type="float" office:value="4664" calcext:value-type="float">
            <text:p>4,664</text:p>
          </table:table-cell>
          <table:table-cell table:style-name="ce43" office:value-type="float" office:value="4682" calcext:value-type="float">
            <text:p>4,682</text:p>
          </table:table-cell>
          <table:table-cell table:style-name="ce33" office:value-type="float" office:value="23008" calcext:value-type="float">
            <text:p>23,008</text:p>
          </table:table-cell>
          <table:table-cell table:style-name="ce33" office:value-type="float" office:value="4697" calcext:value-type="float">
            <text:p>4,697</text:p>
          </table:table-cell>
          <table:table-cell table:style-name="ce33" office:value-type="float" office:value="4644" calcext:value-type="float">
            <text:p>4,644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4531" calcext:value-type="float">
            <text:p>4,531</text:p>
          </table:table-cell>
          <table:table-cell table:style-name="ce43" office:value-type="float" office:value="4537" calcext:value-type="float">
            <text:p>4,537</text:p>
          </table:table-cell>
          <table:table-cell table:style-name="ce33" office:value-type="float" office:value="19461" calcext:value-type="float">
            <text:p>19,461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3" office:value-type="float" office:value="4193" calcext:value-type="float">
            <text:p>4,193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3927" calcext:value-type="float">
            <text:p>3,927</text:p>
          </table:table-cell>
          <table:table-cell table:style-name="ce43" office:value-type="float" office:value="3598" calcext:value-type="float">
            <text:p>3,598</text:p>
          </table:table-cell>
          <table:table-cell table:style-name="ce33" office:value-type="float" office:value="15212" calcext:value-type="float">
            <text:p>15,212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2712" calcext:value-type="float">
            <text:p>2,712</text:p>
          </table:table-cell>
          <table:table-cell table:style-name="ce43" office:value-type="float" office:value="2567" calcext:value-type="float">
            <text:p>2,567</text:p>
          </table:table-cell>
          <table:table-cell table:style-name="ce33" office:value-type="float" office:value="9616" calcext:value-type="float">
            <text:p>9,616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929" calcext:value-type="float">
            <text:p>1,929</text:p>
          </table:table-cell>
          <table:table-cell table:style-name="ce43" office:value-type="float" office:value="1900" calcext:value-type="float">
            <text:p>1,900</text:p>
          </table:table-cell>
          <table:table-cell table:style-name="ce33" office:value-type="float" office:value="10022" calcext:value-type="float">
            <text:p>10,022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095" calcext:value-type="float">
            <text:p>2,095</text:p>
          </table:table-cell>
          <table:table-cell table:style-name="ce43" office:value-type="float" office:value="1820" calcext:value-type="float">
            <text:p>1,820</text:p>
          </table:table-cell>
          <table:table-cell table:style-name="ce33" office:value-type="float" office:value="7802" calcext:value-type="float">
            <text:p>7,802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292" calcext:value-type="float">
            <text:p>1,292</text:p>
          </table:table-cell>
          <table:table-cell table:style-name="ce33" office:value-type="float" office:value="5615" calcext:value-type="float">
            <text:p>5,615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025" calcext:value-type="float">
            <text:p>1,025</text:p>
          </table:table-cell>
          <table:table-cell table:style-name="ce43" office:value-type="float" office:value="926" calcext:value-type="float">
            <text:p>926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382" calcext:value-type="float">
            <text:p>382</text:p>
          </table:table-cell>
          <table:table-cell table:style-name="ce43" office:value-type="float" office:value="343" calcext:value-type="float">
            <text:p>343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2718" calcext:value-type="float">
            <text:p>272,718</text:p>
          </table:table-cell>
          <table:table-cell table:style-name="ce42" office:value-type="float" office:value="12127" calcext:value-type="float">
            <text:p>12,127</text:p>
          </table:table-cell>
          <table:table-cell table:style-name="ce34" office:value-type="float" office:value="2912" calcext:value-type="float">
            <text:p>2,912</text:p>
          </table:table-cell>
          <table:table-cell table:style-name="ce34" office:value-type="float" office:value="2706" calcext:value-type="float">
            <text:p>2,706</text:p>
          </table:table-cell>
          <table:table-cell table:style-name="ce34" office:value-type="float" office:value="2148" calcext:value-type="float">
            <text:p>2,148</text:p>
          </table:table-cell>
          <table:table-cell table:style-name="ce34" office:value-type="float" office:value="2140" calcext:value-type="float">
            <text:p>2,140</text:p>
          </table:table-cell>
          <table:table-cell table:style-name="ce34" office:value-type="float" office:value="2221" calcext:value-type="float">
            <text:p>2,221</text:p>
          </table:table-cell>
          <table:table-cell table:style-name="ce34" office:value-type="float" office:value="12224" calcext:value-type="float">
            <text:p>12,224</text:p>
          </table:table-cell>
          <table:table-cell table:style-name="ce34" office:value-type="float" office:value="2352" calcext:value-type="float">
            <text:p>2,352</text:p>
          </table:table-cell>
          <table:table-cell table:style-name="ce34" office:value-type="float" office:value="2431" calcext:value-type="float">
            <text:p>2,431</text:p>
          </table:table-cell>
          <table:table-cell table:style-name="ce34" office:value-type="float" office:value="2380" calcext:value-type="float">
            <text:p>2,380</text:p>
          </table:table-cell>
          <table:table-cell table:style-name="ce34" office:value-type="float" office:value="2550" calcext:value-type="float">
            <text:p>2,550</text:p>
          </table:table-cell>
          <table:table-cell table:style-name="ce42" office:value-type="float" office:value="2511" calcext:value-type="float">
            <text:p>2,511</text:p>
          </table:table-cell>
          <table:table-cell table:style-name="ce34" office:value-type="float" office:value="15295" calcext:value-type="float">
            <text:p>15,295</text:p>
          </table:table-cell>
          <table:table-cell table:style-name="ce34" office:value-type="float" office:value="2840" calcext:value-type="float">
            <text:p>2,840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205" calcext:value-type="float">
            <text:p>3,205</text:p>
          </table:table-cell>
          <table:table-cell table:style-name="ce42" office:value-type="float" office:value="2968" calcext:value-type="float">
            <text:p>2,968</text:p>
          </table:table-cell>
          <table:table-cell table:style-name="ce34" office:value-type="float" office:value="18681" calcext:value-type="float">
            <text:p>18,681</text:p>
          </table:table-cell>
          <table:table-cell table:style-name="ce34" office:value-type="float" office:value="3418" calcext:value-type="float">
            <text:p>3,418</text:p>
          </table:table-cell>
          <table:table-cell table:style-name="ce34" office:value-type="float" office:value="3844" calcext:value-type="float">
            <text:p>3,844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3873" calcext:value-type="float">
            <text:p>3,873</text:p>
          </table:table-cell>
          <table:table-cell table:style-name="ce42" office:value-type="float" office:value="3825" calcext:value-type="float">
            <text:p>3,825</text:p>
          </table:table-cell>
          <table:table-cell table:style-name="ce34" office:value-type="float" office:value="19842" calcext:value-type="float">
            <text:p>19,842</text:p>
          </table:table-cell>
          <table:table-cell table:style-name="ce34" office:value-type="float" office:value="3977" calcext:value-type="float">
            <text:p>3,977</text:p>
          </table:table-cell>
          <table:table-cell table:style-name="ce34" office:value-type="float" office:value="3836" calcext:value-type="float">
            <text:p>3,836</text:p>
          </table:table-cell>
          <table:table-cell table:style-name="ce34" office:value-type="float" office:value="4062" calcext:value-type="float">
            <text:p>4,062</text:p>
          </table:table-cell>
          <table:table-cell table:style-name="ce34" office:value-type="float" office:value="3971" calcext:value-type="float">
            <text:p>3,971</text:p>
          </table:table-cell>
          <table:table-cell table:style-name="ce42" office:value-type="float" office:value="3996" calcext:value-type="float">
            <text:p>3,996</text:p>
          </table:table-cell>
          <table:table-cell table:style-name="ce34" office:value-type="float" office:value="20505" calcext:value-type="float">
            <text:p>20,505</text:p>
          </table:table-cell>
          <table:table-cell table:style-name="ce34" office:value-type="float" office:value="3815" calcext:value-type="float">
            <text:p>3,815</text:p>
          </table:table-cell>
          <table:table-cell table:style-name="ce34" office:value-type="float" office:value="3719" calcext:value-type="float">
            <text:p>3,719</text:p>
          </table:table-cell>
          <table:table-cell table:style-name="ce34" office:value-type="float" office:value="4086" calcext:value-type="float">
            <text:p>4,086</text:p>
          </table:table-cell>
          <table:table-cell table:style-name="ce34" office:value-type="float" office:value="4317" calcext:value-type="float">
            <text:p>4,317</text:p>
          </table:table-cell>
          <table:table-cell table:style-name="ce42" office:value-type="float" office:value="4568" calcext:value-type="float">
            <text:p>4,568</text:p>
          </table:table-cell>
          <table:table-cell table:style-name="ce34" office:value-type="float" office:value="23634" calcext:value-type="float">
            <text:p>23,634</text:p>
          </table:table-cell>
          <table:table-cell table:style-name="ce34" office:value-type="float" office:value="4893" calcext:value-type="float">
            <text:p>4,893</text:p>
          </table:table-cell>
          <table:table-cell table:style-name="ce34" office:value-type="float" office:value="4781" calcext:value-type="float">
            <text:p>4,781</text:p>
          </table:table-cell>
          <table:table-cell table:style-name="ce34" office:value-type="float" office:value="4750" calcext:value-type="float">
            <text:p>4,750</text:p>
          </table:table-cell>
          <table:table-cell table:style-name="ce34" office:value-type="float" office:value="4724" calcext:value-type="float">
            <text:p>4,724</text:p>
          </table:table-cell>
          <table:table-cell table:style-name="ce42" office:value-type="float" office:value="4486" calcext:value-type="float">
            <text:p>4,486</text:p>
          </table:table-cell>
          <table:table-cell table:style-name="ce34" office:value-type="float" office:value="19742" calcext:value-type="float">
            <text:p>19,742</text:p>
          </table:table-cell>
          <table:table-cell table:style-name="ce34" office:value-type="float" office:value="4145" calcext:value-type="float">
            <text:p>4,145</text:p>
          </table:table-cell>
          <table:table-cell table:style-name="ce34" office:value-type="float" office:value="4388" calcext:value-type="float">
            <text:p>4,388</text:p>
          </table:table-cell>
          <table:table-cell table:style-name="ce34" office:value-type="float" office:value="3937" calcext:value-type="float">
            <text:p>3,937</text:p>
          </table:table-cell>
          <table:table-cell table:style-name="ce34" office:value-type="float" office:value="3612" calcext:value-type="float">
            <text:p>3,612</text:p>
          </table:table-cell>
          <table:table-cell table:style-name="ce42" office:value-type="float" office:value="3660" calcext:value-type="float">
            <text:p>3,660</text:p>
          </table:table-cell>
          <table:table-cell table:style-name="ce34" office:value-type="float" office:value="18943" calcext:value-type="float">
            <text:p>18,943</text:p>
          </table:table-cell>
          <table:table-cell table:style-name="ce34" office:value-type="float" office:value="3665" calcext:value-type="float">
            <text:p>3,665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3932" calcext:value-type="float">
            <text:p>3,932</text:p>
          </table:table-cell>
          <table:table-cell table:style-name="ce34" office:value-type="float" office:value="3840" calcext:value-type="float">
            <text:p>3,840</text:p>
          </table:table-cell>
          <table:table-cell table:style-name="ce42" office:value-type="float" office:value="3808" calcext:value-type="float">
            <text:p>3,808</text:p>
          </table:table-cell>
          <table:table-cell table:style-name="ce34" office:value-type="float" office:value="19353" calcext:value-type="float">
            <text:p>19,353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719" calcext:value-type="float">
            <text:p>3,719</text:p>
          </table:table-cell>
          <table:table-cell table:style-name="ce34" office:value-type="float" office:value="3764" calcext:value-type="float">
            <text:p>3,764</text:p>
          </table:table-cell>
          <table:table-cell table:style-name="ce34" office:value-type="float" office:value="4025" calcext:value-type="float">
            <text:p>4,025</text:p>
          </table:table-cell>
          <table:table-cell table:style-name="ce42" office:value-type="float" office:value="4122" calcext:value-type="float">
            <text:p>4,122</text:p>
          </table:table-cell>
          <table:table-cell table:style-name="ce34" office:value-type="float" office:value="20245" calcext:value-type="float">
            <text:p>20,245</text:p>
          </table:table-cell>
          <table:table-cell table:style-name="ce34" office:value-type="float" office:value="4135" calcext:value-type="float">
            <text:p>4,135</text:p>
          </table:table-cell>
          <table:table-cell table:style-name="ce34" office:value-type="float" office:value="4096" calcext:value-type="float">
            <text:p>4,096</text:p>
          </table:table-cell>
          <table:table-cell table:style-name="ce34" office:value-type="float" office:value="4000" calcext:value-type="float">
            <text:p>4,000</text:p>
          </table:table-cell>
          <table:table-cell table:style-name="ce34" office:value-type="float" office:value="4032" calcext:value-type="float">
            <text:p>4,032</text:p>
          </table:table-cell>
          <table:table-cell table:style-name="ce42" office:value-type="float" office:value="3982" calcext:value-type="float">
            <text:p>3,982</text:p>
          </table:table-cell>
          <table:table-cell table:style-name="ce34" office:value-type="float" office:value="17509" calcext:value-type="float">
            <text:p>17,509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3664" calcext:value-type="float">
            <text:p>3,664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3586" calcext:value-type="float">
            <text:p>3,586</text:p>
          </table:table-cell>
          <table:table-cell table:style-name="ce42" office:value-type="float" office:value="3243" calcext:value-type="float">
            <text:p>3,243</text:p>
          </table:table-cell>
          <table:table-cell table:style-name="ce34" office:value-type="float" office:value="14768" calcext:value-type="float">
            <text:p>14,768</text:p>
          </table:table-cell>
          <table:table-cell table:style-name="ce34" office:value-type="float" office:value="3381" calcext:value-type="float">
            <text:p>3,381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2920" calcext:value-type="float">
            <text:p>2,920</text:p>
          </table:table-cell>
          <table:table-cell table:style-name="ce34" office:value-type="float" office:value="2576" calcext:value-type="float">
            <text:p>2,576</text:p>
          </table:table-cell>
          <table:table-cell table:style-name="ce42" office:value-type="float" office:value="2629" calcext:value-type="float">
            <text:p>2,629</text:p>
          </table:table-cell>
          <table:table-cell table:style-name="ce34" office:value-type="float" office:value="9514" calcext:value-type="float">
            <text:p>9,514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2003" calcext:value-type="float">
            <text:p>2,003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884" calcext:value-type="float">
            <text:p>1,884</text:p>
          </table:table-cell>
          <table:table-cell table:style-name="ce42" office:value-type="float" office:value="1921" calcext:value-type="float">
            <text:p>1,921</text:p>
          </table:table-cell>
          <table:table-cell table:style-name="ce34" office:value-type="float" office:value="10089" calcext:value-type="float">
            <text:p>10,089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2002" calcext:value-type="float">
            <text:p>2,002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4" office:value-type="float" office:value="2100" calcext:value-type="float">
            <text:p>2,100</text:p>
          </table:table-cell>
          <table:table-cell table:style-name="ce42" office:value-type="float" office:value="1883" calcext:value-type="float">
            <text:p>1,883</text:p>
          </table:table-cell>
          <table:table-cell table:style-name="ce34" office:value-type="float" office:value="8677" calcext:value-type="float">
            <text:p>8,677</text:p>
          </table:table-cell>
          <table:table-cell table:style-name="ce34" office:value-type="float" office:value="1951" calcext:value-type="float">
            <text:p>1,951</text:p>
          </table:table-cell>
          <table:table-cell table:style-name="ce34" office:value-type="float" office:value="1817" calcext:value-type="float">
            <text:p>1,817</text:p>
          </table:table-cell>
          <table:table-cell table:style-name="ce34" office:value-type="float" office:value="1618" calcext:value-type="float">
            <text:p>1,618</text:p>
          </table:table-cell>
          <table:table-cell table:style-name="ce34" office:value-type="float" office:value="1685" calcext:value-type="float">
            <text:p>1,685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4" office:value-type="float" office:value="6529" calcext:value-type="float">
            <text:p>6,529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1421" calcext:value-type="float">
            <text:p>1,421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267" calcext:value-type="float">
            <text:p>1,267</text:p>
          </table:table-cell>
          <table:table-cell table:style-name="ce42" office:value-type="float" office:value="1120" calcext:value-type="float">
            <text:p>1,120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553" calcext:value-type="float">
            <text:p>553</text:p>
          </table:table-cell>
          <table:table-cell table:style-name="ce42" office:value-type="float" office:value="465" calcext:value-type="float">
            <text:p>465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82" calcext:value-type="float">
            <text:p>182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8913" calcext:value-type="float">
            <text:p>1,298,913</text:p>
          </table:table-cell>
          <table:table-cell table:style-name="ce33" office:value-type="float" office:value="56163" calcext:value-type="float">
            <text:p>56,163</text:p>
          </table:table-cell>
          <table:table-cell table:style-name="ce33" office:value-type="float" office:value="12595" calcext:value-type="float">
            <text:p>12,595</text:p>
          </table:table-cell>
          <table:table-cell table:style-name="ce33" office:value-type="float" office:value="11962" calcext:value-type="float">
            <text:p>11,962</text:p>
          </table:table-cell>
          <table:table-cell table:style-name="ce33" office:value-type="float" office:value="9717" calcext:value-type="float">
            <text:p>9,717</text:p>
          </table:table-cell>
          <table:table-cell table:style-name="ce33" office:value-type="float" office:value="10803" calcext:value-type="float">
            <text:p>10,803</text:p>
          </table:table-cell>
          <table:table-cell table:style-name="ce33" office:value-type="float" office:value="11086" calcext:value-type="float">
            <text:p>11,086</text:p>
          </table:table-cell>
          <table:table-cell table:style-name="ce33" office:value-type="float" office:value="60987" calcext:value-type="float">
            <text:p>60,987</text:p>
          </table:table-cell>
          <table:table-cell table:style-name="ce33" office:value-type="float" office:value="11240" calcext:value-type="float">
            <text:p>11,240</text:p>
          </table:table-cell>
          <table:table-cell table:style-name="ce33" office:value-type="float" office:value="11595" calcext:value-type="float">
            <text:p>11,595</text:p>
          </table:table-cell>
          <table:table-cell table:style-name="ce33" office:value-type="float" office:value="11833" calcext:value-type="float">
            <text:p>11,833</text:p>
          </table:table-cell>
          <table:table-cell table:style-name="ce33" office:value-type="float" office:value="12837" calcext:value-type="float">
            <text:p>12,837</text:p>
          </table:table-cell>
          <table:table-cell table:style-name="ce43" office:value-type="float" office:value="13482" calcext:value-type="float">
            <text:p>13,482</text:p>
          </table:table-cell>
          <table:table-cell table:style-name="ce33" office:value-type="float" office:value="78505" calcext:value-type="float">
            <text:p>78,505</text:p>
          </table:table-cell>
          <table:table-cell table:style-name="ce33" office:value-type="float" office:value="14331" calcext:value-type="float">
            <text:p>14,331</text:p>
          </table:table-cell>
          <table:table-cell table:style-name="ce33" office:value-type="float" office:value="14762" calcext:value-type="float">
            <text:p>14,762</text:p>
          </table:table-cell>
          <table:table-cell table:style-name="ce33" office:value-type="float" office:value="17107" calcext:value-type="float">
            <text:p>17,107</text:p>
          </table:table-cell>
          <table:table-cell table:style-name="ce33" office:value-type="float" office:value="16384" calcext:value-type="float">
            <text:p>16,384</text:p>
          </table:table-cell>
          <table:table-cell table:style-name="ce43" office:value-type="float" office:value="15921" calcext:value-type="float">
            <text:p>15,921</text:p>
          </table:table-cell>
          <table:table-cell table:style-name="ce33" office:value-type="float" office:value="91510" calcext:value-type="float">
            <text:p>91,510</text:p>
          </table:table-cell>
          <table:table-cell table:style-name="ce33" office:value-type="float" office:value="17805" calcext:value-type="float">
            <text:p>17,805</text:p>
          </table:table-cell>
          <table:table-cell table:style-name="ce33" office:value-type="float" office:value="18589" calcext:value-type="float">
            <text:p>18,589</text:p>
          </table:table-cell>
          <table:table-cell table:style-name="ce33" office:value-type="float" office:value="18371" calcext:value-type="float">
            <text:p>18,371</text:p>
          </table:table-cell>
          <table:table-cell table:style-name="ce33" office:value-type="float" office:value="18224" calcext:value-type="float">
            <text:p>18,224</text:p>
          </table:table-cell>
          <table:table-cell table:style-name="ce43" office:value-type="float" office:value="18521" calcext:value-type="float">
            <text:p>18,521</text:p>
          </table:table-cell>
          <table:table-cell table:style-name="ce33" office:value-type="float" office:value="95049" calcext:value-type="float">
            <text:p>95,049</text:p>
          </table:table-cell>
          <table:table-cell table:style-name="ce33" office:value-type="float" office:value="18847" calcext:value-type="float">
            <text:p>18,847</text:p>
          </table:table-cell>
          <table:table-cell table:style-name="ce33" office:value-type="float" office:value="18369" calcext:value-type="float">
            <text:p>18,369</text:p>
          </table:table-cell>
          <table:table-cell table:style-name="ce33" office:value-type="float" office:value="19243" calcext:value-type="float">
            <text:p>19,243</text:p>
          </table:table-cell>
          <table:table-cell table:style-name="ce33" office:value-type="float" office:value="18914" calcext:value-type="float">
            <text:p>18,914</text:p>
          </table:table-cell>
          <table:table-cell table:style-name="ce43" office:value-type="float" office:value="19676" calcext:value-type="float">
            <text:p>19,676</text:p>
          </table:table-cell>
          <table:table-cell table:style-name="ce33" office:value-type="float" office:value="101818" calcext:value-type="float">
            <text:p>101,818</text:p>
          </table:table-cell>
          <table:table-cell table:style-name="ce33" office:value-type="float" office:value="18663" calcext:value-type="float">
            <text:p>18,663</text:p>
          </table:table-cell>
          <table:table-cell table:style-name="ce33" office:value-type="float" office:value="18768" calcext:value-type="float">
            <text:p>18,768</text:p>
          </table:table-cell>
          <table:table-cell table:style-name="ce33" office:value-type="float" office:value="20295" calcext:value-type="float">
            <text:p>20,295</text:p>
          </table:table-cell>
          <table:table-cell table:style-name="ce33" office:value-type="float" office:value="21876" calcext:value-type="float">
            <text:p>21,876</text:p>
          </table:table-cell>
          <table:table-cell table:style-name="ce43" office:value-type="float" office:value="22216" calcext:value-type="float">
            <text:p>22,216</text:p>
          </table:table-cell>
          <table:table-cell table:style-name="ce33" office:value-type="float" office:value="115324" calcext:value-type="float">
            <text:p>115,324</text:p>
          </table:table-cell>
          <table:table-cell table:style-name="ce33" office:value-type="float" office:value="23008" calcext:value-type="float">
            <text:p>23,008</text:p>
          </table:table-cell>
          <table:table-cell table:style-name="ce33" office:value-type="float" office:value="23481" calcext:value-type="float">
            <text:p>23,481</text:p>
          </table:table-cell>
          <table:table-cell table:style-name="ce33" office:value-type="float" office:value="23134" calcext:value-type="float">
            <text:p>23,134</text:p>
          </table:table-cell>
          <table:table-cell table:style-name="ce33" office:value-type="float" office:value="23154" calcext:value-type="float">
            <text:p>23,154</text:p>
          </table:table-cell>
          <table:table-cell table:style-name="ce43" office:value-type="float" office:value="22547" calcext:value-type="float">
            <text:p>22,547</text:p>
          </table:table-cell>
          <table:table-cell table:style-name="ce33" office:value-type="float" office:value="98770" calcext:value-type="float">
            <text:p>98,770</text:p>
          </table:table-cell>
          <table:table-cell table:style-name="ce33" office:value-type="float" office:value="21122" calcext:value-type="float">
            <text:p>21,122</text:p>
          </table:table-cell>
          <table:table-cell table:style-name="ce33" office:value-type="float" office:value="21685" calcext:value-type="float">
            <text:p>21,685</text:p>
          </table:table-cell>
          <table:table-cell table:style-name="ce33" office:value-type="float" office:value="19447" calcext:value-type="float">
            <text:p>19,447</text:p>
          </table:table-cell>
          <table:table-cell table:style-name="ce33" office:value-type="float" office:value="18538" calcext:value-type="float">
            <text:p>18,538</text:p>
          </table:table-cell>
          <table:table-cell table:style-name="ce43" office:value-type="float" office:value="17978" calcext:value-type="float">
            <text:p>17,978</text:p>
          </table:table-cell>
          <table:table-cell table:style-name="ce33" office:value-type="float" office:value="90335" calcext:value-type="float">
            <text:p>90,335</text:p>
          </table:table-cell>
          <table:table-cell table:style-name="ce33" office:value-type="float" office:value="17752" calcext:value-type="float">
            <text:p>17,752</text:p>
          </table:table-cell>
          <table:table-cell table:style-name="ce33" office:value-type="float" office:value="17721" calcext:value-type="float">
            <text:p>17,721</text:p>
          </table:table-cell>
          <table:table-cell table:style-name="ce33" office:value-type="float" office:value="18283" calcext:value-type="float">
            <text:p>18,283</text:p>
          </table:table-cell>
          <table:table-cell table:style-name="ce33" office:value-type="float" office:value="18311" calcext:value-type="float">
            <text:p>18,311</text:p>
          </table:table-cell>
          <table:table-cell table:style-name="ce43" office:value-type="float" office:value="18268" calcext:value-type="float">
            <text:p>18,268</text:p>
          </table:table-cell>
          <table:table-cell table:style-name="ce33" office:value-type="float" office:value="95061" calcext:value-type="float">
            <text:p>95,061</text:p>
          </table:table-cell>
          <table:table-cell table:style-name="ce33" office:value-type="float" office:value="18368" calcext:value-type="float">
            <text:p>18,368</text:p>
          </table:table-cell>
          <table:table-cell table:style-name="ce33" office:value-type="float" office:value="18683" calcext:value-type="float">
            <text:p>18,683</text:p>
          </table:table-cell>
          <table:table-cell table:style-name="ce33" office:value-type="float" office:value="18687" calcext:value-type="float">
            <text:p>18,687</text:p>
          </table:table-cell>
          <table:table-cell table:style-name="ce33" office:value-type="float" office:value="19755" calcext:value-type="float">
            <text:p>19,755</text:p>
          </table:table-cell>
          <table:table-cell table:style-name="ce43" office:value-type="float" office:value="19568" calcext:value-type="float">
            <text:p>19,568</text:p>
          </table:table-cell>
          <table:table-cell table:style-name="ce33" office:value-type="float" office:value="97563" calcext:value-type="float">
            <text:p>97,563</text:p>
          </table:table-cell>
          <table:table-cell table:style-name="ce33" office:value-type="float" office:value="20053" calcext:value-type="float">
            <text:p>20,053</text:p>
          </table:table-cell>
          <table:table-cell table:style-name="ce33" office:value-type="float" office:value="19726" calcext:value-type="float">
            <text:p>19,726</text:p>
          </table:table-cell>
          <table:table-cell table:style-name="ce33" office:value-type="float" office:value="19359" calcext:value-type="float">
            <text:p>19,359</text:p>
          </table:table-cell>
          <table:table-cell table:style-name="ce33" office:value-type="float" office:value="19049" calcext:value-type="float">
            <text:p>19,049</text:p>
          </table:table-cell>
          <table:table-cell table:style-name="ce43" office:value-type="float" office:value="19376" calcext:value-type="float">
            <text:p>19,376</text:p>
          </table:table-cell>
          <table:table-cell table:style-name="ce33" office:value-type="float" office:value="85032" calcext:value-type="float">
            <text:p>85,032</text:p>
          </table:table-cell>
          <table:table-cell table:style-name="ce33" office:value-type="float" office:value="17094" calcext:value-type="float">
            <text:p>17,094</text:p>
          </table:table-cell>
          <table:table-cell table:style-name="ce33" office:value-type="float" office:value="17837" calcext:value-type="float">
            <text:p>17,837</text:p>
          </table:table-cell>
          <table:table-cell table:style-name="ce33" office:value-type="float" office:value="17469" calcext:value-type="float">
            <text:p>17,469</text:p>
          </table:table-cell>
          <table:table-cell table:style-name="ce33" office:value-type="float" office:value="16891" calcext:value-type="float">
            <text:p>16,891</text:p>
          </table:table-cell>
          <table:table-cell table:style-name="ce43" office:value-type="float" office:value="15741" calcext:value-type="float">
            <text:p>15,741</text:p>
          </table:table-cell>
          <table:table-cell table:style-name="ce33" office:value-type="float" office:value="69612" calcext:value-type="float">
            <text:p>69,612</text:p>
          </table:table-cell>
          <table:table-cell table:style-name="ce33" office:value-type="float" office:value="15458" calcext:value-type="float">
            <text:p>15,458</text:p>
          </table:table-cell>
          <table:table-cell table:style-name="ce33" office:value-type="float" office:value="15774" calcext:value-type="float">
            <text:p>15,774</text:p>
          </table:table-cell>
          <table:table-cell table:style-name="ce33" office:value-type="float" office:value="13761" calcext:value-type="float">
            <text:p>13,761</text:p>
          </table:table-cell>
          <table:table-cell table:style-name="ce33" office:value-type="float" office:value="12201" calcext:value-type="float">
            <text:p>12,201</text:p>
          </table:table-cell>
          <table:table-cell table:style-name="ce43" office:value-type="float" office:value="12418" calcext:value-type="float">
            <text:p>12,418</text:p>
          </table:table-cell>
          <table:table-cell table:style-name="ce33" office:value-type="float" office:value="42340" calcext:value-type="float">
            <text:p>42,340</text:p>
          </table:table-cell>
          <table:table-cell table:style-name="ce33" office:value-type="float" office:value="10105" calcext:value-type="float">
            <text:p>10,105</text:p>
          </table:table-cell>
          <table:table-cell table:style-name="ce33" office:value-type="float" office:value="8904" calcext:value-type="float">
            <text:p>8,904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8120" calcext:value-type="float">
            <text:p>8,120</text:p>
          </table:table-cell>
          <table:table-cell table:style-name="ce43" office:value-type="float" office:value="8705" calcext:value-type="float">
            <text:p>8,705</text:p>
          </table:table-cell>
          <table:table-cell table:style-name="ce33" office:value-type="float" office:value="43439" calcext:value-type="float">
            <text:p>43,439</text:p>
          </table:table-cell>
          <table:table-cell table:style-name="ce33" office:value-type="float" office:value="8714" calcext:value-type="float">
            <text:p>8,714</text:p>
          </table:table-cell>
          <table:table-cell table:style-name="ce33" office:value-type="float" office:value="8663" calcext:value-type="float">
            <text:p>8,663</text:p>
          </table:table-cell>
          <table:table-cell table:style-name="ce33" office:value-type="float" office:value="8784" calcext:value-type="float">
            <text:p>8,784</text:p>
          </table:table-cell>
          <table:table-cell table:style-name="ce33" office:value-type="float" office:value="8876" calcext:value-type="float">
            <text:p>8,876</text:p>
          </table:table-cell>
          <table:table-cell table:style-name="ce43" office:value-type="float" office:value="8402" calcext:value-type="float">
            <text:p>8,402</text:p>
          </table:table-cell>
          <table:table-cell table:style-name="ce33" office:value-type="float" office:value="35814" calcext:value-type="float">
            <text:p>35,814</text:p>
          </table:table-cell>
          <table:table-cell table:style-name="ce33" office:value-type="float" office:value="7763" calcext:value-type="float">
            <text:p>7,763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7199" calcext:value-type="float">
            <text:p>7,199</text:p>
          </table:table-cell>
          <table:table-cell table:style-name="ce33" office:value-type="float" office:value="6760" calcext:value-type="float">
            <text:p>6,760</text:p>
          </table:table-cell>
          <table:table-cell table:style-name="ce43" office:value-type="float" office:value="6536" calcext:value-type="float">
            <text:p>6,536</text:p>
          </table:table-cell>
          <table:table-cell table:style-name="ce33" office:value-type="float" office:value="24631" calcext:value-type="float">
            <text:p>24,631</text:p>
          </table:table-cell>
          <table:table-cell table:style-name="ce33" office:value-type="float" office:value="5894" calcext:value-type="float">
            <text:p>5,894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4944" calcext:value-type="float">
            <text:p>4,944</text:p>
          </table:table-cell>
          <table:table-cell table:style-name="ce33" office:value-type="float" office:value="4430" calcext:value-type="float">
            <text:p>4,430</text:p>
          </table:table-cell>
          <table:table-cell table:style-name="ce43" office:value-type="float" office:value="3699" calcext:value-type="float">
            <text:p>3,699</text:p>
          </table:table-cell>
          <table:table-cell table:style-name="ce33" office:value-type="float" office:value="12169" calcext:value-type="float">
            <text:p>12,169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1833" calcext:value-type="float">
            <text:p>1,833</text:p>
          </table:table-cell>
          <table:table-cell table:style-name="ce43" office:value-type="float" office:value="1575" calcext:value-type="float">
            <text:p>1,575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396" calcext:value-type="float">
            <text:p>396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5317" calcext:value-type="float">
            <text:p>665,317</text:p>
          </table:table-cell>
          <table:table-cell table:style-name="ce33" office:value-type="float" office:value="29242" calcext:value-type="float">
            <text:p>29,242</text:p>
          </table:table-cell>
          <table:table-cell table:style-name="ce48" office:value-type="float" office:value="6605" calcext:value-type="float">
            <text:p>6,605</text:p>
          </table:table-cell>
          <table:table-cell table:style-name="ce48" office:value-type="float" office:value="6175" calcext:value-type="float">
            <text:p>6,175</text:p>
          </table:table-cell>
          <table:table-cell table:style-name="ce48" office:value-type="float" office:value="5096" calcext:value-type="float">
            <text:p>5,096</text:p>
          </table:table-cell>
          <table:table-cell table:style-name="ce48" office:value-type="float" office:value="5617" calcext:value-type="float">
            <text:p>5,617</text:p>
          </table:table-cell>
          <table:table-cell table:style-name="ce48" office:value-type="float" office:value="5749" calcext:value-type="float">
            <text:p>5,749</text:p>
          </table:table-cell>
          <table:table-cell table:style-name="ce48" office:value-type="float" office:value="32106" calcext:value-type="float">
            <text:p>32,106</text:p>
          </table:table-cell>
          <table:table-cell table:style-name="ce48" office:value-type="float" office:value="5894" calcext:value-type="float">
            <text:p>5,894</text:p>
          </table:table-cell>
          <table:table-cell table:style-name="ce48" office:value-type="float" office:value="6220" calcext:value-type="float">
            <text:p>6,220</text:p>
          </table:table-cell>
          <table:table-cell table:style-name="ce48" office:value-type="float" office:value="6165" calcext:value-type="float">
            <text:p>6,165</text:p>
          </table:table-cell>
          <table:table-cell table:style-name="ce48" office:value-type="float" office:value="6745" calcext:value-type="float">
            <text:p>6,745</text:p>
          </table:table-cell>
          <table:table-cell table:style-name="ce60" office:value-type="float" office:value="7082" calcext:value-type="float">
            <text:p>7,082</text:p>
          </table:table-cell>
          <table:table-cell table:style-name="ce48" office:value-type="float" office:value="41279" calcext:value-type="float">
            <text:p>41,279</text:p>
          </table:table-cell>
          <table:table-cell table:style-name="ce48" office:value-type="float" office:value="7613" calcext:value-type="float">
            <text:p>7,613</text:p>
          </table:table-cell>
          <table:table-cell table:style-name="ce48" office:value-type="float" office:value="7706" calcext:value-type="float">
            <text:p>7,706</text:p>
          </table:table-cell>
          <table:table-cell table:style-name="ce48" office:value-type="float" office:value="8996" calcext:value-type="float">
            <text:p>8,996</text:p>
          </table:table-cell>
          <table:table-cell table:style-name="ce48" office:value-type="float" office:value="8670" calcext:value-type="float">
            <text:p>8,670</text:p>
          </table:table-cell>
          <table:table-cell table:style-name="ce60" office:value-type="float" office:value="8294" calcext:value-type="float">
            <text:p>8,294</text:p>
          </table:table-cell>
          <table:table-cell table:style-name="ce48" office:value-type="float" office:value="47671" calcext:value-type="float">
            <text:p>47,671</text:p>
          </table:table-cell>
          <table:table-cell table:style-name="ce48" office:value-type="float" office:value="9236" calcext:value-type="float">
            <text:p>9,236</text:p>
          </table:table-cell>
          <table:table-cell table:style-name="ce48" office:value-type="float" office:value="9780" calcext:value-type="float">
            <text:p>9,780</text:p>
          </table:table-cell>
          <table:table-cell table:style-name="ce48" office:value-type="float" office:value="9645" calcext:value-type="float">
            <text:p>9,645</text:p>
          </table:table-cell>
          <table:table-cell table:style-name="ce48" office:value-type="float" office:value="9396" calcext:value-type="float">
            <text:p>9,396</text:p>
          </table:table-cell>
          <table:table-cell table:style-name="ce60" office:value-type="float" office:value="9614" calcext:value-type="float">
            <text:p>9,614</text:p>
          </table:table-cell>
          <table:table-cell table:style-name="ce48" office:value-type="float" office:value="49972" calcext:value-type="float">
            <text:p>49,972</text:p>
          </table:table-cell>
          <table:table-cell table:style-name="ce48" office:value-type="float" office:value="9915" calcext:value-type="float">
            <text:p>9,915</text:p>
          </table:table-cell>
          <table:table-cell table:style-name="ce48" office:value-type="float" office:value="9684" calcext:value-type="float">
            <text:p>9,684</text:p>
          </table:table-cell>
          <table:table-cell table:style-name="ce48" office:value-type="float" office:value="10095" calcext:value-type="float">
            <text:p>10,095</text:p>
          </table:table-cell>
          <table:table-cell table:style-name="ce48" office:value-type="float" office:value="9904" calcext:value-type="float">
            <text:p>9,904</text:p>
          </table:table-cell>
          <table:table-cell table:style-name="ce60" office:value-type="float" office:value="10374" calcext:value-type="float">
            <text:p>10,374</text:p>
          </table:table-cell>
          <table:table-cell table:style-name="ce48" office:value-type="float" office:value="52835" calcext:value-type="float">
            <text:p>52,835</text:p>
          </table:table-cell>
          <table:table-cell table:style-name="ce48" office:value-type="float" office:value="9863" calcext:value-type="float">
            <text:p>9,863</text:p>
          </table:table-cell>
          <table:table-cell table:style-name="ce48" office:value-type="float" office:value="9761" calcext:value-type="float">
            <text:p>9,761</text:p>
          </table:table-cell>
          <table:table-cell table:style-name="ce48" office:value-type="float" office:value="10475" calcext:value-type="float">
            <text:p>10,475</text:p>
          </table:table-cell>
          <table:table-cell table:style-name="ce48" office:value-type="float" office:value="11382" calcext:value-type="float">
            <text:p>11,382</text:p>
          </table:table-cell>
          <table:table-cell table:style-name="ce60" office:value-type="float" office:value="11354" calcext:value-type="float">
            <text:p>11,354</text:p>
          </table:table-cell>
          <table:table-cell table:style-name="ce48" office:value-type="float" office:value="59141" calcext:value-type="float">
            <text:p>59,141</text:p>
          </table:table-cell>
          <table:table-cell table:style-name="ce48" office:value-type="float" office:value="11642" calcext:value-type="float">
            <text:p>11,642</text:p>
          </table:table-cell>
          <table:table-cell table:style-name="ce48" office:value-type="float" office:value="12091" calcext:value-type="float">
            <text:p>12,091</text:p>
          </table:table-cell>
          <table:table-cell table:style-name="ce48" office:value-type="float" office:value="11841" calcext:value-type="float">
            <text:p>11,841</text:p>
          </table:table-cell>
          <table:table-cell table:style-name="ce48" office:value-type="float" office:value="11942" calcext:value-type="float">
            <text:p>11,942</text:p>
          </table:table-cell>
          <table:table-cell table:style-name="ce60" office:value-type="float" office:value="11625" calcext:value-type="float">
            <text:p>11,625</text:p>
          </table:table-cell>
          <table:table-cell table:style-name="ce48" office:value-type="float" office:value="51117" calcext:value-type="float">
            <text:p>51,117</text:p>
          </table:table-cell>
          <table:table-cell table:style-name="ce48" office:value-type="float" office:value="10837" calcext:value-type="float">
            <text:p>10,837</text:p>
          </table:table-cell>
          <table:table-cell table:style-name="ce48" office:value-type="float" office:value="11166" calcext:value-type="float">
            <text:p>11,166</text:p>
          </table:table-cell>
          <table:table-cell table:style-name="ce48" office:value-type="float" office:value="10166" calcext:value-type="float">
            <text:p>10,166</text:p>
          </table:table-cell>
          <table:table-cell table:style-name="ce48" office:value-type="float" office:value="9565" calcext:value-type="float">
            <text:p>9,565</text:p>
          </table:table-cell>
          <table:table-cell table:style-name="ce60" office:value-type="float" office:value="9383" calcext:value-type="float">
            <text:p>9,383</text:p>
          </table:table-cell>
          <table:table-cell table:style-name="ce48" office:value-type="float" office:value="47151" calcext:value-type="float">
            <text:p>47,151</text:p>
          </table:table-cell>
          <table:table-cell table:style-name="ce48" office:value-type="float" office:value="9212" calcext:value-type="float">
            <text:p>9,212</text:p>
          </table:table-cell>
          <table:table-cell table:style-name="ce48" office:value-type="float" office:value="9164" calcext:value-type="float">
            <text:p>9,164</text:p>
          </table:table-cell>
          <table:table-cell table:style-name="ce48" office:value-type="float" office:value="9535" calcext:value-type="float">
            <text:p>9,535</text:p>
          </table:table-cell>
          <table:table-cell table:style-name="ce48" office:value-type="float" office:value="9634" calcext:value-type="float">
            <text:p>9,634</text:p>
          </table:table-cell>
          <table:table-cell table:style-name="ce60" office:value-type="float" office:value="9606" calcext:value-type="float">
            <text:p>9,606</text:p>
          </table:table-cell>
          <table:table-cell table:style-name="ce48" office:value-type="float" office:value="49732" calcext:value-type="float">
            <text:p>49,732</text:p>
          </table:table-cell>
          <table:table-cell table:style-name="ce48" office:value-type="float" office:value="9544" calcext:value-type="float">
            <text:p>9,544</text:p>
          </table:table-cell>
          <table:table-cell table:style-name="ce48" office:value-type="float" office:value="9751" calcext:value-type="float">
            <text:p>9,751</text:p>
          </table:table-cell>
          <table:table-cell table:style-name="ce48" office:value-type="float" office:value="9887" calcext:value-type="float">
            <text:p>9,887</text:p>
          </table:table-cell>
          <table:table-cell table:style-name="ce48" office:value-type="float" office:value="10391" calcext:value-type="float">
            <text:p>10,391</text:p>
          </table:table-cell>
          <table:table-cell table:style-name="ce60" office:value-type="float" office:value="10159" calcext:value-type="float">
            <text:p>10,159</text:p>
          </table:table-cell>
          <table:table-cell table:style-name="ce48" office:value-type="float" office:value="50849" calcext:value-type="float">
            <text:p>50,849</text:p>
          </table:table-cell>
          <table:table-cell table:style-name="ce48" office:value-type="float" office:value="10430" calcext:value-type="float">
            <text:p>10,430</text:p>
          </table:table-cell>
          <table:table-cell table:style-name="ce48" office:value-type="float" office:value="10364" calcext:value-type="float">
            <text:p>10,364</text:p>
          </table:table-cell>
          <table:table-cell table:style-name="ce48" office:value-type="float" office:value="10115" calcext:value-type="float">
            <text:p>10,115</text:p>
          </table:table-cell>
          <table:table-cell table:style-name="ce48" office:value-type="float" office:value="9796" calcext:value-type="float">
            <text:p>9,796</text:p>
          </table:table-cell>
          <table:table-cell table:style-name="ce60" office:value-type="float" office:value="10144" calcext:value-type="float">
            <text:p>10,144</text:p>
          </table:table-cell>
          <table:table-cell table:style-name="ce48" office:value-type="float" office:value="43883" calcext:value-type="float">
            <text:p>43,883</text:p>
          </table:table-cell>
          <table:table-cell table:style-name="ce48" office:value-type="float" office:value="8844" calcext:value-type="float">
            <text:p>8,844</text:p>
          </table:table-cell>
          <table:table-cell table:style-name="ce48" office:value-type="float" office:value="9295" calcext:value-type="float">
            <text:p>9,295</text:p>
          </table:table-cell>
          <table:table-cell table:style-name="ce48" office:value-type="float" office:value="9027" calcext:value-type="float">
            <text:p>9,027</text:p>
          </table:table-cell>
          <table:table-cell table:style-name="ce48" office:value-type="float" office:value="8616" calcext:value-type="float">
            <text:p>8,616</text:p>
          </table:table-cell>
          <table:table-cell table:style-name="ce60" office:value-type="float" office:value="8101" calcext:value-type="float">
            <text:p>8,101</text:p>
          </table:table-cell>
          <table:table-cell table:style-name="ce48" office:value-type="float" office:value="35238" calcext:value-type="float">
            <text:p>35,238</text:p>
          </table:table-cell>
          <table:table-cell table:style-name="ce48" office:value-type="float" office:value="7828" calcext:value-type="float">
            <text:p>7,828</text:p>
          </table:table-cell>
          <table:table-cell table:style-name="ce48" office:value-type="float" office:value="8050" calcext:value-type="float">
            <text:p>8,050</text:p>
          </table:table-cell>
          <table:table-cell table:style-name="ce48" office:value-type="float" office:value="7024" calcext:value-type="float">
            <text:p>7,024</text:p>
          </table:table-cell>
          <table:table-cell table:style-name="ce48" office:value-type="float" office:value="6132" calcext:value-type="float">
            <text:p>6,132</text:p>
          </table:table-cell>
          <table:table-cell table:style-name="ce60" office:value-type="float" office:value="6204" calcext:value-type="float">
            <text:p>6,204</text:p>
          </table:table-cell>
          <table:table-cell table:style-name="ce48" office:value-type="float" office:value="21071" calcext:value-type="float">
            <text:p>21,071</text:p>
          </table:table-cell>
          <table:table-cell table:style-name="ce48" office:value-type="float" office:value="5158" calcext:value-type="float">
            <text:p>5,158</text:p>
          </table:table-cell>
          <table:table-cell table:style-name="ce48" office:value-type="float" office:value="4413" calcext:value-type="float">
            <text:p>4,413</text:p>
          </table:table-cell>
          <table:table-cell table:style-name="ce48" office:value-type="float" office:value="3213" calcext:value-type="float">
            <text:p>3,213</text:p>
          </table:table-cell>
          <table:table-cell table:style-name="ce48" office:value-type="float" office:value="3972" calcext:value-type="float">
            <text:p>3,972</text:p>
          </table:table-cell>
          <table:table-cell table:style-name="ce60" office:value-type="float" office:value="4315" calcext:value-type="float">
            <text:p>4,315</text:p>
          </table:table-cell>
          <table:table-cell table:style-name="ce48" office:value-type="float" office:value="20928" calcext:value-type="float">
            <text:p>20,928</text:p>
          </table:table-cell>
          <table:table-cell table:style-name="ce48" office:value-type="float" office:value="4229" calcext:value-type="float">
            <text:p>4,229</text:p>
          </table:table-cell>
          <table:table-cell table:style-name="ce48" office:value-type="float" office:value="4255" calcext:value-type="float">
            <text:p>4,255</text:p>
          </table:table-cell>
          <table:table-cell table:style-name="ce48" office:value-type="float" office:value="4288" calcext:value-type="float">
            <text:p>4,288</text:p>
          </table:table-cell>
          <table:table-cell table:style-name="ce48" office:value-type="float" office:value="4196" calcext:value-type="float">
            <text:p>4,196</text:p>
          </table:table-cell>
          <table:table-cell table:style-name="ce60" office:value-type="float" office:value="3960" calcext:value-type="float">
            <text:p>3,960</text:p>
          </table:table-cell>
          <table:table-cell table:style-name="ce48" office:value-type="float" office:value="16152" calcext:value-type="float">
            <text:p>16,152</text:p>
          </table:table-cell>
          <table:table-cell table:style-name="ce48" office:value-type="float" office:value="3620" calcext:value-type="float">
            <text:p>3,620</text:p>
          </table:table-cell>
          <table:table-cell table:style-name="ce48" office:value-type="float" office:value="3477" calcext:value-type="float">
            <text:p>3,477</text:p>
          </table:table-cell>
          <table:table-cell table:style-name="ce48" office:value-type="float" office:value="3201" calcext:value-type="float">
            <text:p>3,201</text:p>
          </table:table-cell>
          <table:table-cell table:style-name="ce48" office:value-type="float" office:value="2987" calcext:value-type="float">
            <text:p>2,987</text:p>
          </table:table-cell>
          <table:table-cell table:style-name="ce60" office:value-type="float" office:value="2867" calcext:value-type="float">
            <text:p>2,867</text:p>
          </table:table-cell>
          <table:table-cell table:style-name="ce48" office:value-type="float" office:value="10684" calcext:value-type="float">
            <text:p>10,684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496" calcext:value-type="float">
            <text:p>2,496</text:p>
          </table:table-cell>
          <table:table-cell table:style-name="ce48" office:value-type="float" office:value="2103" calcext:value-type="float">
            <text:p>2,103</text:p>
          </table:table-cell>
          <table:table-cell table:style-name="ce48" office:value-type="float" office:value="1885" calcext:value-type="float">
            <text:p>1,885</text:p>
          </table:table-cell>
          <table:table-cell table:style-name="ce60" office:value-type="float" office:value="1598" calcext:value-type="float">
            <text:p>1,598</text:p>
          </table:table-cell>
          <table:table-cell table:style-name="ce48" office:value-type="float" office:value="4747" calcext:value-type="float">
            <text:p>4,747</text:p>
          </table:table-cell>
          <table:table-cell table:style-name="ce48" office:value-type="float" office:value="1388" calcext:value-type="float">
            <text:p>1,388</text:p>
          </table:table-cell>
          <table:table-cell table:style-name="ce48" office:value-type="float" office:value="1144" calcext:value-type="float">
            <text:p>1,144</text:p>
          </table:table-cell>
          <table:table-cell table:style-name="ce48" office:value-type="float" office:value="976" calcext:value-type="float">
            <text:p>976</text:p>
          </table:table-cell>
          <table:table-cell table:style-name="ce48" office:value-type="float" office:value="706" calcext:value-type="float">
            <text:p>706</text:p>
          </table:table-cell>
          <table:table-cell table:style-name="ce60" office:value-type="float" office:value="533" calcext:value-type="float">
            <text:p>533</text:p>
          </table:table-cell>
          <table:table-cell table:style-name="ce48" office:value-type="float" office:value="1291" calcext:value-type="float">
            <text:p>1,291</text:p>
          </table:table-cell>
          <table:table-cell table:style-name="ce48" office:value-type="float" office:value="465" calcext:value-type="float">
            <text:p>465</text:p>
          </table:table-cell>
          <table:table-cell table:style-name="ce48" office:value-type="float" office:value="323" calcext:value-type="float">
            <text:p>323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160" calcext:value-type="float">
            <text:p>160</text:p>
          </table:table-cell>
          <table:table-cell table:style-name="ce60" office:value-type="float" office:value="107" calcext:value-type="float">
            <text:p>107</text:p>
          </table:table-cell>
          <table:table-cell table:style-name="ce48" office:value-type="float" office:value="197" calcext:value-type="float">
            <text:p>197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596" calcext:value-type="float">
            <text:p>633,596</text:p>
          </table:table-cell>
          <table:table-cell table:style-name="ce42" office:value-type="float" office:value="26921" calcext:value-type="float">
            <text:p>26,921</text:p>
          </table:table-cell>
          <table:table-cell table:style-name="ce49" office:value-type="float" office:value="5990" calcext:value-type="float">
            <text:p>5,990</text:p>
          </table:table-cell>
          <table:table-cell table:style-name="ce49" office:value-type="float" office:value="5787" calcext:value-type="float">
            <text:p>5,787</text:p>
          </table:table-cell>
          <table:table-cell table:style-name="ce49" office:value-type="float" office:value="4621" calcext:value-type="float">
            <text:p>4,621</text:p>
          </table:table-cell>
          <table:table-cell table:style-name="ce49" office:value-type="float" office:value="5186" calcext:value-type="float">
            <text:p>5,186</text:p>
          </table:table-cell>
          <table:table-cell table:style-name="ce49" office:value-type="float" office:value="5337" calcext:value-type="float">
            <text:p>5,337</text:p>
          </table:table-cell>
          <table:table-cell table:style-name="ce49" office:value-type="float" office:value="28881" calcext:value-type="float">
            <text:p>28,881</text:p>
          </table:table-cell>
          <table:table-cell table:style-name="ce49" office:value-type="float" office:value="5346" calcext:value-type="float">
            <text:p>5,346</text:p>
          </table:table-cell>
          <table:table-cell table:style-name="ce49" office:value-type="float" office:value="5375" calcext:value-type="float">
            <text:p>5,375</text:p>
          </table:table-cell>
          <table:table-cell table:style-name="ce49" office:value-type="float" office:value="5668" calcext:value-type="float">
            <text:p>5,668</text:p>
          </table:table-cell>
          <table:table-cell table:style-name="ce49" office:value-type="float" office:value="6092" calcext:value-type="float">
            <text:p>6,092</text:p>
          </table:table-cell>
          <table:table-cell table:style-name="ce61" office:value-type="float" office:value="6400" calcext:value-type="float">
            <text:p>6,400</text:p>
          </table:table-cell>
          <table:table-cell table:style-name="ce49" office:value-type="float" office:value="37226" calcext:value-type="float">
            <text:p>37,226</text:p>
          </table:table-cell>
          <table:table-cell table:style-name="ce49" office:value-type="float" office:value="6718" calcext:value-type="float">
            <text:p>6,718</text:p>
          </table:table-cell>
          <table:table-cell table:style-name="ce49" office:value-type="float" office:value="7056" calcext:value-type="float">
            <text:p>7,056</text:p>
          </table:table-cell>
          <table:table-cell table:style-name="ce49" office:value-type="float" office:value="8111" calcext:value-type="float">
            <text:p>8,111</text:p>
          </table:table-cell>
          <table:table-cell table:style-name="ce49" office:value-type="float" office:value="7714" calcext:value-type="float">
            <text:p>7,714</text:p>
          </table:table-cell>
          <table:table-cell table:style-name="ce61" office:value-type="float" office:value="7627" calcext:value-type="float">
            <text:p>7,627</text:p>
          </table:table-cell>
          <table:table-cell table:style-name="ce49" office:value-type="float" office:value="43839" calcext:value-type="float">
            <text:p>43,839</text:p>
          </table:table-cell>
          <table:table-cell table:style-name="ce49" office:value-type="float" office:value="8569" calcext:value-type="float">
            <text:p>8,569</text:p>
          </table:table-cell>
          <table:table-cell table:style-name="ce49" office:value-type="float" office:value="8809" calcext:value-type="float">
            <text:p>8,809</text:p>
          </table:table-cell>
          <table:table-cell table:style-name="ce49" office:value-type="float" office:value="8726" calcext:value-type="float">
            <text:p>8,726</text:p>
          </table:table-cell>
          <table:table-cell table:style-name="ce49" office:value-type="float" office:value="8828" calcext:value-type="float">
            <text:p>8,828</text:p>
          </table:table-cell>
          <table:table-cell table:style-name="ce61" office:value-type="float" office:value="8907" calcext:value-type="float">
            <text:p>8,907</text:p>
          </table:table-cell>
          <table:table-cell table:style-name="ce49" office:value-type="float" office:value="45077" calcext:value-type="float">
            <text:p>45,077</text:p>
          </table:table-cell>
          <table:table-cell table:style-name="ce49" office:value-type="float" office:value="8932" calcext:value-type="float">
            <text:p>8,932</text:p>
          </table:table-cell>
          <table:table-cell table:style-name="ce49" office:value-type="float" office:value="8685" calcext:value-type="float">
            <text:p>8,685</text:p>
          </table:table-cell>
          <table:table-cell table:style-name="ce49" office:value-type="float" office:value="9148" calcext:value-type="float">
            <text:p>9,148</text:p>
          </table:table-cell>
          <table:table-cell table:style-name="ce49" office:value-type="float" office:value="9010" calcext:value-type="float">
            <text:p>9,010</text:p>
          </table:table-cell>
          <table:table-cell table:style-name="ce61" office:value-type="float" office:value="9302" calcext:value-type="float">
            <text:p>9,302</text:p>
          </table:table-cell>
          <table:table-cell table:style-name="ce49" office:value-type="float" office:value="48983" calcext:value-type="float">
            <text:p>48,983</text:p>
          </table:table-cell>
          <table:table-cell table:style-name="ce49" office:value-type="float" office:value="8800" calcext:value-type="float">
            <text:p>8,800</text:p>
          </table:table-cell>
          <table:table-cell table:style-name="ce49" office:value-type="float" office:value="9007" calcext:value-type="float">
            <text:p>9,007</text:p>
          </table:table-cell>
          <table:table-cell table:style-name="ce49" office:value-type="float" office:value="9820" calcext:value-type="float">
            <text:p>9,820</text:p>
          </table:table-cell>
          <table:table-cell table:style-name="ce49" office:value-type="float" office:value="10494" calcext:value-type="float">
            <text:p>10,494</text:p>
          </table:table-cell>
          <table:table-cell table:style-name="ce61" office:value-type="float" office:value="10862" calcext:value-type="float">
            <text:p>10,862</text:p>
          </table:table-cell>
          <table:table-cell table:style-name="ce49" office:value-type="float" office:value="56183" calcext:value-type="float">
            <text:p>56,183</text:p>
          </table:table-cell>
          <table:table-cell table:style-name="ce49" office:value-type="float" office:value="11366" calcext:value-type="float">
            <text:p>11,366</text:p>
          </table:table-cell>
          <table:table-cell table:style-name="ce49" office:value-type="float" office:value="11390" calcext:value-type="float">
            <text:p>11,390</text:p>
          </table:table-cell>
          <table:table-cell table:style-name="ce49" office:value-type="float" office:value="11293" calcext:value-type="float">
            <text:p>11,293</text:p>
          </table:table-cell>
          <table:table-cell table:style-name="ce49" office:value-type="float" office:value="11212" calcext:value-type="float">
            <text:p>11,212</text:p>
          </table:table-cell>
          <table:table-cell table:style-name="ce61" office:value-type="float" office:value="10922" calcext:value-type="float">
            <text:p>10,922</text:p>
          </table:table-cell>
          <table:table-cell table:style-name="ce49" office:value-type="float" office:value="47653" calcext:value-type="float">
            <text:p>47,653</text:p>
          </table:table-cell>
          <table:table-cell table:style-name="ce49" office:value-type="float" office:value="10285" calcext:value-type="float">
            <text:p>10,285</text:p>
          </table:table-cell>
          <table:table-cell table:style-name="ce49" office:value-type="float" office:value="10519" calcext:value-type="float">
            <text:p>10,519</text:p>
          </table:table-cell>
          <table:table-cell table:style-name="ce49" office:value-type="float" office:value="9281" calcext:value-type="float">
            <text:p>9,281</text:p>
          </table:table-cell>
          <table:table-cell table:style-name="ce49" office:value-type="float" office:value="8973" calcext:value-type="float">
            <text:p>8,973</text:p>
          </table:table-cell>
          <table:table-cell table:style-name="ce61" office:value-type="float" office:value="8595" calcext:value-type="float">
            <text:p>8,595</text:p>
          </table:table-cell>
          <table:table-cell table:style-name="ce49" office:value-type="float" office:value="43184" calcext:value-type="float">
            <text:p>43,184</text:p>
          </table:table-cell>
          <table:table-cell table:style-name="ce49" office:value-type="float" office:value="8540" calcext:value-type="float">
            <text:p>8,540</text:p>
          </table:table-cell>
          <table:table-cell table:style-name="ce49" office:value-type="float" office:value="8557" calcext:value-type="float">
            <text:p>8,557</text:p>
          </table:table-cell>
          <table:table-cell table:style-name="ce49" office:value-type="float" office:value="8748" calcext:value-type="float">
            <text:p>8,748</text:p>
          </table:table-cell>
          <table:table-cell table:style-name="ce49" office:value-type="float" office:value="8677" calcext:value-type="float">
            <text:p>8,677</text:p>
          </table:table-cell>
          <table:table-cell table:style-name="ce61" office:value-type="float" office:value="8662" calcext:value-type="float">
            <text:p>8,662</text:p>
          </table:table-cell>
          <table:table-cell table:style-name="ce49" office:value-type="float" office:value="45329" calcext:value-type="float">
            <text:p>45,329</text:p>
          </table:table-cell>
          <table:table-cell table:style-name="ce49" office:value-type="float" office:value="8824" calcext:value-type="float">
            <text:p>8,824</text:p>
          </table:table-cell>
          <table:table-cell table:style-name="ce49" office:value-type="float" office:value="8932" calcext:value-type="float">
            <text:p>8,932</text:p>
          </table:table-cell>
          <table:table-cell table:style-name="ce49" office:value-type="float" office:value="8800" calcext:value-type="float">
            <text:p>8,800</text:p>
          </table:table-cell>
          <table:table-cell table:style-name="ce49" office:value-type="float" office:value="9364" calcext:value-type="float">
            <text:p>9,364</text:p>
          </table:table-cell>
          <table:table-cell table:style-name="ce61" office:value-type="float" office:value="9409" calcext:value-type="float">
            <text:p>9,409</text:p>
          </table:table-cell>
          <table:table-cell table:style-name="ce49" office:value-type="float" office:value="46714" calcext:value-type="float">
            <text:p>46,714</text:p>
          </table:table-cell>
          <table:table-cell table:style-name="ce49" office:value-type="float" office:value="9623" calcext:value-type="float">
            <text:p>9,623</text:p>
          </table:table-cell>
          <table:table-cell table:style-name="ce49" office:value-type="float" office:value="9362" calcext:value-type="float">
            <text:p>9,362</text:p>
          </table:table-cell>
          <table:table-cell table:style-name="ce49" office:value-type="float" office:value="9244" calcext:value-type="float">
            <text:p>9,244</text:p>
          </table:table-cell>
          <table:table-cell table:style-name="ce49" office:value-type="float" office:value="9253" calcext:value-type="float">
            <text:p>9,253</text:p>
          </table:table-cell>
          <table:table-cell table:style-name="ce61" office:value-type="float" office:value="9232" calcext:value-type="float">
            <text:p>9,232</text:p>
          </table:table-cell>
          <table:table-cell table:style-name="ce49" office:value-type="float" office:value="41149" calcext:value-type="float">
            <text:p>41,149</text:p>
          </table:table-cell>
          <table:table-cell table:style-name="ce49" office:value-type="float" office:value="8250" calcext:value-type="float">
            <text:p>8,250</text:p>
          </table:table-cell>
          <table:table-cell table:style-name="ce49" office:value-type="float" office:value="8542" calcext:value-type="float">
            <text:p>8,542</text:p>
          </table:table-cell>
          <table:table-cell table:style-name="ce49" office:value-type="float" office:value="8442" calcext:value-type="float">
            <text:p>8,442</text:p>
          </table:table-cell>
          <table:table-cell table:style-name="ce49" office:value-type="float" office:value="8275" calcext:value-type="float">
            <text:p>8,275</text:p>
          </table:table-cell>
          <table:table-cell table:style-name="ce61" office:value-type="float" office:value="7640" calcext:value-type="float">
            <text:p>7,640</text:p>
          </table:table-cell>
          <table:table-cell table:style-name="ce49" office:value-type="float" office:value="34374" calcext:value-type="float">
            <text:p>34,374</text:p>
          </table:table-cell>
          <table:table-cell table:style-name="ce49" office:value-type="float" office:value="7630" calcext:value-type="float">
            <text:p>7,630</text:p>
          </table:table-cell>
          <table:table-cell table:style-name="ce49" office:value-type="float" office:value="7724" calcext:value-type="float">
            <text:p>7,724</text:p>
          </table:table-cell>
          <table:table-cell table:style-name="ce49" office:value-type="float" office:value="6737" calcext:value-type="float">
            <text:p>6,737</text:p>
          </table:table-cell>
          <table:table-cell table:style-name="ce49" office:value-type="float" office:value="6069" calcext:value-type="float">
            <text:p>6,069</text:p>
          </table:table-cell>
          <table:table-cell table:style-name="ce61" office:value-type="float" office:value="6214" calcext:value-type="float">
            <text:p>6,214</text:p>
          </table:table-cell>
          <table:table-cell table:style-name="ce49" office:value-type="float" office:value="21269" calcext:value-type="float">
            <text:p>21,269</text:p>
          </table:table-cell>
          <table:table-cell table:style-name="ce49" office:value-type="float" office:value="4947" calcext:value-type="float">
            <text:p>4,947</text:p>
          </table:table-cell>
          <table:table-cell table:style-name="ce49" office:value-type="float" office:value="4491" calcext:value-type="float">
            <text:p>4,491</text:p>
          </table:table-cell>
          <table:table-cell table:style-name="ce49" office:value-type="float" office:value="3293" calcext:value-type="float">
            <text:p>3,293</text:p>
          </table:table-cell>
          <table:table-cell table:style-name="ce49" office:value-type="float" office:value="4148" calcext:value-type="float">
            <text:p>4,148</text:p>
          </table:table-cell>
          <table:table-cell table:style-name="ce61" office:value-type="float" office:value="4390" calcext:value-type="float">
            <text:p>4,390</text:p>
          </table:table-cell>
          <table:table-cell table:style-name="ce49" office:value-type="float" office:value="22511" calcext:value-type="float">
            <text:p>22,511</text:p>
          </table:table-cell>
          <table:table-cell table:style-name="ce49" office:value-type="float" office:value="4485" calcext:value-type="float">
            <text:p>4,485</text:p>
          </table:table-cell>
          <table:table-cell table:style-name="ce49" office:value-type="float" office:value="4408" calcext:value-type="float">
            <text:p>4,408</text:p>
          </table:table-cell>
          <table:table-cell table:style-name="ce49" office:value-type="float" office:value="4496" calcext:value-type="float">
            <text:p>4,496</text:p>
          </table:table-cell>
          <table:table-cell table:style-name="ce49" office:value-type="float" office:value="4680" calcext:value-type="float">
            <text:p>4,680</text:p>
          </table:table-cell>
          <table:table-cell table:style-name="ce61" office:value-type="float" office:value="4442" calcext:value-type="float">
            <text:p>4,442</text:p>
          </table:table-cell>
          <table:table-cell table:style-name="ce49" office:value-type="float" office:value="19662" calcext:value-type="float">
            <text:p>19,662</text:p>
          </table:table-cell>
          <table:table-cell table:style-name="ce49" office:value-type="float" office:value="4143" calcext:value-type="float">
            <text:p>4,143</text:p>
          </table:table-cell>
          <table:table-cell table:style-name="ce49" office:value-type="float" office:value="4079" calcext:value-type="float">
            <text:p>4,079</text:p>
          </table:table-cell>
          <table:table-cell table:style-name="ce49" office:value-type="float" office:value="3998" calcext:value-type="float">
            <text:p>3,998</text:p>
          </table:table-cell>
          <table:table-cell table:style-name="ce49" office:value-type="float" office:value="3773" calcext:value-type="float">
            <text:p>3,773</text:p>
          </table:table-cell>
          <table:table-cell table:style-name="ce61" office:value-type="float" office:value="3669" calcext:value-type="float">
            <text:p>3,669</text:p>
          </table:table-cell>
          <table:table-cell table:style-name="ce49" office:value-type="float" office:value="13947" calcext:value-type="float">
            <text:p>13,947</text:p>
          </table:table-cell>
          <table:table-cell table:style-name="ce49" office:value-type="float" office:value="3292" calcext:value-type="float">
            <text:p>3,292</text:p>
          </table:table-cell>
          <table:table-cell table:style-name="ce49" office:value-type="float" office:value="3168" calcext:value-type="float">
            <text:p>3,168</text:p>
          </table:table-cell>
          <table:table-cell table:style-name="ce49" office:value-type="float" office:value="2841" calcext:value-type="float">
            <text:p>2,841</text:p>
          </table:table-cell>
          <table:table-cell table:style-name="ce49" office:value-type="float" office:value="2545" calcext:value-type="float">
            <text:p>2,545</text:p>
          </table:table-cell>
          <table:table-cell table:style-name="ce61" office:value-type="float" office:value="2101" calcext:value-type="float">
            <text:p>2,101</text:p>
          </table:table-cell>
          <table:table-cell table:style-name="ce49" office:value-type="float" office:value="7422" calcext:value-type="float">
            <text:p>7,422</text:p>
          </table:table-cell>
          <table:table-cell table:style-name="ce49" office:value-type="float" office:value="1945" calcext:value-type="float">
            <text:p>1,945</text:p>
          </table:table-cell>
          <table:table-cell table:style-name="ce49" office:value-type="float" office:value="1844" calcext:value-type="float">
            <text:p>1,844</text:p>
          </table:table-cell>
          <table:table-cell table:style-name="ce49" office:value-type="float" office:value="1464" calcext:value-type="float">
            <text:p>1,464</text:p>
          </table:table-cell>
          <table:table-cell table:style-name="ce49" office:value-type="float" office:value="1127" calcext:value-type="float">
            <text:p>1,127</text:p>
          </table:table-cell>
          <table:table-cell table:style-name="ce61" office:value-type="float" office:value="1042" calcext:value-type="float">
            <text:p>1,042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823" calcext:value-type="float">
            <text:p>823</text:p>
          </table:table-cell>
          <table:table-cell table:style-name="ce49" office:value-type="float" office:value="666" calcext:value-type="float">
            <text:p>666</text:p>
          </table:table-cell>
          <table:table-cell table:style-name="ce49" office:value-type="float" office:value="528" calcext:value-type="float">
            <text:p>528</text:p>
          </table:table-cell>
          <table:table-cell table:style-name="ce49" office:value-type="float" office:value="395" calcext:value-type="float">
            <text:p>395</text:p>
          </table:table-cell>
          <table:table-cell table:style-name="ce61" office:value-type="float" office:value="289" calcext:value-type="float">
            <text:p>289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82" calcext:value-type="float">
            <text:p>82</text:p>
          </table:table-cell>
          <table:table-cell table:style-name="ce61" office:value-type="float" office:value="45" calcext:value-type="float">
            <text:p>45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9426" calcext:value-type="float">
            <text:p>519,426</text:p>
          </table:table-cell>
          <table:table-cell table:style-name="ce33" office:value-type="float" office:value="18146" calcext:value-type="float">
            <text:p>18,146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704" calcext:value-type="float">
            <text:p>3,704</text:p>
          </table:table-cell>
          <table:table-cell table:style-name="ce33" office:value-type="float" office:value="21751" calcext:value-type="float">
            <text:p>21,751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244" calcext:value-type="float">
            <text:p>4,244</text:p>
          </table:table-cell>
          <table:table-cell table:style-name="ce33" office:value-type="float" office:value="4587" calcext:value-type="float">
            <text:p>4,587</text:p>
          </table:table-cell>
          <table:table-cell table:style-name="ce43" office:value-type="float" office:value="4784" calcext:value-type="float">
            <text:p>4,784</text:p>
          </table:table-cell>
          <table:table-cell table:style-name="ce33" office:value-type="float" office:value="29624" calcext:value-type="float">
            <text:p>29,624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5631" calcext:value-type="float">
            <text:p>5,631</text:p>
          </table:table-cell>
          <table:table-cell table:style-name="ce33" office:value-type="float" office:value="6310" calcext:value-type="float">
            <text:p>6,310</text:p>
          </table:table-cell>
          <table:table-cell table:style-name="ce33" office:value-type="float" office:value="6332" calcext:value-type="float">
            <text:p>6,332</text:p>
          </table:table-cell>
          <table:table-cell table:style-name="ce43" office:value-type="float" office:value="6053" calcext:value-type="float">
            <text:p>6,053</text:p>
          </table:table-cell>
          <table:table-cell table:style-name="ce33" office:value-type="float" office:value="36418" calcext:value-type="float">
            <text:p>36,418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7187" calcext:value-type="float">
            <text:p>7,187</text:p>
          </table:table-cell>
          <table:table-cell table:style-name="ce33" office:value-type="float" office:value="7276" calcext:value-type="float">
            <text:p>7,276</text:p>
          </table:table-cell>
          <table:table-cell table:style-name="ce33" office:value-type="float" office:value="7539" calcext:value-type="float">
            <text:p>7,539</text:p>
          </table:table-cell>
          <table:table-cell table:style-name="ce43" office:value-type="float" office:value="7534" calcext:value-type="float">
            <text:p>7,534</text:p>
          </table:table-cell>
          <table:table-cell table:style-name="ce33" office:value-type="float" office:value="37432" calcext:value-type="float">
            <text:p>37,432</text:p>
          </table:table-cell>
          <table:table-cell table:style-name="ce33" office:value-type="float" office:value="7630" calcext:value-type="float">
            <text:p>7,630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7438" calcext:value-type="float">
            <text:p>7,438</text:p>
          </table:table-cell>
          <table:table-cell table:style-name="ce33" office:value-type="float" office:value="7374" calcext:value-type="float">
            <text:p>7,374</text:p>
          </table:table-cell>
          <table:table-cell table:style-name="ce43" office:value-type="float" office:value="7577" calcext:value-type="float">
            <text:p>7,577</text:p>
          </table:table-cell>
          <table:table-cell table:style-name="ce33" office:value-type="float" office:value="37695" calcext:value-type="float">
            <text:p>37,695</text:p>
          </table:table-cell>
          <table:table-cell table:style-name="ce33" office:value-type="float" office:value="7378" calcext:value-type="float">
            <text:p>7,378</text:p>
          </table:table-cell>
          <table:table-cell table:style-name="ce33" office:value-type="float" office:value="6879" calcext:value-type="float">
            <text:p>6,879</text:p>
          </table:table-cell>
          <table:table-cell table:style-name="ce33" office:value-type="float" office:value="7481" calcext:value-type="float">
            <text:p>7,481</text:p>
          </table:table-cell>
          <table:table-cell table:style-name="ce33" office:value-type="float" office:value="7883" calcext:value-type="float">
            <text:p>7,883</text:p>
          </table:table-cell>
          <table:table-cell table:style-name="ce43" office:value-type="float" office:value="8074" calcext:value-type="float">
            <text:p>8,074</text:p>
          </table:table-cell>
          <table:table-cell table:style-name="ce33" office:value-type="float" office:value="41283" calcext:value-type="float">
            <text:p>41,283</text:p>
          </table:table-cell>
          <table:table-cell table:style-name="ce33" office:value-type="float" office:value="8413" calcext:value-type="float">
            <text:p>8,413</text:p>
          </table:table-cell>
          <table:table-cell table:style-name="ce33" office:value-type="float" office:value="8421" calcext:value-type="float">
            <text:p>8,421</text:p>
          </table:table-cell>
          <table:table-cell table:style-name="ce33" office:value-type="float" office:value="8415" calcext:value-type="float">
            <text:p>8,415</text:p>
          </table:table-cell>
          <table:table-cell table:style-name="ce33" office:value-type="float" office:value="8173" calcext:value-type="float">
            <text:p>8,173</text:p>
          </table:table-cell>
          <table:table-cell table:style-name="ce43" office:value-type="float" office:value="7861" calcext:value-type="float">
            <text:p>7,861</text:p>
          </table:table-cell>
          <table:table-cell table:style-name="ce33" office:value-type="float" office:value="35619" calcext:value-type="float">
            <text:p>35,619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7783" calcext:value-type="float">
            <text:p>7,783</text:p>
          </table:table-cell>
          <table:table-cell table:style-name="ce33" office:value-type="float" office:value="7097" calcext:value-type="float">
            <text:p>7,097</text:p>
          </table:table-cell>
          <table:table-cell table:style-name="ce33" office:value-type="float" office:value="6671" calcext:value-type="float">
            <text:p>6,671</text:p>
          </table:table-cell>
          <table:table-cell table:style-name="ce43" office:value-type="float" office:value="6657" calcext:value-type="float">
            <text:p>6,657</text:p>
          </table:table-cell>
          <table:table-cell table:style-name="ce33" office:value-type="float" office:value="37487" calcext:value-type="float">
            <text:p>37,487</text:p>
          </table:table-cell>
          <table:table-cell table:style-name="ce33" office:value-type="float" office:value="6967" calcext:value-type="float">
            <text:p>6,967</text:p>
          </table:table-cell>
          <table:table-cell table:style-name="ce33" office:value-type="float" office:value="7158" calcext:value-type="float">
            <text:p>7,158</text:p>
          </table:table-cell>
          <table:table-cell table:style-name="ce33" office:value-type="float" office:value="7587" calcext:value-type="float">
            <text:p>7,587</text:p>
          </table:table-cell>
          <table:table-cell table:style-name="ce33" office:value-type="float" office:value="7744" calcext:value-type="float">
            <text:p>7,744</text:p>
          </table:table-cell>
          <table:table-cell table:style-name="ce43" office:value-type="float" office:value="8031" calcext:value-type="float">
            <text:p>8,031</text:p>
          </table:table-cell>
          <table:table-cell table:style-name="ce33" office:value-type="float" office:value="40739" calcext:value-type="float">
            <text:p>40,739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8018" calcext:value-type="float">
            <text:p>8,018</text:p>
          </table:table-cell>
          <table:table-cell table:style-name="ce33" office:value-type="float" office:value="8006" calcext:value-type="float">
            <text:p>8,006</text:p>
          </table:table-cell>
          <table:table-cell table:style-name="ce33" office:value-type="float" office:value="8486" calcext:value-type="float">
            <text:p>8,486</text:p>
          </table:table-cell>
          <table:table-cell table:style-name="ce43" office:value-type="float" office:value="8493" calcext:value-type="float">
            <text:p>8,493</text:p>
          </table:table-cell>
          <table:table-cell table:style-name="ce33" office:value-type="float" office:value="42797" calcext:value-type="float">
            <text:p>42,797</text:p>
          </table:table-cell>
          <table:table-cell table:style-name="ce33" office:value-type="float" office:value="8812" calcext:value-type="float">
            <text:p>8,812</text:p>
          </table:table-cell>
          <table:table-cell table:style-name="ce33" office:value-type="float" office:value="8574" calcext:value-type="float">
            <text:p>8,574</text:p>
          </table:table-cell>
          <table:table-cell table:style-name="ce33" office:value-type="float" office:value="8477" calcext:value-type="float">
            <text:p>8,477</text:p>
          </table:table-cell>
          <table:table-cell table:style-name="ce33" office:value-type="float" office:value="8503" calcext:value-type="float">
            <text:p>8,503</text:p>
          </table:table-cell>
          <table:table-cell table:style-name="ce43" office:value-type="float" office:value="8431" calcext:value-type="float">
            <text:p>8,431</text:p>
          </table:table-cell>
          <table:table-cell table:style-name="ce33" office:value-type="float" office:value="36944" calcext:value-type="float">
            <text:p>36,944</text:p>
          </table:table-cell>
          <table:table-cell table:style-name="ce33" office:value-type="float" office:value="7460" calcext:value-type="float">
            <text:p>7,460</text:p>
          </table:table-cell>
          <table:table-cell table:style-name="ce33" office:value-type="float" office:value="7631" calcext:value-type="float">
            <text:p>7,631</text:p>
          </table:table-cell>
          <table:table-cell table:style-name="ce33" office:value-type="float" office:value="7492" calcext:value-type="float">
            <text:p>7,492</text:p>
          </table:table-cell>
          <table:table-cell table:style-name="ce33" office:value-type="float" office:value="7495" calcext:value-type="float">
            <text:p>7,495</text:p>
          </table:table-cell>
          <table:table-cell table:style-name="ce43" office:value-type="float" office:value="6866" calcext:value-type="float">
            <text:p>6,866</text:p>
          </table:table-cell>
          <table:table-cell table:style-name="ce33" office:value-type="float" office:value="30507" calcext:value-type="float">
            <text:p>30,507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6896" calcext:value-type="float">
            <text:p>6,896</text:p>
          </table:table-cell>
          <table:table-cell table:style-name="ce33" office:value-type="float" office:value="6040" calcext:value-type="float">
            <text:p>6,040</text:p>
          </table:table-cell>
          <table:table-cell table:style-name="ce33" office:value-type="float" office:value="5489" calcext:value-type="float">
            <text:p>5,489</text:p>
          </table:table-cell>
          <table:table-cell table:style-name="ce43" office:value-type="float" office:value="5405" calcext:value-type="float">
            <text:p>5,405</text:p>
          </table:table-cell>
          <table:table-cell table:style-name="ce33" office:value-type="float" office:value="18608" calcext:value-type="float">
            <text:p>18,608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648" calcext:value-type="float">
            <text:p>3,648</text:p>
          </table:table-cell>
          <table:table-cell table:style-name="ce43" office:value-type="float" office:value="3566" calcext:value-type="float">
            <text:p>3,566</text:p>
          </table:table-cell>
          <table:table-cell table:style-name="ce33" office:value-type="float" office:value="19586" calcext:value-type="float">
            <text:p>19,586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4014" calcext:value-type="float">
            <text:p>4,014</text:p>
          </table:table-cell>
          <table:table-cell table:style-name="ce43" office:value-type="float" office:value="3646" calcext:value-type="float">
            <text:p>3,646</text:p>
          </table:table-cell>
          <table:table-cell table:style-name="ce33" office:value-type="float" office:value="15765" calcext:value-type="float">
            <text:p>15,765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2855" calcext:value-type="float">
            <text:p>2,855</text:p>
          </table:table-cell>
          <table:table-cell table:style-name="ce43" office:value-type="float" office:value="2792" calcext:value-type="float">
            <text:p>2,792</text:p>
          </table:table-cell>
          <table:table-cell table:style-name="ce33" office:value-type="float" office:value="11278" calcext:value-type="float">
            <text:p>11,278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2031" calcext:value-type="float">
            <text:p>2,031</text:p>
          </table:table-cell>
          <table:table-cell table:style-name="ce43" office:value-type="float" office:value="1783" calcext:value-type="float">
            <text:p>1,783</text:p>
          </table:table-cell>
          <table:table-cell table:style-name="ce33" office:value-type="float" office:value="5620" calcext:value-type="float">
            <text:p>5,620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811" calcext:value-type="float">
            <text:p>811</text:p>
          </table:table-cell>
          <table:table-cell table:style-name="ce43" office:value-type="float" office:value="706" calcext:value-type="float">
            <text:p>706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32" calcext:value-type="float">
            <text:p>232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778" calcext:value-type="float">
            <text:p>266,778</text:p>
          </table:table-cell>
          <table:table-cell table:style-name="ce33" office:value-type="float" office:value="9408" calcext:value-type="float">
            <text:p>9,408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1228" calcext:value-type="float">
            <text:p>11,228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2211" calcext:value-type="float">
            <text:p>2,211</text:p>
          </table:table-cell>
          <table:table-cell table:style-name="ce33" office:value-type="float" office:value="2354" calcext:value-type="float">
            <text:p>2,354</text:p>
          </table:table-cell>
          <table:table-cell table:style-name="ce43" office:value-type="float" office:value="2460" calcext:value-type="float">
            <text:p>2,460</text:p>
          </table:table-cell>
          <table:table-cell table:style-name="ce33" office:value-type="float" office:value="15492" calcext:value-type="float">
            <text:p>15,492</text:p>
          </table:table-cell>
          <table:table-cell table:style-name="ce33" office:value-type="float" office:value="2732" calcext:value-type="float">
            <text:p>2,732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342" calcext:value-type="float">
            <text:p>3,342</text:p>
          </table:table-cell>
          <table:table-cell table:style-name="ce43" office:value-type="float" office:value="3192" calcext:value-type="float">
            <text:p>3,192</text:p>
          </table:table-cell>
          <table:table-cell table:style-name="ce33" office:value-type="float" office:value="18705" calcext:value-type="float">
            <text:p>18,705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648" calcext:value-type="float">
            <text:p>3,648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918" calcext:value-type="float">
            <text:p>3,918</text:p>
          </table:table-cell>
          <table:table-cell table:style-name="ce43" office:value-type="float" office:value="3875" calcext:value-type="float">
            <text:p>3,875</text:p>
          </table:table-cell>
          <table:table-cell table:style-name="ce33" office:value-type="float" office:value="19551" calcext:value-type="float">
            <text:p>19,551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807" calcext:value-type="float">
            <text:p>3,807</text:p>
          </table:table-cell>
          <table:table-cell table:style-name="ce43" office:value-type="float" office:value="4019" calcext:value-type="float">
            <text:p>4,019</text:p>
          </table:table-cell>
          <table:table-cell table:style-name="ce33" office:value-type="float" office:value="19685" calcext:value-type="float">
            <text:p>19,685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4101" calcext:value-type="float">
            <text:p>4,101</text:p>
          </table:table-cell>
          <table:table-cell table:style-name="ce43" office:value-type="float" office:value="4288" calcext:value-type="float">
            <text:p>4,288</text:p>
          </table:table-cell>
          <table:table-cell table:style-name="ce33" office:value-type="float" office:value="21517" calcext:value-type="float">
            <text:p>21,517</text:p>
          </table:table-cell>
          <table:table-cell table:style-name="ce33" office:value-type="float" office:value="4424" calcext:value-type="float">
            <text:p>4,424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281" calcext:value-type="float">
            <text:p>4,281</text:p>
          </table:table-cell>
          <table:table-cell table:style-name="ce43" office:value-type="float" office:value="4137" calcext:value-type="float">
            <text:p>4,137</text:p>
          </table:table-cell>
          <table:table-cell table:style-name="ce33" office:value-type="float" office:value="18401" calcext:value-type="float">
            <text:p>18,401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4074" calcext:value-type="float">
            <text:p>4,074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391" calcext:value-type="float">
            <text:p>3,391</text:p>
          </table:table-cell>
          <table:table-cell table:style-name="ce43" office:value-type="float" office:value="3382" calcext:value-type="float">
            <text:p>3,382</text:p>
          </table:table-cell>
          <table:table-cell table:style-name="ce33" office:value-type="float" office:value="19612" calcext:value-type="float">
            <text:p>19,612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4021" calcext:value-type="float">
            <text:p>4,021</text:p>
          </table:table-cell>
          <table:table-cell table:style-name="ce43" office:value-type="float" office:value="4292" calcext:value-type="float">
            <text:p>4,292</text:p>
          </table:table-cell>
          <table:table-cell table:style-name="ce33" office:value-type="float" office:value="21610" calcext:value-type="float">
            <text:p>21,610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4267" calcext:value-type="float">
            <text:p>4,267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4439" calcext:value-type="float">
            <text:p>4,439</text:p>
          </table:table-cell>
          <table:table-cell table:style-name="ce43" office:value-type="float" office:value="4537" calcext:value-type="float">
            <text:p>4,537</text:p>
          </table:table-cell>
          <table:table-cell table:style-name="ce33" office:value-type="float" office:value="22404" calcext:value-type="float">
            <text:p>22,404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484" calcext:value-type="float">
            <text:p>4,484</text:p>
          </table:table-cell>
          <table:table-cell table:style-name="ce43" office:value-type="float" office:value="4421" calcext:value-type="float">
            <text:p>4,421</text:p>
          </table:table-cell>
          <table:table-cell table:style-name="ce33" office:value-type="float" office:value="19227" calcext:value-type="float">
            <text:p>19,227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3940" calcext:value-type="float">
            <text:p>3,940</text:p>
          </table:table-cell>
          <table:table-cell table:style-name="ce43" office:value-type="float" office:value="3599" calcext:value-type="float">
            <text:p>3,599</text:p>
          </table:table-cell>
          <table:table-cell table:style-name="ce33" office:value-type="float" office:value="15666" calcext:value-type="float">
            <text:p>15,666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2810" calcext:value-type="float">
            <text:p>2,810</text:p>
          </table:table-cell>
          <table:table-cell table:style-name="ce43" office:value-type="float" office:value="2717" calcext:value-type="float">
            <text:p>2,717</text:p>
          </table:table-cell>
          <table:table-cell table:style-name="ce33" office:value-type="float" office:value="9229" calcext:value-type="float">
            <text:p>9,229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813" calcext:value-type="float">
            <text:p>1,813</text:p>
          </table:table-cell>
          <table:table-cell table:style-name="ce43" office:value-type="float" office:value="1802" calcext:value-type="float">
            <text:p>1,802</text:p>
          </table:table-cell>
          <table:table-cell table:style-name="ce33" office:value-type="float" office:value="9344" calcext:value-type="float">
            <text:p>9,344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897" calcext:value-type="float">
            <text:p>1,897</text:p>
          </table:table-cell>
          <table:table-cell table:style-name="ce43" office:value-type="float" office:value="1785" calcext:value-type="float">
            <text:p>1,785</text:p>
          </table:table-cell>
          <table:table-cell table:style-name="ce33" office:value-type="float" office:value="7281" calcext:value-type="float">
            <text:p>7,281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335" calcext:value-type="float">
            <text:p>1,335</text:p>
          </table:table-cell>
          <table:table-cell table:style-name="ce43" office:value-type="float" office:value="1269" calcext:value-type="float">
            <text:p>1,269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920" calcext:value-type="float">
            <text:p>920</text:p>
          </table:table-cell>
          <table:table-cell table:style-name="ce43" office:value-type="float" office:value="769" calcext:value-type="float">
            <text:p>769</text:p>
          </table:table-cell>
          <table:table-cell table:style-name="ce33" office:value-type="float" office:value="2499" calcext:value-type="float">
            <text:p>2,499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55" calcext:value-type="float">
            <text:p>355</text:p>
          </table:table-cell>
          <table:table-cell table:style-name="ce43" office:value-type="float" office:value="285" calcext:value-type="float">
            <text:p>285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648" calcext:value-type="float">
            <text:p>252,648</text:p>
          </table:table-cell>
          <table:table-cell table:style-name="ce42" office:value-type="float" office:value="8738" calcext:value-type="float">
            <text:p>8,738</text:p>
          </table:table-cell>
          <table:table-cell table:style-name="ce34" office:value-type="float" office:value="1860" calcext:value-type="float">
            <text:p>1,860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812" calcext:value-type="float">
            <text:p>1,812</text:p>
          </table:table-cell>
          <table:table-cell table:style-name="ce34" office:value-type="float" office:value="10523" calcext:value-type="float">
            <text:p>10,523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2233" calcext:value-type="float">
            <text:p>2,233</text:p>
          </table:table-cell>
          <table:table-cell table:style-name="ce42" office:value-type="float" office:value="2324" calcext:value-type="float">
            <text:p>2,324</text:p>
          </table:table-cell>
          <table:table-cell table:style-name="ce34" office:value-type="float" office:value="14132" calcext:value-type="float">
            <text:p>14,132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2666" calcext:value-type="float">
            <text:p>2,666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2990" calcext:value-type="float">
            <text:p>2,990</text:p>
          </table:table-cell>
          <table:table-cell table:style-name="ce42" office:value-type="float" office:value="2861" calcext:value-type="float">
            <text:p>2,861</text:p>
          </table:table-cell>
          <table:table-cell table:style-name="ce34" office:value-type="float" office:value="17713" calcext:value-type="float">
            <text:p>17,713</text:p>
          </table:table-cell>
          <table:table-cell table:style-name="ce34" office:value-type="float" office:value="3361" calcext:value-type="float">
            <text:p>3,361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3621" calcext:value-type="float">
            <text:p>3,621</text:p>
          </table:table-cell>
          <table:table-cell table:style-name="ce42" office:value-type="float" office:value="3659" calcext:value-type="float">
            <text:p>3,659</text:p>
          </table:table-cell>
          <table:table-cell table:style-name="ce34" office:value-type="float" office:value="17881" calcext:value-type="float">
            <text:p>17,881</text:p>
          </table:table-cell>
          <table:table-cell table:style-name="ce34" office:value-type="float" office:value="3681" calcext:value-type="float">
            <text:p>3,681</text:p>
          </table:table-cell>
          <table:table-cell table:style-name="ce34" office:value-type="float" office:value="3505" calcext:value-type="float">
            <text:p>3,505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3567" calcext:value-type="float">
            <text:p>3,567</text:p>
          </table:table-cell>
          <table:table-cell table:style-name="ce42" office:value-type="float" office:value="3558" calcext:value-type="float">
            <text:p>3,558</text:p>
          </table:table-cell>
          <table:table-cell table:style-name="ce34" office:value-type="float" office:value="18010" calcext:value-type="float">
            <text:p>18,010</text:p>
          </table:table-cell>
          <table:table-cell table:style-name="ce34" office:value-type="float" office:value="3501" calcext:value-type="float">
            <text:p>3,501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624" calcext:value-type="float">
            <text:p>3,624</text:p>
          </table:table-cell>
          <table:table-cell table:style-name="ce34" office:value-type="float" office:value="3782" calcext:value-type="float">
            <text:p>3,782</text:p>
          </table:table-cell>
          <table:table-cell table:style-name="ce42" office:value-type="float" office:value="3786" calcext:value-type="float">
            <text:p>3,786</text:p>
          </table:table-cell>
          <table:table-cell table:style-name="ce34" office:value-type="float" office:value="19766" calcext:value-type="float">
            <text:p>19,766</text:p>
          </table:table-cell>
          <table:table-cell table:style-name="ce34" office:value-type="float" office:value="3989" calcext:value-type="float">
            <text:p>3,989</text:p>
          </table:table-cell>
          <table:table-cell table:style-name="ce34" office:value-type="float" office:value="4106" calcext:value-type="float">
            <text:p>4,106</text:p>
          </table:table-cell>
          <table:table-cell table:style-name="ce34" office:value-type="float" office:value="4055" calcext:value-type="float">
            <text:p>4,055</text:p>
          </table:table-cell>
          <table:table-cell table:style-name="ce34" office:value-type="float" office:value="3892" calcext:value-type="float">
            <text:p>3,892</text:p>
          </table:table-cell>
          <table:table-cell table:style-name="ce42" office:value-type="float" office:value="3724" calcext:value-type="float">
            <text:p>3,724</text:p>
          </table:table-cell>
          <table:table-cell table:style-name="ce34" office:value-type="float" office:value="17218" calcext:value-type="float">
            <text:p>17,218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3381" calcext:value-type="float">
            <text:p>3,381</text:p>
          </table:table-cell>
          <table:table-cell table:style-name="ce34" office:value-type="float" office:value="3280" calcext:value-type="float">
            <text:p>3,280</text:p>
          </table:table-cell>
          <table:table-cell table:style-name="ce42" office:value-type="float" office:value="3275" calcext:value-type="float">
            <text:p>3,275</text:p>
          </table:table-cell>
          <table:table-cell table:style-name="ce34" office:value-type="float" office:value="17875" calcext:value-type="float">
            <text:p>17,875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411" calcext:value-type="float">
            <text:p>3,411</text:p>
          </table:table-cell>
          <table:table-cell table:style-name="ce34" office:value-type="float" office:value="3653" calcext:value-type="float">
            <text:p>3,653</text:p>
          </table:table-cell>
          <table:table-cell table:style-name="ce34" office:value-type="float" office:value="3723" calcext:value-type="float">
            <text:p>3,723</text:p>
          </table:table-cell>
          <table:table-cell table:style-name="ce42" office:value-type="float" office:value="3739" calcext:value-type="float">
            <text:p>3,739</text:p>
          </table:table-cell>
          <table:table-cell table:style-name="ce34" office:value-type="float" office:value="19129" calcext:value-type="float">
            <text:p>19,129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3751" calcext:value-type="float">
            <text:p>3,751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4047" calcext:value-type="float">
            <text:p>4,047</text:p>
          </table:table-cell>
          <table:table-cell table:style-name="ce42" office:value-type="float" office:value="3956" calcext:value-type="float">
            <text:p>3,956</text:p>
          </table:table-cell>
          <table:table-cell table:style-name="ce34" office:value-type="float" office:value="20393" calcext:value-type="float">
            <text:p>20,393</text:p>
          </table:table-cell>
          <table:table-cell table:style-name="ce34" office:value-type="float" office:value="4243" calcext:value-type="float">
            <text:p>4,243</text:p>
          </table:table-cell>
          <table:table-cell table:style-name="ce34" office:value-type="float" office:value="4093" calcext:value-type="float">
            <text:p>4,093</text:p>
          </table:table-cell>
          <table:table-cell table:style-name="ce34" office:value-type="float" office:value="4028" calcext:value-type="float">
            <text:p>4,028</text:p>
          </table:table-cell>
          <table:table-cell table:style-name="ce34" office:value-type="float" office:value="4019" calcext:value-type="float">
            <text:p>4,019</text:p>
          </table:table-cell>
          <table:table-cell table:style-name="ce42" office:value-type="float" office:value="4010" calcext:value-type="float">
            <text:p>4,010</text:p>
          </table:table-cell>
          <table:table-cell table:style-name="ce34" office:value-type="float" office:value="17717" calcext:value-type="float">
            <text:p>17,717</text:p>
          </table:table-cell>
          <table:table-cell table:style-name="ce34" office:value-type="float" office:value="3569" calcext:value-type="float">
            <text:p>3,569</text:p>
          </table:table-cell>
          <table:table-cell table:style-name="ce34" office:value-type="float" office:value="3706" calcext:value-type="float">
            <text:p>3,706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3555" calcext:value-type="float">
            <text:p>3,555</text:p>
          </table:table-cell>
          <table:table-cell table:style-name="ce42" office:value-type="float" office:value="3267" calcext:value-type="float">
            <text:p>3,267</text:p>
          </table:table-cell>
          <table:table-cell table:style-name="ce34" office:value-type="float" office:value="14841" calcext:value-type="float">
            <text:p>14,841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375" calcext:value-type="float">
            <text:p>3,375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2679" calcext:value-type="float">
            <text:p>2,679</text:p>
          </table:table-cell>
          <table:table-cell table:style-name="ce42" office:value-type="float" office:value="2688" calcext:value-type="float">
            <text:p>2,688</text:p>
          </table:table-cell>
          <table:table-cell table:style-name="ce34" office:value-type="float" office:value="9379" calcext:value-type="float">
            <text:p>9,379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1926" calcext:value-type="float">
            <text:p>1,926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835" calcext:value-type="float">
            <text:p>1,835</text:p>
          </table:table-cell>
          <table:table-cell table:style-name="ce42" office:value-type="float" office:value="1764" calcext:value-type="float">
            <text:p>1,764</text:p>
          </table:table-cell>
          <table:table-cell table:style-name="ce34" office:value-type="float" office:value="10242" calcext:value-type="float">
            <text:p>10,242</text:p>
          </table:table-cell>
          <table:table-cell table:style-name="ce34" office:value-type="float" office:value="2074" calcext:value-type="float">
            <text:p>2,074</text:p>
          </table:table-cell>
          <table:table-cell table:style-name="ce34" office:value-type="float" office:value="2010" calcext:value-type="float">
            <text:p>2,010</text:p>
          </table:table-cell>
          <table:table-cell table:style-name="ce34" office:value-type="float" office:value="2180" calcext:value-type="float">
            <text:p>2,180</text:p>
          </table:table-cell>
          <table:table-cell table:style-name="ce34" office:value-type="float" office:value="2117" calcext:value-type="float">
            <text:p>2,117</text:p>
          </table:table-cell>
          <table:table-cell table:style-name="ce42" office:value-type="float" office:value="1861" calcext:value-type="float">
            <text:p>1,861</text:p>
          </table:table-cell>
          <table:table-cell table:style-name="ce34" office:value-type="float" office:value="8484" calcext:value-type="float">
            <text:p>8,484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520" calcext:value-type="float">
            <text:p>1,520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4" office:value-type="float" office:value="6177" calcext:value-type="float">
            <text:p>6,177</text:p>
          </table:table-cell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1362" calcext:value-type="float">
            <text:p>1,362</text:p>
          </table:table-cell>
          <table:table-cell table:style-name="ce34" office:value-type="float" office:value="1260" calcext:value-type="float">
            <text:p>1,260</text:p>
          </table:table-cell>
          <table:table-cell table:style-name="ce34" office:value-type="float" office:value="1111" calcext:value-type="float">
            <text:p>1,111</text:p>
          </table:table-cell>
          <table:table-cell table:style-name="ce42" office:value-type="float" office:value="1014" calcext:value-type="float">
            <text:p>1,014</text:p>
          </table:table-cell>
          <table:table-cell table:style-name="ce34" office:value-type="float" office:value="3121" calcext:value-type="float">
            <text:p>3,121</text:p>
          </table:table-cell>
          <table:table-cell table:style-name="ce34" office:value-type="float" office:value="829" calcext:value-type="float">
            <text:p>829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456" calcext:value-type="float">
            <text:p>456</text:p>
          </table:table-cell>
          <table:table-cell table:style-name="ce42" office:value-type="float" office:value="421" calcext:value-type="float">
            <text:p>421</text:p>
          </table:table-cell>
          <table:table-cell table:style-name="ce34" office:value-type="float" office:value="1063" calcext:value-type="float">
            <text:p>1,06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55" calcext:value-type="float">
            <text:p>155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9814" calcext:value-type="float">
            <text:p>709,814</text:p>
          </table:table-cell>
          <table:table-cell table:style-name="ce33" office:value-type="float" office:value="26645" calcext:value-type="float">
            <text:p>26,645</text:p>
          </table:table-cell>
          <table:table-cell table:style-name="ce33" office:value-type="float" office:value="5713" calcext:value-type="float">
            <text:p>5,713</text:p>
          </table:table-cell>
          <table:table-cell table:style-name="ce33" office:value-type="float" office:value="5450" calcext:value-type="float">
            <text:p>5,450</text:p>
          </table:table-cell>
          <table:table-cell table:style-name="ce33" office:value-type="float" office:value="4838" calcext:value-type="float">
            <text:p>4,838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31084" calcext:value-type="float">
            <text:p>31,084</text:p>
          </table:table-cell>
          <table:table-cell table:style-name="ce33" office:value-type="float" office:value="5761" calcext:value-type="float">
            <text:p>5,761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6440" calcext:value-type="float">
            <text:p>6,440</text:p>
          </table:table-cell>
          <table:table-cell table:style-name="ce43" office:value-type="float" office:value="6932" calcext:value-type="float">
            <text:p>6,932</text:p>
          </table:table-cell>
          <table:table-cell table:style-name="ce33" office:value-type="float" office:value="41187" calcext:value-type="float">
            <text:p>41,187</text:p>
          </table:table-cell>
          <table:table-cell table:style-name="ce33" office:value-type="float" office:value="7426" calcext:value-type="float">
            <text:p>7,426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9007" calcext:value-type="float">
            <text:p>9,007</text:p>
          </table:table-cell>
          <table:table-cell table:style-name="ce33" office:value-type="float" office:value="8801" calcext:value-type="float">
            <text:p>8,801</text:p>
          </table:table-cell>
          <table:table-cell table:style-name="ce43" office:value-type="float" office:value="8226" calcext:value-type="float">
            <text:p>8,226</text:p>
          </table:table-cell>
          <table:table-cell table:style-name="ce33" office:value-type="float" office:value="46599" calcext:value-type="float">
            <text:p>46,599</text:p>
          </table:table-cell>
          <table:table-cell table:style-name="ce33" office:value-type="float" office:value="9162" calcext:value-type="float">
            <text:p>9,162</text:p>
          </table:table-cell>
          <table:table-cell table:style-name="ce33" office:value-type="float" office:value="9360" calcext:value-type="float">
            <text:p>9,360</text:p>
          </table:table-cell>
          <table:table-cell table:style-name="ce33" office:value-type="float" office:value="9433" calcext:value-type="float">
            <text:p>9,433</text:p>
          </table:table-cell>
          <table:table-cell table:style-name="ce33" office:value-type="float" office:value="9513" calcext:value-type="float">
            <text:p>9,513</text:p>
          </table:table-cell>
          <table:table-cell table:style-name="ce43" office:value-type="float" office:value="9131" calcext:value-type="float">
            <text:p>9,131</text:p>
          </table:table-cell>
          <table:table-cell table:style-name="ce33" office:value-type="float" office:value="45263" calcext:value-type="float">
            <text:p>45,263</text:p>
          </table:table-cell>
          <table:table-cell table:style-name="ce33" office:value-type="float" office:value="8991" calcext:value-type="float">
            <text:p>8,991</text:p>
          </table:table-cell>
          <table:table-cell table:style-name="ce33" office:value-type="float" office:value="8913" calcext:value-type="float">
            <text:p>8,913</text:p>
          </table:table-cell>
          <table:table-cell table:style-name="ce33" office:value-type="float" office:value="9090" calcext:value-type="float">
            <text:p>9,090</text:p>
          </table:table-cell>
          <table:table-cell table:style-name="ce33" office:value-type="float" office:value="8883" calcext:value-type="float">
            <text:p>8,883</text:p>
          </table:table-cell>
          <table:table-cell table:style-name="ce43" office:value-type="float" office:value="9386" calcext:value-type="float">
            <text:p>9,386</text:p>
          </table:table-cell>
          <table:table-cell table:style-name="ce33" office:value-type="float" office:value="49838" calcext:value-type="float">
            <text:p>49,838</text:p>
          </table:table-cell>
          <table:table-cell table:style-name="ce33" office:value-type="float" office:value="9012" calcext:value-type="float">
            <text:p>9,012</text:p>
          </table:table-cell>
          <table:table-cell table:style-name="ce33" office:value-type="float" office:value="9163" calcext:value-type="float">
            <text:p>9,163</text:p>
          </table:table-cell>
          <table:table-cell table:style-name="ce33" office:value-type="float" office:value="9950" calcext:value-type="float">
            <text:p>9,950</text:p>
          </table:table-cell>
          <table:table-cell table:style-name="ce33" office:value-type="float" office:value="10716" calcext:value-type="float">
            <text:p>10,716</text:p>
          </table:table-cell>
          <table:table-cell table:style-name="ce43" office:value-type="float" office:value="10997" calcext:value-type="float">
            <text:p>10,997</text:p>
          </table:table-cell>
          <table:table-cell table:style-name="ce33" office:value-type="float" office:value="58594" calcext:value-type="float">
            <text:p>58,594</text:p>
          </table:table-cell>
          <table:table-cell table:style-name="ce33" office:value-type="float" office:value="11739" calcext:value-type="float">
            <text:p>11,739</text:p>
          </table:table-cell>
          <table:table-cell table:style-name="ce33" office:value-type="float" office:value="11634" calcext:value-type="float">
            <text:p>11,634</text:p>
          </table:table-cell>
          <table:table-cell table:style-name="ce33" office:value-type="float" office:value="11679" calcext:value-type="float">
            <text:p>11,679</text:p>
          </table:table-cell>
          <table:table-cell table:style-name="ce33" office:value-type="float" office:value="11905" calcext:value-type="float">
            <text:p>11,905</text:p>
          </table:table-cell>
          <table:table-cell table:style-name="ce43" office:value-type="float" office:value="11637" calcext:value-type="float">
            <text:p>11,637</text:p>
          </table:table-cell>
          <table:table-cell table:style-name="ce33" office:value-type="float" office:value="53585" calcext:value-type="float">
            <text:p>53,585</text:p>
          </table:table-cell>
          <table:table-cell table:style-name="ce33" office:value-type="float" office:value="11322" calcext:value-type="float">
            <text:p>11,322</text:p>
          </table:table-cell>
          <table:table-cell table:style-name="ce33" office:value-type="float" office:value="11747" calcext:value-type="float">
            <text:p>11,747</text:p>
          </table:table-cell>
          <table:table-cell table:style-name="ce33" office:value-type="float" office:value="10707" calcext:value-type="float">
            <text:p>10,707</text:p>
          </table:table-cell>
          <table:table-cell table:style-name="ce33" office:value-type="float" office:value="9900" calcext:value-type="float">
            <text:p>9,900</text:p>
          </table:table-cell>
          <table:table-cell table:style-name="ce43" office:value-type="float" office:value="9909" calcext:value-type="float">
            <text:p>9,909</text:p>
          </table:table-cell>
          <table:table-cell table:style-name="ce33" office:value-type="float" office:value="51123" calcext:value-type="float">
            <text:p>51,123</text:p>
          </table:table-cell>
          <table:table-cell table:style-name="ce33" office:value-type="float" office:value="9840" calcext:value-type="float">
            <text:p>9,840</text:p>
          </table:table-cell>
          <table:table-cell table:style-name="ce33" office:value-type="float" office:value="9960" calcext:value-type="float">
            <text:p>9,960</text:p>
          </table:table-cell>
          <table:table-cell table:style-name="ce33" office:value-type="float" office:value="10158" calcext:value-type="float">
            <text:p>10,158</text:p>
          </table:table-cell>
          <table:table-cell table:style-name="ce33" office:value-type="float" office:value="10539" calcext:value-type="float">
            <text:p>10,539</text:p>
          </table:table-cell>
          <table:table-cell table:style-name="ce43" office:value-type="float" office:value="10626" calcext:value-type="float">
            <text:p>10,626</text:p>
          </table:table-cell>
          <table:table-cell table:style-name="ce33" office:value-type="float" office:value="53723" calcext:value-type="float">
            <text:p>53,723</text:p>
          </table:table-cell>
          <table:table-cell table:style-name="ce33" office:value-type="float" office:value="10161" calcext:value-type="float">
            <text:p>10,161</text:p>
          </table:table-cell>
          <table:table-cell table:style-name="ce33" office:value-type="float" office:value="10937" calcext:value-type="float">
            <text:p>10,937</text:p>
          </table:table-cell>
          <table:table-cell table:style-name="ce33" office:value-type="float" office:value="10886" calcext:value-type="float">
            <text:p>10,886</text:p>
          </table:table-cell>
          <table:table-cell table:style-name="ce33" office:value-type="float" office:value="10772" calcext:value-type="float">
            <text:p>10,772</text:p>
          </table:table-cell>
          <table:table-cell table:style-name="ce43" office:value-type="float" office:value="10967" calcext:value-type="float">
            <text:p>10,967</text:p>
          </table:table-cell>
          <table:table-cell table:style-name="ce33" office:value-type="float" office:value="53685" calcext:value-type="float">
            <text:p>53,685</text:p>
          </table:table-cell>
          <table:table-cell table:style-name="ce33" office:value-type="float" office:value="11236" calcext:value-type="float">
            <text:p>11,236</text:p>
          </table:table-cell>
          <table:table-cell table:style-name="ce33" office:value-type="float" office:value="11056" calcext:value-type="float">
            <text:p>11,056</text:p>
          </table:table-cell>
          <table:table-cell table:style-name="ce33" office:value-type="float" office:value="10150" calcext:value-type="float">
            <text:p>10,150</text:p>
          </table:table-cell>
          <table:table-cell table:style-name="ce33" office:value-type="float" office:value="10638" calcext:value-type="float">
            <text:p>10,638</text:p>
          </table:table-cell>
          <table:table-cell table:style-name="ce43" office:value-type="float" office:value="10605" calcext:value-type="float">
            <text:p>10,605</text:p>
          </table:table-cell>
          <table:table-cell table:style-name="ce33" office:value-type="float" office:value="46881" calcext:value-type="float">
            <text:p>46,881</text:p>
          </table:table-cell>
          <table:table-cell table:style-name="ce33" office:value-type="float" office:value="9177" calcext:value-type="float">
            <text:p>9,177</text:p>
          </table:table-cell>
          <table:table-cell table:style-name="ce33" office:value-type="float" office:value="9717" calcext:value-type="float">
            <text:p>9,717</text:p>
          </table:table-cell>
          <table:table-cell table:style-name="ce33" office:value-type="float" office:value="9671" calcext:value-type="float">
            <text:p>9,671</text:p>
          </table:table-cell>
          <table:table-cell table:style-name="ce33" office:value-type="float" office:value="9352" calcext:value-type="float">
            <text:p>9,352</text:p>
          </table:table-cell>
          <table:table-cell table:style-name="ce43" office:value-type="float" office:value="8964" calcext:value-type="float">
            <text:p>8,964</text:p>
          </table:table-cell>
          <table:table-cell table:style-name="ce33" office:value-type="float" office:value="41068" calcext:value-type="float">
            <text:p>41,068</text:p>
          </table:table-cell>
          <table:table-cell table:style-name="ce33" office:value-type="float" office:value="8794" calcext:value-type="float">
            <text:p>8,794</text:p>
          </table:table-cell>
          <table:table-cell table:style-name="ce33" office:value-type="float" office:value="9361" calcext:value-type="float">
            <text:p>9,361</text:p>
          </table:table-cell>
          <table:table-cell table:style-name="ce33" office:value-type="float" office:value="7829" calcext:value-type="float">
            <text:p>7,829</text:p>
          </table:table-cell>
          <table:table-cell table:style-name="ce33" office:value-type="float" office:value="7383" calcext:value-type="float">
            <text:p>7,383</text:p>
          </table:table-cell>
          <table:table-cell table:style-name="ce43" office:value-type="float" office:value="7701" calcext:value-type="float">
            <text:p>7,701</text:p>
          </table:table-cell>
          <table:table-cell table:style-name="ce33" office:value-type="float" office:value="28415" calcext:value-type="float">
            <text:p>28,415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6063" calcext:value-type="float">
            <text:p>6,063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5593" calcext:value-type="float">
            <text:p>5,593</text:p>
          </table:table-cell>
          <table:table-cell table:style-name="ce43" office:value-type="float" office:value="5985" calcext:value-type="float">
            <text:p>5,985</text:p>
          </table:table-cell>
          <table:table-cell table:style-name="ce33" office:value-type="float" office:value="29986" calcext:value-type="float">
            <text:p>29,986</text:p>
          </table:table-cell>
          <table:table-cell table:style-name="ce33" office:value-type="float" office:value="5939" calcext:value-type="float">
            <text:p>5,939</text:p>
          </table:table-cell>
          <table:table-cell table:style-name="ce33" office:value-type="float" office:value="5844" calcext:value-type="float">
            <text:p>5,844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6105" calcext:value-type="float">
            <text:p>6,105</text:p>
          </table:table-cell>
          <table:table-cell table:style-name="ce43" office:value-type="float" office:value="5837" calcext:value-type="float">
            <text:p>5,837</text:p>
          </table:table-cell>
          <table:table-cell table:style-name="ce33" office:value-type="float" office:value="24591" calcext:value-type="float">
            <text:p>24,591</text:p>
          </table:table-cell>
          <table:table-cell table:style-name="ce33" office:value-type="float" office:value="5498" calcext:value-type="float">
            <text:p>5,498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4964" calcext:value-type="float">
            <text:p>4,964</text:p>
          </table:table-cell>
          <table:table-cell table:style-name="ce33" office:value-type="float" office:value="4653" calcext:value-type="float">
            <text:p>4,653</text:p>
          </table:table-cell>
          <table:table-cell table:style-name="ce43" office:value-type="float" office:value="4352" calcext:value-type="float">
            <text:p>4,352</text:p>
          </table:table-cell>
          <table:table-cell table:style-name="ce33" office:value-type="float" office:value="16705" calcext:value-type="float">
            <text:p>16,705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2993" calcext:value-type="float">
            <text:p>2,993</text:p>
          </table:table-cell>
          <table:table-cell table:style-name="ce43" office:value-type="float" office:value="2562" calcext:value-type="float">
            <text:p>2,562</text:p>
          </table:table-cell>
          <table:table-cell table:style-name="ce33" office:value-type="float" office:value="7862" calcext:value-type="float">
            <text:p>7,862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228" calcext:value-type="float">
            <text:p>1,228</text:p>
          </table:table-cell>
          <table:table-cell table:style-name="ce43" office:value-type="float" office:value="964" calcext:value-type="float">
            <text:p>964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48" calcext:value-type="float">
            <text:p>348</text:p>
          </table:table-cell>
          <table:table-cell table:style-name="ce43" office:value-type="float" office:value="250" calcext:value-type="float">
            <text:p>250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9856" calcext:value-type="float">
            <text:p>369,856</text:p>
          </table:table-cell>
          <table:table-cell table:style-name="ce33" office:value-type="float" office:value="14023" calcext:value-type="float">
            <text:p>14,023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16468" calcext:value-type="float">
            <text:p>16,468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402" calcext:value-type="float">
            <text:p>3,402</text:p>
          </table:table-cell>
          <table:table-cell table:style-name="ce43" office:value-type="float" office:value="3697" calcext:value-type="float">
            <text:p>3,697</text:p>
          </table:table-cell>
          <table:table-cell table:style-name="ce33" office:value-type="float" office:value="21562" calcext:value-type="float">
            <text:p>21,562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660" calcext:value-type="float">
            <text:p>4,660</text:p>
          </table:table-cell>
          <table:table-cell table:style-name="ce43" office:value-type="float" office:value="4278" calcext:value-type="float">
            <text:p>4,278</text:p>
          </table:table-cell>
          <table:table-cell table:style-name="ce33" office:value-type="float" office:value="24464" calcext:value-type="float">
            <text:p>24,464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3" office:value-type="float" office:value="4975" calcext:value-type="float">
            <text:p>4,975</text:p>
          </table:table-cell>
          <table:table-cell table:style-name="ce33" office:value-type="float" office:value="4931" calcext:value-type="float">
            <text:p>4,931</text:p>
          </table:table-cell>
          <table:table-cell table:style-name="ce33" office:value-type="float" office:value="4985" calcext:value-type="float">
            <text:p>4,985</text:p>
          </table:table-cell>
          <table:table-cell table:style-name="ce43" office:value-type="float" office:value="4730" calcext:value-type="float">
            <text:p>4,730</text:p>
          </table:table-cell>
          <table:table-cell table:style-name="ce33" office:value-type="float" office:value="23620" calcext:value-type="float">
            <text:p>23,620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800" calcext:value-type="float">
            <text:p>4,800</text:p>
          </table:table-cell>
          <table:table-cell table:style-name="ce33" office:value-type="float" office:value="25692" calcext:value-type="float">
            <text:p>25,692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799" calcext:value-type="float">
            <text:p>4,799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5495" calcext:value-type="float">
            <text:p>5,495</text:p>
          </table:table-cell>
          <table:table-cell table:style-name="ce43" office:value-type="float" office:value="5616" calcext:value-type="float">
            <text:p>5,616</text:p>
          </table:table-cell>
          <table:table-cell table:style-name="ce33" office:value-type="float" office:value="30187" calcext:value-type="float">
            <text:p>30,187</text:p>
          </table:table-cell>
          <table:table-cell table:style-name="ce33" office:value-type="float" office:value="6023" calcext:value-type="float">
            <text:p>6,023</text:p>
          </table:table-cell>
          <table:table-cell table:style-name="ce33" office:value-type="float" office:value="5972" calcext:value-type="float">
            <text:p>5,972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6187" calcext:value-type="float">
            <text:p>6,187</text:p>
          </table:table-cell>
          <table:table-cell table:style-name="ce43" office:value-type="float" office:value="6018" calcext:value-type="float">
            <text:p>6,018</text:p>
          </table:table-cell>
          <table:table-cell table:style-name="ce33" office:value-type="float" office:value="28211" calcext:value-type="float">
            <text:p>28,211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5727" calcext:value-type="float">
            <text:p>5,727</text:p>
          </table:table-cell>
          <table:table-cell table:style-name="ce33" office:value-type="float" office:value="5252" calcext:value-type="float">
            <text:p>5,252</text:p>
          </table:table-cell>
          <table:table-cell table:style-name="ce43" office:value-type="float" office:value="5202" calcext:value-type="float">
            <text:p>5,202</text:p>
          </table:table-cell>
          <table:table-cell table:style-name="ce33" office:value-type="float" office:value="28269" calcext:value-type="float">
            <text:p>28,269</text:p>
          </table:table-cell>
          <table:table-cell table:style-name="ce33" office:value-type="float" office:value="5294" calcext:value-type="float">
            <text:p>5,294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5644" calcext:value-type="float">
            <text:p>5,644</text:p>
          </table:table-cell>
          <table:table-cell table:style-name="ce33" office:value-type="float" office:value="5933" calcext:value-type="float">
            <text:p>5,933</text:p>
          </table:table-cell>
          <table:table-cell table:style-name="ce43" office:value-type="float" office:value="6026" calcext:value-type="float">
            <text:p>6,026</text:p>
          </table:table-cell>
          <table:table-cell table:style-name="ce33" office:value-type="float" office:value="30630" calcext:value-type="float">
            <text:p>30,630</text:p>
          </table:table-cell>
          <table:table-cell table:style-name="ce33" office:value-type="float" office:value="5847" calcext:value-type="float">
            <text:p>5,847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6142" calcext:value-type="float">
            <text:p>6,142</text:p>
          </table:table-cell>
          <table:table-cell table:style-name="ce43" office:value-type="float" office:value="6209" calcext:value-type="float">
            <text:p>6,209</text:p>
          </table:table-cell>
          <table:table-cell table:style-name="ce33" office:value-type="float" office:value="30065" calcext:value-type="float">
            <text:p>30,065</text:p>
          </table:table-cell>
          <table:table-cell table:style-name="ce33" office:value-type="float" office:value="6392" calcext:value-type="float">
            <text:p>6,392</text:p>
          </table:table-cell>
          <table:table-cell table:style-name="ce33" office:value-type="float" office:value="6217" calcext:value-type="float">
            <text:p>6,217</text:p>
          </table:table-cell>
          <table:table-cell table:style-name="ce33" office:value-type="float" office:value="5584" calcext:value-type="float">
            <text:p>5,584</text:p>
          </table:table-cell>
          <table:table-cell table:style-name="ce33" office:value-type="float" office:value="6011" calcext:value-type="float">
            <text:p>6,011</text:p>
          </table:table-cell>
          <table:table-cell table:style-name="ce43" office:value-type="float" office:value="5861" calcext:value-type="float">
            <text:p>5,861</text:p>
          </table:table-cell>
          <table:table-cell table:style-name="ce33" office:value-type="float" office:value="25187" calcext:value-type="float">
            <text:p>25,187</text:p>
          </table:table-cell>
          <table:table-cell table:style-name="ce33" office:value-type="float" office:value="4941" calcext:value-type="float">
            <text:p>4,941</text:p>
          </table:table-cell>
          <table:table-cell table:style-name="ce33" office:value-type="float" office:value="5289" calcext:value-type="float">
            <text:p>5,289</text:p>
          </table:table-cell>
          <table:table-cell table:style-name="ce33" office:value-type="float" office:value="5234" calcext:value-type="float">
            <text:p>5,234</text:p>
          </table:table-cell>
          <table:table-cell table:style-name="ce33" office:value-type="float" office:value="4942" calcext:value-type="float">
            <text:p>4,942</text:p>
          </table:table-cell>
          <table:table-cell table:style-name="ce43" office:value-type="float" office:value="4781" calcext:value-type="float">
            <text:p>4,781</text:p>
          </table:table-cell>
          <table:table-cell table:style-name="ce33" office:value-type="float" office:value="21701" calcext:value-type="float">
            <text:p>21,701</text:p>
          </table:table-cell>
          <table:table-cell table:style-name="ce33" office:value-type="float" office:value="4706" calcext:value-type="float">
            <text:p>4,706</text:p>
          </table:table-cell>
          <table:table-cell table:style-name="ce33" office:value-type="float" office:value="4953" calcext:value-type="float">
            <text:p>4,953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3982" calcext:value-type="float">
            <text:p>3,982</text:p>
          </table:table-cell>
          <table:table-cell table:style-name="ce43" office:value-type="float" office:value="3944" calcext:value-type="float">
            <text:p>3,944</text:p>
          </table:table-cell>
          <table:table-cell table:style-name="ce33" office:value-type="float" office:value="13933" calcext:value-type="float">
            <text:p>13,933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739" calcext:value-type="float">
            <text:p>2,739</text:p>
          </table:table-cell>
          <table:table-cell table:style-name="ce43" office:value-type="float" office:value="2839" calcext:value-type="float">
            <text:p>2,839</text:p>
          </table:table-cell>
          <table:table-cell table:style-name="ce33" office:value-type="float" office:value="14233" calcext:value-type="float">
            <text:p>14,233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789" calcext:value-type="float">
            <text:p>2,789</text:p>
          </table:table-cell>
          <table:table-cell table:style-name="ce43" office:value-type="float" office:value="2758" calcext:value-type="float">
            <text:p>2,758</text:p>
          </table:table-cell>
          <table:table-cell table:style-name="ce33" office:value-type="float" office:value="10919" calcext:value-type="float">
            <text:p>10,919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2053" calcext:value-type="float">
            <text:p>2,053</text:p>
          </table:table-cell>
          <table:table-cell table:style-name="ce43" office:value-type="float" office:value="1855" calcext:value-type="float">
            <text:p>1,855</text:p>
          </table:table-cell>
          <table:table-cell table:style-name="ce33" office:value-type="float" office:value="6859" calcext:value-type="float">
            <text:p>6,859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193" calcext:value-type="float">
            <text:p>1,193</text:p>
          </table:table-cell>
          <table:table-cell table:style-name="ce43" office:value-type="float" office:value="1057" calcext:value-type="float">
            <text:p>1,057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14" calcext:value-type="float">
            <text:p>414</text:p>
          </table:table-cell>
          <table:table-cell table:style-name="ce43" office:value-type="float" office:value="330" calcext:value-type="float">
            <text:p>330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958" calcext:value-type="float">
            <text:p>339,958</text:p>
          </table:table-cell>
          <table:table-cell table:style-name="ce42" office:value-type="float" office:value="12622" calcext:value-type="float">
            <text:p>12,622</text:p>
          </table:table-cell>
          <table:table-cell table:style-name="ce34" office:value-type="float" office:value="2691" calcext:value-type="float">
            <text:p>2,691</text:p>
          </table:table-cell>
          <table:table-cell table:style-name="ce34" office:value-type="float" office:value="2648" calcext:value-type="float">
            <text:p>2,648</text:p>
          </table:table-cell>
          <table:table-cell table:style-name="ce34" office:value-type="float" office:value="2282" calcext:value-type="float">
            <text:p>2,282</text:p>
          </table:table-cell>
          <table:table-cell table:style-name="ce34" office:value-type="float" office:value="2457" calcext:value-type="float">
            <text:p>2,457</text:p>
          </table:table-cell>
          <table:table-cell table:style-name="ce34" office:value-type="float" office:value="2544" calcext:value-type="float">
            <text:p>2,544</text:p>
          </table:table-cell>
          <table:table-cell table:style-name="ce34" office:value-type="float" office:value="14616" calcext:value-type="float">
            <text:p>14,616</text:p>
          </table:table-cell>
          <table:table-cell table:style-name="ce34" office:value-type="float" office:value="2680" calcext:value-type="float">
            <text:p>2,680</text:p>
          </table:table-cell>
          <table:table-cell table:style-name="ce34" office:value-type="float" office:value="2739" calcext:value-type="float">
            <text:p>2,739</text:p>
          </table:table-cell>
          <table:table-cell table:style-name="ce34" office:value-type="float" office:value="2924" calcext:value-type="float">
            <text:p>2,924</text:p>
          </table:table-cell>
          <table:table-cell table:style-name="ce34" office:value-type="float" office:value="3038" calcext:value-type="float">
            <text:p>3,038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4" office:value-type="float" office:value="19625" calcext:value-type="float">
            <text:p>19,625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4262" calcext:value-type="float">
            <text:p>4,262</text:p>
          </table:table-cell>
          <table:table-cell table:style-name="ce34" office:value-type="float" office:value="4141" calcext:value-type="float">
            <text:p>4,141</text:p>
          </table:table-cell>
          <table:table-cell table:style-name="ce42" office:value-type="float" office:value="3948" calcext:value-type="float">
            <text:p>3,948</text:p>
          </table:table-cell>
          <table:table-cell table:style-name="ce34" office:value-type="float" office:value="22135" calcext:value-type="float">
            <text:p>22,135</text:p>
          </table:table-cell>
          <table:table-cell table:style-name="ce34" office:value-type="float" office:value="4319" calcext:value-type="float">
            <text:p>4,319</text:p>
          </table:table-cell>
          <table:table-cell table:style-name="ce34" office:value-type="float" office:value="4385" calcext:value-type="float">
            <text:p>4,385</text:p>
          </table:table-cell>
          <table:table-cell table:style-name="ce34" office:value-type="float" office:value="4502" calcext:value-type="float">
            <text:p>4,502</text:p>
          </table:table-cell>
          <table:table-cell table:style-name="ce34" office:value-type="float" office:value="4528" calcext:value-type="float">
            <text:p>4,528</text:p>
          </table:table-cell>
          <table:table-cell table:style-name="ce42" office:value-type="float" office:value="4401" calcext:value-type="float">
            <text:p>4,401</text:p>
          </table:table-cell>
          <table:table-cell table:style-name="ce34" office:value-type="float" office:value="21643" calcext:value-type="float">
            <text:p>21,643</text:p>
          </table:table-cell>
          <table:table-cell table:style-name="ce34" office:value-type="float" office:value="4331" calcext:value-type="float">
            <text:p>4,331</text:p>
          </table:table-cell>
          <table:table-cell table:style-name="ce34" office:value-type="float" office:value="4334" calcext:value-type="float">
            <text:p>4,334</text:p>
          </table:table-cell>
          <table:table-cell table:style-name="ce34" office:value-type="float" office:value="4188" calcext:value-type="float">
            <text:p>4,188</text:p>
          </table:table-cell>
          <table:table-cell table:style-name="ce34" office:value-type="float" office:value="4204" calcext:value-type="float">
            <text:p>4,204</text:p>
          </table:table-cell>
          <table:table-cell table:style-name="ce42" office:value-type="float" office:value="4586" calcext:value-type="float">
            <text:p>4,586</text:p>
          </table:table-cell>
          <table:table-cell table:style-name="ce34" office:value-type="float" office:value="24146" calcext:value-type="float">
            <text:p>24,146</text:p>
          </table:table-cell>
          <table:table-cell table:style-name="ce34" office:value-type="float" office:value="4320" calcext:value-type="float">
            <text:p>4,320</text:p>
          </table:table-cell>
          <table:table-cell table:style-name="ce34" office:value-type="float" office:value="4364" calcext:value-type="float">
            <text:p>4,364</text:p>
          </table:table-cell>
          <table:table-cell table:style-name="ce34" office:value-type="float" office:value="4860" calcext:value-type="float">
            <text:p>4,860</text:p>
          </table:table-cell>
          <table:table-cell table:style-name="ce34" office:value-type="float" office:value="5221" calcext:value-type="float">
            <text:p>5,221</text:p>
          </table:table-cell>
          <table:table-cell table:style-name="ce42" office:value-type="float" office:value="5381" calcext:value-type="float">
            <text:p>5,381</text:p>
          </table:table-cell>
          <table:table-cell table:style-name="ce34" office:value-type="float" office:value="28407" calcext:value-type="float">
            <text:p>28,407</text:p>
          </table:table-cell>
          <table:table-cell table:style-name="ce34" office:value-type="float" office:value="5716" calcext:value-type="float">
            <text:p>5,716</text:p>
          </table:table-cell>
          <table:table-cell table:style-name="ce34" office:value-type="float" office:value="5662" calcext:value-type="float">
            <text:p>5,662</text:p>
          </table:table-cell>
          <table:table-cell table:style-name="ce34" office:value-type="float" office:value="5692" calcext:value-type="float">
            <text:p>5,692</text:p>
          </table:table-cell>
          <table:table-cell table:style-name="ce34" office:value-type="float" office:value="5718" calcext:value-type="float">
            <text:p>5,718</text:p>
          </table:table-cell>
          <table:table-cell table:style-name="ce42" office:value-type="float" office:value="5619" calcext:value-type="float">
            <text:p>5,619</text:p>
          </table:table-cell>
          <table:table-cell table:style-name="ce34" office:value-type="float" office:value="25374" calcext:value-type="float">
            <text:p>25,374</text:p>
          </table:table-cell>
          <table:table-cell table:style-name="ce34" office:value-type="float" office:value="5432" calcext:value-type="float">
            <text:p>5,432</text:p>
          </table:table-cell>
          <table:table-cell table:style-name="ce34" office:value-type="float" office:value="5607" calcext:value-type="float">
            <text:p>5,607</text:p>
          </table:table-cell>
          <table:table-cell table:style-name="ce34" office:value-type="float" office:value="4980" calcext:value-type="float">
            <text:p>4,980</text:p>
          </table:table-cell>
          <table:table-cell table:style-name="ce34" office:value-type="float" office:value="4648" calcext:value-type="float">
            <text:p>4,648</text:p>
          </table:table-cell>
          <table:table-cell table:style-name="ce42" office:value-type="float" office:value="4707" calcext:value-type="float">
            <text:p>4,707</text:p>
          </table:table-cell>
          <table:table-cell table:style-name="ce34" office:value-type="float" office:value="22854" calcext:value-type="float">
            <text:p>22,854</text:p>
          </table:table-cell>
          <table:table-cell table:style-name="ce34" office:value-type="float" office:value="4546" calcext:value-type="float">
            <text:p>4,546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4514" calcext:value-type="float">
            <text:p>4,514</text:p>
          </table:table-cell>
          <table:table-cell table:style-name="ce34" office:value-type="float" office:value="4606" calcext:value-type="float">
            <text:p>4,606</text:p>
          </table:table-cell>
          <table:table-cell table:style-name="ce42" office:value-type="float" office:value="4600" calcext:value-type="float">
            <text:p>4,600</text:p>
          </table:table-cell>
          <table:table-cell table:style-name="ce34" office:value-type="float" office:value="23093" calcext:value-type="float">
            <text:p>23,093</text:p>
          </table:table-cell>
          <table:table-cell table:style-name="ce34" office:value-type="float" office:value="4314" calcext:value-type="float">
            <text:p>4,314</text:p>
          </table:table-cell>
          <table:table-cell table:style-name="ce34" office:value-type="float" office:value="4654" calcext:value-type="float">
            <text:p>4,654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4" office:value-type="float" office:value="4630" calcext:value-type="float">
            <text:p>4,630</text:p>
          </table:table-cell>
          <table:table-cell table:style-name="ce42" office:value-type="float" office:value="4758" calcext:value-type="float">
            <text:p>4,758</text:p>
          </table:table-cell>
          <table:table-cell table:style-name="ce34" office:value-type="float" office:value="23620" calcext:value-type="float">
            <text:p>23,620</text:p>
          </table:table-cell>
          <table:table-cell table:style-name="ce34" office:value-type="float" office:value="4844" calcext:value-type="float">
            <text:p>4,844</text:p>
          </table:table-cell>
          <table:table-cell table:style-name="ce34" office:value-type="float" office:value="4839" calcext:value-type="float">
            <text:p>4,839</text:p>
          </table:table-cell>
          <table:table-cell table:style-name="ce34" office:value-type="float" office:value="4566" calcext:value-type="float">
            <text:p>4,566</text:p>
          </table:table-cell>
          <table:table-cell table:style-name="ce34" office:value-type="float" office:value="4627" calcext:value-type="float">
            <text:p>4,627</text:p>
          </table:table-cell>
          <table:table-cell table:style-name="ce42" office:value-type="float" office:value="4744" calcext:value-type="float">
            <text:p>4,744</text:p>
          </table:table-cell>
          <table:table-cell table:style-name="ce34" office:value-type="float" office:value="21694" calcext:value-type="float">
            <text:p>21,694</text:p>
          </table:table-cell>
          <table:table-cell table:style-name="ce34" office:value-type="float" office:value="4236" calcext:value-type="float">
            <text:p>4,236</text:p>
          </table:table-cell>
          <table:table-cell table:style-name="ce34" office:value-type="float" office:value="4428" calcext:value-type="float">
            <text:p>4,428</text:p>
          </table:table-cell>
          <table:table-cell table:style-name="ce34" office:value-type="float" office:value="4437" calcext:value-type="float">
            <text:p>4,437</text:p>
          </table:table-cell>
          <table:table-cell table:style-name="ce34" office:value-type="float" office:value="4410" calcext:value-type="float">
            <text:p>4,410</text:p>
          </table:table-cell>
          <table:table-cell table:style-name="ce42" office:value-type="float" office:value="4183" calcext:value-type="float">
            <text:p>4,183</text:p>
          </table:table-cell>
          <table:table-cell table:style-name="ce34" office:value-type="float" office:value="19367" calcext:value-type="float">
            <text:p>19,367</text:p>
          </table:table-cell>
          <table:table-cell table:style-name="ce34" office:value-type="float" office:value="4088" calcext:value-type="float">
            <text:p>4,088</text:p>
          </table:table-cell>
          <table:table-cell table:style-name="ce34" office:value-type="float" office:value="4408" calcext:value-type="float">
            <text:p>4,408</text:p>
          </table:table-cell>
          <table:table-cell table:style-name="ce34" office:value-type="float" office:value="3713" calcext:value-type="float">
            <text:p>3,713</text:p>
          </table:table-cell>
          <table:table-cell table:style-name="ce34" office:value-type="float" office:value="3401" calcext:value-type="float">
            <text:p>3,401</text:p>
          </table:table-cell>
          <table:table-cell table:style-name="ce42" office:value-type="float" office:value="3757" calcext:value-type="float">
            <text:p>3,757</text:p>
          </table:table-cell>
          <table:table-cell table:style-name="ce34" office:value-type="float" office:value="14482" calcext:value-type="float">
            <text:p>14,482</text:p>
          </table:table-cell>
          <table:table-cell table:style-name="ce34" office:value-type="float" office:value="3068" calcext:value-type="float">
            <text:p>3,068</text:p>
          </table:table-cell>
          <table:table-cell table:style-name="ce34" office:value-type="float" office:value="3107" calcext:value-type="float">
            <text:p>3,107</text:p>
          </table:table-cell>
          <table:table-cell table:style-name="ce34" office:value-type="float" office:value="2307" calcext:value-type="float">
            <text:p>2,307</text:p>
          </table:table-cell>
          <table:table-cell table:style-name="ce34" office:value-type="float" office:value="2854" calcext:value-type="float">
            <text:p>2,854</text:p>
          </table:table-cell>
          <table:table-cell table:style-name="ce42" office:value-type="float" office:value="3146" calcext:value-type="float">
            <text:p>3,146</text:p>
          </table:table-cell>
          <table:table-cell table:style-name="ce34" office:value-type="float" office:value="15753" calcext:value-type="float">
            <text:p>15,753</text:p>
          </table:table-cell>
          <table:table-cell table:style-name="ce34" office:value-type="float" office:value="3056" calcext:value-type="float">
            <text:p>3,056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3316" calcext:value-type="float">
            <text:p>3,316</text:p>
          </table:table-cell>
          <table:table-cell table:style-name="ce42" office:value-type="float" office:value="3079" calcext:value-type="float">
            <text:p>3,079</text:p>
          </table:table-cell>
          <table:table-cell table:style-name="ce34" office:value-type="float" office:value="13672" calcext:value-type="float">
            <text:p>13,672</text:p>
          </table:table-cell>
          <table:table-cell table:style-name="ce34" office:value-type="float" office:value="3042" calcext:value-type="float">
            <text:p>3,042</text:p>
          </table:table-cell>
          <table:table-cell table:style-name="ce34" office:value-type="float" office:value="2763" calcext:value-type="float">
            <text:p>2,763</text:p>
          </table:table-cell>
          <table:table-cell table:style-name="ce34" office:value-type="float" office:value="2770" calcext:value-type="float">
            <text:p>2,770</text:p>
          </table:table-cell>
          <table:table-cell table:style-name="ce34" office:value-type="float" office:value="2600" calcext:value-type="float">
            <text:p>2,600</text:p>
          </table:table-cell>
          <table:table-cell table:style-name="ce42" office:value-type="float" office:value="2497" calcext:value-type="float">
            <text:p>2,497</text:p>
          </table:table-cell>
          <table:table-cell table:style-name="ce34" office:value-type="float" office:value="9846" calcext:value-type="float">
            <text:p>9,846</text:p>
          </table:table-cell>
          <table:table-cell table:style-name="ce34" office:value-type="float" office:value="2272" calcext:value-type="float">
            <text:p>2,272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1989" calcext:value-type="float">
            <text:p>1,989</text:p>
          </table:table-cell>
          <table:table-cell table:style-name="ce34" office:value-type="float" office:value="1800" calcext:value-type="float">
            <text:p>1,800</text:p>
          </table:table-cell>
          <table:table-cell table:style-name="ce42" office:value-type="float" office:value="1505" calcext:value-type="float">
            <text:p>1,505</text:p>
          </table:table-cell>
          <table:table-cell table:style-name="ce34" office:value-type="float" office:value="4930" calcext:value-type="float">
            <text:p>4,930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814" calcext:value-type="float">
            <text:p>814</text:p>
          </table:table-cell>
          <table:table-cell table:style-name="ce42" office:value-type="float" office:value="634" calcext:value-type="float">
            <text:p>634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1" calcext:value-type="float">
            <text:p>251</text:p>
          </table:table-cell>
          <table:table-cell table:style-name="ce42" office:value-type="float" office:value="179" calcext:value-type="float">
            <text:p>17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1949" calcext:value-type="float">
            <text:p>531,949</text:p>
          </table:table-cell>
          <table:table-cell table:style-name="ce33" office:value-type="float" office:value="17435" calcext:value-type="float">
            <text:p>17,435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20507" calcext:value-type="float">
            <text:p>20,507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287" calcext:value-type="float">
            <text:p>4,287</text:p>
          </table:table-cell>
          <table:table-cell table:style-name="ce43" office:value-type="float" office:value="4695" calcext:value-type="float">
            <text:p>4,695</text:p>
          </table:table-cell>
          <table:table-cell table:style-name="ce33" office:value-type="float" office:value="27742" calcext:value-type="float">
            <text:p>27,742</text:p>
          </table:table-cell>
          <table:table-cell table:style-name="ce33" office:value-type="float" office:value="5082" calcext:value-type="float">
            <text:p>5,082</text:p>
          </table:table-cell>
          <table:table-cell table:style-name="ce33" office:value-type="float" office:value="5253" calcext:value-type="float">
            <text:p>5,253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5713" calcext:value-type="float">
            <text:p>5,713</text:p>
          </table:table-cell>
          <table:table-cell table:style-name="ce43" office:value-type="float" office:value="5739" calcext:value-type="float">
            <text:p>5,739</text:p>
          </table:table-cell>
          <table:table-cell table:style-name="ce33" office:value-type="float" office:value="34795" calcext:value-type="float">
            <text:p>34,795</text:p>
          </table:table-cell>
          <table:table-cell table:style-name="ce33" office:value-type="float" office:value="6679" calcext:value-type="float">
            <text:p>6,679</text:p>
          </table:table-cell>
          <table:table-cell table:style-name="ce33" office:value-type="float" office:value="6979" calcext:value-type="float">
            <text:p>6,979</text:p>
          </table:table-cell>
          <table:table-cell table:style-name="ce33" office:value-type="float" office:value="6965" calcext:value-type="float">
            <text:p>6,965</text:p>
          </table:table-cell>
          <table:table-cell table:style-name="ce33" office:value-type="float" office:value="7026" calcext:value-type="float">
            <text:p>7,026</text:p>
          </table:table-cell>
          <table:table-cell table:style-name="ce43" office:value-type="float" office:value="7146" calcext:value-type="float">
            <text:p>7,146</text:p>
          </table:table-cell>
          <table:table-cell table:style-name="ce33" office:value-type="float" office:value="35602" calcext:value-type="float">
            <text:p>35,602</text:p>
          </table:table-cell>
          <table:table-cell table:style-name="ce33" office:value-type="float" office:value="7056" calcext:value-type="float">
            <text:p>7,056</text:p>
          </table:table-cell>
          <table:table-cell table:style-name="ce33" office:value-type="float" office:value="6994" calcext:value-type="float">
            <text:p>6,994</text:p>
          </table:table-cell>
          <table:table-cell table:style-name="ce33" office:value-type="float" office:value="7252" calcext:value-type="float">
            <text:p>7,252</text:p>
          </table:table-cell>
          <table:table-cell table:style-name="ce33" office:value-type="float" office:value="7021" calcext:value-type="float">
            <text:p>7,021</text:p>
          </table:table-cell>
          <table:table-cell table:style-name="ce43" office:value-type="float" office:value="7279" calcext:value-type="float">
            <text:p>7,279</text:p>
          </table:table-cell>
          <table:table-cell table:style-name="ce33" office:value-type="float" office:value="36830" calcext:value-type="float">
            <text:p>36,830</text:p>
          </table:table-cell>
          <table:table-cell table:style-name="ce33" office:value-type="float" office:value="7028" calcext:value-type="float">
            <text:p>7,028</text:p>
          </table:table-cell>
          <table:table-cell table:style-name="ce33" office:value-type="float" office:value="6684" calcext:value-type="float">
            <text:p>6,684</text:p>
          </table:table-cell>
          <table:table-cell table:style-name="ce33" office:value-type="float" office:value="7277" calcext:value-type="float">
            <text:p>7,277</text:p>
          </table:table-cell>
          <table:table-cell table:style-name="ce33" office:value-type="float" office:value="7875" calcext:value-type="float">
            <text:p>7,875</text:p>
          </table:table-cell>
          <table:table-cell table:style-name="ce43" office:value-type="float" office:value="7966" calcext:value-type="float">
            <text:p>7,966</text:p>
          </table:table-cell>
          <table:table-cell table:style-name="ce33" office:value-type="float" office:value="41516" calcext:value-type="float">
            <text:p>41,516</text:p>
          </table:table-cell>
          <table:table-cell table:style-name="ce33" office:value-type="float" office:value="8242" calcext:value-type="float">
            <text:p>8,242</text:p>
          </table:table-cell>
          <table:table-cell table:style-name="ce33" office:value-type="float" office:value="8278" calcext:value-type="float">
            <text:p>8,278</text:p>
          </table:table-cell>
          <table:table-cell table:style-name="ce33" office:value-type="float" office:value="8475" calcext:value-type="float">
            <text:p>8,475</text:p>
          </table:table-cell>
          <table:table-cell table:style-name="ce33" office:value-type="float" office:value="8119" calcext:value-type="float">
            <text:p>8,119</text:p>
          </table:table-cell>
          <table:table-cell table:style-name="ce43" office:value-type="float" office:value="8402" calcext:value-type="float">
            <text:p>8,402</text:p>
          </table:table-cell>
          <table:table-cell table:style-name="ce33" office:value-type="float" office:value="37490" calcext:value-type="float">
            <text:p>37,490</text:p>
          </table:table-cell>
          <table:table-cell table:style-name="ce33" office:value-type="float" office:value="7881" calcext:value-type="float">
            <text:p>7,881</text:p>
          </table:table-cell>
          <table:table-cell table:style-name="ce33" office:value-type="float" office:value="8177" calcext:value-type="float">
            <text:p>8,177</text:p>
          </table:table-cell>
          <table:table-cell table:style-name="ce33" office:value-type="float" office:value="7392" calcext:value-type="float">
            <text:p>7,392</text:p>
          </table:table-cell>
          <table:table-cell table:style-name="ce33" office:value-type="float" office:value="6975" calcext:value-type="float">
            <text:p>6,975</text:p>
          </table:table-cell>
          <table:table-cell table:style-name="ce43" office:value-type="float" office:value="7065" calcext:value-type="float">
            <text:p>7,065</text:p>
          </table:table-cell>
          <table:table-cell table:style-name="ce33" office:value-type="float" office:value="38689" calcext:value-type="float">
            <text:p>38,689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7450" calcext:value-type="float">
            <text:p>7,450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7974" calcext:value-type="float">
            <text:p>7,974</text:p>
          </table:table-cell>
          <table:table-cell table:style-name="ce43" office:value-type="float" office:value="8042" calcext:value-type="float">
            <text:p>8,042</text:p>
          </table:table-cell>
          <table:table-cell table:style-name="ce33" office:value-type="float" office:value="42494" calcext:value-type="float">
            <text:p>42,494</text:p>
          </table:table-cell>
          <table:table-cell table:style-name="ce33" office:value-type="float" office:value="8127" calcext:value-type="float">
            <text:p>8,127</text:p>
          </table:table-cell>
          <table:table-cell table:style-name="ce33" office:value-type="float" office:value="8338" calcext:value-type="float">
            <text:p>8,338</text:p>
          </table:table-cell>
          <table:table-cell table:style-name="ce33" office:value-type="float" office:value="8566" calcext:value-type="float">
            <text:p>8,566</text:p>
          </table:table-cell>
          <table:table-cell table:style-name="ce33" office:value-type="float" office:value="8612" calcext:value-type="float">
            <text:p>8,612</text:p>
          </table:table-cell>
          <table:table-cell table:style-name="ce43" office:value-type="float" office:value="8851" calcext:value-type="float">
            <text:p>8,851</text:p>
          </table:table-cell>
          <table:table-cell table:style-name="ce33" office:value-type="float" office:value="43970" calcext:value-type="float">
            <text:p>43,970</text:p>
          </table:table-cell>
          <table:table-cell table:style-name="ce33" office:value-type="float" office:value="8952" calcext:value-type="float">
            <text:p>8,952</text:p>
          </table:table-cell>
          <table:table-cell table:style-name="ce33" office:value-type="float" office:value="9075" calcext:value-type="float">
            <text:p>9,075</text:p>
          </table:table-cell>
          <table:table-cell table:style-name="ce33" office:value-type="float" office:value="8696" calcext:value-type="float">
            <text:p>8,696</text:p>
          </table:table-cell>
          <table:table-cell table:style-name="ce33" office:value-type="float" office:value="8604" calcext:value-type="float">
            <text:p>8,604</text:p>
          </table:table-cell>
          <table:table-cell table:style-name="ce43" office:value-type="float" office:value="8643" calcext:value-type="float">
            <text:p>8,643</text:p>
          </table:table-cell>
          <table:table-cell table:style-name="ce33" office:value-type="float" office:value="37183" calcext:value-type="float">
            <text:p>37,183</text:p>
          </table:table-cell>
          <table:table-cell table:style-name="ce33" office:value-type="float" office:value="7263" calcext:value-type="float">
            <text:p>7,263</text:p>
          </table:table-cell>
          <table:table-cell table:style-name="ce33" office:value-type="float" office:value="7767" calcext:value-type="float">
            <text:p>7,767</text:p>
          </table:table-cell>
          <table:table-cell table:style-name="ce33" office:value-type="float" office:value="7509" calcext:value-type="float">
            <text:p>7,509</text:p>
          </table:table-cell>
          <table:table-cell table:style-name="ce33" office:value-type="float" office:value="7537" calcext:value-type="float">
            <text:p>7,537</text:p>
          </table:table-cell>
          <table:table-cell table:style-name="ce43" office:value-type="float" office:value="7107" calcext:value-type="float">
            <text:p>7,107</text:p>
          </table:table-cell>
          <table:table-cell table:style-name="ce33" office:value-type="float" office:value="31746" calcext:value-type="float">
            <text:p>31,746</text:p>
          </table:table-cell>
          <table:table-cell table:style-name="ce33" office:value-type="float" office:value="6747" calcext:value-type="float">
            <text:p>6,747</text:p>
          </table:table-cell>
          <table:table-cell table:style-name="ce33" office:value-type="float" office:value="7276" calcext:value-type="float">
            <text:p>7,276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5594" calcext:value-type="float">
            <text:p>5,594</text:p>
          </table:table-cell>
          <table:table-cell table:style-name="ce43" office:value-type="float" office:value="5911" calcext:value-type="float">
            <text:p>5,911</text:p>
          </table:table-cell>
          <table:table-cell table:style-name="ce33" office:value-type="float" office:value="20287" calcext:value-type="float">
            <text:p>20,287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4137" calcext:value-type="float">
            <text:p>4,137</text:p>
          </table:table-cell>
          <table:table-cell table:style-name="ce43" office:value-type="float" office:value="4318" calcext:value-type="float">
            <text:p>4,318</text:p>
          </table:table-cell>
          <table:table-cell table:style-name="ce33" office:value-type="float" office:value="22691" calcext:value-type="float">
            <text:p>22,691</text:p>
          </table:table-cell>
          <table:table-cell table:style-name="ce33" office:value-type="float" office:value="4403" calcext:value-type="float">
            <text:p>4,403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4673" calcext:value-type="float">
            <text:p>4,673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488" calcext:value-type="float">
            <text:p>4,488</text:p>
          </table:table-cell>
          <table:table-cell table:style-name="ce33" office:value-type="float" office:value="19723" calcext:value-type="float">
            <text:p>19,723</text:p>
          </table:table-cell>
          <table:table-cell table:style-name="ce33" office:value-type="float" office:value="4250" calcext:value-type="float">
            <text:p>4,250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899" calcext:value-type="float">
            <text:p>3,899</text:p>
          </table:table-cell>
          <table:table-cell table:style-name="ce43" office:value-type="float" office:value="3642" calcext:value-type="float">
            <text:p>3,642</text:p>
          </table:table-cell>
          <table:table-cell table:style-name="ce33" office:value-type="float" office:value="13975" calcext:value-type="float">
            <text:p>13,975</text:p>
          </table:table-cell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591" calcext:value-type="float">
            <text:p>2,591</text:p>
          </table:table-cell>
          <table:table-cell table:style-name="ce43" office:value-type="float" office:value="2132" calcext:value-type="float">
            <text:p>2,132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986" calcext:value-type="float">
            <text:p>986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74" calcext:value-type="float">
            <text:p>274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7322" calcext:value-type="float">
            <text:p>277,322</text:p>
          </table:table-cell>
          <table:table-cell table:style-name="ce33" office:value-type="float" office:value="9176" calcext:value-type="float">
            <text:p>9,176</text:p>
          </table:table-cell>
          <table:table-cell table:style-name="ce48" office:value-type="float" office:value="1952" calcext:value-type="float">
            <text:p>1,952</text:p>
          </table:table-cell>
          <table:table-cell table:style-name="ce48" office:value-type="float" office:value="1832" calcext:value-type="float">
            <text:p>1,832</text:p>
          </table:table-cell>
          <table:table-cell table:style-name="ce48" office:value-type="float" office:value="1626" calcext:value-type="float">
            <text:p>1,626</text:p>
          </table:table-cell>
          <table:table-cell table:style-name="ce48" office:value-type="float" office:value="1848" calcext:value-type="float">
            <text:p>1,848</text:p>
          </table:table-cell>
          <table:table-cell table:style-name="ce48" office:value-type="float" office:value="1918" calcext:value-type="float">
            <text:p>1,918</text:p>
          </table:table-cell>
          <table:table-cell table:style-name="ce48" office:value-type="float" office:value="10740" calcext:value-type="float">
            <text:p>10,740</text:p>
          </table:table-cell>
          <table:table-cell table:style-name="ce48" office:value-type="float" office:value="1921" calcext:value-type="float">
            <text:p>1,921</text:p>
          </table:table-cell>
          <table:table-cell table:style-name="ce48" office:value-type="float" office:value="1947" calcext:value-type="float">
            <text:p>1,947</text:p>
          </table:table-cell>
          <table:table-cell table:style-name="ce48" office:value-type="float" office:value="2154" calcext:value-type="float">
            <text:p>2,154</text:p>
          </table:table-cell>
          <table:table-cell table:style-name="ce48" office:value-type="float" office:value="2250" calcext:value-type="float">
            <text:p>2,250</text:p>
          </table:table-cell>
          <table:table-cell table:style-name="ce60" office:value-type="float" office:value="2468" calcext:value-type="float">
            <text:p>2,468</text:p>
          </table:table-cell>
          <table:table-cell table:style-name="ce48" office:value-type="float" office:value="14582" calcext:value-type="float">
            <text:p>14,582</text:p>
          </table:table-cell>
          <table:table-cell table:style-name="ce48" office:value-type="float" office:value="2627" calcext:value-type="float">
            <text:p>2,627</text:p>
          </table:table-cell>
          <table:table-cell table:style-name="ce48" office:value-type="float" office:value="2766" calcext:value-type="float">
            <text:p>2,766</text:p>
          </table:table-cell>
          <table:table-cell table:style-name="ce48" office:value-type="float" office:value="3155" calcext:value-type="float">
            <text:p>3,155</text:p>
          </table:table-cell>
          <table:table-cell table:style-name="ce48" office:value-type="float" office:value="3009" calcext:value-type="float">
            <text:p>3,009</text:p>
          </table:table-cell>
          <table:table-cell table:style-name="ce60" office:value-type="float" office:value="3025" calcext:value-type="float">
            <text:p>3,025</text:p>
          </table:table-cell>
          <table:table-cell table:style-name="ce48" office:value-type="float" office:value="18084" calcext:value-type="float">
            <text:p>18,084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657" calcext:value-type="float">
            <text:p>3,657</text:p>
          </table:table-cell>
          <table:table-cell table:style-name="ce48" office:value-type="float" office:value="3596" calcext:value-type="float">
            <text:p>3,596</text:p>
          </table:table-cell>
          <table:table-cell table:style-name="ce48" office:value-type="float" office:value="3611" calcext:value-type="float">
            <text:p>3,611</text:p>
          </table:table-cell>
          <table:table-cell table:style-name="ce60" office:value-type="float" office:value="3733" calcext:value-type="float">
            <text:p>3,733</text:p>
          </table:table-cell>
          <table:table-cell table:style-name="ce48" office:value-type="float" office:value="18483" calcext:value-type="float">
            <text:p>18,483</text:p>
          </table:table-cell>
          <table:table-cell table:style-name="ce48" office:value-type="float" office:value="3620" calcext:value-type="float">
            <text:p>3,620</text:p>
          </table:table-cell>
          <table:table-cell table:style-name="ce48" office:value-type="float" office:value="3642" calcext:value-type="float">
            <text:p>3,642</text:p>
          </table:table-cell>
          <table:table-cell table:style-name="ce48" office:value-type="float" office:value="3781" calcext:value-type="float">
            <text:p>3,781</text:p>
          </table:table-cell>
          <table:table-cell table:style-name="ce48" office:value-type="float" office:value="3644" calcext:value-type="float">
            <text:p>3,644</text:p>
          </table:table-cell>
          <table:table-cell table:style-name="ce60" office:value-type="float" office:value="3796" calcext:value-type="float">
            <text:p>3,796</text:p>
          </table:table-cell>
          <table:table-cell table:style-name="ce48" office:value-type="float" office:value="19230" calcext:value-type="float">
            <text:p>19,230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463" calcext:value-type="float">
            <text:p>3,463</text:p>
          </table:table-cell>
          <table:table-cell table:style-name="ce48" office:value-type="float" office:value="3820" calcext:value-type="float">
            <text:p>3,820</text:p>
          </table:table-cell>
          <table:table-cell table:style-name="ce48" office:value-type="float" office:value="4110" calcext:value-type="float">
            <text:p>4,110</text:p>
          </table:table-cell>
          <table:table-cell table:style-name="ce60" office:value-type="float" office:value="4212" calcext:value-type="float">
            <text:p>4,212</text:p>
          </table:table-cell>
          <table:table-cell table:style-name="ce48" office:value-type="float" office:value="21572" calcext:value-type="float">
            <text:p>21,572</text:p>
          </table:table-cell>
          <table:table-cell table:style-name="ce48" office:value-type="float" office:value="4336" calcext:value-type="float">
            <text:p>4,336</text:p>
          </table:table-cell>
          <table:table-cell table:style-name="ce48" office:value-type="float" office:value="4265" calcext:value-type="float">
            <text:p>4,265</text:p>
          </table:table-cell>
          <table:table-cell table:style-name="ce48" office:value-type="float" office:value="4355" calcext:value-type="float">
            <text:p>4,355</text:p>
          </table:table-cell>
          <table:table-cell table:style-name="ce48" office:value-type="float" office:value="4218" calcext:value-type="float">
            <text:p>4,218</text:p>
          </table:table-cell>
          <table:table-cell table:style-name="ce60" office:value-type="float" office:value="4398" calcext:value-type="float">
            <text:p>4,398</text:p>
          </table:table-cell>
          <table:table-cell table:style-name="ce48" office:value-type="float" office:value="19670" calcext:value-type="float">
            <text:p>19,670</text:p>
          </table:table-cell>
          <table:table-cell table:style-name="ce48" office:value-type="float" office:value="4064" calcext:value-type="float">
            <text:p>4,064</text:p>
          </table:table-cell>
          <table:table-cell table:style-name="ce48" office:value-type="float" office:value="4231" calcext:value-type="float">
            <text:p>4,231</text:p>
          </table:table-cell>
          <table:table-cell table:style-name="ce48" office:value-type="float" office:value="3941" calcext:value-type="float">
            <text:p>3,941</text:p>
          </table:table-cell>
          <table:table-cell table:style-name="ce48" office:value-type="float" office:value="3683" calcext:value-type="float">
            <text:p>3,683</text:p>
          </table:table-cell>
          <table:table-cell table:style-name="ce60" office:value-type="float" office:value="3751" calcext:value-type="float">
            <text:p>3,751</text:p>
          </table:table-cell>
          <table:table-cell table:style-name="ce48" office:value-type="float" office:value="21186" calcext:value-type="float">
            <text:p>21,186</text:p>
          </table:table-cell>
          <table:table-cell table:style-name="ce48" office:value-type="float" office:value="3982" calcext:value-type="float">
            <text:p>3,982</text:p>
          </table:table-cell>
          <table:table-cell table:style-name="ce48" office:value-type="float" office:value="3958" calcext:value-type="float">
            <text:p>3,958</text:p>
          </table:table-cell>
          <table:table-cell table:style-name="ce48" office:value-type="float" office:value="4322" calcext:value-type="float">
            <text:p>4,322</text:p>
          </table:table-cell>
          <table:table-cell table:style-name="ce48" office:value-type="float" office:value="4403" calcext:value-type="float">
            <text:p>4,403</text:p>
          </table:table-cell>
          <table:table-cell table:style-name="ce60" office:value-type="float" office:value="4521" calcext:value-type="float">
            <text:p>4,521</text:p>
          </table:table-cell>
          <table:table-cell table:style-name="ce48" office:value-type="float" office:value="24003" calcext:value-type="float">
            <text:p>24,003</text:p>
          </table:table-cell>
          <table:table-cell table:style-name="ce48" office:value-type="float" office:value="4510" calcext:value-type="float">
            <text:p>4,510</text:p>
          </table:table-cell>
          <table:table-cell table:style-name="ce48" office:value-type="float" office:value="4743" calcext:value-type="float">
            <text:p>4,743</text:p>
          </table:table-cell>
          <table:table-cell table:style-name="ce48" office:value-type="float" office:value="4818" calcext:value-type="float">
            <text:p>4,818</text:p>
          </table:table-cell>
          <table:table-cell table:style-name="ce48" office:value-type="float" office:value="4964" calcext:value-type="float">
            <text:p>4,964</text:p>
          </table:table-cell>
          <table:table-cell table:style-name="ce60" office:value-type="float" office:value="4968" calcext:value-type="float">
            <text:p>4,968</text:p>
          </table:table-cell>
          <table:table-cell table:style-name="ce48" office:value-type="float" office:value="24658" calcext:value-type="float">
            <text:p>24,658</text:p>
          </table:table-cell>
          <table:table-cell table:style-name="ce48" office:value-type="float" office:value="5095" calcext:value-type="float">
            <text:p>5,095</text:p>
          </table:table-cell>
          <table:table-cell table:style-name="ce48" office:value-type="float" office:value="5093" calcext:value-type="float">
            <text:p>5,093</text:p>
          </table:table-cell>
          <table:table-cell table:style-name="ce48" office:value-type="float" office:value="4889" calcext:value-type="float">
            <text:p>4,889</text:p>
          </table:table-cell>
          <table:table-cell table:style-name="ce48" office:value-type="float" office:value="4814" calcext:value-type="float">
            <text:p>4,814</text:p>
          </table:table-cell>
          <table:table-cell table:style-name="ce60" office:value-type="float" office:value="4767" calcext:value-type="float">
            <text:p>4,767</text:p>
          </table:table-cell>
          <table:table-cell table:style-name="ce48" office:value-type="float" office:value="20298" calcext:value-type="float">
            <text:p>20,298</text:p>
          </table:table-cell>
          <table:table-cell table:style-name="ce48" office:value-type="float" office:value="4063" calcext:value-type="float">
            <text:p>4,063</text:p>
          </table:table-cell>
          <table:table-cell table:style-name="ce48" office:value-type="float" office:value="4293" calcext:value-type="float">
            <text:p>4,293</text:p>
          </table:table-cell>
          <table:table-cell table:style-name="ce48" office:value-type="float" office:value="4056" calcext:value-type="float">
            <text:p>4,056</text:p>
          </table:table-cell>
          <table:table-cell table:style-name="ce48" office:value-type="float" office:value="4104" calcext:value-type="float">
            <text:p>4,104</text:p>
          </table:table-cell>
          <table:table-cell table:style-name="ce60" office:value-type="float" office:value="3782" calcext:value-type="float">
            <text:p>3,782</text:p>
          </table:table-cell>
          <table:table-cell table:style-name="ce48" office:value-type="float" office:value="16725" calcext:value-type="float">
            <text:p>16,725</text:p>
          </table:table-cell>
          <table:table-cell table:style-name="ce48" office:value-type="float" office:value="3610" calcext:value-type="float">
            <text:p>3,610</text:p>
          </table:table-cell>
          <table:table-cell table:style-name="ce48" office:value-type="float" office:value="3911" calcext:value-type="float">
            <text:p>3,911</text:p>
          </table:table-cell>
          <table:table-cell table:style-name="ce48" office:value-type="float" office:value="3295" calcext:value-type="float">
            <text:p>3,295</text:p>
          </table:table-cell>
          <table:table-cell table:style-name="ce48" office:value-type="float" office:value="2924" calcext:value-type="float">
            <text:p>2,924</text:p>
          </table:table-cell>
          <table:table-cell table:style-name="ce60" office:value-type="float" office:value="2985" calcext:value-type="float">
            <text:p>2,985</text:p>
          </table:table-cell>
          <table:table-cell table:style-name="ce48" office:value-type="float" office:value="9882" calcext:value-type="float">
            <text:p>9,882</text:p>
          </table:table-cell>
          <table:table-cell table:style-name="ce48" office:value-type="float" office:value="2337" calcext:value-type="float">
            <text:p>2,337</text:p>
          </table:table-cell>
          <table:table-cell table:style-name="ce48" office:value-type="float" office:value="1882" calcext:value-type="float">
            <text:p>1,882</text:p>
          </table:table-cell>
          <table:table-cell table:style-name="ce48" office:value-type="float" office:value="1622" calcext:value-type="float">
            <text:p>1,622</text:p>
          </table:table-cell>
          <table:table-cell table:style-name="ce48" office:value-type="float" office:value="2004" calcext:value-type="float">
            <text:p>2,004</text:p>
          </table:table-cell>
          <table:table-cell table:style-name="ce60" office:value-type="float" office:value="2037" calcext:value-type="float">
            <text:p>2,037</text:p>
          </table:table-cell>
          <table:table-cell table:style-name="ce48" office:value-type="float" office:value="10600" calcext:value-type="float">
            <text:p>10,600</text:p>
          </table:table-cell>
          <table:table-cell table:style-name="ce48" office:value-type="float" office:value="2089" calcext:value-type="float">
            <text:p>2,089</text:p>
          </table:table-cell>
          <table:table-cell table:style-name="ce48" office:value-type="float" office:value="2134" calcext:value-type="float">
            <text:p>2,134</text:p>
          </table:table-cell>
          <table:table-cell table:style-name="ce48" office:value-type="float" office:value="2192" calcext:value-type="float">
            <text:p>2,192</text:p>
          </table:table-cell>
          <table:table-cell table:style-name="ce48" office:value-type="float" office:value="2150" calcext:value-type="float">
            <text:p>2,150</text:p>
          </table:table-cell>
          <table:table-cell table:style-name="ce60" office:value-type="float" office:value="2035" calcext:value-type="float">
            <text:p>2,035</text:p>
          </table:table-cell>
          <table:table-cell table:style-name="ce48" office:value-type="float" office:value="8871" calcext:value-type="float">
            <text:p>8,871</text:p>
          </table:table-cell>
          <table:table-cell table:style-name="ce48" office:value-type="float" office:value="1973" calcext:value-type="float">
            <text:p>1,973</text:p>
          </table:table-cell>
          <table:table-cell table:style-name="ce48" office:value-type="float" office:value="1828" calcext:value-type="float">
            <text:p>1,828</text:p>
          </table:table-cell>
          <table:table-cell table:style-name="ce48" office:value-type="float" office:value="1780" calcext:value-type="float">
            <text:p>1,780</text:p>
          </table:table-cell>
          <table:table-cell table:style-name="ce48" office:value-type="float" office:value="1710" calcext:value-type="float">
            <text:p>1,710</text:p>
          </table:table-cell>
          <table:table-cell table:style-name="ce60" office:value-type="float" office:value="1580" calcext:value-type="float">
            <text:p>1,580</text:p>
          </table:table-cell>
          <table:table-cell table:style-name="ce48" office:value-type="float" office:value="5995" calcext:value-type="float">
            <text:p>5,995</text:p>
          </table:table-cell>
          <table:table-cell table:style-name="ce48" office:value-type="float" office:value="1354" calcext:value-type="float">
            <text:p>1,354</text:p>
          </table:table-cell>
          <table:table-cell table:style-name="ce48" office:value-type="float" office:value="1368" calcext:value-type="float">
            <text:p>1,368</text:p>
          </table:table-cell>
          <table:table-cell table:style-name="ce48" office:value-type="float" office:value="1281" calcext:value-type="float">
            <text:p>1,281</text:p>
          </table:table-cell>
          <table:table-cell table:style-name="ce48" office:value-type="float" office:value="1091" calcext:value-type="float">
            <text:p>1,091</text:p>
          </table:table-cell>
          <table:table-cell table:style-name="ce60" office:value-type="float" office:value="901" calcext:value-type="float">
            <text:p>901</text:p>
          </table:table-cell>
          <table:table-cell table:style-name="ce48" office:value-type="float" office:value="2680" calcext:value-type="float">
            <text:p>2,680</text:p>
          </table:table-cell>
          <table:table-cell table:style-name="ce48" office:value-type="float" office:value="740" calcext:value-type="float">
            <text:p>740</text:p>
          </table:table-cell>
          <table:table-cell table:style-name="ce48" office:value-type="float" office:value="687" calcext:value-type="float">
            <text:p>687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415" calcext:value-type="float">
            <text:p>415</text:p>
          </table:table-cell>
          <table:table-cell table:style-name="ce60" office:value-type="float" office:value="309" calcext:value-type="float">
            <text:p>309</text:p>
          </table:table-cell>
          <table:table-cell table:style-name="ce48" office:value-type="float" office:value="726" calcext:value-type="float">
            <text:p>726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206" calcext:value-type="float">
            <text:p>206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94" calcext:value-type="float">
            <text:p>94</text:p>
          </table:table-cell>
          <table:table-cell table:style-name="ce60" office:value-type="float" office:value="63" calcext:value-type="float">
            <text:p>63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627" calcext:value-type="float">
            <text:p>254,627</text:p>
          </table:table-cell>
          <table:table-cell table:style-name="ce42" office:value-type="float" office:value="8259" calcext:value-type="float">
            <text:p>8,259</text:p>
          </table:table-cell>
          <table:table-cell table:style-name="ce49" office:value-type="float" office:value="1755" calcext:value-type="float">
            <text:p>1,755</text:p>
          </table:table-cell>
          <table:table-cell table:style-name="ce49" office:value-type="float" office:value="1732" calcext:value-type="float">
            <text:p>1,732</text:p>
          </table:table-cell>
          <table:table-cell table:style-name="ce49" office:value-type="float" office:value="1556" calcext:value-type="float">
            <text:p>1,556</text:p>
          </table:table-cell>
          <table:table-cell table:style-name="ce49" office:value-type="float" office:value="1587" calcext:value-type="float">
            <text:p>1,587</text:p>
          </table:table-cell>
          <table:table-cell table:style-name="ce49" office:value-type="float" office:value="1629" calcext:value-type="float">
            <text:p>1,629</text:p>
          </table:table-cell>
          <table:table-cell table:style-name="ce49" office:value-type="float" office:value="9767" calcext:value-type="float">
            <text:p>9,767</text:p>
          </table:table-cell>
          <table:table-cell table:style-name="ce49" office:value-type="float" office:value="1730" calcext:value-type="float">
            <text:p>1,730</text:p>
          </table:table-cell>
          <table:table-cell table:style-name="ce49" office:value-type="float" office:value="1773" calcext:value-type="float">
            <text:p>1,773</text:p>
          </table:table-cell>
          <table:table-cell table:style-name="ce49" office:value-type="float" office:value="2000" calcext:value-type="float">
            <text:p>2,000</text:p>
          </table:table-cell>
          <table:table-cell table:style-name="ce49" office:value-type="float" office:value="2037" calcext:value-type="float">
            <text:p>2,037</text:p>
          </table:table-cell>
          <table:table-cell table:style-name="ce61" office:value-type="float" office:value="2227" calcext:value-type="float">
            <text:p>2,227</text:p>
          </table:table-cell>
          <table:table-cell table:style-name="ce49" office:value-type="float" office:value="13160" calcext:value-type="float">
            <text:p>13,160</text:p>
          </table:table-cell>
          <table:table-cell table:style-name="ce49" office:value-type="float" office:value="2455" calcext:value-type="float">
            <text:p>2,455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800" calcext:value-type="float">
            <text:p>2,800</text:p>
          </table:table-cell>
          <table:table-cell table:style-name="ce49" office:value-type="float" office:value="2704" calcext:value-type="float">
            <text:p>2,704</text:p>
          </table:table-cell>
          <table:table-cell table:style-name="ce61" office:value-type="float" office:value="2714" calcext:value-type="float">
            <text:p>2,714</text:p>
          </table:table-cell>
          <table:table-cell table:style-name="ce49" office:value-type="float" office:value="16711" calcext:value-type="float">
            <text:p>16,711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9" office:value-type="float" office:value="3322" calcext:value-type="float">
            <text:p>3,322</text:p>
          </table:table-cell>
          <table:table-cell table:style-name="ce49" office:value-type="float" office:value="3369" calcext:value-type="float">
            <text:p>3,369</text:p>
          </table:table-cell>
          <table:table-cell table:style-name="ce49" office:value-type="float" office:value="3415" calcext:value-type="float">
            <text:p>3,415</text:p>
          </table:table-cell>
          <table:table-cell table:style-name="ce61" office:value-type="float" office:value="3413" calcext:value-type="float">
            <text:p>3,413</text:p>
          </table:table-cell>
          <table:table-cell table:style-name="ce49" office:value-type="float" office:value="17119" calcext:value-type="float">
            <text:p>17,119</text:p>
          </table:table-cell>
          <table:table-cell table:style-name="ce49" office:value-type="float" office:value="3436" calcext:value-type="float">
            <text:p>3,436</text:p>
          </table:table-cell>
          <table:table-cell table:style-name="ce49" office:value-type="float" office:value="3352" calcext:value-type="float">
            <text:p>3,352</text:p>
          </table:table-cell>
          <table:table-cell table:style-name="ce49" office:value-type="float" office:value="3471" calcext:value-type="float">
            <text:p>3,471</text:p>
          </table:table-cell>
          <table:table-cell table:style-name="ce49" office:value-type="float" office:value="3377" calcext:value-type="float">
            <text:p>3,377</text:p>
          </table:table-cell>
          <table:table-cell table:style-name="ce61" office:value-type="float" office:value="3483" calcext:value-type="float">
            <text:p>3,483</text:p>
          </table:table-cell>
          <table:table-cell table:style-name="ce49" office:value-type="float" office:value="17600" calcext:value-type="float">
            <text:p>17,600</text:p>
          </table:table-cell>
          <table:table-cell table:style-name="ce49" office:value-type="float" office:value="3403" calcext:value-type="float">
            <text:p>3,403</text:p>
          </table:table-cell>
          <table:table-cell table:style-name="ce49" office:value-type="float" office:value="3221" calcext:value-type="float">
            <text:p>3,221</text:p>
          </table:table-cell>
          <table:table-cell table:style-name="ce49" office:value-type="float" office:value="3457" calcext:value-type="float">
            <text:p>3,457</text:p>
          </table:table-cell>
          <table:table-cell table:style-name="ce49" office:value-type="float" office:value="3765" calcext:value-type="float">
            <text:p>3,765</text:p>
          </table:table-cell>
          <table:table-cell table:style-name="ce61" office:value-type="float" office:value="3754" calcext:value-type="float">
            <text:p>3,754</text:p>
          </table:table-cell>
          <table:table-cell table:style-name="ce49" office:value-type="float" office:value="19944" calcext:value-type="float">
            <text:p>19,944</text:p>
          </table:table-cell>
          <table:table-cell table:style-name="ce49" office:value-type="float" office:value="3906" calcext:value-type="float">
            <text:p>3,906</text:p>
          </table:table-cell>
          <table:table-cell table:style-name="ce49" office:value-type="float" office:value="4013" calcext:value-type="float">
            <text:p>4,013</text:p>
          </table:table-cell>
          <table:table-cell table:style-name="ce49" office:value-type="float" office:value="4120" calcext:value-type="float">
            <text:p>4,120</text:p>
          </table:table-cell>
          <table:table-cell table:style-name="ce49" office:value-type="float" office:value="3901" calcext:value-type="float">
            <text:p>3,901</text:p>
          </table:table-cell>
          <table:table-cell table:style-name="ce61" office:value-type="float" office:value="4004" calcext:value-type="float">
            <text:p>4,004</text:p>
          </table:table-cell>
          <table:table-cell table:style-name="ce49" office:value-type="float" office:value="17820" calcext:value-type="float">
            <text:p>17,820</text:p>
          </table:table-cell>
          <table:table-cell table:style-name="ce49" office:value-type="float" office:value="3817" calcext:value-type="float">
            <text:p>3,817</text:p>
          </table:table-cell>
          <table:table-cell table:style-name="ce49" office:value-type="float" office:value="3946" calcext:value-type="float">
            <text:p>3,946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9" office:value-type="float" office:value="3292" calcext:value-type="float">
            <text:p>3,292</text:p>
          </table:table-cell>
          <table:table-cell table:style-name="ce61" office:value-type="float" office:value="3314" calcext:value-type="float">
            <text:p>3,314</text:p>
          </table:table-cell>
          <table:table-cell table:style-name="ce49" office:value-type="float" office:value="17503" calcext:value-type="float">
            <text:p>17,503</text:p>
          </table:table-cell>
          <table:table-cell table:style-name="ce49" office:value-type="float" office:value="3352" calcext:value-type="float">
            <text:p>3,352</text:p>
          </table:table-cell>
          <table:table-cell table:style-name="ce49" office:value-type="float" office:value="3492" calcext:value-type="float">
            <text:p>3,492</text:p>
          </table:table-cell>
          <table:table-cell table:style-name="ce49" office:value-type="float" office:value="3567" calcext:value-type="float">
            <text:p>3,567</text:p>
          </table:table-cell>
          <table:table-cell table:style-name="ce49" office:value-type="float" office:value="3571" calcext:value-type="float">
            <text:p>3,571</text:p>
          </table:table-cell>
          <table:table-cell table:style-name="ce61" office:value-type="float" office:value="3521" calcext:value-type="float">
            <text:p>3,521</text:p>
          </table:table-cell>
          <table:table-cell table:style-name="ce49" office:value-type="float" office:value="18491" calcext:value-type="float">
            <text:p>18,491</text:p>
          </table:table-cell>
          <table:table-cell table:style-name="ce49" office:value-type="float" office:value="3617" calcext:value-type="float">
            <text:p>3,617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9" office:value-type="float" office:value="3748" calcext:value-type="float">
            <text:p>3,748</text:p>
          </table:table-cell>
          <table:table-cell table:style-name="ce49" office:value-type="float" office:value="3648" calcext:value-type="float">
            <text:p>3,648</text:p>
          </table:table-cell>
          <table:table-cell table:style-name="ce61" office:value-type="float" office:value="3883" calcext:value-type="float">
            <text:p>3,883</text:p>
          </table:table-cell>
          <table:table-cell table:style-name="ce49" office:value-type="float" office:value="19312" calcext:value-type="float">
            <text:p>19,312</text:p>
          </table:table-cell>
          <table:table-cell table:style-name="ce49" office:value-type="float" office:value="3857" calcext:value-type="float">
            <text:p>3,857</text:p>
          </table:table-cell>
          <table:table-cell table:style-name="ce49" office:value-type="float" office:value="3982" calcext:value-type="float">
            <text:p>3,982</text:p>
          </table:table-cell>
          <table:table-cell table:style-name="ce49" office:value-type="float" office:value="3807" calcext:value-type="float">
            <text:p>3,807</text:p>
          </table:table-cell>
          <table:table-cell table:style-name="ce49" office:value-type="float" office:value="3790" calcext:value-type="float">
            <text:p>3,790</text:p>
          </table:table-cell>
          <table:table-cell table:style-name="ce61" office:value-type="float" office:value="3876" calcext:value-type="float">
            <text:p>3,876</text:p>
          </table:table-cell>
          <table:table-cell table:style-name="ce49" office:value-type="float" office:value="16885" calcext:value-type="float">
            <text:p>16,885</text:p>
          </table:table-cell>
          <table:table-cell table:style-name="ce49" office:value-type="float" office:value="3200" calcext:value-type="float">
            <text:p>3,200</text:p>
          </table:table-cell>
          <table:table-cell table:style-name="ce49" office:value-type="float" office:value="3474" calcext:value-type="float">
            <text:p>3,474</text:p>
          </table:table-cell>
          <table:table-cell table:style-name="ce49" office:value-type="float" office:value="3453" calcext:value-type="float">
            <text:p>3,453</text:p>
          </table:table-cell>
          <table:table-cell table:style-name="ce49" office:value-type="float" office:value="3433" calcext:value-type="float">
            <text:p>3,433</text:p>
          </table:table-cell>
          <table:table-cell table:style-name="ce61" office:value-type="float" office:value="3325" calcext:value-type="float">
            <text:p>3,325</text:p>
          </table:table-cell>
          <table:table-cell table:style-name="ce49" office:value-type="float" office:value="15021" calcext:value-type="float">
            <text:p>15,021</text:p>
          </table:table-cell>
          <table:table-cell table:style-name="ce49" office:value-type="float" office:value="3137" calcext:value-type="float">
            <text:p>3,137</text:p>
          </table:table-cell>
          <table:table-cell table:style-name="ce49" office:value-type="float" office:value="3365" calcext:value-type="float">
            <text:p>3,365</text:p>
          </table:table-cell>
          <table:table-cell table:style-name="ce49" office:value-type="float" office:value="2923" calcext:value-type="float">
            <text:p>2,923</text:p>
          </table:table-cell>
          <table:table-cell table:style-name="ce49" office:value-type="float" office:value="2670" calcext:value-type="float">
            <text:p>2,670</text:p>
          </table:table-cell>
          <table:table-cell table:style-name="ce61" office:value-type="float" office:value="2926" calcext:value-type="float">
            <text:p>2,926</text:p>
          </table:table-cell>
          <table:table-cell table:style-name="ce49" office:value-type="float" office:value="10405" calcext:value-type="float">
            <text:p>10,405</text:p>
          </table:table-cell>
          <table:table-cell table:style-name="ce49" office:value-type="float" office:value="2366" calcext:value-type="float">
            <text:p>2,366</text:p>
          </table:table-cell>
          <table:table-cell table:style-name="ce49" office:value-type="float" office:value="1914" calcext:value-type="float">
            <text:p>1,914</text:p>
          </table:table-cell>
          <table:table-cell table:style-name="ce49" office:value-type="float" office:value="1711" calcext:value-type="float">
            <text:p>1,711</text:p>
          </table:table-cell>
          <table:table-cell table:style-name="ce49" office:value-type="float" office:value="2133" calcext:value-type="float">
            <text:p>2,133</text:p>
          </table:table-cell>
          <table:table-cell table:style-name="ce61" office:value-type="float" office:value="2281" calcext:value-type="float">
            <text:p>2,281</text:p>
          </table:table-cell>
          <table:table-cell table:style-name="ce49" office:value-type="float" office:value="12091" calcext:value-type="float">
            <text:p>12,091</text:p>
          </table:table-cell>
          <table:table-cell table:number-columns-repeated="2" table:style-name="ce49" office:value-type="float" office:value="2314" calcext:value-type="float">
            <text:p>2,314</text:p>
          </table:table-cell>
          <table:table-cell table:style-name="ce49" office:value-type="float" office:value="2481" calcext:value-type="float">
            <text:p>2,481</text:p>
          </table:table-cell>
          <table:table-cell table:style-name="ce49" office:value-type="float" office:value="2529" calcext:value-type="float">
            <text:p>2,529</text:p>
          </table:table-cell>
          <table:table-cell table:style-name="ce61" office:value-type="float" office:value="2453" calcext:value-type="float">
            <text:p>2,453</text:p>
          </table:table-cell>
          <table:table-cell table:style-name="ce49" office:value-type="float" office:value="10852" calcext:value-type="float">
            <text:p>10,852</text:p>
          </table:table-cell>
          <table:table-cell table:style-name="ce49" office:value-type="float" office:value="2277" calcext:value-type="float">
            <text:p>2,277</text:p>
          </table:table-cell>
          <table:table-cell table:style-name="ce49" office:value-type="float" office:value="2241" calcext:value-type="float">
            <text:p>2,241</text:p>
          </table:table-cell>
          <table:table-cell table:style-name="ce49" office:value-type="float" office:value="2083" calcext:value-type="float">
            <text:p>2,083</text:p>
          </table:table-cell>
          <table:table-cell table:style-name="ce49" office:value-type="float" office:value="2189" calcext:value-type="float">
            <text:p>2,189</text:p>
          </table:table-cell>
          <table:table-cell table:style-name="ce61" office:value-type="float" office:value="2062" calcext:value-type="float">
            <text:p>2,062</text:p>
          </table:table-cell>
          <table:table-cell table:style-name="ce49" office:value-type="float" office:value="7980" calcext:value-type="float">
            <text:p>7,980</text:p>
          </table:table-cell>
          <table:table-cell table:style-name="ce49" office:value-type="float" office:value="1819" calcext:value-type="float">
            <text:p>1,819</text:p>
          </table:table-cell>
          <table:table-cell table:style-name="ce49" office:value-type="float" office:value="1787" calcext:value-type="float">
            <text:p>1,787</text:p>
          </table:table-cell>
          <table:table-cell table:style-name="ce49" office:value-type="float" office:value="1643" calcext:value-type="float">
            <text:p>1,643</text:p>
          </table:table-cell>
          <table:table-cell table:style-name="ce49" office:value-type="float" office:value="1500" calcext:value-type="float">
            <text:p>1,500</text:p>
          </table:table-cell>
          <table:table-cell table:style-name="ce61" office:value-type="float" office:value="1231" calcext:value-type="float">
            <text:p>1,231</text:p>
          </table:table-cell>
          <table:table-cell table:style-name="ce49" office:value-type="float" office:value="3968" calcext:value-type="float">
            <text:p>3,968</text:p>
          </table:table-cell>
          <table:table-cell table:style-name="ce49" office:value-type="float" office:value="1127" calcext:value-type="float">
            <text:p>1,127</text:p>
          </table:table-cell>
          <table:table-cell table:style-name="ce49" office:value-type="float" office:value="991" calcext:value-type="float">
            <text:p>991</text:p>
          </table:table-cell>
          <table:table-cell table:style-name="ce49" office:value-type="float" office:value="777" calcext:value-type="float">
            <text:p>777</text:p>
          </table:table-cell>
          <table:table-cell table:style-name="ce49" office:value-type="float" office:value="571" calcext:value-type="float">
            <text:p>571</text:p>
          </table:table-cell>
          <table:table-cell table:style-name="ce61" office:value-type="float" office:value="502" calcext:value-type="float">
            <text:p>502</text:p>
          </table:table-cell>
          <table:table-cell table:style-name="ce49" office:value-type="float" office:value="1420" calcext:value-type="float">
            <text:p>1,420</text:p>
          </table:table-cell>
          <table:table-cell table:style-name="ce49" office:value-type="float" office:value="451" calcext:value-type="float">
            <text:p>451</text:p>
          </table:table-cell>
          <table:table-cell table:style-name="ce49" office:value-type="float" office:value="405" calcext:value-type="float">
            <text:p>405</text:p>
          </table:table-cell>
          <table:table-cell table:style-name="ce49" office:value-type="float" office:value="266" calcext:value-type="float">
            <text:p>266</text:p>
          </table:table-cell>
          <table:table-cell table:style-name="ce49" office:value-type="float" office:value="180" calcext:value-type="float">
            <text:p>180</text:p>
          </table:table-cell>
          <table:table-cell table:style-name="ce61" office:value-type="float" office:value="118" calcext:value-type="float">
            <text:p>118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28" calcext:value-type="float">
            <text:p>28</text:p>
          </table:table-cell>
          <table:table-cell table:style-name="ce61" office:value-type="float" office:value="21" calcext:value-type="float">
            <text:p>21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6522" calcext:value-type="float">
            <text:p>856,522</text:p>
          </table:table-cell>
          <table:table-cell table:style-name="ce33" office:value-type="float" office:value="28117" calcext:value-type="float">
            <text:p>28,117</text:p>
          </table:table-cell>
          <table:table-cell table:style-name="ce33" office:value-type="float" office:value="5871" calcext:value-type="float">
            <text:p>5,871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5600" calcext:value-type="float">
            <text:p>5,600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34674" calcext:value-type="float">
            <text:p>34,674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6578" calcext:value-type="float">
            <text:p>6,578</text:p>
          </table:table-cell>
          <table:table-cell table:style-name="ce33" office:value-type="float" office:value="6888" calcext:value-type="float">
            <text:p>6,888</text:p>
          </table:table-cell>
          <table:table-cell table:style-name="ce33" office:value-type="float" office:value="7358" calcext:value-type="float">
            <text:p>7,358</text:p>
          </table:table-cell>
          <table:table-cell table:style-name="ce43" office:value-type="float" office:value="7672" calcext:value-type="float">
            <text:p>7,672</text:p>
          </table:table-cell>
          <table:table-cell table:style-name="ce33" office:value-type="float" office:value="47569" calcext:value-type="float">
            <text:p>47,569</text:p>
          </table:table-cell>
          <table:table-cell table:style-name="ce33" office:value-type="float" office:value="8548" calcext:value-type="float">
            <text:p>8,548</text:p>
          </table:table-cell>
          <table:table-cell table:style-name="ce33" office:value-type="float" office:value="8838" calcext:value-type="float">
            <text:p>8,838</text:p>
          </table:table-cell>
          <table:table-cell table:style-name="ce33" office:value-type="float" office:value="10361" calcext:value-type="float">
            <text:p>10,361</text:p>
          </table:table-cell>
          <table:table-cell table:style-name="ce33" office:value-type="float" office:value="10085" calcext:value-type="float">
            <text:p>10,085</text:p>
          </table:table-cell>
          <table:table-cell table:style-name="ce43" office:value-type="float" office:value="9737" calcext:value-type="float">
            <text:p>9,737</text:p>
          </table:table-cell>
          <table:table-cell table:style-name="ce33" office:value-type="float" office:value="60457" calcext:value-type="float">
            <text:p>60,457</text:p>
          </table:table-cell>
          <table:table-cell table:style-name="ce33" office:value-type="float" office:value="11312" calcext:value-type="float">
            <text:p>11,312</text:p>
          </table:table-cell>
          <table:table-cell table:style-name="ce33" office:value-type="float" office:value="12150" calcext:value-type="float">
            <text:p>12,150</text:p>
          </table:table-cell>
          <table:table-cell table:style-name="ce33" office:value-type="float" office:value="12324" calcext:value-type="float">
            <text:p>12,324</text:p>
          </table:table-cell>
          <table:table-cell table:style-name="ce33" office:value-type="float" office:value="12546" calcext:value-type="float">
            <text:p>12,546</text:p>
          </table:table-cell>
          <table:table-cell table:style-name="ce43" office:value-type="float" office:value="12125" calcext:value-type="float">
            <text:p>12,125</text:p>
          </table:table-cell>
          <table:table-cell table:style-name="ce33" office:value-type="float" office:value="60170" calcext:value-type="float">
            <text:p>60,170</text:p>
          </table:table-cell>
          <table:table-cell table:style-name="ce33" office:value-type="float" office:value="11972" calcext:value-type="float">
            <text:p>11,972</text:p>
          </table:table-cell>
          <table:table-cell table:style-name="ce33" office:value-type="float" office:value="11904" calcext:value-type="float">
            <text:p>11,904</text:p>
          </table:table-cell>
          <table:table-cell table:style-name="ce33" office:value-type="float" office:value="11956" calcext:value-type="float">
            <text:p>11,956</text:p>
          </table:table-cell>
          <table:table-cell table:style-name="ce33" office:value-type="float" office:value="11750" calcext:value-type="float">
            <text:p>11,750</text:p>
          </table:table-cell>
          <table:table-cell table:style-name="ce43" office:value-type="float" office:value="12588" calcext:value-type="float">
            <text:p>12,588</text:p>
          </table:table-cell>
          <table:table-cell table:style-name="ce33" office:value-type="float" office:value="60419" calcext:value-type="float">
            <text:p>60,419</text:p>
          </table:table-cell>
          <table:table-cell table:style-name="ce33" office:value-type="float" office:value="11464" calcext:value-type="float">
            <text:p>11,464</text:p>
          </table:table-cell>
          <table:table-cell table:style-name="ce33" office:value-type="float" office:value="11120" calcext:value-type="float">
            <text:p>11,120</text:p>
          </table:table-cell>
          <table:table-cell table:style-name="ce33" office:value-type="float" office:value="11953" calcext:value-type="float">
            <text:p>11,953</text:p>
          </table:table-cell>
          <table:table-cell table:style-name="ce33" office:value-type="float" office:value="12871" calcext:value-type="float">
            <text:p>12,871</text:p>
          </table:table-cell>
          <table:table-cell table:style-name="ce43" office:value-type="float" office:value="13011" calcext:value-type="float">
            <text:p>13,011</text:p>
          </table:table-cell>
          <table:table-cell table:style-name="ce33" office:value-type="float" office:value="69837" calcext:value-type="float">
            <text:p>69,837</text:p>
          </table:table-cell>
          <table:table-cell table:style-name="ce33" office:value-type="float" office:value="13868" calcext:value-type="float">
            <text:p>13,868</text:p>
          </table:table-cell>
          <table:table-cell table:style-name="ce33" office:value-type="float" office:value="13858" calcext:value-type="float">
            <text:p>13,858</text:p>
          </table:table-cell>
          <table:table-cell table:style-name="ce33" office:value-type="float" office:value="14041" calcext:value-type="float">
            <text:p>14,041</text:p>
          </table:table-cell>
          <table:table-cell table:style-name="ce33" office:value-type="float" office:value="14231" calcext:value-type="float">
            <text:p>14,231</text:p>
          </table:table-cell>
          <table:table-cell table:style-name="ce43" office:value-type="float" office:value="13839" calcext:value-type="float">
            <text:p>13,839</text:p>
          </table:table-cell>
          <table:table-cell table:style-name="ce33" office:value-type="float" office:value="63795" calcext:value-type="float">
            <text:p>63,795</text:p>
          </table:table-cell>
          <table:table-cell table:style-name="ce33" office:value-type="float" office:value="13379" calcext:value-type="float">
            <text:p>13,379</text:p>
          </table:table-cell>
          <table:table-cell table:style-name="ce33" office:value-type="float" office:value="13962" calcext:value-type="float">
            <text:p>13,962</text:p>
          </table:table-cell>
          <table:table-cell table:style-name="ce33" office:value-type="float" office:value="12451" calcext:value-type="float">
            <text:p>12,451</text:p>
          </table:table-cell>
          <table:table-cell table:style-name="ce33" office:value-type="float" office:value="12137" calcext:value-type="float">
            <text:p>12,137</text:p>
          </table:table-cell>
          <table:table-cell table:style-name="ce43" office:value-type="float" office:value="11866" calcext:value-type="float">
            <text:p>11,866</text:p>
          </table:table-cell>
          <table:table-cell table:style-name="ce33" office:value-type="float" office:value="64279" calcext:value-type="float">
            <text:p>64,279</text:p>
          </table:table-cell>
          <table:table-cell table:style-name="ce33" office:value-type="float" office:value="11990" calcext:value-type="float">
            <text:p>11,990</text:p>
          </table:table-cell>
          <table:table-cell table:style-name="ce33" office:value-type="float" office:value="12666" calcext:value-type="float">
            <text:p>12,666</text:p>
          </table:table-cell>
          <table:table-cell table:style-name="ce33" office:value-type="float" office:value="13182" calcext:value-type="float">
            <text:p>13,182</text:p>
          </table:table-cell>
          <table:table-cell table:style-name="ce33" office:value-type="float" office:value="13076" calcext:value-type="float">
            <text:p>13,076</text:p>
          </table:table-cell>
          <table:table-cell table:style-name="ce43" office:value-type="float" office:value="13365" calcext:value-type="float">
            <text:p>13,365</text:p>
          </table:table-cell>
          <table:table-cell table:style-name="ce33" office:value-type="float" office:value="69258" calcext:value-type="float">
            <text:p>69,258</text:p>
          </table:table-cell>
          <table:table-cell table:style-name="ce33" office:value-type="float" office:value="13452" calcext:value-type="float">
            <text:p>13,452</text:p>
          </table:table-cell>
          <table:table-cell table:style-name="ce33" office:value-type="float" office:value="13815" calcext:value-type="float">
            <text:p>13,815</text:p>
          </table:table-cell>
          <table:table-cell table:style-name="ce33" office:value-type="float" office:value="13630" calcext:value-type="float">
            <text:p>13,630</text:p>
          </table:table-cell>
          <table:table-cell table:style-name="ce33" office:value-type="float" office:value="14175" calcext:value-type="float">
            <text:p>14,175</text:p>
          </table:table-cell>
          <table:table-cell table:style-name="ce43" office:value-type="float" office:value="14186" calcext:value-type="float">
            <text:p>14,186</text:p>
          </table:table-cell>
          <table:table-cell table:style-name="ce33" office:value-type="float" office:value="70122" calcext:value-type="float">
            <text:p>70,122</text:p>
          </table:table-cell>
          <table:table-cell table:style-name="ce33" office:value-type="float" office:value="14056" calcext:value-type="float">
            <text:p>14,056</text:p>
          </table:table-cell>
          <table:table-cell table:style-name="ce33" office:value-type="float" office:value="14587" calcext:value-type="float">
            <text:p>14,587</text:p>
          </table:table-cell>
          <table:table-cell table:style-name="ce33" office:value-type="float" office:value="13658" calcext:value-type="float">
            <text:p>13,658</text:p>
          </table:table-cell>
          <table:table-cell table:style-name="ce33" office:value-type="float" office:value="14111" calcext:value-type="float">
            <text:p>14,111</text:p>
          </table:table-cell>
          <table:table-cell table:style-name="ce43" office:value-type="float" office:value="13710" calcext:value-type="float">
            <text:p>13,710</text:p>
          </table:table-cell>
          <table:table-cell table:style-name="ce33" office:value-type="float" office:value="62696" calcext:value-type="float">
            <text:p>62,696</text:p>
          </table:table-cell>
          <table:table-cell table:style-name="ce33" office:value-type="float" office:value="12607" calcext:value-type="float">
            <text:p>12,607</text:p>
          </table:table-cell>
          <table:table-cell table:style-name="ce33" office:value-type="float" office:value="12898" calcext:value-type="float">
            <text:p>12,898</text:p>
          </table:table-cell>
          <table:table-cell table:style-name="ce33" office:value-type="float" office:value="12707" calcext:value-type="float">
            <text:p>12,707</text:p>
          </table:table-cell>
          <table:table-cell table:style-name="ce33" office:value-type="float" office:value="12429" calcext:value-type="float">
            <text:p>12,429</text:p>
          </table:table-cell>
          <table:table-cell table:style-name="ce43" office:value-type="float" office:value="12055" calcext:value-type="float">
            <text:p>12,055</text:p>
          </table:table-cell>
          <table:table-cell table:style-name="ce33" office:value-type="float" office:value="51767" calcext:value-type="float">
            <text:p>51,767</text:p>
          </table:table-cell>
          <table:table-cell table:style-name="ce33" office:value-type="float" office:value="11240" calcext:value-type="float">
            <text:p>11,240</text:p>
          </table:table-cell>
          <table:table-cell table:style-name="ce33" office:value-type="float" office:value="11714" calcext:value-type="float">
            <text:p>11,714</text:p>
          </table:table-cell>
          <table:table-cell table:style-name="ce33" office:value-type="float" office:value="10676" calcext:value-type="float">
            <text:p>10,676</text:p>
          </table:table-cell>
          <table:table-cell table:style-name="ce33" office:value-type="float" office:value="9043" calcext:value-type="float">
            <text:p>9,043</text:p>
          </table:table-cell>
          <table:table-cell table:style-name="ce43" office:value-type="float" office:value="9094" calcext:value-type="float">
            <text:p>9,094</text:p>
          </table:table-cell>
          <table:table-cell table:style-name="ce33" office:value-type="float" office:value="31454" calcext:value-type="float">
            <text:p>31,454</text:p>
          </table:table-cell>
          <table:table-cell table:style-name="ce33" office:value-type="float" office:value="7858" calcext:value-type="float">
            <text:p>7,858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5045" calcext:value-type="float">
            <text:p>5,045</text:p>
          </table:table-cell>
          <table:table-cell table:style-name="ce33" office:value-type="float" office:value="6032" calcext:value-type="float">
            <text:p>6,032</text:p>
          </table:table-cell>
          <table:table-cell table:style-name="ce43" office:value-type="float" office:value="6279" calcext:value-type="float">
            <text:p>6,279</text:p>
          </table:table-cell>
          <table:table-cell table:style-name="ce33" office:value-type="float" office:value="30959" calcext:value-type="float">
            <text:p>30,959</text:p>
          </table:table-cell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6337" calcext:value-type="float">
            <text:p>6,337</text:p>
          </table:table-cell>
          <table:table-cell table:style-name="ce33" office:value-type="float" office:value="6476" calcext:value-type="float">
            <text:p>6,476</text:p>
          </table:table-cell>
          <table:table-cell table:style-name="ce33" office:value-type="float" office:value="6052" calcext:value-type="float">
            <text:p>6,052</text:p>
          </table:table-cell>
          <table:table-cell table:style-name="ce43" office:value-type="float" office:value="5819" calcext:value-type="float">
            <text:p>5,819</text:p>
          </table:table-cell>
          <table:table-cell table:style-name="ce33" office:value-type="float" office:value="24102" calcext:value-type="float">
            <text:p>24,102</text:p>
          </table:table-cell>
          <table:table-cell table:style-name="ce33" office:value-type="float" office:value="5415" calcext:value-type="float">
            <text:p>5,415</text:p>
          </table:table-cell>
          <table:table-cell table:style-name="ce33" office:value-type="float" office:value="5184" calcext:value-type="float">
            <text:p>5,184</text:p>
          </table:table-cell>
          <table:table-cell table:style-name="ce33" office:value-type="float" office:value="4854" calcext:value-type="float">
            <text:p>4,854</text:p>
          </table:table-cell>
          <table:table-cell table:style-name="ce33" office:value-type="float" office:value="4520" calcext:value-type="float">
            <text:p>4,520</text:p>
          </table:table-cell>
          <table:table-cell table:style-name="ce43" office:value-type="float" office:value="4129" calcext:value-type="float">
            <text:p>4,129</text:p>
          </table:table-cell>
          <table:table-cell table:style-name="ce33" office:value-type="float" office:value="16490" calcext:value-type="float">
            <text:p>16,490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418" calcext:value-type="float">
            <text:p>3,418</text:p>
          </table:table-cell>
          <table:table-cell table:style-name="ce33" office:value-type="float" office:value="3062" calcext:value-type="float">
            <text:p>3,062</text:p>
          </table:table-cell>
          <table:table-cell table:style-name="ce43" office:value-type="float" office:value="2589" calcext:value-type="float">
            <text:p>2,589</text:p>
          </table:table-cell>
          <table:table-cell table:style-name="ce33" office:value-type="float" office:value="7551" calcext:value-type="float">
            <text:p>7,551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132" calcext:value-type="float">
            <text:p>1,132</text:p>
          </table:table-cell>
          <table:table-cell table:style-name="ce43" office:value-type="float" office:value="949" calcext:value-type="float">
            <text:p>949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22" calcext:value-type="float">
            <text:p>322</text:p>
          </table:table-cell>
          <table:table-cell table:style-name="ce43" office:value-type="float" office:value="193" calcext:value-type="float">
            <text:p>19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9523" calcext:value-type="float">
            <text:p>439,523</text:p>
          </table:table-cell>
          <table:table-cell table:style-name="ce33" office:value-type="float" office:value="14725" calcext:value-type="float">
            <text:p>14,725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18181" calcext:value-type="float">
            <text:p>18,181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834" calcext:value-type="float">
            <text:p>3,834</text:p>
          </table:table-cell>
          <table:table-cell table:style-name="ce43" office:value-type="float" office:value="4017" calcext:value-type="float">
            <text:p>4,017</text:p>
          </table:table-cell>
          <table:table-cell table:style-name="ce33" office:value-type="float" office:value="24730" calcext:value-type="float">
            <text:p>24,730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5435" calcext:value-type="float">
            <text:p>5,435</text:p>
          </table:table-cell>
          <table:table-cell table:style-name="ce33" office:value-type="float" office:value="5275" calcext:value-type="float">
            <text:p>5,275</text:p>
          </table:table-cell>
          <table:table-cell table:style-name="ce43" office:value-type="float" office:value="5099" calcext:value-type="float">
            <text:p>5,099</text:p>
          </table:table-cell>
          <table:table-cell table:style-name="ce33" office:value-type="float" office:value="31540" calcext:value-type="float">
            <text:p>31,540</text:p>
          </table:table-cell>
          <table:table-cell table:style-name="ce33" office:value-type="float" office:value="5909" calcext:value-type="float">
            <text:p>5,909</text:p>
          </table:table-cell>
          <table:table-cell table:style-name="ce33" office:value-type="float" office:value="6417" calcext:value-type="float">
            <text:p>6,417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3" office:value-type="float" office:value="6472" calcext:value-type="float">
            <text:p>6,472</text:p>
          </table:table-cell>
          <table:table-cell table:style-name="ce43" office:value-type="float" office:value="6312" calcext:value-type="float">
            <text:p>6,312</text:p>
          </table:table-cell>
          <table:table-cell table:style-name="ce33" office:value-type="float" office:value="31064" calcext:value-type="float">
            <text:p>31,064</text:p>
          </table:table-cell>
          <table:table-cell table:style-name="ce33" office:value-type="float" office:value="6207" calcext:value-type="float">
            <text:p>6,207</text:p>
          </table:table-cell>
          <table:table-cell table:style-name="ce33" office:value-type="float" office:value="6184" calcext:value-type="float">
            <text:p>6,184</text:p>
          </table:table-cell>
          <table:table-cell table:style-name="ce33" office:value-type="float" office:value="6177" calcext:value-type="float">
            <text:p>6,177</text:p>
          </table:table-cell>
          <table:table-cell table:style-name="ce33" office:value-type="float" office:value="5981" calcext:value-type="float">
            <text:p>5,981</text:p>
          </table:table-cell>
          <table:table-cell table:style-name="ce43" office:value-type="float" office:value="6515" calcext:value-type="float">
            <text:p>6,515</text:p>
          </table:table-cell>
          <table:table-cell table:style-name="ce33" office:value-type="float" office:value="31279" calcext:value-type="float">
            <text:p>31,279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5759" calcext:value-type="float">
            <text:p>5,759</text:p>
          </table:table-cell>
          <table:table-cell table:style-name="ce33" office:value-type="float" office:value="6161" calcext:value-type="float">
            <text:p>6,161</text:p>
          </table:table-cell>
          <table:table-cell table:style-name="ce33" office:value-type="float" office:value="6638" calcext:value-type="float">
            <text:p>6,638</text:p>
          </table:table-cell>
          <table:table-cell table:style-name="ce43" office:value-type="float" office:value="6733" calcext:value-type="float">
            <text:p>6,733</text:p>
          </table:table-cell>
          <table:table-cell table:style-name="ce33" office:value-type="float" office:value="36273" calcext:value-type="float">
            <text:p>36,273</text:p>
          </table:table-cell>
          <table:table-cell table:style-name="ce33" office:value-type="float" office:value="7120" calcext:value-type="float">
            <text:p>7,120</text:p>
          </table:table-cell>
          <table:table-cell table:style-name="ce33" office:value-type="float" office:value="7149" calcext:value-type="float">
            <text:p>7,149</text:p>
          </table:table-cell>
          <table:table-cell table:style-name="ce33" office:value-type="float" office:value="7281" calcext:value-type="float">
            <text:p>7,281</text:p>
          </table:table-cell>
          <table:table-cell table:style-name="ce33" office:value-type="float" office:value="7413" calcext:value-type="float">
            <text:p>7,413</text:p>
          </table:table-cell>
          <table:table-cell table:style-name="ce43" office:value-type="float" office:value="7310" calcext:value-type="float">
            <text:p>7,310</text:p>
          </table:table-cell>
          <table:table-cell table:style-name="ce33" office:value-type="float" office:value="33123" calcext:value-type="float">
            <text:p>33,123</text:p>
          </table:table-cell>
          <table:table-cell table:style-name="ce33" office:value-type="float" office:value="7025" calcext:value-type="float">
            <text:p>7,025</text:p>
          </table:table-cell>
          <table:table-cell table:style-name="ce33" office:value-type="float" office:value="7239" calcext:value-type="float">
            <text:p>7,239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6285" calcext:value-type="float">
            <text:p>6,285</text:p>
          </table:table-cell>
          <table:table-cell table:style-name="ce43" office:value-type="float" office:value="6116" calcext:value-type="float">
            <text:p>6,116</text:p>
          </table:table-cell>
          <table:table-cell table:style-name="ce33" office:value-type="float" office:value="33584" calcext:value-type="float">
            <text:p>33,584</text:p>
          </table:table-cell>
          <table:table-cell table:style-name="ce33" office:value-type="float" office:value="6257" calcext:value-type="float">
            <text:p>6,257</text:p>
          </table:table-cell>
          <table:table-cell table:style-name="ce33" office:value-type="float" office:value="6602" calcext:value-type="float">
            <text:p>6,602</text:p>
          </table:table-cell>
          <table:table-cell table:style-name="ce33" office:value-type="float" office:value="6886" calcext:value-type="float">
            <text:p>6,886</text:p>
          </table:table-cell>
          <table:table-cell table:style-name="ce33" office:value-type="float" office:value="6783" calcext:value-type="float">
            <text:p>6,783</text:p>
          </table:table-cell>
          <table:table-cell table:style-name="ce43" office:value-type="float" office:value="7056" calcext:value-type="float">
            <text:p>7,056</text:p>
          </table:table-cell>
          <table:table-cell table:style-name="ce33" office:value-type="float" office:value="36861" calcext:value-type="float">
            <text:p>36,861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3" office:value-type="float" office:value="7172" calcext:value-type="float">
            <text:p>7,172</text:p>
          </table:table-cell>
          <table:table-cell table:style-name="ce33" office:value-type="float" office:value="7548" calcext:value-type="float">
            <text:p>7,548</text:p>
          </table:table-cell>
          <table:table-cell table:style-name="ce43" office:value-type="float" office:value="7445" calcext:value-type="float">
            <text:p>7,445</text:p>
          </table:table-cell>
          <table:table-cell table:style-name="ce33" office:value-type="float" office:value="36419" calcext:value-type="float">
            <text:p>36,419</text:p>
          </table:table-cell>
          <table:table-cell table:style-name="ce33" office:value-type="float" office:value="7330" calcext:value-type="float">
            <text:p>7,330</text:p>
          </table:table-cell>
          <table:table-cell table:style-name="ce33" office:value-type="float" office:value="7630" calcext:value-type="float">
            <text:p>7,630</text:p>
          </table:table-cell>
          <table:table-cell table:style-name="ce33" office:value-type="float" office:value="7143" calcext:value-type="float">
            <text:p>7,143</text:p>
          </table:table-cell>
          <table:table-cell table:style-name="ce33" office:value-type="float" office:value="7259" calcext:value-type="float">
            <text:p>7,259</text:p>
          </table:table-cell>
          <table:table-cell table:style-name="ce43" office:value-type="float" office:value="7057" calcext:value-type="float">
            <text:p>7,057</text:p>
          </table:table-cell>
          <table:table-cell table:style-name="ce33" office:value-type="float" office:value="31677" calcext:value-type="float">
            <text:p>31,677</text:p>
          </table:table-cell>
          <table:table-cell table:style-name="ce33" office:value-type="float" office:value="6387" calcext:value-type="float">
            <text:p>6,387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6379" calcext:value-type="float">
            <text:p>6,379</text:p>
          </table:table-cell>
          <table:table-cell table:style-name="ce33" office:value-type="float" office:value="6297" calcext:value-type="float">
            <text:p>6,297</text:p>
          </table:table-cell>
          <table:table-cell table:style-name="ce43" office:value-type="float" office:value="6129" calcext:value-type="float">
            <text:p>6,129</text:p>
          </table:table-cell>
          <table:table-cell table:style-name="ce33" office:value-type="float" office:value="26053" calcext:value-type="float">
            <text:p>26,053</text:p>
          </table:table-cell>
          <table:table-cell table:style-name="ce33" office:value-type="float" office:value="5648" calcext:value-type="float">
            <text:p>5,648</text:p>
          </table:table-cell>
          <table:table-cell table:style-name="ce33" office:value-type="float" office:value="5961" calcext:value-type="float">
            <text:p>5,961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4496" calcext:value-type="float">
            <text:p>4,496</text:p>
          </table:table-cell>
          <table:table-cell table:style-name="ce43" office:value-type="float" office:value="4512" calcext:value-type="float">
            <text:p>4,512</text:p>
          </table:table-cell>
          <table:table-cell table:style-name="ce33" office:value-type="float" office:value="15417" calcext:value-type="float">
            <text:p>15,417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933" calcext:value-type="float">
            <text:p>2,933</text:p>
          </table:table-cell>
          <table:table-cell table:style-name="ce43" office:value-type="float" office:value="3067" calcext:value-type="float">
            <text:p>3,067</text:p>
          </table:table-cell>
          <table:table-cell table:style-name="ce33" office:value-type="float" office:value="14939" calcext:value-type="float">
            <text:p>14,939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3097" calcext:value-type="float">
            <text:p>3,097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2901" calcext:value-type="float">
            <text:p>2,901</text:p>
          </table:table-cell>
          <table:table-cell table:style-name="ce43" office:value-type="float" office:value="2794" calcext:value-type="float">
            <text:p>2,794</text:p>
          </table:table-cell>
          <table:table-cell table:style-name="ce33" office:value-type="float" office:value="11235" calcext:value-type="float">
            <text:p>11,235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240" calcext:value-type="float">
            <text:p>2,240</text:p>
          </table:table-cell>
          <table:table-cell table:style-name="ce33" office:value-type="float" office:value="2024" calcext:value-type="float">
            <text:p>2,024</text:p>
          </table:table-cell>
          <table:table-cell table:style-name="ce43" office:value-type="float" office:value="1898" calcext:value-type="float">
            <text:p>1,898</text:p>
          </table:table-cell>
          <table:table-cell table:style-name="ce33" office:value-type="float" office:value="7718" calcext:value-type="float">
            <text:p>7,718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429" calcext:value-type="float">
            <text:p>1,429</text:p>
          </table:table-cell>
          <table:table-cell table:style-name="ce43" office:value-type="float" office:value="1247" calcext:value-type="float">
            <text:p>1,247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550" calcext:value-type="float">
            <text:p>550</text:p>
          </table:table-cell>
          <table:table-cell table:style-name="ce43" office:value-type="float" office:value="416" calcext:value-type="float">
            <text:p>416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6999" calcext:value-type="float">
            <text:p>416,999</text:p>
          </table:table-cell>
          <table:table-cell table:style-name="ce42" office:value-type="float" office:value="13392" calcext:value-type="float">
            <text:p>13,392</text:p>
          </table:table-cell>
          <table:table-cell table:style-name="ce34" office:value-type="float" office:value="2775" calcext:value-type="float">
            <text:p>2,775</text:p>
          </table:table-cell>
          <table:table-cell table:style-name="ce34" office:value-type="float" office:value="2719" calcext:value-type="float">
            <text:p>2,719</text:p>
          </table:table-cell>
          <table:table-cell table:style-name="ce34" office:value-type="float" office:value="2388" calcext:value-type="float">
            <text:p>2,388</text:p>
          </table:table-cell>
          <table:table-cell table:style-name="ce34" office:value-type="float" office:value="2659" calcext:value-type="float">
            <text:p>2,659</text:p>
          </table:table-cell>
          <table:table-cell table:style-name="ce34" office:value-type="float" office:value="2851" calcext:value-type="float">
            <text:p>2,851</text:p>
          </table:table-cell>
          <table:table-cell table:style-name="ce34" office:value-type="float" office:value="16493" calcext:value-type="float">
            <text:p>16,493</text:p>
          </table:table-cell>
          <table:table-cell table:style-name="ce34" office:value-type="float" office:value="2946" calcext:value-type="float">
            <text:p>2,946</text:p>
          </table:table-cell>
          <table:table-cell table:style-name="ce34" office:value-type="float" office:value="3143" calcext:value-type="float">
            <text:p>3,143</text:p>
          </table:table-cell>
          <table:table-cell table:style-name="ce34" office:value-type="float" office:value="3225" calcext:value-type="float">
            <text:p>3,225</text:p>
          </table:table-cell>
          <table:table-cell table:style-name="ce34" office:value-type="float" office:value="3524" calcext:value-type="float">
            <text:p>3,524</text:p>
          </table:table-cell>
          <table:table-cell table:style-name="ce42" office:value-type="float" office:value="3655" calcext:value-type="float">
            <text:p>3,655</text:p>
          </table:table-cell>
          <table:table-cell table:style-name="ce34" office:value-type="float" office:value="22839" calcext:value-type="float">
            <text:p>22,839</text:p>
          </table:table-cell>
          <table:table-cell table:style-name="ce34" office:value-type="float" office:value="4123" calcext:value-type="float">
            <text:p>4,123</text:p>
          </table:table-cell>
          <table:table-cell table:style-name="ce34" office:value-type="float" office:value="4342" calcext:value-type="float">
            <text:p>4,342</text:p>
          </table:table-cell>
          <table:table-cell table:style-name="ce34" office:value-type="float" office:value="4926" calcext:value-type="float">
            <text:p>4,926</text:p>
          </table:table-cell>
          <table:table-cell table:style-name="ce34" office:value-type="float" office:value="4810" calcext:value-type="float">
            <text:p>4,810</text:p>
          </table:table-cell>
          <table:table-cell table:style-name="ce42" office:value-type="float" office:value="4638" calcext:value-type="float">
            <text:p>4,638</text:p>
          </table:table-cell>
          <table:table-cell table:style-name="ce34" office:value-type="float" office:value="28917" calcext:value-type="float">
            <text:p>28,917</text:p>
          </table:table-cell>
          <table:table-cell table:style-name="ce34" office:value-type="float" office:value="5403" calcext:value-type="float">
            <text:p>5,403</text:p>
          </table:table-cell>
          <table:table-cell table:style-name="ce34" office:value-type="float" office:value="5733" calcext:value-type="float">
            <text:p>5,733</text:p>
          </table:table-cell>
          <table:table-cell table:style-name="ce34" office:value-type="float" office:value="5894" calcext:value-type="float">
            <text:p>5,894</text:p>
          </table:table-cell>
          <table:table-cell table:style-name="ce34" office:value-type="float" office:value="6074" calcext:value-type="float">
            <text:p>6,074</text:p>
          </table:table-cell>
          <table:table-cell table:style-name="ce42" office:value-type="float" office:value="5813" calcext:value-type="float">
            <text:p>5,813</text:p>
          </table:table-cell>
          <table:table-cell table:style-name="ce34" office:value-type="float" office:value="29106" calcext:value-type="float">
            <text:p>29,106</text:p>
          </table:table-cell>
          <table:table-cell table:style-name="ce34" office:value-type="float" office:value="5765" calcext:value-type="float">
            <text:p>5,765</text:p>
          </table:table-cell>
          <table:table-cell table:style-name="ce34" office:value-type="float" office:value="5720" calcext:value-type="float">
            <text:p>5,720</text:p>
          </table:table-cell>
          <table:table-cell table:style-name="ce34" office:value-type="float" office:value="5779" calcext:value-type="float">
            <text:p>5,779</text:p>
          </table:table-cell>
          <table:table-cell table:style-name="ce34" office:value-type="float" office:value="5769" calcext:value-type="float">
            <text:p>5,769</text:p>
          </table:table-cell>
          <table:table-cell table:style-name="ce42" office:value-type="float" office:value="6073" calcext:value-type="float">
            <text:p>6,073</text:p>
          </table:table-cell>
          <table:table-cell table:style-name="ce34" office:value-type="float" office:value="29140" calcext:value-type="float">
            <text:p>29,140</text:p>
          </table:table-cell>
          <table:table-cell table:style-name="ce34" office:value-type="float" office:value="5476" calcext:value-type="float">
            <text:p>5,476</text:p>
          </table:table-cell>
          <table:table-cell table:style-name="ce34" office:value-type="float" office:value="5361" calcext:value-type="float">
            <text:p>5,361</text:p>
          </table:table-cell>
          <table:table-cell table:style-name="ce34" office:value-type="float" office:value="5792" calcext:value-type="float">
            <text:p>5,792</text:p>
          </table:table-cell>
          <table:table-cell table:style-name="ce34" office:value-type="float" office:value="6233" calcext:value-type="float">
            <text:p>6,233</text:p>
          </table:table-cell>
          <table:table-cell table:style-name="ce42" office:value-type="float" office:value="6278" calcext:value-type="float">
            <text:p>6,278</text:p>
          </table:table-cell>
          <table:table-cell table:style-name="ce34" office:value-type="float" office:value="33564" calcext:value-type="float">
            <text:p>33,564</text:p>
          </table:table-cell>
          <table:table-cell table:style-name="ce34" office:value-type="float" office:value="6748" calcext:value-type="float">
            <text:p>6,748</text:p>
          </table:table-cell>
          <table:table-cell table:style-name="ce34" office:value-type="float" office:value="6709" calcext:value-type="float">
            <text:p>6,709</text:p>
          </table:table-cell>
          <table:table-cell table:style-name="ce34" office:value-type="float" office:value="6760" calcext:value-type="float">
            <text:p>6,760</text:p>
          </table:table-cell>
          <table:table-cell table:style-name="ce34" office:value-type="float" office:value="6818" calcext:value-type="float">
            <text:p>6,818</text:p>
          </table:table-cell>
          <table:table-cell table:style-name="ce42" office:value-type="float" office:value="6529" calcext:value-type="float">
            <text:p>6,529</text:p>
          </table:table-cell>
          <table:table-cell table:style-name="ce34" office:value-type="float" office:value="30672" calcext:value-type="float">
            <text:p>30,672</text:p>
          </table:table-cell>
          <table:table-cell table:style-name="ce34" office:value-type="float" office:value="6354" calcext:value-type="float">
            <text:p>6,354</text:p>
          </table:table-cell>
          <table:table-cell table:style-name="ce34" office:value-type="float" office:value="6723" calcext:value-type="float">
            <text:p>6,723</text:p>
          </table:table-cell>
          <table:table-cell table:style-name="ce34" office:value-type="float" office:value="5993" calcext:value-type="float">
            <text:p>5,993</text:p>
          </table:table-cell>
          <table:table-cell table:style-name="ce34" office:value-type="float" office:value="5852" calcext:value-type="float">
            <text:p>5,852</text:p>
          </table:table-cell>
          <table:table-cell table:style-name="ce42" office:value-type="float" office:value="5750" calcext:value-type="float">
            <text:p>5,750</text:p>
          </table:table-cell>
          <table:table-cell table:style-name="ce34" office:value-type="float" office:value="30695" calcext:value-type="float">
            <text:p>30,695</text:p>
          </table:table-cell>
          <table:table-cell table:style-name="ce34" office:value-type="float" office:value="5733" calcext:value-type="float">
            <text:p>5,733</text:p>
          </table:table-cell>
          <table:table-cell table:style-name="ce34" office:value-type="float" office:value="6064" calcext:value-type="float">
            <text:p>6,064</text:p>
          </table:table-cell>
          <table:table-cell table:style-name="ce34" office:value-type="float" office:value="6296" calcext:value-type="float">
            <text:p>6,296</text:p>
          </table:table-cell>
          <table:table-cell table:style-name="ce34" office:value-type="float" office:value="6293" calcext:value-type="float">
            <text:p>6,293</text:p>
          </table:table-cell>
          <table:table-cell table:style-name="ce42" office:value-type="float" office:value="6309" calcext:value-type="float">
            <text:p>6,309</text:p>
          </table:table-cell>
          <table:table-cell table:style-name="ce34" office:value-type="float" office:value="32397" calcext:value-type="float">
            <text:p>32,397</text:p>
          </table:table-cell>
          <table:table-cell table:style-name="ce34" office:value-type="float" office:value="6226" calcext:value-type="float">
            <text:p>6,226</text:p>
          </table:table-cell>
          <table:table-cell table:style-name="ce34" office:value-type="float" office:value="6345" calcext:value-type="float">
            <text:p>6,345</text:p>
          </table:table-cell>
          <table:table-cell table:style-name="ce34" office:value-type="float" office:value="6458" calcext:value-type="float">
            <text:p>6,458</text:p>
          </table:table-cell>
          <table:table-cell table:style-name="ce34" office:value-type="float" office:value="6627" calcext:value-type="float">
            <text:p>6,627</text:p>
          </table:table-cell>
          <table:table-cell table:style-name="ce42" office:value-type="float" office:value="6741" calcext:value-type="float">
            <text:p>6,741</text:p>
          </table:table-cell>
          <table:table-cell table:style-name="ce34" office:value-type="float" office:value="33703" calcext:value-type="float">
            <text:p>33,703</text:p>
          </table:table-cell>
          <table:table-cell table:style-name="ce34" office:value-type="float" office:value="6726" calcext:value-type="float">
            <text:p>6,726</text:p>
          </table:table-cell>
          <table:table-cell table:style-name="ce34" office:value-type="float" office:value="6957" calcext:value-type="float">
            <text:p>6,957</text:p>
          </table:table-cell>
          <table:table-cell table:style-name="ce34" office:value-type="float" office:value="6515" calcext:value-type="float">
            <text:p>6,515</text:p>
          </table:table-cell>
          <table:table-cell table:style-name="ce34" office:value-type="float" office:value="6852" calcext:value-type="float">
            <text:p>6,852</text:p>
          </table:table-cell>
          <table:table-cell table:style-name="ce42" office:value-type="float" office:value="6653" calcext:value-type="float">
            <text:p>6,653</text:p>
          </table:table-cell>
          <table:table-cell table:style-name="ce34" office:value-type="float" office:value="31019" calcext:value-type="float">
            <text:p>31,019</text:p>
          </table:table-cell>
          <table:table-cell table:style-name="ce34" office:value-type="float" office:value="6220" calcext:value-type="float">
            <text:p>6,220</text:p>
          </table:table-cell>
          <table:table-cell table:style-name="ce34" office:value-type="float" office:value="6413" calcext:value-type="float">
            <text:p>6,413</text:p>
          </table:table-cell>
          <table:table-cell table:style-name="ce34" office:value-type="float" office:value="6328" calcext:value-type="float">
            <text:p>6,328</text:p>
          </table:table-cell>
          <table:table-cell table:style-name="ce34" office:value-type="float" office:value="6132" calcext:value-type="float">
            <text:p>6,132</text:p>
          </table:table-cell>
          <table:table-cell table:style-name="ce42" office:value-type="float" office:value="5926" calcext:value-type="float">
            <text:p>5,926</text:p>
          </table:table-cell>
          <table:table-cell table:style-name="ce34" office:value-type="float" office:value="25714" calcext:value-type="float">
            <text:p>25,714</text:p>
          </table:table-cell>
          <table:table-cell table:style-name="ce34" office:value-type="float" office:value="5592" calcext:value-type="float">
            <text:p>5,592</text:p>
          </table:table-cell>
          <table:table-cell table:style-name="ce34" office:value-type="float" office:value="5753" calcext:value-type="float">
            <text:p>5,753</text:p>
          </table:table-cell>
          <table:table-cell table:style-name="ce34" office:value-type="float" office:value="5240" calcext:value-type="float">
            <text:p>5,240</text:p>
          </table:table-cell>
          <table:table-cell table:style-name="ce34" office:value-type="float" office:value="4547" calcext:value-type="float">
            <text:p>4,547</text:p>
          </table:table-cell>
          <table:table-cell table:style-name="ce42" office:value-type="float" office:value="4582" calcext:value-type="float">
            <text:p>4,582</text:p>
          </table:table-cell>
          <table:table-cell table:style-name="ce34" office:value-type="float" office:value="16037" calcext:value-type="float">
            <text:p>16,037</text:p>
          </table:table-cell>
          <table:table-cell table:style-name="ce34" office:value-type="float" office:value="3895" calcext:value-type="float">
            <text:p>3,895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2602" calcext:value-type="float">
            <text:p>2,602</text:p>
          </table:table-cell>
          <table:table-cell table:style-name="ce34" office:value-type="float" office:value="3099" calcext:value-type="float">
            <text:p>3,099</text:p>
          </table:table-cell>
          <table:table-cell table:style-name="ce42" office:value-type="float" office:value="3212" calcext:value-type="float">
            <text:p>3,212</text:p>
          </table:table-cell>
          <table:table-cell table:style-name="ce34" office:value-type="float" office:value="16020" calcext:value-type="float">
            <text:p>16,020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240" calcext:value-type="float">
            <text:p>3,240</text:p>
          </table:table-cell>
          <table:table-cell table:style-name="ce34" office:value-type="float" office:value="3380" calcext:value-type="float">
            <text:p>3,380</text:p>
          </table:table-cell>
          <table:table-cell table:style-name="ce34" office:value-type="float" office:value="3151" calcext:value-type="float">
            <text:p>3,151</text:p>
          </table:table-cell>
          <table:table-cell table:style-name="ce42" office:value-type="float" office:value="3025" calcext:value-type="float">
            <text:p>3,025</text:p>
          </table:table-cell>
          <table:table-cell table:style-name="ce34" office:value-type="float" office:value="12867" calcext:value-type="float">
            <text:p>12,867</text:p>
          </table:table-cell>
          <table:table-cell table:style-name="ce34" office:value-type="float" office:value="2765" calcext:value-type="float">
            <text:p>2,765</text:p>
          </table:table-cell>
          <table:table-cell table:style-name="ce34" office:value-type="float" office:value="2761" calcext:value-type="float">
            <text:p>2,761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4" office:value-type="float" office:value="2496" calcext:value-type="float">
            <text:p>2,496</text:p>
          </table:table-cell>
          <table:table-cell table:style-name="ce42" office:value-type="float" office:value="2231" calcext:value-type="float">
            <text:p>2,231</text:p>
          </table:table-cell>
          <table:table-cell table:style-name="ce34" office:value-type="float" office:value="8772" calcext:value-type="float">
            <text:p>8,772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1967" calcext:value-type="float">
            <text:p>1,967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633" calcext:value-type="float">
            <text:p>1,633</text:p>
          </table:table-cell>
          <table:table-cell table:style-name="ce42" office:value-type="float" office:value="1342" calcext:value-type="float">
            <text:p>1,342</text:p>
          </table:table-cell>
          <table:table-cell table:style-name="ce34" office:value-type="float" office:value="4005" calcext:value-type="float">
            <text:p>4,005</text:p>
          </table:table-cell>
          <table:table-cell table:style-name="ce34" office:value-type="float" office:value="1128" calcext:value-type="float">
            <text:p>1,128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582" calcext:value-type="float">
            <text:p>582</text:p>
          </table:table-cell>
          <table:table-cell table:style-name="ce42" office:value-type="float" office:value="533" calcext:value-type="float">
            <text:p>533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97" calcext:value-type="float">
            <text:p>197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834" calcext:value-type="float">
            <text:p>225,834</text:p>
          </table:table-cell>
          <table:table-cell table:style-name="ce33" office:value-type="float" office:value="8748" calcext:value-type="float">
            <text:p>8,748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9936" calcext:value-type="float">
            <text:p>9,936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2066" calcext:value-type="float">
            <text:p>2,066</text:p>
          </table:table-cell>
          <table:table-cell table:style-name="ce43" office:value-type="float" office:value="2101" calcext:value-type="float">
            <text:p>2,101</text:p>
          </table:table-cell>
          <table:table-cell table:style-name="ce33" office:value-type="float" office:value="12944" calcext:value-type="float">
            <text:p>12,944</text:p>
          </table:table-cell>
          <table:table-cell table:style-name="ce33" office:value-type="float" office:value="2389" calcext:value-type="float">
            <text:p>2,389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759" calcext:value-type="float">
            <text:p>2,759</text:p>
          </table:table-cell>
          <table:table-cell table:style-name="ce43" office:value-type="float" office:value="2609" calcext:value-type="float">
            <text:p>2,609</text:p>
          </table:table-cell>
          <table:table-cell table:style-name="ce33" office:value-type="float" office:value="15501" calcext:value-type="float">
            <text:p>15,501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3117" calcext:value-type="float">
            <text:p>3,117</text:p>
          </table:table-cell>
          <table:table-cell table:style-name="ce43" office:value-type="float" office:value="3120" calcext:value-type="float">
            <text:p>3,120</text:p>
          </table:table-cell>
          <table:table-cell table:style-name="ce33" office:value-type="float" office:value="15425" calcext:value-type="float">
            <text:p>15,425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009" calcext:value-type="float">
            <text:p>3,009</text:p>
          </table:table-cell>
          <table:table-cell table:style-name="ce33" office:value-type="float" office:value="2997" calcext:value-type="float">
            <text:p>2,997</text:p>
          </table:table-cell>
          <table:table-cell table:style-name="ce43" office:value-type="float" office:value="3125" calcext:value-type="float">
            <text:p>3,125</text:p>
          </table:table-cell>
          <table:table-cell table:style-name="ce33" office:value-type="float" office:value="15146" calcext:value-type="float">
            <text:p>15,146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823" calcext:value-type="float">
            <text:p>2,823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3162" calcext:value-type="float">
            <text:p>3,162</text:p>
          </table:table-cell>
          <table:table-cell table:style-name="ce43" office:value-type="float" office:value="3369" calcext:value-type="float">
            <text:p>3,369</text:p>
          </table:table-cell>
          <table:table-cell table:style-name="ce33" office:value-type="float" office:value="17428" calcext:value-type="float">
            <text:p>17,428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369" calcext:value-type="float">
            <text:p>3,369</text:p>
          </table:table-cell>
          <table:table-cell table:style-name="ce43" office:value-type="float" office:value="3444" calcext:value-type="float">
            <text:p>3,444</text:p>
          </table:table-cell>
          <table:table-cell table:style-name="ce33" office:value-type="float" office:value="16706" calcext:value-type="float">
            <text:p>16,706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129" calcext:value-type="float">
            <text:p>3,129</text:p>
          </table:table-cell>
          <table:table-cell table:style-name="ce43" office:value-type="float" office:value="3367" calcext:value-type="float">
            <text:p>3,367</text:p>
          </table:table-cell>
          <table:table-cell table:style-name="ce33" office:value-type="float" office:value="17794" calcext:value-type="float">
            <text:p>17,794</text:p>
          </table:table-cell>
          <table:table-cell table:style-name="ce33" office:value-type="float" office:value="3470" calcext:value-type="float">
            <text:p>3,470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642" calcext:value-type="float">
            <text:p>3,642</text:p>
          </table:table-cell>
          <table:table-cell table:style-name="ce43" office:value-type="float" office:value="3587" calcext:value-type="float">
            <text:p>3,587</text:p>
          </table:table-cell>
          <table:table-cell table:style-name="ce33" office:value-type="float" office:value="18532" calcext:value-type="float">
            <text:p>18,532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748" calcext:value-type="float">
            <text:p>3,748</text:p>
          </table:table-cell>
          <table:table-cell table:style-name="ce43" office:value-type="float" office:value="3837" calcext:value-type="float">
            <text:p>3,837</text:p>
          </table:table-cell>
          <table:table-cell table:style-name="ce33" office:value-type="float" office:value="18044" calcext:value-type="float">
            <text:p>18,044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597" calcext:value-type="float">
            <text:p>3,597</text:p>
          </table:table-cell>
          <table:table-cell table:style-name="ce43" office:value-type="float" office:value="3578" calcext:value-type="float">
            <text:p>3,578</text:p>
          </table:table-cell>
          <table:table-cell table:style-name="ce33" office:value-type="float" office:value="15944" calcext:value-type="float">
            <text:p>15,944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3401" calcext:value-type="float">
            <text:p>3,401</text:p>
          </table:table-cell>
          <table:table-cell table:style-name="ce33" office:value-type="float" office:value="3052" calcext:value-type="float">
            <text:p>3,052</text:p>
          </table:table-cell>
          <table:table-cell table:style-name="ce43" office:value-type="float" office:value="2970" calcext:value-type="float">
            <text:p>2,970</text:p>
          </table:table-cell>
          <table:table-cell table:style-name="ce33" office:value-type="float" office:value="12990" calcext:value-type="float">
            <text:p>12,990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423" calcext:value-type="float">
            <text:p>2,423</text:p>
          </table:table-cell>
          <table:table-cell table:style-name="ce43" office:value-type="float" office:value="2148" calcext:value-type="float">
            <text:p>2,148</text:p>
          </table:table-cell>
          <table:table-cell table:style-name="ce33" office:value-type="float" office:value="8415" calcext:value-type="float">
            <text:p>8,415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573" calcext:value-type="float">
            <text:p>1,573</text:p>
          </table:table-cell>
          <table:table-cell table:style-name="ce43" office:value-type="float" office:value="1713" calcext:value-type="float">
            <text:p>1,713</text:p>
          </table:table-cell>
          <table:table-cell table:style-name="ce33" office:value-type="float" office:value="7903" calcext:value-type="float">
            <text:p>7,903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494" calcext:value-type="float">
            <text:p>1,494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196" calcext:value-type="float">
            <text:p>1,196</text:p>
          </table:table-cell>
          <table:table-cell table:style-name="ce43" office:value-type="float" office:value="1079" calcext:value-type="float">
            <text:p>1,079</text:p>
          </table:table-cell>
          <table:table-cell table:style-name="ce33" office:value-type="float" office:value="4552" calcext:value-type="float">
            <text:p>4,552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916" calcext:value-type="float">
            <text:p>916</text:p>
          </table:table-cell>
          <table:table-cell table:style-name="ce43" office:value-type="float" office:value="792" calcext:value-type="float">
            <text:p>792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395" calcext:value-type="float">
            <text:p>395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572" calcext:value-type="float">
            <text:p>117,572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5280" calcext:value-type="float">
            <text:p>5,280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1109" calcext:value-type="float">
            <text:p>1,109</text:p>
          </table:table-cell>
          <table:table-cell table:style-name="ce43" office:value-type="float" office:value="1127" calcext:value-type="float">
            <text:p>1,127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468" calcext:value-type="float">
            <text:p>1,468</text:p>
          </table:table-cell>
          <table:table-cell table:style-name="ce43" office:value-type="float" office:value="1339" calcext:value-type="float">
            <text:p>1,339</text:p>
          </table:table-cell>
          <table:table-cell table:style-name="ce33" office:value-type="float" office:value="8054" calcext:value-type="float">
            <text:p>8,054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8078" calcext:value-type="float">
            <text:p>8,078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563" calcext:value-type="float">
            <text:p>1,563</text:p>
          </table:table-cell>
          <table:table-cell table:style-name="ce43" office:value-type="float" office:value="1632" calcext:value-type="float">
            <text:p>1,632</text:p>
          </table:table-cell>
          <table:table-cell table:style-name="ce33" office:value-type="float" office:value="8023" calcext:value-type="float">
            <text:p>8,023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667" calcext:value-type="float">
            <text:p>1,667</text:p>
          </table:table-cell>
          <table:table-cell table:style-name="ce43" office:value-type="float" office:value="1763" calcext:value-type="float">
            <text:p>1,763</text:p>
          </table:table-cell>
          <table:table-cell table:style-name="ce33" office:value-type="float" office:value="9234" calcext:value-type="float">
            <text:p>9,234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3" office:value-type="float" office:value="1796" calcext:value-type="float">
            <text:p>1,796</text:p>
          </table:table-cell>
          <table:table-cell table:style-name="ce33" office:value-type="float" office:value="8920" calcext:value-type="float">
            <text:p>8,920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14" calcext:value-type="float">
            <text:p>1,714</text:p>
          </table:table-cell>
          <table:table-cell table:style-name="ce43" office:value-type="float" office:value="1801" calcext:value-type="float">
            <text:p>1,801</text:p>
          </table:table-cell>
          <table:table-cell table:style-name="ce33" office:value-type="float" office:value="9788" calcext:value-type="float">
            <text:p>9,788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3" office:value-type="float" office:value="2032" calcext:value-type="float">
            <text:p>2,032</text:p>
          </table:table-cell>
          <table:table-cell table:style-name="ce33" office:value-type="float" office:value="10270" calcext:value-type="float">
            <text:p>10,270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2075" calcext:value-type="float">
            <text:p>2,075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9595" calcext:value-type="float">
            <text:p>9,595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879" calcext:value-type="float">
            <text:p>1,879</text:p>
          </table:table-cell>
          <table:table-cell table:style-name="ce43" office:value-type="float" office:value="1850" calcext:value-type="float">
            <text:p>1,850</text:p>
          </table:table-cell>
          <table:table-cell table:style-name="ce33" office:value-type="float" office:value="8177" calcext:value-type="float">
            <text:p>8,177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546" calcext:value-type="float">
            <text:p>1,546</text:p>
          </table:table-cell>
          <table:table-cell table:style-name="ce43" office:value-type="float" office:value="1462" calcext:value-type="float">
            <text:p>1,462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191" calcext:value-type="float">
            <text:p>1,191</text:p>
          </table:table-cell>
          <table:table-cell table:style-name="ce43" office:value-type="float" office:value="1009" calcext:value-type="float">
            <text:p>1,009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764" calcext:value-type="float">
            <text:p>764</text:p>
          </table:table-cell>
          <table:table-cell table:style-name="ce43" office:value-type="float" office:value="822" calcext:value-type="float">
            <text:p>822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67" calcext:value-type="float">
            <text:p>667</text:p>
          </table:table-cell>
          <table:table-cell table:style-name="ce43" office:value-type="float" office:value="698" calcext:value-type="float">
            <text:p>698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03" calcext:value-type="float">
            <text:p>503</text:p>
          </table:table-cell>
          <table:table-cell table:style-name="ce43" office:value-type="float" office:value="468" calcext:value-type="float">
            <text:p>468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67" calcext:value-type="float">
            <text:p>467</text:p>
          </table:table-cell>
          <table:table-cell table:style-name="ce43" office:value-type="float" office:value="407" calcext:value-type="float">
            <text:p>407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262" calcext:value-type="float">
            <text:p>108,262</text:p>
          </table:table-cell>
          <table:table-cell table:style-name="ce42" office:value-type="float" office:value="4181" calcext:value-type="float">
            <text:p>4,181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29" calcext:value-type="float">
            <text:p>829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29" calcext:value-type="float">
            <text:p>829</text:p>
          </table:table-cell>
          <table:table-cell table:style-name="ce34" office:value-type="float" office:value="4656" calcext:value-type="float">
            <text:p>4,656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957" calcext:value-type="float">
            <text:p>957</text:p>
          </table:table-cell>
          <table:table-cell table:style-name="ce42" office:value-type="float" office:value="974" calcext:value-type="float">
            <text:p>974</text:p>
          </table:table-cell>
          <table:table-cell table:style-name="ce34" office:value-type="float" office:value="6233" calcext:value-type="float">
            <text:p>6,233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1186" calcext:value-type="float">
            <text:p>1,186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291" calcext:value-type="float">
            <text:p>1,291</text:p>
          </table:table-cell>
          <table:table-cell table:style-name="ce42" office:value-type="float" office:value="1270" calcext:value-type="float">
            <text:p>1,270</text:p>
          </table:table-cell>
          <table:table-cell table:style-name="ce34" office:value-type="float" office:value="7447" calcext:value-type="float">
            <text:p>7,447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1439" calcext:value-type="float">
            <text:p>1,439</text:p>
          </table:table-cell>
          <table:table-cell table:style-name="ce42" office:value-type="float" office:value="1495" calcext:value-type="float">
            <text:p>1,495</text:p>
          </table:table-cell>
          <table:table-cell table:style-name="ce34" office:value-type="float" office:value="7347" calcext:value-type="float">
            <text:p>7,347</text:p>
          </table:table-cell>
          <table:table-cell table:style-name="ce34" office:value-type="float" office:value="1500" calcext:value-type="float">
            <text:p>1,500</text:p>
          </table:table-cell>
          <table:table-cell table:style-name="ce34" office:value-type="float" office:value="1521" calcext:value-type="float">
            <text:p>1,521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434" calcext:value-type="float">
            <text:p>1,434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4" office:value-type="float" office:value="7123" calcext:value-type="float">
            <text:p>7,123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1329" calcext:value-type="float">
            <text:p>1,329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495" calcext:value-type="float">
            <text:p>1,495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4" office:value-type="float" office:value="8194" calcext:value-type="float">
            <text:p>8,194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537" calcext:value-type="float">
            <text:p>1,537</text:p>
          </table:table-cell>
          <table:table-cell table:style-name="ce42" office:value-type="float" office:value="1648" calcext:value-type="float">
            <text:p>1,648</text:p>
          </table:table-cell>
          <table:table-cell table:style-name="ce34" office:value-type="float" office:value="7786" calcext:value-type="float">
            <text:p>7,786</text:p>
          </table:table-cell>
          <table:table-cell table:style-name="ce34" office:value-type="float" office:value="1528" calcext:value-type="float">
            <text:p>1,528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415" calcext:value-type="float">
            <text:p>1,415</text:p>
          </table:table-cell>
          <table:table-cell table:style-name="ce42" office:value-type="float" office:value="1566" calcext:value-type="float">
            <text:p>1,566</text:p>
          </table:table-cell>
          <table:table-cell table:style-name="ce34" office:value-type="float" office:value="8006" calcext:value-type="float">
            <text:p>8,006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623" calcext:value-type="float">
            <text:p>1,623</text:p>
          </table:table-cell>
          <table:table-cell table:style-name="ce42" office:value-type="float" office:value="1555" calcext:value-type="float">
            <text:p>1,555</text:p>
          </table:table-cell>
          <table:table-cell table:style-name="ce34" office:value-type="float" office:value="8262" calcext:value-type="float">
            <text:p>8,262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673" calcext:value-type="float">
            <text:p>1,673</text:p>
          </table:table-cell>
          <table:table-cell table:style-name="ce42" office:value-type="float" office:value="1730" calcext:value-type="float">
            <text:p>1,730</text:p>
          </table:table-cell>
          <table:table-cell table:style-name="ce34" office:value-type="float" office:value="8449" calcext:value-type="float">
            <text:p>8,449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718" calcext:value-type="float">
            <text:p>1,718</text:p>
          </table:table-cell>
          <table:table-cell table:style-name="ce42" office:value-type="float" office:value="1728" calcext:value-type="float">
            <text:p>1,728</text:p>
          </table:table-cell>
          <table:table-cell table:style-name="ce34" office:value-type="float" office:value="7767" calcext:value-type="float">
            <text:p>7,767</text:p>
          </table:table-cell>
          <table:table-cell table:style-name="ce34" office:value-type="float" office:value="1521" calcext:value-type="float">
            <text:p>1,521</text:p>
          </table:table-cell>
          <table:table-cell table:style-name="ce34" office:value-type="float" office:value="1519" calcext:value-type="float">
            <text:p>1,519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506" calcext:value-type="float">
            <text:p>1,506</text:p>
          </table:table-cell>
          <table:table-cell table:style-name="ce42" office:value-type="float" office:value="1508" calcext:value-type="float">
            <text:p>1,508</text:p>
          </table:table-cell>
          <table:table-cell table:style-name="ce34" office:value-type="float" office:value="6676" calcext:value-type="float">
            <text:p>6,676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314" calcext:value-type="float">
            <text:p>1,314</text:p>
          </table:table-cell>
          <table:table-cell table:style-name="ce34" office:value-type="float" office:value="1232" calcext:value-type="float">
            <text:p>1,232</text:p>
          </table:table-cell>
          <table:table-cell table:style-name="ce42" office:value-type="float" office:value="1139" calcext:value-type="float">
            <text:p>1,139</text:p>
          </table:table-cell>
          <table:table-cell table:style-name="ce34" office:value-type="float" office:value="4424" calcext:value-type="float">
            <text:p>4,424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809" calcext:value-type="float">
            <text:p>809</text:p>
          </table:table-cell>
          <table:table-cell table:style-name="ce42" office:value-type="float" office:value="891" calcext:value-type="float">
            <text:p>891</text:p>
          </table:table-cell>
          <table:table-cell table:style-name="ce34" office:value-type="float" office:value="4260" calcext:value-type="float">
            <text:p>4,260</text:p>
          </table:table-cell>
          <table:table-cell table:number-columns-repeated="2" table:style-name="ce34" office:value-type="float" office:value="882" calcext:value-type="float">
            <text:p>882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60" calcext:value-type="float">
            <text:p>860</text:p>
          </table:table-cell>
          <table:table-cell table:style-name="ce42" office:value-type="float" office:value="796" calcext:value-type="float">
            <text:p>796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693" calcext:value-type="float">
            <text:p>693</text:p>
          </table:table-cell>
          <table:table-cell table:style-name="ce42" office:value-type="float" office:value="611" calcext:value-type="float">
            <text:p>611</text:p>
          </table:table-cell>
          <table:table-cell table:style-name="ce34" office:value-type="float" office:value="2327" calcext:value-type="float">
            <text:p>2,327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49" calcext:value-type="float">
            <text:p>449</text:p>
          </table:table-cell>
          <table:table-cell table:style-name="ce42" office:value-type="float" office:value="385" calcext:value-type="float">
            <text:p>385</text:p>
          </table:table-cell>
          <table:table-cell table:style-name="ce34" office:value-type="float" office:value="1151" calcext:value-type="float">
            <text:p>1,151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76" calcext:value-type="float">
            <text:p>176</text:p>
          </table:table-cell>
          <table:table-cell table:style-name="ce42" office:value-type="float" office:value="134" calcext:value-type="float">
            <text:p>134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4" calcext:value-type="float">
            <text:p>54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712" calcext:value-type="float">
            <text:p>334,712</text:p>
          </table:table-cell>
          <table:table-cell table:style-name="ce33" office:value-type="float" office:value="12785" calcext:value-type="float">
            <text:p>12,785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715" calcext:value-type="float">
            <text:p>2,715</text:p>
          </table:table-cell>
          <table:table-cell table:style-name="ce33" office:value-type="float" office:value="2339" calcext:value-type="float">
            <text:p>2,339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14326" calcext:value-type="float">
            <text:p>14,326</text:p>
          </table:table-cell>
          <table:table-cell table:style-name="ce33" office:value-type="float" office:value="2695" calcext:value-type="float">
            <text:p>2,695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972" calcext:value-type="float">
            <text:p>2,972</text:p>
          </table:table-cell>
          <table:table-cell table:style-name="ce43" office:value-type="float" office:value="3131" calcext:value-type="float">
            <text:p>3,131</text:p>
          </table:table-cell>
          <table:table-cell table:style-name="ce33" office:value-type="float" office:value="18779" calcext:value-type="float">
            <text:p>18,779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4082" calcext:value-type="float">
            <text:p>4,082</text:p>
          </table:table-cell>
          <table:table-cell table:style-name="ce43" office:value-type="float" office:value="3887" calcext:value-type="float">
            <text:p>3,887</text:p>
          </table:table-cell>
          <table:table-cell table:style-name="ce33" office:value-type="float" office:value="23800" calcext:value-type="float">
            <text:p>23,800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834" calcext:value-type="float">
            <text:p>4,834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856" calcext:value-type="float">
            <text:p>4,856</text:p>
          </table:table-cell>
          <table:table-cell table:style-name="ce43" office:value-type="float" office:value="4959" calcext:value-type="float">
            <text:p>4,959</text:p>
          </table:table-cell>
          <table:table-cell table:style-name="ce33" office:value-type="float" office:value="23168" calcext:value-type="float">
            <text:p>23,168</text:p>
          </table:table-cell>
          <table:table-cell table:style-name="ce33" office:value-type="float" office:value="4775" calcext:value-type="float">
            <text:p>4,775</text:p>
          </table:table-cell>
          <table:table-cell table:style-name="ce33" office:value-type="float" office:value="4616" calcext:value-type="float">
            <text:p>4,616</text:p>
          </table:table-cell>
          <table:table-cell table:style-name="ce33" office:value-type="float" office:value="4747" calcext:value-type="float">
            <text:p>4,747</text:p>
          </table:table-cell>
          <table:table-cell table:style-name="ce33" office:value-type="float" office:value="4475" calcext:value-type="float">
            <text:p>4,475</text:p>
          </table:table-cell>
          <table:table-cell table:style-name="ce43" office:value-type="float" office:value="4555" calcext:value-type="float">
            <text:p>4,555</text:p>
          </table:table-cell>
          <table:table-cell table:style-name="ce33" office:value-type="float" office:value="22999" calcext:value-type="float">
            <text:p>22,999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950" calcext:value-type="float">
            <text:p>4,950</text:p>
          </table:table-cell>
          <table:table-cell table:style-name="ce43" office:value-type="float" office:value="5073" calcext:value-type="float">
            <text:p>5,073</text:p>
          </table:table-cell>
          <table:table-cell table:style-name="ce33" office:value-type="float" office:value="26726" calcext:value-type="float">
            <text:p>26,726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5380" calcext:value-type="float">
            <text:p>5,380</text:p>
          </table:table-cell>
          <table:table-cell table:style-name="ce33" office:value-type="float" office:value="5298" calcext:value-type="float">
            <text:p>5,298</text:p>
          </table:table-cell>
          <table:table-cell table:style-name="ce43" office:value-type="float" office:value="5259" calcext:value-type="float">
            <text:p>5,259</text:p>
          </table:table-cell>
          <table:table-cell table:style-name="ce33" office:value-type="float" office:value="25050" calcext:value-type="float">
            <text:p>25,050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4814" calcext:value-type="float">
            <text:p>4,814</text:p>
          </table:table-cell>
          <table:table-cell table:style-name="ce43" office:value-type="float" office:value="4926" calcext:value-type="float">
            <text:p>4,926</text:p>
          </table:table-cell>
          <table:table-cell table:style-name="ce33" office:value-type="float" office:value="25609" calcext:value-type="float">
            <text:p>25,609</text:p>
          </table:table-cell>
          <table:table-cell table:style-name="ce33" office:value-type="float" office:value="4858" calcext:value-type="float">
            <text:p>4,858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5291" calcext:value-type="float">
            <text:p>5,291</text:p>
          </table:table-cell>
          <table:table-cell table:style-name="ce43" office:value-type="float" office:value="5273" calcext:value-type="float">
            <text:p>5,273</text:p>
          </table:table-cell>
          <table:table-cell table:style-name="ce33" office:value-type="float" office:value="26257" calcext:value-type="float">
            <text:p>26,257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5293" calcext:value-type="float">
            <text:p>5,293</text:p>
          </table:table-cell>
          <table:table-cell table:style-name="ce33" office:value-type="float" office:value="5524" calcext:value-type="float">
            <text:p>5,524</text:p>
          </table:table-cell>
          <table:table-cell table:style-name="ce43" office:value-type="float" office:value="5226" calcext:value-type="float">
            <text:p>5,226</text:p>
          </table:table-cell>
          <table:table-cell table:style-name="ce33" office:value-type="float" office:value="26967" calcext:value-type="float">
            <text:p>26,967</text:p>
          </table:table-cell>
          <table:table-cell table:style-name="ce33" office:value-type="float" office:value="5476" calcext:value-type="float">
            <text:p>5,476</text:p>
          </table:table-cell>
          <table:table-cell table:style-name="ce33" office:value-type="float" office:value="5417" calcext:value-type="float">
            <text:p>5,417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5500" calcext:value-type="float">
            <text:p>5,500</text:p>
          </table:table-cell>
          <table:table-cell table:style-name="ce43" office:value-type="float" office:value="5356" calcext:value-type="float">
            <text:p>5,356</text:p>
          </table:table-cell>
          <table:table-cell table:style-name="ce33" office:value-type="float" office:value="24759" calcext:value-type="float">
            <text:p>24,759</text:p>
          </table:table-cell>
          <table:table-cell table:style-name="ce33" office:value-type="float" office:value="5081" calcext:value-type="float">
            <text:p>5,081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5082" calcext:value-type="float">
            <text:p>5,082</text:p>
          </table:table-cell>
          <table:table-cell table:style-name="ce33" office:value-type="float" office:value="4981" calcext:value-type="float">
            <text:p>4,981</text:p>
          </table:table-cell>
          <table:table-cell table:style-name="ce43" office:value-type="float" office:value="4564" calcext:value-type="float">
            <text:p>4,564</text:p>
          </table:table-cell>
          <table:table-cell table:style-name="ce33" office:value-type="float" office:value="19871" calcext:value-type="float">
            <text:p>19,871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451" calcext:value-type="float">
            <text:p>4,451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3739" calcext:value-type="float">
            <text:p>3,739</text:p>
          </table:table-cell>
          <table:table-cell table:style-name="ce43" office:value-type="float" office:value="3280" calcext:value-type="float">
            <text:p>3,280</text:p>
          </table:table-cell>
          <table:table-cell table:style-name="ce33" office:value-type="float" office:value="12188" calcext:value-type="float">
            <text:p>12,188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380" calcext:value-type="float">
            <text:p>2,380</text:p>
          </table:table-cell>
          <table:table-cell table:style-name="ce43" office:value-type="float" office:value="2343" calcext:value-type="float">
            <text:p>2,343</text:p>
          </table:table-cell>
          <table:table-cell table:style-name="ce33" office:value-type="float" office:value="11159" calcext:value-type="float">
            <text:p>11,159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3" office:value-type="float" office:value="2229" calcext:value-type="float">
            <text:p>2,229</text:p>
          </table:table-cell>
          <table:table-cell table:style-name="ce33" office:value-type="float" office:value="2128" calcext:value-type="float">
            <text:p>2,128</text:p>
          </table:table-cell>
          <table:table-cell table:style-name="ce43" office:value-type="float" office:value="2014" calcext:value-type="float">
            <text:p>2,014</text:p>
          </table:table-cell>
          <table:table-cell table:style-name="ce33" office:value-type="float" office:value="8568" calcext:value-type="float">
            <text:p>8,568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563" calcext:value-type="float">
            <text:p>1,563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247" calcext:value-type="float">
            <text:p>1,247</text:p>
          </table:table-cell>
          <table:table-cell table:style-name="ce43" office:value-type="float" office:value="1090" calcext:value-type="float">
            <text:p>1,090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578" calcext:value-type="float">
            <text:p>578</text:p>
          </table:table-cell>
          <table:table-cell table:style-name="ce43" office:value-type="float" office:value="487" calcext:value-type="float">
            <text:p>487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697" calcext:value-type="float">
            <text:p>171,697</text:p>
          </table:table-cell>
          <table:table-cell table:style-name="ce33" office:value-type="float" office:value="6713" calcext:value-type="float">
            <text:p>6,713</text:p>
          </table:table-cell>
          <table:table-cell table:style-name="ce48" office:value-type="float" office:value="1418" calcext:value-type="float">
            <text:p>1,418</text:p>
          </table:table-cell>
          <table:table-cell table:style-name="ce48" office:value-type="float" office:value="1460" calcext:value-type="float">
            <text:p>1,460</text:p>
          </table:table-cell>
          <table:table-cell table:style-name="ce48" office:value-type="float" office:value="1247" calcext:value-type="float">
            <text:p>1,247</text:p>
          </table:table-cell>
          <table:table-cell table:style-name="ce48" office:value-type="float" office:value="1282" calcext:value-type="float">
            <text:p>1,282</text:p>
          </table:table-cell>
          <table:table-cell table:style-name="ce48" office:value-type="float" office:value="1306" calcext:value-type="float">
            <text:p>1,306</text:p>
          </table:table-cell>
          <table:table-cell table:style-name="ce48" office:value-type="float" office:value="7524" calcext:value-type="float">
            <text:p>7,524</text:p>
          </table:table-cell>
          <table:table-cell table:style-name="ce48" office:value-type="float" office:value="1436" calcext:value-type="float">
            <text:p>1,436</text:p>
          </table:table-cell>
          <table:table-cell table:style-name="ce48" office:value-type="float" office:value="1486" calcext:value-type="float">
            <text:p>1,486</text:p>
          </table:table-cell>
          <table:table-cell table:style-name="ce48" office:value-type="float" office:value="1433" calcext:value-type="float">
            <text:p>1,433</text:p>
          </table:table-cell>
          <table:table-cell table:style-name="ce48" office:value-type="float" office:value="1516" calcext:value-type="float">
            <text:p>1,516</text:p>
          </table:table-cell>
          <table:table-cell table:style-name="ce60" office:value-type="float" office:value="1653" calcext:value-type="float">
            <text:p>1,653</text:p>
          </table:table-cell>
          <table:table-cell table:style-name="ce48" office:value-type="float" office:value="9845" calcext:value-type="float">
            <text:p>9,845</text:p>
          </table:table-cell>
          <table:table-cell table:style-name="ce48" office:value-type="float" office:value="1754" calcext:value-type="float">
            <text:p>1,754</text:p>
          </table:table-cell>
          <table:table-cell table:style-name="ce48" office:value-type="float" office:value="1805" calcext:value-type="float">
            <text:p>1,805</text:p>
          </table:table-cell>
          <table:table-cell table:style-name="ce48" office:value-type="float" office:value="2085" calcext:value-type="float">
            <text:p>2,085</text:p>
          </table:table-cell>
          <table:table-cell table:style-name="ce48" office:value-type="float" office:value="2110" calcext:value-type="float">
            <text:p>2,110</text:p>
          </table:table-cell>
          <table:table-cell table:style-name="ce60" office:value-type="float" office:value="2091" calcext:value-type="float">
            <text:p>2,091</text:p>
          </table:table-cell>
          <table:table-cell table:style-name="ce48" office:value-type="float" office:value="12261" calcext:value-type="float">
            <text:p>12,261</text:p>
          </table:table-cell>
          <table:table-cell table:style-name="ce48" office:value-type="float" office:value="2312" calcext:value-type="float">
            <text:p>2,312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430" calcext:value-type="float">
            <text:p>2,430</text:p>
          </table:table-cell>
          <table:table-cell table:style-name="ce48" office:value-type="float" office:value="2444" calcext:value-type="float">
            <text:p>2,444</text:p>
          </table:table-cell>
          <table:table-cell table:style-name="ce60" office:value-type="float" office:value="2569" calcext:value-type="float">
            <text:p>2,569</text:p>
          </table:table-cell>
          <table:table-cell table:style-name="ce48" office:value-type="float" office:value="11952" calcext:value-type="float">
            <text:p>11,952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326" calcext:value-type="float">
            <text:p>2,326</text:p>
          </table:table-cell>
          <table:table-cell table:style-name="ce48" office:value-type="float" office:value="2453" calcext:value-type="float">
            <text:p>2,453</text:p>
          </table:table-cell>
          <table:table-cell table:style-name="ce48" office:value-type="float" office:value="2291" calcext:value-type="float">
            <text:p>2,291</text:p>
          </table:table-cell>
          <table:table-cell table:style-name="ce60" office:value-type="float" office:value="2374" calcext:value-type="float">
            <text:p>2,374</text:p>
          </table:table-cell>
          <table:table-cell table:style-name="ce48" office:value-type="float" office:value="12031" calcext:value-type="float">
            <text:p>12,031</text:p>
          </table:table-cell>
          <table:table-cell table:style-name="ce48" office:value-type="float" office:value="2254" calcext:value-type="float">
            <text:p>2,254</text:p>
          </table:table-cell>
          <table:table-cell table:style-name="ce48" office:value-type="float" office:value="2178" calcext:value-type="float">
            <text:p>2,178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585" calcext:value-type="float">
            <text:p>2,585</text:p>
          </table:table-cell>
          <table:table-cell table:style-name="ce60" office:value-type="float" office:value="2673" calcext:value-type="float">
            <text:p>2,673</text:p>
          </table:table-cell>
          <table:table-cell table:style-name="ce48" office:value-type="float" office:value="14022" calcext:value-type="float">
            <text:p>14,022</text:p>
          </table:table-cell>
          <table:table-cell table:style-name="ce48" office:value-type="float" office:value="2799" calcext:value-type="float">
            <text:p>2,799</text:p>
          </table:table-cell>
          <table:table-cell table:style-name="ce48" office:value-type="float" office:value="2873" calcext:value-type="float">
            <text:p>2,873</text:p>
          </table:table-cell>
          <table:table-cell table:style-name="ce48" office:value-type="float" office:value="2840" calcext:value-type="float">
            <text:p>2,840</text:p>
          </table:table-cell>
          <table:table-cell table:style-name="ce48" office:value-type="float" office:value="2763" calcext:value-type="float">
            <text:p>2,763</text:p>
          </table:table-cell>
          <table:table-cell table:style-name="ce60" office:value-type="float" office:value="2747" calcext:value-type="float">
            <text:p>2,747</text:p>
          </table:table-cell>
          <table:table-cell table:style-name="ce48" office:value-type="float" office:value="12932" calcext:value-type="float">
            <text:p>12,932</text:p>
          </table:table-cell>
          <table:table-cell table:style-name="ce48" office:value-type="float" office:value="2629" calcext:value-type="float">
            <text:p>2,629</text:p>
          </table:table-cell>
          <table:table-cell table:style-name="ce48" office:value-type="float" office:value="2776" calcext:value-type="float">
            <text:p>2,776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483" calcext:value-type="float">
            <text:p>2,483</text:p>
          </table:table-cell>
          <table:table-cell table:style-name="ce60" office:value-type="float" office:value="2503" calcext:value-type="float">
            <text:p>2,503</text:p>
          </table:table-cell>
          <table:table-cell table:style-name="ce48" office:value-type="float" office:value="13293" calcext:value-type="float">
            <text:p>13,293</text:p>
          </table:table-cell>
          <table:table-cell table:style-name="ce48" office:value-type="float" office:value="2432" calcext:value-type="float">
            <text:p>2,432</text:p>
          </table:table-cell>
          <table:table-cell table:style-name="ce48" office:value-type="float" office:value="2549" calcext:value-type="float">
            <text:p>2,549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2836" calcext:value-type="float">
            <text:p>2,836</text:p>
          </table:table-cell>
          <table:table-cell table:style-name="ce60" office:value-type="float" office:value="2783" calcext:value-type="float">
            <text:p>2,783</text:p>
          </table:table-cell>
          <table:table-cell table:style-name="ce48" office:value-type="float" office:value="13934" calcext:value-type="float">
            <text:p>13,934</text:p>
          </table:table-cell>
          <table:table-cell table:style-name="ce48" office:value-type="float" office:value="2786" calcext:value-type="float">
            <text:p>2,786</text:p>
          </table:table-cell>
          <table:table-cell table:style-name="ce48" office:value-type="float" office:value="2717" calcext:value-type="float">
            <text:p>2,717</text:p>
          </table:table-cell>
          <table:table-cell table:style-name="ce48" office:value-type="float" office:value="2803" calcext:value-type="float">
            <text:p>2,803</text:p>
          </table:table-cell>
          <table:table-cell table:style-name="ce48" office:value-type="float" office:value="2873" calcext:value-type="float">
            <text:p>2,873</text:p>
          </table:table-cell>
          <table:table-cell table:style-name="ce60" office:value-type="float" office:value="2755" calcext:value-type="float">
            <text:p>2,755</text:p>
          </table:table-cell>
          <table:table-cell table:style-name="ce48" office:value-type="float" office:value="13768" calcext:value-type="float">
            <text:p>13,768</text:p>
          </table:table-cell>
          <table:table-cell table:style-name="ce48" office:value-type="float" office:value="2866" calcext:value-type="float">
            <text:p>2,866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670" calcext:value-type="float">
            <text:p>2,670</text:p>
          </table:table-cell>
          <table:table-cell table:style-name="ce48" office:value-type="float" office:value="2813" calcext:value-type="float">
            <text:p>2,813</text:p>
          </table:table-cell>
          <table:table-cell table:style-name="ce60" office:value-type="float" office:value="2667" calcext:value-type="float">
            <text:p>2,667</text:p>
          </table:table-cell>
          <table:table-cell table:style-name="ce48" office:value-type="float" office:value="12618" calcext:value-type="float">
            <text:p>12,618</text:p>
          </table:table-cell>
          <table:table-cell table:style-name="ce48" office:value-type="float" office:value="2626" calcext:value-type="float">
            <text:p>2,626</text:p>
          </table:table-cell>
          <table:table-cell table:style-name="ce48" office:value-type="float" office:value="2566" calcext:value-type="float">
            <text:p>2,566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557" calcext:value-type="float">
            <text:p>2,557</text:p>
          </table:table-cell>
          <table:table-cell table:style-name="ce60" office:value-type="float" office:value="2291" calcext:value-type="float">
            <text:p>2,291</text:p>
          </table:table-cell>
          <table:table-cell table:style-name="ce48" office:value-type="float" office:value="9777" calcext:value-type="float">
            <text:p>9,777</text:p>
          </table:table-cell>
          <table:table-cell table:style-name="ce48" office:value-type="float" office:value="2194" calcext:value-type="float">
            <text:p>2,194</text:p>
          </table:table-cell>
          <table:table-cell table:style-name="ce48" office:value-type="float" office:value="2238" calcext:value-type="float">
            <text:p>2,238</text:p>
          </table:table-cell>
          <table:table-cell table:style-name="ce48" office:value-type="float" office:value="1988" calcext:value-type="float">
            <text:p>1,988</text:p>
          </table:table-cell>
          <table:table-cell table:style-name="ce48" office:value-type="float" office:value="1812" calcext:value-type="float">
            <text:p>1,812</text:p>
          </table:table-cell>
          <table:table-cell table:style-name="ce60" office:value-type="float" office:value="1545" calcext:value-type="float">
            <text:p>1,545</text:p>
          </table:table-cell>
          <table:table-cell table:style-name="ce48" office:value-type="float" office:value="5769" calcext:value-type="float">
            <text:p>5,769</text:p>
          </table:table-cell>
          <table:table-cell table:style-name="ce48" office:value-type="float" office:value="1367" calcext:value-type="float">
            <text:p>1,367</text:p>
          </table:table-cell>
          <table:table-cell table:style-name="ce48" office:value-type="float" office:value="1277" calcext:value-type="float">
            <text:p>1,277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1109" calcext:value-type="float">
            <text:p>1,109</text:p>
          </table:table-cell>
          <table:table-cell table:style-name="ce60" office:value-type="float" office:value="1088" calcext:value-type="float">
            <text:p>1,088</text:p>
          </table:table-cell>
          <table:table-cell table:style-name="ce48" office:value-type="float" office:value="5138" calcext:value-type="float">
            <text:p>5,138</text:p>
          </table:table-cell>
          <table:table-cell table:style-name="ce48" office:value-type="float" office:value="1159" calcext:value-type="float">
            <text:p>1,159</text:p>
          </table:table-cell>
          <table:table-cell table:style-name="ce48" office:value-type="float" office:value="1054" calcext:value-type="float">
            <text:p>1,054</text:p>
          </table:table-cell>
          <table:table-cell table:style-name="ce48" office:value-type="float" office:value="1036" calcext:value-type="float">
            <text:p>1,036</text:p>
          </table:table-cell>
          <table:table-cell table:style-name="ce48" office:value-type="float" office:value="967" calcext:value-type="float">
            <text:p>967</text:p>
          </table:table-cell>
          <table:table-cell table:style-name="ce60" office:value-type="float" office:value="922" calcext:value-type="float">
            <text:p>922</text:p>
          </table:table-cell>
          <table:table-cell table:style-name="ce48" office:value-type="float" office:value="3865" calcext:value-type="float">
            <text:p>3,865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754" calcext:value-type="float">
            <text:p>754</text:p>
          </table:table-cell>
          <table:table-cell table:style-name="ce48" office:value-type="float" office:value="741" calcext:value-type="float">
            <text:p>741</text:p>
          </table:table-cell>
          <table:table-cell table:style-name="ce60" office:value-type="float" office:value="724" calcext:value-type="float">
            <text:p>724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673" calcext:value-type="float">
            <text:p>673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685" calcext:value-type="float">
            <text:p>685</text:p>
          </table:table-cell>
          <table:table-cell table:style-name="ce48" office:value-type="float" office:value="671" calcext:value-type="float">
            <text:p>671</text:p>
          </table:table-cell>
          <table:table-cell table:style-name="ce60" office:value-type="float" office:value="590" calcext:value-type="float">
            <text:p>590</text:p>
          </table:table-cell>
          <table:table-cell table:style-name="ce48" office:value-type="float" office:value="2128" calcext:value-type="float">
            <text:p>2,128</text:p>
          </table:table-cell>
          <table:table-cell table:style-name="ce48" office:value-type="float" office:value="570" calcext:value-type="float">
            <text:p>570</text:p>
          </table:table-cell>
          <table:table-cell table:style-name="ce48" office:value-type="float" office:value="513" calcext:value-type="float">
            <text:p>513</text:p>
          </table:table-cell>
          <table:table-cell table:style-name="ce48" office:value-type="float" office:value="449" calcext:value-type="float">
            <text:p>449</text:p>
          </table:table-cell>
          <table:table-cell table:style-name="ce48" office:value-type="float" office:value="332" calcext:value-type="float">
            <text:p>332</text:p>
          </table:table-cell>
          <table:table-cell table:style-name="ce60" office:value-type="float" office:value="264" calcext:value-type="float">
            <text:p>264</text:p>
          </table:table-cell>
          <table:table-cell table:style-name="ce48" office:value-type="float" office:value="673" calcext:value-type="float">
            <text:p>673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91" calcext:value-type="float">
            <text:p>91</text:p>
          </table:table-cell>
          <table:table-cell table:style-name="ce60" office:value-type="float" office:value="63" calcext:value-type="float">
            <text:p>63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2" table:style-name="ce48" office:value-type="float" office:value="20" calcext:value-type="float">
            <text:p>20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15" calcext:value-type="float">
            <text:p>163,015</text:p>
          </table:table-cell>
          <table:table-cell table:style-name="ce42" office:value-type="float" office:value="6072" calcext:value-type="float">
            <text:p>6,072</text:p>
          </table:table-cell>
          <table:table-cell table:style-name="ce49" office:value-type="float" office:value="1323" calcext:value-type="float">
            <text:p>1,323</text:p>
          </table:table-cell>
          <table:table-cell table:style-name="ce49" office:value-type="float" office:value="1255" calcext:value-type="float">
            <text:p>1,255</text:p>
          </table:table-cell>
          <table:table-cell table:style-name="ce49" office:value-type="float" office:value="1092" calcext:value-type="float">
            <text:p>1,092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229" calcext:value-type="float">
            <text:p>1,229</text:p>
          </table:table-cell>
          <table:table-cell table:style-name="ce49" office:value-type="float" office:value="6802" calcext:value-type="float">
            <text:p>6,802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289" calcext:value-type="float">
            <text:p>1,289</text:p>
          </table:table-cell>
          <table:table-cell table:style-name="ce49" office:value-type="float" office:value="1320" calcext:value-type="float">
            <text:p>1,320</text:p>
          </table:table-cell>
          <table:table-cell table:style-name="ce49" office:value-type="float" office:value="1456" calcext:value-type="float">
            <text:p>1,456</text:p>
          </table:table-cell>
          <table:table-cell table:style-name="ce61" office:value-type="float" office:value="1478" calcext:value-type="float">
            <text:p>1,478</text:p>
          </table:table-cell>
          <table:table-cell table:style-name="ce49" office:value-type="float" office:value="8934" calcext:value-type="float">
            <text:p>8,934</text:p>
          </table:table-cell>
          <table:table-cell table:style-name="ce49" office:value-type="float" office:value="1581" calcext:value-type="float">
            <text:p>1,581</text:p>
          </table:table-cell>
          <table:table-cell table:style-name="ce49" office:value-type="float" office:value="1701" calcext:value-type="float">
            <text:p>1,701</text:p>
          </table:table-cell>
          <table:table-cell table:style-name="ce49" office:value-type="float" office:value="1884" calcext:value-type="float">
            <text:p>1,884</text:p>
          </table:table-cell>
          <table:table-cell table:style-name="ce49" office:value-type="float" office:value="1972" calcext:value-type="float">
            <text:p>1,972</text:p>
          </table:table-cell>
          <table:table-cell table:style-name="ce61" office:value-type="float" office:value="1796" calcext:value-type="float">
            <text:p>1,796</text:p>
          </table:table-cell>
          <table:table-cell table:style-name="ce49" office:value-type="float" office:value="11539" calcext:value-type="float">
            <text:p>11,539</text:p>
          </table:table-cell>
          <table:table-cell table:style-name="ce49" office:value-type="float" office:value="2118" calcext:value-type="float">
            <text:p>2,118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9" office:value-type="float" office:value="2291" calcext:value-type="float">
            <text:p>2,291</text:p>
          </table:table-cell>
          <table:table-cell table:style-name="ce49" office:value-type="float" office:value="2412" calcext:value-type="float">
            <text:p>2,412</text:p>
          </table:table-cell>
          <table:table-cell table:style-name="ce61" office:value-type="float" office:value="2390" calcext:value-type="float">
            <text:p>2,390</text:p>
          </table:table-cell>
          <table:table-cell table:style-name="ce49" office:value-type="float" office:value="11216" calcext:value-type="float">
            <text:p>11,216</text:p>
          </table:table-cell>
          <table:table-cell table:style-name="ce49" office:value-type="float" office:value="2267" calcext:value-type="float">
            <text:p>2,267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184" calcext:value-type="float">
            <text:p>2,184</text:p>
          </table:table-cell>
          <table:table-cell table:style-name="ce61" office:value-type="float" office:value="2181" calcext:value-type="float">
            <text:p>2,181</text:p>
          </table:table-cell>
          <table:table-cell table:style-name="ce49" office:value-type="float" office:value="10968" calcext:value-type="float">
            <text:p>10,968</text:p>
          </table:table-cell>
          <table:table-cell table:style-name="ce49" office:value-type="float" office:value="2068" calcext:value-type="float">
            <text:p>2,068</text:p>
          </table:table-cell>
          <table:table-cell table:style-name="ce49" office:value-type="float" office:value="1967" calcext:value-type="float">
            <text:p>1,967</text:p>
          </table:table-cell>
          <table:table-cell table:style-name="ce49" office:value-type="float" office:value="2168" calcext:value-type="float">
            <text:p>2,168</text:p>
          </table:table-cell>
          <table:table-cell table:style-name="ce49" office:value-type="float" office:value="2365" calcext:value-type="float">
            <text:p>2,365</text:p>
          </table:table-cell>
          <table:table-cell table:style-name="ce61" office:value-type="float" office:value="2400" calcext:value-type="float">
            <text:p>2,400</text:p>
          </table:table-cell>
          <table:table-cell table:style-name="ce49" office:value-type="float" office:value="12704" calcext:value-type="float">
            <text:p>12,704</text:p>
          </table:table-cell>
          <table:table-cell table:style-name="ce49" office:value-type="float" office:value="2505" calcext:value-type="float">
            <text:p>2,505</text:p>
          </table:table-cell>
          <table:table-cell table:style-name="ce49" office:value-type="float" office:value="2612" calcext:value-type="float">
            <text:p>2,612</text:p>
          </table:table-cell>
          <table:table-cell table:style-name="ce49" office:value-type="float" office:value="2540" calcext:value-type="float">
            <text:p>2,540</text:p>
          </table:table-cell>
          <table:table-cell table:style-name="ce49" office:value-type="float" office:value="2535" calcext:value-type="float">
            <text:p>2,535</text:p>
          </table:table-cell>
          <table:table-cell table:style-name="ce61" office:value-type="float" office:value="2512" calcext:value-type="float">
            <text:p>2,512</text:p>
          </table:table-cell>
          <table:table-cell table:style-name="ce49" office:value-type="float" office:value="12118" calcext:value-type="float">
            <text:p>12,118</text:p>
          </table:table-cell>
          <table:table-cell table:style-name="ce49" office:value-type="float" office:value="2397" calcext:value-type="float">
            <text:p>2,397</text:p>
          </table:table-cell>
          <table:table-cell table:style-name="ce49" office:value-type="float" office:value="2595" calcext:value-type="float">
            <text:p>2,595</text:p>
          </table:table-cell>
          <table:table-cell table:style-name="ce49" office:value-type="float" office:value="2372" calcext:value-type="float">
            <text:p>2,372</text:p>
          </table:table-cell>
          <table:table-cell table:style-name="ce49" office:value-type="float" office:value="2331" calcext:value-type="float">
            <text:p>2,331</text:p>
          </table:table-cell>
          <table:table-cell table:style-name="ce61" office:value-type="float" office:value="2423" calcext:value-type="float">
            <text:p>2,423</text:p>
          </table:table-cell>
          <table:table-cell table:style-name="ce49" office:value-type="float" office:value="12316" calcext:value-type="float">
            <text:p>12,316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2418" calcext:value-type="float">
            <text:p>2,418</text:p>
          </table:table-cell>
          <table:table-cell table:style-name="ce49" office:value-type="float" office:value="2527" calcext:value-type="float">
            <text:p>2,527</text:p>
          </table:table-cell>
          <table:table-cell table:style-name="ce49" office:value-type="float" office:value="2455" calcext:value-type="float">
            <text:p>2,455</text:p>
          </table:table-cell>
          <table:table-cell table:style-name="ce61" office:value-type="float" office:value="2490" calcext:value-type="float">
            <text:p>2,490</text:p>
          </table:table-cell>
          <table:table-cell table:style-name="ce49" office:value-type="float" office:value="12323" calcext:value-type="float">
            <text:p>12,323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2285" calcext:value-type="float">
            <text:p>2,285</text:p>
          </table:table-cell>
          <table:table-cell table:style-name="ce49" office:value-type="float" office:value="2490" calcext:value-type="float">
            <text:p>2,490</text:p>
          </table:table-cell>
          <table:table-cell table:style-name="ce49" office:value-type="float" office:value="2651" calcext:value-type="float">
            <text:p>2,651</text:p>
          </table:table-cell>
          <table:table-cell table:style-name="ce61" office:value-type="float" office:value="2471" calcext:value-type="float">
            <text:p>2,471</text:p>
          </table:table-cell>
          <table:table-cell table:style-name="ce49" office:value-type="float" office:value="13199" calcext:value-type="float">
            <text:p>13,199</text:p>
          </table:table-cell>
          <table:table-cell table:style-name="ce49" office:value-type="float" office:value="2610" calcext:value-type="float">
            <text:p>2,610</text:p>
          </table:table-cell>
          <table:table-cell table:style-name="ce49" office:value-type="float" office:value="2665" calcext:value-type="float">
            <text:p>2,665</text:p>
          </table:table-cell>
          <table:table-cell table:style-name="ce49" office:value-type="float" office:value="2548" calcext:value-type="float">
            <text:p>2,548</text:p>
          </table:table-cell>
          <table:table-cell table:style-name="ce49" office:value-type="float" office:value="2687" calcext:value-type="float">
            <text:p>2,687</text:p>
          </table:table-cell>
          <table:table-cell table:style-name="ce61" office:value-type="float" office:value="2689" calcext:value-type="float">
            <text:p>2,689</text:p>
          </table:table-cell>
          <table:table-cell table:style-name="ce49" office:value-type="float" office:value="12141" calcext:value-type="float">
            <text:p>12,141</text:p>
          </table:table-cell>
          <table:table-cell table:style-name="ce49" office:value-type="float" office:value="2455" calcext:value-type="float">
            <text:p>2,455</text:p>
          </table:table-cell>
          <table:table-cell table:style-name="ce49" office:value-type="float" office:value="2485" calcext:value-type="float">
            <text:p>2,485</text:p>
          </table:table-cell>
          <table:table-cell table:style-name="ce49" office:value-type="float" office:value="2504" calcext:value-type="float">
            <text:p>2,504</text:p>
          </table:table-cell>
          <table:table-cell table:style-name="ce49" office:value-type="float" office:value="2424" calcext:value-type="float">
            <text:p>2,424</text:p>
          </table:table-cell>
          <table:table-cell table:style-name="ce61" office:value-type="float" office:value="2273" calcext:value-type="float">
            <text:p>2,273</text:p>
          </table:table-cell>
          <table:table-cell table:style-name="ce49" office:value-type="float" office:value="10094" calcext:value-type="float">
            <text:p>10,094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2213" calcext:value-type="float">
            <text:p>2,213</text:p>
          </table:table-cell>
          <table:table-cell table:style-name="ce49" office:value-type="float" office:value="1992" calcext:value-type="float">
            <text:p>1,992</text:p>
          </table:table-cell>
          <table:table-cell table:style-name="ce49" office:value-type="float" office:value="1927" calcext:value-type="float">
            <text:p>1,927</text:p>
          </table:table-cell>
          <table:table-cell table:style-name="ce61" office:value-type="float" office:value="1735" calcext:value-type="float">
            <text:p>1,735</text:p>
          </table:table-cell>
          <table:table-cell table:style-name="ce49" office:value-type="float" office:value="6419" calcext:value-type="float">
            <text:p>6,419</text:p>
          </table:table-cell>
          <table:table-cell table:style-name="ce49" office:value-type="float" office:value="1493" calcext:value-type="float">
            <text:p>1,493</text:p>
          </table:table-cell>
          <table:table-cell table:style-name="ce49" office:value-type="float" office:value="1319" calcext:value-type="float">
            <text:p>1,319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9" office:value-type="float" office:value="1271" calcext:value-type="float">
            <text:p>1,271</text:p>
          </table:table-cell>
          <table:table-cell table:style-name="ce61" office:value-type="float" office:value="1255" calcext:value-type="float">
            <text:p>1,255</text:p>
          </table:table-cell>
          <table:table-cell table:style-name="ce49" office:value-type="float" office:value="6021" calcext:value-type="float">
            <text:p>6,021</text:p>
          </table:table-cell>
          <table:table-cell table:style-name="ce49" office:value-type="float" office:value="1318" calcext:value-type="float">
            <text:p>1,318</text:p>
          </table:table-cell>
          <table:table-cell table:style-name="ce49" office:value-type="float" office:value="1257" calcext:value-type="float">
            <text:p>1,257</text:p>
          </table:table-cell>
          <table:table-cell table:style-name="ce49" office:value-type="float" office:value="1193" calcext:value-type="float">
            <text:p>1,193</text:p>
          </table:table-cell>
          <table:table-cell table:style-name="ce49" office:value-type="float" office:value="1161" calcext:value-type="float">
            <text:p>1,161</text:p>
          </table:table-cell>
          <table:table-cell table:style-name="ce61" office:value-type="float" office:value="1092" calcext:value-type="float">
            <text:p>1,092</text:p>
          </table:table-cell>
          <table:table-cell table:style-name="ce49" office:value-type="float" office:value="4703" calcext:value-type="float">
            <text:p>4,703</text:p>
          </table:table-cell>
          <table:table-cell table:style-name="ce49" office:value-type="float" office:value="1059" calcext:value-type="float">
            <text:p>1,059</text:p>
          </table:table-cell>
          <table:table-cell table:style-name="ce49" office:value-type="float" office:value="954" calcext:value-type="float">
            <text:p>954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888" calcext:value-type="float">
            <text:p>888</text:p>
          </table:table-cell>
          <table:table-cell table:style-name="ce61" office:value-type="float" office:value="839" calcext:value-type="float">
            <text:p>839</text:p>
          </table:table-cell>
          <table:table-cell table:style-name="ce49" office:value-type="float" office:value="3085" calcext:value-type="float">
            <text:p>3,085</text:p>
          </table:table-cell>
          <table:table-cell table:style-name="ce49" office:value-type="float" office:value="715" calcext:value-type="float">
            <text:p>715</text:p>
          </table:table-cell>
          <table:table-cell table:style-name="ce49" office:value-type="float" office:value="672" calcext:value-type="float">
            <text:p>672</text:p>
          </table:table-cell>
          <table:table-cell table:style-name="ce49" office:value-type="float" office:value="622" calcext:value-type="float">
            <text:p>622</text:p>
          </table:table-cell>
          <table:table-cell table:style-name="ce49" office:value-type="float" office:value="576" calcext:value-type="float">
            <text:p>576</text:p>
          </table:table-cell>
          <table:table-cell table:style-name="ce61" office:value-type="float" office:value="500" calcext:value-type="float">
            <text:p>500</text:p>
          </table:table-cell>
          <table:table-cell table:style-name="ce49" office:value-type="float" office:value="1631" calcext:value-type="float">
            <text:p>1,631</text:p>
          </table:table-cell>
          <table:table-cell table:style-name="ce49" office:value-type="float" office:value="439" calcext:value-type="float">
            <text:p>439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246" calcext:value-type="float">
            <text:p>246</text:p>
          </table:table-cell>
          <table:table-cell table:style-name="ce61" office:value-type="float" office:value="223" calcext:value-type="float">
            <text:p>223</text:p>
          </table:table-cell>
          <table:table-cell table:style-name="ce49" office:value-type="float" office:value="604" calcext:value-type="float">
            <text:p>604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94" calcext:value-type="float">
            <text:p>94</text:p>
          </table:table-cell>
          <table:table-cell table:style-name="ce61" office:value-type="float" office:value="55" calcext:value-type="float">
            <text:p>55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117" calcext:value-type="float">
            <text:p>99,117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91" calcext:value-type="float">
            <text:p>791</text:p>
          </table:table-cell>
          <table:table-cell table:style-name="ce43" office:value-type="float" office:value="834" calcext:value-type="float">
            <text:p>834</text:p>
          </table:table-cell>
          <table:table-cell table:style-name="ce33" office:value-type="float" office:value="4807" calcext:value-type="float">
            <text:p>4,807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965" calcext:value-type="float">
            <text:p>965</text:p>
          </table:table-cell>
          <table:table-cell table:style-name="ce43" office:value-type="float" office:value="996" calcext:value-type="float">
            <text:p>996</text:p>
          </table:table-cell>
          <table:table-cell table:style-name="ce33" office:value-type="float" office:value="6556" calcext:value-type="float">
            <text:p>6,556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367" calcext:value-type="float">
            <text:p>1,367</text:p>
          </table:table-cell>
          <table:table-cell table:style-name="ce43" office:value-type="float" office:value="1670" calcext:value-type="float">
            <text:p>1,670</text:p>
          </table:table-cell>
          <table:table-cell table:style-name="ce33" office:value-type="float" office:value="7651" calcext:value-type="float">
            <text:p>7,651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352" calcext:value-type="float">
            <text:p>1,352</text:p>
          </table:table-cell>
          <table:table-cell table:style-name="ce43" office:value-type="float" office:value="1477" calcext:value-type="float">
            <text:p>1,477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332" calcext:value-type="float">
            <text:p>1,332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598" calcext:value-type="float">
            <text:p>1,598</text:p>
          </table:table-cell>
          <table:table-cell table:style-name="ce43" office:value-type="float" office:value="1660" calcext:value-type="float">
            <text:p>1,660</text:p>
          </table:table-cell>
          <table:table-cell table:style-name="ce33" office:value-type="float" office:value="8483" calcext:value-type="float">
            <text:p>8,483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16" calcext:value-type="float">
            <text:p>1,716</text:p>
          </table:table-cell>
          <table:table-cell table:style-name="ce43" office:value-type="float" office:value="1702" calcext:value-type="float">
            <text:p>1,702</text:p>
          </table:table-cell>
          <table:table-cell table:style-name="ce33" office:value-type="float" office:value="7796" calcext:value-type="float">
            <text:p>7,796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539" calcext:value-type="float">
            <text:p>1,539</text:p>
          </table:table-cell>
          <table:table-cell table:style-name="ce43" office:value-type="float" office:value="1449" calcext:value-type="float">
            <text:p>1,449</text:p>
          </table:table-cell>
          <table:table-cell table:style-name="ce33" office:value-type="float" office:value="7378" calcext:value-type="float">
            <text:p>7,378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415" calcext:value-type="float">
            <text:p>1,415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7620" calcext:value-type="float">
            <text:p>7,62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575" calcext:value-type="float">
            <text:p>1,575</text:p>
          </table:table-cell>
          <table:table-cell table:style-name="ce43" office:value-type="float" office:value="1468" calcext:value-type="float">
            <text:p>1,468</text:p>
          </table:table-cell>
          <table:table-cell table:style-name="ce33" office:value-type="float" office:value="7607" calcext:value-type="float">
            <text:p>7,607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456" calcext:value-type="float">
            <text:p>1,456</text:p>
          </table:table-cell>
          <table:table-cell table:style-name="ce33" office:value-type="float" office:value="6651" calcext:value-type="float">
            <text:p>6,651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273" calcext:value-type="float">
            <text:p>1,273</text:p>
          </table:table-cell>
          <table:table-cell table:style-name="ce43" office:value-type="float" office:value="1221" calcext:value-type="float">
            <text:p>1,221</text:p>
          </table:table-cell>
          <table:table-cell table:style-name="ce33" office:value-type="float" office:value="5416" calcext:value-type="float">
            <text:p>5,416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026" calcext:value-type="float">
            <text:p>1,026</text:p>
          </table:table-cell>
          <table:table-cell table:style-name="ce43" office:value-type="float" office:value="883" calcext:value-type="float">
            <text:p>883</text:p>
          </table:table-cell>
          <table:table-cell table:style-name="ce33" office:value-type="float" office:value="3383" calcext:value-type="float">
            <text:p>3,383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630" calcext:value-type="float">
            <text:p>630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625" calcext:value-type="float">
            <text:p>625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644" calcext:value-type="float">
            <text:p>644</text:p>
          </table:table-cell>
          <table:table-cell table:style-name="ce43" office:value-type="float" office:value="597" calcext:value-type="float">
            <text:p>597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63" calcext:value-type="float">
            <text:p>463</text:p>
          </table:table-cell>
          <table:table-cell table:style-name="ce43" office:value-type="float" office:value="363" calcext:value-type="float">
            <text:p>363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71" calcext:value-type="float">
            <text:p>171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972" calcext:value-type="float">
            <text:p>50,972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98" calcext:value-type="float">
            <text:p>398</text:p>
          </table:table-cell>
          <table:table-cell table:style-name="ce43" office:value-type="float" office:value="462" calcext:value-type="float">
            <text:p>462</text:p>
          </table:table-cell>
          <table:table-cell table:style-name="ce33" office:value-type="float" office:value="2542" calcext:value-type="float">
            <text:p>2,542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11" calcext:value-type="float">
            <text:p>511</text:p>
          </table:table-cell>
          <table:table-cell table:style-name="ce43" office:value-type="float" office:value="511" calcext:value-type="float">
            <text:p>511</text:p>
          </table:table-cell>
          <table:table-cell table:style-name="ce33" office:value-type="float" office:value="3407" calcext:value-type="float">
            <text:p>3,407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741" calcext:value-type="float">
            <text:p>741</text:p>
          </table:table-cell>
          <table:table-cell table:style-name="ce43" office:value-type="float" office:value="851" calcext:value-type="float">
            <text:p>851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854" calcext:value-type="float">
            <text:p>854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887" calcext:value-type="float">
            <text:p>887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92" calcext:value-type="float">
            <text:p>792</text:p>
          </table:table-cell>
          <table:table-cell table:style-name="ce43" office:value-type="float" office:value="750" calcext:value-type="float">
            <text:p>750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79" calcext:value-type="float">
            <text:p>779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882" calcext:value-type="float">
            <text:p>882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777" calcext:value-type="float">
            <text:p>777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599" calcext:value-type="float">
            <text:p>599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496" calcext:value-type="float">
            <text:p>496</text:p>
          </table:table-cell>
          <table:table-cell table:style-name="ce43" office:value-type="float" office:value="435" calcext:value-type="float">
            <text:p>435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309" calcext:value-type="float">
            <text:p>309</text:p>
          </table:table-cell>
          <table:table-cell table:style-name="ce43" office:value-type="float" office:value="323" calcext:value-type="float">
            <text:p>323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306" calcext:value-type="float">
            <text:p>306</text:p>
          </table:table-cell>
          <table:table-cell table:style-name="ce43" office:value-type="float" office:value="296" calcext:value-type="float">
            <text:p>296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303" calcext:value-type="float">
            <text:p>303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145" calcext:value-type="float">
            <text:p>48,145</text:p>
          </table:table-cell>
          <table:table-cell table:style-name="ce42" office:value-type="float" office:value="1881" calcext:value-type="float">
            <text:p>1,881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1742" calcext:value-type="float">
            <text:p>1,742</text:p>
          </table:table-cell>
          <table:table-cell table:number-columns-repeated="2" table:style-name="ce34" office:value-type="float" office:value="324" calcext:value-type="float">
            <text:p>324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93" calcext:value-type="float">
            <text:p>393</text:p>
          </table:table-cell>
          <table:table-cell table:style-name="ce42" office:value-type="float" office:value="372" calcext:value-type="float">
            <text:p>372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54" calcext:value-type="float">
            <text:p>454</text:p>
          </table:table-cell>
          <table:table-cell table:style-name="ce42" office:value-type="float" office:value="485" calcext:value-type="float">
            <text:p>485</text:p>
          </table:table-cell>
          <table:table-cell table:style-name="ce34" office:value-type="float" office:value="3149" calcext:value-type="float">
            <text:p>3,149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626" calcext:value-type="float">
            <text:p>626</text:p>
          </table:table-cell>
          <table:table-cell table:style-name="ce42" office:value-type="float" office:value="819" calcext:value-type="float">
            <text:p>819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651" calcext:value-type="float">
            <text:p>651</text:p>
          </table:table-cell>
          <table:table-cell table:style-name="ce42" office:value-type="float" office:value="688" calcext:value-type="float">
            <text:p>688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780" calcext:value-type="float">
            <text:p>780</text:p>
          </table:table-cell>
          <table:table-cell table:style-name="ce42" office:value-type="float" office:value="806" calcext:value-type="float">
            <text:p>806</text:p>
          </table:table-cell>
          <table:table-cell table:style-name="ce34" office:value-type="float" office:value="4243" calcext:value-type="float">
            <text:p>4,243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900" calcext:value-type="float">
            <text:p>900</text:p>
          </table:table-cell>
          <table:table-cell table:style-name="ce42" office:value-type="float" office:value="815" calcext:value-type="float">
            <text:p>815</text:p>
          </table:table-cell>
          <table:table-cell table:style-name="ce34" office:value-type="float" office:value="3814" calcext:value-type="float">
            <text:p>3,814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747" calcext:value-type="float">
            <text:p>747</text:p>
          </table:table-cell>
          <table:table-cell table:style-name="ce42" office:value-type="float" office:value="699" calcext:value-type="float">
            <text:p>699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36" calcext:value-type="float">
            <text:p>636</text:p>
          </table:table-cell>
          <table:table-cell table:style-name="ce42" office:value-type="float" office:value="742" calcext:value-type="float">
            <text:p>742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693" calcext:value-type="float">
            <text:p>693</text:p>
          </table:table-cell>
          <table:table-cell table:style-name="ce42" office:value-type="float" office:value="654" calcext:value-type="float">
            <text:p>654</text:p>
          </table:table-cell>
          <table:table-cell table:style-name="ce34" office:value-type="float" office:value="3532" calcext:value-type="float">
            <text:p>3,532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725" calcext:value-type="float">
            <text:p>725</text:p>
          </table:table-cell>
          <table:table-cell table:style-name="ce42" office:value-type="float" office:value="679" calcext:value-type="float">
            <text:p>679</text:p>
          </table:table-cell>
          <table:table-cell table:style-name="ce34" office:value-type="float" office:value="3122" calcext:value-type="float">
            <text:p>3,122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04" calcext:value-type="float">
            <text:p>604</text:p>
          </table:table-cell>
          <table:table-cell table:style-name="ce42" office:value-type="float" office:value="622" calcext:value-type="float">
            <text:p>622</text:p>
          </table:table-cell>
          <table:table-cell table:style-name="ce34" office:value-type="float" office:value="2720" calcext:value-type="float">
            <text:p>2,720</text:p>
          </table:table-cell>
          <table:table-cell table:number-columns-repeated="2" table:style-name="ce34" office:value-type="float" office:value="592" calcext:value-type="float">
            <text:p>592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30" calcext:value-type="float">
            <text:p>530</text:p>
          </table:table-cell>
          <table:table-cell table:style-name="ce42" office:value-type="float" office:value="448" calcext:value-type="float">
            <text:p>448</text:p>
          </table:table-cell>
          <table:table-cell table:style-name="ce34" office:value-type="float" office:value="1748" calcext:value-type="float">
            <text:p>1,748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41" calcext:value-type="float">
            <text:p>341</text:p>
          </table:table-cell>
          <table:table-cell table:style-name="ce42" office:value-type="float" office:value="307" calcext:value-type="float">
            <text:p>307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47" calcext:value-type="float">
            <text:p>347</text:p>
          </table:table-cell>
          <table:table-cell table:style-name="ce42" office:value-type="float" office:value="329" calcext:value-type="float">
            <text:p>329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41" calcext:value-type="float">
            <text:p>341</text:p>
          </table:table-cell>
          <table:table-cell table:style-name="ce42" office:value-type="float" office:value="336" calcext:value-type="float">
            <text:p>336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51" calcext:value-type="float">
            <text:p>251</text:p>
          </table:table-cell>
          <table:table-cell table:style-name="ce42" office:value-type="float" office:value="186" calcext:value-type="float">
            <text:p>186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07" calcext:value-type="float">
            <text:p>107</text:p>
          </table:table-cell>
          <table:table-cell table:style-name="ce42" office:value-type="float" office:value="97" calcext:value-type="float">
            <text:p>97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0" calcext:value-type="float">
            <text:p>40</text:p>
          </table:table-cell>
          <table:table-cell table:style-name="ce42" office:value-type="float" office:value="32" calcext:value-type="float">
            <text:p>3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6564" calcext:value-type="float">
            <text:p>376,564</text:p>
          </table:table-cell>
          <table:table-cell table:style-name="ce33" office:value-type="float" office:value="11179" calcext:value-type="float">
            <text:p>11,179</text:p>
          </table:table-cell>
          <table:table-cell table:style-name="ce33" office:value-type="float" office:value="2283" calcext:value-type="float">
            <text:p>2,283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14789" calcext:value-type="float">
            <text:p>14,789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3063" calcext:value-type="float">
            <text:p>3,063</text:p>
          </table:table-cell>
          <table:table-cell table:style-name="ce43" office:value-type="float" office:value="3145" calcext:value-type="float">
            <text:p>3,145</text:p>
          </table:table-cell>
          <table:table-cell table:style-name="ce33" office:value-type="float" office:value="21066" calcext:value-type="float">
            <text:p>21,066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4711" calcext:value-type="float">
            <text:p>4,711</text:p>
          </table:table-cell>
          <table:table-cell table:style-name="ce33" office:value-type="float" office:value="4639" calcext:value-type="float">
            <text:p>4,639</text:p>
          </table:table-cell>
          <table:table-cell table:style-name="ce43" office:value-type="float" office:value="4297" calcext:value-type="float">
            <text:p>4,297</text:p>
          </table:table-cell>
          <table:table-cell table:style-name="ce33" office:value-type="float" office:value="26498" calcext:value-type="float">
            <text:p>26,498</text:p>
          </table:table-cell>
          <table:table-cell table:style-name="ce33" office:value-type="float" office:value="4975" calcext:value-type="float">
            <text:p>4,975</text:p>
          </table:table-cell>
          <table:table-cell table:style-name="ce33" office:value-type="float" office:value="5186" calcext:value-type="float">
            <text:p>5,186</text:p>
          </table:table-cell>
          <table:table-cell table:style-name="ce33" office:value-type="float" office:value="5513" calcext:value-type="float">
            <text:p>5,513</text:p>
          </table:table-cell>
          <table:table-cell table:style-name="ce33" office:value-type="float" office:value="5363" calcext:value-type="float">
            <text:p>5,363</text:p>
          </table:table-cell>
          <table:table-cell table:style-name="ce43" office:value-type="float" office:value="5461" calcext:value-type="float">
            <text:p>5,461</text:p>
          </table:table-cell>
          <table:table-cell table:style-name="ce33" office:value-type="float" office:value="27381" calcext:value-type="float">
            <text:p>27,381</text:p>
          </table:table-cell>
          <table:table-cell table:style-name="ce33" office:value-type="float" office:value="5402" calcext:value-type="float">
            <text:p>5,402</text:p>
          </table:table-cell>
          <table:table-cell table:style-name="ce33" office:value-type="float" office:value="5400" calcext:value-type="float">
            <text:p>5,400</text:p>
          </table:table-cell>
          <table:table-cell table:style-name="ce33" office:value-type="float" office:value="5731" calcext:value-type="float">
            <text:p>5,731</text:p>
          </table:table-cell>
          <table:table-cell table:style-name="ce33" office:value-type="float" office:value="5284" calcext:value-type="float">
            <text:p>5,284</text:p>
          </table:table-cell>
          <table:table-cell table:style-name="ce43" office:value-type="float" office:value="5564" calcext:value-type="float">
            <text:p>5,564</text:p>
          </table:table-cell>
          <table:table-cell table:style-name="ce33" office:value-type="float" office:value="25529" calcext:value-type="float">
            <text:p>25,529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4731" calcext:value-type="float">
            <text:p>4,731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5362" calcext:value-type="float">
            <text:p>5,36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33" office:value-type="float" office:value="29418" calcext:value-type="float">
            <text:p>29,418</text:p>
          </table:table-cell>
          <table:table-cell table:style-name="ce33" office:value-type="float" office:value="5797" calcext:value-type="float">
            <text:p>5,797</text:p>
          </table:table-cell>
          <table:table-cell table:style-name="ce33" office:value-type="float" office:value="6027" calcext:value-type="float">
            <text:p>6,027</text:p>
          </table:table-cell>
          <table:table-cell table:style-name="ce33" office:value-type="float" office:value="5855" calcext:value-type="float">
            <text:p>5,855</text:p>
          </table:table-cell>
          <table:table-cell table:style-name="ce33" office:value-type="float" office:value="5927" calcext:value-type="float">
            <text:p>5,927</text:p>
          </table:table-cell>
          <table:table-cell table:style-name="ce43" office:value-type="float" office:value="5812" calcext:value-type="float">
            <text:p>5,812</text:p>
          </table:table-cell>
          <table:table-cell table:style-name="ce33" office:value-type="float" office:value="28443" calcext:value-type="float">
            <text:p>28,443</text:p>
          </table:table-cell>
          <table:table-cell table:style-name="ce33" office:value-type="float" office:value="5725" calcext:value-type="float">
            <text:p>5,725</text:p>
          </table:table-cell>
          <table:table-cell table:style-name="ce33" office:value-type="float" office:value="6044" calcext:value-type="float">
            <text:p>6,044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679" calcext:value-type="float">
            <text:p>5,679</text:p>
          </table:table-cell>
          <table:table-cell table:style-name="ce43" office:value-type="float" office:value="5528" calcext:value-type="float">
            <text:p>5,528</text:p>
          </table:table-cell>
          <table:table-cell table:style-name="ce33" office:value-type="float" office:value="30255" calcext:value-type="float">
            <text:p>30,255</text:p>
          </table:table-cell>
          <table:table-cell table:style-name="ce33" office:value-type="float" office:value="5698" calcext:value-type="float">
            <text:p>5,698</text:p>
          </table:table-cell>
          <table:table-cell table:style-name="ce33" office:value-type="float" office:value="5908" calcext:value-type="float">
            <text:p>5,908</text:p>
          </table:table-cell>
          <table:table-cell table:style-name="ce33" office:value-type="float" office:value="6044" calcext:value-type="float">
            <text:p>6,044</text:p>
          </table:table-cell>
          <table:table-cell table:style-name="ce33" office:value-type="float" office:value="6255" calcext:value-type="float">
            <text:p>6,255</text:p>
          </table:table-cell>
          <table:table-cell table:style-name="ce43" office:value-type="float" office:value="6350" calcext:value-type="float">
            <text:p>6,350</text:p>
          </table:table-cell>
          <table:table-cell table:style-name="ce33" office:value-type="float" office:value="32321" calcext:value-type="float">
            <text:p>32,321</text:p>
          </table:table-cell>
          <table:table-cell table:style-name="ce33" office:value-type="float" office:value="6301" calcext:value-type="float">
            <text:p>6,301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6515" calcext:value-type="float">
            <text:p>6,515</text:p>
          </table:table-cell>
          <table:table-cell table:style-name="ce33" office:value-type="float" office:value="6576" calcext:value-type="float">
            <text:p>6,576</text:p>
          </table:table-cell>
          <table:table-cell table:style-name="ce43" office:value-type="float" office:value="6701" calcext:value-type="float">
            <text:p>6,701</text:p>
          </table:table-cell>
          <table:table-cell table:style-name="ce33" office:value-type="float" office:value="33065" calcext:value-type="float">
            <text:p>33,065</text:p>
          </table:table-cell>
          <table:table-cell table:style-name="ce33" office:value-type="float" office:value="6694" calcext:value-type="float">
            <text:p>6,694</text:p>
          </table:table-cell>
          <table:table-cell table:style-name="ce33" office:value-type="float" office:value="6667" calcext:value-type="float">
            <text:p>6,667</text:p>
          </table:table-cell>
          <table:table-cell table:style-name="ce33" office:value-type="float" office:value="6508" calcext:value-type="float">
            <text:p>6,508</text:p>
          </table:table-cell>
          <table:table-cell table:style-name="ce33" office:value-type="float" office:value="6541" calcext:value-type="float">
            <text:p>6,541</text:p>
          </table:table-cell>
          <table:table-cell table:style-name="ce43" office:value-type="float" office:value="6655" calcext:value-type="float">
            <text:p>6,655</text:p>
          </table:table-cell>
          <table:table-cell table:style-name="ce33" office:value-type="float" office:value="29329" calcext:value-type="float">
            <text:p>29,329</text:p>
          </table:table-cell>
          <table:table-cell table:style-name="ce33" office:value-type="float" office:value="6090" calcext:value-type="float">
            <text:p>6,090</text:p>
          </table:table-cell>
          <table:table-cell table:style-name="ce33" office:value-type="float" office:value="6025" calcext:value-type="float">
            <text:p>6,025</text:p>
          </table:table-cell>
          <table:table-cell table:style-name="ce33" office:value-type="float" office:value="5952" calcext:value-type="float">
            <text:p>5,952</text:p>
          </table:table-cell>
          <table:table-cell table:style-name="ce33" office:value-type="float" office:value="5830" calcext:value-type="float">
            <text:p>5,830</text:p>
          </table:table-cell>
          <table:table-cell table:style-name="ce43" office:value-type="float" office:value="5432" calcext:value-type="float">
            <text:p>5,432</text:p>
          </table:table-cell>
          <table:table-cell table:style-name="ce33" office:value-type="float" office:value="23228" calcext:value-type="float">
            <text:p>23,228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5246" calcext:value-type="float">
            <text:p>5,246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179" calcext:value-type="float">
            <text:p>4,179</text:p>
          </table:table-cell>
          <table:table-cell table:style-name="ce43" office:value-type="float" office:value="3911" calcext:value-type="float">
            <text:p>3,911</text:p>
          </table:table-cell>
          <table:table-cell table:style-name="ce33" office:value-type="float" office:value="12013" calcext:value-type="float">
            <text:p>12,013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2238" calcext:value-type="float">
            <text:p>2,238</text:p>
          </table:table-cell>
          <table:table-cell table:style-name="ce43" office:value-type="float" office:value="2447" calcext:value-type="float">
            <text:p>2,447</text:p>
          </table:table-cell>
          <table:table-cell table:style-name="ce33" office:value-type="float" office:value="12055" calcext:value-type="float">
            <text:p>12,055</text:p>
          </table:table-cell>
          <table:table-cell table:style-name="ce33" office:value-type="float" office:value="2461" calcext:value-type="float">
            <text:p>2,461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464" calcext:value-type="float">
            <text:p>2,464</text:p>
          </table:table-cell>
          <table:table-cell table:style-name="ce43" office:value-type="float" office:value="2170" calcext:value-type="float">
            <text:p>2,170</text:p>
          </table:table-cell>
          <table:table-cell table:style-name="ce33" office:value-type="float" office:value="8661" calcext:value-type="float">
            <text:p>8,661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610" calcext:value-type="float">
            <text:p>1,610</text:p>
          </table:table-cell>
          <table:table-cell table:style-name="ce43" office:value-type="float" office:value="1528" calcext:value-type="float">
            <text:p>1,528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137" calcext:value-type="float">
            <text:p>1,137</text:p>
          </table:table-cell>
          <table:table-cell table:style-name="ce43" office:value-type="float" office:value="1062" calcext:value-type="float">
            <text:p>1,062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559" calcext:value-type="float">
            <text:p>559</text:p>
          </table:table-cell>
          <table:table-cell table:style-name="ce43" office:value-type="float" office:value="464" calcext:value-type="float">
            <text:p>464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589" calcext:value-type="float">
            <text:p>189,589</text:p>
          </table:table-cell>
          <table:table-cell table:style-name="ce33" office:value-type="float" office:value="5790" calcext:value-type="float">
            <text:p>5,790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7740" calcext:value-type="float">
            <text:p>7,740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1611" calcext:value-type="float">
            <text:p>1,611</text:p>
          </table:table-cell>
          <table:table-cell table:style-name="ce43" office:value-type="float" office:value="1673" calcext:value-type="float">
            <text:p>1,673</text:p>
          </table:table-cell>
          <table:table-cell table:style-name="ce33" office:value-type="float" office:value="10976" calcext:value-type="float">
            <text:p>10,976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396" calcext:value-type="float">
            <text:p>2,396</text:p>
          </table:table-cell>
          <table:table-cell table:style-name="ce43" office:value-type="float" office:value="2220" calcext:value-type="float">
            <text:p>2,220</text:p>
          </table:table-cell>
          <table:table-cell table:style-name="ce33" office:value-type="float" office:value="13778" calcext:value-type="float">
            <text:p>13,778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727" calcext:value-type="float">
            <text:p>2,727</text:p>
          </table:table-cell>
          <table:table-cell table:style-name="ce43" office:value-type="float" office:value="2827" calcext:value-type="float">
            <text:p>2,827</text:p>
          </table:table-cell>
          <table:table-cell table:style-name="ce33" office:value-type="float" office:value="14362" calcext:value-type="float">
            <text:p>14,362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3031" calcext:value-type="float">
            <text:p>3,031</text:p>
          </table:table-cell>
          <table:table-cell table:style-name="ce33" office:value-type="float" office:value="2782" calcext:value-type="float">
            <text:p>2,782</text:p>
          </table:table-cell>
          <table:table-cell table:style-name="ce43" office:value-type="float" office:value="2903" calcext:value-type="float">
            <text:p>2,903</text:p>
          </table:table-cell>
          <table:table-cell table:style-name="ce33" office:value-type="float" office:value="13318" calcext:value-type="float">
            <text:p>13,318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825" calcext:value-type="float">
            <text:p>2,825</text:p>
          </table:table-cell>
          <table:table-cell table:style-name="ce43" office:value-type="float" office:value="2814" calcext:value-type="float">
            <text:p>2,814</text:p>
          </table:table-cell>
          <table:table-cell table:style-name="ce33" office:value-type="float" office:value="15063" calcext:value-type="float">
            <text:p>15,063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3023" calcext:value-type="float">
            <text:p>3,023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2942" calcext:value-type="float">
            <text:p>2,942</text:p>
          </table:table-cell>
          <table:table-cell table:style-name="ce33" office:value-type="float" office:value="14292" calcext:value-type="float">
            <text:p>14,292</text:p>
          </table:table-cell>
          <table:table-cell table:style-name="ce33" office:value-type="float" office:value="2815" calcext:value-type="float">
            <text:p>2,815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914" calcext:value-type="float">
            <text:p>2,914</text:p>
          </table:table-cell>
          <table:table-cell table:style-name="ce43" office:value-type="float" office:value="2753" calcext:value-type="float">
            <text:p>2,753</text:p>
          </table:table-cell>
          <table:table-cell table:style-name="ce33" office:value-type="float" office:value="15226" calcext:value-type="float">
            <text:p>15,226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3010" calcext:value-type="float">
            <text:p>3,010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3113" calcext:value-type="float">
            <text:p>3,113</text:p>
          </table:table-cell>
          <table:table-cell table:style-name="ce43" office:value-type="float" office:value="3220" calcext:value-type="float">
            <text:p>3,220</text:p>
          </table:table-cell>
          <table:table-cell table:style-name="ce33" office:value-type="float" office:value="16328" calcext:value-type="float">
            <text:p>16,328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281" calcext:value-type="float">
            <text:p>3,281</text:p>
          </table:table-cell>
          <table:table-cell table:style-name="ce43" office:value-type="float" office:value="3434" calcext:value-type="float">
            <text:p>3,434</text:p>
          </table:table-cell>
          <table:table-cell table:style-name="ce33" office:value-type="float" office:value="16648" calcext:value-type="float">
            <text:p>16,648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285" calcext:value-type="float">
            <text:p>3,285</text:p>
          </table:table-cell>
          <table:table-cell table:style-name="ce43" office:value-type="float" office:value="3341" calcext:value-type="float">
            <text:p>3,341</text:p>
          </table:table-cell>
          <table:table-cell table:style-name="ce33" office:value-type="float" office:value="14483" calcext:value-type="float">
            <text:p>14,483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2863" calcext:value-type="float">
            <text:p>2,863</text:p>
          </table:table-cell>
          <table:table-cell table:style-name="ce43" office:value-type="float" office:value="2688" calcext:value-type="float">
            <text:p>2,688</text:p>
          </table:table-cell>
          <table:table-cell table:style-name="ce33" office:value-type="float" office:value="11196" calcext:value-type="float">
            <text:p>11,196</text:p>
          </table:table-cell>
          <table:table-cell table:style-name="ce33" office:value-type="float" office:value="2619" calcext:value-type="float">
            <text:p>2,619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3" office:value-type="float" office:value="1857" calcext:value-type="float">
            <text:p>1,857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002" calcext:value-type="float">
            <text:p>1,002</text:p>
          </table:table-cell>
          <table:table-cell table:style-name="ce43" office:value-type="float" office:value="1116" calcext:value-type="float">
            <text:p>1,116</text:p>
          </table:table-cell>
          <table:table-cell table:style-name="ce33" office:value-type="float" office:value="5429" calcext:value-type="float">
            <text:p>5,429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094" calcext:value-type="float">
            <text:p>1,094</text:p>
          </table:table-cell>
          <table:table-cell table:style-name="ce43" office:value-type="float" office:value="909" calcext:value-type="float">
            <text:p>909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07" calcext:value-type="float">
            <text:p>707</text:p>
          </table:table-cell>
          <table:table-cell table:style-name="ce43" office:value-type="float" office:value="673" calcext:value-type="float">
            <text:p>673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70" calcext:value-type="float">
            <text:p>570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285" calcext:value-type="float">
            <text:p>285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975" calcext:value-type="float">
            <text:p>186,975</text:p>
          </table:table-cell>
          <table:table-cell table:style-name="ce42" office:value-type="float" office:value="5389" calcext:value-type="float">
            <text:p>5,389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1013" calcext:value-type="float">
            <text:p>1,013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1137" calcext:value-type="float">
            <text:p>1,137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7049" calcext:value-type="float">
            <text:p>7,049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396" calcext:value-type="float">
            <text:p>1,396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452" calcext:value-type="float">
            <text:p>1,452</text:p>
          </table:table-cell>
          <table:table-cell table:style-name="ce42" office:value-type="float" office:value="1472" calcext:value-type="float">
            <text:p>1,472</text:p>
          </table:table-cell>
          <table:table-cell table:style-name="ce34" office:value-type="float" office:value="10090" calcext:value-type="float">
            <text:p>10,090</text:p>
          </table:table-cell>
          <table:table-cell table:style-name="ce34" office:value-type="float" office:value="1724" calcext:value-type="float">
            <text:p>1,724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243" calcext:value-type="float">
            <text:p>2,243</text:p>
          </table:table-cell>
          <table:table-cell table:style-name="ce42" office:value-type="float" office:value="2077" calcext:value-type="float">
            <text:p>2,077</text:p>
          </table:table-cell>
          <table:table-cell table:style-name="ce34" office:value-type="float" office:value="12720" calcext:value-type="float">
            <text:p>12,720</text:p>
          </table:table-cell>
          <table:table-cell table:style-name="ce34" office:value-type="float" office:value="2394" calcext:value-type="float">
            <text:p>2,394</text:p>
          </table:table-cell>
          <table:table-cell table:style-name="ce34" office:value-type="float" office:value="2431" calcext:value-type="float">
            <text:p>2,431</text:p>
          </table:table-cell>
          <table:table-cell table:style-name="ce34" office:value-type="float" office:value="2625" calcext:value-type="float">
            <text:p>2,625</text:p>
          </table:table-cell>
          <table:table-cell table:style-name="ce34" office:value-type="float" office:value="2636" calcext:value-type="float">
            <text:p>2,636</text:p>
          </table:table-cell>
          <table:table-cell table:style-name="ce42" office:value-type="float" office:value="2634" calcext:value-type="float">
            <text:p>2,634</text:p>
          </table:table-cell>
          <table:table-cell table:style-name="ce34" office:value-type="float" office:value="13019" calcext:value-type="float">
            <text:p>13,019</text:p>
          </table:table-cell>
          <table:table-cell table:style-name="ce34" office:value-type="float" office:value="2593" calcext:value-type="float">
            <text:p>2,593</text:p>
          </table:table-cell>
          <table:table-cell table:style-name="ce34" office:value-type="float" office:value="2563" calcext:value-type="float">
            <text:p>2,563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2502" calcext:value-type="float">
            <text:p>2,502</text:p>
          </table:table-cell>
          <table:table-cell table:style-name="ce42" office:value-type="float" office:value="2661" calcext:value-type="float">
            <text:p>2,661</text:p>
          </table:table-cell>
          <table:table-cell table:style-name="ce34" office:value-type="float" office:value="12211" calcext:value-type="float">
            <text:p>12,211</text:p>
          </table:table-cell>
          <table:table-cell table:style-name="ce34" office:value-type="float" office:value="2367" calcext:value-type="float">
            <text:p>2,367</text:p>
          </table:table-cell>
          <table:table-cell table:style-name="ce34" office:value-type="float" office:value="2268" calcext:value-type="float">
            <text:p>2,268</text:p>
          </table:table-cell>
          <table:table-cell table:style-name="ce34" office:value-type="float" office:value="2490" calcext:value-type="float">
            <text:p>2,490</text:p>
          </table:table-cell>
          <table:table-cell table:style-name="ce34" office:value-type="float" office:value="2537" calcext:value-type="float">
            <text:p>2,537</text:p>
          </table:table-cell>
          <table:table-cell table:style-name="ce42" office:value-type="float" office:value="2549" calcext:value-type="float">
            <text:p>2,549</text:p>
          </table:table-cell>
          <table:table-cell table:style-name="ce34" office:value-type="float" office:value="14355" calcext:value-type="float">
            <text:p>14,355</text:p>
          </table:table-cell>
          <table:table-cell table:style-name="ce34" office:value-type="float" office:value="2820" calcext:value-type="float">
            <text:p>2,820</text:p>
          </table:table-cell>
          <table:table-cell table:style-name="ce34" office:value-type="float" office:value="2933" calcext:value-type="float">
            <text:p>2,933</text:p>
          </table:table-cell>
          <table:table-cell table:style-name="ce34" office:value-type="float" office:value="2832" calcext:value-type="float">
            <text:p>2,832</text:p>
          </table:table-cell>
          <table:table-cell table:style-name="ce34" office:value-type="float" office:value="2900" calcext:value-type="float">
            <text:p>2,900</text:p>
          </table:table-cell>
          <table:table-cell table:style-name="ce42" office:value-type="float" office:value="2870" calcext:value-type="float">
            <text:p>2,870</text:p>
          </table:table-cell>
          <table:table-cell table:style-name="ce34" office:value-type="float" office:value="14151" calcext:value-type="float">
            <text:p>14,151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2972" calcext:value-type="float">
            <text:p>2,972</text:p>
          </table:table-cell>
          <table:table-cell table:style-name="ce34" office:value-type="float" office:value="2729" calcext:value-type="float">
            <text:p>2,729</text:p>
          </table:table-cell>
          <table:table-cell table:style-name="ce34" office:value-type="float" office:value="2765" calcext:value-type="float">
            <text:p>2,765</text:p>
          </table:table-cell>
          <table:table-cell table:style-name="ce42" office:value-type="float" office:value="2775" calcext:value-type="float">
            <text:p>2,775</text:p>
          </table:table-cell>
          <table:table-cell table:style-name="ce34" office:value-type="float" office:value="15029" calcext:value-type="float">
            <text:p>15,029</text:p>
          </table:table-cell>
          <table:table-cell table:style-name="ce34" office:value-type="float" office:value="2835" calcext:value-type="float">
            <text:p>2,835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3024" calcext:value-type="float">
            <text:p>3,024</text:p>
          </table:table-cell>
          <table:table-cell table:style-name="ce34" office:value-type="float" office:value="3142" calcext:value-type="float">
            <text:p>3,142</text:p>
          </table:table-cell>
          <table:table-cell table:style-name="ce42" office:value-type="float" office:value="3130" calcext:value-type="float">
            <text:p>3,130</text:p>
          </table:table-cell>
          <table:table-cell table:style-name="ce34" office:value-type="float" office:value="15993" calcext:value-type="float">
            <text:p>15,993</text:p>
          </table:table-cell>
          <table:table-cell table:style-name="ce34" office:value-type="float" office:value="3093" calcext:value-type="float">
            <text:p>3,093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3258" calcext:value-type="float">
            <text:p>3,258</text:p>
          </table:table-cell>
          <table:table-cell table:style-name="ce34" office:value-type="float" office:value="3295" calcext:value-type="float">
            <text:p>3,295</text:p>
          </table:table-cell>
          <table:table-cell table:style-name="ce42" office:value-type="float" office:value="3267" calcext:value-type="float">
            <text:p>3,267</text:p>
          </table:table-cell>
          <table:table-cell table:style-name="ce34" office:value-type="float" office:value="16417" calcext:value-type="float">
            <text:p>16,417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343" calcext:value-type="float">
            <text:p>3,343</text:p>
          </table:table-cell>
          <table:table-cell table:style-name="ce34" office:value-type="float" office:value="3234" calcext:value-type="float">
            <text:p>3,234</text:p>
          </table:table-cell>
          <table:table-cell table:style-name="ce34" office:value-type="float" office:value="3256" calcext:value-type="float">
            <text:p>3,256</text:p>
          </table:table-cell>
          <table:table-cell table:style-name="ce42" office:value-type="float" office:value="3314" calcext:value-type="float">
            <text:p>3,314</text:p>
          </table:table-cell>
          <table:table-cell table:style-name="ce34" office:value-type="float" office:value="14846" calcext:value-type="float">
            <text:p>14,846</text:p>
          </table:table-cell>
          <table:table-cell table:style-name="ce34" office:value-type="float" office:value="3101" calcext:value-type="float">
            <text:p>3,101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2945" calcext:value-type="float">
            <text:p>2,945</text:p>
          </table:table-cell>
          <table:table-cell table:style-name="ce34" office:value-type="float" office:value="2967" calcext:value-type="float">
            <text:p>2,967</text:p>
          </table:table-cell>
          <table:table-cell table:style-name="ce42" office:value-type="float" office:value="2744" calcext:value-type="float">
            <text:p>2,744</text:p>
          </table:table-cell>
          <table:table-cell table:style-name="ce34" office:value-type="float" office:value="12032" calcext:value-type="float">
            <text:p>12,032</text:p>
          </table:table-cell>
          <table:table-cell table:style-name="ce34" office:value-type="float" office:value="2842" calcext:value-type="float">
            <text:p>2,842</text:p>
          </table:table-cell>
          <table:table-cell table:style-name="ce34" office:value-type="float" office:value="2715" calcext:value-type="float">
            <text:p>2,715</text:p>
          </table:table-cell>
          <table:table-cell table:style-name="ce34" office:value-type="float" office:value="2251" calcext:value-type="float">
            <text:p>2,251</text:p>
          </table:table-cell>
          <table:table-cell table:style-name="ce34" office:value-type="float" office:value="2170" calcext:value-type="float">
            <text:p>2,170</text:p>
          </table:table-cell>
          <table:table-cell table:style-name="ce42" office:value-type="float" office:value="2054" calcext:value-type="float">
            <text:p>2,054</text:p>
          </table:table-cell>
          <table:table-cell table:style-name="ce34" office:value-type="float" office:value="6344" calcext:value-type="float">
            <text:p>6,344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332" calcext:value-type="float">
            <text:p>1,332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1236" calcext:value-type="float">
            <text:p>1,236</text:p>
          </table:table-cell>
          <table:table-cell table:style-name="ce42" office:value-type="float" office:value="1331" calcext:value-type="float">
            <text:p>1,331</text:p>
          </table:table-cell>
          <table:table-cell table:style-name="ce34" office:value-type="float" office:value="6626" calcext:value-type="float">
            <text:p>6,626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1381" calcext:value-type="float">
            <text:p>1,381</text:p>
          </table:table-cell>
          <table:table-cell table:style-name="ce34" office:value-type="float" office:value="1370" calcext:value-type="float">
            <text:p>1,370</text:p>
          </table:table-cell>
          <table:table-cell table:style-name="ce42" office:value-type="float" office:value="1261" calcext:value-type="float">
            <text:p>1,261</text:p>
          </table:table-cell>
          <table:table-cell table:style-name="ce34" office:value-type="float" office:value="4905" calcext:value-type="float">
            <text:p>4,905</text:p>
          </table:table-cell>
          <table:table-cell table:style-name="ce34" office:value-type="float" office:value="1124" calcext:value-type="float">
            <text:p>1,124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903" calcext:value-type="float">
            <text:p>903</text:p>
          </table:table-cell>
          <table:table-cell table:style-name="ce42" office:value-type="float" office:value="855" calcext:value-type="float">
            <text:p>855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567" calcext:value-type="float">
            <text:p>567</text:p>
          </table:table-cell>
          <table:table-cell table:style-name="ce42" office:value-type="float" office:value="525" calcext:value-type="float">
            <text:p>525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74" calcext:value-type="float">
            <text:p>274</text:p>
          </table:table-cell>
          <table:table-cell table:style-name="ce42" office:value-type="float" office:value="252" calcext:value-type="float">
            <text:p>252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91" calcext:value-type="float">
            <text:p>91</text:p>
          </table:table-cell>
          <table:table-cell table:style-name="ce42" office:value-type="float" office:value="61" calcext:value-type="float">
            <text:p>6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6464" calcext:value-type="float">
            <text:p>426,464</text:p>
          </table:table-cell>
          <table:table-cell table:style-name="ce33" office:value-type="float" office:value="25701" calcext:value-type="float">
            <text:p>25,701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5460" calcext:value-type="float">
            <text:p>5,460</text:p>
          </table:table-cell>
          <table:table-cell table:style-name="ce33" office:value-type="float" office:value="4519" calcext:value-type="float">
            <text:p>4,519</text:p>
          </table:table-cell>
          <table:table-cell table:style-name="ce33" office:value-type="float" office:value="4977" calcext:value-type="float">
            <text:p>4,977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24866" calcext:value-type="float">
            <text:p>24,866</text:p>
          </table:table-cell>
          <table:table-cell table:style-name="ce33" office:value-type="float" office:value="5225" calcext:value-type="float">
            <text:p>5,225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4975" calcext:value-type="float">
            <text:p>4,975</text:p>
          </table:table-cell>
          <table:table-cell table:style-name="ce43" office:value-type="float" office:value="4935" calcext:value-type="float">
            <text:p>4,935</text:p>
          </table:table-cell>
          <table:table-cell table:style-name="ce33" office:value-type="float" office:value="28118" calcext:value-type="float">
            <text:p>28,118</text:p>
          </table:table-cell>
          <table:table-cell table:style-name="ce33" office:value-type="float" office:value="5352" calcext:value-type="float">
            <text:p>5,352</text:p>
          </table:table-cell>
          <table:table-cell table:style-name="ce33" office:value-type="float" office:value="5432" calcext:value-type="float">
            <text:p>5,432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5822" calcext:value-type="float">
            <text:p>5,822</text:p>
          </table:table-cell>
          <table:table-cell table:style-name="ce43" office:value-type="float" office:value="5285" calcext:value-type="float">
            <text:p>5,285</text:p>
          </table:table-cell>
          <table:table-cell table:style-name="ce33" office:value-type="float" office:value="29059" calcext:value-type="float">
            <text:p>29,059</text:p>
          </table:table-cell>
          <table:table-cell table:style-name="ce33" office:value-type="float" office:value="5902" calcext:value-type="float">
            <text:p>5,902</text:p>
          </table:table-cell>
          <table:table-cell table:style-name="ce33" office:value-type="float" office:value="5986" calcext:value-type="float">
            <text:p>5,986</text:p>
          </table:table-cell>
          <table:table-cell table:style-name="ce33" office:value-type="float" office:value="5916" calcext:value-type="float">
            <text:p>5,916</text:p>
          </table:table-cell>
          <table:table-cell table:style-name="ce33" office:value-type="float" office:value="5637" calcext:value-type="float">
            <text:p>5,637</text:p>
          </table:table-cell>
          <table:table-cell table:style-name="ce43" office:value-type="float" office:value="5618" calcext:value-type="float">
            <text:p>5,618</text:p>
          </table:table-cell>
          <table:table-cell table:style-name="ce33" office:value-type="float" office:value="27432" calcext:value-type="float">
            <text:p>27,432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5576" calcext:value-type="float">
            <text:p>5,576</text:p>
          </table:table-cell>
          <table:table-cell table:style-name="ce33" office:value-type="float" office:value="5355" calcext:value-type="float">
            <text:p>5,355</text:p>
          </table:table-cell>
          <table:table-cell table:style-name="ce43" office:value-type="float" office:value="5539" calcext:value-type="float">
            <text:p>5,539</text:p>
          </table:table-cell>
          <table:table-cell table:style-name="ce33" office:value-type="float" office:value="28446" calcext:value-type="float">
            <text:p>28,446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5030" calcext:value-type="float">
            <text:p>5,030</text:p>
          </table:table-cell>
          <table:table-cell table:style-name="ce33" office:value-type="float" office:value="5415" calcext:value-type="float">
            <text:p>5,415</text:p>
          </table:table-cell>
          <table:table-cell table:style-name="ce33" office:value-type="float" office:value="6144" calcext:value-type="float">
            <text:p>6,144</text:p>
          </table:table-cell>
          <table:table-cell table:style-name="ce43" office:value-type="float" office:value="6688" calcext:value-type="float">
            <text:p>6,688</text:p>
          </table:table-cell>
          <table:table-cell table:style-name="ce33" office:value-type="float" office:value="40239" calcext:value-type="float">
            <text:p>40,239</text:p>
          </table:table-cell>
          <table:table-cell table:style-name="ce33" office:value-type="float" office:value="7216" calcext:value-type="float">
            <text:p>7,216</text:p>
          </table:table-cell>
          <table:table-cell table:style-name="ce33" office:value-type="float" office:value="7893" calcext:value-type="float">
            <text:p>7,893</text:p>
          </table:table-cell>
          <table:table-cell table:style-name="ce33" office:value-type="float" office:value="8263" calcext:value-type="float">
            <text:p>8,263</text:p>
          </table:table-cell>
          <table:table-cell table:style-name="ce33" office:value-type="float" office:value="8443" calcext:value-type="float">
            <text:p>8,443</text:p>
          </table:table-cell>
          <table:table-cell table:style-name="ce43" office:value-type="float" office:value="8424" calcext:value-type="float">
            <text:p>8,424</text:p>
          </table:table-cell>
          <table:table-cell table:style-name="ce33" office:value-type="float" office:value="38568" calcext:value-type="float">
            <text:p>38,568</text:p>
          </table:table-cell>
          <table:table-cell table:style-name="ce33" office:value-type="float" office:value="7926" calcext:value-type="float">
            <text:p>7,926</text:p>
          </table:table-cell>
          <table:table-cell table:style-name="ce33" office:value-type="float" office:value="8669" calcext:value-type="float">
            <text:p>8,669</text:p>
          </table:table-cell>
          <table:table-cell table:style-name="ce33" office:value-type="float" office:value="7634" calcext:value-type="float">
            <text:p>7,634</text:p>
          </table:table-cell>
          <table:table-cell table:style-name="ce33" office:value-type="float" office:value="7361" calcext:value-type="float">
            <text:p>7,361</text:p>
          </table:table-cell>
          <table:table-cell table:style-name="ce43" office:value-type="float" office:value="6978" calcext:value-type="float">
            <text:p>6,978</text:p>
          </table:table-cell>
          <table:table-cell table:style-name="ce33" office:value-type="float" office:value="35596" calcext:value-type="float">
            <text:p>35,596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7196" calcext:value-type="float">
            <text:p>7,196</text:p>
          </table:table-cell>
          <table:table-cell table:style-name="ce33" office:value-type="float" office:value="7237" calcext:value-type="float">
            <text:p>7,237</text:p>
          </table:table-cell>
          <table:table-cell table:style-name="ce33" office:value-type="float" office:value="7127" calcext:value-type="float">
            <text:p>7,127</text:p>
          </table:table-cell>
          <table:table-cell table:style-name="ce43" office:value-type="float" office:value="7000" calcext:value-type="float">
            <text:p>7,000</text:p>
          </table:table-cell>
          <table:table-cell table:style-name="ce33" office:value-type="float" office:value="32453" calcext:value-type="float">
            <text:p>32,453</text:p>
          </table:table-cell>
          <table:table-cell table:style-name="ce33" office:value-type="float" office:value="6663" calcext:value-type="float">
            <text:p>6,663</text:p>
          </table:table-cell>
          <table:table-cell table:style-name="ce33" office:value-type="float" office:value="6387" calcext:value-type="float">
            <text:p>6,387</text:p>
          </table:table-cell>
          <table:table-cell table:style-name="ce33" office:value-type="float" office:value="6559" calcext:value-type="float">
            <text:p>6,559</text:p>
          </table:table-cell>
          <table:table-cell table:style-name="ce33" office:value-type="float" office:value="6457" calcext:value-type="float">
            <text:p>6,457</text:p>
          </table:table-cell>
          <table:table-cell table:style-name="ce43" office:value-type="float" office:value="6387" calcext:value-type="float">
            <text:p>6,387</text:p>
          </table:table-cell>
          <table:table-cell table:style-name="ce33" office:value-type="float" office:value="29930" calcext:value-type="float">
            <text:p>29,930</text:p>
          </table:table-cell>
          <table:table-cell table:style-name="ce33" office:value-type="float" office:value="6388" calcext:value-type="float">
            <text:p>6,388</text:p>
          </table:table-cell>
          <table:table-cell table:style-name="ce33" office:value-type="float" office:value="6051" calcext:value-type="float">
            <text:p>6,051</text:p>
          </table:table-cell>
          <table:table-cell table:style-name="ce33" office:value-type="float" office:value="5818" calcext:value-type="float">
            <text:p>5,818</text:p>
          </table:table-cell>
          <table:table-cell table:style-name="ce33" office:value-type="float" office:value="5816" calcext:value-type="float">
            <text:p>5,816</text:p>
          </table:table-cell>
          <table:table-cell table:style-name="ce43" office:value-type="float" office:value="5857" calcext:value-type="float">
            <text:p>5,857</text:p>
          </table:table-cell>
          <table:table-cell table:style-name="ce33" office:value-type="float" office:value="25103" calcext:value-type="float">
            <text:p>25,103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5093" calcext:value-type="float">
            <text:p>5,093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5113" calcext:value-type="float">
            <text:p>5,113</text:p>
          </table:table-cell>
          <table:table-cell table:style-name="ce43" office:value-type="float" office:value="4729" calcext:value-type="float">
            <text:p>4,729</text:p>
          </table:table-cell>
          <table:table-cell table:style-name="ce33" office:value-type="float" office:value="19866" calcext:value-type="float">
            <text:p>19,866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3469" calcext:value-type="float">
            <text:p>3,469</text:p>
          </table:table-cell>
          <table:table-cell table:style-name="ce43" office:value-type="float" office:value="3413" calcext:value-type="float">
            <text:p>3,413</text:p>
          </table:table-cell>
          <table:table-cell table:style-name="ce33" office:value-type="float" office:value="11735" calcext:value-type="float">
            <text:p>11,735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2212" calcext:value-type="float">
            <text:p>2,212</text:p>
          </table:table-cell>
          <table:table-cell table:style-name="ce43" office:value-type="float" office:value="2291" calcext:value-type="float">
            <text:p>2,291</text:p>
          </table:table-cell>
          <table:table-cell table:style-name="ce33" office:value-type="float" office:value="10423" calcext:value-type="float">
            <text:p>10,423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1962" calcext:value-type="float">
            <text:p>1,962</text:p>
          </table:table-cell>
          <table:table-cell table:style-name="ce43" office:value-type="float" office:value="1921" calcext:value-type="float">
            <text:p>1,921</text:p>
          </table:table-cell>
          <table:table-cell table:style-name="ce33" office:value-type="float" office:value="7597" calcext:value-type="float">
            <text:p>7,597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499" calcext:value-type="float">
            <text:p>1,499</text:p>
          </table:table-cell>
          <table:table-cell table:style-name="ce43" office:value-type="float" office:value="1297" calcext:value-type="float">
            <text:p>1,297</text:p>
          </table:table-cell>
          <table:table-cell table:style-name="ce33" office:value-type="float" office:value="6057" calcext:value-type="float">
            <text:p>6,057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215" calcext:value-type="float">
            <text:p>1,215</text:p>
          </table:table-cell>
          <table:table-cell table:style-name="ce43" office:value-type="float" office:value="1069" calcext:value-type="float">
            <text:p>1,069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619" calcext:value-type="float">
            <text:p>619</text:p>
          </table:table-cell>
          <table:table-cell table:style-name="ce43" office:value-type="float" office:value="548" calcext:value-type="float">
            <text:p>548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331" calcext:value-type="float">
            <text:p>211,331</text:p>
          </table:table-cell>
          <table:table-cell table:style-name="ce33" office:value-type="float" office:value="13398" calcext:value-type="float">
            <text:p>13,398</text:p>
          </table:table-cell>
          <table:table-cell table:style-name="ce48" office:value-type="float" office:value="2938" calcext:value-type="float">
            <text:p>2,938</text:p>
          </table:table-cell>
          <table:table-cell table:style-name="ce48" office:value-type="float" office:value="2833" calcext:value-type="float">
            <text:p>2,833</text:p>
          </table:table-cell>
          <table:table-cell table:style-name="ce48" office:value-type="float" office:value="2355" calcext:value-type="float">
            <text:p>2,355</text:p>
          </table:table-cell>
          <table:table-cell table:style-name="ce48" office:value-type="float" office:value="2595" calcext:value-type="float">
            <text:p>2,595</text:p>
          </table:table-cell>
          <table:table-cell table:style-name="ce48" office:value-type="float" office:value="2677" calcext:value-type="float">
            <text:p>2,677</text:p>
          </table:table-cell>
          <table:table-cell table:style-name="ce48" office:value-type="float" office:value="13020" calcext:value-type="float">
            <text:p>13,020</text:p>
          </table:table-cell>
          <table:table-cell table:style-name="ce48" office:value-type="float" office:value="2762" calcext:value-type="float">
            <text:p>2,762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583" calcext:value-type="float">
            <text:p>2,583</text:p>
          </table:table-cell>
          <table:table-cell table:style-name="ce60" office:value-type="float" office:value="2595" calcext:value-type="float">
            <text:p>2,595</text:p>
          </table:table-cell>
          <table:table-cell table:style-name="ce48" office:value-type="float" office:value="14739" calcext:value-type="float">
            <text:p>14,739</text:p>
          </table:table-cell>
          <table:table-cell table:style-name="ce48" office:value-type="float" office:value="2833" calcext:value-type="float">
            <text:p>2,833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3230" calcext:value-type="float">
            <text:p>3,230</text:p>
          </table:table-cell>
          <table:table-cell table:style-name="ce48" office:value-type="float" office:value="3024" calcext:value-type="float">
            <text:p>3,024</text:p>
          </table:table-cell>
          <table:table-cell table:style-name="ce60" office:value-type="float" office:value="2825" calcext:value-type="float">
            <text:p>2,825</text:p>
          </table:table-cell>
          <table:table-cell table:style-name="ce48" office:value-type="float" office:value="14897" calcext:value-type="float">
            <text:p>14,897</text:p>
          </table:table-cell>
          <table:table-cell table:style-name="ce48" office:value-type="float" office:value="3055" calcext:value-type="float">
            <text:p>3,055</text:p>
          </table:table-cell>
          <table:table-cell table:style-name="ce48" office:value-type="float" office:value="3074" calcext:value-type="float">
            <text:p>3,074</text:p>
          </table:table-cell>
          <table:table-cell table:style-name="ce48" office:value-type="float" office:value="3053" calcext:value-type="float">
            <text:p>3,053</text:p>
          </table:table-cell>
          <table:table-cell table:style-name="ce48" office:value-type="float" office:value="2916" calcext:value-type="float">
            <text:p>2,916</text:p>
          </table:table-cell>
          <table:table-cell table:style-name="ce60" office:value-type="float" office:value="2799" calcext:value-type="float">
            <text:p>2,799</text:p>
          </table:table-cell>
          <table:table-cell table:style-name="ce48" office:value-type="float" office:value="14170" calcext:value-type="float">
            <text:p>14,170</text:p>
          </table:table-cell>
          <table:table-cell table:style-name="ce48" office:value-type="float" office:value="2882" calcext:value-type="float">
            <text:p>2,882</text:p>
          </table:table-cell>
          <table:table-cell table:style-name="ce48" office:value-type="float" office:value="2786" calcext:value-type="float">
            <text:p>2,786</text:p>
          </table:table-cell>
          <table:table-cell table:style-name="ce48" office:value-type="float" office:value="2954" calcext:value-type="float">
            <text:p>2,954</text:p>
          </table:table-cell>
          <table:table-cell table:style-name="ce48" office:value-type="float" office:value="2732" calcext:value-type="float">
            <text:p>2,732</text:p>
          </table:table-cell>
          <table:table-cell table:style-name="ce60" office:value-type="float" office:value="2816" calcext:value-type="float">
            <text:p>2,816</text:p>
          </table:table-cell>
          <table:table-cell table:style-name="ce48" office:value-type="float" office:value="14079" calcext:value-type="float">
            <text:p>14,079</text:p>
          </table:table-cell>
          <table:table-cell table:style-name="ce48" office:value-type="float" office:value="2642" calcext:value-type="float">
            <text:p>2,642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666" calcext:value-type="float">
            <text:p>2,666</text:p>
          </table:table-cell>
          <table:table-cell table:style-name="ce48" office:value-type="float" office:value="2998" calcext:value-type="float">
            <text:p>2,998</text:p>
          </table:table-cell>
          <table:table-cell table:style-name="ce60" office:value-type="float" office:value="3232" calcext:value-type="float">
            <text:p>3,232</text:p>
          </table:table-cell>
          <table:table-cell table:style-name="ce48" office:value-type="float" office:value="19129" calcext:value-type="float">
            <text:p>19,129</text:p>
          </table:table-cell>
          <table:table-cell table:style-name="ce48" office:value-type="float" office:value="3498" calcext:value-type="float">
            <text:p>3,498</text:p>
          </table:table-cell>
          <table:table-cell table:style-name="ce48" office:value-type="float" office:value="3688" calcext:value-type="float">
            <text:p>3,688</text:p>
          </table:table-cell>
          <table:table-cell table:style-name="ce48" office:value-type="float" office:value="3943" calcext:value-type="float">
            <text:p>3,943</text:p>
          </table:table-cell>
          <table:table-cell table:style-name="ce48" office:value-type="float" office:value="3971" calcext:value-type="float">
            <text:p>3,971</text:p>
          </table:table-cell>
          <table:table-cell table:style-name="ce60" office:value-type="float" office:value="4029" calcext:value-type="float">
            <text:p>4,029</text:p>
          </table:table-cell>
          <table:table-cell table:style-name="ce48" office:value-type="float" office:value="18683" calcext:value-type="float">
            <text:p>18,683</text:p>
          </table:table-cell>
          <table:table-cell table:style-name="ce48" office:value-type="float" office:value="3747" calcext:value-type="float">
            <text:p>3,747</text:p>
          </table:table-cell>
          <table:table-cell table:style-name="ce48" office:value-type="float" office:value="4160" calcext:value-type="float">
            <text:p>4,160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560" calcext:value-type="float">
            <text:p>3,560</text:p>
          </table:table-cell>
          <table:table-cell table:style-name="ce60" office:value-type="float" office:value="3508" calcext:value-type="float">
            <text:p>3,508</text:p>
          </table:table-cell>
          <table:table-cell table:style-name="ce48" office:value-type="float" office:value="17421" calcext:value-type="float">
            <text:p>17,421</text:p>
          </table:table-cell>
          <table:table-cell table:style-name="ce48" office:value-type="float" office:value="3417" calcext:value-type="float">
            <text:p>3,417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3591" calcext:value-type="float">
            <text:p>3,591</text:p>
          </table:table-cell>
          <table:table-cell table:style-name="ce48" office:value-type="float" office:value="3486" calcext:value-type="float">
            <text:p>3,486</text:p>
          </table:table-cell>
          <table:table-cell table:style-name="ce60" office:value-type="float" office:value="3430" calcext:value-type="float">
            <text:p>3,430</text:p>
          </table:table-cell>
          <table:table-cell table:style-name="ce48" office:value-type="float" office:value="16348" calcext:value-type="float">
            <text:p>16,348</text:p>
          </table:table-cell>
          <table:table-cell table:style-name="ce48" office:value-type="float" office:value="3379" calcext:value-type="float">
            <text:p>3,379</text:p>
          </table:table-cell>
          <table:table-cell table:style-name="ce48" office:value-type="float" office:value="3159" calcext:value-type="float">
            <text:p>3,159</text:p>
          </table:table-cell>
          <table:table-cell table:style-name="ce48" office:value-type="float" office:value="3281" calcext:value-type="float">
            <text:p>3,281</text:p>
          </table:table-cell>
          <table:table-cell table:style-name="ce48" office:value-type="float" office:value="3286" calcext:value-type="float">
            <text:p>3,286</text:p>
          </table:table-cell>
          <table:table-cell table:style-name="ce60" office:value-type="float" office:value="3243" calcext:value-type="float">
            <text:p>3,243</text:p>
          </table:table-cell>
          <table:table-cell table:style-name="ce48" office:value-type="float" office:value="14889" calcext:value-type="float">
            <text:p>14,889</text:p>
          </table:table-cell>
          <table:table-cell table:style-name="ce48" office:value-type="float" office:value="3194" calcext:value-type="float">
            <text:p>3,194</text:p>
          </table:table-cell>
          <table:table-cell table:style-name="ce48" office:value-type="float" office:value="3034" calcext:value-type="float">
            <text:p>3,034</text:p>
          </table:table-cell>
          <table:table-cell table:style-name="ce48" office:value-type="float" office:value="2882" calcext:value-type="float">
            <text:p>2,882</text:p>
          </table:table-cell>
          <table:table-cell table:style-name="ce48" office:value-type="float" office:value="2891" calcext:value-type="float">
            <text:p>2,891</text:p>
          </table:table-cell>
          <table:table-cell table:style-name="ce60" office:value-type="float" office:value="2888" calcext:value-type="float">
            <text:p>2,888</text:p>
          </table:table-cell>
          <table:table-cell table:style-name="ce48" office:value-type="float" office:value="12214" calcext:value-type="float">
            <text:p>12,214</text:p>
          </table:table-cell>
          <table:table-cell table:style-name="ce48" office:value-type="float" office:value="2576" calcext:value-type="float">
            <text:p>2,576</text:p>
          </table:table-cell>
          <table:table-cell table:style-name="ce48" office:value-type="float" office:value="2401" calcext:value-type="float">
            <text:p>2,401</text:p>
          </table:table-cell>
          <table:table-cell table:style-name="ce48" office:value-type="float" office:value="2454" calcext:value-type="float">
            <text:p>2,454</text:p>
          </table:table-cell>
          <table:table-cell table:style-name="ce48" office:value-type="float" office:value="2459" calcext:value-type="float">
            <text:p>2,459</text:p>
          </table:table-cell>
          <table:table-cell table:style-name="ce60" office:value-type="float" office:value="2324" calcext:value-type="float">
            <text:p>2,324</text:p>
          </table:table-cell>
          <table:table-cell table:style-name="ce48" office:value-type="float" office:value="9409" calcext:value-type="float">
            <text:p>9,409</text:p>
          </table:table-cell>
          <table:table-cell table:style-name="ce48" office:value-type="float" office:value="2175" calcext:value-type="float">
            <text:p>2,175</text:p>
          </table:table-cell>
          <table:table-cell table:style-name="ce48" office:value-type="float" office:value="2173" calcext:value-type="float">
            <text:p>2,173</text:p>
          </table:table-cell>
          <table:table-cell table:style-name="ce48" office:value-type="float" office:value="1853" calcext:value-type="float">
            <text:p>1,853</text:p>
          </table:table-cell>
          <table:table-cell table:style-name="ce48" office:value-type="float" office:value="1621" calcext:value-type="float">
            <text:p>1,621</text:p>
          </table:table-cell>
          <table:table-cell table:style-name="ce60" office:value-type="float" office:value="1587" calcext:value-type="float">
            <text:p>1,587</text:p>
          </table:table-cell>
          <table:table-cell table:style-name="ce48" office:value-type="float" office:value="5413" calcext:value-type="float">
            <text:p>5,413</text:p>
          </table:table-cell>
          <table:table-cell table:style-name="ce48" office:value-type="float" office:value="1292" calcext:value-type="float">
            <text:p>1,292</text:p>
          </table:table-cell>
          <table:table-cell table:style-name="ce48" office:value-type="float" office:value="1280" calcext:value-type="float">
            <text:p>1,280</text:p>
          </table:table-cell>
          <table:table-cell table:style-name="ce48" office:value-type="float" office:value="831" calcext:value-type="float">
            <text:p>831</text:p>
          </table:table-cell>
          <table:table-cell table:style-name="ce48" office:value-type="float" office:value="976" calcext:value-type="float">
            <text:p>976</text:p>
          </table:table-cell>
          <table:table-cell table:style-name="ce60" office:value-type="float" office:value="1034" calcext:value-type="float">
            <text:p>1,034</text:p>
          </table:table-cell>
          <table:table-cell table:style-name="ce48" office:value-type="float" office:value="4493" calcext:value-type="float">
            <text:p>4,493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888" calcext:value-type="float">
            <text:p>888</text:p>
          </table:table-cell>
          <table:table-cell table:style-name="ce48" office:value-type="float" office:value="840" calcext:value-type="float">
            <text:p>840</text:p>
          </table:table-cell>
          <table:table-cell table:style-name="ce60" office:value-type="float" office:value="812" calcext:value-type="float">
            <text:p>812</text:p>
          </table:table-cell>
          <table:table-cell table:style-name="ce48" office:value-type="float" office:value="3265" calcext:value-type="float">
            <text:p>3,265</text:p>
          </table:table-cell>
          <table:table-cell table:style-name="ce48" office:value-type="float" office:value="746" calcext:value-type="float">
            <text:p>746</text:p>
          </table:table-cell>
          <table:table-cell table:style-name="ce48" office:value-type="float" office:value="702" calcext:value-type="float">
            <text:p>702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636" calcext:value-type="float">
            <text:p>636</text:p>
          </table:table-cell>
          <table:table-cell table:style-name="ce60" office:value-type="float" office:value="557" calcext:value-type="float">
            <text:p>557</text:p>
          </table:table-cell>
          <table:table-cell table:style-name="ce48" office:value-type="float" office:value="2975" calcext:value-type="float">
            <text:p>2,975</text:p>
          </table:table-cell>
          <table:table-cell table:style-name="ce48" office:value-type="float" office:value="583" calcext:value-type="float">
            <text:p>583</text:p>
          </table:table-cell>
          <table:table-cell table:style-name="ce48" office:value-type="float" office:value="622" calcext:value-type="float">
            <text:p>622</text:p>
          </table:table-cell>
          <table:table-cell table:style-name="ce48" office:value-type="float" office:value="612" calcext:value-type="float">
            <text:p>612</text:p>
          </table:table-cell>
          <table:table-cell table:style-name="ce48" office:value-type="float" office:value="626" calcext:value-type="float">
            <text:p>626</text:p>
          </table:table-cell>
          <table:table-cell table:style-name="ce60" office:value-type="float" office:value="532" calcext:value-type="float">
            <text:p>532</text:p>
          </table:table-cell>
          <table:table-cell table:style-name="ce48" office:value-type="float" office:value="1987" calcext:value-type="float">
            <text:p>1,987</text:p>
          </table:table-cell>
          <table:table-cell table:style-name="ce48" office:value-type="float" office:value="490" calcext:value-type="float">
            <text:p>490</text:p>
          </table:table-cell>
          <table:table-cell table:style-name="ce48" office:value-type="float" office:value="472" calcext:value-type="float">
            <text:p>472</text:p>
          </table:table-cell>
          <table:table-cell table:style-name="ce48" office:value-type="float" office:value="417" calcext:value-type="float">
            <text:p>417</text:p>
          </table:table-cell>
          <table:table-cell table:style-name="ce48" office:value-type="float" office:value="312" calcext:value-type="float">
            <text:p>312</text:p>
          </table:table-cell>
          <table:table-cell table:style-name="ce60" office:value-type="float" office:value="296" calcext:value-type="float">
            <text:p>296</text:p>
          </table:table-cell>
          <table:table-cell table:style-name="ce48" office:value-type="float" office:value="635" calcext:value-type="float">
            <text:p>635</text:p>
          </table:table-cell>
          <table:table-cell table:style-name="ce48" office:value-type="float" office:value="210" calcext:value-type="float">
            <text:p>210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76" calcext:value-type="float">
            <text:p>76</text:p>
          </table:table-cell>
          <table:table-cell table:style-name="ce60" office:value-type="float" office:value="60" calcext:value-type="float">
            <text:p>60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5133" calcext:value-type="float">
            <text:p>215,133</text:p>
          </table:table-cell>
          <table:table-cell table:style-name="ce42" office:value-type="float" office:value="12303" calcext:value-type="float">
            <text:p>12,303</text:p>
          </table:table-cell>
          <table:table-cell table:style-name="ce49" office:value-type="float" office:value="2802" calcext:value-type="float">
            <text:p>2,802</text:p>
          </table:table-cell>
          <table:table-cell table:style-name="ce49" office:value-type="float" office:value="2627" calcext:value-type="float">
            <text:p>2,627</text:p>
          </table:table-cell>
          <table:table-cell table:style-name="ce49" office:value-type="float" office:value="2164" calcext:value-type="float">
            <text:p>2,164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9" office:value-type="float" office:value="11846" calcext:value-type="float">
            <text:p>11,846</text:p>
          </table:table-cell>
          <table:table-cell table:style-name="ce49" office:value-type="float" office:value="2463" calcext:value-type="float">
            <text:p>2,463</text:p>
          </table:table-cell>
          <table:table-cell table:style-name="ce49" office:value-type="float" office:value="2375" calcext:value-type="float">
            <text:p>2,375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2392" calcext:value-type="float">
            <text:p>2,392</text:p>
          </table:table-cell>
          <table:table-cell table:style-name="ce61" office:value-type="float" office:value="2340" calcext:value-type="float">
            <text:p>2,340</text:p>
          </table:table-cell>
          <table:table-cell table:style-name="ce49" office:value-type="float" office:value="13379" calcext:value-type="float">
            <text:p>13,379</text:p>
          </table:table-cell>
          <table:table-cell table:style-name="ce49" office:value-type="float" office:value="2519" calcext:value-type="float">
            <text:p>2,519</text:p>
          </table:table-cell>
          <table:table-cell table:style-name="ce49" office:value-type="float" office:value="2605" calcext:value-type="float">
            <text:p>2,605</text:p>
          </table:table-cell>
          <table:table-cell table:style-name="ce49" office:value-type="float" office:value="2997" calcext:value-type="float">
            <text:p>2,997</text:p>
          </table:table-cell>
          <table:table-cell table:style-name="ce49" office:value-type="float" office:value="2798" calcext:value-type="float">
            <text:p>2,798</text:p>
          </table:table-cell>
          <table:table-cell table:style-name="ce61" office:value-type="float" office:value="2460" calcext:value-type="float">
            <text:p>2,460</text:p>
          </table:table-cell>
          <table:table-cell table:style-name="ce49" office:value-type="float" office:value="14162" calcext:value-type="float">
            <text:p>14,162</text:p>
          </table:table-cell>
          <table:table-cell table:style-name="ce49" office:value-type="float" office:value="2847" calcext:value-type="float">
            <text:p>2,847</text:p>
          </table:table-cell>
          <table:table-cell table:style-name="ce49" office:value-type="float" office:value="2912" calcext:value-type="float">
            <text:p>2,912</text:p>
          </table:table-cell>
          <table:table-cell table:style-name="ce49" office:value-type="float" office:value="2863" calcext:value-type="float">
            <text:p>2,863</text:p>
          </table:table-cell>
          <table:table-cell table:style-name="ce49" office:value-type="float" office:value="2721" calcext:value-type="float">
            <text:p>2,721</text:p>
          </table:table-cell>
          <table:table-cell table:style-name="ce61" office:value-type="float" office:value="2819" calcext:value-type="float">
            <text:p>2,819</text:p>
          </table:table-cell>
          <table:table-cell table:style-name="ce49" office:value-type="float" office:value="13262" calcext:value-type="float">
            <text:p>13,262</text:p>
          </table:table-cell>
          <table:table-cell table:style-name="ce49" office:value-type="float" office:value="2659" calcext:value-type="float">
            <text:p>2,659</text:p>
          </table:table-cell>
          <table:table-cell table:style-name="ce49" office:value-type="float" office:value="2635" calcext:value-type="float">
            <text:p>2,635</text:p>
          </table:table-cell>
          <table:table-cell table:style-name="ce49" office:value-type="float" office:value="2622" calcext:value-type="float">
            <text:p>2,622</text:p>
          </table:table-cell>
          <table:table-cell table:style-name="ce49" office:value-type="float" office:value="2623" calcext:value-type="float">
            <text:p>2,623</text:p>
          </table:table-cell>
          <table:table-cell table:style-name="ce61" office:value-type="float" office:value="2723" calcext:value-type="float">
            <text:p>2,723</text:p>
          </table:table-cell>
          <table:table-cell table:style-name="ce49" office:value-type="float" office:value="14367" calcext:value-type="float">
            <text:p>14,367</text:p>
          </table:table-cell>
          <table:table-cell table:style-name="ce49" office:value-type="float" office:value="2527" calcext:value-type="float">
            <text:p>2,527</text:p>
          </table:table-cell>
          <table:table-cell table:style-name="ce49" office:value-type="float" office:value="2489" calcext:value-type="float">
            <text:p>2,489</text:p>
          </table:table-cell>
          <table:table-cell table:style-name="ce49" office:value-type="float" office:value="2749" calcext:value-type="float">
            <text:p>2,749</text:p>
          </table:table-cell>
          <table:table-cell table:style-name="ce49" office:value-type="float" office:value="3146" calcext:value-type="float">
            <text:p>3,146</text:p>
          </table:table-cell>
          <table:table-cell table:style-name="ce61" office:value-type="float" office:value="3456" calcext:value-type="float">
            <text:p>3,456</text:p>
          </table:table-cell>
          <table:table-cell table:style-name="ce49" office:value-type="float" office:value="21110" calcext:value-type="float">
            <text:p>21,110</text:p>
          </table:table-cell>
          <table:table-cell table:style-name="ce49" office:value-type="float" office:value="3718" calcext:value-type="float">
            <text:p>3,718</text:p>
          </table:table-cell>
          <table:table-cell table:style-name="ce49" office:value-type="float" office:value="4205" calcext:value-type="float">
            <text:p>4,205</text:p>
          </table:table-cell>
          <table:table-cell table:style-name="ce49" office:value-type="float" office:value="4320" calcext:value-type="float">
            <text:p>4,320</text:p>
          </table:table-cell>
          <table:table-cell table:style-name="ce49" office:value-type="float" office:value="4472" calcext:value-type="float">
            <text:p>4,472</text:p>
          </table:table-cell>
          <table:table-cell table:style-name="ce61" office:value-type="float" office:value="4395" calcext:value-type="float">
            <text:p>4,395</text:p>
          </table:table-cell>
          <table:table-cell table:style-name="ce49" office:value-type="float" office:value="19885" calcext:value-type="float">
            <text:p>19,885</text:p>
          </table:table-cell>
          <table:table-cell table:style-name="ce49" office:value-type="float" office:value="4179" calcext:value-type="float">
            <text:p>4,179</text:p>
          </table:table-cell>
          <table:table-cell table:style-name="ce49" office:value-type="float" office:value="4509" calcext:value-type="float">
            <text:p>4,509</text:p>
          </table:table-cell>
          <table:table-cell table:style-name="ce49" office:value-type="float" office:value="3926" calcext:value-type="float">
            <text:p>3,926</text:p>
          </table:table-cell>
          <table:table-cell table:style-name="ce49" office:value-type="float" office:value="3801" calcext:value-type="float">
            <text:p>3,801</text:p>
          </table:table-cell>
          <table:table-cell table:style-name="ce61" office:value-type="float" office:value="3470" calcext:value-type="float">
            <text:p>3,470</text:p>
          </table:table-cell>
          <table:table-cell table:style-name="ce49" office:value-type="float" office:value="18175" calcext:value-type="float">
            <text:p>18,175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9" office:value-type="float" office:value="3699" calcext:value-type="float">
            <text:p>3,699</text:p>
          </table:table-cell>
          <table:table-cell table:style-name="ce49" office:value-type="float" office:value="3646" calcext:value-type="float">
            <text:p>3,646</text:p>
          </table:table-cell>
          <table:table-cell table:style-name="ce49" office:value-type="float" office:value="3641" calcext:value-type="float">
            <text:p>3,641</text:p>
          </table:table-cell>
          <table:table-cell table:style-name="ce61" office:value-type="float" office:value="3570" calcext:value-type="float">
            <text:p>3,570</text:p>
          </table:table-cell>
          <table:table-cell table:style-name="ce49" office:value-type="float" office:value="16105" calcext:value-type="float">
            <text:p>16,105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9" office:value-type="float" office:value="3228" calcext:value-type="float">
            <text:p>3,228</text:p>
          </table:table-cell>
          <table:table-cell table:style-name="ce49" office:value-type="float" office:value="3278" calcext:value-type="float">
            <text:p>3,278</text:p>
          </table:table-cell>
          <table:table-cell table:style-name="ce49" office:value-type="float" office:value="3171" calcext:value-type="float">
            <text:p>3,171</text:p>
          </table:table-cell>
          <table:table-cell table:style-name="ce61" office:value-type="float" office:value="3144" calcext:value-type="float">
            <text:p>3,144</text:p>
          </table:table-cell>
          <table:table-cell table:style-name="ce49" office:value-type="float" office:value="15041" calcext:value-type="float">
            <text:p>15,041</text:p>
          </table:table-cell>
          <table:table-cell table:style-name="ce49" office:value-type="float" office:value="3194" calcext:value-type="float">
            <text:p>3,194</text:p>
          </table:table-cell>
          <table:table-cell table:style-name="ce49" office:value-type="float" office:value="3017" calcext:value-type="float">
            <text:p>3,017</text:p>
          </table:table-cell>
          <table:table-cell table:style-name="ce49" office:value-type="float" office:value="2936" calcext:value-type="float">
            <text:p>2,936</text:p>
          </table:table-cell>
          <table:table-cell table:style-name="ce49" office:value-type="float" office:value="2925" calcext:value-type="float">
            <text:p>2,925</text:p>
          </table:table-cell>
          <table:table-cell table:style-name="ce61" office:value-type="float" office:value="2969" calcext:value-type="float">
            <text:p>2,969</text:p>
          </table:table-cell>
          <table:table-cell table:style-name="ce49" office:value-type="float" office:value="12889" calcext:value-type="float">
            <text:p>12,889</text:p>
          </table:table-cell>
          <table:table-cell table:style-name="ce49" office:value-type="float" office:value="2548" calcext:value-type="float">
            <text:p>2,548</text:p>
          </table:table-cell>
          <table:table-cell table:style-name="ce49" office:value-type="float" office:value="2692" calcext:value-type="float">
            <text:p>2,692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654" calcext:value-type="float">
            <text:p>2,654</text:p>
          </table:table-cell>
          <table:table-cell table:style-name="ce61" office:value-type="float" office:value="2405" calcext:value-type="float">
            <text:p>2,405</text:p>
          </table:table-cell>
          <table:table-cell table:style-name="ce49" office:value-type="float" office:value="10457" calcext:value-type="float">
            <text:p>10,457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398" calcext:value-type="float">
            <text:p>2,398</text:p>
          </table:table-cell>
          <table:table-cell table:style-name="ce49" office:value-type="float" office:value="2022" calcext:value-type="float">
            <text:p>2,022</text:p>
          </table:table-cell>
          <table:table-cell table:style-name="ce49" office:value-type="float" office:value="1848" calcext:value-type="float">
            <text:p>1,848</text:p>
          </table:table-cell>
          <table:table-cell table:style-name="ce61" office:value-type="float" office:value="1826" calcext:value-type="float">
            <text:p>1,826</text:p>
          </table:table-cell>
          <table:table-cell table:style-name="ce49" office:value-type="float" office:value="6322" calcext:value-type="float">
            <text:p>6,322</text:p>
          </table:table-cell>
          <table:table-cell table:style-name="ce49" office:value-type="float" office:value="1433" calcext:value-type="float">
            <text:p>1,433</text:p>
          </table:table-cell>
          <table:table-cell table:style-name="ce49" office:value-type="float" office:value="1411" calcext:value-type="float">
            <text:p>1,411</text:p>
          </table:table-cell>
          <table:table-cell table:style-name="ce49" office:value-type="float" office:value="985" calcext:value-type="float">
            <text:p>985</text:p>
          </table:table-cell>
          <table:table-cell table:style-name="ce49" office:value-type="float" office:value="1236" calcext:value-type="float">
            <text:p>1,236</text:p>
          </table:table-cell>
          <table:table-cell table:style-name="ce61" office:value-type="float" office:value="1257" calcext:value-type="float">
            <text:p>1,257</text:p>
          </table:table-cell>
          <table:table-cell table:style-name="ce49" office:value-type="float" office:value="5930" calcext:value-type="float">
            <text:p>5,930</text:p>
          </table:table-cell>
          <table:table-cell table:style-name="ce49" office:value-type="float" office:value="1271" calcext:value-type="float">
            <text:p>1,271</text:p>
          </table:table-cell>
          <table:table-cell table:style-name="ce49" office:value-type="float" office:value="1171" calcext:value-type="float">
            <text:p>1,171</text:p>
          </table:table-cell>
          <table:table-cell table:style-name="ce49" office:value-type="float" office:value="1257" calcext:value-type="float">
            <text:p>1,257</text:p>
          </table:table-cell>
          <table:table-cell table:style-name="ce49" office:value-type="float" office:value="1122" calcext:value-type="float">
            <text:p>1,122</text:p>
          </table:table-cell>
          <table:table-cell table:style-name="ce61" office:value-type="float" office:value="1109" calcext:value-type="float">
            <text:p>1,109</text:p>
          </table:table-cell>
          <table:table-cell table:style-name="ce49" office:value-type="float" office:value="4332" calcext:value-type="float">
            <text:p>4,332</text:p>
          </table:table-cell>
          <table:table-cell table:style-name="ce49" office:value-type="float" office:value="975" calcext:value-type="float">
            <text:p>975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837" calcext:value-type="float">
            <text:p>837</text:p>
          </table:table-cell>
          <table:table-cell table:style-name="ce49" office:value-type="float" office:value="863" calcext:value-type="float">
            <text:p>863</text:p>
          </table:table-cell>
          <table:table-cell table:style-name="ce61" office:value-type="float" office:value="740" calcext:value-type="float">
            <text:p>740</text:p>
          </table:table-cell>
          <table:table-cell table:style-name="ce49" office:value-type="float" office:value="3082" calcext:value-type="float">
            <text:p>3,082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642" calcext:value-type="float">
            <text:p>642</text:p>
          </table:table-cell>
          <table:table-cell table:style-name="ce49" office:value-type="float" office:value="629" calcext:value-type="float">
            <text:p>629</text:p>
          </table:table-cell>
          <table:table-cell table:style-name="ce49" office:value-type="float" office:value="589" calcext:value-type="float">
            <text:p>589</text:p>
          </table:table-cell>
          <table:table-cell table:style-name="ce61" office:value-type="float" office:value="537" calcext:value-type="float">
            <text:p>537</text:p>
          </table:table-cell>
          <table:table-cell table:style-name="ce49" office:value-type="float" office:value="1733" calcext:value-type="float">
            <text:p>1,733</text:p>
          </table:table-cell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307" calcext:value-type="float">
            <text:p>307</text:p>
          </table:table-cell>
          <table:table-cell table:style-name="ce61" office:value-type="float" office:value="252" calcext:value-type="float">
            <text:p>252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94" calcext:value-type="float">
            <text:p>94</text:p>
          </table:table-cell>
          <table:table-cell table:style-name="ce61" office:value-type="float" office:value="70" calcext:value-type="float">
            <text:p>70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6" calcext:value-type="float">
            <text:p>16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338" calcext:value-type="float">
            <text:p>271,338</text:p>
          </table:table-cell>
          <table:table-cell table:style-name="ce33" office:value-type="float" office:value="10122" calcext:value-type="float">
            <text:p>10,122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13748" calcext:value-type="float">
            <text:p>13,748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835" calcext:value-type="float">
            <text:p>2,835</text:p>
          </table:table-cell>
          <table:table-cell table:style-name="ce43" office:value-type="float" office:value="3119" calcext:value-type="float">
            <text:p>3,119</text:p>
          </table:table-cell>
          <table:table-cell table:style-name="ce33" office:value-type="float" office:value="19454" calcext:value-type="float">
            <text:p>19,454</text:p>
          </table:table-cell>
          <table:table-cell table:style-name="ce33" office:value-type="float" office:value="3331" calcext:value-type="float">
            <text:p>3,331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212" calcext:value-type="float">
            <text:p>4,212</text:p>
          </table:table-cell>
          <table:table-cell table:style-name="ce43" office:value-type="float" office:value="3820" calcext:value-type="float">
            <text:p>3,820</text:p>
          </table:table-cell>
          <table:table-cell table:style-name="ce33" office:value-type="float" office:value="20460" calcext:value-type="float">
            <text:p>20,460</text:p>
          </table:table-cell>
          <table:table-cell table:style-name="ce33" office:value-type="float" office:value="4132" calcext:value-type="float">
            <text:p>4,132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023" calcext:value-type="float">
            <text:p>4,023</text:p>
          </table:table-cell>
          <table:table-cell table:style-name="ce43" office:value-type="float" office:value="3885" calcext:value-type="float">
            <text:p>3,885</text:p>
          </table:table-cell>
          <table:table-cell table:style-name="ce33" office:value-type="float" office:value="18507" calcext:value-type="float">
            <text:p>18,507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571" calcext:value-type="float">
            <text:p>3,571</text:p>
          </table:table-cell>
          <table:table-cell table:style-name="ce43" office:value-type="float" office:value="3812" calcext:value-type="float">
            <text:p>3,812</text:p>
          </table:table-cell>
          <table:table-cell table:style-name="ce33" office:value-type="float" office:value="18476" calcext:value-type="float">
            <text:p>18,476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4068" calcext:value-type="float">
            <text:p>4,068</text:p>
          </table:table-cell>
          <table:table-cell table:style-name="ce43" office:value-type="float" office:value="3951" calcext:value-type="float">
            <text:p>3,951</text:p>
          </table:table-cell>
          <table:table-cell table:style-name="ce33" office:value-type="float" office:value="21709" calcext:value-type="float">
            <text:p>21,709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344" calcext:value-type="float">
            <text:p>4,344</text:p>
          </table:table-cell>
          <table:table-cell table:style-name="ce33" office:value-type="float" office:value="4379" calcext:value-type="float">
            <text:p>4,379</text:p>
          </table:table-cell>
          <table:table-cell table:style-name="ce43" office:value-type="float" office:value="4400" calcext:value-type="float">
            <text:p>4,400</text:p>
          </table:table-cell>
          <table:table-cell table:style-name="ce33" office:value-type="float" office:value="21059" calcext:value-type="float">
            <text:p>21,059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4727" calcext:value-type="float">
            <text:p>4,727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4120" calcext:value-type="float">
            <text:p>4,120</text:p>
          </table:table-cell>
          <table:table-cell table:style-name="ce43" office:value-type="float" office:value="3938" calcext:value-type="float">
            <text:p>3,938</text:p>
          </table:table-cell>
          <table:table-cell table:style-name="ce33" office:value-type="float" office:value="21260" calcext:value-type="float">
            <text:p>21,260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297" calcext:value-type="float">
            <text:p>4,297</text:p>
          </table:table-cell>
          <table:table-cell table:style-name="ce33" office:value-type="float" office:value="4439" calcext:value-type="float">
            <text:p>4,439</text:p>
          </table:table-cell>
          <table:table-cell table:style-name="ce43" office:value-type="float" office:value="4305" calcext:value-type="float">
            <text:p>4,305</text:p>
          </table:table-cell>
          <table:table-cell table:style-name="ce33" office:value-type="float" office:value="21718" calcext:value-type="float">
            <text:p>21,718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380" calcext:value-type="float">
            <text:p>4,380</text:p>
          </table:table-cell>
          <table:table-cell table:style-name="ce33" office:value-type="float" office:value="4239" calcext:value-type="float">
            <text:p>4,239</text:p>
          </table:table-cell>
          <table:table-cell table:style-name="ce43" office:value-type="float" office:value="4373" calcext:value-type="float">
            <text:p>4,373</text:p>
          </table:table-cell>
          <table:table-cell table:style-name="ce33" office:value-type="float" office:value="20575" calcext:value-type="float">
            <text:p>20,575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268" calcext:value-type="float">
            <text:p>4,268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3970" calcext:value-type="float">
            <text:p>3,970</text:p>
          </table:table-cell>
          <table:table-cell table:style-name="ce43" office:value-type="float" office:value="4046" calcext:value-type="float">
            <text:p>4,046</text:p>
          </table:table-cell>
          <table:table-cell table:style-name="ce33" office:value-type="float" office:value="17936" calcext:value-type="float">
            <text:p>17,936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3613" calcext:value-type="float">
            <text:p>3,613</text:p>
          </table:table-cell>
          <table:table-cell table:style-name="ce43" office:value-type="float" office:value="3373" calcext:value-type="float">
            <text:p>3,373</text:p>
          </table:table-cell>
          <table:table-cell table:style-name="ce33" office:value-type="float" office:value="14831" calcext:value-type="float">
            <text:p>14,831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2858" calcext:value-type="float">
            <text:p>2,858</text:p>
          </table:table-cell>
          <table:table-cell table:style-name="ce33" office:value-type="float" office:value="2587" calcext:value-type="float">
            <text:p>2,587</text:p>
          </table:table-cell>
          <table:table-cell table:style-name="ce43" office:value-type="float" office:value="2638" calcext:value-type="float">
            <text:p>2,638</text:p>
          </table:table-cell>
          <table:table-cell table:style-name="ce33" office:value-type="float" office:value="9004" calcext:value-type="float">
            <text:p>9,004</text:p>
          </table:table-cell>
          <table:table-cell table:style-name="ce33" office:value-type="float" office:value="2242" calcext:value-type="float">
            <text:p>2,242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726" calcext:value-type="float">
            <text:p>1,726</text:p>
          </table:table-cell>
          <table:table-cell table:style-name="ce43" office:value-type="float" office:value="1797" calcext:value-type="float">
            <text:p>1,797</text:p>
          </table:table-cell>
          <table:table-cell table:style-name="ce33" office:value-type="float" office:value="8141" calcext:value-type="float">
            <text:p>8,141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634" calcext:value-type="float">
            <text:p>1,634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6464" calcext:value-type="float">
            <text:p>6,464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212" calcext:value-type="float">
            <text:p>1,212</text:p>
          </table:table-cell>
          <table:table-cell table:style-name="ce43" office:value-type="float" office:value="1141" calcext:value-type="float">
            <text:p>1,141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716" calcext:value-type="float">
            <text:p>716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84" calcext:value-type="float">
            <text:p>384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072" calcext:value-type="float">
            <text:p>133,072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665" calcext:value-type="float">
            <text:p>1,665</text:p>
          </table:table-cell>
          <table:table-cell table:style-name="ce33" office:value-type="float" office:value="10175" calcext:value-type="float">
            <text:p>10,175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2353" calcext:value-type="float">
            <text:p>2,353</text:p>
          </table:table-cell>
          <table:table-cell table:style-name="ce33" office:value-type="float" office:value="2219" calcext:value-type="float">
            <text:p>2,219</text:p>
          </table:table-cell>
          <table:table-cell table:style-name="ce43" office:value-type="float" office:value="1994" calcext:value-type="float">
            <text:p>1,994</text:p>
          </table:table-cell>
          <table:table-cell table:style-name="ce33" office:value-type="float" office:value="10571" calcext:value-type="float">
            <text:p>10,571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2103" calcext:value-type="float">
            <text:p>2,103</text:p>
          </table:table-cell>
          <table:table-cell table:style-name="ce43" office:value-type="float" office:value="2055" calcext:value-type="float">
            <text:p>2,055</text:p>
          </table:table-cell>
          <table:table-cell table:style-name="ce33" office:value-type="float" office:value="9589" calcext:value-type="float">
            <text:p>9,589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51" calcext:value-type="float">
            <text:p>1,851</text:p>
          </table:table-cell>
          <table:table-cell table:style-name="ce43" office:value-type="float" office:value="1967" calcext:value-type="float">
            <text:p>1,967</text:p>
          </table:table-cell>
          <table:table-cell table:style-name="ce33" office:value-type="float" office:value="9347" calcext:value-type="float">
            <text:p>9,347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2070" calcext:value-type="float">
            <text:p>2,070</text:p>
          </table:table-cell>
          <table:table-cell table:style-name="ce43" office:value-type="float" office:value="1988" calcext:value-type="float">
            <text:p>1,988</text:p>
          </table:table-cell>
          <table:table-cell table:style-name="ce33" office:value-type="float" office:value="10639" calcext:value-type="float">
            <text:p>10,639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135" calcext:value-type="float">
            <text:p>2,135</text:p>
          </table:table-cell>
          <table:table-cell table:style-name="ce43" office:value-type="float" office:value="2118" calcext:value-type="float">
            <text:p>2,118</text:p>
          </table:table-cell>
          <table:table-cell table:style-name="ce33" office:value-type="float" office:value="9717" calcext:value-type="float">
            <text:p>9,717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860" calcext:value-type="float">
            <text:p>1,860</text:p>
          </table:table-cell>
          <table:table-cell table:style-name="ce43" office:value-type="float" office:value="1782" calcext:value-type="float">
            <text:p>1,782</text:p>
          </table:table-cell>
          <table:table-cell table:style-name="ce33" office:value-type="float" office:value="9903" calcext:value-type="float">
            <text:p>9,903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075" calcext:value-type="float">
            <text:p>2,075</text:p>
          </table:table-cell>
          <table:table-cell table:style-name="ce43" office:value-type="float" office:value="2029" calcext:value-type="float">
            <text:p>2,029</text:p>
          </table:table-cell>
          <table:table-cell table:style-name="ce33" office:value-type="float" office:value="10516" calcext:value-type="float">
            <text:p>10,516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074" calcext:value-type="float">
            <text:p>2,074</text:p>
          </table:table-cell>
          <table:table-cell table:style-name="ce43" office:value-type="float" office:value="2124" calcext:value-type="float">
            <text:p>2,124</text:p>
          </table:table-cell>
          <table:table-cell table:style-name="ce33" office:value-type="float" office:value="10026" calcext:value-type="float">
            <text:p>10,026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1908" calcext:value-type="float">
            <text:p>1,908</text:p>
          </table:table-cell>
          <table:table-cell table:style-name="ce43" office:value-type="float" office:value="1977" calcext:value-type="float">
            <text:p>1,977</text:p>
          </table:table-cell>
          <table:table-cell table:style-name="ce33" office:value-type="float" office:value="8764" calcext:value-type="float">
            <text:p>8,76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776" calcext:value-type="float">
            <text:p>1,776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6998" calcext:value-type="float">
            <text:p>6,998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225" calcext:value-type="float">
            <text:p>1,225</text:p>
          </table:table-cell>
          <table:table-cell table:style-name="ce43" office:value-type="float" office:value="1231" calcext:value-type="float">
            <text:p>1,231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72" calcext:value-type="float">
            <text:p>772</text:p>
          </table:table-cell>
          <table:table-cell table:style-name="ce43" office:value-type="float" office:value="836" calcext:value-type="float">
            <text:p>836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27" calcext:value-type="float">
            <text:p>727</text:p>
          </table:table-cell>
          <table:table-cell table:style-name="ce43" office:value-type="float" office:value="643" calcext:value-type="float">
            <text:p>643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01" calcext:value-type="float">
            <text:p>501</text:p>
          </table:table-cell>
          <table:table-cell table:style-name="ce43" office:value-type="float" office:value="503" calcext:value-type="float">
            <text:p>503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78" calcext:value-type="float">
            <text:p>378</text:p>
          </table:table-cell>
          <table:table-cell table:style-name="ce43" office:value-type="float" office:value="327" calcext:value-type="float">
            <text:p>327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66" calcext:value-type="float">
            <text:p>138,266</text:p>
          </table:table-cell>
          <table:table-cell table:style-name="ce42" office:value-type="float" office:value="4779" calcext:value-type="float">
            <text:p>4,779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027" calcext:value-type="float">
            <text:p>1,027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4" office:value-type="float" office:value="6535" calcext:value-type="float">
            <text:p>6,535</text:p>
          </table:table-cell>
          <table:table-cell table:style-name="ce34" office:value-type="float" office:value="1227" calcext:value-type="float">
            <text:p>1,227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225" calcext:value-type="float">
            <text:p>1,225</text:p>
          </table:table-cell>
          <table:table-cell table:style-name="ce34" office:value-type="float" office:value="1322" calcext:value-type="float">
            <text:p>1,322</text:p>
          </table:table-cell>
          <table:table-cell table:style-name="ce42" office:value-type="float" office:value="1454" calcext:value-type="float">
            <text:p>1,454</text:p>
          </table:table-cell>
          <table:table-cell table:style-name="ce34" office:value-type="float" office:value="9279" calcext:value-type="float">
            <text:p>9,279</text:p>
          </table:table-cell>
          <table:table-cell table:style-name="ce34" office:value-type="float" office:value="1624" calcext:value-type="float">
            <text:p>1,624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2139" calcext:value-type="float">
            <text:p>2,139</text:p>
          </table:table-cell>
          <table:table-cell table:style-name="ce34" office:value-type="float" office:value="1993" calcext:value-type="float">
            <text:p>1,993</text:p>
          </table:table-cell>
          <table:table-cell table:style-name="ce42" office:value-type="float" office:value="1826" calcext:value-type="float">
            <text:p>1,826</text:p>
          </table:table-cell>
          <table:table-cell table:style-name="ce34" office:value-type="float" office:value="9889" calcext:value-type="float">
            <text:p>9,889</text:p>
          </table:table-cell>
          <table:table-cell table:style-name="ce34" office:value-type="float" office:value="2000" calcext:value-type="float">
            <text:p>2,000</text:p>
          </table:table-cell>
          <table:table-cell table:style-name="ce34" office:value-type="float" office:value="2087" calcext:value-type="float">
            <text:p>2,087</text:p>
          </table:table-cell>
          <table:table-cell table:style-name="ce34" office:value-type="float" office:value="2052" calcext:value-type="float">
            <text:p>2,052</text:p>
          </table:table-cell>
          <table:table-cell table:style-name="ce34" office:value-type="float" office:value="1920" calcext:value-type="float">
            <text:p>1,920</text:p>
          </table:table-cell>
          <table:table-cell table:style-name="ce42" office:value-type="float" office:value="1830" calcext:value-type="float">
            <text:p>1,830</text:p>
          </table:table-cell>
          <table:table-cell table:style-name="ce34" office:value-type="float" office:value="8918" calcext:value-type="float">
            <text:p>8,918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720" calcext:value-type="float">
            <text:p>1,720</text:p>
          </table:table-cell>
          <table:table-cell table:style-name="ce42" office:value-type="float" office:value="1845" calcext:value-type="float">
            <text:p>1,845</text:p>
          </table:table-cell>
          <table:table-cell table:style-name="ce34" office:value-type="float" office:value="9129" calcext:value-type="float">
            <text:p>9,129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1998" calcext:value-type="float">
            <text:p>1,998</text:p>
          </table:table-cell>
          <table:table-cell table:style-name="ce42" office:value-type="float" office:value="1963" calcext:value-type="float">
            <text:p>1,963</text:p>
          </table:table-cell>
          <table:table-cell table:style-name="ce34" office:value-type="float" office:value="11070" calcext:value-type="float">
            <text:p>11,070</text:p>
          </table:table-cell>
          <table:table-cell table:style-name="ce34" office:value-type="float" office:value="2122" calcext:value-type="float">
            <text:p>2,122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244" calcext:value-type="float">
            <text:p>2,244</text:p>
          </table:table-cell>
          <table:table-cell table:style-name="ce42" office:value-type="float" office:value="2282" calcext:value-type="float">
            <text:p>2,282</text:p>
          </table:table-cell>
          <table:table-cell table:style-name="ce34" office:value-type="float" office:value="11342" calcext:value-type="float">
            <text:p>11,342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2531" calcext:value-type="float">
            <text:p>2,531</text:p>
          </table:table-cell>
          <table:table-cell table:style-name="ce34" office:value-type="float" office:value="2189" calcext:value-type="float">
            <text:p>2,189</text:p>
          </table:table-cell>
          <table:table-cell table:style-name="ce34" office:value-type="float" office:value="2260" calcext:value-type="float">
            <text:p>2,260</text:p>
          </table:table-cell>
          <table:table-cell table:style-name="ce42" office:value-type="float" office:value="2156" calcext:value-type="float">
            <text:p>2,156</text:p>
          </table:table-cell>
          <table:table-cell table:style-name="ce34" office:value-type="float" office:value="11357" calcext:value-type="float">
            <text:p>11,357</text:p>
          </table:table-cell>
          <table:table-cell table:style-name="ce34" office:value-type="float" office:value="2196" calcext:value-type="float">
            <text:p>2,196</text:p>
          </table:table-cell>
          <table:table-cell table:style-name="ce34" office:value-type="float" office:value="2269" calcext:value-type="float">
            <text:p>2,269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2364" calcext:value-type="float">
            <text:p>2,364</text:p>
          </table:table-cell>
          <table:table-cell table:style-name="ce42" office:value-type="float" office:value="2276" calcext:value-type="float">
            <text:p>2,276</text:p>
          </table:table-cell>
          <table:table-cell table:style-name="ce34" office:value-type="float" office:value="11202" calcext:value-type="float">
            <text:p>11,202</text:p>
          </table:table-cell>
          <table:table-cell table:style-name="ce34" office:value-type="float" office:value="2240" calcext:value-type="float">
            <text:p>2,240</text:p>
          </table:table-cell>
          <table:table-cell table:style-name="ce34" office:value-type="float" office:value="2289" calcext:value-type="float">
            <text:p>2,289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165" calcext:value-type="float">
            <text:p>2,165</text:p>
          </table:table-cell>
          <table:table-cell table:style-name="ce42" office:value-type="float" office:value="2249" calcext:value-type="float">
            <text:p>2,249</text:p>
          </table:table-cell>
          <table:table-cell table:style-name="ce34" office:value-type="float" office:value="10549" calcext:value-type="float">
            <text:p>10,549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183" calcext:value-type="float">
            <text:p>2,183</text:p>
          </table:table-cell>
          <table:table-cell table:style-name="ce34" office:value-type="float" office:value="2042" calcext:value-type="float">
            <text:p>2,042</text:p>
          </table:table-cell>
          <table:table-cell table:style-name="ce34" office:value-type="float" office:value="2062" calcext:value-type="float">
            <text:p>2,062</text:p>
          </table:table-cell>
          <table:table-cell table:style-name="ce42" office:value-type="float" office:value="2069" calcext:value-type="float">
            <text:p>2,069</text:p>
          </table:table-cell>
          <table:table-cell table:style-name="ce34" office:value-type="float" office:value="9172" calcext:value-type="float">
            <text:p>9,172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887" calcext:value-type="float">
            <text:p>1,887</text:p>
          </table:table-cell>
          <table:table-cell table:style-name="ce34" office:value-type="float" office:value="1891" calcext:value-type="float">
            <text:p>1,891</text:p>
          </table:table-cell>
          <table:table-cell table:style-name="ce34" office:value-type="float" office:value="1837" calcext:value-type="float">
            <text:p>1,837</text:p>
          </table:table-cell>
          <table:table-cell table:style-name="ce42" office:value-type="float" office:value="1747" calcext:value-type="float">
            <text:p>1,747</text:p>
          </table:table-cell>
          <table:table-cell table:style-name="ce34" office:value-type="float" office:value="7833" calcext:value-type="float">
            <text:p>7,833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846" calcext:value-type="float">
            <text:p>1,846</text:p>
          </table:table-cell>
          <table:table-cell table:style-name="ce34" office:value-type="float" office:value="1534" calcext:value-type="float">
            <text:p>1,534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407" calcext:value-type="float">
            <text:p>1,407</text:p>
          </table:table-cell>
          <table:table-cell table:style-name="ce34" office:value-type="float" office:value="4802" calcext:value-type="float">
            <text:p>4,802</text:p>
          </table:table-cell>
          <table:table-cell table:style-name="ce34" office:value-type="float" office:value="1173" calcext:value-type="float">
            <text:p>1,173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954" calcext:value-type="float">
            <text:p>954</text:p>
          </table:table-cell>
          <table:table-cell table:style-name="ce42" office:value-type="float" office:value="961" calcext:value-type="float">
            <text:p>961</text:p>
          </table:table-cell>
          <table:table-cell table:style-name="ce34" office:value-type="float" office:value="4539" calcext:value-type="float">
            <text:p>4,539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07" calcext:value-type="float">
            <text:p>907</text:p>
          </table:table-cell>
          <table:table-cell table:style-name="ce42" office:value-type="float" office:value="822" calcext:value-type="float">
            <text:p>822</text:p>
          </table:table-cell>
          <table:table-cell table:style-name="ce34" office:value-type="float" office:value="3690" calcext:value-type="float">
            <text:p>3,690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711" calcext:value-type="float">
            <text:p>711</text:p>
          </table:table-cell>
          <table:table-cell table:style-name="ce42" office:value-type="float" office:value="638" calcext:value-type="float">
            <text:p>638</text:p>
          </table:table-cell>
          <table:table-cell table:style-name="ce34" office:value-type="float" office:value="2438" calcext:value-type="float">
            <text:p>2,438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459" calcext:value-type="float">
            <text:p>459</text:p>
          </table:table-cell>
          <table:table-cell table:style-name="ce42" office:value-type="float" office:value="389" calcext:value-type="float">
            <text:p>389</text:p>
          </table:table-cell>
          <table:table-cell table:style-name="ce34" office:value-type="float" office:value="1246" calcext:value-type="float">
            <text:p>1,246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05" calcext:value-type="float">
            <text:p>205</text:p>
          </table:table-cell>
          <table:table-cell table:style-name="ce42" office:value-type="float" office:value="179" calcext:value-type="float">
            <text:p>179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3" calcext:value-type="float">
            <text:p>43</text:p>
          </table:table-cell>
          <table:table-cell table:style-name="ce42" office:value-type="float" office:value="49" calcext:value-type="float">
            <text:p>49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7238" calcext:value-type="float">
            <text:p>127,238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68" calcext:value-type="float">
            <text:p>968</text:p>
          </table:table-cell>
          <table:table-cell table:style-name="ce43" office:value-type="float" office:value="900" calcext:value-type="float">
            <text:p>900</text:p>
          </table:table-cell>
          <table:table-cell table:style-name="ce33" office:value-type="float" office:value="8128" calcext:value-type="float">
            <text:p>8,128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762" calcext:value-type="float">
            <text:p>1,762</text:p>
          </table:table-cell>
          <table:table-cell table:style-name="ce43" office:value-type="float" office:value="2298" calcext:value-type="float">
            <text:p>2,298</text:p>
          </table:table-cell>
          <table:table-cell table:style-name="ce33" office:value-type="float" office:value="10646" calcext:value-type="float">
            <text:p>10,646</text:p>
          </table:table-cell>
          <table:table-cell table:style-name="ce33" office:value-type="float" office:value="2263" calcext:value-type="float">
            <text:p>2,263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917" calcext:value-type="float">
            <text:p>1,917</text:p>
          </table:table-cell>
          <table:table-cell table:style-name="ce43" office:value-type="float" office:value="2105" calcext:value-type="float">
            <text:p>2,105</text:p>
          </table:table-cell>
          <table:table-cell table:style-name="ce33" office:value-type="float" office:value="9978" calcext:value-type="float">
            <text:p>9,978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115" calcext:value-type="float">
            <text:p>2,115</text:p>
          </table:table-cell>
          <table:table-cell table:style-name="ce43" office:value-type="float" office:value="2097" calcext:value-type="float">
            <text:p>2,097</text:p>
          </table:table-cell>
          <table:table-cell table:style-name="ce33" office:value-type="float" office:value="10529" calcext:value-type="float">
            <text:p>10,529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2101" calcext:value-type="float">
            <text:p>2,101</text:p>
          </table:table-cell>
          <table:table-cell table:style-name="ce43" office:value-type="float" office:value="2094" calcext:value-type="float">
            <text:p>2,094</text:p>
          </table:table-cell>
          <table:table-cell table:style-name="ce33" office:value-type="float" office:value="9736" calcext:value-type="float">
            <text:p>9,736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1847" calcext:value-type="float">
            <text:p>1,847</text:p>
          </table:table-cell>
          <table:table-cell table:style-name="ce43" office:value-type="float" office:value="1867" calcext:value-type="float">
            <text:p>1,867</text:p>
          </table:table-cell>
          <table:table-cell table:style-name="ce33" office:value-type="float" office:value="10108" calcext:value-type="float">
            <text:p>10,108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62" calcext:value-type="float">
            <text:p>2,062</text:p>
          </table:table-cell>
          <table:table-cell table:style-name="ce43" office:value-type="float" office:value="2028" calcext:value-type="float">
            <text:p>2,028</text:p>
          </table:table-cell>
          <table:table-cell table:style-name="ce33" office:value-type="float" office:value="10988" calcext:value-type="float">
            <text:p>10,988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268" calcext:value-type="float">
            <text:p>2,268</text:p>
          </table:table-cell>
          <table:table-cell table:style-name="ce43" office:value-type="float" office:value="2272" calcext:value-type="float">
            <text:p>2,272</text:p>
          </table:table-cell>
          <table:table-cell table:style-name="ce33" office:value-type="float" office:value="10980" calcext:value-type="float">
            <text:p>10,980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286" calcext:value-type="float">
            <text:p>2,286</text:p>
          </table:table-cell>
          <table:table-cell table:style-name="ce43" office:value-type="float" office:value="2132" calcext:value-type="float">
            <text:p>2,132</text:p>
          </table:table-cell>
          <table:table-cell table:style-name="ce33" office:value-type="float" office:value="10242" calcext:value-type="float">
            <text:p>10,242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2165" calcext:value-type="float">
            <text:p>2,165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2012" calcext:value-type="float">
            <text:p>2,012</text:p>
          </table:table-cell>
          <table:table-cell table:style-name="ce43" office:value-type="float" office:value="1695" calcext:value-type="float">
            <text:p>1,695</text:p>
          </table:table-cell>
          <table:table-cell table:style-name="ce33" office:value-type="float" office:value="6875" calcext:value-type="float">
            <text:p>6,875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138" calcext:value-type="float">
            <text:p>1,138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770" calcext:value-type="float">
            <text:p>770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671" calcext:value-type="float">
            <text:p>671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45" calcext:value-type="float">
            <text:p>545</text:p>
          </table:table-cell>
          <table:table-cell table:style-name="ce43" office:value-type="float" office:value="530" calcext:value-type="float">
            <text:p>530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24" calcext:value-type="float">
            <text:p>324</text:p>
          </table:table-cell>
          <table:table-cell table:style-name="ce43" office:value-type="float" office:value="327" calcext:value-type="float">
            <text:p>327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4910" calcext:value-type="float">
            <text:p>64,910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91" calcext:value-type="float">
            <text:p>391</text:p>
          </table:table-cell>
          <table:table-cell table:style-name="ce43" office:value-type="float" office:value="451" calcext:value-type="float">
            <text:p>451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460" calcext:value-type="float">
            <text:p>460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874" calcext:value-type="float">
            <text:p>874</text:p>
          </table:table-cell>
          <table:table-cell table:style-name="ce43" office:value-type="float" office:value="1173" calcext:value-type="float">
            <text:p>1,173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961" calcext:value-type="float">
            <text:p>961</text:p>
          </table:table-cell>
          <table:table-cell table:style-name="ce43" office:value-type="float" office:value="1088" calcext:value-type="float">
            <text:p>1,088</text:p>
          </table:table-cell>
          <table:table-cell table:style-name="ce33" office:value-type="float" office:value="5019" calcext:value-type="float">
            <text:p>5,019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1036" calcext:value-type="float">
            <text:p>1,036</text:p>
          </table:table-cell>
          <table:table-cell table:style-name="ce43" office:value-type="float" office:value="1059" calcext:value-type="float">
            <text:p>1,059</text:p>
          </table:table-cell>
          <table:table-cell table:style-name="ce33" office:value-type="float" office:value="5135" calcext:value-type="float">
            <text:p>5,135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1043" calcext:value-type="float">
            <text:p>1,043</text:p>
          </table:table-cell>
          <table:table-cell table:style-name="ce43" office:value-type="float" office:value="1006" calcext:value-type="float">
            <text:p>1,006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20" calcext:value-type="float">
            <text:p>920</text:p>
          </table:table-cell>
          <table:table-cell table:style-name="ce43" office:value-type="float" office:value="980" calcext:value-type="float">
            <text:p>980</text:p>
          </table:table-cell>
          <table:table-cell table:style-name="ce33" office:value-type="float" office:value="5360" calcext:value-type="float">
            <text:p>5,360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123" calcext:value-type="float">
            <text:p>1,123</text:p>
          </table:table-cell>
          <table:table-cell table:style-name="ce43" office:value-type="float" office:value="1096" calcext:value-type="float">
            <text:p>1,096</text:p>
          </table:table-cell>
          <table:table-cell table:style-name="ce33" office:value-type="float" office:value="5784" calcext:value-type="float">
            <text:p>5,784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97" calcext:value-type="float">
            <text:p>1,197</text:p>
          </table:table-cell>
          <table:table-cell table:style-name="ce43" office:value-type="float" office:value="1207" calcext:value-type="float">
            <text:p>1,207</text:p>
          </table:table-cell>
          <table:table-cell table:style-name="ce33" office:value-type="float" office:value="5793" calcext:value-type="float">
            <text:p>5,793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201" calcext:value-type="float">
            <text:p>1,201</text:p>
          </table:table-cell>
          <table:table-cell table:style-name="ce43" office:value-type="float" office:value="1113" calcext:value-type="float">
            <text:p>1,113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146" calcext:value-type="float">
            <text:p>1,146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043" calcext:value-type="float">
            <text:p>1,043</text:p>
          </table:table-cell>
          <table:table-cell table:style-name="ce43" office:value-type="float" office:value="889" calcext:value-type="float">
            <text:p>889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06" calcext:value-type="float">
            <text:p>606</text:p>
          </table:table-cell>
          <table:table-cell table:style-name="ce43" office:value-type="float" office:value="602" calcext:value-type="float">
            <text:p>602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425" calcext:value-type="float">
            <text:p>425</text:p>
          </table:table-cell>
          <table:table-cell table:style-name="ce43" office:value-type="float" office:value="410" calcext:value-type="float">
            <text:p>410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42" calcext:value-type="float">
            <text:p>342</text:p>
          </table:table-cell>
          <table:table-cell table:style-name="ce43" office:value-type="float" office:value="350" calcext:value-type="float">
            <text:p>350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78" calcext:value-type="float">
            <text:p>278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2328" calcext:value-type="float">
            <text:p>62,328</text:p>
          </table:table-cell>
          <table:table-cell table:style-name="ce42" office:value-type="float" office:value="2968" calcext:value-type="float">
            <text:p>2,968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1952" calcext:value-type="float">
            <text:p>1,952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393" calcext:value-type="float">
            <text:p>393</text:p>
          </table:table-cell>
          <table:table-cell table:style-name="ce42" office:value-type="float" office:value="397" calcext:value-type="float">
            <text:p>397</text:p>
          </table:table-cell>
          <table:table-cell table:style-name="ce34" office:value-type="float" office:value="2181" calcext:value-type="float">
            <text:p>2,181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466" calcext:value-type="float">
            <text:p>466</text:p>
          </table:table-cell>
          <table:table-cell table:style-name="ce42" office:value-type="float" office:value="440" calcext:value-type="float">
            <text:p>440</text:p>
          </table:table-cell>
          <table:table-cell table:style-name="ce34" office:value-type="float" office:value="3982" calcext:value-type="float">
            <text:p>3,982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888" calcext:value-type="float">
            <text:p>888</text:p>
          </table:table-cell>
          <table:table-cell table:style-name="ce42" office:value-type="float" office:value="1125" calcext:value-type="float">
            <text:p>1,125</text:p>
          </table:table-cell>
          <table:table-cell table:style-name="ce34" office:value-type="float" office:value="5288" calcext:value-type="float">
            <text:p>5,288</text:p>
          </table:table-cell>
          <table:table-cell table:style-name="ce34" office:value-type="float" office:value="1127" calcext:value-type="float">
            <text:p>1,127</text:p>
          </table:table-cell>
          <table:table-cell table:style-name="ce34" office:value-type="float" office:value="1107" calcext:value-type="float">
            <text:p>1,107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956" calcext:value-type="float">
            <text:p>956</text:p>
          </table:table-cell>
          <table:table-cell table:style-name="ce42" office:value-type="float" office:value="1017" calcext:value-type="float">
            <text:p>1,017</text:p>
          </table:table-cell>
          <table:table-cell table:style-name="ce34" office:value-type="float" office:value="4959" calcext:value-type="float">
            <text:p>4,959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1079" calcext:value-type="float">
            <text:p>1,079</text:p>
          </table:table-cell>
          <table:table-cell table:style-name="ce42" office:value-type="float" office:value="1038" calcext:value-type="float">
            <text:p>1,038</text:p>
          </table:table-cell>
          <table:table-cell table:style-name="ce34" office:value-type="float" office:value="5394" calcext:value-type="float">
            <text:p>5,394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1084" calcext:value-type="float">
            <text:p>1,084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1058" calcext:value-type="float">
            <text:p>1,058</text:p>
          </table:table-cell>
          <table:table-cell table:style-name="ce42" office:value-type="float" office:value="1088" calcext:value-type="float">
            <text:p>1,088</text:p>
          </table:table-cell>
          <table:table-cell table:style-name="ce34" office:value-type="float" office:value="4909" calcext:value-type="float">
            <text:p>4,909</text:p>
          </table:table-cell>
          <table:table-cell table:style-name="ce34" office:value-type="float" office:value="1099" calcext:value-type="float">
            <text:p>1,099</text:p>
          </table:table-cell>
          <table:table-cell table:style-name="ce34" office:value-type="float" office:value="1049" calcext:value-type="float">
            <text:p>1,049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927" calcext:value-type="float">
            <text:p>927</text:p>
          </table:table-cell>
          <table:table-cell table:style-name="ce42" office:value-type="float" office:value="887" calcext:value-type="float">
            <text:p>887</text:p>
          </table:table-cell>
          <table:table-cell table:style-name="ce34" office:value-type="float" office:value="4748" calcext:value-type="float">
            <text:p>4,748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939" calcext:value-type="float">
            <text:p>939</text:p>
          </table:table-cell>
          <table:table-cell table:style-name="ce42" office:value-type="float" office:value="932" calcext:value-type="float">
            <text:p>932</text:p>
          </table:table-cell>
          <table:table-cell table:style-name="ce34" office:value-type="float" office:value="5204" calcext:value-type="float">
            <text:p>5,204</text:p>
          </table:table-cell>
          <table:table-cell table:style-name="ce34" office:value-type="float" office:value="937" calcext:value-type="float">
            <text:p>937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1071" calcext:value-type="float">
            <text:p>1,071</text:p>
          </table:table-cell>
          <table:table-cell table:style-name="ce42" office:value-type="float" office:value="1065" calcext:value-type="float">
            <text:p>1,065</text:p>
          </table:table-cell>
          <table:table-cell table:style-name="ce34" office:value-type="float" office:value="5187" calcext:value-type="float">
            <text:p>5,187</text:p>
          </table:table-cell>
          <table:table-cell table:style-name="ce34" office:value-type="float" office:value="1097" calcext:value-type="float">
            <text:p>1,097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1085" calcext:value-type="float">
            <text:p>1,085</text:p>
          </table:table-cell>
          <table:table-cell table:style-name="ce42" office:value-type="float" office:value="1019" calcext:value-type="float">
            <text:p>1,019</text:p>
          </table:table-cell>
          <table:table-cell table:style-name="ce34" office:value-type="float" office:value="4866" calcext:value-type="float">
            <text:p>4,866</text:p>
          </table:table-cell>
          <table:table-cell table:style-name="ce34" office:value-type="float" office:value="1060" calcext:value-type="float">
            <text:p>1,060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969" calcext:value-type="float">
            <text:p>969</text:p>
          </table:table-cell>
          <table:table-cell table:style-name="ce42" office:value-type="float" office:value="806" calcext:value-type="float">
            <text:p>806</text:p>
          </table:table-cell>
          <table:table-cell table:style-name="ce34" office:value-type="float" office:value="3324" calcext:value-type="float">
            <text:p>3,324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601" calcext:value-type="float">
            <text:p>601</text:p>
          </table:table-cell>
          <table:table-cell table:style-name="ce42" office:value-type="float" office:value="536" calcext:value-type="float">
            <text:p>536</text:p>
          </table:table-cell>
          <table:table-cell table:style-name="ce34" office:value-type="float" office:value="1929" calcext:value-type="float">
            <text:p>1,929</text:p>
          </table:table-cell>
          <table:table-cell table:style-name="ce34" office:value-type="float" office:value="472" calcext:value-type="float">
            <text:p>472</text:p>
          </table:table-cell>
          <table:table-cell table:number-columns-repeated="2" table:style-name="ce34" office:value-type="float" office:value="369" calcext:value-type="float">
            <text:p>369</text:p>
          </table:table-cell>
          <table:table-cell table:style-name="ce34" office:value-type="float" office:value="359" calcext:value-type="float">
            <text:p>359</text:p>
          </table:table-cell>
          <table:table-cell table:style-name="ce42" office:value-type="float" office:value="360" calcext:value-type="float">
            <text:p>360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27" calcext:value-type="float">
            <text:p>327</text:p>
          </table:table-cell>
          <table:table-cell table:style-name="ce42" office:value-type="float" office:value="321" calcext:value-type="float">
            <text:p>321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67" calcext:value-type="float">
            <text:p>267</text:p>
          </table:table-cell>
          <table:table-cell table:style-name="ce42" office:value-type="float" office:value="264" calcext:value-type="float">
            <text:p>264</text:p>
          </table:table-cell>
          <table:table-cell table:style-name="ce34" office:value-type="float" office:value="1133" calcext:value-type="float">
            <text:p>1,13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07" calcext:value-type="float">
            <text:p>207</text:p>
          </table:table-cell>
          <table:table-cell table:style-name="ce42" office:value-type="float" office:value="228" calcext:value-type="float">
            <text:p>228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26" calcext:value-type="float">
            <text:p>126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5601" calcext:value-type="float">
            <text:p>115,601</text:p>
          </table:table-cell>
          <table:table-cell table:style-name="ce33" office:value-type="float" office:value="5605" calcext:value-type="float">
            <text:p>5,605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766" calcext:value-type="float">
            <text:p>766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848" calcext:value-type="float">
            <text:p>848</text:p>
          </table:table-cell>
          <table:table-cell table:style-name="ce43" office:value-type="float" office:value="802" calcext:value-type="float">
            <text:p>802</text:p>
          </table:table-cell>
          <table:table-cell table:style-name="ce33" office:value-type="float" office:value="7399" calcext:value-type="float">
            <text:p>7,399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623" calcext:value-type="float">
            <text:p>1,623</text:p>
          </table:table-cell>
          <table:table-cell table:style-name="ce43" office:value-type="float" office:value="2141" calcext:value-type="float">
            <text:p>2,141</text:p>
          </table:table-cell>
          <table:table-cell table:style-name="ce33" office:value-type="float" office:value="9799" calcext:value-type="float">
            <text:p>9,799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764" calcext:value-type="float">
            <text:p>1,764</text:p>
          </table:table-cell>
          <table:table-cell table:style-name="ce43" office:value-type="float" office:value="1902" calcext:value-type="float">
            <text:p>1,902</text:p>
          </table:table-cell>
          <table:table-cell table:style-name="ce33" office:value-type="float" office:value="9126" calcext:value-type="float">
            <text:p>9,126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926" calcext:value-type="float">
            <text:p>1,926</text:p>
          </table:table-cell>
          <table:table-cell table:style-name="ce43" office:value-type="float" office:value="1906" calcext:value-type="float">
            <text:p>1,906</text:p>
          </table:table-cell>
          <table:table-cell table:style-name="ce33" office:value-type="float" office:value="9460" calcext:value-type="float">
            <text:p>9,460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72" calcext:value-type="float">
            <text:p>1,872</text:p>
          </table:table-cell>
          <table:table-cell table:style-name="ce43" office:value-type="float" office:value="1869" calcext:value-type="float">
            <text:p>1,869</text:p>
          </table:table-cell>
          <table:table-cell table:style-name="ce33" office:value-type="float" office:value="8768" calcext:value-type="float">
            <text:p>8,768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3" office:value-type="float" office:value="1675" calcext:value-type="float">
            <text:p>1,675</text:p>
          </table:table-cell>
          <table:table-cell table:style-name="ce33" office:value-type="float" office:value="9188" calcext:value-type="float">
            <text:p>9,188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871" calcext:value-type="float">
            <text:p>1,871</text:p>
          </table:table-cell>
          <table:table-cell table:style-name="ce43" office:value-type="float" office:value="1873" calcext:value-type="float">
            <text:p>1,873</text:p>
          </table:table-cell>
          <table:table-cell table:style-name="ce33" office:value-type="float" office:value="9987" calcext:value-type="float">
            <text:p>9,987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2076" calcext:value-type="float">
            <text:p>2,076</text:p>
          </table:table-cell>
          <table:table-cell table:style-name="ce43" office:value-type="float" office:value="2066" calcext:value-type="float">
            <text:p>2,066</text:p>
          </table:table-cell>
          <table:table-cell table:style-name="ce33" office:value-type="float" office:value="9914" calcext:value-type="float">
            <text:p>9,914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039" calcext:value-type="float">
            <text:p>2,039</text:p>
          </table:table-cell>
          <table:table-cell table:style-name="ce43" office:value-type="float" office:value="1918" calcext:value-type="float">
            <text:p>1,918</text:p>
          </table:table-cell>
          <table:table-cell table:style-name="ce33" office:value-type="float" office:value="9291" calcext:value-type="float">
            <text:p>9,291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830" calcext:value-type="float">
            <text:p>1,830</text:p>
          </table:table-cell>
          <table:table-cell table:style-name="ce43" office:value-type="float" office:value="1524" calcext:value-type="float">
            <text:p>1,524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096" calcext:value-type="float">
            <text:p>1,096</text:p>
          </table:table-cell>
          <table:table-cell table:style-name="ce43" office:value-type="float" office:value="1029" calcext:value-type="float">
            <text:p>1,029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30" calcext:value-type="float">
            <text:p>730</text:p>
          </table:table-cell>
          <table:table-cell table:style-name="ce43" office:value-type="float" office:value="719" calcext:value-type="float">
            <text:p>719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28" calcext:value-type="float">
            <text:p>628</text:p>
          </table:table-cell>
          <table:table-cell table:style-name="ce43" office:value-type="float" office:value="617" calcext:value-type="float">
            <text:p>617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488" calcext:value-type="float">
            <text:p>488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94" calcext:value-type="float">
            <text:p>294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295" calcext:value-type="float">
            <text:p>58,295</text:p>
          </table:table-cell>
          <table:table-cell table:style-name="ce33" office:value-type="float" office:value="2912" calcext:value-type="float">
            <text:p>2,912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666" calcext:value-type="float">
            <text:p>666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516" calcext:value-type="float">
            <text:p>516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1906" calcext:value-type="float">
            <text:p>1,906</text:p>
          </table:table-cell>
          <table:table-cell table:style-name="ce48" office:value-type="float" office:value="445" calcext:value-type="float">
            <text:p>445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51" calcext:value-type="float">
            <text:p>351</text:p>
          </table:table-cell>
          <table:table-cell table:style-name="ce60" office:value-type="float" office:value="406" calcext:value-type="float">
            <text:p>406</text:p>
          </table:table-cell>
          <table:table-cell table:style-name="ce48" office:value-type="float" office:value="2082" calcext:value-type="float">
            <text:p>2,082</text:p>
          </table:table-cell>
          <table:table-cell table:style-name="ce48" office:value-type="float" office:value="398" calcext:value-type="float">
            <text:p>398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471" calcext:value-type="float">
            <text:p>471</text:p>
          </table:table-cell>
          <table:table-cell table:style-name="ce48" office:value-type="float" office:value="438" calcext:value-type="float">
            <text:p>438</text:p>
          </table:table-cell>
          <table:table-cell table:style-name="ce60" office:value-type="float" office:value="405" calcext:value-type="float">
            <text:p>405</text:p>
          </table:table-cell>
          <table:table-cell table:style-name="ce48" office:value-type="float" office:value="3762" calcext:value-type="float">
            <text:p>3,762</text:p>
          </table:table-cell>
          <table:table-cell table:style-name="ce48" office:value-type="float" office:value="513" calcext:value-type="float">
            <text:p>513</text:p>
          </table:table-cell>
          <table:table-cell table:style-name="ce48" office:value-type="float" office:value="652" calcext:value-type="float">
            <text:p>652</text:p>
          </table:table-cell>
          <table:table-cell table:style-name="ce48" office:value-type="float" office:value="704" calcext:value-type="float">
            <text:p>704</text:p>
          </table:table-cell>
          <table:table-cell table:style-name="ce48" office:value-type="float" office:value="803" calcext:value-type="float">
            <text:p>803</text:p>
          </table:table-cell>
          <table:table-cell table:style-name="ce60" office:value-type="float" office:value="1090" calcext:value-type="float">
            <text:p>1,090</text:p>
          </table:table-cell>
          <table:table-cell table:style-name="ce48" office:value-type="float" office:value="4863" calcext:value-type="float">
            <text:p>4,863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984" calcext:value-type="float">
            <text:p>984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879" calcext:value-type="float">
            <text:p>879</text:p>
          </table:table-cell>
          <table:table-cell table:style-name="ce60" office:value-type="float" office:value="966" calcext:value-type="float">
            <text:p>966</text:p>
          </table:table-cell>
          <table:table-cell table:style-name="ce48" office:value-type="float" office:value="4552" calcext:value-type="float">
            <text:p>4,552</text:p>
          </table:table-cell>
          <table:table-cell table:style-name="ce48" office:value-type="float" office:value="909" calcext:value-type="float">
            <text:p>909</text:p>
          </table:table-cell>
          <table:table-cell table:style-name="ce48" office:value-type="float" office:value="874" calcext:value-type="float">
            <text:p>874</text:p>
          </table:table-cell>
          <table:table-cell table:style-name="ce48" office:value-type="float" office:value="878" calcext:value-type="float">
            <text:p>878</text:p>
          </table:table-cell>
          <table:table-cell table:style-name="ce48" office:value-type="float" office:value="942" calcext:value-type="float">
            <text:p>942</text:p>
          </table:table-cell>
          <table:table-cell table:style-name="ce60" office:value-type="float" office:value="949" calcext:value-type="float">
            <text:p>949</text:p>
          </table:table-cell>
          <table:table-cell table:style-name="ce48" office:value-type="float" office:value="4546" calcext:value-type="float">
            <text:p>4,546</text:p>
          </table:table-cell>
          <table:table-cell table:style-name="ce48" office:value-type="float" office:value="913" calcext:value-type="float">
            <text:p>913</text:p>
          </table:table-cell>
          <table:table-cell table:style-name="ce48" office:value-type="float" office:value="949" calcext:value-type="float">
            <text:p>949</text:p>
          </table:table-cell>
          <table:table-cell table:style-name="ce48" office:value-type="float" office:value="899" calcext:value-type="float">
            <text:p>899</text:p>
          </table:table-cell>
          <table:table-cell table:style-name="ce48" office:value-type="float" office:value="908" calcext:value-type="float">
            <text:p>908</text:p>
          </table:table-cell>
          <table:table-cell table:style-name="ce60" office:value-type="float" office:value="877" calcext:value-type="float">
            <text:p>877</text:p>
          </table:table-cell>
          <table:table-cell table:style-name="ce48" office:value-type="float" office:value="4285" calcext:value-type="float">
            <text:p>4,285</text:p>
          </table:table-cell>
          <table:table-cell table:style-name="ce48" office:value-type="float" office:value="818" calcext:value-type="float">
            <text:p>818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865" calcext:value-type="float">
            <text:p>865</text:p>
          </table:table-cell>
          <table:table-cell table:style-name="ce48" office:value-type="float" office:value="809" calcext:value-type="float">
            <text:p>809</text:p>
          </table:table-cell>
          <table:table-cell table:style-name="ce60" office:value-type="float" office:value="871" calcext:value-type="float">
            <text:p>871</text:p>
          </table:table-cell>
          <table:table-cell table:style-name="ce48" office:value-type="float" office:value="4799" calcext:value-type="float">
            <text:p>4,799</text:p>
          </table:table-cell>
          <table:table-cell table:style-name="ce48" office:value-type="float" office:value="903" calcext:value-type="float">
            <text:p>903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989" calcext:value-type="float">
            <text:p>989</text:p>
          </table:table-cell>
          <table:table-cell table:style-name="ce48" office:value-type="float" office:value="1006" calcext:value-type="float">
            <text:p>1,006</text:p>
          </table:table-cell>
          <table:table-cell table:style-name="ce60" office:value-type="float" office:value="994" calcext:value-type="float">
            <text:p>994</text:p>
          </table:table-cell>
          <table:table-cell table:style-name="ce48" office:value-type="float" office:value="5163" calcext:value-type="float">
            <text:p>5,163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1075" calcext:value-type="float">
            <text:p>1,075</text:p>
          </table:table-cell>
          <table:table-cell table:style-name="ce48" office:value-type="float" office:value="1077" calcext:value-type="float">
            <text:p>1,077</text:p>
          </table:table-cell>
          <table:table-cell table:style-name="ce60" office:value-type="float" office:value="1074" calcext:value-type="float">
            <text:p>1,074</text:p>
          </table:table-cell>
          <table:table-cell table:style-name="ce48" office:value-type="float" office:value="5150" calcext:value-type="float">
            <text:p>5,150</text:p>
          </table:table-cell>
          <table:table-cell table:style-name="ce48" office:value-type="float" office:value="1051" calcext:value-type="float">
            <text:p>1,051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1050" calcext:value-type="float">
            <text:p>1,050</text:p>
          </table:table-cell>
          <table:table-cell table:style-name="ce60" office:value-type="float" office:value="984" calcext:value-type="float">
            <text:p>984</text:p>
          </table:table-cell>
          <table:table-cell table:style-name="ce48" office:value-type="float" office:value="4815" calcext:value-type="float">
            <text:p>4,815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1021" calcext:value-type="float">
            <text:p>1,021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934" calcext:value-type="float">
            <text:p>934</text:p>
          </table:table-cell>
          <table:table-cell table:style-name="ce60" office:value-type="float" office:value="780" calcext:value-type="float">
            <text:p>780</text:p>
          </table:table-cell>
          <table:table-cell table:style-name="ce48" office:value-type="float" office:value="3192" calcext:value-type="float">
            <text:p>3,192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650" calcext:value-type="float">
            <text:p>650</text:p>
          </table:table-cell>
          <table:table-cell table:style-name="ce48" office:value-type="float" office:value="639" calcext:value-type="float">
            <text:p>639</text:p>
          </table:table-cell>
          <table:table-cell table:style-name="ce48" office:value-type="float" office:value="546" calcext:value-type="float">
            <text:p>546</text:p>
          </table:table-cell>
          <table:table-cell table:style-name="ce60" office:value-type="float" office:value="548" calcext:value-type="float">
            <text:p>548</text:p>
          </table:table-cell>
          <table:table-cell table:style-name="ce48" office:value-type="float" office:value="1918" calcext:value-type="float">
            <text:p>1,918</text:p>
          </table:table-cell>
          <table:table-cell table:style-name="ce48" office:value-type="float" office:value="432" calcext:value-type="float">
            <text:p>432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385" calcext:value-type="float">
            <text:p>385</text:p>
          </table:table-cell>
          <table:table-cell table:style-name="ce60" office:value-type="float" office:value="374" calcext:value-type="float">
            <text:p>374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337" calcext:value-type="float">
            <text:p>337</text:p>
          </table:table-cell>
          <table:table-cell table:number-columns-repeated="2" table:style-name="ce48" office:value-type="float" office:value="315" calcext:value-type="float">
            <text:p>315</text:p>
          </table:table-cell>
          <table:table-cell table:style-name="ce60" office:value-type="float" office:value="323" calcext:value-type="float">
            <text:p>323</text:p>
          </table:table-cell>
          <table:table-cell table:style-name="ce48" office:value-type="float" office:value="1423" calcext:value-type="float">
            <text:p>1,423</text:p>
          </table:table-cell>
          <table:table-cell table:style-name="ce48" office:value-type="float" office:value="339" calcext:value-type="float">
            <text:p>339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265" calcext:value-type="float">
            <text:p>265</text:p>
          </table:table-cell>
          <table:table-cell table:style-name="ce48" office:value-type="float" office:value="263" calcext:value-type="float">
            <text:p>263</text:p>
          </table:table-cell>
          <table:table-cell table:style-name="ce60" office:value-type="float" office:value="250" calcext:value-type="float">
            <text:p>250</text:p>
          </table:table-cell>
          <table:table-cell table:style-name="ce48" office:value-type="float" office:value="732" calcext:value-type="float">
            <text:p>732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105" calcext:value-type="float">
            <text:p>105</text:p>
          </table:table-cell>
          <table:table-cell table:style-name="ce60" office:value-type="float" office:value="90" calcext:value-type="float">
            <text:p>90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76" calcext:value-type="float">
            <text:p>76</text:p>
          </table:table-cell>
          <table:table-cell table:style-name="ce60" office:value-type="float" office:value="44" calcext:value-type="float">
            <text:p>44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7306" calcext:value-type="float">
            <text:p>57,306</text:p>
          </table:table-cell>
          <table:table-cell table:style-name="ce42" office:value-type="float" office:value="2693" calcext:value-type="float">
            <text:p>2,693</text:p>
          </table:table-cell>
          <table:table-cell table:style-name="ce49" office:value-type="float" office:value="641" calcext:value-type="float">
            <text:p>641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482" calcext:value-type="float">
            <text:p>482</text:p>
          </table:table-cell>
          <table:table-cell table:style-name="ce49" office:value-type="float" office:value="523" calcext:value-type="float">
            <text:p>523</text:p>
          </table:table-cell>
          <table:table-cell table:style-name="ce49" office:value-type="float" office:value="453" calcext:value-type="float">
            <text:p>453</text:p>
          </table:table-cell>
          <table:table-cell table:style-name="ce49" office:value-type="float" office:value="1750" calcext:value-type="float">
            <text:p>1,750</text:p>
          </table:table-cell>
          <table:table-cell table:style-name="ce49" office:value-type="float" office:value="376" calcext:value-type="float">
            <text:p>376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357" calcext:value-type="float">
            <text:p>357</text:p>
          </table:table-cell>
          <table:table-cell table:style-name="ce61" office:value-type="float" office:value="360" calcext:value-type="float">
            <text:p>360</text:p>
          </table:table-cell>
          <table:table-cell table:style-name="ce49" office:value-type="float" office:value="1950" calcext:value-type="float">
            <text:p>1,950</text:p>
          </table:table-cell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418" calcext:value-type="float">
            <text:p>418</text:p>
          </table:table-cell>
          <table:table-cell table:style-name="ce49" office:value-type="float" office:value="410" calcext:value-type="float">
            <text:p>410</text:p>
          </table:table-cell>
          <table:table-cell table:style-name="ce61" office:value-type="float" office:value="397" calcext:value-type="float">
            <text:p>397</text:p>
          </table:table-cell>
          <table:table-cell table:style-name="ce49" office:value-type="float" office:value="3637" calcext:value-type="float">
            <text:p>3,637</text:p>
          </table:table-cell>
          <table:table-cell table:style-name="ce49" office:value-type="float" office:value="487" calcext:value-type="float">
            <text:p>487</text:p>
          </table:table-cell>
          <table:table-cell table:style-name="ce49" office:value-type="float" office:value="610" calcext:value-type="float">
            <text:p>610</text:p>
          </table:table-cell>
          <table:table-cell table:style-name="ce49" office:value-type="float" office:value="669" calcext:value-type="float">
            <text:p>669</text:p>
          </table:table-cell>
          <table:table-cell table:style-name="ce49" office:value-type="float" office:value="820" calcext:value-type="float">
            <text:p>820</text:p>
          </table:table-cell>
          <table:table-cell table:style-name="ce61" office:value-type="float" office:value="1051" calcext:value-type="float">
            <text:p>1,051</text:p>
          </table:table-cell>
          <table:table-cell table:style-name="ce49" office:value-type="float" office:value="4936" calcext:value-type="float">
            <text:p>4,936</text:p>
          </table:table-cell>
          <table:table-cell table:style-name="ce49" office:value-type="float" office:value="1060" calcext:value-type="float">
            <text:p>1,060</text:p>
          </table:table-cell>
          <table:table-cell table:style-name="ce49" office:value-type="float" office:value="1042" calcext:value-type="float">
            <text:p>1,042</text:p>
          </table:table-cell>
          <table:table-cell table:style-name="ce49" office:value-type="float" office:value="1013" calcext:value-type="float">
            <text:p>1,013</text:p>
          </table:table-cell>
          <table:table-cell table:style-name="ce49" office:value-type="float" office:value="885" calcext:value-type="float">
            <text:p>885</text:p>
          </table:table-cell>
          <table:table-cell table:style-name="ce61" office:value-type="float" office:value="936" calcext:value-type="float">
            <text:p>936</text:p>
          </table:table-cell>
          <table:table-cell table:style-name="ce49" office:value-type="float" office:value="4574" calcext:value-type="float">
            <text:p>4,574</text:p>
          </table:table-cell>
          <table:table-cell table:style-name="ce49" office:value-type="float" office:value="910" calcext:value-type="float">
            <text:p>910</text:p>
          </table:table-cell>
          <table:table-cell table:style-name="ce49" office:value-type="float" office:value="794" calcext:value-type="float">
            <text:p>794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984" calcext:value-type="float">
            <text:p>984</text:p>
          </table:table-cell>
          <table:table-cell table:style-name="ce61" office:value-type="float" office:value="957" calcext:value-type="float">
            <text:p>957</text:p>
          </table:table-cell>
          <table:table-cell table:style-name="ce49" office:value-type="float" office:value="4914" calcext:value-type="float">
            <text:p>4,914</text:p>
          </table:table-cell>
          <table:table-cell table:style-name="ce49" office:value-type="float" office:value="982" calcext:value-type="float">
            <text:p>982</text:p>
          </table:table-cell>
          <table:table-cell table:style-name="ce49" office:value-type="float" office:value="1001" calcext:value-type="float">
            <text:p>1,001</text:p>
          </table:table-cell>
          <table:table-cell table:style-name="ce49" office:value-type="float" office:value="975" calcext:value-type="float">
            <text:p>975</text:p>
          </table:table-cell>
          <table:table-cell table:style-name="ce49" office:value-type="float" office:value="964" calcext:value-type="float">
            <text:p>964</text:p>
          </table:table-cell>
          <table:table-cell table:style-name="ce61" office:value-type="float" office:value="992" calcext:value-type="float">
            <text:p>992</text:p>
          </table:table-cell>
          <table:table-cell table:style-name="ce49" office:value-type="float" office:value="4483" calcext:value-type="float">
            <text:p>4,483</text:p>
          </table:table-cell>
          <table:table-cell table:style-name="ce49" office:value-type="float" office:value="1007" calcext:value-type="float">
            <text:p>1,007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868" calcext:value-type="float">
            <text:p>868</text:p>
          </table:table-cell>
          <table:table-cell table:style-name="ce49" office:value-type="float" office:value="841" calcext:value-type="float">
            <text:p>841</text:p>
          </table:table-cell>
          <table:table-cell table:style-name="ce61" office:value-type="float" office:value="804" calcext:value-type="float">
            <text:p>804</text:p>
          </table:table-cell>
          <table:table-cell table:style-name="ce49" office:value-type="float" office:value="4389" calcext:value-type="float">
            <text:p>4,389</text:p>
          </table:table-cell>
          <table:table-cell table:style-name="ce49" office:value-type="float" office:value="849" calcext:value-type="float">
            <text:p>849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889" calcext:value-type="float">
            <text:p>889</text:p>
          </table:table-cell>
          <table:table-cell table:style-name="ce49" office:value-type="float" office:value="865" calcext:value-type="float">
            <text:p>865</text:p>
          </table:table-cell>
          <table:table-cell table:style-name="ce61" office:value-type="float" office:value="879" calcext:value-type="float">
            <text:p>879</text:p>
          </table:table-cell>
          <table:table-cell table:style-name="ce49" office:value-type="float" office:value="4824" calcext:value-type="float">
            <text:p>4,824</text:p>
          </table:table-cell>
          <table:table-cell table:style-name="ce49" office:value-type="float" office:value="870" calcext:value-type="float">
            <text:p>870</text:p>
          </table:table-cell>
          <table:table-cell table:style-name="ce49" office:value-type="float" office:value="1002" calcext:value-type="float">
            <text:p>1,002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999" calcext:value-type="float">
            <text:p>999</text:p>
          </table:table-cell>
          <table:table-cell table:style-name="ce61" office:value-type="float" office:value="992" calcext:value-type="float">
            <text:p>992</text:p>
          </table:table-cell>
          <table:table-cell table:style-name="ce49" office:value-type="float" office:value="4764" calcext:value-type="float">
            <text:p>4,764</text:p>
          </table:table-cell>
          <table:table-cell table:style-name="ce49" office:value-type="float" office:value="1008" calcext:value-type="float">
            <text:p>1,008</text:p>
          </table:table-cell>
          <table:table-cell table:style-name="ce49" office:value-type="float" office:value="901" calcext:value-type="float">
            <text:p>901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989" calcext:value-type="float">
            <text:p>989</text:p>
          </table:table-cell>
          <table:table-cell table:style-name="ce61" office:value-type="float" office:value="934" calcext:value-type="float">
            <text:p>934</text:p>
          </table:table-cell>
          <table:table-cell table:style-name="ce49" office:value-type="float" office:value="4476" calcext:value-type="float">
            <text:p>4,476</text:p>
          </table:table-cell>
          <table:table-cell table:style-name="ce49" office:value-type="float" office:value="981" calcext:value-type="float">
            <text:p>981</text:p>
          </table:table-cell>
          <table:table-cell table:style-name="ce49" office:value-type="float" office:value="936" calcext:value-type="float">
            <text:p>936</text:p>
          </table:table-cell>
          <table:table-cell table:style-name="ce49" office:value-type="float" office:value="919" calcext:value-type="float">
            <text:p>919</text:p>
          </table:table-cell>
          <table:table-cell table:style-name="ce49" office:value-type="float" office:value="896" calcext:value-type="float">
            <text:p>896</text:p>
          </table:table-cell>
          <table:table-cell table:style-name="ce61" office:value-type="float" office:value="744" calcext:value-type="float">
            <text:p>744</text:p>
          </table:table-cell>
          <table:table-cell table:style-name="ce49" office:value-type="float" office:value="3074" calcext:value-type="float">
            <text:p>3,074</text:p>
          </table:table-cell>
          <table:table-cell table:style-name="ce49" office:value-type="float" office:value="737" calcext:value-type="float">
            <text:p>737</text:p>
          </table:table-cell>
          <table:table-cell table:style-name="ce49" office:value-type="float" office:value="666" calcext:value-type="float">
            <text:p>666</text:p>
          </table:table-cell>
          <table:table-cell table:style-name="ce49" office:value-type="float" office:value="640" calcext:value-type="float">
            <text:p>640</text:p>
          </table:table-cell>
          <table:table-cell table:style-name="ce49" office:value-type="float" office:value="550" calcext:value-type="float">
            <text:p>550</text:p>
          </table:table-cell>
          <table:table-cell table:style-name="ce61" office:value-type="float" office:value="481" calcext:value-type="float">
            <text:p>481</text:p>
          </table:table-cell>
          <table:table-cell table:style-name="ce49" office:value-type="float" office:value="1788" calcext:value-type="float">
            <text:p>1,788</text:p>
          </table:table-cell>
          <table:table-cell table:style-name="ce49" office:value-type="float" office:value="421" calcext:value-type="float">
            <text:p>421</text:p>
          </table:table-cell>
          <table:table-cell table:style-name="ce49" office:value-type="float" office:value="332" calcext:value-type="float">
            <text:p>332</text:p>
          </table:table-cell>
          <table:table-cell table:number-columns-repeated="2" table:style-name="ce49" office:value-type="float" office:value="345" calcext:value-type="float">
            <text:p>345</text:p>
          </table:table-cell>
          <table:table-cell table:style-name="ce61" office:value-type="float" office:value="345" calcext:value-type="float">
            <text:p>345</text:p>
          </table:table-cell>
          <table:table-cell table:style-name="ce49" office:value-type="float" office:value="1578" calcext:value-type="float">
            <text:p>1,578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313" calcext:value-type="float">
            <text:p>313</text:p>
          </table:table-cell>
          <table:table-cell table:style-name="ce61" office:value-type="float" office:value="294" calcext:value-type="float">
            <text:p>294</text:p>
          </table:table-cell>
          <table:table-cell table:style-name="ce49" office:value-type="float" office:value="1367" calcext:value-type="float">
            <text:p>1,367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247" calcext:value-type="float">
            <text:p>247</text:p>
          </table:table-cell>
          <table:table-cell table:style-name="ce61" office:value-type="float" office:value="238" calcext:value-type="float">
            <text:p>238</text:p>
          </table:table-cell>
          <table:table-cell table:style-name="ce49" office:value-type="float" office:value="1048" calcext:value-type="float">
            <text:p>1,048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211" calcext:value-type="float">
            <text:p>211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189" calcext:value-type="float">
            <text:p>189</text:p>
          </table:table-cell>
          <table:table-cell table:style-name="ce61" office:value-type="float" office:value="214" calcext:value-type="float">
            <text:p>214</text:p>
          </table:table-cell>
          <table:table-cell table:style-name="ce49" office:value-type="float" office:value="649" calcext:value-type="float">
            <text:p>649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18" calcext:value-type="float">
            <text:p>118</text:p>
          </table:table-cell>
          <table:table-cell table:style-name="ce61" office:value-type="float" office:value="109" calcext:value-type="float">
            <text:p>109</text:p>
          </table:table-cell>
          <table:table-cell table:style-name="ce49" office:value-type="float" office:value="288" calcext:value-type="float">
            <text:p>288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32" calcext:value-type="float">
            <text:p>32</text:p>
          </table:table-cell>
          <table:table-cell table:style-name="ce61" office:value-type="float" office:value="37" calcext:value-type="float">
            <text:p>37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637" calcext:value-type="float">
            <text:p>11,637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203" calcext:value-type="float">
            <text:p>203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29" calcext:value-type="float">
            <text:p>229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92" calcext:value-type="float">
            <text:p>192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47" calcext:value-type="float">
            <text:p>247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71" calcext:value-type="float">
            <text:p>171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16" calcext:value-type="float">
            <text:p>216</text:p>
          </table:table-cell>
          <table:table-cell table:number-columns-repeated="2" table:style-name="ce33" office:value-type="float" office:value="56" calcext:value-type="float">
            <text:p>5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022" calcext:value-type="float">
            <text:p>5,022</text:p>
          </table:table-cell>
          <table:table-cell table:style-name="ce43" office:value-type="float" office:value="275" calcext:value-type="float">
            <text:p>275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84" calcext:value-type="float">
            <text:p>84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2年5月6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5%E5%B9%B4%E9%BD%A1%E7%B5%90%E6%A7%8B-102.04.xls'#$''.$B$1:.$BJ$29]"/>
        <table:named-expression table:name="rd_rg_f_84y_97y_data" table:base-cell-address="$單一年齡.$A$1" table:expression="['file:///D:/123/a99/05%E5%B9%B4%E9%BD%A1%E7%B5%90%E6%A7%8B-102.04.xls'#$''.$B$4:.$BB$65]"/>
        <table:named-expression table:name="rd_rg_f_9805_data" table:base-cell-address="$單一年齡.$A$1" table:expression="['file:///D:/123/a99/05%E5%B9%B4%E9%BD%A1%E7%B5%90%E6%A7%8B-102.04.xls'#$''.$B$1:.$Z$26]"/>
        <table:named-expression table:name="rd_rg_f_9806_data" table:base-cell-address="$單一年齡.$A$1" table:expression="['file:///D:/123/a99/05%E5%B9%B4%E9%BD%A1%E7%B5%90%E6%A7%8B-102.04.xls'#$''.$B$1:.$AD$27]"/>
        <table:named-expression table:name="rd_rg_f_9807_data" table:base-cell-address="$單一年齡.$A$1" table:expression="['file:///D:/123/a99/05%E5%B9%B4%E9%BD%A1%E7%B5%90%E6%A7%8B-102.04.xls'#$''.$B$1:.$AH$27]"/>
        <table:named-expression table:name="rd_rg_f_9808_data" table:base-cell-address="$單一年齡.$A$1" table:expression="['file:///D:/123/a99/05%E5%B9%B4%E9%BD%A1%E7%B5%90%E6%A7%8B-102.04.xls'#$''.$B$1:.$AL$27]"/>
        <table:named-expression table:name="rd_rg_f_98y_9803_data" table:base-cell-address="$單一年齡.$A$1" table:expression="['file:///D:/123/a99/05%E5%B9%B4%E9%BD%A1%E7%B5%90%E6%A7%8B-102.04.xls'#$''.$B$1:.$R$25]"/>
        <table:named-expression table:name="rd_rg_f_98y_9804_data" table:base-cell-address="$單一年齡.$A$1" table:expression="['file:///D:/123/a99/05%E5%B9%B4%E9%BD%A1%E7%B5%90%E6%A7%8B-102.04.xls'#$''.$B$1:.$V$25]"/>
        <table:named-expression table:name="rd_rg_q9607" table:base-cell-address="$單一年齡.$A$1" table:expression="['file:///D:/123/a99/05%E5%B9%B4%E9%BD%A1%E7%B5%90%E6%A7%8B-102.04.xls'#$''.$B$4:.$F$49]"/>
        <table:named-expression table:name="rd_rg_q_84y_97y_data" table:base-cell-address="$單一年齡.$A$1" table:expression="['file:///D:/123/a99/05%E5%B9%B4%E9%BD%A1%E7%B5%90%E6%A7%8B-102.04.xls'#$''.$B$4:.$BF$49]"/>
        <table:named-expression table:name="rd_rg_q_97y_9802_data" table:base-cell-address="$單一年齡.$A$1" table:expression="['file:///D:/123/a99/05%E5%B9%B4%E9%BD%A1%E7%B5%90%E6%A7%8B-102.04.xls'#$''.$B$1:.$BJ$44]"/>
        <table:named-expression table:name="rd_rg_q_9805_data" table:base-cell-address="$單一年齡.$A$1" table:expression="['file:///D:/123/a99/05%E5%B9%B4%E9%BD%A1%E7%B5%90%E6%A7%8B-102.04.xls'#$''.$B$1:.$Z$44]"/>
        <table:named-expression table:name="rd_rg_q_9806_data" table:base-cell-address="$單一年齡.$A$1" table:expression="['file:///D:/123/a99/05%E5%B9%B4%E9%BD%A1%E7%B5%90%E6%A7%8B-102.04.xls'#$''.$B$1:.$AD$45]"/>
        <table:named-expression table:name="rd_rg_q_9807_data" table:base-cell-address="$單一年齡.$A$1" table:expression="['file:///D:/123/a99/05%E5%B9%B4%E9%BD%A1%E7%B5%90%E6%A7%8B-102.04.xls'#$''.$B$1:.$AH$45]"/>
        <table:named-expression table:name="rd_rg_q_9808_data" table:base-cell-address="$單一年齡.$A$1" table:expression="['file:///D:/123/a99/05%E5%B9%B4%E9%BD%A1%E7%B5%90%E6%A7%8B-102.04.xls'#$''.$B$1:.$AL$45]"/>
        <table:named-expression table:name="rd_rg_q_98y_9803_data" table:base-cell-address="$單一年齡.$A$1" table:expression="['file:///D:/123/a99/05%E5%B9%B4%E9%BD%A1%E7%B5%90%E6%A7%8B-102.04.xls'#$''.$B$1:.$R$43]"/>
        <table:named-expression table:name="rd_rg_q_98y_9804_data" table:base-cell-address="$單一年齡.$A$1" table:expression="['file:///D:/123/a99/05%E5%B9%B4%E9%BD%A1%E7%B5%90%E6%A7%8B-102.04.xls'#$''.$B$1:.$V$44]"/>
        <table:named-expression table:name="rd_t9607" table:base-cell-address="$單一年齡.$A$1" table:expression="['file:///D:/123/a99/05%E5%B9%B4%E9%BD%A1%E7%B5%90%E6%A7%8B-102.04.xls'#$''.$B$5:.$F$97]"/>
        <table:named-expression table:name="rd_t_84y_97y_data" table:base-cell-address="$單一年齡.$A$1" table:expression="['file:///D:/123/a99/05%E5%B9%B4%E9%BD%A1%E7%B5%90%E6%A7%8B-102.04.xls'#$''.$B$4:.$AB$101]"/>
        <table:named-expression table:name="rd_t_97y_9802_data" table:base-cell-address="$單一年齡.$A$1" table:expression="['file:///D:/123/a99/05%E5%B9%B4%E9%BD%A1%E7%B5%90%E6%A7%8B-102.04.xls'#$''.$B$1:.$AF$46]"/>
        <table:named-expression table:name="rd_t_9805_data" table:base-cell-address="$單一年齡.$A$1" table:expression="['file:///D:/123/a99/05%E5%B9%B4%E9%BD%A1%E7%B5%90%E6%A7%8B-102.04.xls'#$''.$B$1:.$N$41]"/>
        <table:named-expression table:name="rd_t_9806_data" table:base-cell-address="$單一年齡.$A$1" table:expression="['file:///D:/123/a99/05%E5%B9%B4%E9%BD%A1%E7%B5%90%E6%A7%8B-102.04.xls'#$''.$B$1:.$P$45]"/>
        <table:named-expression table:name="rd_t_9807_data" table:base-cell-address="$單一年齡.$A$1" table:expression="['file:///D:/123/a99/05%E5%B9%B4%E9%BD%A1%E7%B5%90%E6%A7%8B-102.04.xls'#$''.$B$1:.$R$44]"/>
        <table:named-expression table:name="rd_t_9808_data" table:base-cell-address="$單一年齡.$A$1" table:expression="['file:///D:/123/a99/05%E5%B9%B4%E9%BD%A1%E7%B5%90%E6%A7%8B-102.04.xls'#$''.$B$1:.$T$45]"/>
        <table:named-expression table:name="rd_t_98y_9803_data" table:base-cell-address="$單一年齡.$A$1" table:expression="['file:///D:/123/a99/05%E5%B9%B4%E9%BD%A1%E7%B5%90%E6%A7%8B-102.04.xls'#$''.$B$1:.$J$35]"/>
        <table:named-expression table:name="rd_t_98y_9804_data" table:base-cell-address="$單一年齡.$A$1" table:expression="['file:///D:/123/a99/05%E5%B9%B4%E9%BD%A1%E7%B5%90%E6%A7%8B-102.04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3-05-06T20:17:30</dc:date>
    <meta:print-date>2013-05-06T19:36:35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